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style:text-underline-style="none" fo:font-weight="bold" officeooo:rsid="005a3972" officeooo:paragraph-rsid="0244e674" fo:background-color="transparent" style:language-asian="de" style:country-asian="DE" style:font-weight-asian="bold" style:font-name-complex="Courier New2"/>
    </style:style>
    <style:style style:name="P2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officeooo:paragraph-rsid="02456d9b" fo:background-color="#c0c0c0"/>
    </style:style>
    <style:style style:name="P3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underline-style="none" officeooo:paragraph-rsid="0244e674"/>
    </style:style>
    <style:style style:name="P4" style:family="paragraph" style:parent-style-name="Standard">
      <style:text-properties style:text-underline-style="none" officeooo:paragraph-rsid="0244e674" fo:background-color="transparent"/>
    </style:style>
    <style:style style:name="P5" style:family="paragraph" style:parent-style-name="Standard">
      <style:text-properties style:text-underline-style="none" officeooo:paragraph-rsid="021e149a"/>
    </style:style>
    <style:style style:name="P6" style:family="paragraph" style:parent-style-name="Standard">
      <style:text-properties style:text-underline-style="none" officeooo:paragraph-rsid="0220b08b"/>
    </style:style>
    <style:style style:name="P7" style:family="paragraph" style:parent-style-name="Standard">
      <style:text-properties style:text-underline-style="none" officeooo:paragraph-rsid="0244e674"/>
    </style:style>
    <style:style style:name="P8" style:family="paragraph" style:parent-style-name="Standard">
      <loext:graphic-properties draw:fill="solid" draw:fill-color="#ffffff"/>
      <style:paragraph-properties fo:background-color="#ffffff"/>
      <style:text-properties officeooo:paragraph-rsid="01092a5a"/>
    </style:style>
    <style:style style:name="P9" style:family="paragraph" style:parent-style-name="Standard">
      <style:text-properties officeooo:paragraph-rsid="01b96426"/>
    </style:style>
    <style:style style:name="P10" style:family="paragraph" style:parent-style-name="Standard">
      <style:text-properties officeooo:paragraph-rsid="01c631a3"/>
    </style:style>
    <style:style style:name="P11" style:family="paragraph" style:parent-style-name="Standard">
      <style:text-properties officeooo:paragraph-rsid="01f9a113"/>
    </style:style>
    <style:style style:name="P12" style:family="paragraph" style:parent-style-name="Standard">
      <style:text-properties officeooo:paragraph-rsid="02113209"/>
    </style:style>
    <style:style style:name="P13" style:family="paragraph" style:parent-style-name="Standard">
      <style:text-properties officeooo:rsid="02113209" officeooo:paragraph-rsid="023b2228"/>
    </style:style>
    <style:style style:name="P14" style:family="paragraph" style:parent-style-name="Standard">
      <style:text-properties officeooo:paragraph-rsid="0244e674"/>
    </style:style>
    <style:style style:name="P15" style:family="paragraph" style:parent-style-name="Standard">
      <style:text-properties officeooo:paragraph-rsid="02456d9b" fo:background-color="#c0c0c0"/>
    </style:style>
    <style:style style:name="P16" style:family="paragraph" style:parent-style-name="Standard">
      <style:paragraph-properties fo:margin-left="0in" fo:margin-right="1.3252in" fo:text-indent="0in" style:auto-text-indent="false"/>
      <style:text-properties style:font-name="Courier New1" style:text-underline-style="none" officeooo:paragraph-rsid="0244e674"/>
    </style:style>
    <style:style style:name="P17" style:family="paragraph" style:parent-style-name="Standard">
      <style:paragraph-properties fo:margin-left="0in" fo:margin-right="1.3252in" fo:text-indent="0in" style:auto-text-indent="false"/>
      <style:text-properties officeooo:paragraph-rsid="014e6e9f"/>
    </style:style>
    <style:style style:name="P18" style:family="paragraph" style:parent-style-name="Standard">
      <style:paragraph-properties fo:margin-left="0in" fo:margin-right="1.3252in" fo:text-indent="0in" style:auto-text-indent="false"/>
      <style:text-properties style:text-underline-style="none" officeooo:paragraph-rsid="0244e674"/>
    </style:style>
    <style:style style:name="P19" style:family="paragraph" style:parent-style-name="Standar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1" style:text-underline-style="none" fo:font-weight="bold" officeooo:paragraph-rsid="0244e674" fo:background-color="#c0c0c0" style:language-asian="de" style:country-asian="DE" style:font-weight-asian="bold" style:font-name-complex="Courier New2" style:font-weight-complex="bold"/>
    </style:style>
    <style:style style:name="P20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97e52"/>
    </style:style>
    <style:style style:name="P21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99f34"/>
    </style:style>
    <style:style style:name="P22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fce20"/>
    </style:style>
    <style:style style:name="P23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e36a9"/>
    </style:style>
    <style:style style:name="P24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edddef"/>
    </style:style>
    <style:style style:name="P25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189ac"/>
    </style:style>
    <style:style style:name="P26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53f5f"/>
    </style:style>
    <style:style style:name="P27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0e076"/>
    </style:style>
    <style:style style:name="P28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246d6"/>
    </style:style>
    <style:style style:name="P29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2d02c"/>
    </style:style>
    <style:style style:name="P30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bd56e"/>
    </style:style>
    <style:style style:name="P31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dbd13"/>
    </style:style>
    <style:style style:name="P32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fbceb"/>
    </style:style>
    <style:style style:name="P33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236fd"/>
    </style:style>
    <style:style style:name="P34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419ed"/>
    </style:style>
    <style:style style:name="P35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b8f1f"/>
    </style:style>
    <style:style style:name="P36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9d933"/>
    </style:style>
    <style:style style:name="P37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02c01"/>
    </style:style>
    <style:style style:name="P38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21605"/>
    </style:style>
    <style:style style:name="P39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742d1"/>
    </style:style>
    <style:style style:name="P40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a6a7a"/>
    </style:style>
    <style:style style:name="P41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ba8e9"/>
    </style:style>
    <style:style style:name="P42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ccf5f"/>
    </style:style>
    <style:style style:name="P43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5ff46"/>
    </style:style>
    <style:style style:name="P44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9026c"/>
    </style:style>
    <style:style style:name="P45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5de7a1"/>
    </style:style>
    <style:style style:name="P46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5cb8d"/>
    </style:style>
    <style:style style:name="P47" style:family="paragraph" style:parent-style-name="HTML_20_Preformatte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24c2380" style:font-size-asian="10pt" style:font-size-complex="10pt"/>
    </style:style>
    <style:style style:name="P48" style:family="paragraph" style:parent-style-name="HTML_20_Preformatted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d59c78"/>
    </style:style>
    <style:style style:name="P49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c8e15b" officeooo:paragraph-rsid="01547fc5" fo:background-color="transparent" style:font-weight-asian="normal" style:font-weight-complex="normal"/>
    </style:style>
    <style:style style:name="P50" style:family="paragraph" style:parent-style-name="Preformatted_20_Text">
      <style:paragraph-properties fo:margin-left="0in" fo:margin-right="1.325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4851e"/>
    </style:style>
    <style:style style:name="P51" style:family="paragraph" style:parent-style-name="Preformatted_20_Text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78ed3"/>
    </style:style>
    <style:style style:name="P52" style:family="paragraph" style:parent-style-name="Preformatted_20_Text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6bd182"/>
    </style:style>
    <style:style style:name="P53" style:family="paragraph" style:parent-style-name="Preformatted_20_Text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e7d99"/>
    </style:style>
    <style:style style:name="P54" style:family="paragraph" style:parent-style-name="Preformatted_20_Text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rsid="00c8e15b" officeooo:paragraph-rsid="00f04ac3" fo:background-color="transparent" style:font-weight-asian="normal" style:font-weight-complex="normal"/>
    </style:style>
    <style:style style:name="P55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solid" style:text-underline-width="auto" style:text-underline-color="font-color" officeooo:rsid="00d80b8d" officeooo:paragraph-rsid="00d80b8d" fo:background-color="transparent"/>
    </style:style>
    <style:style style:name="P56" style:family="paragraph" style:parent-style-name="Preformatted_20_Text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fo:font-weight="normal" officeooo:rsid="00c8e15b" officeooo:paragraph-rsid="00f04ac3" fo:background-color="transparent" style:font-weight-asian="normal" style:font-weight-complex="normal"/>
    </style:style>
    <style:style style:name="P57" style:family="paragraph" style:parent-style-name="Preformatted_20_Text">
      <loext:graphic-properties draw:fill="solid" draw:fill-color="#ffffff"/>
      <style:paragraph-properties fo:margin-left="0in" fo:margin-right="1.3252in" fo:margin-top="0in" fo:margin-bottom="0in" loext:contextual-spacing="false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04ac3"/>
    </style:style>
    <style:style style:name="P58" style:family="paragraph" style:parent-style-name="HTML_20_Preformatted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24c2380" style:font-size-asian="10pt" style:font-size-complex="10pt"/>
    </style:style>
    <style:style style:name="P59" style:family="paragraph" style:parent-style-name="HTML_20_Preformatted">
      <loext:graphic-properties draw:fill="solid" draw:fill-color="#ffffff"/>
      <style:paragraph-properties fo:margin-left="0in" fo:margin-right="1.3252in" fo:margin-top="0in" fo:margin-bottom="0in" loext:contextual-spacing="false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24c2380" style:font-size-asian="10pt" style:font-size-complex="10pt"/>
    </style:style>
    <style:style style:name="P60" style:family="paragraph" style:parent-style-name="Heading_20_2">
      <loext:graphic-properties draw:fill="solid" draw:fill-color="#ffffff" draw:opacity="100%"/>
      <style:paragraph-properties fo:margin-left="0in" fo:margin-right="1.3252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24c2380" style:font-size-asian="10pt" style:font-size-complex="10pt"/>
    </style:style>
    <style:style style:name="P61" style:family="paragraph" style:parent-style-name="HTML_20_Preformatted">
      <loext:graphic-properties draw:fill="solid" draw:fill-color="#ffffff"/>
      <style:paragraph-properties fo:margin-left="0in" fo:margin-right="1.3252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rsid="00d80b8d" officeooo:paragraph-rsid="02583aec" fo:background-color="transparent" style:font-size-asian="10pt" style:font-weight-asian="bold" style:font-size-complex="10pt"/>
    </style:style>
    <style:style style:name="P62" style:family="paragraph" style:parent-style-name="Preformatted_20_Text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rsid="006d143d" officeooo:paragraph-rsid="024c2380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rsid="006d143d" officeooo:paragraph-rsid="0255346c" fo:background-color="transparent" style:font-size-asian="10pt" style:font-weight-asian="bold" style:font-size-complex="10pt" style:font-weight-complex="bold"/>
    </style:style>
    <style:style style:name="P64" style:family="paragraph" style:parent-style-name="Preformatted_20_Text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571d1b"/>
    </style:style>
    <style:style style:name="P65" style:family="paragraph" style:parent-style-name="Preformatted_20_Text">
      <loext:graphic-properties draw:fill="solid" draw:fill-color="#ffffff"/>
      <style:paragraph-properties fo:margin-left="0in" fo:margin-right="1.328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4f5bc0"/>
    </style:style>
    <style:style style:name="P66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solid" style:text-underline-width="auto" style:text-underline-color="font-color" officeooo:paragraph-rsid="02545e62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1.328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rsid="006d143d" officeooo:paragraph-rsid="024c2380" fo:background-color="transparent" style:font-size-asian="10pt" style:font-weight-asian="bold" style:font-size-complex="10pt" style:font-weight-complex="bold"/>
    </style:style>
    <style:style style:name="P68" style:family="paragraph" style:parent-style-name="Preformatted_20_Text">
      <loext:graphic-properties draw:fill="solid" draw:fill-color="#ffffff" draw:opacity="100%"/>
      <style:paragraph-properties fo:margin-left="0in" fo:margin-right="1.328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rsid="006d143d" officeooo:paragraph-rsid="024d93ff" fo:background-color="transparent" style:font-size-asian="10pt" style:font-weight-asian="bold" style:font-size-complex="10pt" style:font-weight-complex="bold"/>
    </style:style>
    <style:style style:name="P69" style:family="paragraph" style:parent-style-name="Preformatted_20_Text">
      <loext:graphic-properties draw:fill="solid" draw:fill-color="#ffffff" draw:opacity="100%"/>
      <style:paragraph-properties fo:margin-left="0in" fo:margin-right="1.328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4d93ff"/>
    </style:style>
    <style:style style:name="P70" style:family="paragraph" style:parent-style-name="Standard">
      <style:paragraph-properties fo:margin-left="0in" fo:margin-right="1.3299in" fo:text-indent="0in" style:auto-text-indent="false">
        <style:tab-stops>
          <style:tab-stop style:position="3.9374in"/>
          <style:tab-stop style:position="4.25in"/>
        </style:tab-stops>
      </style:paragraph-properties>
      <style:text-properties officeooo:paragraph-rsid="0244e674"/>
    </style:style>
    <style:style style:name="P71" style:family="paragraph" style:parent-style-name="HTML_20_Preformatted">
      <loext:graphic-properties draw:fill="solid" draw:fill-color="#ffffff"/>
      <style:paragraph-properties fo:margin-left="0in" fo:margin-right="1.329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03166cc" style:font-size-asian="10pt" style:font-size-complex="10pt"/>
    </style:style>
    <style:style style:name="P72" style:family="paragraph" style:parent-style-name="HTML_20_Preformatted" style:master-page-name="">
      <loext:graphic-properties draw:fill="solid" draw:fill-color="#ffffff"/>
      <style:paragraph-properties fo:margin-left="0in" fo:margin-right="1.3299in" fo:line-height="100%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1" fo:font-size="18pt" fo:font-style="normal" style:text-underline-style="none" fo:font-weight="bold" officeooo:rsid="003166cc" officeooo:paragraph-rsid="008180ce" fo:background-color="#ff0000" style:font-size-asian="18pt" style:language-asian="de" style:country-asian="DE" style:font-style-asian="normal" style:font-weight-asian="bold" style:font-name-complex="Courier New2" style:font-size-complex="18pt" style:font-style-complex="normal" style:font-weight-complex="bold"/>
    </style:style>
    <style:style style:name="P73" style:family="paragraph" style:parent-style-name="Heading_20_1">
      <style:paragraph-properties fo:margin-left="0in" fo:margin-right="1.3299in" fo:margin-top="0in" fo:margin-bottom="0in" loext:contextual-spacing="false" fo:line-height="0.1402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e0c76b"/>
    </style:style>
    <style:style style:name="P74" style:family="paragraph" style:parent-style-name="Preformatted_20_Text">
      <style:text-properties style:font-name="Courier New1" style:text-underline-style="none" fo:font-weight="bold" officeooo:paragraph-rsid="0244e674" style:font-weight-asian="bold" style:font-weight-complex="bold"/>
    </style:style>
    <style:style style:name="P75" style:family="paragraph" style:parent-style-name="Preformatted_20_Text">
      <style:text-properties style:font-name="Courier New1" style:text-underline-style="solid" style:text-underline-width="auto" style:text-underline-color="font-color" fo:font-weight="bold" officeooo:paragraph-rsid="01a7ceda" style:font-weight-asian="bold" style:font-weight-complex="bold"/>
    </style:style>
    <style:style style:name="P76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solid" style:text-underline-width="auto" style:text-underline-color="font-color" fo:font-weight="bold" officeooo:rsid="00d80b8d" officeooo:paragraph-rsid="00f04ac3" fo:background-color="transparent" style:font-weight-asian="bold" style:font-weight-complex="bold"/>
    </style:style>
    <style:style style:name="P77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solid" style:text-underline-width="auto" style:text-underline-color="font-color" fo:font-weight="bold" officeooo:rsid="00d80b8d" officeooo:paragraph-rsid="00d80b8d" fo:background-color="transparent" style:font-weight-asian="bold" style:font-weight-complex="bold"/>
    </style:style>
    <style:style style:name="P78" style:family="paragraph" style:parent-style-name="Preformatted_20_Text">
      <style:text-properties style:font-name="Courier New1" fo:font-size="10pt" style:text-underline-style="none" fo:font-weight="bold" officeooo:rsid="006d143d" officeooo:paragraph-rsid="00f7364a" fo:background-color="transparent" style:font-size-asian="10pt" style:font-weight-asian="bold" style:font-size-complex="10pt" style:font-weight-complex="bold"/>
    </style:style>
    <style:style style:name="P79" style:family="paragraph" style:parent-style-name="Preformatted_20_Text">
      <style:text-properties style:text-underline-style="none" fo:font-weight="bold" officeooo:paragraph-rsid="023b2228" fo:background-color="#cccccc" style:font-weight-asian="bold" style:font-weight-complex="bold"/>
    </style:style>
    <style:style style:name="P80" style:family="paragraph" style:parent-style-name="Preformatted_20_Text">
      <style:text-properties style:text-underline-style="none" fo:font-weight="bold" officeooo:paragraph-rsid="0244e674" fo:background-color="#cccccc" style:font-weight-asian="bold" style:font-weight-complex="bold"/>
    </style:style>
    <style:style style:name="P81" style:family="paragraph" style:parent-style-name="Preformatted_20_Text">
      <style:text-properties officeooo:paragraph-rsid="018eab2c"/>
    </style:style>
    <style:style style:name="P82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style:text-underline-style="solid" style:text-underline-width="auto" style:text-underline-color="font-color" fo:font-weight="bold" officeooo:rsid="005a3972" officeooo:paragraph-rsid="00d80b8d" fo:background-color="transparent" style:language-asian="de" style:country-asian="DE" style:font-weight-asian="bold" style:font-name-complex="Courier New2" style:font-weight-complex="bold"/>
    </style:style>
    <style:style style:name="P83" style:family="paragraph" style:parent-style-name="Preformatted_20_Text">
      <style:text-properties officeooo:paragraph-rsid="01b43ca9"/>
    </style:style>
    <style:style style:name="P84" style:family="paragraph" style:parent-style-name="Preformatted_20_Text">
      <style:text-properties officeooo:paragraph-rsid="01b77ece"/>
    </style:style>
    <style:style style:name="P85" style:family="paragraph" style:parent-style-name="Preformatted_20_Text">
      <style:text-properties officeooo:paragraph-rsid="01b96426"/>
    </style:style>
    <style:style style:name="P86" style:family="paragraph" style:parent-style-name="Preformatted_20_Text">
      <style:text-properties officeooo:paragraph-rsid="01c3391c"/>
    </style:style>
    <style:style style:name="P87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cd40b4"/>
    </style:style>
    <style:style style:name="P88" style:family="paragraph" style:parent-style-name="Preformatted_20_Text">
      <loext:graphic-properties draw:fill="solid" draw:fill-color="#ffffff"/>
      <style:paragraph-properties fo:background-color="#ffffff"/>
    </style:style>
    <style:style style:name="P89" style:family="paragraph" style:parent-style-name="Preformatted_20_Text">
      <loext:graphic-properties draw:fill="solid" draw:fill-color="#ffffff"/>
      <style:paragraph-properties fo:background-color="#ffffff"/>
      <style:text-properties officeooo:paragraph-rsid="01d9ffaa"/>
    </style:style>
    <style:style style:name="P90" style:family="paragraph" style:parent-style-name="Preformatted_20_Text">
      <style:text-properties officeooo:paragraph-rsid="023958f1"/>
    </style:style>
    <style:style style:name="P91" style:family="paragraph" style:parent-style-name="Preformatted_20_Text">
      <loext:graphic-properties draw:fill="solid" draw:fill-color="#ffffff"/>
      <style:paragraph-properties fo:background-color="#ffffff"/>
      <style:text-properties officeooo:paragraph-rsid="023958f1"/>
    </style:style>
    <style:style style:name="P92" style:family="paragraph" style:parent-style-name="Preformatted_20_Text">
      <style:text-properties officeooo:paragraph-rsid="01b245ae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18b314d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bd291c"/>
    </style:style>
    <style:style style:name="P95" style:family="paragraph" style:parent-style-name="Preformatted_20_Text">
      <style:paragraph-properties fo:margin-top="0in" fo:margin-bottom="0in" loext:contextual-spacing="false"/>
      <style:text-properties style:font-name="Courier New1" fo:font-size="10pt" officeooo:paragraph-rsid="0129aa53" style:font-size-asian="10pt" style:font-size-complex="10pt"/>
    </style:style>
    <style:style style:name="P96" style:family="paragraph" style:parent-style-name="Preformatted_20_Text">
      <style:paragraph-properties fo:margin-top="0in" fo:margin-bottom="0in" loext:contextual-spacing="false"/>
      <style:text-properties officeooo:paragraph-rsid="0255346c"/>
    </style:style>
    <style:style style:name="P97" style:family="paragraph" style:parent-style-name="Standard">
      <style:paragraph-properties fo:margin-left="0in" fo:margin-right="1.2626in" fo:text-indent="0in" style:auto-text-indent="false">
        <style:tab-stops>
          <style:tab-stop style:position="3.9374in"/>
          <style:tab-stop style:position="4.25in"/>
        </style:tab-stops>
      </style:paragraph-properties>
      <style:text-properties style:text-underline-style="none" officeooo:paragraph-rsid="02583aec"/>
    </style:style>
    <style:style style:name="P98" style:family="paragraph" style:parent-style-name="Preformatted_20_Text">
      <loext:graphic-properties draw:fill="solid" draw:fill-color="#ffffff"/>
      <style:paragraph-properties fo:margin-left="0in" fo:margin-right="1.2626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solid" style:text-underline-width="auto" style:text-underline-color="font-color" fo:font-weight="bold" officeooo:rsid="00d80b8d" officeooo:paragraph-rsid="00d80b8d" fo:background-color="transparent" style:font-weight-asian="bold" style:font-weight-complex="bold"/>
    </style:style>
    <style:style style:name="P99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1" fo:font-size="10pt" style:text-underline-style="none" fo:font-weight="bold" officeooo:rsid="00d80b8d" officeooo:paragraph-rsid="00f7364a" fo:background-color="transparent" style:font-size-asian="10pt" style:language-asian="de" style:country-asian="DE" style:font-weight-asian="bold" style:font-name-complex="Courier New2" style:font-size-complex="10pt"/>
    </style:style>
    <style:style style:name="P100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" fo:font-size="10pt" style:text-underline-style="none" fo:font-weight="bold" officeooo:paragraph-rsid="00f7364a" fo:background-color="#ffffff" style:font-size-asian="10pt" style:font-weight-asian="bold" style:font-name-complex="Courier New2" style:font-size-complex="10pt"/>
    </style:style>
    <style:style style:name="P10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paragraph-rsid="00fbd350" style:font-size-asian="10pt" style:font-weight-asian="bold" style:font-size-complex="10pt" style:font-weight-complex="bold"/>
    </style:style>
    <style:style style:name="P102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paragraph-rsid="01abee4d" fo:background-color="#cccccc" style:font-size-asian="10pt" style:font-weight-asian="bold" style:font-size-complex="10pt" style:font-weight-complex="bold"/>
    </style:style>
    <style:style style:name="P103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paragraph-rsid="01aeeae9" fo:background-color="#cccccc" style:font-size-asian="10pt" style:font-weight-asian="bold" style:font-size-complex="10pt" style:font-weight-complex="bold"/>
    </style:style>
    <style:style style:name="P104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bc7839" style:font-size-asian="10pt" style:font-size-complex="10pt"/>
    </style:style>
    <style:style style:name="P10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700c7" style:font-size-asian="10pt" style:font-size-complex="10pt"/>
    </style:style>
    <style:style style:name="P10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rsid="00d80b8d" officeooo:paragraph-rsid="00f7364a" fo:background-color="transparent" style:font-size-asian="10pt" style:font-size-complex="10pt"/>
    </style:style>
    <style:style style:name="P107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rsid="00d80b8d" officeooo:paragraph-rsid="01a90700" fo:background-color="transparent" style:font-size-asian="10pt" style:font-size-complex="10pt"/>
    </style:style>
    <style:style style:name="P108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rsid="00d80b8d" officeooo:paragraph-rsid="0244e674" fo:background-color="transparent" style:font-size-asian="10pt" style:font-size-complex="10pt"/>
    </style:style>
    <style:style style:name="P109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07ba5"/>
    </style:style>
    <style:style style:name="P110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3c157"/>
    </style:style>
    <style:style style:name="P11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76224"/>
    </style:style>
    <style:style style:name="P112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82f6f"/>
    </style:style>
    <style:style style:name="P113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bfcdda"/>
    </style:style>
    <style:style style:name="P114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c6f57c"/>
    </style:style>
    <style:style style:name="P11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d30f37"/>
    </style:style>
    <style:style style:name="P11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84be39"/>
    </style:style>
    <style:style style:name="P117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a93a01"/>
    </style:style>
    <style:style style:name="P118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c0ead0" style:font-weight-asian="normal" style:font-weight-complex="normal"/>
    </style:style>
    <style:style style:name="P119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none" fo:font-weight="bold" officeooo:paragraph-rsid="00f4befa" style:font-weight-asian="bold" style:font-weight-complex="bold"/>
    </style:style>
    <style:style style:name="P120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d416b7" style:font-weight-asian="bold" style:font-weight-complex="bold"/>
    </style:style>
    <style:style style:name="P12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b11d9"/>
    </style:style>
    <style:style style:name="P122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354e9"/>
    </style:style>
    <style:style style:name="P123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226bf"/>
    </style:style>
    <style:style style:name="P124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7364a"/>
    </style:style>
    <style:style style:name="P12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b32a7"/>
    </style:style>
    <style:style style:name="P12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bd350"/>
    </style:style>
    <style:style style:name="P127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02a03b"/>
    </style:style>
    <style:style style:name="P128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1e17bf"/>
    </style:style>
    <style:style style:name="P129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4ea98"/>
    </style:style>
    <style:style style:name="P130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3faed8"/>
    </style:style>
    <style:style style:name="P13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0320c"/>
    </style:style>
    <style:style style:name="P132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37a45"/>
    </style:style>
    <style:style style:name="P133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6fae1"/>
    </style:style>
    <style:style style:name="P134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95400"/>
    </style:style>
    <style:style style:name="P13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0e7a9"/>
    </style:style>
    <style:style style:name="P13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21eb3"/>
    </style:style>
    <style:style style:name="P137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77279a"/>
    </style:style>
    <style:style style:name="P138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8013bf"/>
    </style:style>
    <style:style style:name="P139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86d8e7"/>
    </style:style>
    <style:style style:name="P140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88dd25"/>
    </style:style>
    <style:style style:name="P14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891103"/>
    </style:style>
    <style:style style:name="P142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8d843b"/>
    </style:style>
    <style:style style:name="P143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9aa5bf"/>
    </style:style>
    <style:style style:name="P144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93a01"/>
    </style:style>
    <style:style style:name="P14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bee4d"/>
    </style:style>
    <style:style style:name="P14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aeeae9"/>
    </style:style>
    <style:style style:name="P147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b10dd6"/>
    </style:style>
    <style:style style:name="P148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ba98d4"/>
    </style:style>
    <style:style style:name="P149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bd47b6"/>
    </style:style>
    <style:style style:name="P150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c000d8"/>
    </style:style>
    <style:style style:name="P151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c0ead0"/>
    </style:style>
    <style:style style:name="P152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d58b5f"/>
    </style:style>
    <style:style style:name="P153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e30b2e"/>
    </style:style>
    <style:style style:name="P154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02a76c"/>
    </style:style>
    <style:style style:name="P15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07cc41"/>
    </style:style>
    <style:style style:name="P156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3958f1"/>
    </style:style>
    <style:style style:name="P157" style:family="paragraph" style:parent-style-name="Heading_20_2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f9a113" style:font-size-asian="10pt" style:font-size-complex="10pt"/>
    </style:style>
    <style:style style:name="P158" style:family="paragraph" style:parent-style-name="Heading_20_2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rsid="0032e2de" officeooo:paragraph-rsid="023958f1" fo:background-color="transparent" style:font-size-asian="10pt" style:font-weight-asian="normal" style:font-size-complex="10pt" style:font-weight-complex="normal"/>
    </style:style>
    <style:style style:name="P159" style:family="paragraph" style:parent-style-name="Heading_20_1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tyle="normal" fo:font-weight="normal" officeooo:paragraph-rsid="01d700c7" style:font-style-asian="normal" style:font-weight-asian="normal" style:font-style-complex="normal" style:font-weight-complex="normal"/>
    </style:style>
    <style:style style:name="P160" style:family="paragraph" style:parent-style-name="Preformatted_20_Text">
      <loext:graphic-properties draw:fill="none" draw:fill-color="#ffffff" draw:opacity="100%"/>
      <style:paragraph-properties fo:margin-left="0in" fo:margin-right="0.4366in" fo:margin-top="0in" fo:margin-bottom="0in" loext:contextual-spacing="false" fo:line-height="100%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fd98bf"/>
    </style:style>
    <style:style style:name="P161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516a0e"/>
    </style:style>
    <style:style style:name="P162" style:family="paragraph" style:parent-style-name="HTML_20_Preformatted">
      <loext:graphic-properties draw:fill="none"/>
      <style:paragraph-properties fo:margin-left="0in" fo:margin-right="0in" fo:line-height="0.139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39230"/>
    </style:style>
    <style:style style:name="P163" style:family="paragraph" style:parent-style-name="HTML_20_Preformatted">
      <loext:graphic-properties draw:fill="solid" draw:fill-color="#ffffff"/>
      <style:paragraph-properties fo:margin-left="0in" fo:margin-right="0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4c0dc9"/>
    </style:style>
    <style:style style:name="P164" style:family="paragraph" style:parent-style-name="Preformatted_20_Text">
      <loext:graphic-properties draw:fill="solid" draw:fill-color="#ffffff"/>
      <style:paragraph-properties fo:margin-left="0in" fo:margin-right="0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solid" style:text-underline-width="auto" style:text-underline-color="font-color" fo:font-weight="bold" officeooo:paragraph-rsid="0257d8ec" fo:background-color="transparent" style:font-weight-asian="bold"/>
    </style:style>
    <style:style style:name="P16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4f6c3d"/>
    </style:style>
    <style:style style:name="P166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style:text-underline-style="none" officeooo:paragraph-rsid="00f7364a"/>
    </style:style>
    <style:style style:name="P167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a8c4dc"/>
    </style:style>
    <style:style style:name="P168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fb32a7"/>
    </style:style>
    <style:style style:name="P169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02a03b"/>
    </style:style>
    <style:style style:name="P170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f226bf"/>
    </style:style>
    <style:style style:name="P171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c354e9"/>
    </style:style>
    <style:style style:name="P172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0ab11d9"/>
    </style:style>
    <style:style style:name="P173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34ea98"/>
    </style:style>
    <style:style style:name="P174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3faed8"/>
    </style:style>
    <style:style style:name="P175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40320c"/>
    </style:style>
    <style:style style:name="P176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42f387"/>
    </style:style>
    <style:style style:name="P177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495400"/>
    </style:style>
    <style:style style:name="P178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46fae1"/>
    </style:style>
    <style:style style:name="P179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6f249c"/>
    </style:style>
    <style:style style:name="P180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97aef2"/>
    </style:style>
    <style:style style:name="P181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ba98d4"/>
    </style:style>
    <style:style style:name="P182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c000d8"/>
    </style:style>
    <style:style style:name="P183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205dbb8" style:font-size-asian="10pt" style:font-size-complex="10pt"/>
    </style:style>
    <style:style style:name="P184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bold" officeooo:paragraph-rsid="01d3a4b0" fo:background-color="#cccccc" style:font-size-asian="10pt" style:font-weight-asian="bold" style:font-size-complex="10pt" style:font-weight-complex="bold"/>
    </style:style>
    <style:style style:name="P185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aff642" style:font-weight-asian="bold" style:font-weight-complex="bold"/>
    </style:style>
    <style:style style:name="P186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126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24c2380" style:font-weight-asian="bold" style:font-weight-complex="bold"/>
    </style:style>
    <style:style style:name="P187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752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24d93ff" style:font-weight-asian="bold" style:font-weight-complex="bold"/>
    </style:style>
    <style:style style:name="P188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2571d1b" style:font-weight-asian="bold" style:font-weight-complex="bold"/>
    </style:style>
    <style:style style:name="P18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8e15b"/>
    </style:style>
    <style:style style:name="P190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c97e52"/>
    </style:style>
    <style:style style:name="P191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246d6"/>
    </style:style>
    <style:style style:name="P192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2d02c"/>
    </style:style>
    <style:style style:name="P193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2bd56e"/>
    </style:style>
    <style:style style:name="P194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4.75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a8c4dc"/>
    </style:style>
    <style:style style:name="P195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78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521605"/>
    </style:style>
    <style:style style:name="P196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</style:style>
    <style:style style:name="P197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14e6e9f"/>
    </style:style>
    <style:style style:name="P198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97aef2"/>
    </style:style>
    <style:style style:name="P199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officeooo:paragraph-rsid="01153f5f"/>
    </style:style>
    <style:style style:name="P200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0583in"/>
          <style:tab-stop style:position="9.5417in"/>
          <style:tab-stop style:position="10.178in"/>
        </style:tab-stops>
      </style:paragraph-properties>
      <style:text-properties style:text-underline-style="none" officeooo:paragraph-rsid="00f7364a"/>
    </style:style>
    <style:style style:name="P201" style:family="paragraph" style:parent-style-name="Heading_20_2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fo:keep-with-next="always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d700c7" style:font-size-asian="10pt" style:font-size-complex="10pt"/>
    </style:style>
    <style:style style:name="P20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0f7364a" style:font-size-asian="10pt" style:font-size-complex="10pt"/>
    </style:style>
    <style:style style:name="P20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officeooo:paragraph-rsid="018d13ae" style:font-size-asian="10pt" style:font-size-complex="10pt"/>
    </style:style>
    <style:style style:name="P20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8.9972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rsid="0032e2de" officeooo:paragraph-rsid="01d58b5f" fo:background-color="transparent" style:font-size-asian="10pt" style:font-weight-asian="normal" style:font-size-complex="10pt" style:font-weight-complex="normal"/>
    </style:style>
    <style:style style:name="P20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8479ce"/>
    </style:style>
    <style:style style:name="P206" style:family="paragraph" style:parent-style-name="Preformatted_20_Text">
      <loext:graphic-properties draw:fill="solid" draw:fill-color="#ffffff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78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920b2a" fo:background-color="transparent" style:font-weight-asian="normal" style:font-weight-complex="normal"/>
    </style:style>
    <style:style style:name="P20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184be39"/>
    </style:style>
    <style:style style:name="P20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545e62"/>
    </style:style>
    <style:style style:name="P20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fo:font-style="normal" officeooo:paragraph-rsid="02456d9b" style:font-size-asian="10pt" style:font-style-asian="normal" style:font-size-complex="10pt" style:font-style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Courier New1" officeooo:paragraph-rsid="01a90700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1c44b49"/>
    </style:style>
    <style:style style:name="P21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/>
      <style:text-properties officeooo:paragraph-rsid="01cd40b4"/>
    </style:style>
    <style:style style:name="P213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indent="0in" style:auto-text-indent="false" fo:background-color="#ffffff"/>
      <style:text-properties fo:color="#000000" style:font-name="Courier New1" fo:font-weight="normal" officeooo:paragraph-rsid="01c7ab60" style:font-weight-asian="normal" style:font-weight-complex="normal"/>
    </style:style>
    <style:style style:name="P214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indent="0in" style:auto-text-indent="false" fo:background-color="#ffffff"/>
    </style:style>
    <style:style style:name="P21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1c631a3"/>
    </style:style>
    <style:style style:name="P216" style:family="paragraph" style:parent-style-name="Heading_20_2">
      <style:paragraph-properties fo:margin-left="0in" fo:margin-right="0in" fo:margin-top="0in" fo:margin-bottom="0in" loext:contextual-spacing="false" fo:text-indent="0in" style:auto-text-indent="false"/>
      <style:text-properties officeooo:paragraph-rsid="023958f1"/>
    </style:style>
    <style:style style:name="P217" style:family="paragraph" style:parent-style-name="Heading_20_1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/>
      <style:text-properties officeooo:paragraph-rsid="01ce5a48"/>
    </style:style>
    <style:style style:name="P218" style:family="paragraph" style:parent-style-name="Heading_20_1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/>
      <style:text-properties officeooo:paragraph-rsid="01cf0b4b"/>
    </style:style>
    <style:style style:name="P219" style:family="paragraph" style:parent-style-name="Standard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20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ea4b9" style:font-size-asian="10pt" style:font-weight-asian="normal" style:font-size-complex="10pt" style:font-weight-complex="normal"/>
    </style:style>
    <style:style style:name="P221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82d0bd" style:font-size-asian="10pt" style:font-weight-asian="normal" style:font-size-complex="10pt" style:font-weight-complex="normal"/>
    </style:style>
    <style:style style:name="P222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1c6967" style:font-size-asian="10pt" style:font-weight-asian="normal" style:font-size-complex="10pt" style:font-weight-complex="normal"/>
    </style:style>
    <style:style style:name="P223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04ac3" style:font-size-asian="10pt" style:font-weight-asian="normal" style:font-size-complex="10pt" style:font-weight-complex="normal"/>
    </style:style>
    <style:style style:name="P224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dfb97" style:font-size-asian="10pt" style:font-weight-asian="normal" style:font-size-complex="10pt" style:font-weight-complex="normal"/>
    </style:style>
    <style:style style:name="P225" style:family="paragraph" style:parent-style-name="Standard" style:list-style-name="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26" style:family="paragraph" style:parent-style-name="Standard">
      <style:text-properties style:font-name="Courier New1" fo:font-size="10pt" style:text-underline-style="none" fo:font-weight="normal" officeooo:paragraph-rsid="011367e7" style:font-size-asian="10pt" style:font-weight-asian="normal" style:font-size-complex="10pt" style:font-weight-complex="normal"/>
    </style:style>
    <style:style style:name="P227" style:family="paragraph" style:parent-style-name="Standard">
      <style:text-properties style:font-name="Courier New1" fo:font-size="10pt" style:text-underline-style="none" fo:font-weight="normal" officeooo:paragraph-rsid="01a7ceda" style:font-size-asian="10pt" style:font-weight-asian="normal" style:font-size-complex="10pt" style:font-weight-complex="normal"/>
    </style:style>
    <style:style style:name="P228" style:family="paragraph" style:parent-style-name="Standard">
      <style:text-properties style:font-name="Courier New1" fo:font-size="10pt" style:text-underline-style="none" fo:font-weight="normal" officeooo:paragraph-rsid="021321ad" style:font-size-asian="10pt" style:font-weight-asian="normal" style:font-size-complex="10pt" style:font-weight-complex="normal"/>
    </style:style>
    <style:style style:name="P229" style:family="paragraph" style:parent-style-name="Standard">
      <style:text-properties style:font-name="Courier New1" fo:font-size="10pt" style:text-underline-style="none" fo:font-weight="normal" officeooo:paragraph-rsid="02113209" style:font-size-asian="10pt" style:font-weight-asian="normal" style:font-size-complex="10pt" style:font-weight-complex="normal"/>
    </style:style>
    <style:style style:name="P230" style:family="paragraph" style:parent-style-name="Standard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04ac3" fo:background-color="transparent" style:font-size-asian="10pt" style:font-weight-asian="normal" style:font-size-complex="10pt" style:font-weight-complex="normal"/>
    </style:style>
    <style:style style:name="P231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994000" style:font-size-asian="10pt" style:font-weight-asian="normal" style:font-size-complex="10pt" style:font-weight-complex="normal"/>
    </style:style>
    <style:style style:name="P232" style:family="paragraph" style:parent-style-name="Standard">
      <loext:graphic-properties draw:fill="solid" draw:fill-color="#ffffff"/>
      <style:paragraph-properties fo:margin-left="0in" fo:margin-right="0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2583aec" style:font-size-asian="10pt" style:font-weight-asian="normal" style:font-size-complex="10pt" style:font-weight-complex="normal"/>
    </style:style>
    <style:style style:name="P233" style:family="paragraph" style:parent-style-name="Standard">
      <loext:graphic-properties draw:fill="solid" draw:fill-color="#ffffff"/>
      <style:paragraph-properties fo:margin-left="0in" fo:margin-right="1.328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2545e62" style:font-size-asian="10pt" style:font-weight-asian="normal" style:font-size-complex="10pt" style:font-weight-complex="normal"/>
    </style:style>
    <style:style style:name="P234" style:family="paragraph" style:parent-style-name="Standard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e6c1d9" style:font-size-asian="10pt" style:font-weight-asian="normal" style:font-size-complex="10pt" style:font-weight-complex="normal"/>
    </style:style>
    <style:style style:name="P235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c09cc2" style:font-size-asian="10pt" style:font-weight-asian="normal" style:font-size-complex="10pt" style:font-weight-complex="normal"/>
    </style:style>
    <style:style style:name="P236" style:family="paragraph" style:parent-style-name="Preformatted_20_Text" style:master-page-name="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weight="bold" officeooo:paragraph-rsid="01382ca0" style:font-weight-asian="bold"/>
    </style:style>
    <style:style style:name="P237" style:family="paragraph" style:parent-style-name="Preformatted_20_Text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fb32a7"/>
    </style:style>
    <style:style style:name="P238" style:family="paragraph" style:parent-style-name="Preformatted_20_Text" style:master-page-name="Standard">
      <loext:graphic-properties draw:fill="solid" draw:fill-color="#ffffff" draw:opacity="100%"/>
      <style:paragraph-properties fo:margin-left="0in" fo:margin-right="0.1866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a8ca0f" style:font-size-asian="10pt" style:font-weight-asian="normal" style:font-size-complex="10pt" style:font-weight-complex="normal"/>
    </style:style>
    <style:style style:name="P23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8.9972in"/>
          <style:tab-stop style:position="9.5417in"/>
          <style:tab-stop style:position="10.178in"/>
        </style:tab-stops>
      </style:paragraph-properties>
      <style:text-properties style:font-name="Courier New1" fo:font-weight="normal" officeooo:paragraph-rsid="01d58b5f" style:font-weight-asian="normal" style:font-weight-complex="normal"/>
    </style:style>
    <style:style style:name="P24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officeooo:paragraph-rsid="018d843b"/>
    </style:style>
    <style:style style:name="P24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Courier New1" fo:font-size="10pt" style:text-underline-style="none" fo:font-weight="normal" officeooo:paragraph-rsid="01382ca0" style:font-size-asian="10pt" style:font-weight-asian="normal" style:font-size-complex="10pt" style:font-weight-complex="normal"/>
    </style:style>
    <style:style style:name="P242" style:family="paragraph" style:parent-style-name="Preformatted_20_Text" style:master-page-name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6736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1" fo:font-size="10pt" style:text-underline-style="none" fo:font-weight="normal" officeooo:rsid="00a14261" officeooo:paragraph-rsid="01cbe7a5" fo:background-color="transparent" style:font-size-asian="10pt" style:font-weight-asian="normal" style:font-size-complex="10pt" style:font-weight-complex="normal"/>
    </style:style>
    <style:style style:name="P243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44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/>
      <style:text-properties style:font-name="Courier New1" fo:font-size="10pt" style:text-underline-style="none" fo:font-weight="normal" officeooo:paragraph-rsid="00d8d6e8" style:font-size-asian="10pt" style:font-weight-asian="normal" style:font-size-complex="10pt" style:font-weight-complex="normal"/>
    </style:style>
    <style:style style:name="P245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083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56753f" style:font-size-asian="10pt" style:font-weight-asian="normal" style:font-size-complex="10pt" style:font-weight-complex="normal"/>
    </style:style>
    <style:style style:name="P246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3419ed" style:font-size-asian="10pt" style:font-weight-asian="normal" style:font-size-complex="10pt" style:font-weight-complex="normal"/>
    </style:style>
    <style:style style:name="P247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04ac3" fo:background-color="transparent" style:font-size-asian="10pt" style:font-weight-asian="normal" style:font-size-complex="10pt" style:font-weight-complex="normal"/>
    </style:style>
    <style:style style:name="P248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04ac3" style:font-size-asian="10pt" style:font-weight-asian="normal" style:font-size-complex="10pt" style:font-weight-complex="normal"/>
    </style:style>
    <style:style style:name="P249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9.0626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24e0124" style:font-size-asian="10pt" style:font-weight-asian="normal" style:font-size-complex="10pt" style:font-weight-complex="normal"/>
    </style:style>
    <style:style style:name="P250" style:family="paragraph" style:parent-style-name="Preformatted_20_Text" style:master-page-name="">
      <loext:graphic-properties draw:fill="solid" draw:fill-color="#ffffff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8752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2545e62" style:font-size-asian="10pt" style:font-weight-asian="normal" style:font-size-complex="10pt" style:font-weight-complex="normal"/>
    </style:style>
    <style:style style:name="P25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994000" style:font-size-asian="10pt" style:font-weight-asian="normal" style:font-size-complex="10pt" style:font-weight-complex="normal"/>
    </style:style>
    <style:style style:name="P2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d80b8d" style:font-size-asian="10pt" style:font-weight-asian="normal" style:font-size-complex="10pt" style:font-weight-complex="normal"/>
    </style:style>
    <style:style style:name="P253" style:family="paragraph" style:parent-style-name="Preformatted_20_Text">
      <loext:graphic-properties draw:fill="solid" draw:fill-color="#ffffff"/>
      <style:paragraph-properties fo:margin-left="0in" fo:margin-right="0in" fo:line-height="0.139in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257d8ec" style:font-size-asian="10pt" style:font-weight-asian="normal" style:font-size-complex="10pt" style:font-weight-complex="normal"/>
    </style:style>
    <style:style style:name="P254" style:family="paragraph" style:parent-style-name="Preformatted_20_Text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paragraph-rsid="0111938f" style:font-weight-asian="normal" style:font-weight-complex="normal"/>
    </style:style>
    <style:style style:name="P255" style:family="paragraph" style:parent-style-name="Preformatted_20_Text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text-line-through-style="none" style:text-line-through-type="none" style:font-name="Courier New1" fo:font-size="10pt" style:text-underline-style="none" fo:font-weight="normal" officeooo:paragraph-rsid="00d4a340" style:font-size-asian="10pt" style:font-weight-asian="normal" style:font-size-complex="10pt" style:font-weight-complex="normal"/>
    </style:style>
    <style:style style:name="P256" style:family="paragraph" style:parent-style-name="Preformatted_20_Text">
      <loext:graphic-properties draw:fill="solid" draw:fill-color="#ffffff"/>
      <style:paragraph-properties fo:margin-left="0in" fo:margin-right="1.3252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e861b9" style:font-size-asian="10pt" style:font-weight-asian="normal" style:font-size-complex="10pt" style:font-weight-complex="normal"/>
    </style:style>
    <style:style style:name="P257" style:family="paragraph" style:parent-style-name="Preformatted_20_Text">
      <loext:graphic-properties draw:fill="solid" draw:fill-color="#ffffff"/>
      <style:paragraph-properties fo:margin-left="0in" fo:margin-right="0.4366in" fo:margin-top="0in" fo:margin-bottom="0in" loext:contextual-spacing="false" fo:text-align="start" style:justify-single-word="false" fo:orphans="2" fo:widows="2" fo:text-indent="0in" style:auto-text-indent="false" fo:background-color="#ffffff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e4c5e6" style:font-size-asian="10pt" style:font-weight-asian="normal" style:font-size-complex="10pt" style:font-weight-complex="normal"/>
    </style:style>
    <style:style style:name="P258" style:family="paragraph" style:parent-style-name="Preformatted_20_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59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ea4b9" style:font-size-asian="10pt" style:font-weight-asian="normal" style:font-size-complex="10pt" style:font-weight-complex="normal"/>
    </style:style>
    <style:style style:name="P260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1c6967" style:font-size-asian="10pt" style:font-weight-asian="normal" style:font-size-complex="10pt" style:font-weight-complex="normal"/>
    </style:style>
    <style:style style:name="P261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a4b4ab" style:font-size-asian="10pt" style:font-weight-asian="normal" style:font-size-complex="10pt" style:font-weight-complex="normal"/>
    </style:style>
    <style:style style:name="P262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d80b8d" style:font-size-asian="10pt" style:font-weight-asian="normal" style:font-size-complex="10pt" style:font-weight-complex="normal"/>
    </style:style>
    <style:style style:name="P263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39a5df" style:font-size-asian="10pt" style:font-weight-asian="normal" style:font-size-complex="10pt" style:font-weight-complex="normal"/>
    </style:style>
    <style:style style:name="P264" style:family="paragraph" style:parent-style-name="Preformatted_20_Text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fdfb97" style:font-size-asian="10pt" style:font-weight-asian="normal" style:font-size-complex="10pt" style:font-weight-complex="normal"/>
    </style:style>
    <style:style style:name="P265" style:family="paragraph" style:parent-style-name="Preformatted_20_Text">
      <style:text-properties style:font-name="Courier New1" fo:font-size="10pt" style:text-underline-style="none" fo:font-weight="normal" officeooo:paragraph-rsid="00db1ea9" style:font-size-asian="10pt" style:font-weight-asian="normal" style:font-size-complex="10pt" style:font-weight-complex="normal"/>
    </style:style>
    <style:style style:name="P266" style:family="paragraph" style:parent-style-name="Preformatted_20_Text">
      <style:text-properties style:font-name="Courier New1" fo:font-size="10pt" style:text-underline-style="none" fo:font-weight="normal" officeooo:paragraph-rsid="011367e7" style:font-size-asian="10pt" style:font-weight-asian="normal" style:font-size-complex="10pt" style:font-weight-complex="normal"/>
    </style:style>
    <style:style style:name="P267" style:family="paragraph" style:parent-style-name="Preformatted_20_Text">
      <style:text-properties style:font-name="Courier New1" fo:font-size="10pt" style:text-underline-style="none" fo:font-weight="normal" officeooo:paragraph-rsid="01a7ceda" style:font-size-asian="10pt" style:font-weight-asian="normal" style:font-size-complex="10pt" style:font-weight-complex="normal"/>
    </style:style>
    <style:style style:name="P268" style:family="paragraph" style:parent-style-name="Preformatted_20_Text">
      <loext:graphic-properties draw:fill="solid" draw:fill-color="#ffffff"/>
      <style:paragraph-properties fo:background-color="#ffffff"/>
      <style:text-properties style:font-name="Courier New1" fo:font-size="10pt" style:text-underline-style="none" fo:font-weight="normal" officeooo:paragraph-rsid="018adc61" style:font-size-asian="10pt" style:font-weight-asian="normal" style:font-size-complex="10pt" style:font-weight-complex="normal"/>
    </style:style>
    <style:style style:name="P269" style:family="paragraph" style:parent-style-name="Preformatted_20_Text" style:master-page-name="">
      <loext:graphic-properties draw:fill="solid" draw:fill-color="#ffffff" draw:opacity="100%"/>
      <style:paragraph-properties fo:margin-left="0in" fo:margin-right="1.328in" fo:margin-top="0in" fo:margin-bottom="0in" loext:contextual-spacing="false" fo:line-height="100%" fo:text-align="start" style:justify-single-word="false" fo:orphans="2" fo:widows="2" fo:text-indent="0in" style:auto-text-indent="false"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24dc755"/>
    </style:style>
    <style:style style:name="P270" style:family="paragraph" style:parent-style-name="Preformatted_20_Text">
      <loext:graphic-properties draw:fill="none"/>
      <style:paragraph-properties fo:background-color="transparent" style:writing-mode="lr-tb"/>
      <style:text-properties style:text-line-through-style="none" style:text-line-through-type="none"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71" style:family="paragraph" style:parent-style-name="Preformatted_20_Text">
      <loext:graphic-properties draw:fill="none"/>
      <style:paragraph-properties fo:background-color="transparent" style:writing-mode="lr-tb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72" style:family="paragraph" style:parent-style-name="Preformatted_20_Text">
      <loext:graphic-properties draw:fill="none"/>
      <style:paragraph-properties fo:background-color="transparent" style:writing-mode="lr-tb"/>
      <style:text-properties style:font-name="Courier New1" fo:font-size="10pt" style:text-underline-style="none" fo:font-weight="normal" officeooo:paragraph-rsid="01a04109" style:font-size-asian="10pt" style:font-weight-asian="normal" style:font-size-complex="10pt" style:font-weight-complex="normal"/>
    </style:style>
    <style:style style:name="P273" style:family="paragraph" style:parent-style-name="Preformatted_20_Text">
      <style:paragraph-properties fo:margin-top="0in" fo:margin-bottom="0in" loext:contextual-spacing="false"/>
      <style:text-properties style:text-line-through-style="none" style:text-line-through-type="none" style:font-name="Courier New1" fo:font-size="10pt" style:text-underline-style="none" fo:font-weight="normal" officeooo:paragraph-rsid="01289d85" style:font-size-asian="10pt" style:font-weight-asian="normal" style:font-size-complex="10pt" style:font-weight-complex="normal"/>
    </style:style>
    <style:style style:name="P274" style:family="paragraph" style:parent-style-name="Preformatted_20_Text">
      <style:paragraph-properties fo:margin-top="0in" fo:margin-bottom="0in" loext:contextual-spacing="false"/>
      <style:text-properties style:font-name="Courier New1" fo:font-size="10pt" style:text-underline-style="none" fo:font-weight="normal" officeooo:paragraph-rsid="0255346c" style:font-size-asian="10pt" style:font-weight-asian="normal" style:font-size-complex="10pt" style:font-weight-complex="normal"/>
    </style:style>
    <style:style style:name="P275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5c5bf7" style:font-size-asian="10pt" style:font-weight-asian="normal" style:font-size-complex="10pt" style:font-weight-complex="normal"/>
    </style:style>
    <style:style style:name="P276" style:family="paragraph" style:parent-style-name="HTML_20_Preformatted">
      <loext:graphic-properties draw:fill="solid" draw:fill-color="#ffffff"/>
      <style:paragraph-properties fo:margin-left="0in" fo:margin-right="1.3252in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5dd57d" style:font-size-asian="10pt" style:font-weight-asian="normal" style:font-size-complex="10pt" style:font-weight-complex="normal"/>
    </style:style>
    <style:style style:name="P277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626c34" style:font-size-asian="10pt" style:font-weight-asian="normal" style:font-size-complex="10pt" style:font-weight-complex="normal"/>
    </style:style>
    <style:style style:name="P278" style:family="paragraph" style:parent-style-name="HTML_20_Preformatted">
      <style:paragraph-properties fo:margin-left="0in" fo:margin-right="1.3252in" fo:line-height="0.139in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8752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0d6bb1b" style:font-size-asian="10pt" style:font-weight-asian="normal" style:font-size-complex="10pt" style:font-weight-complex="normal"/>
    </style:style>
    <style:style style:name="P279" style:family="paragraph" style:parent-style-name="HTML_20_Preformatted">
      <style:paragraph-properties fo:margin-left="0in" fo:margin-right="1.3252in" fo:text-indent="0in" style:auto-text-indent="false"/>
      <style:text-properties style:font-name="Courier New1" fo:font-size="10pt" style:text-underline-style="none" fo:font-weight="normal" officeooo:paragraph-rsid="0175331b" style:font-size-asian="10pt" style:font-weight-asian="normal" style:font-size-complex="10pt" style:font-weight-complex="normal"/>
    </style:style>
    <style:style style:name="P280" style:family="paragraph" style:parent-style-name="HTML_20_Preformatted">
      <style:paragraph-properties fo:margin-left="0in" fo:margin-right="1.3252in" fo:text-indent="0in" style:auto-text-indent="false"/>
      <style:text-properties style:font-name="Courier New1" fo:font-size="10pt" style:text-underline-style="none" fo:font-weight="normal" officeooo:paragraph-rsid="0178a0ce" style:font-size-asian="10pt" style:font-weight-asian="normal" style:font-size-complex="10pt" style:font-weight-complex="normal"/>
    </style:style>
    <style:style style:name="P281" style:family="paragraph" style:parent-style-name="HTML_20_Preformatted">
      <loext:graphic-properties draw:fill="solid" draw:fill-color="#ffffff"/>
      <style:paragraph-properties fo:margin-left="0in" fo:margin-right="1.3252in" fo:margin-top="0in" fo:margin-bottom="0in" loext:contextual-spacing="false" fo:line-height="0.139in" fo:text-indent="0in" style:auto-text-indent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weight="normal" officeooo:paragraph-rsid="014ddffe" style:font-weight-asian="normal" style:font-weight-complex="normal"/>
    </style:style>
    <style:style style:name="P282" style:family="paragraph" style:parent-style-name="HTML_20_Preformatte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9.2516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440d2c" style:font-size-asian="10pt" style:font-weight-asian="normal" style:font-size-complex="10pt" style:font-weight-complex="normal"/>
    </style:style>
    <style:style style:name="P283" style:family="paragraph" style:parent-style-name="HTML_20_Preformatted">
      <loext:graphic-properties draw:fill="none"/>
      <style:paragraph-properties fo:margin-left="0in" fo:margin-right="0in" fo:line-height="0.139in" fo:text-align="start" style:justify-single-word="false" fo:orphans="2" fo:widows="2" fo:text-indent="0in" style:auto-text-indent="false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8.2693in"/>
          <style:tab-stop style:position="8.9055in"/>
          <style:tab-stop style:position="8.9972in"/>
          <style:tab-stop style:position="9.5417in"/>
          <style:tab-stop style:position="10.178in"/>
        </style:tab-stops>
      </style:paragraph-properties>
      <style:text-properties style:font-name="Courier New1" fo:font-size="10pt" style:text-underline-style="none" fo:font-weight="normal" officeooo:paragraph-rsid="01043af0" style:font-size-asian="10pt" style:font-weight-asian="normal" style:font-size-complex="10pt" style:font-weight-complex="normal"/>
    </style:style>
    <style:style style:name="P284" style:family="paragraph" style:parent-style-name="HTML_20_Preformatted" style:master-page-name="">
      <loext:graphic-properties draw:fill="none"/>
      <style:paragraph-properties fo:margin-left="0in" fo:margin-right="0in" fo:line-height="0.139in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3.9374in"/>
          <style:tab-stop style:position="4.2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urier New1" fo:font-size="10pt" fo:font-style="normal" style:text-underline-style="none" fo:font-weight="normal" officeooo:paragraph-rsid="00468a9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5" style:family="paragraph" style:parent-style-name="HTML_20_Preformatted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86" style:family="paragraph" style:parent-style-name="HTML_20_Preformatted">
      <loext:graphic-properties draw:fill="none"/>
      <style:paragraph-properties fo:background-color="transparent" style:writing-mode="lr-tb"/>
      <style:text-properties style:font-name="Courier New1" fo:font-size="10pt" style:text-underline-style="none" fo:font-weight="normal" officeooo:paragraph-rsid="01a04109" style:font-size-asian="10pt" style:font-weight-asian="normal" style:font-size-complex="10pt" style:font-weight-complex="normal"/>
    </style:style>
    <style:style style:name="P28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P28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Courier New1" fo:font-size="10pt" style:text-underline-style="none" fo:font-weight="normal" officeooo:paragraph-rsid="0195d0ba" style:font-size-asian="10pt" style:font-weight-asian="normal" style:font-size-complex="10pt" style:font-weight-complex="normal"/>
    </style:style>
    <style:style style:name="T1" style:family="text">
      <style:text-properties style:font-name="Courier New" fo:font-weight="bold" fo:background-color="#c0c0c0" loext:char-shading-value="0" style:font-weight-asian="bold" style:font-name-complex="Courier New2"/>
    </style:style>
    <style:style style:name="T2" style:family="text">
      <style:text-properties style:font-name="Courier New" fo:font-weight="bold" officeooo:rsid="001e39e4" fo:background-color="#c0c0c0" loext:char-shading-value="0" style:font-weight-asian="bold" style:font-name-complex="Courier New2"/>
    </style:style>
    <style:style style:name="T3" style:family="text">
      <style:text-properties style:font-name="Courier New" fo:font-weight="bold" officeooo:rsid="002215ac" fo:background-color="#c0c0c0" loext:char-shading-value="0" style:font-weight-asian="bold" style:font-name-complex="Courier New2"/>
    </style:style>
    <style:style style:name="T4" style:family="text">
      <style:text-properties style:font-name="Courier New" fo:font-weight="bold" officeooo:rsid="0022326f" fo:background-color="#c0c0c0" loext:char-shading-value="0" style:font-weight-asian="bold" style:font-name-complex="Courier New2"/>
    </style:style>
    <style:style style:name="T5" style:family="text">
      <style:text-properties style:font-name="Courier New" fo:font-weight="bold" officeooo:rsid="0023ee51" fo:background-color="#c0c0c0" loext:char-shading-value="0" style:font-weight-asian="bold" style:font-name-complex="Courier New2"/>
    </style:style>
    <style:style style:name="T6" style:family="text">
      <style:text-properties style:font-name="Courier New" fo:font-weight="bold" officeooo:rsid="0028ff28" fo:background-color="#c0c0c0" loext:char-shading-value="0" style:font-weight-asian="bold" style:font-name-complex="Courier New2"/>
    </style:style>
    <style:style style:name="T7" style:family="text">
      <style:text-properties style:font-name="Courier New" fo:font-weight="bold" fo:background-color="#cccccc" loext:char-shading-value="0" style:font-weight-asian="bold" style:font-name-complex="Courier New2"/>
    </style:style>
    <style:style style:name="T8" style:family="text">
      <style:text-properties style:font-name="Courier New" fo:font-weight="bold" officeooo:rsid="0023150e" fo:background-color="#cccccc" loext:char-shading-value="0" style:font-weight-asian="bold" style:font-name-complex="Courier New2"/>
    </style:style>
    <style:style style:name="T9" style:family="text">
      <style:text-properties style:font-name="Courier New" style:text-underline-style="none" fo:font-weight="bold" officeooo:rsid="00468a9a" fo:background-color="#d4ea6b" loext:char-shading-value="0" style:language-asian="de" style:country-asian="DE" style:font-weight-asian="bold" style:font-name-complex="Courier New2"/>
    </style:style>
    <style:style style:name="T10" style:family="text">
      <style:text-properties style:font-name="Courier New" style:text-underline-style="none" fo:font-weight="bold" officeooo:rsid="011201b3" fo:background-color="#d4ea6b" loext:char-shading-value="0" style:language-asian="de" style:country-asian="DE" style:font-weight-asian="bold" style:font-name-complex="Courier New2"/>
    </style:style>
    <style:style style:name="T11" style:family="text">
      <style:text-properties style:font-name="Courier New" style:text-underline-style="none" fo:font-weight="bold" officeooo:rsid="011189ac" fo:background-color="#d4ea6b" loext:char-shading-value="0" style:font-weight-asian="bold" style:font-name-complex="Courier New2"/>
    </style:style>
    <style:style style:name="T12" style:family="text">
      <style:text-properties style:font-name="Courier New" style:text-underline-style="none" fo:font-weight="bold" style:font-weight-asian="bold" style:font-name-complex="Courier New2"/>
    </style:style>
    <style:style style:name="T13" style:family="text">
      <style:text-properties style:font-name="Courier New" style:text-underline-style="none" fo:font-weight="bold" officeooo:rsid="001d2057" style:font-weight-asian="bold" style:font-name-complex="Courier New2"/>
    </style:style>
    <style:style style:name="T14" style:family="text">
      <style:text-properties style:font-name="Courier New" style:text-underline-style="none" fo:font-weight="bold" style:language-asian="de" style:country-asian="DE" style:font-weight-asian="bold" style:font-name-complex="Courier New2"/>
    </style:style>
    <style:style style:name="T15" style:family="text">
      <style:text-properties style:font-name="Courier New" style:text-underline-style="none" fo:font-weight="bold" officeooo:rsid="001d2057" style:language-asian="de" style:country-asian="DE" style:font-weight-asian="bold" style:font-name-complex="Courier New2"/>
    </style:style>
    <style:style style:name="T16" style:family="text">
      <style:text-properties style:font-name="Courier New" fo:font-size="10pt" style:text-underline-style="none" fo:font-weight="bold" officeooo:rsid="01315243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17" style:family="text">
      <style:text-properties style:font-name="Courier New" fo:font-size="10pt" style:text-underline-style="none" fo:font-weight="bold" officeooo:rsid="0217f402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" style:family="text">
      <style:text-properties style:font-name="Courier New" fo:font-size="10pt" officeooo:rsid="01315243" fo:background-color="#d4ea6b" loext:char-shading-value="0" style:font-size-asian="10pt" style:font-size-complex="10pt"/>
    </style:style>
    <style:style style:name="T19" style:family="text">
      <style:text-properties style:font-name="Courier New" fo:font-size="10pt" officeooo:rsid="0217f402" fo:background-color="#00ff00" loext:char-shading-value="0" style:font-size-asian="10pt" style:font-size-complex="10pt"/>
    </style:style>
    <style:style style:name="T20" style:family="text">
      <style:text-properties fo:color="#000000" style:font-name="Courier New" fo:font-weight="bold" fo:background-color="#c0c0c0" loext:char-shading-value="0" style:language-asian="de" style:country-asian="DE" style:font-weight-asian="bold" style:font-name-complex="Courier New2"/>
    </style:style>
    <style:style style:name="T21" style:family="text">
      <style:text-properties fo:color="#000000" style:font-name="Courier New" fo:font-weight="bold" officeooo:rsid="001c5029" fo:background-color="#c0c0c0" loext:char-shading-value="0" style:language-asian="de" style:country-asian="DE" style:font-weight-asian="bold" style:font-name-complex="Courier New2"/>
    </style:style>
    <style:style style:name="T22" style:family="text">
      <style:text-properties fo:color="#000000" style:font-name="Courier New" fo:font-weight="bold" officeooo:rsid="0023150e" fo:background-color="#c0c0c0" loext:char-shading-value="0" style:language-asian="de" style:country-asian="DE" style:font-weight-asian="bold" style:font-name-complex="Courier New2"/>
    </style:style>
    <style:style style:name="T23" style:family="text">
      <style:text-properties fo:color="#000000" style:font-name="Courier New" fo:font-weight="bold" officeooo:rsid="001e39e4" fo:background-color="#c0c0c0" loext:char-shading-value="0" style:language-asian="de" style:country-asian="DE" style:font-weight-asian="bold" style:font-name-complex="Courier New2"/>
    </style:style>
    <style:style style:name="T24" style:family="text">
      <style:text-properties fo:color="#000000" style:font-name="Courier New" fo:font-weight="bold" officeooo:rsid="004a07d4" fo:background-color="#c0c0c0" loext:char-shading-value="0" style:language-asian="de" style:country-asian="DE" style:font-weight-asian="bold" style:font-name-complex="Courier New2"/>
    </style:style>
    <style:style style:name="T25" style:family="text">
      <style:text-properties fo:color="#000000" style:font-name="Courier New" fo:font-weight="bold" officeooo:rsid="004b88cf" fo:background-color="#c0c0c0" loext:char-shading-value="0" style:language-asian="de" style:country-asian="DE" style:font-weight-asian="bold" style:font-name-complex="Courier New2"/>
    </style:style>
    <style:style style:name="T26" style:family="text">
      <style:text-properties fo:color="#000000" style:font-name="Courier New" fo:font-weight="bold" style:language-asian="de" style:country-asian="DE" style:font-weight-asian="bold" style:font-name-complex="Courier New2"/>
    </style:style>
    <style:style style:name="T27" style:family="text">
      <style:text-properties fo:color="#000000" style:font-name="Courier New" fo:font-weight="bold" officeooo:rsid="005a3972" style:language-asian="de" style:country-asian="DE" style:font-weight-asian="bold" style:font-name-complex="Courier New2"/>
    </style:style>
    <style:style style:name="T28" style:family="text">
      <style:text-properties fo:color="#000000" style:font-name="Courier New" fo:font-weight="bold" officeooo:rsid="005855bb" style:language-asian="de" style:country-asian="DE" style:font-weight-asian="bold" style:font-name-complex="Courier New2"/>
    </style:style>
    <style:style style:name="T29" style:family="text">
      <style:text-properties fo:color="#000000" style:font-name="Courier New" fo:font-weight="bold" officeooo:rsid="00a14261" style:language-asian="de" style:country-asian="DE" style:font-weight-asian="bold" style:font-name-complex="Courier New2" style:font-weight-complex="bold"/>
    </style:style>
    <style:style style:name="T30" style:family="text">
      <style:text-properties fo:color="#000000" style:font-name="Courier New" fo:font-weight="bold" officeooo:rsid="01a90700" style:language-asian="de" style:country-asian="DE" style:font-weight-asian="bold" style:font-name-complex="Courier New2" style:font-weight-complex="bold"/>
    </style:style>
    <style:style style:name="T31" style:family="text">
      <style:text-properties fo:color="#000000" style:font-name="Courier New" fo:font-weight="bold" fo:background-color="#d4ea6b" loext:char-shading-value="0" style:language-asian="de" style:country-asian="DE" style:font-weight-asian="bold" style:font-name-complex="Courier New2"/>
    </style:style>
    <style:style style:name="T32" style:family="text">
      <style:text-properties fo:color="#000000" style:font-name="Courier New" fo:font-weight="bold" officeooo:rsid="00468a9a" fo:background-color="#d4ea6b" loext:char-shading-value="0" style:language-asian="de" style:country-asian="DE" style:font-weight-asian="bold" style:font-name-complex="Courier New2"/>
    </style:style>
    <style:style style:name="T33" style:family="text">
      <style:text-properties fo:color="#000000" style:font-name="Courier New" fo:font-weight="bold" officeooo:rsid="004a07d4" fo:background-color="#d4ea6b" loext:char-shading-value="0" style:language-asian="de" style:country-asian="DE" style:font-weight-asian="bold" style:font-name-complex="Courier New2"/>
    </style:style>
    <style:style style:name="T34" style:family="text">
      <style:text-properties fo:color="#000000" style:font-name="Courier New" fo:font-weight="bold" officeooo:rsid="005855bb" fo:background-color="#d4ea6b" loext:char-shading-value="0" style:language-asian="de" style:country-asian="DE" style:font-weight-asian="bold" style:font-name-complex="Courier New2"/>
    </style:style>
    <style:style style:name="T35" style:family="text">
      <style:text-properties fo:color="#000000" style:font-name="Courier New" fo:font-weight="bold" officeooo:rsid="00a0c27c" fo:background-color="#d4ea6b" loext:char-shading-value="0" style:language-asian="de" style:country-asian="DE" style:font-weight-asian="bold" style:font-name-complex="Courier New2"/>
    </style:style>
    <style:style style:name="T36" style:family="text">
      <style:text-properties fo:color="#000000" style:font-name="Courier New" fo:font-weight="bold" officeooo:rsid="0065669a" fo:background-color="#d4ea6b" loext:char-shading-value="0" style:language-asian="de" style:country-asian="DE" style:font-weight-asian="bold" style:font-name-complex="Courier New2"/>
    </style:style>
    <style:style style:name="T37" style:family="text">
      <style:text-properties fo:color="#000000" style:font-name="Courier New" fo:font-weight="bold" officeooo:rsid="0023ee51" fo:background-color="#d4ea6b" loext:char-shading-value="0" style:language-asian="de" style:country-asian="DE" style:font-weight-asian="bold" style:font-name-complex="Courier New2" style:font-weight-complex="normal"/>
    </style:style>
    <style:style style:name="T38" style:family="text">
      <style:text-properties fo:color="#000000" style:font-name="Courier New" fo:font-weight="bold" officeooo:rsid="00588906" fo:background-color="#d4ea6b" loext:char-shading-value="0" style:language-asian="de" style:country-asian="DE" style:font-weight-asian="bold" style:font-name-complex="Courier New2" style:font-weight-complex="normal"/>
    </style:style>
    <style:style style:name="T39" style:family="text">
      <style:text-properties fo:color="#000000" style:font-name="Courier New" fo:font-weight="bold" officeooo:rsid="016f249c" fo:background-color="#d4ea6b" loext:char-shading-value="0" style:language-asian="de" style:country-asian="DE" style:font-weight-asian="bold" style:font-name-complex="Courier New2" style:font-weight-complex="normal"/>
    </style:style>
    <style:style style:name="T40" style:family="text">
      <style:text-properties fo:color="#000000" style:font-name="Courier New" fo:font-weight="bold" officeooo:rsid="0170e7a9" fo:background-color="#d4ea6b" loext:char-shading-value="0" style:language-asian="de" style:country-asian="DE" style:font-weight-asian="bold" style:font-name-complex="Courier New2" style:font-weight-complex="normal"/>
    </style:style>
    <style:style style:name="T41" style:family="text">
      <style:text-properties fo:color="#000000" style:font-name="Courier New" fo:font-weight="bold" officeooo:rsid="01a93a01" fo:background-color="#d4ea6b" loext:char-shading-value="0" style:language-asian="de" style:country-asian="DE" style:font-weight-asian="bold" style:font-name-complex="Courier New2" style:font-weight-complex="normal"/>
    </style:style>
    <style:style style:name="T42" style:family="text">
      <style:text-properties fo:color="#000000" style:font-name="Courier New" fo:font-weight="bold" officeooo:rsid="01315243" fo:background-color="#d4ea6b" loext:char-shading-value="0" style:language-asian="de" style:country-asian="DE" style:font-weight-asian="bold" style:font-name-complex="Courier New2" style:font-weight-complex="normal"/>
    </style:style>
    <style:style style:name="T43" style:family="text">
      <style:text-properties fo:color="#000000" style:font-name="Courier New" fo:font-weight="bold" officeooo:rsid="00e4c5e6" fo:background-color="#d4ea6b" loext:char-shading-value="0" style:language-asian="de" style:country-asian="DE" style:font-weight-asian="bold" style:font-name-complex="Courier New2"/>
    </style:style>
    <style:style style:name="T44" style:family="text">
      <style:text-properties fo:color="#000000" style:font-name="Courier New" fo:font-weight="bold" officeooo:rsid="00f04ac3" fo:background-color="#d4ea6b" loext:char-shading-value="0" style:language-asian="de" style:country-asian="DE" style:font-weight-asian="bold" style:font-name-complex="Courier New2"/>
    </style:style>
    <style:style style:name="T45" style:family="text">
      <style:text-properties fo:color="#000000" style:font-name="Courier New" fo:font-weight="bold" officeooo:rsid="0139a5df" fo:background-color="#d4ea6b" loext:char-shading-value="0" style:language-asian="de" style:country-asian="DE" style:font-weight-asian="bold" style:font-name-complex="Courier New2"/>
    </style:style>
    <style:style style:name="T46" style:family="text">
      <style:text-properties fo:color="#000000" style:font-name="Courier New" fo:font-weight="bold" officeooo:rsid="0170e7a9" fo:background-color="#d4ea6b" loext:char-shading-value="0" style:language-asian="de" style:country-asian="DE" style:font-weight-asian="bold" style:font-name-complex="Courier New2"/>
    </style:style>
    <style:style style:name="T47" style:family="text">
      <style:text-properties fo:color="#000000" style:font-name="Courier New" fo:font-weight="bold" officeooo:rsid="01721eb3" fo:background-color="#d4ea6b" loext:char-shading-value="0" style:language-asian="de" style:country-asian="DE" style:font-weight-asian="bold" style:font-name-complex="Courier New2"/>
    </style:style>
    <style:style style:name="T48" style:family="text">
      <style:text-properties fo:color="#000000" style:font-name="Courier New" fo:font-weight="bold" officeooo:rsid="0182d0bd" fo:background-color="#d4ea6b" loext:char-shading-value="0" style:language-asian="de" style:country-asian="DE" style:font-weight-asian="bold" style:font-name-complex="Courier New2"/>
    </style:style>
    <style:style style:name="T49" style:family="text">
      <style:text-properties fo:color="#000000" style:font-name="Courier New" fo:font-weight="bold" officeooo:rsid="0184be39" fo:background-color="#d4ea6b" loext:char-shading-value="0" style:language-asian="de" style:country-asian="DE" style:font-weight-asian="bold" style:font-name-complex="Courier New2"/>
    </style:style>
    <style:style style:name="T50" style:family="text">
      <style:text-properties fo:color="#000000" style:font-name="Courier New" fo:font-weight="bold" officeooo:rsid="019aa5bf" fo:background-color="#d4ea6b" loext:char-shading-value="0" style:language-asian="de" style:country-asian="DE" style:font-weight-asian="bold" style:font-name-complex="Courier New2"/>
    </style:style>
    <style:style style:name="T51" style:family="text">
      <style:text-properties fo:color="#000000" style:font-name="Courier New" fo:font-weight="bold" fo:background-color="#cccccc" loext:char-shading-value="0" style:language-asian="de" style:country-asian="DE" style:font-weight-asian="bold" style:font-name-complex="Courier New2"/>
    </style:style>
    <style:style style:name="T52" style:family="text">
      <style:text-properties fo:color="#000000" style:font-name="Courier New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53" style:family="text">
      <style:text-properties fo:color="#000000" style:font-name="Courier New" fo:font-weight="bold" fo:background-color="#e8f2a1" loext:char-shading-value="0" style:language-asian="de" style:country-asian="DE" style:font-weight-asian="bold" style:font-name-complex="Courier New2"/>
    </style:style>
    <style:style style:name="T54" style:family="text">
      <style:text-properties fo:color="#000000" style:font-name="Courier New" fo:font-weight="bold" officeooo:rsid="00f1af35" fo:background-color="#e8f2a1" loext:char-shading-value="0" style:language-asian="de" style:country-asian="DE" style:font-weight-asian="bold" style:font-name-complex="Courier New2"/>
    </style:style>
    <style:style style:name="T55" style:family="text">
      <style:text-properties fo:color="#000000" style:font-name="Courier New" fo:font-weight="bold" officeooo:rsid="0217f402" fo:background-color="#00ff00" loext:char-shading-value="0" style:language-asian="de" style:country-asian="DE" style:font-weight-asian="bold" style:font-name-complex="Courier New2" style:font-weight-complex="bold"/>
    </style:style>
    <style:style style:name="T56" style:family="text">
      <style:text-properties fo:color="#000000" style:font-name="Courier New" style:text-underline-style="none" fo:font-weight="bold" fo:background-color="#c0c0c0" loext:char-shading-value="0" style:language-asian="de" style:country-asian="DE" style:font-weight-asian="bold" style:font-name-complex="Courier New2"/>
    </style:style>
    <style:style style:name="T57" style:family="text">
      <style:text-properties fo:color="#000000" style:font-name="Courier New" style:text-underline-style="none" fo:font-weight="bold" fo:background-color="#c0c0c0" loext:char-shading-value="0" style:font-weight-asian="bold" style:font-name-complex="Courier New2"/>
    </style:style>
    <style:style style:name="T58" style:family="text">
      <style:text-properties fo:color="#000000" style:font-name="Courier New" style:text-underline-style="none" fo:font-weight="bold" officeooo:rsid="0023150e" fo:background-color="#c0c0c0" loext:char-shading-value="0" style:font-weight-asian="bold" style:font-name-complex="Courier New2"/>
    </style:style>
    <style:style style:name="T59" style:family="text">
      <style:text-properties fo:color="#000000" style:font-name="Courier New" style:text-underline-style="none" fo:font-weight="bold" officeooo:rsid="00468a9a" fo:background-color="#d4ea6b" loext:char-shading-value="0" style:language-asian="de" style:country-asian="DE" style:font-weight-asian="bold" style:font-name-complex="Courier New2"/>
    </style:style>
    <style:style style:name="T60" style:family="text">
      <style:text-properties fo:color="#000000" style:font-name="Courier New" style:text-underline-style="none" fo:font-weight="bold" fo:background-color="#d4ea6b" loext:char-shading-value="0" style:language-asian="de" style:country-asian="DE" style:font-weight-asian="bold" style:font-name-complex="Courier New2" style:font-weight-complex="bold"/>
    </style:style>
    <style:style style:name="T61" style:family="text">
      <style:text-properties fo:color="#000000" style:font-name="Courier New" style:text-underline-style="none" fo:font-weight="bold" officeooo:rsid="00468a9a" fo:background-color="#d4ea6b" loext:char-shading-value="0" style:language-asian="de" style:country-asian="DE" style:font-weight-asian="bold" style:font-name-complex="Courier New2" style:font-weight-complex="bold"/>
    </style:style>
    <style:style style:name="T62" style:family="text">
      <style:text-properties fo:color="#000000" style:font-name="Courier New" style:text-underline-style="none" fo:font-weight="bold" officeooo:rsid="005066ea" fo:background-color="#d4ea6b" loext:char-shading-value="0" style:language-asian="de" style:country-asian="DE" style:font-weight-asian="bold" style:font-name-complex="Courier New2" style:font-weight-complex="bold"/>
    </style:style>
    <style:style style:name="T63" style:family="text">
      <style:text-properties fo:color="#000000" style:font-name="Courier New" style:text-underline-style="none" fo:font-weight="bold" officeooo:rsid="00a0c27c" fo:background-color="#d4ea6b" loext:char-shading-value="0" style:language-asian="de" style:country-asian="DE" style:font-weight-asian="bold" style:font-name-complex="Courier New2" style:font-weight-complex="bold"/>
    </style:style>
    <style:style style:name="T64" style:family="text">
      <style:text-properties fo:color="#000000" style:font-name="Courier New" style:text-underline-style="none" fo:font-weight="bold" officeooo:rsid="011189ac" fo:background-color="#d4ea6b" loext:char-shading-value="0" style:language-asian="de" style:country-asian="DE" style:font-weight-asian="bold" style:font-name-complex="Courier New2" style:font-weight-complex="bold"/>
    </style:style>
    <style:style style:name="T65" style:family="text">
      <style:text-properties fo:color="#000000" style:font-name="Courier New" style:text-underline-style="none" fo:font-weight="bold" officeooo:rsid="01b43ca9" fo:background-color="#d4ea6b" loext:char-shading-value="0" style:language-asian="de" style:country-asian="DE" style:font-weight-asian="bold" style:font-name-complex="Courier New2" style:font-weight-complex="bold"/>
    </style:style>
    <style:style style:name="T66" style:family="text">
      <style:text-properties fo:color="#000000" style:font-name="Courier New" style:text-underline-style="none" fo:font-weight="bold" officeooo:rsid="01b9d1f8" fo:background-color="#d4ea6b" loext:char-shading-value="0" style:language-asian="de" style:country-asian="DE" style:font-weight-asian="bold" style:font-name-complex="Courier New2" style:font-weight-complex="bold"/>
    </style:style>
    <style:style style:name="T67" style:family="text">
      <style:text-properties fo:color="#000000" style:font-name="Courier New" style:text-underline-style="none" fo:font-weight="bold" officeooo:rsid="01bd47b6" fo:background-color="#d4ea6b" loext:char-shading-value="0" style:language-asian="de" style:country-asian="DE" style:font-weight-asian="bold" style:font-name-complex="Courier New2" style:font-weight-complex="bold"/>
    </style:style>
    <style:style style:name="T68" style:family="text">
      <style:text-properties fo:color="#000000" style:font-name="Courier New" style:text-underline-style="none" fo:font-weight="bold" officeooo:rsid="00fbe231" fo:background-color="#d4ea6b" loext:char-shading-value="0" style:language-asian="de" style:country-asian="DE" style:font-weight-asian="bold" style:font-name-complex="Courier New2" style:font-weight-complex="bold"/>
    </style:style>
    <style:style style:name="T69" style:family="text">
      <style:text-properties fo:color="#000000" style:font-name="Courier New" style:text-underline-style="none" fo:font-weight="bold" officeooo:rsid="01315243" fo:background-color="#d4ea6b" loext:char-shading-value="0" style:language-asian="de" style:country-asian="DE" style:font-weight-asian="bold" style:font-name-complex="Courier New2" style:font-weight-complex="bold"/>
    </style:style>
    <style:style style:name="T70" style:family="text">
      <style:text-properties fo:color="#000000" style:font-name="Courier New" style:text-underline-style="none" fo:font-weight="bold" officeooo:rsid="011189ac" fo:background-color="#d4ea6b" loext:char-shading-value="0" style:language-asian="de" style:country-asian="DE" style:font-weight-asian="bold" style:font-name-complex="Courier New2"/>
    </style:style>
    <style:style style:name="T71" style:family="text">
      <style:text-properties fo:color="#000000" style:font-name="Courier New" style:text-underline-style="none" fo:font-weight="bold" officeooo:rsid="0023ee51" fo:background-color="#d4ea6b" loext:char-shading-value="0" style:language-asian="de" style:country-asian="DE" style:font-weight-asian="bold" style:font-name-complex="Courier New2" style:font-weight-complex="normal"/>
    </style:style>
    <style:style style:name="T72" style:family="text">
      <style:text-properties fo:color="#000000" style:font-name="Courier New" style:text-underline-style="none" fo:font-weight="bold" officeooo:rsid="016f249c" fo:background-color="#d4ea6b" loext:char-shading-value="0" style:language-asian="de" style:country-asian="DE" style:font-weight-asian="bold" style:font-name-complex="Courier New2" style:font-weight-complex="normal"/>
    </style:style>
    <style:style style:name="T73" style:family="text">
      <style:text-properties fo:color="#000000" style:font-name="Courier New" style:text-underline-style="none" fo:font-weight="bold" officeooo:rsid="00588906" fo:background-color="#d4ea6b" loext:char-shading-value="0" style:language-asian="de" style:country-asian="DE" style:font-weight-asian="bold" style:font-name-complex="Courier New2" style:font-weight-complex="normal"/>
    </style:style>
    <style:style style:name="T74" style:family="text">
      <style:text-properties fo:color="#000000" style:font-name="Courier New" style:text-underline-style="none" fo:font-weight="bold" officeooo:rsid="01a90700" fo:background-color="#d4ea6b" loext:char-shading-value="0" style:language-asian="de" style:country-asian="DE" style:font-weight-asian="bold" style:font-name-complex="Courier New2" style:font-weight-complex="normal"/>
    </style:style>
    <style:style style:name="T75" style:family="text">
      <style:text-properties fo:color="#000000" style:font-name="Courier New" style:text-underline-style="none" fo:font-weight="bold" officeooo:rsid="011189ac" fo:background-color="#d4ea6b" loext:char-shading-value="0" style:font-weight-asian="bold" style:font-name-complex="Courier New2" style:font-weight-complex="bold"/>
    </style:style>
    <style:style style:name="T76" style:family="text">
      <style:text-properties fo:color="#000000" style:font-name="Courier New" style:text-underline-style="none" fo:font-weight="bold" officeooo:rsid="014ddffe" fo:background-color="#d4ea6b" loext:char-shading-value="0" style:font-weight-asian="bold" style:font-name-complex="Courier New2" style:font-weight-complex="bold"/>
    </style:style>
    <style:style style:name="T77" style:family="text">
      <style:text-properties fo:color="#000000" style:font-name="Courier New" style:text-underline-style="none" fo:font-weight="bold" officeooo:rsid="0217f402" fo:background-color="#00ff00" loext:char-shading-value="0" style:language-asian="de" style:country-asian="DE" style:font-weight-asian="bold" style:font-name-complex="Courier New2" style:font-weight-complex="bold"/>
    </style:style>
    <style:style style:name="T78" style:family="text">
      <style:text-properties fo:color="#000000" style:font-name="Courier New" style:text-underline-style="none" fo:font-weight="bold" officeooo:rsid="01f3140c" fo:background-color="#fff200" loext:char-shading-value="0" style:language-asian="de" style:country-asian="DE" style:font-weight-asian="bold" style:font-name-complex="Courier New2" style:font-weight-complex="bold"/>
    </style:style>
    <style:style style:name="T79" style:family="text">
      <style:text-properties fo:color="#000000" style:font-name="Courier New" style:text-underline-style="none" fo:font-weight="bold" officeooo:rsid="00fdfb97" fo:background-color="#fff200" loext:char-shading-value="0" style:language-asian="de" style:country-asian="DE" style:font-weight-asian="bold" style:font-name-complex="Courier New2" style:font-weight-complex="bold"/>
    </style:style>
    <style:style style:name="T80" style:family="text">
      <style:text-properties fo:color="#000000" style:font-name="Courier New" style:text-underline-style="none" fo:font-weight="bold" officeooo:rsid="023958f1" fo:background-color="#fff200" loext:char-shading-value="0" style:language-asian="de" style:country-asian="DE" style:font-weight-asian="bold" style:font-name-complex="Courier New2" style:font-weight-complex="bold"/>
    </style:style>
    <style:style style:name="T81" style:family="text">
      <style:text-properties fo:color="#000000" style:font-name="Courier New" style:text-underline-style="none" fo:font-weight="bold" officeooo:rsid="00fbe231" fo:background-color="#fff200" loext:char-shading-value="0" style:language-asian="de" style:country-asian="DE" style:font-weight-asian="bold" style:font-name-complex="Courier New2" style:font-weight-complex="bold"/>
    </style:style>
    <style:style style:name="T82" style:family="text">
      <style:text-properties fo:color="#000000" style:font-name="Courier New" style:text-underline-style="none" fo:font-weight="bold" officeooo:rsid="01bd47b6" fo:background-color="#fff200" loext:char-shading-value="0" style:language-asian="de" style:country-asian="DE" style:font-weight-asian="bold" style:font-name-complex="Courier New2" style:font-weight-complex="bold"/>
    </style:style>
    <style:style style:name="T83" style:family="text">
      <style:text-properties fo:color="#000000" style:font-name="Courier New" style:text-underline-style="none" fo:font-weight="bold" officeooo:rsid="02417d11" fo:background-color="#fff200" loext:char-shading-value="0" style:language-asian="de" style:country-asian="DE" style:font-weight-asian="bold" style:font-name-complex="Courier New2" style:font-weight-complex="bold"/>
    </style:style>
    <style:style style:name="T84" style:family="text">
      <style:text-properties fo:color="#000000" style:font-name="Courier New" style:text-underline-style="none" fo:font-weight="bold" officeooo:rsid="024317c3" fo:background-color="#fff200" loext:char-shading-value="0" style:language-asian="de" style:country-asian="DE" style:font-weight-asian="bold" style:font-name-complex="Courier New2" style:font-weight-complex="bold"/>
    </style:style>
    <style:style style:name="T85" style:family="text">
      <style:text-properties fo:color="#000000" style:font-name="Courier New" style:text-underline-style="none" fo:font-weight="bold" officeooo:rsid="02497e30" fo:background-color="#fff200" loext:char-shading-value="0" style:language-asian="de" style:country-asian="DE" style:font-weight-asian="bold" style:font-name-complex="Courier New2" style:font-weight-complex="bold"/>
    </style:style>
    <style:style style:name="T86" style:family="text">
      <style:text-properties fo:color="#000000" style:font-name="Courier New" fo:font-size="10pt" fo:font-weight="bold" officeooo:rsid="01315243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87" style:family="text">
      <style:text-properties fo:color="#000000" style:font-name="Courier New" fo:font-size="10pt" fo:font-weight="bold" officeooo:rsid="01315243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88" style:family="text">
      <style:text-properties fo:color="#000000" style:font-name="Courier New" fo:font-size="10pt" fo:font-weight="bold" officeooo:rsid="005a3972" style:font-size-asian="10pt" style:language-asian="de" style:country-asian="DE" style:font-weight-asian="bold" style:font-name-complex="Courier New2" style:font-size-complex="10pt" style:font-weight-complex="bold"/>
    </style:style>
    <style:style style:name="T89" style:family="text">
      <style:text-properties fo:color="#000000" style:font-name="Courier New" fo:font-size="10pt" fo:font-weight="bold" officeooo:rsid="005855bb" style:font-size-asian="10pt" style:language-asian="de" style:country-asian="DE" style:font-weight-asian="bold" style:font-name-complex="Courier New2" style:font-size-complex="10pt" style:font-weight-complex="bold"/>
    </style:style>
    <style:style style:name="T90" style:family="text">
      <style:text-properties fo:color="#000000" style:font-name="Courier New" fo:font-size="10pt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1" style:family="text">
      <style:text-properties fo:color="#000000" style:font-name="Courier New" fo:font-size="10pt" fo:font-weight="bold" officeooo:rsid="02583aec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2" style:family="text">
      <style:text-properties fo:color="#000000" style:font-name="Courier New" fo:font-size="10pt" fo:font-weight="bold" officeooo:rsid="01414efd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3" style:family="text">
      <style:text-properties fo:color="#000000" style:font-name="Courier New" fo:font-size="10pt" fo:font-weight="bold" officeooo:rsid="014104a5" fo:background-color="#ff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4" style:family="text">
      <style:text-properties fo:color="#000000" style:font-name="Courier New" fo:font-size="10pt" fo:font-weight="bold" officeooo:rsid="0217f402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5" style:family="text">
      <style:text-properties fo:color="#000000" style:font-name="Courier New" fo:font-size="10pt" fo:font-weight="bold" officeooo:rsid="021ffdc4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6" style:family="text">
      <style:text-properties fo:color="#000000" style:font-name="Courier New" fo:font-size="10pt" fo:font-weight="bold" officeooo:rsid="0220b08b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7" style:family="text">
      <style:text-properties fo:color="#000000" style:font-name="Courier New" fo:font-size="10pt" fo:font-weight="bold" officeooo:rsid="023958f1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8" style:family="text">
      <style:text-properties fo:color="#000000" style:font-name="Courier New" fo:font-size="10pt" fo:font-weight="bold" officeooo:rsid="02583aec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99" style:family="text">
      <style:text-properties fo:color="#000000" style:font-name="Courier New" fo:font-size="10pt" fo:font-weight="bold" officeooo:rsid="023958f1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00" style:family="text">
      <style:text-properties fo:color="#000000" style:font-name="Courier New" fo:font-size="10pt" fo:font-style="normal" style:text-underline-style="none" fo:font-weight="bold" officeooo:rsid="003b1bc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1" style:family="text">
      <style:text-properties fo:color="#000000" style:font-name="Courier New" fo:font-size="10pt" fo:font-style="normal" style:text-underline-style="none" fo:font-weight="bold" officeooo:rsid="00a0c27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2" style:family="text">
      <style:text-properties fo:color="#000000" style:font-name="Courier New" fo:font-size="10pt" fo:font-style="normal" style:text-underline-style="none" fo:font-weight="bold" officeooo:rsid="005066ea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3" style:family="text">
      <style:text-properties fo:color="#000000" style:font-name="Courier New" fo:font-size="10pt" fo:font-style="normal" style:text-underline-style="none" fo:font-weight="bold" officeooo:rsid="01c44b49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4" style:family="text">
      <style:text-properties fo:color="#000000" style:font-name="Courier New" fo:font-size="10pt" fo:font-style="normal" style:text-underline-style="none" fo:font-weight="bold" officeooo:rsid="01d9ffaa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5" style:family="text">
      <style:text-properties fo:color="#000000" style:font-name="Courier New" fo:font-size="10pt" fo:font-style="normal" style:text-underline-style="none" fo:font-weight="bold" officeooo:rsid="00a14261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6" style:family="text">
      <style:text-properties fo:color="#000000" style:font-name="Courier New" fo:font-size="10pt" fo:font-style="normal" style:text-underline-style="none" fo:font-weight="bold" officeooo:rsid="018d843b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7" style:family="text">
      <style:text-properties fo:color="#000000" style:font-name="Courier New" fo:font-size="10pt" fo:font-style="normal" style:text-underline-style="none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8" style:family="text">
      <style:text-properties fo:color="#000000" style:font-name="Courier New" fo:font-size="10pt" fo:font-style="normal" style:text-underline-style="none" fo:font-weight="bold" officeooo:rsid="025db378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09" style:family="text">
      <style:text-properties fo:color="#000000" style:font-name="Courier New" fo:font-size="10pt" fo:font-style="normal" style:text-underline-style="none" fo:font-weight="bold" officeooo:rsid="01d9ffaa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0" style:family="text">
      <style:text-properties fo:color="#000000" style:font-name="Courier New" fo:font-size="10pt" fo:font-style="normal" style:text-underline-style="none" fo:font-weight="bold" officeooo:rsid="00fdfb97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1" style:family="text">
      <style:text-properties fo:color="#000000" style:font-name="Courier New" fo:font-size="10pt" fo:font-style="normal" style:text-underline-style="none" fo:font-weight="bold" officeooo:rsid="023958f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2" style:family="text">
      <style:text-properties fo:color="#000000" style:font-name="Courier New" fo:font-size="10pt" fo:font-style="normal" style:text-underline-style="none" fo:font-weight="bold" officeooo:rsid="01b9d1f8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3" style:family="text">
      <style:text-properties fo:color="#000000" style:font-name="Courier New" fo:font-size="10pt" fo:font-style="normal" style:text-underline-style="none" fo:font-weight="bold" officeooo:rsid="018d843b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4" style:family="text">
      <style:text-properties fo:color="#000000" style:font-name="Courier New" fo:font-size="10pt" fo:font-style="normal" style:text-underline-style="none" fo:font-weight="bold" officeooo:rsid="01f1366a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5" style:family="text">
      <style:text-properties fo:color="#000000" style:font-name="Courier New" fo:font-size="10pt" fo:font-style="normal" style:text-underline-style="none" fo:font-weight="bold" officeooo:rsid="01e11aeb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6" style:family="text">
      <style:text-properties fo:color="#000000" style:font-name="Courier New" fo:font-size="10pt" fo:font-style="normal" style:text-underline-style="none" fo:font-weight="bold" officeooo:rsid="023b2228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7" style:family="text">
      <style:text-properties fo:color="#000000" style:font-name="Courier New" fo:font-size="10pt" fo:font-style="normal" style:text-underline-style="none" fo:font-weight="bold" officeooo:rsid="02417d1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8" style:family="text">
      <style:text-properties fo:color="#000000" style:font-name="Courier New" fo:font-size="10pt" fo:font-style="normal" style:text-underline-style="none" fo:font-weight="bold" officeooo:rsid="024317c3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19" style:family="text">
      <style:text-properties fo:color="#000000" style:font-name="Courier New" fo:font-size="10pt" fo:font-style="normal" style:text-underline-style="none" fo:font-weight="bold" officeooo:rsid="0244e674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0" style:family="text">
      <style:text-properties fo:color="#000000" style:font-name="Courier New" fo:font-size="10pt" fo:font-style="normal" style:text-underline-style="none" fo:font-weight="bold" officeooo:rsid="025db378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1" style:family="text">
      <style:text-properties fo:color="#000000" style:font-name="Courier New" fo:font-size="10pt" fo:font-style="normal" style:text-underline-style="none" fo:font-weight="normal" officeooo:rsid="00c8e15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22" style:family="text">
      <style:text-properties fo:color="#000000" style:font-name="Courier New" fo:font-size="10pt" fo:font-style="normal" style:text-underline-style="solid" style:text-underline-width="auto" style:text-underline-color="font-color" fo:font-weight="bold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3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1547fc5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4" style:family="text">
      <style:text-properties fo:color="#000000" style:font-name="Courier New" fo:font-size="10pt" fo:font-style="normal" style:text-underline-style="solid" style:text-underline-width="auto" style:text-underline-color="font-color" fo:font-weight="bold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5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1547fc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6" style:family="text">
      <style:text-properties fo:color="#000000" style:font-name="Courier New" fo:font-size="10pt" fo:font-style="normal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7" style:family="text">
      <style:text-properties fo:color="#000000" style:font-name="Courier New" fo:font-size="10pt" fo:font-style="normal" fo:font-weight="bold" officeooo:rsid="003b1bc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8" style:family="text">
      <style:text-properties fo:color="#000000" style:font-name="Courier New" fo:font-size="10pt" fo:font-style="normal" fo:font-weight="bold" officeooo:rsid="00a0c27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29" style:family="text">
      <style:text-properties fo:color="#000000" style:font-name="Courier New" fo:font-size="10pt" fo:font-style="normal" fo:font-weight="bold" officeooo:rsid="01d58b5f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30" style:family="text">
      <style:text-properties fo:color="#000000" style:font-name="Courier New" fo:font-size="10pt" fo:font-style="normal" fo:font-weight="bold" officeooo:rsid="01d58b5f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31" style:family="text">
      <style:text-properties fo:color="#000000" style:font-name="Courier New" fo:font-size="10pt" fo:font-style="normal" fo:font-weight="bold" officeooo:rsid="00fdfb97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32" style:family="text">
      <style:text-properties fo:color="#000000" style:font-name="Courier New" fo:font-size="10pt" fo:font-style="normal" fo:font-weight="bold" officeooo:rsid="023958f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33" style:family="text">
      <style:text-properties fo:color="#000000" style:font-name="Courier New" fo:font-size="10pt" fo:font-style="normal" fo:font-weight="bold" officeooo:rsid="024317c3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34" style:family="text">
      <style:text-properties fo:color="#000000" style:font-name="Courier New" fo:font-size="10pt" fo:font-style="normal" officeooo:rsid="01e11aeb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35" style:family="text">
      <style:text-properties fo:color="#000000" style:font-name="Courier New" fo:font-size="10pt" fo:font-style="normal" officeooo:rsid="00fdfb97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36" style:family="text">
      <style:text-properties fo:color="#000000" style:font-name="Courier New" fo:font-size="10pt" fo:font-style="normal" officeooo:rsid="023958f1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37" style:family="text">
      <style:text-properties fo:color="#000000" style:font-name="Courier New" fo:font-size="10pt" fo:font-style="normal" officeooo:rsid="023d281d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38" style:family="text">
      <style:text-properties fo:color="#000000" style:font-name="Courier New" fo:font-size="10pt" style:text-underline-style="none" fo:font-weight="bold" officeooo:rsid="01315243" fo:background-color="#d4ea6b" loext:char-shading-value="0" style:font-size-asian="10pt" style:language-asian="de" style:country-asian="DE" style:font-weight-asian="bold" style:font-name-complex="Courier New2" style:font-size-complex="10pt"/>
    </style:style>
    <style:style style:name="T139" style:family="text">
      <style:text-properties fo:color="#000000" style:font-name="Courier New" fo:font-size="10pt" style:text-underline-style="none" fo:font-weight="bold" officeooo:rsid="01315243" fo:background-color="#d4ea6b" loext:char-shading-value="0" style:font-size-asian="10pt" style:language-asian="de" style:country-asian="DE" style:font-weight-asian="bold" style:font-name-complex="Courier New2" style:font-size-complex="10pt" style:font-weight-complex="normal"/>
    </style:style>
    <style:style style:name="T140" style:family="text">
      <style:text-properties fo:color="#000000" style:font-name="Courier New" fo:font-size="10pt" style:text-underline-style="none" fo:font-weight="bold" officeooo:rsid="01315243" fo:background-color="#d4ea6b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141" style:family="text">
      <style:text-properties fo:color="#000000" style:font-name="Courier New" fo:font-size="10pt" style:text-underline-style="none" fo:font-weight="bold" officeooo:rsid="00d80b8d" fo:background-color="transparent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142" style:family="text">
      <style:text-properties fo:color="#000000" style:font-name="Courier New" fo:font-size="10pt" style:text-underline-style="none" fo:font-weight="bold" officeooo:rsid="005a397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3" style:family="text">
      <style:text-properties fo:color="#000000" style:font-name="Courier New" fo:font-size="10pt" style:text-underline-style="none" fo:font-weight="bold" officeooo:rsid="005855b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4" style:family="text">
      <style:text-properties fo:color="#000000" style:font-name="Courier New" fo:font-size="10pt" style:text-underline-style="none" fo:font-weight="bold" officeooo:rsid="0217f402" fo:background-color="#00f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5" style:family="text">
      <style:text-properties fo:color="#000000" style:font-name="Courier New" fo:font-size="10pt" style:text-underline-style="none" fo:font-weight="bold" officeooo:rsid="0217f402" fo:background-color="#00ff00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146" style:family="text">
      <style:text-properties fo:color="#000000" style:font-name="Courier New" fo:font-size="10pt" style:text-underline-style="none" fo:font-weight="bold" officeooo:rsid="00fdfb97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7" style:family="text">
      <style:text-properties fo:color="#000000" style:font-name="Courier New" fo:font-size="10pt" style:text-underline-style="none" fo:font-weight="bold" officeooo:rsid="023958f1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8" style:family="text">
      <style:text-properties fo:color="#000000" style:font-name="Courier New" fo:font-size="10pt" style:text-underline-style="none" fo:font-weight="bold" officeooo:rsid="01dc4e51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49" style:family="text">
      <style:text-properties fo:color="#000000" style:font-name="Courier New" fo:font-size="10pt" style:text-underline-style="none" fo:font-weight="bold" officeooo:rsid="02497e30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50" style:family="text">
      <style:text-properties fo:color="#000000" style:font-name="Courier New" fo:font-size="10pt" officeooo:rsid="005855bb" fo:background-color="#d4ea6b" loext:char-shading-value="0" style:font-size-asian="10pt" style:language-asian="de" style:country-asian="DE" style:font-name-complex="Courier New2" style:font-size-complex="10pt"/>
    </style:style>
    <style:style style:name="T151" style:family="text">
      <style:text-properties fo:color="#000000" style:font-name="Courier New" fo:font-size="10pt" officeooo:rsid="0139a5df" fo:background-color="#d4ea6b" loext:char-shading-value="0" style:font-size-asian="10pt" style:language-asian="de" style:country-asian="DE" style:font-name-complex="Courier New2" style:font-size-complex="10pt"/>
    </style:style>
    <style:style style:name="T152" style:family="text">
      <style:text-properties fo:color="#000000" style:font-name="Courier New" fo:font-size="10pt" officeooo:rsid="01315243" fo:background-color="#d4ea6b" loext:char-shading-value="0" style:font-size-asian="10pt" style:language-asian="de" style:country-asian="DE" style:font-name-complex="Courier New2" style:font-size-complex="10pt"/>
    </style:style>
    <style:style style:name="T153" style:family="text">
      <style:text-properties fo:color="#000000" style:font-name="Courier New" fo:font-size="10pt" officeooo:rsid="005a3972" style:font-size-asian="10pt" style:language-asian="de" style:country-asian="DE" style:font-name-complex="Courier New2" style:font-size-complex="10pt"/>
    </style:style>
    <style:style style:name="T154" style:family="text">
      <style:text-properties fo:color="#000000" style:font-name="Courier New" fo:font-size="10pt" officeooo:rsid="005855bb" style:font-size-asian="10pt" style:language-asian="de" style:country-asian="DE" style:font-name-complex="Courier New2" style:font-size-complex="10pt"/>
    </style:style>
    <style:style style:name="T155" style:family="text">
      <style:text-properties fo:color="#000000" style:font-name="Courier New" fo:font-size="10pt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56" style:family="text">
      <style:text-properties fo:color="#000000" style:font-name="Courier New" fo:font-size="10pt" officeooo:rsid="0217f402" fo:background-color="#00ff00" loext:char-shading-value="0" style:font-size-asian="10pt" style:language-asian="de" style:country-asian="DE" style:font-name-complex="Courier New2" style:font-size-complex="10pt"/>
    </style:style>
    <style:style style:name="T157" style:family="text">
      <style:text-properties fo:color="#000000" style:font-name="Courier New" officeooo:rsid="00468a9a" fo:background-color="#d4ea6b" loext:char-shading-value="0" style:language-asian="de" style:country-asian="DE" style:font-name-complex="Courier New2" style:font-weight-complex="bold"/>
    </style:style>
    <style:style style:name="T158" style:family="text">
      <style:text-properties fo:color="#000000" style:font-name="Courier New" officeooo:rsid="005855bb" fo:background-color="#d4ea6b" loext:char-shading-value="0" style:language-asian="de" style:country-asian="DE" style:font-name-complex="Courier New2" style:font-weight-complex="bold"/>
    </style:style>
    <style:style style:name="T159" style:family="text">
      <style:text-properties fo:color="#000000" style:font-name="Courier New" officeooo:rsid="02583aec" fo:background-color="#d4ea6b" loext:char-shading-value="0" style:language-asian="de" style:country-asian="DE" style:font-name-complex="Courier New2" style:font-weight-complex="bold"/>
    </style:style>
    <style:style style:name="T160" style:family="text">
      <style:text-properties fo:color="#000000" style:font-name="Courier New" officeooo:rsid="02616b59" fo:background-color="#d4ea6b" loext:char-shading-value="0" style:language-asian="de" style:country-asian="DE" style:font-name-complex="Courier New2" style:font-weight-complex="bold"/>
    </style:style>
    <style:style style:name="T161" style:family="text">
      <style:text-properties fo:color="#000000" style:font-name="Courier New" officeooo:rsid="005a3972" style:language-asian="de" style:country-asian="DE" style:font-name-complex="Courier New2" style:font-weight-complex="bold"/>
    </style:style>
    <style:style style:name="T162" style:family="text">
      <style:text-properties fo:color="#000000" style:font-name="Courier New" officeooo:rsid="0257d8ec" style:language-asian="de" style:country-asian="DE" style:font-name-complex="Courier New2" style:font-weight-complex="bold"/>
    </style:style>
    <style:style style:name="T163" style:family="text">
      <style:text-properties fo:color="#000000" style:font-name="Courier New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164" style:family="text">
      <style:text-properties fo:color="#000000" style:font-name="Courier New" style:text-underline-style="solid" style:text-underline-width="auto" style:text-underline-color="font-color" fo:font-weight="bold" officeooo:rsid="005a3972" fo:background-color="transparent" loext:char-shading-value="0" style:language-asian="de" style:country-asian="DE" style:font-weight-asian="bold" style:font-name-complex="Courier New2" style:font-weight-complex="bold"/>
    </style:style>
    <style:style style:name="T165" style:family="text">
      <style:text-properties fo:color="#000000" style:font-name="Courier New" style:text-underline-style="solid" style:text-underline-width="auto" style:text-underline-color="font-color" fo:font-weight="bold" officeooo:rsid="01a4b4ab" fo:background-color="transparent" loext:char-shading-value="0" style:language-asian="de" style:country-asian="DE" style:font-weight-asian="bold" style:font-name-complex="Courier New2" style:font-weight-complex="bold"/>
    </style:style>
    <style:style style:name="T166" style:family="text">
      <style:text-properties fo:color="#000000" style:font-name="Courier New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167" style:family="text">
      <style:text-properties fo:color="#000000" style:font-name="Courier New" officeooo:rsid="01414efd" fo:background-color="#ffff00" loext:char-shading-value="0" style:language-asian="de" style:country-asian="DE" style:font-name-complex="Courier New2" style:font-weight-complex="bold"/>
    </style:style>
    <style:style style:name="T168" style:family="text">
      <style:text-properties fo:color="#000000" style:font-name="Courier New" officeooo:rsid="014104a5" fo:background-color="#ffff00" loext:char-shading-value="0" style:language-asian="de" style:country-asian="DE" style:font-name-complex="Courier New2" style:font-weight-complex="bold"/>
    </style:style>
    <style:style style:name="T169" style:family="text">
      <style:text-properties fo:color="#000000" style:font-name="Courier New" officeooo:rsid="02583aec" fo:background-color="#ffff00" loext:char-shading-value="0" style:language-asian="de" style:country-asian="DE" style:font-name-complex="Courier New2" style:font-weight-complex="bold"/>
    </style:style>
    <style:style style:name="T170" style:family="text">
      <style:text-properties fo:color="#000000" style:font-name="Courier New" officeooo:rsid="0217f402" fo:background-color="#00ff00" loext:char-shading-value="0" style:language-asian="de" style:country-asian="DE" style:font-name-complex="Courier New2" style:font-weight-complex="bold"/>
    </style:style>
    <style:style style:name="T171" style:family="text">
      <style:text-properties fo:color="#000000" fo:font-weight="bold" fo:background-color="#c0c0c0" loext:char-shading-value="0" style:language-asian="de" style:country-asian="DE" style:font-weight-asian="bold" style:font-name-complex="Courier New2"/>
    </style:style>
    <style:style style:name="T172" style:family="text">
      <style:text-properties fo:color="#000000" fo:font-weight="bold" officeooo:rsid="004a07d4" fo:background-color="#c0c0c0" loext:char-shading-value="0" style:language-asian="de" style:country-asian="DE" style:font-weight-asian="bold" style:font-name-complex="Courier New2"/>
    </style:style>
    <style:style style:name="T173" style:family="text">
      <style:text-properties fo:color="#000000" fo:font-weight="bold" officeooo:rsid="0035fa23" fo:background-color="#d4ea6b" loext:char-shading-value="0" style:language-asian="de" style:country-asian="DE" style:font-weight-asian="bold" style:font-name-complex="Courier New2"/>
    </style:style>
    <style:style style:name="T174" style:family="text">
      <style:text-properties fo:color="#000000" fo:font-weight="bold" officeooo:rsid="005a5171" fo:background-color="#d4ea6b" loext:char-shading-value="0" style:language-asian="de" style:country-asian="DE" style:font-weight-asian="bold" style:font-name-complex="Courier New2"/>
    </style:style>
    <style:style style:name="T175" style:family="text">
      <style:text-properties fo:color="#000000" fo:font-weight="bold" officeooo:rsid="004a07d4" fo:background-color="#d4ea6b" loext:char-shading-value="0" style:language-asian="de" style:country-asian="DE" style:font-weight-asian="bold" style:font-name-complex="Courier New2"/>
    </style:style>
    <style:style style:name="T176" style:family="text">
      <style:text-properties fo:color="#000000" fo:font-weight="bold" officeooo:rsid="00e6c1d9" fo:background-color="#d4ea6b" loext:char-shading-value="0" style:language-asian="de" style:country-asian="DE" style:font-weight-asian="bold" style:font-name-complex="Courier New2"/>
    </style:style>
    <style:style style:name="T177" style:family="text">
      <style:text-properties fo:color="#000000" fo:font-weight="bold" officeooo:rsid="0255346c" fo:background-color="#d4ea6b" loext:char-shading-value="0" style:language-asian="de" style:country-asian="DE" style:font-weight-asian="bold" style:font-name-complex="Courier New2"/>
    </style:style>
    <style:style style:name="T178" style:family="text">
      <style:text-properties fo:color="#000000" fo:font-weight="bold" officeooo:rsid="02571d1b" fo:background-color="#d4ea6b" loext:char-shading-value="0" style:language-asian="de" style:country-asian="DE" style:font-weight-asian="bold" style:font-name-complex="Courier New2"/>
    </style:style>
    <style:style style:name="T179" style:family="text">
      <style:text-properties fo:color="#000000" fo:font-weight="bold" officeooo:rsid="02616b59" fo:background-color="#d4ea6b" loext:char-shading-value="0" style:language-asian="de" style:country-asian="DE" style:font-weight-asian="bold" style:font-name-complex="Courier New2"/>
    </style:style>
    <style:style style:name="T180" style:family="text">
      <style:text-properties fo:color="#000000" fo:font-weight="bold" officeooo:rsid="006d143d" fo:background-color="transparent" loext:char-shading-value="0" style:language-asian="de" style:country-asian="DE" style:font-weight-asian="bold" style:font-name-complex="Courier New2" style:font-weight-complex="bold"/>
    </style:style>
    <style:style style:name="T181" style:family="text">
      <style:text-properties fo:color="#000000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182" style:family="text">
      <style:text-properties fo:color="#000000" fo:font-weight="bold" officeooo:rsid="0233f548" fo:background-color="#cccccc" loext:char-shading-value="0" style:language-asian="de" style:country-asian="DE" style:font-weight-asian="bold" style:font-name-complex="Courier New2" style:font-weight-complex="bold"/>
    </style:style>
    <style:style style:name="T183" style:family="text">
      <style:text-properties fo:color="#000000" fo:font-weight="bold" officeooo:rsid="01414efd" fo:background-color="#ffff00" loext:char-shading-value="0" style:language-asian="de" style:country-asian="DE" style:font-weight-asian="bold" style:font-name-complex="Courier New2" style:font-weight-complex="bold"/>
    </style:style>
    <style:style style:name="T184" style:family="text">
      <style:text-properties fo:color="#000000" fo:font-weight="bold" officeooo:rsid="014104a5" fo:background-color="#ffff00" loext:char-shading-value="0" style:language-asian="de" style:country-asian="DE" style:font-weight-asian="bold" style:font-name-complex="Courier New2" style:font-weight-complex="bold"/>
    </style:style>
    <style:style style:name="T185" style:family="text">
      <style:text-properties fo:color="#000000" fo:font-weight="bold" officeooo:rsid="0255346c" fo:background-color="#ffff00" loext:char-shading-value="0" style:language-asian="de" style:country-asian="DE" style:font-weight-asian="bold" style:font-name-complex="Courier New2" style:font-weight-complex="bold"/>
    </style:style>
    <style:style style:name="T186" style:family="text">
      <style:text-properties fo:color="#000000" fo:font-weight="bold" officeooo:rsid="02571d1b" fo:background-color="#ffff00" loext:char-shading-value="0" style:language-asian="de" style:country-asian="DE" style:font-weight-asian="bold" style:font-name-complex="Courier New2" style:font-weight-complex="bold"/>
    </style:style>
    <style:style style:name="T187" style:family="text">
      <style:text-properties fo:color="#000000" fo:font-weight="bold" officeooo:rsid="00a14261" fo:background-color="#bababa" loext:char-shading-value="0" style:language-asian="de" style:country-asian="DE" style:font-weight-asian="bold" style:font-name-complex="Courier New2" style:font-weight-complex="bold"/>
    </style:style>
    <style:style style:name="T188" style:family="text">
      <style:text-properties fo:color="#000000" fo:font-weight="bold" officeooo:rsid="016f249c" fo:background-color="#bababa" loext:char-shading-value="0" style:language-asian="de" style:country-asian="DE" style:font-weight-asian="bold" style:font-name-complex="Courier New2" style:font-weight-complex="bold"/>
    </style:style>
    <style:style style:name="T189" style:family="text">
      <style:text-properties fo:color="#000000" officeooo:rsid="005a3972" style:language-asian="de" style:country-asian="DE" style:font-name-complex="Courier New2"/>
    </style:style>
    <style:style style:name="T190" style:family="text">
      <style:text-properties fo:color="#000000" officeooo:rsid="00e4c5e6" style:language-asian="de" style:country-asian="DE" style:font-name-complex="Courier New2"/>
    </style:style>
    <style:style style:name="T191" style:family="text">
      <style:text-properties fo:color="#000000" officeooo:rsid="0182d0bd" style:language-asian="de" style:country-asian="DE" style:font-name-complex="Courier New2"/>
    </style:style>
    <style:style style:name="T192" style:family="text">
      <style:text-properties fo:color="#000000" officeooo:rsid="005a3972" style:language-asian="de" style:country-asian="DE" style:font-name-complex="Courier New2" style:font-weight-complex="bold"/>
    </style:style>
    <style:style style:name="T193" style:family="text">
      <style:text-properties fo:color="#000000" officeooo:rsid="02583aec" style:language-asian="de" style:country-asian="DE" style:font-name-complex="Courier New2" style:font-weight-complex="bold"/>
    </style:style>
    <style:style style:name="T194" style:family="text">
      <style:text-properties fo:color="#000000" officeooo:rsid="00f04ac3" style:language-asian="de" style:country-asian="DE" style:font-name-complex="Courier New2"/>
    </style:style>
    <style:style style:name="T195" style:family="text">
      <style:text-properties fo:color="#000000" officeooo:rsid="00e6c1d9" style:language-asian="de" style:country-asian="DE" style:font-name-complex="Courier New2"/>
    </style:style>
    <style:style style:name="T196" style:family="text">
      <style:text-properties fo:color="#000000" style:text-underline-style="none" fo:font-weight="bold" style:font-name-asian="Calibri" style:font-weight-asian="bold"/>
    </style:style>
    <style:style style:name="T197" style:family="text">
      <style:text-properties fo:color="#000000" style:text-underline-style="none" fo:font-weight="bold" fo:background-color="#d4ea6b" loext:char-shading-value="0" style:font-name-asian="Calibri" style:font-weight-asian="bold"/>
    </style:style>
    <style:style style:name="T198" style:family="text">
      <style:text-properties fo:color="#000000" style:text-underline-style="none" fo:font-weight="bold" officeooo:rsid="016d4a15" fo:background-color="#d4ea6b" loext:char-shading-value="0" style:font-name-asian="Calibri" style:font-weight-asian="bold"/>
    </style:style>
    <style:style style:name="T199" style:family="text">
      <style:text-properties fo:color="#000000" style:text-underline-style="none" fo:font-weight="bold" officeooo:rsid="0177279a" fo:background-color="transparent" loext:char-shading-value="0" style:font-weight-asian="bold" style:font-name-complex="Courier New2" style:font-weight-complex="bold"/>
    </style:style>
    <style:style style:name="T200" style:family="text">
      <style:text-properties fo:color="#000000" style:text-underline-style="none" fo:font-weight="bold" officeooo:rsid="014c0dc9" fo:background-color="#cccccc" loext:char-shading-value="0" style:font-weight-asian="bold" style:font-name-complex="Courier New2" style:font-weight-complex="bold"/>
    </style:style>
    <style:style style:name="T201" style:family="text">
      <style:text-properties fo:color="#000000" style:text-underline-style="none" fo:font-weight="bold" fo:background-color="#cccccc" loext:char-shading-value="0" style:font-weight-asian="bold" style:font-weight-complex="bold"/>
    </style:style>
    <style:style style:name="T202" style:family="text">
      <style:text-properties fo:color="#000000" style:text-underline-style="none" fo:font-weight="bold" officeooo:rsid="014ddffe" fo:background-color="#cccccc" loext:char-shading-value="0" style:font-weight-asian="bold" style:font-weight-complex="bold"/>
    </style:style>
    <style:style style:name="T203" style:family="text">
      <style:text-properties fo:color="#000000" style:text-underline-style="none" fo:font-weight="bold" officeooo:rsid="0232c388" fo:background-color="#cccccc" loext:char-shading-value="0" style:font-weight-asian="bold" style:font-weight-complex="bold"/>
    </style:style>
    <style:style style:name="T204" style:family="text">
      <style:text-properties fo:color="#000000" style:text-underline-style="none" fo:font-weight="normal" officeooo:rsid="00a14261" fo:background-color="transparent" loext:char-shading-value="0" style:font-weight-asian="normal" style:font-name-complex="Courier New2" style:font-weight-complex="normal"/>
    </style:style>
    <style:style style:name="T205" style:family="text">
      <style:text-properties fo:color="#000000" style:text-underline-style="none" fo:font-weight="normal" officeooo:rsid="00468a9a" fo:background-color="transparent" loext:char-shading-value="0" style:font-weight-asian="normal" style:font-name-complex="Courier New2" style:font-weight-complex="normal"/>
    </style:style>
    <style:style style:name="T206" style:family="text">
      <style:text-properties fo:color="#000000" style:text-underline-style="none" fo:font-weight="normal" officeooo:rsid="0186d8e7" fo:background-color="transparent" loext:char-shading-value="0" style:font-weight-asian="normal" style:font-name-complex="Courier New2" style:font-weight-complex="normal"/>
    </style:style>
    <style:style style:name="T207" style:family="text">
      <style:text-properties fo:color="#000000" style:text-underline-style="none" fo:font-weight="normal" officeooo:rsid="01863c1c" fo:background-color="transparent" loext:char-shading-value="0" style:font-weight-asian="normal" style:font-name-complex="Courier New2" style:font-weight-complex="normal"/>
    </style:style>
    <style:style style:name="T208" style:family="text">
      <style:text-properties fo:color="#000000" style:text-underline-style="none" fo:font-weight="normal" officeooo:rsid="00c354e9" fo:background-color="transparent" loext:char-shading-value="0" style:font-weight-asian="normal" style:font-name-complex="Courier New2" style:font-weight-complex="normal"/>
    </style:style>
    <style:style style:name="T209" style:family="text">
      <style:text-properties fo:color="#000000" style:text-underline-style="none" fo:font-weight="normal" officeooo:rsid="0102a03b" fo:background-color="transparent" loext:char-shading-value="0" style:font-weight-asian="normal" style:font-name-complex="Courier New2" style:font-weight-complex="normal"/>
    </style:style>
    <style:style style:name="T210" style:family="text">
      <style:text-properties fo:color="#000000" style:text-underline-style="none" fo:font-weight="normal" officeooo:rsid="00d4a340" fo:background-color="transparent" loext:char-shading-value="0" style:font-weight-asian="normal" style:font-name-complex="Courier New2" style:font-weight-complex="normal"/>
    </style:style>
    <style:style style:name="T211" style:family="text">
      <style:text-properties fo:color="#000000" style:text-underline-style="none" fo:font-weight="normal" officeooo:rsid="00f226bf" fo:background-color="transparent" loext:char-shading-value="0" style:font-weight-asian="normal" style:font-name-complex="Courier New2" style:font-weight-complex="normal"/>
    </style:style>
    <style:style style:name="T212" style:family="text">
      <style:text-properties fo:color="#000000" style:text-underline-style="none" fo:font-weight="normal" officeooo:rsid="0134ea98" fo:background-color="transparent" loext:char-shading-value="0" style:font-weight-asian="normal" style:font-name-complex="Courier New2" style:font-weight-complex="normal"/>
    </style:style>
    <style:style style:name="T213" style:family="text">
      <style:text-properties fo:color="#000000" style:text-underline-style="none" fo:font-weight="normal" officeooo:rsid="0146fae1" fo:background-color="transparent" loext:char-shading-value="0" style:font-weight-asian="normal" style:font-name-complex="Courier New2" style:font-weight-complex="normal"/>
    </style:style>
    <style:style style:name="T214" style:family="text">
      <style:text-properties fo:color="#000000" style:text-underline-style="none" fo:font-weight="normal" officeooo:rsid="01495400" fo:background-color="transparent" loext:char-shading-value="0" style:font-weight-asian="normal" style:font-name-complex="Courier New2" style:font-weight-complex="normal"/>
    </style:style>
    <style:style style:name="T215" style:family="text">
      <style:text-properties fo:color="#000000" style:text-underline-style="none" fo:font-weight="normal" officeooo:rsid="013faed8" fo:background-color="transparent" loext:char-shading-value="0" style:font-weight-asian="normal" style:font-name-complex="Courier New2" style:font-weight-complex="normal"/>
    </style:style>
    <style:style style:name="T216" style:family="text">
      <style:text-properties fo:color="#000000" style:text-underline-style="none" fo:font-weight="normal" officeooo:rsid="0140320c" fo:background-color="transparent" loext:char-shading-value="0" style:font-weight-asian="normal" style:font-name-complex="Courier New2" style:font-weight-complex="normal"/>
    </style:style>
    <style:style style:name="T217" style:family="text">
      <style:text-properties fo:color="#000000" style:text-underline-style="none" fo:font-weight="normal" officeooo:rsid="01626c34" fo:background-color="transparent" loext:char-shading-value="0" style:font-weight-asian="normal" style:font-name-complex="Courier New2" style:font-weight-complex="normal"/>
    </style:style>
    <style:style style:name="T218" style:family="text">
      <style:text-properties fo:color="#000000" style:text-underline-style="none" fo:font-weight="normal" officeooo:rsid="015c5bf7" fo:background-color="transparent" loext:char-shading-value="0" style:font-weight-asian="normal" style:font-weight-complex="normal"/>
    </style:style>
    <style:style style:name="T219" style:family="text">
      <style:text-properties fo:color="#000000" style:text-underline-style="none" fo:font-weight="normal" officeooo:rsid="00c8e15b" fo:background-color="transparent" loext:char-shading-value="0" style:font-weight-asian="normal" style:font-weight-complex="normal"/>
    </style:style>
    <style:style style:name="T220" style:family="text">
      <style:text-properties fo:color="#000000" style:text-underline-style="none" fo:font-weight="normal" officeooo:rsid="005a3972" fo:background-color="transparent" loext:char-shading-value="0" style:font-weight-asian="normal" style:font-weight-complex="normal"/>
    </style:style>
    <style:style style:name="T221" style:family="text">
      <style:text-properties fo:color="#000000" style:text-underline-style="none" fo:font-weight="normal" officeooo:rsid="005a3972" fo:background-color="transparent" loext:char-shading-value="0" style:language-asian="de" style:country-asian="DE" style:font-weight-asian="normal" style:font-name-complex="Courier New2" style:font-weight-complex="normal"/>
    </style:style>
    <style:style style:name="T222" style:family="text">
      <style:text-properties fo:color="#000000" style:text-underline-style="none" fo:font-weight="normal" officeooo:rsid="0142f387" fo:background-color="transparent" loext:char-shading-value="0" style:language-asian="de" style:country-asian="DE" style:font-weight-asian="normal" style:font-name-complex="Courier New2" style:font-weight-complex="normal"/>
    </style:style>
    <style:style style:name="T223" style:family="text">
      <style:text-properties fo:color="#000000" style:text-underline-style="none" fo:font-weight="normal" officeooo:rsid="01439230" fo:background-color="transparent" loext:char-shading-value="0" style:language-asian="de" style:country-asian="DE" style:font-weight-asian="normal" style:font-name-complex="Courier New2" style:font-weight-complex="normal"/>
    </style:style>
    <style:style style:name="T224" style:family="text">
      <style:text-properties fo:color="#000000" style:text-underline-style="none" fo:font-weight="normal" officeooo:rsid="00c8e15b" fo:background-color="transparent" loext:char-shading-value="0" style:language-asian="de" style:country-asian="DE" style:font-weight-asian="normal" style:font-name-complex="Courier New2" style:font-weight-complex="normal"/>
    </style:style>
    <style:style style:name="T225" style:family="text">
      <style:text-properties fo:color="#000000" style:text-underline-style="none" fo:font-weight="normal" officeooo:rsid="01502c01" fo:background-color="transparent" loext:char-shading-value="0" style:language-asian="de" style:country-asian="DE" style:font-weight-asian="normal" style:font-name-complex="Courier New2" style:font-weight-complex="normal"/>
    </style:style>
    <style:style style:name="T226" style:family="text">
      <style:text-properties fo:color="#000000" style:text-underline-style="none" fo:font-weight="normal" officeooo:rsid="01521605" fo:background-color="transparent" loext:char-shading-value="0" style:language-asian="de" style:country-asian="DE" style:font-weight-asian="normal" style:font-name-complex="Courier New2" style:font-weight-complex="normal"/>
    </style:style>
    <style:style style:name="T227" style:family="text">
      <style:text-properties fo:color="#000000" style:text-underline-style="none" fo:font-weight="normal" officeooo:rsid="013b8f1f" fo:background-color="transparent" loext:char-shading-value="0" style:language-asian="de" style:country-asian="DE" style:font-weight-asian="normal" style:font-name-complex="Courier New2" style:font-weight-complex="normal"/>
    </style:style>
    <style:style style:name="T228" style:family="text">
      <style:text-properties fo:color="#000000" style:text-underline-style="none" fo:font-weight="normal" officeooo:rsid="00ebf713" fo:background-color="transparent" loext:char-shading-value="0" style:language-asian="de" style:country-asian="DE" style:font-weight-asian="normal" style:font-name-complex="Courier New2" style:font-weight-complex="normal"/>
    </style:style>
    <style:style style:name="T229" style:family="text">
      <style:text-properties fo:color="#000000" style:text-underline-style="none" fo:font-weight="normal" officeooo:rsid="015a6a7a" fo:background-color="transparent" loext:char-shading-value="0" style:language-asian="de" style:country-asian="DE" style:font-weight-asian="normal" style:font-name-complex="Courier New2" style:font-weight-complex="normal"/>
    </style:style>
    <style:style style:name="T230" style:family="text">
      <style:text-properties fo:color="#000000" style:text-underline-style="none" fo:font-weight="normal" officeooo:rsid="015ba8e9" fo:background-color="transparent" loext:char-shading-value="0" style:language-asian="de" style:country-asian="DE" style:font-weight-asian="normal" style:font-name-complex="Courier New2" style:font-weight-complex="normal"/>
    </style:style>
    <style:style style:name="T231" style:family="text">
      <style:text-properties fo:color="#000000" style:text-underline-style="none" fo:font-weight="normal" officeooo:rsid="015dd57d" fo:background-color="transparent" loext:char-shading-value="0" style:language-asian="de" style:country-asian="DE" style:font-weight-asian="normal" style:font-name-complex="Courier New2" style:font-weight-complex="normal"/>
    </style:style>
    <style:style style:name="T232" style:family="text">
      <style:text-properties fo:color="#000000" style:text-underline-style="none" fo:font-weight="normal" officeooo:rsid="00ce7d99" fo:background-color="transparent" loext:char-shading-value="0" style:language-asian="de" style:country-asian="DE" style:font-weight-asian="normal" style:font-name-complex="Courier New2" style:font-weight-complex="normal"/>
    </style:style>
    <style:style style:name="T233" style:family="text">
      <style:text-properties fo:color="#000000" style:text-underline-style="none" fo:font-weight="normal" officeooo:rsid="0169026c" fo:background-color="transparent" loext:char-shading-value="0" style:language-asian="de" style:country-asian="DE" style:font-weight-asian="normal" style:font-name-complex="Courier New2" style:font-weight-complex="normal"/>
    </style:style>
    <style:style style:name="T234" style:family="text">
      <style:text-properties fo:color="#000000" style:text-underline-style="none" fo:font-weight="normal" officeooo:rsid="012dbd13" fo:background-color="transparent" loext:char-shading-value="0" style:language-asian="de" style:country-asian="DE" style:font-weight-asian="normal" style:font-name-complex="Courier New2" style:font-weight-complex="normal"/>
    </style:style>
    <style:style style:name="T235" style:family="text">
      <style:text-properties fo:color="#000000" style:text-underline-style="none" fo:font-weight="normal" officeooo:rsid="0165ff46" fo:background-color="transparent" loext:char-shading-value="0" style:language-asian="de" style:country-asian="DE" style:font-weight-asian="normal" style:font-name-complex="Courier New2" style:font-weight-complex="normal"/>
    </style:style>
    <style:style style:name="T236" style:family="text">
      <style:text-properties fo:color="#000000" style:text-underline-style="none" fo:font-weight="normal" officeooo:rsid="00c97e52" fo:background-color="transparent" loext:char-shading-value="0" style:language-asian="de" style:country-asian="DE" style:font-weight-asian="normal" style:font-name-complex="Courier New2" style:font-weight-complex="normal"/>
    </style:style>
    <style:style style:name="T237" style:family="text">
      <style:text-properties fo:color="#000000" style:text-underline-style="none" fo:font-weight="normal" officeooo:rsid="0122d02c" fo:background-color="transparent" loext:char-shading-value="0" style:language-asian="de" style:country-asian="DE" style:font-weight-asian="normal" style:font-name-complex="Courier New2" style:font-weight-complex="normal"/>
    </style:style>
    <style:style style:name="T238" style:family="text">
      <style:text-properties fo:color="#000000" style:text-underline-style="none" fo:font-weight="normal" officeooo:rsid="01153f5f" fo:background-color="transparent" loext:char-shading-value="0" style:language-asian="de" style:country-asian="DE" style:font-weight-asian="normal" style:font-name-complex="Courier New2" style:font-weight-complex="normal"/>
    </style:style>
    <style:style style:name="T239" style:family="text">
      <style:text-properties fo:color="#000000" style:text-underline-style="none" fo:font-weight="normal" officeooo:rsid="012246d6" fo:background-color="transparent" loext:char-shading-value="0" style:language-asian="de" style:country-asian="DE" style:font-weight-asian="normal" style:font-name-complex="Courier New2" style:font-weight-complex="normal"/>
    </style:style>
    <style:style style:name="T240" style:family="text">
      <style:text-properties fo:color="#000000" style:text-underline-style="none" fo:font-weight="normal" officeooo:rsid="012bd56e" fo:background-color="transparent" loext:char-shading-value="0" style:language-asian="de" style:country-asian="DE" style:font-weight-asian="normal" style:font-name-complex="Courier New2" style:font-weight-complex="normal"/>
    </style:style>
    <style:style style:name="T241" style:family="text">
      <style:text-properties fo:color="#000000" style:text-underline-style="none" fo:font-weight="normal" officeooo:rsid="015ccf5f" fo:background-color="transparent" loext:char-shading-value="0" style:language-asian="de" style:country-asian="DE" style:font-weight-asian="normal" style:font-name-complex="Courier New2" style:font-weight-complex="normal"/>
    </style:style>
    <style:style style:name="T242" style:family="text">
      <style:text-properties fo:color="#000000" style:text-underline-style="none" fo:font-weight="normal" officeooo:rsid="011189ac" fo:background-color="transparent" loext:char-shading-value="0" style:language-asian="de" style:country-asian="DE" style:font-weight-asian="normal" style:font-name-complex="Courier New2" style:font-weight-complex="normal"/>
    </style:style>
    <style:style style:name="T243" style:family="text">
      <style:text-properties fo:color="#000000" style:text-underline-style="none" fo:font-weight="normal" officeooo:rsid="00588906" fo:background-color="transparent" loext:char-shading-value="0" style:language-asian="de" style:country-asian="DE" style:font-weight-asian="normal" style:font-name-complex="Courier New2" style:font-weight-complex="normal"/>
    </style:style>
    <style:style style:name="T244" style:family="text">
      <style:text-properties fo:color="#000000" style:text-underline-style="none" fo:font-weight="normal" officeooo:rsid="006d143d" fo:background-color="transparent" loext:char-shading-value="0" style:language-asian="de" style:country-asian="DE" style:font-weight-asian="normal" style:font-name-complex="Courier New2" style:font-weight-complex="normal"/>
    </style:style>
    <style:style style:name="T245" style:family="text">
      <style:text-properties fo:color="#000000" style:text-underline-style="none" fo:font-weight="normal" officeooo:rsid="000e4f97" fo:background-color="transparent" loext:char-shading-value="0" style:language-asian="de" style:country-asian="DE" style:font-weight-asian="normal" style:font-weight-complex="normal"/>
    </style:style>
    <style:style style:name="T246" style:family="text">
      <style:text-properties fo:color="#000000" style:text-underline-style="none" officeooo:rsid="005a3972" fo:background-color="transparent" loext:char-shading-value="0" style:language-asian="de" style:country-asian="DE" style:font-name-complex="Courier New2"/>
    </style:style>
    <style:style style:name="T247" style:family="text">
      <style:text-properties fo:color="#000000" style:text-underline-style="none" officeooo:rsid="015dd57d" fo:background-color="transparent" loext:char-shading-value="0" style:language-asian="de" style:country-asian="DE" style:font-name-complex="Courier New2"/>
    </style:style>
    <style:style style:name="T248" style:family="text">
      <style:text-properties fo:color="#000000" style:text-underline-style="none" officeooo:rsid="00588906" fo:background-color="transparent" loext:char-shading-value="0" style:language-asian="de" style:country-asian="DE" style:font-name-complex="Courier New2"/>
    </style:style>
    <style:style style:name="T249" style:family="text">
      <style:text-properties fo:color="#000000" style:text-underline-style="none" officeooo:rsid="006d143d" fo:background-color="transparent" loext:char-shading-value="0" style:language-asian="de" style:country-asian="DE" style:font-name-complex="Courier New2"/>
    </style:style>
    <style:style style:name="T250" style:family="text">
      <style:text-properties fo:color="#000000" style:text-underline-style="none" officeooo:rsid="000e4f97" fo:background-color="transparent" loext:char-shading-value="0" style:language-asian="de" style:country-asian="DE"/>
    </style:style>
    <style:style style:name="T251" style:family="text">
      <style:text-properties fo:color="#000000" style:text-underline-style="none" officeooo:rsid="015c5bf7" fo:background-color="transparent" loext:char-shading-value="0"/>
    </style:style>
    <style:style style:name="T252" style:family="text">
      <style:text-properties fo:color="#000000" style:text-underline-style="none" officeooo:rsid="01626c34" fo:background-color="transparent" loext:char-shading-value="0" style:font-name-complex="Courier New2"/>
    </style:style>
    <style:style style:name="T253" style:family="text">
      <style:text-properties fo:color="#000000" style:text-underline-style="none" officeooo:rsid="005a3972" fo:background-color="transparent" loext:char-shading-value="0"/>
    </style:style>
    <style:style style:name="T254" style:family="text">
      <style:text-properties fo:color="#000000" style:text-underline-style="none" officeooo:rsid="005a3972" style:language-asian="de" style:country-asian="DE" style:font-name-complex="Courier New2"/>
    </style:style>
    <style:style style:name="T255" style:family="text">
      <style:text-properties fo:color="#000000" fo:font-size="10pt" fo:font-style="normal" style:text-underline-style="none" fo:font-weight="bold" officeooo:rsid="009e842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56" style:family="text">
      <style:text-properties fo:color="#000000" fo:font-size="10pt" fo:font-style="normal" style:text-underline-style="none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57" style:family="text">
      <style:text-properties fo:color="#000000" fo:font-size="10pt" fo:font-style="normal" style:text-underline-style="none" fo:font-weight="bold" officeooo:rsid="0269627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58" style:family="text">
      <style:text-properties fo:color="#000000" fo:font-size="10pt" fo:font-style="normal" style:text-underline-style="none" fo:font-weight="bold" officeooo:rsid="01b77ec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59" style:family="text">
      <style:text-properties fo:color="#000000" fo:font-size="10pt" fo:font-style="normal" style:text-underline-style="none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60" style:family="text">
      <style:text-properties fo:color="#000000" fo:font-size="10pt" fo:font-style="normal" style:text-underline-style="none" fo:font-weight="bold" officeooo:rsid="003e90dc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61" style:family="text">
      <style:text-properties fo:color="#000000" fo:font-size="10pt" fo:font-style="normal" style:text-underline-style="none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62" style:family="text">
      <style:text-properties fo:color="#000000" fo:font-size="10pt" fo:font-style="normal" style:text-underline-style="none" fo:font-weight="normal" officeooo:rsid="00c8e15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63" style:family="text">
      <style:text-properties fo:color="#000000" fo:font-size="10pt" fo:font-style="normal" style:text-underline-style="none" fo:font-weight="normal" officeooo:rsid="014e6e9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64" style:family="text">
      <style:text-properties fo:color="#000000" fo:font-size="10pt" fo:font-style="normal" style:text-underline-style="none" fo:font-weight="normal" officeooo:rsid="01b77ec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65" style:family="text">
      <style:text-properties fo:color="#000000" fo:font-size="10pt" fo:font-style="normal" style:text-underline-style="none" fo:font-weight="normal" officeooo:rsid="01abee4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66" style:family="text">
      <style:text-properties fo:color="#000000" fo:font-size="10pt" fo:font-style="normal" style:text-underline-style="none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67" style:family="text">
      <style:text-properties fo:color="#000000" fo:font-size="10pt" fo:font-style="normal" style:text-underline-style="none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268" style:family="text">
      <style:text-properties fo:color="#000000" fo:font-size="10pt" fo:font-style="normal" style:text-underline-style="none" officeooo:rsid="01c0ead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269" style:family="text">
      <style:text-properties fo:color="#000000" fo:font-size="10pt" fo:font-style="normal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0" style:family="text">
      <style:text-properties fo:color="#000000" fo:font-size="10pt" fo:font-style="normal" style:text-underline-style="solid" style:text-underline-width="auto" style:text-underline-color="font-color" fo:font-weight="bold" officeooo:rsid="018adc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1" style:family="text">
      <style:text-properties fo:color="#000000" fo:font-size="10pt" fo:font-style="normal" style:text-underline-style="solid" style:text-underline-width="auto" style:text-underline-color="font-color" fo:font-weight="bold" officeooo:rsid="00467ba7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2" style:family="text">
      <style:text-properties fo:color="#000000" fo:font-size="10pt" fo:font-style="normal" style:text-underline-style="solid" style:text-underline-width="auto" style:text-underline-color="font-color" fo:font-weight="bold" officeooo:rsid="005a3972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3" style:family="text">
      <style:text-properties fo:color="#000000" fo:font-size="10pt" fo:font-style="normal" style:text-underline-style="solid" style:text-underline-width="auto" style:text-underline-color="font-color" fo:font-weight="bold" officeooo:rsid="0037b55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4" style:family="text">
      <style:text-properties fo:color="#000000" fo:font-size="10pt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5" style:family="text">
      <style:text-properties fo:color="#000000" fo:font-size="10pt" fo:font-style="normal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6" style:family="text">
      <style:text-properties fo:color="#000000" fo:font-size="10pt" fo:font-style="normal" style:text-underline-style="solid" style:text-underline-width="auto" style:text-underline-color="font-color" fo:font-weight="bold" officeooo:rsid="014e6e9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7" style:family="text">
      <style:text-properties fo:color="#000000" fo:font-size="10pt" fo:font-style="normal" style:text-underline-style="solid" style:text-underline-width="auto" style:text-underline-color="font-color" fo:font-weight="bold" officeooo:rsid="01d8c4f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8" style:family="text">
      <style:text-properties fo:color="#000000" fo:font-size="10pt" fo:font-style="normal" style:text-underline-style="solid" style:text-underline-width="auto" style:text-underline-color="font-color" fo:font-weight="bold" officeooo:rsid="01b77ec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79" style:family="text">
      <style:text-properties fo:color="#000000" fo:font-size="10pt" fo:font-style="normal" style:text-underline-style="solid" style:text-underline-width="auto" style:text-underline-color="font-color" fo:font-weight="bold" officeooo:rsid="006d143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0" style:family="text">
      <style:text-properties fo:color="#000000" fo:font-size="10pt" fo:font-style="normal" style:text-underline-style="solid" style:text-underline-width="auto" style:text-underline-color="font-color" fo:font-weight="bold" officeooo:rsid="0032e2d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1" style:family="text">
      <style:text-properties fo:color="#000000" fo:font-size="10pt" fo:font-style="normal" style:text-underline-style="solid" style:text-underline-width="auto" style:text-underline-color="font-color" fo:font-weight="bold" officeooo:rsid="0045555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2" style:family="text">
      <style:text-properties fo:color="#000000" fo:font-size="10pt" fo:font-style="normal" style:text-underline-style="solid" style:text-underline-width="auto" style:text-underline-color="font-color" fo:font-weight="bold" officeooo:rsid="018d843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3" style:family="text">
      <style:text-properties fo:color="#000000" fo:font-size="10pt" fo:font-style="normal" style:text-underline-style="solid" style:text-underline-width="auto" style:text-underline-color="font-color" fo:font-weight="bold" officeooo:rsid="00520c8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4" style:family="text">
      <style:text-properties fo:color="#000000" fo:font-size="10pt" fo:font-style="normal" style:text-underline-style="solid" style:text-underline-width="auto" style:text-underline-color="font-color" fo:font-weight="bold" officeooo:rsid="01c0ead0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5" style:family="text">
      <style:text-properties fo:color="#000000" fo:font-size="10pt" fo:font-style="normal" style:text-underline-style="solid" style:text-underline-width="auto" style:text-underline-color="font-color" fo:font-weight="bold" officeooo:rsid="021321a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6" style:family="text">
      <style:text-properties fo:color="#000000" fo:font-size="10pt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7" style:family="text">
      <style:text-properties fo:color="#000000" fo:font-size="10pt" fo:font-style="normal" style:text-underline-style="solid" style:text-underline-width="auto" style:text-underline-color="font-color" fo:font-weight="bold" officeooo:rsid="0042a8b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8" style:family="text">
      <style:text-properties fo:color="#000000" fo:font-size="10pt" fo:font-style="normal" style:text-underline-style="solid" style:text-underline-width="auto" style:text-underline-color="font-color" fo:font-weight="bold" officeooo:rsid="01abee4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89" style:family="text">
      <style:text-properties fo:color="#000000" fo:font-size="10pt" fo:font-style="normal" style:text-underline-style="solid" style:text-underline-width="auto" style:text-underline-color="font-color" fo:font-weight="bold" officeooo:rsid="00373a5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0" style:family="text">
      <style:text-properties fo:color="#000000" fo:font-size="10pt" fo:font-style="normal" style:text-underline-style="solid" style:text-underline-width="auto" style:text-underline-color="font-color" fo:font-weight="bold" officeooo:rsid="00574204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1" style:family="text">
      <style:text-properties fo:color="#000000" fo:font-size="10pt" fo:font-style="normal" style:text-underline-style="solid" style:text-underline-width="auto" style:text-underline-color="font-color" fo:font-weight="bold" officeooo:rsid="01e2e87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2" style:family="text">
      <style:text-properties fo:color="#000000" fo:font-size="10pt" fo:font-style="normal" style:text-underline-style="solid" style:text-underline-width="auto" style:text-underline-color="font-color" fo:font-weight="bold" officeooo:rsid="01c44b49" fo:background-color="transparent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293" style:family="text">
      <style:text-properties fo:color="#000000" fo:font-size="10pt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94" style:family="text">
      <style:text-properties fo:color="#000000" fo:font-size="10pt" fo:font-style="normal" style:text-underline-style="solid" style:text-underline-width="auto" style:text-underline-color="font-color" fo:font-weight="bold" officeooo:rsid="01ce6025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95" style:family="text">
      <style:text-properties fo:color="#000000" fo:font-size="10pt" fo:font-style="normal" style:text-underline-style="solid" style:text-underline-width="auto" style:text-underline-color="font-color" fo:font-weight="bold" officeooo:rsid="01e0c76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96" style:family="text">
      <style:text-properties fo:color="#000000" fo:font-size="10pt" fo:font-style="normal" style:text-underline-style="solid" style:text-underline-width="auto" style:text-underline-color="font-color" fo:font-weight="bold" officeooo:rsid="006d1efa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297" style:family="text">
      <style:text-properties fo:color="#000000" fo:font-size="10pt" fo:font-style="normal" style:text-underline-style="solid" style:text-underline-width="auto" style:text-underline-color="font-color" fo:font-weight="bold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8" style:family="text">
      <style:text-properties fo:color="#000000" fo:font-size="10pt" fo:font-style="normal" style:text-underline-style="solid" style:text-underline-width="auto" style:text-underline-color="font-color" fo:font-weight="bold" officeooo:rsid="009e842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299" style:family="text">
      <style:text-properties fo:color="#000000" fo:font-size="10pt" fo:font-style="normal" style:text-underline-style="solid" style:text-underline-width="auto" style:text-underline-color="font-color" fo:font-weight="bold" officeooo:rsid="0045555a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0" style:family="text">
      <style:text-properties fo:color="#000000" fo:font-size="10pt" fo:font-style="normal" style:text-underline-style="solid" style:text-underline-width="auto" style:text-underline-color="font-color" fo:font-weight="bold" officeooo:rsid="01547fc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1" style:family="text">
      <style:text-properties fo:color="#000000" fo:font-size="10pt" fo:font-style="normal" style:text-underline-style="solid" style:text-underline-width="auto" style:text-underline-color="font-color" fo:font-weight="bold" officeooo:rsid="01920b2a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2" style:family="text">
      <style:text-properties fo:color="#000000" fo:font-size="10pt" fo:font-style="normal" style:text-underline-style="solid" style:text-underline-width="auto" style:text-underline-color="font-color" fo:font-weight="bold" officeooo:rsid="01d58b5f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3" style:family="text">
      <style:text-properties fo:color="#000000" fo:font-size="10pt" fo:font-style="normal" style:text-underline-style="solid" style:text-underline-width="auto" style:text-underline-color="font-color" fo:font-weight="bold" officeooo:rsid="00a14261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4" style:family="text">
      <style:text-properties fo:color="#000000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05" style:family="text">
      <style:text-properties fo:color="#000000" fo:font-size="10pt" fo:font-style="normal" style:text-underline-style="solid" style:text-underline-width="auto" style:text-underline-color="font-color" fo:font-weight="bold" officeooo:rsid="01ce5a48" style:font-size-asian="10pt" style:font-style-asian="normal" style:font-weight-asian="bold" style:font-size-complex="10pt" style:font-style-complex="normal" style:font-weight-complex="bold"/>
    </style:style>
    <style:style style:name="T306" style:family="text">
      <style:text-properties fo:color="#000000" fo:font-size="10pt" fo:font-style="normal" style:text-underline-style="solid" style:text-underline-width="auto" style:text-underline-color="font-color" fo:font-weight="bold" officeooo:rsid="01d1b87d" style:font-size-asian="10pt" style:font-style-asian="normal" style:font-weight-asian="bold" style:font-size-complex="10pt" style:font-style-complex="normal" style:font-weight-complex="bold"/>
    </style:style>
    <style:style style:name="T307" style:family="text">
      <style:text-properties fo:color="#000000" fo:font-size="10pt" fo:font-style="normal" style:text-underline-style="solid" style:text-underline-width="auto" style:text-underline-color="font-color" fo:font-weight="bold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8" style:family="text">
      <style:text-properties fo:color="#000000" fo:font-size="10pt" fo:font-style="normal" style:text-underline-style="solid" style:text-underline-width="auto" style:text-underline-color="font-color" fo:font-weight="bold" officeooo:rsid="01547fc5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09" style:family="text">
      <style:text-properties fo:color="#000000" fo:font-size="10pt" fo:font-style="normal" style:text-underline-style="solid" style:text-underline-width="auto" style:text-underline-color="font-color" officeooo:rsid="01d3a4b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0" style:family="text">
      <style:text-properties fo:color="#000000" fo:font-size="10pt" fo:font-style="normal" style:text-underline-style="solid" style:text-underline-width="auto" style:text-underline-color="font-color" officeooo:rsid="01d416b7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1" style:family="text">
      <style:text-properties fo:color="#000000" fo:font-size="10pt" fo:font-style="normal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2" style:family="text">
      <style:text-properties fo:color="#000000" fo:font-size="10pt" fo:font-style="normal" style:text-underline-style="solid" style:text-underline-width="auto" style:text-underline-color="font-color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3" style:family="text">
      <style:text-properties fo:color="#000000" fo:font-size="10pt" fo:font-style="normal" style:text-underline-style="solid" style:text-underline-width="auto" style:text-underline-color="font-color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4" style:family="text">
      <style:text-properties fo:color="#000000" fo:font-size="10pt" fo:font-style="normal" fo:font-weight="bold" officeooo:rsid="00520c8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" style:family="text">
      <style:text-properties fo:color="#000000" fo:font-size="10pt" fo:font-style="normal" fo:font-weight="bold" officeooo:rsid="003b1bc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" style:family="text">
      <style:text-properties fo:color="#000000" fo:font-size="10pt" fo:font-style="normal" fo:font-weight="bold" officeooo:rsid="020b86e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7" style:family="text">
      <style:text-properties fo:color="#000000" fo:font-size="10pt" fo:font-style="normal" fo:font-weight="bold" officeooo:rsid="0045555a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" style:family="text">
      <style:text-properties fo:color="#000000" fo:font-size="10pt" fo:font-style="normal" fo:font-weight="bold" officeooo:rsid="01d58b5f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" style:family="text">
      <style:text-properties fo:color="#000000" fo:font-size="10pt" fo:font-style="normal" fo:font-weight="bold" officeooo:rsid="020b86ec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" style:family="text">
      <style:text-properties fo:color="#000000" fo:font-size="10pt" fo:font-style="normal" fo:font-weight="bold" officeooo:rsid="020b86ec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1" style:family="text">
      <style:text-properties fo:color="#000000" fo:font-size="10pt" style:text-underline-style="none" fo:font-weight="bold" officeooo:rsid="00c8e15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2" style:family="text">
      <style:text-properties fo:color="#000000" fo:font-size="10pt" style:text-underline-style="none" officeooo:rsid="005a3972" style:font-size-asian="10pt" style:language-asian="de" style:country-asian="DE" style:font-name-complex="Courier New2" style:font-size-complex="10pt"/>
    </style:style>
    <style:style style:name="T323" style:family="text">
      <style:text-properties fo:color="#000000" fo:font-size="10pt" style:text-underline-style="none" officeooo:rsid="005a3972" fo:background-color="transparent" loext:char-shading-value="0" style:font-size-asian="10pt" style:language-asian="de" style:country-asian="DE" style:font-name-complex="Courier New2" style:font-size-complex="10pt"/>
    </style:style>
    <style:style style:name="T324" style:family="text">
      <style:text-properties fo:color="#000000" fo:font-size="10pt" style:text-underline-style="none" fo:font-weight="normal" officeooo:rsid="006d14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5" style:family="text">
      <style:text-properties fo:color="#000000" fo:font-size="10pt" style:text-underline-style="none" fo:font-weight="normal" officeooo:rsid="012fbce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6" style:family="text">
      <style:text-properties fo:color="#000000" fo:font-size="10pt" style:text-underline-style="none" fo:font-weight="normal" officeooo:rsid="0120e07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7" style:family="text">
      <style:text-properties fo:color="#000000" fo:font-size="10pt" style:text-underline-style="none" fo:font-weight="normal" officeooo:rsid="01092a5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8" style:family="text">
      <style:text-properties fo:color="#000000" fo:font-size="10pt" style:text-underline-style="none" fo:font-weight="normal" officeooo:rsid="00c8e15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9" style:family="text">
      <style:text-properties fo:color="#000000" fo:font-size="10pt" style:text-underline-style="none" fo:font-weight="normal" officeooo:rsid="005a397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0" style:family="text">
      <style:text-properties fo:color="#000000" fo:font-size="10pt" style:text-underline-style="none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1" style:family="text">
      <style:text-properties fo:color="#000000" fo:font-size="10pt" style:text-underline-style="none" fo:font-weight="normal" officeooo:rsid="018479c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2" style:family="text">
      <style:text-properties fo:color="#000000" fo:font-size="10pt" style:text-underline-style="none" fo:font-weight="normal" officeooo:rsid="0197aef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3" style:family="text">
      <style:text-properties fo:color="#000000" fo:font-size="10pt" style:text-underline-style="none" fo:font-weight="normal" officeooo:rsid="01a93a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4" style:family="text">
      <style:text-properties fo:color="#000000" fo:font-size="10pt" style:text-underline-style="none" fo:font-weight="normal" officeooo:rsid="016f249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5" style:family="text">
      <style:text-properties fo:color="#000000" fo:font-size="10pt" style:text-underline-style="none" fo:font-weight="normal" officeooo:rsid="01721eb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6" style:family="text">
      <style:text-properties fo:color="#000000" fo:font-size="10pt" style:text-underline-style="none" fo:font-weight="normal" officeooo:rsid="02571d1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7" style:family="text">
      <style:text-properties fo:color="#000000" fo:font-size="10pt" style:text-underline-style="none" fo:font-weight="normal" officeooo:rsid="024c23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8" style:family="text">
      <style:text-properties fo:color="#000000" fo:font-size="10pt" style:text-underline-style="none" fo:font-weight="normal" officeooo:rsid="024d93f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9" style:family="text">
      <style:text-properties fo:color="#000000" fo:font-size="10pt" style:text-underline-style="none" fo:font-weight="normal" officeooo:rsid="024f6c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0" style:family="text">
      <style:text-properties fo:color="#000000" fo:font-size="10pt" style:text-underline-style="none" fo:font-weight="normal" officeooo:rsid="01aeea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1" style:family="text">
      <style:text-properties fo:color="#000000" fo:font-size="10pt" style:text-underline-style="none" fo:font-weight="normal" officeooo:rsid="01aff64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2" style:family="text">
      <style:text-properties fo:color="#000000" fo:font-size="10pt" style:text-underline-style="none" fo:font-weight="normal" officeooo:rsid="00fbd35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3" style:family="text">
      <style:text-properties fo:color="#000000" fo:font-size="10pt" style:text-underline-style="none" fo:font-weight="normal" officeooo:rsid="01bc78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4" style:family="text">
      <style:text-properties fo:color="#000000" fo:font-size="10pt" style:text-underline-style="none" fo:font-weight="normal" officeooo:rsid="01c000d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5" style:family="text">
      <style:text-properties fo:color="#000000" fo:font-size="10pt" style:text-underline-style="none" fo:font-weight="normal" officeooo:rsid="01ba98d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6" style:family="text">
      <style:text-properties fo:color="#000000" fo:font-size="10pt" style:text-underline-style="none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47" style:family="text">
      <style:text-properties fo:color="#000000" fo:font-size="10pt" style:text-underline-style="none" fo:font-weight="normal" officeooo:rsid="013236fd" fo:background-color="transparent" loext:char-shading-value="0" style:font-size-asian="10pt" style:font-weight-asian="normal" style:font-size-complex="10pt" style:font-weight-complex="normal"/>
    </style:style>
    <style:style style:name="T348" style:family="text">
      <style:text-properties fo:color="#000000" fo:font-size="10pt" style:text-underline-style="none" fo:font-weight="normal" officeooo:rsid="005a3972" fo:background-color="transparent" loext:char-shading-value="0" style:font-size-asian="10pt" style:font-weight-asian="normal" style:font-size-complex="10pt" style:font-weight-complex="normal"/>
    </style:style>
    <style:style style:name="T349" style:family="text">
      <style:text-properties fo:color="#000000" fo:font-size="10pt" style:text-underline-style="solid" style:text-underline-width="auto" style:text-underline-color="font-color" fo:font-weight="bold" officeooo:rsid="00e6c1d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0" style:family="text">
      <style:text-properties fo:color="#000000" fo:font-size="10pt" style:text-underline-style="solid" style:text-underline-width="auto" style:text-underline-color="font-color" fo:font-weight="bold" officeooo:rsid="005a397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1" style:family="text">
      <style:text-properties fo:color="#000000" fo:font-size="10pt" style:text-underline-style="solid" style:text-underline-width="auto" style:text-underline-color="font-color" fo:font-weight="bold" officeooo:rsid="00f04ac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2" style:family="text">
      <style:text-properties fo:color="#000000" fo:font-size="10pt" style:text-underline-style="solid" style:text-underline-width="auto" style:text-underline-color="font-color" fo:font-weight="bold" officeooo:rsid="01382ca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3" style:family="text">
      <style:text-properties fo:color="#000000" fo:font-size="10pt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4" style:family="text">
      <style:text-properties fo:color="#000000" fo:font-size="10pt" style:text-underline-style="solid" style:text-underline-width="auto" style:text-underline-color="font-color" fo:font-weight="bold" officeooo:rsid="01a9070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5" style:family="text">
      <style:text-properties fo:color="#000000" fo:font-size="10pt" style:text-underline-style="solid" style:text-underline-width="auto" style:text-underline-color="font-color" fo:font-weight="bold" officeooo:rsid="0234208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6" style:family="text">
      <style:text-properties fo:color="#000000" fo:font-size="10pt" style:text-underline-style="solid" style:text-underline-width="auto" style:text-underline-color="font-color" fo:font-weight="bold" officeooo:rsid="006d14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7" style:family="text">
      <style:text-properties fo:color="#000000" fo:font-size="10pt" style:text-underline-style="solid" style:text-underline-width="auto" style:text-underline-color="font-color" fo:font-weight="bold" officeooo:rsid="018b985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8" style:family="text">
      <style:text-properties fo:color="#000000" fo:font-size="10pt" style:text-underline-style="solid" style:text-underline-width="auto" style:text-underline-color="font-color" fo:font-weight="bold" officeooo:rsid="02545e6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59" style:family="text">
      <style:text-properties fo:color="#000000" fo:font-size="10pt" style:text-underline-style="solid" style:text-underline-width="auto" style:text-underline-color="font-color" fo:font-weight="bold" officeooo:rsid="022fed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0" style:family="text">
      <style:text-properties fo:color="#000000" fo:font-size="10pt" style:text-underline-style="solid" style:text-underline-width="auto" style:text-underline-color="font-color" fo:font-weight="bold" officeooo:rsid="0199400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1" style:family="text">
      <style:text-properties fo:color="#000000" fo:font-size="10pt" style:text-underline-style="solid" style:text-underline-width="auto" style:text-underline-color="font-color" fo:font-weight="bold" officeooo:rsid="0139a5d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2" style:family="text">
      <style:text-properties fo:color="#000000" fo:font-size="10pt" style:text-underline-style="solid" style:text-underline-width="auto" style:text-underline-color="font-color" fo:font-weight="bold" officeooo:rsid="012fbce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3" style:family="text">
      <style:text-properties fo:color="#000000" fo:font-size="10pt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4" style:family="text">
      <style:text-properties fo:color="#000000" fo:font-size="10pt" style:text-underline-style="solid" style:text-underline-width="auto" style:text-underline-color="font-color" fo:font-weight="bold" officeooo:rsid="013419e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5" style:family="text">
      <style:text-properties fo:color="#000000" fo:font-size="10pt" style:text-underline-style="solid" style:text-underline-width="auto" style:text-underline-color="font-color" fo:font-weight="bold" officeooo:rsid="0120e07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6" style:family="text">
      <style:text-properties fo:color="#000000" fo:font-size="10pt" style:text-underline-style="solid" style:text-underline-width="auto" style:text-underline-color="font-color" fo:font-weight="bold" officeooo:rsid="022d00f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7" style:family="text">
      <style:text-properties fo:color="#000000" fo:font-size="10pt" style:text-underline-style="solid" style:text-underline-width="auto" style:text-underline-color="font-color" fo:font-weight="bold" officeooo:rsid="01092a5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8" style:family="text">
      <style:text-properties fo:color="#000000" fo:font-size="10pt" style:text-underline-style="solid" style:text-underline-width="auto" style:text-underline-color="font-color" fo:font-weight="bold" officeooo:rsid="0109aab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69" style:family="text">
      <style:text-properties fo:color="#000000" fo:font-size="10pt" style:text-underline-style="solid" style:text-underline-width="auto" style:text-underline-color="font-color" fo:font-weight="bold" officeooo:rsid="014be9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0" style:family="text">
      <style:text-properties fo:color="#000000" fo:font-size="10pt" style:text-underline-style="solid" style:text-underline-width="auto" style:text-underline-color="font-color" fo:font-weight="bold" officeooo:rsid="014c0dc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1" style:family="text">
      <style:text-properties fo:color="#000000" fo:font-size="10pt" style:text-underline-style="solid" style:text-underline-width="auto" style:text-underline-color="font-color" fo:font-weight="bold" officeooo:rsid="014ddff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2" style:family="text">
      <style:text-properties fo:color="#000000" fo:font-size="10pt" style:text-underline-style="solid" style:text-underline-width="auto" style:text-underline-color="font-color" fo:font-weight="bold" officeooo:rsid="0232c38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3" style:family="text">
      <style:text-properties fo:color="#000000" fo:font-size="10pt" style:text-underline-style="solid" style:text-underline-width="auto" style:text-underline-color="font-color" fo:font-weight="bold" officeooo:rsid="018479c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4" style:family="text">
      <style:text-properties fo:color="#000000" fo:font-size="10pt" style:text-underline-style="solid" style:text-underline-width="auto" style:text-underline-color="font-color" fo:font-weight="bold" officeooo:rsid="0184be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5" style:family="text">
      <style:text-properties fo:color="#000000" fo:font-size="10pt" style:text-underline-style="solid" style:text-underline-width="auto" style:text-underline-color="font-color" fo:font-weight="bold" officeooo:rsid="0197aef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6" style:family="text">
      <style:text-properties fo:color="#000000" fo:font-size="10pt" style:text-underline-style="solid" style:text-underline-width="auto" style:text-underline-color="font-color" fo:font-weight="bold" officeooo:rsid="019aa5b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7" style:family="text">
      <style:text-properties fo:color="#000000" fo:font-size="10pt" style:text-underline-style="solid" style:text-underline-width="auto" style:text-underline-color="font-color" fo:font-weight="bold" officeooo:rsid="016f249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8" style:family="text">
      <style:text-properties fo:color="#000000" fo:font-size="10pt" style:text-underline-style="solid" style:text-underline-width="auto" style:text-underline-color="font-color" fo:font-weight="bold" officeooo:rsid="01a93a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79" style:family="text">
      <style:text-properties fo:color="#000000" fo:font-size="10pt" style:text-underline-style="solid" style:text-underline-width="auto" style:text-underline-color="font-color" fo:font-weight="bold" officeooo:rsid="0233f54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0" style:family="text">
      <style:text-properties fo:color="#000000" fo:font-size="10pt" style:text-underline-style="solid" style:text-underline-width="auto" style:text-underline-color="font-color" fo:font-weight="bold" officeooo:rsid="01721eb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1" style:family="text">
      <style:text-properties fo:color="#000000" fo:font-size="10pt" style:text-underline-style="solid" style:text-underline-width="auto" style:text-underline-color="font-color" fo:font-weight="bold" officeooo:rsid="0170e7a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2" style:family="text">
      <style:text-properties fo:color="#000000" fo:font-size="10pt" style:text-underline-style="solid" style:text-underline-width="auto" style:text-underline-color="font-color" fo:font-weight="bold" officeooo:rsid="024e012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3" style:family="text">
      <style:text-properties fo:color="#000000" fo:font-size="10pt" style:text-underline-style="solid" style:text-underline-width="auto" style:text-underline-color="font-color" fo:font-weight="bold" officeooo:rsid="024f5bc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4" style:family="text">
      <style:text-properties fo:color="#000000" fo:font-size="10pt" style:text-underline-style="solid" style:text-underline-width="auto" style:text-underline-color="font-color" fo:font-weight="bold" officeooo:rsid="02571d1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5" style:family="text">
      <style:text-properties fo:color="#000000" fo:font-size="10pt" style:text-underline-style="solid" style:text-underline-width="auto" style:text-underline-color="font-color" fo:font-weight="bold" officeooo:rsid="0255346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6" style:family="text">
      <style:text-properties fo:color="#000000" fo:font-size="10pt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7" style:family="text">
      <style:text-properties fo:color="#000000" fo:font-size="10pt" style:text-underline-style="solid" style:text-underline-width="auto" style:text-underline-color="font-color" fo:font-weight="bold" officeooo:rsid="003ed59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8" style:family="text">
      <style:text-properties fo:color="#000000" fo:font-size="10pt" style:text-underline-style="solid" style:text-underline-width="auto" style:text-underline-color="font-color" fo:font-weight="bold" officeooo:rsid="024c23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89" style:family="text">
      <style:text-properties fo:color="#000000" fo:font-size="10pt" style:text-underline-style="solid" style:text-underline-width="auto" style:text-underline-color="font-color" fo:font-weight="bold" officeooo:rsid="024dc75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0" style:family="text">
      <style:text-properties fo:color="#000000" fo:font-size="10pt" style:text-underline-style="solid" style:text-underline-width="auto" style:text-underline-color="font-color" fo:font-weight="bold" officeooo:rsid="024d93f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1" style:family="text">
      <style:text-properties fo:color="#000000" fo:font-size="10pt" style:text-underline-style="solid" style:text-underline-width="auto" style:text-underline-color="font-color" fo:font-weight="bold" officeooo:rsid="024f6c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2" style:family="text">
      <style:text-properties fo:color="#000000" fo:font-size="10pt" style:text-underline-style="solid" style:text-underline-width="auto" style:text-underline-color="font-color" fo:font-weight="bold" officeooo:rsid="02516a0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3" style:family="text">
      <style:text-properties fo:color="#000000" fo:font-size="10pt" style:text-underline-style="solid" style:text-underline-width="auto" style:text-underline-color="font-color" fo:font-weight="bold" officeooo:rsid="01aeeae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4" style:family="text">
      <style:text-properties fo:color="#000000" fo:font-size="10pt" style:text-underline-style="solid" style:text-underline-width="auto" style:text-underline-color="font-color" fo:font-weight="bold" officeooo:rsid="018eab2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5" style:family="text">
      <style:text-properties fo:color="#000000" fo:font-size="10pt" style:text-underline-style="solid" style:text-underline-width="auto" style:text-underline-color="font-color" fo:font-weight="bold" officeooo:rsid="018fb2d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6" style:family="text">
      <style:text-properties fo:color="#000000" fo:font-size="10pt" style:text-underline-style="solid" style:text-underline-width="auto" style:text-underline-color="font-color" fo:font-weight="bold" officeooo:rsid="0207cc4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7" style:family="text">
      <style:text-properties fo:color="#000000" fo:font-size="10pt" style:text-underline-style="solid" style:text-underline-width="auto" style:text-underline-color="font-color" fo:font-weight="bold" officeooo:rsid="005066e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8" style:family="text">
      <style:text-properties fo:color="#000000" fo:font-size="10pt" style:text-underline-style="solid" style:text-underline-width="auto" style:text-underline-color="font-color" fo:font-weight="bold" officeooo:rsid="01aff64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99" style:family="text">
      <style:text-properties fo:color="#000000" fo:font-size="10pt" style:text-underline-style="solid" style:text-underline-width="auto" style:text-underline-color="font-color" fo:font-weight="bold" officeooo:rsid="01b10dd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0" style:family="text">
      <style:text-properties fo:color="#000000" fo:font-size="10pt" style:text-underline-style="solid" style:text-underline-width="auto" style:text-underline-color="font-color" fo:font-weight="bold" officeooo:rsid="00f4bef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1" style:family="text">
      <style:text-properties fo:color="#000000" fo:font-size="10pt" style:text-underline-style="solid" style:text-underline-width="auto" style:text-underline-color="font-color" fo:font-weight="bold" officeooo:rsid="00fbd35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2" style:family="text">
      <style:text-properties fo:color="#000000" fo:font-size="10pt" style:text-underline-style="solid" style:text-underline-width="auto" style:text-underline-color="font-color" fo:font-weight="bold" officeooo:rsid="0173598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3" style:family="text">
      <style:text-properties fo:color="#000000" fo:font-size="10pt" style:text-underline-style="solid" style:text-underline-width="auto" style:text-underline-color="font-color" fo:font-weight="bold" officeooo:rsid="01bc78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4" style:family="text">
      <style:text-properties fo:color="#000000" fo:font-size="10pt" style:text-underline-style="solid" style:text-underline-width="auto" style:text-underline-color="font-color" fo:font-weight="bold" officeooo:rsid="00520c8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5" style:family="text">
      <style:text-properties fo:color="#000000" fo:font-size="10pt" style:text-underline-style="solid" style:text-underline-width="auto" style:text-underline-color="font-color" fo:font-weight="bold" officeooo:rsid="01d700c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6" style:family="text">
      <style:text-properties fo:color="#000000" fo:font-size="10pt" style:text-underline-style="solid" style:text-underline-width="auto" style:text-underline-color="font-color" fo:font-weight="bold" officeooo:rsid="0037b5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7" style:family="text">
      <style:text-properties fo:color="#000000" fo:font-size="10pt" style:text-underline-style="solid" style:text-underline-width="auto" style:text-underline-color="font-color" fo:font-weight="bold" officeooo:rsid="01c000d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8" style:family="text">
      <style:text-properties fo:color="#000000" fo:font-size="10pt" style:text-underline-style="solid" style:text-underline-width="auto" style:text-underline-color="font-color" fo:font-weight="bold" officeooo:rsid="00ae6ef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09" style:family="text">
      <style:text-properties fo:color="#000000" fo:font-size="10pt" style:text-underline-style="solid" style:text-underline-width="auto" style:text-underline-color="font-color" fo:font-weight="bold" officeooo:rsid="00aff7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0" style:family="text">
      <style:text-properties fo:color="#000000" fo:font-size="10pt" style:text-underline-style="solid" style:text-underline-width="auto" style:text-underline-color="font-color" fo:font-weight="bold" officeooo:rsid="01ba98d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1" style:family="text">
      <style:text-properties fo:color="#000000" fo:font-size="10pt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2" style:family="text">
      <style:text-properties fo:color="#000000" fo:font-size="10pt" style:text-underline-style="solid" style:text-underline-width="auto" style:text-underline-color="font-color" fo:font-weight="bold" officeooo:rsid="00f7364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3" style:family="text">
      <style:text-properties fo:color="#000000" fo:font-size="10pt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4" style:family="text">
      <style:text-properties fo:color="#000000" fo:font-size="10pt" style:text-underline-style="solid" style:text-underline-width="auto" style:text-underline-color="font-color" fo:font-weight="bold" officeooo:rsid="01c4cb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5" style:family="text">
      <style:text-properties fo:color="#000000" fo:font-size="10pt" style:text-underline-style="solid" style:text-underline-width="auto" style:text-underline-color="font-color" fo:font-weight="bold" officeooo:rsid="0230e85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6" style:family="text">
      <style:text-properties fo:color="#000000" fo:font-size="10pt" style:text-underline-style="solid" style:text-underline-width="auto" style:text-underline-color="font-color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17" style:family="text">
      <style:text-properties fo:color="#000000" fo:font-size="10pt" style:text-underline-style="solid" style:text-underline-width="auto" style:text-underline-color="font-color" fo:font-weight="bold" officeooo:rsid="01994000" fo:background-color="transparent" loext:char-shading-value="0" style:font-size-asian="10pt" style:language-asian="de" style:country-asian="DE" style:font-weight-asian="bold" style:font-name-complex="Courier New2" style:font-size-complex="10pt"/>
    </style:style>
    <style:style style:name="T418" style:family="text">
      <style:text-properties fo:color="#000000" fo:font-size="10pt" style:text-underline-style="solid" style:text-underline-width="auto" style:text-underline-color="font-color" fo:font-weight="bold" officeooo:rsid="005a3972" fo:background-color="transparent" loext:char-shading-value="0" style:font-size-asian="10pt" style:language-asian="de" style:country-asian="DE" style:font-weight-asian="bold" style:font-name-complex="Courier New2" style:font-size-complex="10pt"/>
    </style:style>
    <style:style style:name="T419" style:family="text">
      <style:text-properties fo:color="#000000" fo:font-size="10pt" style:text-underline-style="solid" style:text-underline-width="auto" style:text-underline-color="font-color" fo:font-weight="bold" officeooo:rsid="001d205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20" style:family="text">
      <style:text-properties fo:color="#000000" fo:font-size="10pt" style:text-underline-style="solid" style:text-underline-width="auto" style:text-underline-color="font-color" fo:font-weight="bold" officeooo:rsid="0178a0ce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21" style:family="text">
      <style:text-properties fo:color="#000000" fo:font-size="10pt" style:text-underline-style="solid" style:text-underline-width="auto" style:text-underline-color="font-color" fo:font-weight="bold" officeooo:rsid="0175331b" fo:background-color="transparent" loext:char-shading-value="0" style:font-size-asian="10pt" style:font-weight-asian="bold" style:font-name-complex="Courier New2" style:font-size-complex="10pt" style:font-weight-complex="bold"/>
    </style:style>
    <style:style style:name="T422" style:family="text">
      <style:text-properties fo:color="#000000" fo:font-size="10pt" style:text-underline-style="solid" style:text-underline-width="auto" style:text-underline-color="font-color" fo:font-weight="bold" officeooo:rsid="013236fd" fo:background-color="transparent" loext:char-shading-value="0" style:font-size-asian="10pt" style:font-weight-asian="bold" style:font-size-complex="10pt" style:font-weight-complex="bold"/>
    </style:style>
    <style:style style:name="T423" style:family="text">
      <style:text-properties fo:color="#000000" fo:font-size="10pt" style:text-underline-style="solid" style:text-underline-width="auto" style:text-underline-color="font-color" fo:font-weight="bold" officeooo:rsid="00c8e15b" fo:background-color="transparent" loext:char-shading-value="0" style:font-size-asian="10pt" style:font-weight-asian="bold" style:font-size-complex="10pt" style:font-weight-complex="bold"/>
    </style:style>
    <style:style style:name="T424" style:family="text">
      <style:text-properties fo:color="#000000" fo:font-size="10pt" style:text-underline-style="solid" style:text-underline-width="auto" style:text-underline-color="font-color" fo:font-weight="bold" officeooo:rsid="005a3972" fo:background-color="transparent" loext:char-shading-value="0" style:font-size-asian="10pt" style:font-weight-asian="bold" style:font-size-complex="10pt" style:font-weight-complex="bold"/>
    </style:style>
    <style:style style:name="T425" style:family="text">
      <style:text-properties fo:color="#000000" fo:font-size="10pt" style:text-underline-style="solid" style:text-underline-width="auto" style:text-underline-color="font-color" fo:font-weight="bold" officeooo:rsid="005a3972" style:font-size-asian="10pt" style:language-asian="de" style:country-asian="DE" style:font-weight-asian="bold" style:font-name-complex="Courier New2" style:font-size-complex="10pt" style:font-weight-complex="bold"/>
    </style:style>
    <style:style style:name="T426" style:family="text">
      <style:text-properties fo:color="#000000" fo:font-size="10pt" style:text-underline-style="solid" style:text-underline-width="auto" style:text-underline-color="font-color" fo:font-weight="bold" officeooo:rsid="00f04ac3" style:font-size-asian="10pt" style:language-asian="de" style:country-asian="DE" style:font-weight-asian="bold" style:font-name-complex="Courier New2" style:font-size-complex="10pt" style:font-weight-complex="bold"/>
    </style:style>
    <style:style style:name="T427" style:family="text">
      <style:text-properties fo:color="#000000" fo:font-size="10pt" style:text-underline-style="solid" style:text-underline-width="auto" style:text-underline-color="font-color" fo:font-weight="bold" officeooo:rsid="0139a5df" style:font-size-asian="10pt" style:language-asian="de" style:country-asian="DE" style:font-weight-asian="bold" style:font-name-complex="Courier New2" style:font-size-complex="10pt" style:font-weight-complex="bold"/>
    </style:style>
    <style:style style:name="T428" style:family="text">
      <style:text-properties fo:color="#000000" fo:font-size="10pt" style:text-underline-style="solid" style:text-underline-width="auto" style:text-underline-color="font-color" fo:font-weight="bold" officeooo:rsid="012fbceb" style:font-size-asian="10pt" style:language-asian="de" style:country-asian="DE" style:font-weight-asian="bold" style:font-name-complex="Courier New2" style:font-size-complex="10pt" style:font-weight-complex="bold"/>
    </style:style>
    <style:style style:name="T429" style:family="text">
      <style:text-properties fo:color="#000000" fo:font-size="10pt" style:text-underline-style="solid" style:text-underline-width="auto" style:text-underline-color="font-color" fo:font-weight="bold" officeooo:rsid="013419ed" style:font-size-asian="10pt" style:language-asian="de" style:country-asian="DE" style:font-weight-asian="bold" style:font-name-complex="Courier New2" style:font-size-complex="10pt" style:font-weight-complex="bold"/>
    </style:style>
    <style:style style:name="T430" style:family="text">
      <style:text-properties fo:color="#000000" fo:font-size="10pt" style:text-underline-style="solid" style:text-underline-width="auto" style:text-underline-color="font-color" fo:font-weight="bold" officeooo:rsid="0120e076" style:font-size-asian="10pt" style:language-asian="de" style:country-asian="DE" style:font-weight-asian="bold" style:font-name-complex="Courier New2" style:font-size-complex="10pt" style:font-weight-complex="bold"/>
    </style:style>
    <style:style style:name="T431" style:family="text">
      <style:text-properties fo:color="#000000" fo:font-size="10pt" style:text-underline-style="solid" style:text-underline-width="auto" style:text-underline-color="font-color" fo:font-weight="bold" officeooo:rsid="014be94d" style:font-size-asian="10pt" style:language-asian="de" style:country-asian="DE" style:font-weight-asian="bold" style:font-name-complex="Courier New2" style:font-size-complex="10pt" style:font-weight-complex="bold"/>
    </style:style>
    <style:style style:name="T432" style:family="text">
      <style:text-properties fo:color="#000000" fo:font-size="10pt" style:text-underline-style="solid" style:text-underline-width="auto" style:text-underline-color="font-color" fo:font-weight="bold" officeooo:rsid="00e6c1d9" style:font-size-asian="10pt" style:language-asian="de" style:country-asian="DE" style:font-weight-asian="bold" style:font-name-complex="Courier New2" style:font-size-complex="10pt" style:font-weight-complex="bold"/>
    </style:style>
    <style:style style:name="T433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34" style:family="text">
      <style:text-properties fo:color="#000000" fo:font-size="10pt" style:text-underline-style="solid" style:text-underline-width="auto" style:text-underline-color="font-color" fo:font-weight="bold" officeooo:rsid="01ce6025" style:font-size-asian="10pt" style:font-weight-asian="bold" style:font-size-complex="10pt" style:font-weight-complex="bold"/>
    </style:style>
    <style:style style:name="T435" style:family="text">
      <style:text-properties fo:color="#000000" fo:font-size="10pt" style:text-underline-style="solid" style:text-underline-width="auto" style:text-underline-color="font-color" officeooo:rsid="005a3972" fo:background-color="transparent" loext:char-shading-value="0" style:font-size-asian="10pt" style:language-asian="de" style:country-asian="DE" style:font-name-complex="Courier New2" style:font-size-complex="10pt"/>
    </style:style>
    <style:style style:name="T436" style:family="text">
      <style:text-properties fo:color="#000000" fo:font-size="10pt" style:text-underline-style="solid" style:text-underline-width="auto" style:text-underline-color="font-color" officeooo:rsid="01994000" fo:background-color="transparent" loext:char-shading-value="0" style:font-size-asian="10pt" style:language-asian="de" style:country-asian="DE" style:font-name-complex="Courier New2" style:font-size-complex="10pt"/>
    </style:style>
    <style:style style:name="T437" style:family="text">
      <style:text-properties fo:color="#000000" fo:font-size="10pt" style:text-underline-style="solid" style:text-underline-width="auto" style:text-underline-color="font-color" officeooo:rsid="01382ca0" fo:background-color="transparent" loext:char-shading-value="0" style:font-size-asian="10pt" style:language-asian="de" style:country-asian="DE" style:font-name-complex="Courier New2" style:font-size-complex="10pt" style:font-weight-complex="bold"/>
    </style:style>
    <style:style style:name="T438" style:family="text">
      <style:text-properties fo:color="#000000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 style:font-weight-complex="bold"/>
    </style:style>
    <style:style style:name="T439" style:family="text">
      <style:text-properties fo:color="#000000" fo:font-size="10pt" style:text-underline-style="solid" style:text-underline-width="auto" style:text-underline-color="font-color" officeooo:rsid="02571d1b" fo:background-color="transparent" loext:char-shading-value="0" style:font-size-asian="10pt" style:language-asian="de" style:country-asian="DE" style:font-name-complex="Courier New2" style:font-size-complex="10pt"/>
    </style:style>
    <style:style style:name="T440" style:family="text">
      <style:text-properties fo:color="#000000" fo:font-size="10pt" style:text-underline-style="solid" style:text-underline-width="auto" style:text-underline-color="font-color" officeooo:rsid="024c2380" fo:background-color="transparent" loext:char-shading-value="0" style:font-size-asian="10pt" style:language-asian="de" style:country-asian="DE" style:font-name-complex="Courier New2" style:font-size-complex="10pt"/>
    </style:style>
    <style:style style:name="T441" style:family="text">
      <style:text-properties fo:color="#000000" fo:font-size="10pt" style:text-underline-style="solid" style:text-underline-width="auto" style:text-underline-color="font-color" officeooo:rsid="00f4befa" fo:background-color="transparent" loext:char-shading-value="0" style:font-size-asian="10pt" style:language-asian="de" style:country-asian="DE" style:font-name-complex="Courier New2" style:font-size-complex="10pt"/>
    </style:style>
    <style:style style:name="T442" style:family="text">
      <style:text-properties fo:color="#000000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443" style:family="text">
      <style:text-properties fo:color="#000000" fo:font-size="10pt" style:text-underline-style="solid" style:text-underline-width="auto" style:text-underline-color="font-color" officeooo:rsid="01aff642" fo:background-color="transparent" loext:char-shading-value="0" style:font-size-asian="10pt" style:language-asian="de" style:country-asian="DE" style:font-name-complex="Courier New2" style:font-size-complex="10pt"/>
    </style:style>
    <style:style style:name="T444" style:family="text">
      <style:text-properties fo:color="#000000" fo:font-size="10pt" style:text-underline-style="solid" style:text-underline-width="auto" style:text-underline-color="font-color" officeooo:rsid="005a3972" fo:background-color="transparent" loext:char-shading-value="0" style:font-size-asian="10pt" style:font-size-complex="10pt"/>
    </style:style>
    <style:style style:name="T445" style:family="text">
      <style:text-properties fo:color="#000000" fo:font-size="10pt" style:text-underline-style="solid" style:text-underline-width="auto" style:text-underline-color="font-color" officeooo:rsid="00d6bb1b" fo:background-color="transparent" loext:char-shading-value="0" style:font-size-asian="10pt" style:font-size-complex="10pt"/>
    </style:style>
    <style:style style:name="T446" style:family="text">
      <style:text-properties fo:color="#000000" fo:font-size="10pt" officeooo:rsid="005a3972" style:font-size-asian="10pt" style:language-asian="de" style:country-asian="DE" style:font-name-complex="Courier New2" style:font-size-complex="10pt"/>
    </style:style>
    <style:style style:name="T447" style:family="text">
      <style:text-properties fo:color="#000000" fo:font-size="10pt" officeooo:rsid="00f04ac3" style:font-size-asian="10pt" style:language-asian="de" style:country-asian="DE" style:font-name-complex="Courier New2" style:font-size-complex="10pt"/>
    </style:style>
    <style:style style:name="T448" style:family="text">
      <style:text-properties fo:color="#000000" fo:font-size="10pt" officeooo:rsid="01382ca0" style:font-size-asian="10pt" style:language-asian="de" style:country-asian="DE" style:font-name-complex="Courier New2" style:font-size-complex="10pt"/>
    </style:style>
    <style:style style:name="T449" style:family="text">
      <style:text-properties fo:color="#000000" fo:font-size="10pt" officeooo:rsid="0139a5df" style:font-size-asian="10pt" style:language-asian="de" style:country-asian="DE" style:font-name-complex="Courier New2" style:font-size-complex="10pt"/>
    </style:style>
    <style:style style:name="T450" style:family="text">
      <style:text-properties fo:color="#000000" fo:font-size="10pt" fo:font-weight="bold" officeooo:rsid="005855bb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51" style:family="text">
      <style:text-properties fo:color="#000000" fo:font-size="10pt" fo:font-weight="bold" officeooo:rsid="00e6c1d9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52" style:family="text">
      <style:text-properties fo:color="#000000" fo:font-size="10pt" fo:font-weight="bold" officeooo:rsid="005a3972" style:font-size-asian="10pt" style:language-asian="de" style:country-asian="DE" style:font-weight-asian="bold" style:font-name-complex="Courier New2" style:font-size-complex="10pt" style:font-weight-complex="bold"/>
    </style:style>
    <style:style style:name="T453" style:family="text">
      <style:text-properties fo:color="#000000" fo:font-size="10pt" fo:font-weight="bold" officeooo:rsid="00e6c1d9" style:font-size-asian="10pt" style:language-asian="de" style:country-asian="DE" style:font-weight-asian="bold" style:font-name-complex="Courier New2" style:font-size-complex="10pt" style:font-weight-complex="bold"/>
    </style:style>
    <style:style style:name="T45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55" style:family="text">
      <style:text-properties fo:color="#000000" fo:font-size="10pt" fo:font-weight="bold" officeooo:rsid="006d14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56" style:family="text">
      <style:text-properties fo:color="#000000" fo:font-size="10pt" fo:font-weight="bold" officeooo:rsid="02545e6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57" style:family="text">
      <style:text-properties fo:color="#000000" fo:font-size="10pt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58" style:family="text">
      <style:text-properties fo:color="#000000" fo:font-size="10pt" officeooo:rsid="00f04ac3" fo:background-color="transparent" loext:char-shading-value="0" style:font-size-asian="10pt" style:language-asian="de" style:country-asian="DE" style:font-name-complex="Courier New2" style:font-size-complex="10pt"/>
    </style:style>
    <style:style style:name="T459" style:family="text">
      <style:text-properties fo:color="#000000" fo:font-size="10pt" officeooo:rsid="005855bb" fo:background-color="#e8f2a1" loext:char-shading-value="0" style:font-size-asian="10pt" style:language-asian="de" style:country-asian="DE" style:font-name-complex="Courier New2" style:font-size-complex="10pt"/>
    </style:style>
    <style:style style:name="T460" style:family="text">
      <style:text-properties fo:color="#000000" fo:font-size="10pt" officeooo:rsid="01a7ceda" fo:background-color="#e8f2a1" loext:char-shading-value="0" style:font-size-asian="10pt" style:language-asian="de" style:country-asian="DE" style:font-name-complex="Courier New2" style:font-size-complex="10pt"/>
    </style:style>
    <style:style style:name="T461" style:family="text">
      <style:text-properties fo:color="#000000" fo:font-size="10pt" officeooo:rsid="01382ca0" fo:background-color="#cccccc" loext:char-shading-value="0" style:font-size-asian="10pt" style:language-asian="de" style:country-asian="DE" style:font-name-complex="Courier New2" style:font-size-complex="10pt"/>
    </style:style>
    <style:style style:name="T46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63" style:family="text">
      <style:text-properties fo:color="#000000" fo:font-size="10pt" fo:font-weight="normal" officeooo:rsid="00f7364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464" style:family="text">
      <style:text-properties fo:color="#000000" fo:font-size="10pt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465" style:family="text">
      <style:text-properties fo:color="#000000" style:font-name="Courier New1"/>
    </style:style>
    <style:style style:name="T466" style:family="text">
      <style:text-properties fo:color="#000000" style:font-name="Courier New1" fo:font-size="10pt" fo:font-weight="bold" officeooo:rsid="005855bb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67" style:family="text">
      <style:text-properties fo:color="#000000" style:font-name="Courier New1" fo:font-size="10pt" fo:font-weight="bold" officeooo:rsid="00f04ac3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68" style:family="text">
      <style:text-properties fo:color="#000000" style:font-name="Courier New1" fo:font-size="10pt" fo:font-weight="bold" officeooo:rsid="0139a5df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69" style:family="text">
      <style:text-properties fo:color="#000000" style:font-name="Courier New1" fo:font-size="10pt" fo:font-weight="bold" officeooo:rsid="0184be39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70" style:family="text">
      <style:text-properties fo:color="#000000" style:font-name="Courier New1" fo:font-size="10pt" fo:font-weight="bold" officeooo:rsid="019aa5bf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71" style:family="text">
      <style:text-properties fo:color="#000000" style:font-name="Courier New1" fo:font-size="10pt" fo:font-weight="bold" officeooo:rsid="005855bb" fo:background-color="#e8f2a1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72" style:family="text">
      <style:text-properties fo:color="#000000" style:font-name="Courier New1" fo:font-size="10pt" fo:font-weight="bold" officeooo:rsid="00f1af35" fo:background-color="#e8f2a1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73" style:family="text">
      <style:text-properties fo:color="#000000" style:font-name="Courier New1" fo:font-size="10pt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74" style:family="text">
      <style:text-properties fo:color="#000000" style:font-name="Courier New1" fo:font-size="10pt" fo:font-weight="bold" officeooo:rsid="006d14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475" style:family="text">
      <style:text-properties fo:color="#000000" style:font-name="Courier New1" fo:font-size="10pt" fo:font-weight="bold" style:font-size-asian="10pt" style:font-weight-asian="bold" style:font-size-complex="10pt" style:font-weight-complex="bold"/>
    </style:style>
    <style:style style:name="T476" style:family="text">
      <style:text-properties fo:color="#000000" style:font-name="Courier New1" fo:font-size="10pt" fo:font-style="normal" style:text-underline-style="none" fo:font-weight="bold" officeooo:rsid="003a34f3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77" style:family="text">
      <style:text-properties fo:color="#000000" style:font-name="Courier New1" fo:font-size="10pt" fo:font-style="normal" style:text-underline-style="none" fo:font-weight="bold" officeooo:rsid="0032e2de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78" style:family="text">
      <style:text-properties fo:color="#000000" style:font-name="Courier New1" fo:font-size="10pt" fo:font-style="normal" style:text-underline-style="none" fo:font-weight="bold" officeooo:rsid="0045555a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79" style:family="text">
      <style:text-properties fo:color="#000000" style:font-name="Courier New1" fo:font-size="10pt" fo:font-style="normal" style:text-underline-style="none" fo:font-weight="bold" officeooo:rsid="0037b55f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0" style:family="text">
      <style:text-properties fo:color="#000000" style:font-name="Courier New1" fo:font-size="10pt" fo:font-style="normal" style:text-underline-style="none" fo:font-weight="bold" officeooo:rsid="0042a8b1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1" style:family="text">
      <style:text-properties fo:color="#000000" style:font-name="Courier New1" fo:font-size="10pt" fo:font-style="normal" style:text-underline-style="none" fo:font-weight="bold" officeooo:rsid="01c4cb4d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2" style:family="text">
      <style:text-properties fo:color="#000000" style:font-name="Courier New1" fo:font-size="10pt" fo:font-style="normal" style:text-underline-style="none" fo:font-weight="bold" officeooo:rsid="00a14261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3" style:family="text">
      <style:text-properties fo:color="#000000" style:font-name="Courier New1" fo:font-size="10pt" fo:font-style="normal" style:text-underline-style="none" fo:font-weight="bold" officeooo:rsid="009e8425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4" style:family="text">
      <style:text-properties fo:color="#000000" style:font-name="Courier New1" fo:font-size="10pt" fo:font-style="normal" style:text-underline-style="none" fo:font-weight="bold" officeooo:rsid="006d143d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5" style:family="text">
      <style:text-properties fo:color="#000000" style:font-name="Courier New1" fo:font-size="10pt" fo:font-style="normal" style:text-underline-style="none" fo:font-weight="bold" officeooo:rsid="018d843b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6" style:family="text">
      <style:text-properties fo:color="#000000" style:font-name="Courier New1" fo:font-size="10pt" fo:font-style="normal" style:text-underline-style="none" fo:font-weight="bold" officeooo:rsid="00373a59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7" style:family="text">
      <style:text-properties fo:color="#000000" style:font-name="Courier New1" fo:font-size="10pt" fo:font-style="normal" style:text-underline-style="none" fo:font-weight="bold" officeooo:rsid="00574204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8" style:family="text">
      <style:text-properties fo:color="#000000" style:font-name="Courier New1" fo:font-size="10pt" fo:font-style="normal" style:text-underline-style="none" fo:font-weight="bold" officeooo:rsid="0230e851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89" style:family="text">
      <style:text-properties fo:color="#000000" style:font-name="Courier New1" fo:font-size="10pt" fo:font-style="normal" style:text-underline-style="none" fo:font-weight="bold" officeooo:rsid="00520c83" fo:background-color="#cccccc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490" style:family="text">
      <style:text-properties fo:color="#000000" style:font-name="Courier New1" fo:font-size="10pt" fo:font-style="normal" style:text-underline-style="none" fo:font-weight="bold" officeooo:rsid="00520c8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1" style:family="text">
      <style:text-properties fo:color="#000000" style:font-name="Courier New1" fo:font-size="10pt" fo:font-style="normal" style:text-underline-style="none" fo:font-weight="bold" officeooo:rsid="01b9d1f8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2" style:family="text">
      <style:text-properties fo:color="#000000" style:font-name="Courier New1" fo:font-size="10pt" fo:font-style="normal" style:text-underline-style="none" fo:font-weight="bold" officeooo:rsid="005066ea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3" style:family="text">
      <style:text-properties fo:color="#000000" style:font-name="Courier New1" fo:font-size="10pt" fo:font-style="normal" style:text-underline-style="none" fo:font-weight="bold" officeooo:rsid="018d843b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4" style:family="text">
      <style:text-properties fo:color="#000000" style:font-name="Courier New1" fo:font-size="10pt" fo:font-style="normal" style:text-underline-style="none" fo:font-weight="bold" officeooo:rsid="020b86e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5" style:family="text">
      <style:text-properties fo:color="#000000" style:font-name="Courier New1" fo:font-size="10pt" fo:font-style="normal" style:text-underline-style="none" fo:font-weight="bold" officeooo:rsid="01abee4d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6" style:family="text">
      <style:text-properties fo:color="#000000" style:font-name="Courier New1" fo:font-size="10pt" fo:font-style="normal" style:text-underline-style="none" fo:font-weight="bold" officeooo:rsid="00a0c27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7" style:family="text">
      <style:text-properties fo:color="#000000" style:font-name="Courier New1" fo:font-size="10pt" fo:font-style="normal" style:text-underline-style="none" fo:font-weight="bold" officeooo:rsid="00574204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498" style:family="text">
      <style:text-properties fo:color="#000000" style:font-name="Courier New1" fo:font-size="10pt" fo:font-style="normal" style:text-underline-style="none" fo:font-weight="bold" fo:background-color="#d4ea6b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499" style:family="text">
      <style:text-properties fo:color="#000000" style:font-name="Courier New1" fo:font-size="10pt" fo:font-style="normal" style:text-underline-style="none" fo:font-weight="bold" officeooo:rsid="00520c83" fo:background-color="#d4ea6b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500" style:family="text">
      <style:text-properties fo:color="#000000" style:font-name="Courier New1" fo:font-size="10pt" fo:font-style="normal" style:text-underline-style="none" fo:font-weight="bold" officeooo:rsid="01bd47b6" fo:background-color="#d4ea6b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501" style:family="text">
      <style:text-properties fo:color="#000000" style:font-name="Courier New1" fo:font-size="10pt" fo:font-style="normal" style:text-underline-style="none" fo:font-weight="bold" officeooo:rsid="0037b55f" fo:background-color="#dddddd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2" style:family="text">
      <style:text-properties fo:color="#000000" style:font-name="Courier New1" fo:font-size="10pt" fo:font-style="normal" style:text-underline-style="none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3" style:family="text">
      <style:text-properties fo:color="#000000" style:font-name="Courier New1" fo:font-size="10pt" fo:font-style="normal" style:text-underline-style="none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4" style:family="text">
      <style:text-properties fo:color="#000000" style:font-name="Courier New1" fo:font-size="10pt" fo:font-style="normal" style:text-underline-style="none" fo:font-weight="bold" officeooo:rsid="003e90dc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5" style:family="text">
      <style:text-properties fo:color="#000000" style:font-name="Courier New1" fo:font-size="10pt" fo:font-style="normal" style:text-underline-style="none" fo:font-weight="bold" officeooo:rsid="01b77ec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6" style:family="text">
      <style:text-properties fo:color="#000000" style:font-name="Courier New1" fo:font-size="10pt" fo:font-style="normal" style:text-underline-style="none" fo:font-weight="bold" officeooo:rsid="0269627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7" style:family="text">
      <style:text-properties fo:color="#000000" style:font-name="Courier New1" fo:font-size="10pt" fo:font-style="normal" style:text-underline-style="none" fo:font-weight="bold" officeooo:rsid="0269627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8" style:family="text">
      <style:text-properties fo:color="#000000" style:font-name="Courier New1" fo:font-size="10pt" fo:font-style="normal" style:text-underline-style="none" fo:font-weight="bold" officeooo:rsid="020b86ec" fo:background-color="#00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09" style:family="text">
      <style:text-properties fo:color="#000000" style:font-name="Courier New1" fo:font-size="10pt" fo:font-style="normal" style:text-underline-style="none" fo:font-weight="bold" officeooo:rsid="01d9ffaa" fo:background-color="#00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0" style:family="text">
      <style:text-properties fo:color="#000000" style:font-name="Courier New1" fo:font-size="10pt" fo:font-style="normal" style:text-underline-style="none" fo:font-weight="bold" officeooo:rsid="02265c27" fo:background-color="#00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1" style:family="text">
      <style:text-properties fo:color="#000000" style:font-name="Courier New1" fo:font-size="10pt" fo:font-style="normal" style:text-underline-style="none" fo:font-weight="bold" officeooo:rsid="022fed4d" fo:background-color="#00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2" style:family="text">
      <style:text-properties fo:color="#000000" style:font-name="Courier New1" fo:font-size="10pt" fo:font-style="normal" style:text-underline-style="none" fo:font-weight="bold" officeooo:rsid="02696275" fo:background-color="#00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3" style:family="text">
      <style:text-properties fo:color="#000000" style:font-name="Courier New1" fo:font-size="10pt" fo:font-style="normal" style:text-underline-style="none" fo:font-weight="bold" officeooo:rsid="01f1366a" fo:background-color="#fe7f00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514" style:family="text">
      <style:text-properties fo:color="#000000" style:font-name="Courier New1" fo:font-size="10pt" fo:font-style="normal" style:text-underline-style="none" fo:font-weight="bold" officeooo:rsid="01b9d1f8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5" style:family="text">
      <style:text-properties fo:color="#000000" style:font-name="Courier New1" fo:font-size="10pt" fo:font-style="normal" style:text-underline-style="none" fo:font-weight="bold" officeooo:rsid="01f27ba1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6" style:family="text">
      <style:text-properties fo:color="#000000" style:font-name="Courier New1" fo:font-size="10pt" fo:font-style="normal" style:text-underline-style="none" fo:font-weight="bold" officeooo:rsid="00520c83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7" style:family="text">
      <style:text-properties fo:color="#000000" style:font-name="Courier New1" fo:font-size="10pt" fo:font-style="normal" style:text-underline-style="none" fo:font-weight="bold" officeooo:rsid="01d9ffaa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8" style:family="text">
      <style:text-properties fo:color="#000000" style:font-name="Courier New1" fo:font-size="10pt" fo:font-style="normal" style:text-underline-style="none" fo:font-weight="bold" officeooo:rsid="01e11aeb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19" style:family="text">
      <style:text-properties fo:color="#000000" style:font-name="Courier New1" fo:font-size="10pt" fo:font-style="normal" style:text-underline-style="none" fo:font-weight="bold" officeooo:rsid="00a0c27c" fo:background-color="#00fe7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0" style:family="text">
      <style:text-properties fo:color="#000000" style:font-name="Courier New1" fo:font-size="10pt" fo:font-style="normal" style:text-underline-style="none" fo:font-weight="bold" officeooo:rsid="01fb529c" fo:background-color="#00fe7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1" style:family="text">
      <style:text-properties fo:color="#000000" style:font-name="Courier New1" fo:font-size="10pt" fo:font-style="normal" style:text-underline-style="none" fo:font-weight="bold" officeooo:rsid="020b86ec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2" style:family="text">
      <style:text-properties fo:color="#000000" style:font-name="Courier New1" fo:font-size="10pt" fo:font-style="normal" style:text-underline-style="none" fo:font-weight="bold" officeooo:rsid="01b9d1f8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3" style:family="text">
      <style:text-properties fo:color="#000000" style:font-name="Courier New1" fo:font-size="10pt" fo:font-style="normal" style:text-underline-style="none" fo:font-weight="bold" officeooo:rsid="020454f5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4" style:family="text">
      <style:text-properties fo:color="#000000" style:font-name="Courier New1" fo:font-size="10pt" fo:font-style="normal" style:text-underline-style="none" fo:font-weight="bold" officeooo:rsid="00a0c27c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5" style:family="text">
      <style:text-properties fo:color="#000000" style:font-name="Courier New1" fo:font-size="10pt" fo:font-style="normal" style:text-underline-style="none" fo:font-weight="bold" officeooo:rsid="01fb529c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6" style:family="text">
      <style:text-properties fo:color="#000000" style:font-name="Courier New1" fo:font-size="10pt" fo:font-style="normal" style:text-underline-style="none" fo:font-weight="bold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7" style:family="text">
      <style:text-properties fo:color="#000000" style:font-name="Courier New1" fo:font-size="10pt" fo:font-style="normal" style:text-underline-style="none" fo:font-weight="bold" officeooo:rsid="0202a76c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8" style:family="text">
      <style:text-properties fo:color="#000000" style:font-name="Courier New1" fo:font-size="10pt" fo:font-style="normal" style:text-underline-style="none" fo:font-weight="bold" officeooo:rsid="01e11aeb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29" style:family="text">
      <style:text-properties fo:color="#000000" style:font-name="Courier New1" fo:font-size="10pt" fo:font-style="normal" style:text-underline-style="none" fo:font-weight="bold" officeooo:rsid="020454f5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30" style:family="text">
      <style:text-properties fo:color="#000000" style:font-name="Courier New1" fo:font-size="10pt" fo:font-style="normal" style:text-underline-style="none" fo:font-weight="bold" officeooo:rsid="02265c27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31" style:family="text">
      <style:text-properties fo:color="#000000" style:font-name="Courier New1" fo:font-size="10pt" fo:font-style="normal" style:text-underline-style="none" fo:font-weight="normal" officeooo:rsid="014e6e9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32" style:family="text">
      <style:text-properties fo:color="#000000" style:font-name="Courier New1" fo:font-size="10pt" fo:font-style="normal" style:text-underline-style="none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33" style:family="text">
      <style:text-properties fo:color="#000000" style:font-name="Courier New1" fo:font-size="10pt" fo:font-style="normal" style:text-underline-style="none" fo:font-weight="normal" officeooo:rsid="01abee4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34" style:family="text">
      <style:text-properties fo:color="#000000" style:font-name="Courier New1" fo:font-size="10pt" fo:font-style="normal" style:text-underline-style="none" fo:font-weight="normal" officeooo:rsid="01b77ec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35" style:family="text">
      <style:text-properties fo:color="#000000" style:font-name="Courier New1" fo:font-size="10pt" fo:font-style="normal" style:text-underline-style="none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36" style:family="text">
      <style:text-properties fo:color="#000000" style:font-name="Courier New1" fo:font-size="10pt" fo:font-style="normal" style:text-underline-style="none" officeooo:rsid="01c0ead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37" style:family="text">
      <style:text-properties fo:color="#000000" style:font-name="Courier New1" fo:font-size="10pt" fo:font-style="normal" officeooo:rsid="003a34f3" style:font-size-asian="10pt" style:language-asian="de" style:country-asian="DE" style:font-style-asian="normal" style:font-name-complex="Courier New2" style:font-size-complex="10pt" style:font-style-complex="normal"/>
    </style:style>
    <style:style style:name="T538" style:family="text">
      <style:text-properties fo:color="#000000" style:font-name="Courier New1" fo:font-size="10pt" fo:font-style="normal" officeooo:rsid="00373a59" style:font-size-asian="10pt" style:language-asian="de" style:country-asian="DE" style:font-style-asian="normal" style:font-name-complex="Courier New2" style:font-size-complex="10pt" style:font-style-complex="normal"/>
    </style:style>
    <style:style style:name="T539" style:family="text">
      <style:text-properties fo:color="#000000" style:font-name="Courier New1" fo:font-size="10pt" fo:font-style="normal" officeooo:rsid="00574204" style:font-size-asian="10pt" style:language-asian="de" style:country-asian="DE" style:font-style-asian="normal" style:font-name-complex="Courier New2" style:font-size-complex="10pt" style:font-style-complex="normal"/>
    </style:style>
    <style:style style:name="T540" style:family="text">
      <style:text-properties fo:color="#000000" style:font-name="Courier New1" fo:font-size="10pt" fo:font-style="normal" officeooo:rsid="005066ea" fo:background-color="#d4ea6b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41" style:family="text">
      <style:text-properties fo:color="#000000" style:font-name="Courier New1" fo:font-size="10pt" fo:font-style="normal" officeooo:rsid="00a0c27c" fo:background-color="#d4ea6b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42" style:family="text">
      <style:text-properties fo:color="#000000" style:font-name="Courier New1" fo:font-size="10pt" fo:font-style="normal" officeooo:rsid="00574204" fo:background-color="#d4ea6b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43" style:family="text">
      <style:text-properties fo:color="#000000" style:font-name="Courier New1" fo:font-size="10pt" fo:font-style="normal" officeooo:rsid="01abee4d" fo:background-color="#d4ea6b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4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4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4e6e9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4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4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5555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4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8d843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4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abee4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7b55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520c8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2a8b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0ead0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8c4f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b77ec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6d143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2e2d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5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e2e87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58b5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73a5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574204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67ba7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21321a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44b49" fo:background-color="transparent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56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547fc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920b2a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6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9e842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7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5555a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7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58b5f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7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a14261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73" style:family="text">
      <style:text-properties fo:color="#000000" style:font-name="Courier New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57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e5a48" style:font-size-asian="10pt" style:font-style-asian="normal" style:font-weight-asian="bold" style:font-size-complex="10pt" style:font-style-complex="normal" style:font-weight-complex="bold"/>
    </style:style>
    <style:style style:name="T57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1b87d" style:font-size-asian="10pt" style:font-style-asian="normal" style:font-weight-asian="bold" style:font-size-complex="10pt" style:font-style-complex="normal" style:font-weight-complex="bold"/>
    </style:style>
    <style:style style:name="T576" style:family="text">
      <style:text-properties fo:color="#000000" style:font-name="Courier New1" fo:font-size="10pt" fo:font-style="normal" style:text-underline-style="solid" style:text-underline-width="auto" style:text-underline-color="font-color" officeooo:rsid="01d3a4b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77" style:family="text">
      <style:text-properties fo:color="#000000" style:font-name="Courier New1" fo:font-size="10pt" fo:font-style="normal" style:text-underline-style="solid" style:text-underline-width="auto" style:text-underline-color="font-color" officeooo:rsid="01d416b7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78" style:family="text">
      <style:text-properties fo:color="#000000" style:font-name="Courier New1" fo:font-size="10pt" fo:font-style="normal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79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80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581" style:family="text">
      <style:text-properties fo:color="#000000" style:font-name="Courier New1" fo:font-size="10pt" fo:font-style="normal" fo:font-weight="bold" fo:background-color="#cccccc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582" style:family="text">
      <style:text-properties fo:color="#000000" style:font-name="Courier New1" fo:font-size="10pt" fo:font-style="normal" fo:font-weight="bold" officeooo:rsid="01c44b49" fo:background-color="#cccccc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583" style:family="text">
      <style:text-properties fo:color="#000000" style:font-name="Courier New1" fo:font-size="10pt" fo:font-style="normal" fo:font-weight="bold" officeooo:rsid="003a34f3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84" style:family="text">
      <style:text-properties fo:color="#000000" style:font-name="Courier New1" fo:font-size="10pt" fo:font-style="normal" fo:font-weight="bold" officeooo:rsid="00373a59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85" style:family="text">
      <style:text-properties fo:color="#000000" style:font-name="Courier New1" fo:font-size="10pt" fo:font-style="normal" fo:font-weight="bold" officeooo:rsid="00574204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86" style:family="text">
      <style:text-properties fo:color="#000000" style:font-name="Courier New1" fo:font-size="10pt" fo:font-style="normal" fo:font-weight="bold" officeooo:rsid="018d843b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587" style:family="text">
      <style:text-properties fo:color="#000000" style:font-name="Courier New1" fo:font-size="10pt" fo:font-style="normal" officeooo:rsid="01e11aeb" fo:background-color="#fe7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88" style:family="text">
      <style:text-properties fo:color="#000000" style:font-name="Courier New1" fo:font-size="10pt" fo:font-style="normal" officeooo:rsid="01e11aeb" fo:background-color="#ff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589" style:family="text">
      <style:text-properties fo:color="#000000" style:font-name="Courier New1" fo:font-size="10pt" style:text-underline-style="none" fo:font-weight="bold" officeooo:rsid="00468a9a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0" style:family="text">
      <style:text-properties fo:color="#000000" style:font-name="Courier New1" fo:font-size="10pt" style:text-underline-style="none" fo:font-weight="bold" officeooo:rsid="00a0c27c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1" style:family="text">
      <style:text-properties fo:color="#000000" style:font-name="Courier New1" fo:font-size="10pt" style:text-underline-style="none" fo:font-weight="bold" officeooo:rsid="003b1bcc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2" style:family="text">
      <style:text-properties fo:color="#000000" style:font-name="Courier New1" fo:font-size="10pt" style:text-underline-style="none" fo:font-weight="bold" officeooo:rsid="018fb2d3" fo:background-color="#d4ea6b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3" style:family="text">
      <style:text-properties fo:color="#000000" style:font-name="Courier New1" fo:font-size="10pt" style:text-underline-style="none" fo:font-weight="bold" officeooo:rsid="005855bb" fo:background-color="#d4ea6b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594" style:family="text">
      <style:text-properties fo:color="#000000" style:font-name="Courier New1" fo:font-size="10pt" style:text-underline-style="none" fo:font-weight="bold" officeooo:rsid="016d4a15" fo:background-color="#d4ea6b" loext:char-shading-value="0" style:font-name-asian="Calibri" style:font-size-asian="10pt" style:language-asian="de" style:country-asian="DE" style:font-weight-asian="bold" style:font-name-complex="Courier New2" style:font-size-complex="10pt" style:font-weight-complex="bold"/>
    </style:style>
    <style:style style:name="T595" style:family="text">
      <style:text-properties fo:color="#000000" style:font-name="Courier New1" fo:font-size="10pt" style:text-underline-style="none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6" style:family="text">
      <style:text-properties fo:color="#000000" style:font-name="Courier New1" fo:font-size="10pt" style:text-underline-style="none" fo:font-weight="bold" officeooo:rsid="00c8e15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7" style:family="text">
      <style:text-properties fo:color="#000000" style:font-name="Courier New1" fo:font-size="10pt" style:text-underline-style="none" fo:font-weight="bold" officeooo:rsid="01dc4e51" fo:background-color="#fe7f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8" style:family="text">
      <style:text-properties fo:color="#000000" style:font-name="Courier New1" fo:font-size="10pt" style:text-underline-style="none" fo:font-weight="bold" officeooo:rsid="01dc4e51" fo:background-color="#7ffe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599" style:family="text">
      <style:text-properties fo:color="#000000" style:font-name="Courier New1" fo:font-size="10pt" style:text-underline-style="none" fo:font-weight="bold" officeooo:rsid="02094aeb" fo:background-color="#7ffe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00" style:family="text">
      <style:text-properties fo:color="#000000" style:font-name="Courier New1" fo:font-size="10pt" style:text-underline-style="none" fo:font-weight="bold" officeooo:rsid="00a14261" fo:background-color="#bababa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01" style:family="text">
      <style:text-properties fo:color="#000000" style:font-name="Courier New1" fo:font-size="10pt" style:text-underline-style="none" fo:font-weight="bold" officeooo:rsid="016f249c" fo:background-color="#bababa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02" style:family="text">
      <style:text-properties fo:color="#000000" style:font-name="Courier New1" fo:font-size="10pt" style:text-underline-style="none" fo:font-weight="bold" officeooo:rsid="0244e674" fo:background-color="#bababa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03" style:family="text">
      <style:text-properties fo:color="#000000" style:font-name="Courier New1" fo:font-size="10pt" style:text-underline-style="none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04" style:family="text">
      <style:text-properties fo:color="#000000" style:font-name="Courier New1" fo:font-size="10pt" style:text-underline-style="none" fo:font-weight="normal" officeooo:rsid="00fbd35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05" style:family="text">
      <style:text-properties fo:color="#000000" style:font-name="Courier New1" fo:font-size="10pt" style:text-underline-style="none" fo:font-weight="normal" officeooo:rsid="01092a5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06" style:family="text">
      <style:text-properties fo:color="#000000" style:font-name="Courier New1" fo:font-size="10pt" style:text-underline-style="none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07" style:family="text">
      <style:text-properties fo:color="#000000" style:font-name="Courier New1" fo:font-size="10pt" style:text-underline-style="none" fo:font-weight="normal" officeooo:rsid="0120e07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08" style:family="text">
      <style:text-properties fo:color="#000000" style:font-name="Courier New1" fo:font-size="10pt" style:text-underline-style="none" fo:font-weight="normal" officeooo:rsid="012fbce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09" style:family="text">
      <style:text-properties fo:color="#000000" style:font-name="Courier New1" fo:font-size="10pt" style:text-underline-style="none" fo:font-weight="normal" officeooo:rsid="005a397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0" style:family="text">
      <style:text-properties fo:color="#000000" style:font-name="Courier New1" fo:font-size="10pt" style:text-underline-style="none" fo:font-weight="normal" officeooo:rsid="00c8e15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1" style:family="text">
      <style:text-properties fo:color="#000000" style:font-name="Courier New1" fo:font-size="10pt" style:text-underline-style="none" fo:font-weight="normal" officeooo:rsid="016f249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2" style:family="text">
      <style:text-properties fo:color="#000000" style:font-name="Courier New1" fo:font-size="10pt" style:text-underline-style="none" fo:font-weight="normal" officeooo:rsid="01721eb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3" style:family="text">
      <style:text-properties fo:color="#000000" style:font-name="Courier New1" fo:font-size="10pt" style:text-underline-style="none" fo:font-weight="normal" officeooo:rsid="018479c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4" style:family="text">
      <style:text-properties fo:color="#000000" style:font-name="Courier New1" fo:font-size="10pt" style:text-underline-style="none" fo:font-weight="normal" officeooo:rsid="0197aef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5" style:family="text">
      <style:text-properties fo:color="#000000" style:font-name="Courier New1" fo:font-size="10pt" style:text-underline-style="none" fo:font-weight="normal" officeooo:rsid="01a93a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6" style:family="text">
      <style:text-properties fo:color="#000000" style:font-name="Courier New1" fo:font-size="10pt" style:text-underline-style="none" fo:font-weight="normal" officeooo:rsid="01aff64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7" style:family="text">
      <style:text-properties fo:color="#000000" style:font-name="Courier New1" fo:font-size="10pt" style:text-underline-style="none" fo:font-weight="normal" officeooo:rsid="01ba98d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8" style:family="text">
      <style:text-properties fo:color="#000000" style:font-name="Courier New1" fo:font-size="10pt" style:text-underline-style="none" fo:font-weight="normal" officeooo:rsid="01bc78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19" style:family="text">
      <style:text-properties fo:color="#000000" style:font-name="Courier New1" fo:font-size="10pt" style:text-underline-style="none" fo:font-weight="normal" officeooo:rsid="01c000d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20" style:family="text">
      <style:text-properties fo:color="#000000" style:font-name="Courier New1" fo:font-size="10pt" style:text-underline-style="none" fo:font-weight="normal" officeooo:rsid="01aeea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21" style:family="text">
      <style:text-properties fo:color="#000000" style:font-name="Courier New1" fo:font-size="10pt" style:text-underline-style="none" fo:font-weight="normal" officeooo:rsid="024c23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22" style:family="text">
      <style:text-properties fo:color="#000000" style:font-name="Courier New1" fo:font-size="10pt" style:text-underline-style="none" fo:font-weight="normal" officeooo:rsid="024d93f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23" style:family="text">
      <style:text-properties fo:color="#000000" style:font-name="Courier New1" fo:font-size="10pt" style:text-underline-style="none" fo:font-weight="normal" officeooo:rsid="024f6c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24" style:family="text">
      <style:text-properties fo:color="#000000" style:font-name="Courier New1" fo:font-size="10pt" style:text-underline-style="none" fo:font-weight="normal" officeooo:rsid="02571d1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625" style:family="text">
      <style:text-properties fo:color="#000000" style:font-name="Courier New1" fo:font-size="10pt" style:text-underline-style="none" fo:font-weight="normal" officeooo:rsid="013236fd" fo:background-color="transparent" loext:char-shading-value="0" style:font-size-asian="10pt" style:font-weight-asian="normal" style:font-size-complex="10pt" style:font-weight-complex="normal"/>
    </style:style>
    <style:style style:name="T626" style:family="text">
      <style:text-properties fo:color="#000000" style:font-name="Courier New1" fo:font-size="10pt" style:text-underline-style="none" fo:font-weight="normal" officeooo:rsid="005a3972" fo:background-color="transparent" loext:char-shading-value="0" style:font-size-asian="10pt" style:font-weight-asian="normal" style:font-size-complex="10pt" style:font-weight-complex="normal"/>
    </style:style>
    <style:style style:name="T627" style:family="text">
      <style:text-properties fo:color="#000000" style:font-name="Courier New1" fo:font-size="10pt" style:text-underline-style="none" officeooo:rsid="00c8e15b" fo:background-color="transparent" loext:char-shading-value="0" style:font-size-asian="10pt" style:language-asian="de" style:country-asian="DE" style:font-name-complex="Courier New2" style:font-size-complex="10pt"/>
    </style:style>
    <style:style style:name="T628" style:family="text">
      <style:text-properties fo:color="#000000" style:font-name="Courier New1" fo:font-size="10pt" style:text-underline-style="solid" style:text-underline-width="auto" style:text-underline-color="font-color" fo:font-weight="bold" officeooo:rsid="00f7364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29" style:family="text">
      <style:text-properties fo:color="#000000" style:font-name="Courier New1" fo:font-size="10pt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0" style:family="text">
      <style:text-properties fo:color="#000000" style:font-name="Courier New1" fo:font-size="10pt" style:text-underline-style="solid" style:text-underline-width="auto" style:text-underline-color="font-color" fo:font-weight="bold" officeooo:rsid="00fbd35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1" style:family="text">
      <style:text-properties fo:color="#000000" style:font-name="Courier New1" fo:font-size="10pt" style:text-underline-style="solid" style:text-underline-width="auto" style:text-underline-color="font-color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2" style:family="text">
      <style:text-properties fo:color="#000000" style:font-name="Courier New1" fo:font-size="10pt" style:text-underline-style="solid" style:text-underline-width="auto" style:text-underline-color="font-color" fo:font-weight="bold" officeooo:rsid="01092a5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3" style:family="text">
      <style:text-properties fo:color="#000000" style:font-name="Courier New1" fo:font-size="10pt" style:text-underline-style="solid" style:text-underline-width="auto" style:text-underline-color="font-color" fo:font-weight="bold" officeooo:rsid="0109aab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4" style:family="text">
      <style:text-properties fo:color="#000000" style:font-name="Courier New1" fo:font-size="10pt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5" style:family="text">
      <style:text-properties fo:color="#000000" style:font-name="Courier New1" fo:font-size="10pt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6" style:family="text">
      <style:text-properties fo:color="#000000" style:font-name="Courier New1" fo:font-size="10pt" style:text-underline-style="solid" style:text-underline-width="auto" style:text-underline-color="font-color" fo:font-weight="bold" officeooo:rsid="0120e07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7" style:family="text">
      <style:text-properties fo:color="#000000" style:font-name="Courier New1" fo:font-size="10pt" style:text-underline-style="solid" style:text-underline-width="auto" style:text-underline-color="font-color" fo:font-weight="bold" officeooo:rsid="012fbce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8" style:family="text">
      <style:text-properties fo:color="#000000" style:font-name="Courier New1" fo:font-size="10pt" style:text-underline-style="solid" style:text-underline-width="auto" style:text-underline-color="font-color" fo:font-weight="bold" officeooo:rsid="013419e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39" style:family="text">
      <style:text-properties fo:color="#000000" style:font-name="Courier New1" fo:font-size="10pt" style:text-underline-style="solid" style:text-underline-width="auto" style:text-underline-color="font-color" fo:font-weight="bold" officeooo:rsid="014c0dc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0" style:family="text">
      <style:text-properties fo:color="#000000" style:font-name="Courier New1" fo:font-size="10pt" style:text-underline-style="solid" style:text-underline-width="auto" style:text-underline-color="font-color" fo:font-weight="bold" officeooo:rsid="014be9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1" style:family="text">
      <style:text-properties fo:color="#000000" style:font-name="Courier New1" fo:font-size="10pt" style:text-underline-style="solid" style:text-underline-width="auto" style:text-underline-color="font-color" fo:font-weight="bold" officeooo:rsid="014ddff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2" style:family="text">
      <style:text-properties fo:color="#000000" style:font-name="Courier New1" fo:font-size="10pt" style:text-underline-style="solid" style:text-underline-width="auto" style:text-underline-color="font-color" fo:font-weight="bold" officeooo:rsid="005a397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3" style:family="text">
      <style:text-properties fo:color="#000000" style:font-name="Courier New1" fo:font-size="10pt" style:text-underline-style="solid" style:text-underline-width="auto" style:text-underline-color="font-color" fo:font-weight="bold" officeooo:rsid="0173598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4" style:family="text">
      <style:text-properties fo:color="#000000" style:font-name="Courier New1" fo:font-size="10pt" style:text-underline-style="solid" style:text-underline-width="auto" style:text-underline-color="font-color" fo:font-weight="bold" officeooo:rsid="016f249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5" style:family="text">
      <style:text-properties fo:color="#000000" style:font-name="Courier New1" fo:font-size="10pt" style:text-underline-style="solid" style:text-underline-width="auto" style:text-underline-color="font-color" fo:font-weight="bold" officeooo:rsid="0170e7a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6" style:family="text">
      <style:text-properties fo:color="#000000" style:font-name="Courier New1" fo:font-size="10pt" style:text-underline-style="solid" style:text-underline-width="auto" style:text-underline-color="font-color" fo:font-weight="bold" officeooo:rsid="01721eb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7" style:family="text">
      <style:text-properties fo:color="#000000" style:font-name="Courier New1" fo:font-size="10pt" style:text-underline-style="solid" style:text-underline-width="auto" style:text-underline-color="font-color" fo:font-weight="bold" officeooo:rsid="018479c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8" style:family="text">
      <style:text-properties fo:color="#000000" style:font-name="Courier New1" fo:font-size="10pt" style:text-underline-style="solid" style:text-underline-width="auto" style:text-underline-color="font-color" fo:font-weight="bold" officeooo:rsid="0184be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49" style:family="text">
      <style:text-properties fo:color="#000000" style:font-name="Courier New1" fo:font-size="10pt" style:text-underline-style="solid" style:text-underline-width="auto" style:text-underline-color="font-color" fo:font-weight="bold" officeooo:rsid="018b985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0" style:family="text">
      <style:text-properties fo:color="#000000" style:font-name="Courier New1" fo:font-size="10pt" style:text-underline-style="solid" style:text-underline-width="auto" style:text-underline-color="font-color" fo:font-weight="bold" officeooo:rsid="003ed59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1" style:family="text">
      <style:text-properties fo:color="#000000" style:font-name="Courier New1" fo:font-size="10pt" style:text-underline-style="solid" style:text-underline-width="auto" style:text-underline-color="font-color" fo:font-weight="bold" officeooo:rsid="019aa5b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2" style:family="text">
      <style:text-properties fo:color="#000000" style:font-name="Courier New1" fo:font-size="10pt" style:text-underline-style="solid" style:text-underline-width="auto" style:text-underline-color="font-color" fo:font-weight="bold" officeooo:rsid="0197aef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3" style:family="text">
      <style:text-properties fo:color="#000000" style:font-name="Courier New1" fo:font-size="10pt" style:text-underline-style="solid" style:text-underline-width="auto" style:text-underline-color="font-color" fo:font-weight="bold" officeooo:rsid="00f04ac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4" style:family="text">
      <style:text-properties fo:color="#000000" style:font-name="Courier New1" fo:font-size="10pt" style:text-underline-style="solid" style:text-underline-width="auto" style:text-underline-color="font-color" fo:font-weight="bold" officeooo:rsid="01a93a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5" style:family="text">
      <style:text-properties fo:color="#000000" style:font-name="Courier New1" fo:font-size="10pt" style:text-underline-style="solid" style:text-underline-width="auto" style:text-underline-color="font-color" fo:font-weight="bold" officeooo:rsid="01a9070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6" style:family="text">
      <style:text-properties fo:color="#000000" style:font-name="Courier New1" fo:font-size="10pt" style:text-underline-style="solid" style:text-underline-width="auto" style:text-underline-color="font-color" fo:font-weight="bold" officeooo:rsid="00ae6ef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7" style:family="text">
      <style:text-properties fo:color="#000000" style:font-name="Courier New1" fo:font-size="10pt" style:text-underline-style="solid" style:text-underline-width="auto" style:text-underline-color="font-color" fo:font-weight="bold" officeooo:rsid="00aff7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8" style:family="text">
      <style:text-properties fo:color="#000000" style:font-name="Courier New1" fo:font-size="10pt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59" style:family="text">
      <style:text-properties fo:color="#000000" style:font-name="Courier New1" fo:font-size="10pt" style:text-underline-style="solid" style:text-underline-width="auto" style:text-underline-color="font-color" fo:font-weight="bold" officeooo:rsid="018eab2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0" style:family="text">
      <style:text-properties fo:color="#000000" style:font-name="Courier New1" fo:font-size="10pt" style:text-underline-style="solid" style:text-underline-width="auto" style:text-underline-color="font-color" fo:font-weight="bold" officeooo:rsid="018fb2d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1" style:family="text">
      <style:text-properties fo:color="#000000" style:font-name="Courier New1" fo:font-size="10pt" style:text-underline-style="solid" style:text-underline-width="auto" style:text-underline-color="font-color" fo:font-weight="bold" officeooo:rsid="00f4bef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2" style:family="text">
      <style:text-properties fo:color="#000000" style:font-name="Courier New1" fo:font-size="10pt" style:text-underline-style="solid" style:text-underline-width="auto" style:text-underline-color="font-color" fo:font-weight="bold" officeooo:rsid="00520c8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3" style:family="text">
      <style:text-properties fo:color="#000000" style:font-name="Courier New1" fo:font-size="10pt" style:text-underline-style="solid" style:text-underline-width="auto" style:text-underline-color="font-color" fo:font-weight="bold" officeooo:rsid="01aeeae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4" style:family="text">
      <style:text-properties fo:color="#000000" style:font-name="Courier New1" fo:font-size="10pt" style:text-underline-style="solid" style:text-underline-width="auto" style:text-underline-color="font-color" fo:font-weight="bold" officeooo:rsid="01aff64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5" style:family="text">
      <style:text-properties fo:color="#000000" style:font-name="Courier New1" fo:font-size="10pt" style:text-underline-style="solid" style:text-underline-width="auto" style:text-underline-color="font-color" fo:font-weight="bold" officeooo:rsid="01b10dd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6" style:family="text">
      <style:text-properties fo:color="#000000" style:font-name="Courier New1" fo:font-size="10pt" style:text-underline-style="solid" style:text-underline-width="auto" style:text-underline-color="font-color" fo:font-weight="bold" officeooo:rsid="01ba98d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7" style:family="text">
      <style:text-properties fo:color="#000000" style:font-name="Courier New1" fo:font-size="10pt" style:text-underline-style="solid" style:text-underline-width="auto" style:text-underline-color="font-color" fo:font-weight="bold" officeooo:rsid="01bc78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8" style:family="text">
      <style:text-properties fo:color="#000000" style:font-name="Courier New1" fo:font-size="10pt" style:text-underline-style="solid" style:text-underline-width="auto" style:text-underline-color="font-color" fo:font-weight="bold" officeooo:rsid="01c000d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69" style:family="text">
      <style:text-properties fo:color="#000000" style:font-name="Courier New1" fo:font-size="10pt" style:text-underline-style="solid" style:text-underline-width="auto" style:text-underline-color="font-color" fo:font-weight="bold" officeooo:rsid="01c4cb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0" style:family="text">
      <style:text-properties fo:color="#000000" style:font-name="Courier New1" fo:font-size="10pt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1" style:family="text">
      <style:text-properties fo:color="#000000" style:font-name="Courier New1" fo:font-size="10pt" style:text-underline-style="solid" style:text-underline-width="auto" style:text-underline-color="font-color" fo:font-weight="bold" officeooo:rsid="0037b5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2" style:family="text">
      <style:text-properties fo:color="#000000" style:font-name="Courier New1" fo:font-size="10pt" style:text-underline-style="solid" style:text-underline-width="auto" style:text-underline-color="font-color" fo:font-weight="bold" officeooo:rsid="0207cc4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3" style:family="text">
      <style:text-properties fo:color="#000000" style:font-name="Courier New1" fo:font-size="10pt" style:text-underline-style="solid" style:text-underline-width="auto" style:text-underline-color="font-color" fo:font-weight="bold" officeooo:rsid="005066e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4" style:family="text">
      <style:text-properties fo:color="#000000" style:font-name="Courier New1" fo:font-size="10pt" style:text-underline-style="solid" style:text-underline-width="auto" style:text-underline-color="font-color" fo:font-weight="bold" officeooo:rsid="022d00f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5" style:family="text">
      <style:text-properties fo:color="#000000" style:font-name="Courier New1" fo:font-size="10pt" style:text-underline-style="solid" style:text-underline-width="auto" style:text-underline-color="font-color" fo:font-weight="bold" officeooo:rsid="0230e85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6" style:family="text">
      <style:text-properties fo:color="#000000" style:font-name="Courier New1" fo:font-size="10pt" style:text-underline-style="solid" style:text-underline-width="auto" style:text-underline-color="font-color" fo:font-weight="bold" officeooo:rsid="0232c38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7" style:family="text">
      <style:text-properties fo:color="#000000" style:font-name="Courier New1" fo:font-size="10pt" style:text-underline-style="solid" style:text-underline-width="auto" style:text-underline-color="font-color" fo:font-weight="bold" officeooo:rsid="0233f54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8" style:family="text">
      <style:text-properties fo:color="#000000" style:font-name="Courier New1" fo:font-size="10pt" style:text-underline-style="solid" style:text-underline-width="auto" style:text-underline-color="font-color" fo:font-weight="bold" officeooo:rsid="0234208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79" style:family="text">
      <style:text-properties fo:color="#000000" style:font-name="Courier New1" fo:font-size="10pt" style:text-underline-style="solid" style:text-underline-width="auto" style:text-underline-color="font-color" fo:font-weight="bold" officeooo:rsid="024c23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0" style:family="text">
      <style:text-properties fo:color="#000000" style:font-name="Courier New1" fo:font-size="10pt" style:text-underline-style="solid" style:text-underline-width="auto" style:text-underline-color="font-color" fo:font-weight="bold" officeooo:rsid="024d93f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1" style:family="text">
      <style:text-properties fo:color="#000000" style:font-name="Courier New1" fo:font-size="10pt" style:text-underline-style="solid" style:text-underline-width="auto" style:text-underline-color="font-color" fo:font-weight="bold" officeooo:rsid="006d14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2" style:family="text">
      <style:text-properties fo:color="#000000" style:font-name="Courier New1" fo:font-size="10pt" style:text-underline-style="solid" style:text-underline-width="auto" style:text-underline-color="font-color" fo:font-weight="bold" officeooo:rsid="024dc75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3" style:family="text">
      <style:text-properties fo:color="#000000" style:font-name="Courier New1" fo:font-size="10pt" style:text-underline-style="solid" style:text-underline-width="auto" style:text-underline-color="font-color" fo:font-weight="bold" officeooo:rsid="024f5bc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4" style:family="text">
      <style:text-properties fo:color="#000000" style:font-name="Courier New1" fo:font-size="10pt" style:text-underline-style="solid" style:text-underline-width="auto" style:text-underline-color="font-color" fo:font-weight="bold" officeooo:rsid="024e012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5" style:family="text">
      <style:text-properties fo:color="#000000" style:font-name="Courier New1" fo:font-size="10pt" style:text-underline-style="solid" style:text-underline-width="auto" style:text-underline-color="font-color" fo:font-weight="bold" officeooo:rsid="024f6c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6" style:family="text">
      <style:text-properties fo:color="#000000" style:font-name="Courier New1" fo:font-size="10pt" style:text-underline-style="solid" style:text-underline-width="auto" style:text-underline-color="font-color" fo:font-weight="bold" officeooo:rsid="02516a0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7" style:family="text">
      <style:text-properties fo:color="#000000" style:font-name="Courier New1" fo:font-size="10pt" style:text-underline-style="solid" style:text-underline-width="auto" style:text-underline-color="font-color" fo:font-weight="bold" officeooo:rsid="02545e6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8" style:family="text">
      <style:text-properties fo:color="#000000" style:font-name="Courier New1" fo:font-size="10pt" style:text-underline-style="solid" style:text-underline-width="auto" style:text-underline-color="font-color" fo:font-weight="bold" officeooo:rsid="02571d1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89" style:family="text">
      <style:text-properties fo:color="#000000" style:font-name="Courier New1" fo:font-size="10pt" style:text-underline-style="solid" style:text-underline-width="auto" style:text-underline-color="font-color" fo:font-weight="bold" officeooo:rsid="0255346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90" style:family="text">
      <style:text-properties fo:color="#000000" style:font-name="Courier New1" fo:font-size="10pt" style:text-underline-style="solid" style:text-underline-width="auto" style:text-underline-color="font-color" fo:font-weight="bold" officeooo:rsid="01d700c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691" style:family="text">
      <style:text-properties fo:color="#000000" style:font-name="Courier New1" fo:font-size="10pt" style:text-underline-style="solid" style:text-underline-width="auto" style:text-underline-color="font-color" fo:font-weight="bold" officeooo:rsid="001d205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692" style:family="text">
      <style:text-properties fo:color="#000000" style:font-name="Courier New1" fo:font-size="10pt" style:text-underline-style="solid" style:text-underline-width="auto" style:text-underline-color="font-color" fo:font-weight="bold" officeooo:rsid="0175331b" fo:background-color="transparent" loext:char-shading-value="0" style:font-size-asian="10pt" style:font-weight-asian="bold" style:font-name-complex="Courier New2" style:font-size-complex="10pt" style:font-weight-complex="bold"/>
    </style:style>
    <style:style style:name="T693" style:family="text">
      <style:text-properties fo:color="#000000" style:font-name="Courier New1" fo:font-size="10pt" style:text-underline-style="solid" style:text-underline-width="auto" style:text-underline-color="font-color" fo:font-weight="bold" officeooo:rsid="00c8e15b" fo:background-color="transparent" loext:char-shading-value="0" style:font-size-asian="10pt" style:font-weight-asian="bold" style:font-size-complex="10pt" style:font-weight-complex="bold"/>
    </style:style>
    <style:style style:name="T694" style:family="text">
      <style:text-properties fo:color="#000000" style:font-name="Courier New1" fo:font-size="10pt" style:text-underline-style="solid" style:text-underline-width="auto" style:text-underline-color="font-color" fo:font-weight="bold" officeooo:rsid="013236fd" fo:background-color="transparent" loext:char-shading-value="0" style:font-size-asian="10pt" style:font-weight-asian="bold" style:font-size-complex="10pt" style:font-weight-complex="bold"/>
    </style:style>
    <style:style style:name="T695" style:family="text">
      <style:text-properties fo:color="#000000" style:font-name="Courier New1" fo:font-size="10pt" style:text-underline-style="solid" style:text-underline-width="auto" style:text-underline-color="font-color" fo:font-weight="bold" officeooo:rsid="005a3972" fo:background-color="transparent" loext:char-shading-value="0" style:font-size-asian="10pt" style:font-weight-asian="bold" style:font-size-complex="10pt" style:font-weight-complex="bold"/>
    </style:style>
    <style:style style:name="T696" style:family="text">
      <style:text-properties fo:color="#000000" style:font-name="Courier New1" fo:font-size="10pt" style:text-underline-style="solid" style:text-underline-width="auto" style:text-underline-color="font-color" fo:font-weight="bold" style:font-size-asian="10pt" style:language-asian="de" style:country-asian="DE" style:font-weight-asian="bold" style:font-name-complex="Courier New2" style:font-size-complex="10pt" style:font-weight-complex="bold"/>
    </style:style>
    <style:style style:name="T697" style:family="text">
      <style:text-properties fo:color="#000000" style:font-name="Courier New1" fo:font-size="10pt" style:text-underline-style="solid" style:text-underline-width="auto" style:text-underline-color="font-color" fo:font-weight="bold" officeooo:rsid="00e6c1d9" style:font-size-asian="10pt" style:language-asian="de" style:country-asian="DE" style:font-weight-asian="bold" style:font-name-complex="Courier New2" style:font-size-complex="10pt" style:font-weight-complex="bold"/>
    </style:style>
    <style:style style:name="T698" style:family="text">
      <style:text-properties fo:color="#000000" style:font-name="Courier New1" fo:font-size="10pt" style:text-underline-style="solid" style:text-underline-width="auto" style:text-underline-color="font-color" fo:font-weight="bold" officeooo:rsid="0120e076" style:font-size-asian="10pt" style:language-asian="de" style:country-asian="DE" style:font-weight-asian="bold" style:font-name-complex="Courier New2" style:font-size-complex="10pt" style:font-weight-complex="bold"/>
    </style:style>
    <style:style style:name="T699" style:family="text">
      <style:text-properties fo:color="#000000" style:font-name="Courier New1" fo:font-size="10pt" style:text-underline-style="solid" style:text-underline-width="auto" style:text-underline-color="font-color" fo:font-weight="bold" officeooo:rsid="012fbceb" style:font-size-asian="10pt" style:language-asian="de" style:country-asian="DE" style:font-weight-asian="bold" style:font-name-complex="Courier New2" style:font-size-complex="10pt" style:font-weight-complex="bold"/>
    </style:style>
    <style:style style:name="T700" style:family="text">
      <style:text-properties fo:color="#000000" style:font-name="Courier New1" fo:font-size="10pt" style:text-underline-style="solid" style:text-underline-width="auto" style:text-underline-color="font-color" fo:font-weight="bold" officeooo:rsid="013419ed" style:font-size-asian="10pt" style:language-asian="de" style:country-asian="DE" style:font-weight-asian="bold" style:font-name-complex="Courier New2" style:font-size-complex="10pt" style:font-weight-complex="bold"/>
    </style:style>
    <style:style style:name="T701" style:family="text">
      <style:text-properties fo:color="#000000" style:font-name="Courier New1" fo:font-size="10pt" style:text-underline-style="solid" style:text-underline-width="auto" style:text-underline-color="font-color" fo:font-weight="bold" officeooo:rsid="014be94d" style:font-size-asian="10pt" style:language-asian="de" style:country-asian="DE" style:font-weight-asian="bold" style:font-name-complex="Courier New2" style:font-size-complex="10pt" style:font-weight-complex="bold"/>
    </style:style>
    <style:style style:name="T702" style:family="text">
      <style:text-properties fo:color="#000000" style:font-name="Courier New1" fo:font-size="10pt" style:text-underline-style="solid" style:text-underline-width="auto" style:text-underline-color="font-color" fo:font-weight="bold" officeooo:rsid="014ddffe" style:font-size-asian="10pt" style:language-asian="de" style:country-asian="DE" style:font-weight-asian="bold" style:font-name-complex="Courier New2" style:font-size-complex="10pt" style:font-weight-complex="bold"/>
    </style:style>
    <style:style style:name="T703" style:family="text">
      <style:text-properties fo:color="#000000" style:font-name="Courier New1" fo:font-size="10pt" style:text-underline-style="solid" style:text-underline-width="auto" style:text-underline-color="font-color" fo:font-weight="bold" officeooo:rsid="0232c388" style:font-size-asian="10pt" style:language-asian="de" style:country-asian="DE" style:font-weight-asian="bold" style:font-name-complex="Courier New2" style:font-size-complex="10pt" style:font-weight-complex="bold"/>
    </style:style>
    <style:style style:name="T704" style:family="text">
      <style:text-properties fo:color="#000000" style:font-name="Courier Ne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05" style:family="text">
      <style:text-properties fo:color="#000000" style:font-name="Courier New1" fo:font-size="10pt" style:text-underline-style="solid" style:text-underline-width="auto" style:text-underline-color="font-color" fo:font-weight="bold" officeooo:rsid="01ce6025" style:font-size-asian="10pt" style:font-weight-asian="bold" style:font-size-complex="10pt" style:font-weight-complex="bold"/>
    </style:style>
    <style:style style:name="T706" style:family="text">
      <style:text-properties fo:color="#000000" style:font-name="Courier New1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707" style:family="text">
      <style:text-properties fo:color="#000000" style:font-name="Courier New1" fo:font-size="10pt" style:text-underline-style="solid" style:text-underline-width="auto" style:text-underline-color="font-color" officeooo:rsid="01aff642" fo:background-color="transparent" loext:char-shading-value="0" style:font-size-asian="10pt" style:language-asian="de" style:country-asian="DE" style:font-name-complex="Courier New2" style:font-size-complex="10pt"/>
    </style:style>
    <style:style style:name="T708" style:family="text">
      <style:text-properties fo:color="#000000" style:font-name="Courier New1" fo:font-size="10pt" style:text-underline-style="solid" style:text-underline-width="auto" style:text-underline-color="font-color" officeooo:rsid="024c2380" fo:background-color="transparent" loext:char-shading-value="0" style:font-size-asian="10pt" style:language-asian="de" style:country-asian="DE" style:font-name-complex="Courier New2" style:font-size-complex="10pt"/>
    </style:style>
    <style:style style:name="T709" style:family="text">
      <style:text-properties fo:color="#000000" style:font-name="Courier New1" fo:font-size="10pt" style:text-underline-style="solid" style:text-underline-width="auto" style:text-underline-color="font-color" officeooo:rsid="02571d1b" fo:background-color="transparent" loext:char-shading-value="0" style:font-size-asian="10pt" style:language-asian="de" style:country-asian="DE" style:font-name-complex="Courier New2" style:font-size-complex="10pt"/>
    </style:style>
    <style:style style:name="T710" style:family="text">
      <style:text-properties fo:color="#000000" style:font-name="Courier New1" fo:font-size="10pt" style:text-underline-style="solid" style:text-underline-width="auto" style:text-underline-color="font-color" officeooo:rsid="00f4befa" fo:background-color="transparent" loext:char-shading-value="0" style:font-size-asian="10pt" style:language-asian="de" style:country-asian="DE" style:font-name-complex="Courier New2" style:font-size-complex="10pt"/>
    </style:style>
    <style:style style:name="T711" style:family="text">
      <style:text-properties fo:color="#000000" style:font-name="Courier New1" fo:font-size="10pt" style:text-underline-style="solid" style:text-underline-width="auto" style:text-underline-color="font-color" officeooo:rsid="01382ca0" fo:background-color="transparent" loext:char-shading-value="0" style:font-size-asian="10pt" style:language-asian="de" style:country-asian="DE" style:font-name-complex="Courier New2" style:font-size-complex="10pt" style:font-weight-complex="bold"/>
    </style:style>
    <style:style style:name="T712" style:family="text">
      <style:text-properties fo:color="#000000" style:font-name="Courier New1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 style:font-weight-complex="bold"/>
    </style:style>
    <style:style style:name="T713" style:family="text">
      <style:text-properties fo:color="#000000" style:font-name="Courier New1" fo:font-size="10pt" officeooo:rsid="00e6c1d9" style:font-size-asian="10pt" style:language-asian="de" style:country-asian="DE" style:font-name-complex="Courier New2" style:font-size-complex="10pt"/>
    </style:style>
    <style:style style:name="T714" style:family="text">
      <style:text-properties fo:color="#000000" style:font-name="Courier New1" fo:font-size="10pt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715" style:family="text">
      <style:text-properties fo:color="#000000" style:font-name="Courier New1" fo:font-size="10pt" fo:font-weight="normal" officeooo:rsid="00f7364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716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717" style:family="text">
      <style:text-properties fo:color="#000000" style:font-name="Courier New1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718" style:family="text">
      <style:text-properties fo:color="#000000" style:font-name="Courier New1" fo:font-weight="bold" officeooo:rsid="01a90700" fo:background-color="#cccccc" loext:char-shading-value="0" style:language-asian="de" style:country-asian="DE" style:font-weight-asian="bold" style:font-name-complex="Courier New2" style:font-weight-complex="bold"/>
    </style:style>
    <style:style style:name="T719" style:family="text">
      <style:text-properties fo:color="#000000" style:font-name="Courier New1" fo:font-weight="bold" officeooo:rsid="00a14261" fo:background-color="#cccccc" loext:char-shading-value="0" style:language-asian="de" style:country-asian="DE" style:font-weight-asian="bold" style:font-name-complex="Courier New2" style:font-weight-complex="bold"/>
    </style:style>
    <style:style style:name="T720" style:family="text">
      <style:text-properties fo:color="#000000" style:font-name="Courier New1" fo:font-style="normal" fo:font-weight="bold" officeooo:rsid="00a14261" fo:background-color="#cccccc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21" style:family="text">
      <style:text-properties fo:color="#000000" style:font-name="Courier New1" fo:font-style="normal" fo:font-weight="bold" officeooo:rsid="01d58b5f" fo:background-color="#cccccc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22" style:family="text">
      <style:text-properties fo:color="#000000" style:font-name="Courier New1" fo:font-style="normal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23" style:family="text">
      <style:text-properties fo:color="#000000" style:font-name="Courier New1" fo:font-style="normal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724" style:family="text">
      <style:text-properties fo:color="#000000" style:font-name="Courier New1" fo:font-style="normal" officeooo:rsid="00a14261" fo:background-color="transparent" loext:char-shading-value="0" style:language-asian="de" style:country-asian="DE" style:font-style-asian="normal" style:font-name-complex="Courier New2" style:font-style-complex="normal"/>
    </style:style>
    <style:style style:name="T725" style:family="text">
      <style:text-properties fo:color="#000000" style:font-name="Courier New1" fo:font-style="normal" fo:font-weight="normal" officeooo:rsid="00a1426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726" style:family="text">
      <style:text-properties fo:color="#000000" style:font-name="Courier New1" fo:font-style="normal" style:text-underline-style="solid" style:text-underline-width="auto" style:text-underline-color="font-color" fo:font-weight="bold" officeooo:rsid="018d843b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27" style:family="text">
      <style:text-properties fo:color="#000000" style:font-name="Courier New1" fo:font-style="normal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28" style:family="text">
      <style:text-properties fo:color="#000000" style:font-name="Courier New1" fo:font-style="normal" style:text-underline-style="solid" style:text-underline-width="auto" style:text-underline-color="font-color" fo:font-weight="bold" officeooo:rsid="01abee4d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29" style:family="text">
      <style:text-properties fo:color="#000000" style:font-name="Courier New1" fo:font-style="normal" style:text-underline-style="solid" style:text-underline-width="auto" style:text-underline-color="font-color" fo:font-weight="bold" officeooo:rsid="01d58b5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30" style:family="text">
      <style:text-properties fo:color="#000000" style:font-name="Courier New1" fo:font-style="normal" style:text-underline-style="solid" style:text-underline-width="auto" style:text-underline-color="font-color" fo:font-weight="bold" officeooo:rsid="01f9a11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31" style:family="text">
      <style:text-properties fo:color="#000000" style:font-name="Courier New1" fo:font-style="normal" style:text-underline-style="solid" style:text-underline-width="auto" style:text-underline-color="font-color" fo:font-weight="bold" officeooo:rsid="00a14261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32" style:family="text">
      <style:text-properties fo:color="#000000" style:font-name="Courier New1" fo:font-style="normal" style:text-underline-style="solid" style:text-underline-width="auto" style:text-underline-color="font-color" fo:font-weight="bold" officeooo:rsid="01d58b5f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733" style:family="text">
      <style:text-properties fo:color="#000000" style:font-name="Courier New1" fo:font-style="normal" style:text-underline-style="solid" style:text-underline-width="auto" style:text-underline-color="font-color" fo:font-weight="bold" officeooo:rsid="01c0ead0" style:language-asian="de" style:country-asian="DE" style:font-style-asian="normal" style:font-weight-asian="bold" style:font-name-complex="Courier New2" style:font-style-complex="normal" style:font-weight-complex="bold"/>
    </style:style>
    <style:style style:name="T734" style:family="text">
      <style:text-properties fo:color="#000000" style:font-name="Courier New1" fo:font-style="normal" style:text-underline-style="solid" style:text-underline-width="auto" style:text-underline-color="font-color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735" style:family="text">
      <style:text-properties fo:color="#000000" style:font-name="Courier New1" fo:font-style="normal" style:text-underline-style="solid" style:text-underline-width="auto" style:text-underline-color="font-color" officeooo:rsid="00a14261" fo:background-color="transparent" loext:char-shading-value="0" style:language-asian="de" style:country-asian="DE" style:font-style-asian="normal" style:font-name-complex="Courier New2" style:font-style-complex="normal"/>
    </style:style>
    <style:style style:name="T736" style:family="text">
      <style:text-properties fo:color="#000000" style:font-name="Courier New1" fo:font-style="normal" style:text-underline-style="solid" style:text-underline-width="auto" style:text-underline-color="font-color" officeooo:rsid="01abee4d" fo:background-color="transparent" loext:char-shading-value="0" style:language-asian="de" style:country-asian="DE" style:font-style-asian="normal" style:font-name-complex="Courier New2" style:font-style-complex="normal"/>
    </style:style>
    <style:style style:name="T737" style:family="text">
      <style:text-properties fo:color="#000000" style:font-name="Courier New1" fo:font-style="normal" officeooo:rsid="00a14261" style:language-asian="de" style:country-asian="DE" style:font-style-asian="normal" style:font-name-complex="Courier New2" style:font-style-complex="normal"/>
    </style:style>
    <style:style style:name="T738" style:family="text">
      <style:text-properties fo:color="#000000" style:font-name="Courier New1" style:text-underline-style="none"/>
    </style:style>
    <style:style style:name="T739" style:family="text">
      <style:text-properties fo:color="#000000" style:font-name="Courier New1" style:text-underline-style="none" fo:font-weight="normal" officeooo:rsid="000e4f97" fo:background-color="transparent" loext:char-shading-value="0" style:language-asian="de" style:country-asian="DE" style:font-weight-asian="normal" style:font-weight-complex="normal"/>
    </style:style>
    <style:style style:name="T740" style:family="text">
      <style:text-properties fo:color="#000000" style:font-name="Courier New1" style:text-underline-style="none" fo:font-weight="normal" officeooo:rsid="00c97e52" fo:background-color="transparent" loext:char-shading-value="0" style:language-asian="de" style:country-asian="DE" style:font-weight-asian="normal" style:font-name-complex="Courier New2" style:font-weight-complex="normal"/>
    </style:style>
    <style:style style:name="T741" style:family="text">
      <style:text-properties fo:color="#000000" style:font-name="Courier New1" style:text-underline-style="none" fo:font-weight="normal" officeooo:rsid="00c8e15b" fo:background-color="transparent" loext:char-shading-value="0" style:language-asian="de" style:country-asian="DE" style:font-weight-asian="normal" style:font-name-complex="Courier New2" style:font-weight-complex="normal"/>
    </style:style>
    <style:style style:name="T742" style:family="text">
      <style:text-properties fo:color="#000000" style:font-name="Courier New1" style:text-underline-style="none" fo:font-weight="normal" officeooo:rsid="00ce7d99" fo:background-color="transparent" loext:char-shading-value="0" style:language-asian="de" style:country-asian="DE" style:font-weight-asian="normal" style:font-name-complex="Courier New2" style:font-weight-complex="normal"/>
    </style:style>
    <style:style style:name="T743" style:family="text">
      <style:text-properties fo:color="#000000" style:font-name="Courier New1" style:text-underline-style="none" fo:font-weight="normal" officeooo:rsid="00ebf713" fo:background-color="transparent" loext:char-shading-value="0" style:language-asian="de" style:country-asian="DE" style:font-weight-asian="normal" style:font-name-complex="Courier New2" style:font-weight-complex="normal"/>
    </style:style>
    <style:style style:name="T744" style:family="text">
      <style:text-properties fo:color="#000000" style:font-name="Courier New1" style:text-underline-style="none" fo:font-weight="normal" officeooo:rsid="011189ac" fo:background-color="transparent" loext:char-shading-value="0" style:language-asian="de" style:country-asian="DE" style:font-weight-asian="normal" style:font-name-complex="Courier New2" style:font-weight-complex="normal"/>
    </style:style>
    <style:style style:name="T745" style:family="text">
      <style:text-properties fo:color="#000000" style:font-name="Courier New1" style:text-underline-style="none" fo:font-weight="normal" officeooo:rsid="01153f5f" fo:background-color="transparent" loext:char-shading-value="0" style:language-asian="de" style:country-asian="DE" style:font-weight-asian="normal" style:font-name-complex="Courier New2" style:font-weight-complex="normal"/>
    </style:style>
    <style:style style:name="T746" style:family="text">
      <style:text-properties fo:color="#000000" style:font-name="Courier New1" style:text-underline-style="none" fo:font-weight="normal" officeooo:rsid="012246d6" fo:background-color="transparent" loext:char-shading-value="0" style:language-asian="de" style:country-asian="DE" style:font-weight-asian="normal" style:font-name-complex="Courier New2" style:font-weight-complex="normal"/>
    </style:style>
    <style:style style:name="T747" style:family="text">
      <style:text-properties fo:color="#000000" style:font-name="Courier New1" style:text-underline-style="none" fo:font-weight="normal" officeooo:rsid="0122d02c" fo:background-color="transparent" loext:char-shading-value="0" style:language-asian="de" style:country-asian="DE" style:font-weight-asian="normal" style:font-name-complex="Courier New2" style:font-weight-complex="normal"/>
    </style:style>
    <style:style style:name="T748" style:family="text">
      <style:text-properties fo:color="#000000" style:font-name="Courier New1" style:text-underline-style="none" fo:font-weight="normal" officeooo:rsid="012bd56e" fo:background-color="transparent" loext:char-shading-value="0" style:language-asian="de" style:country-asian="DE" style:font-weight-asian="normal" style:font-name-complex="Courier New2" style:font-weight-complex="normal"/>
    </style:style>
    <style:style style:name="T749" style:family="text">
      <style:text-properties fo:color="#000000" style:font-name="Courier New1" style:text-underline-style="none" fo:font-weight="normal" officeooo:rsid="012dbd13" fo:background-color="transparent" loext:char-shading-value="0" style:language-asian="de" style:country-asian="DE" style:font-weight-asian="normal" style:font-name-complex="Courier New2" style:font-weight-complex="normal"/>
    </style:style>
    <style:style style:name="T750" style:family="text">
      <style:text-properties fo:color="#000000" style:font-name="Courier New1" style:text-underline-style="none" fo:font-weight="normal" officeooo:rsid="013b8f1f" fo:background-color="transparent" loext:char-shading-value="0" style:language-asian="de" style:country-asian="DE" style:font-weight-asian="normal" style:font-name-complex="Courier New2" style:font-weight-complex="normal"/>
    </style:style>
    <style:style style:name="T751" style:family="text">
      <style:text-properties fo:color="#000000" style:font-name="Courier New1" style:text-underline-style="none" fo:font-weight="normal" officeooo:rsid="0142f387" fo:background-color="transparent" loext:char-shading-value="0" style:language-asian="de" style:country-asian="DE" style:font-weight-asian="normal" style:font-name-complex="Courier New2" style:font-weight-complex="normal"/>
    </style:style>
    <style:style style:name="T752" style:family="text">
      <style:text-properties fo:color="#000000" style:font-name="Courier New1" style:text-underline-style="none" fo:font-weight="normal" officeooo:rsid="01439230" fo:background-color="transparent" loext:char-shading-value="0" style:language-asian="de" style:country-asian="DE" style:font-weight-asian="normal" style:font-name-complex="Courier New2" style:font-weight-complex="normal"/>
    </style:style>
    <style:style style:name="T753" style:family="text">
      <style:text-properties fo:color="#000000" style:font-name="Courier New1" style:text-underline-style="none" fo:font-weight="normal" officeooo:rsid="01502c01" fo:background-color="transparent" loext:char-shading-value="0" style:language-asian="de" style:country-asian="DE" style:font-weight-asian="normal" style:font-name-complex="Courier New2" style:font-weight-complex="normal"/>
    </style:style>
    <style:style style:name="T754" style:family="text">
      <style:text-properties fo:color="#000000" style:font-name="Courier New1" style:text-underline-style="none" fo:font-weight="normal" officeooo:rsid="01521605" fo:background-color="transparent" loext:char-shading-value="0" style:language-asian="de" style:country-asian="DE" style:font-weight-asian="normal" style:font-name-complex="Courier New2" style:font-weight-complex="normal"/>
    </style:style>
    <style:style style:name="T755" style:family="text">
      <style:text-properties fo:color="#000000" style:font-name="Courier New1" style:text-underline-style="none" fo:font-weight="normal" officeooo:rsid="015a6a7a" fo:background-color="transparent" loext:char-shading-value="0" style:language-asian="de" style:country-asian="DE" style:font-weight-asian="normal" style:font-name-complex="Courier New2" style:font-weight-complex="normal"/>
    </style:style>
    <style:style style:name="T756" style:family="text">
      <style:text-properties fo:color="#000000" style:font-name="Courier New1" style:text-underline-style="none" fo:font-weight="normal" officeooo:rsid="015ba8e9" fo:background-color="transparent" loext:char-shading-value="0" style:language-asian="de" style:country-asian="DE" style:font-weight-asian="normal" style:font-name-complex="Courier New2" style:font-weight-complex="normal"/>
    </style:style>
    <style:style style:name="T757" style:family="text">
      <style:text-properties fo:color="#000000" style:font-name="Courier New1" style:text-underline-style="none" fo:font-weight="normal" officeooo:rsid="015ccf5f" fo:background-color="transparent" loext:char-shading-value="0" style:language-asian="de" style:country-asian="DE" style:font-weight-asian="normal" style:font-name-complex="Courier New2" style:font-weight-complex="normal"/>
    </style:style>
    <style:style style:name="T758" style:family="text">
      <style:text-properties fo:color="#000000" style:font-name="Courier New1" style:text-underline-style="none" fo:font-weight="normal" officeooo:rsid="0165ff46" fo:background-color="transparent" loext:char-shading-value="0" style:language-asian="de" style:country-asian="DE" style:font-weight-asian="normal" style:font-name-complex="Courier New2" style:font-weight-complex="normal"/>
    </style:style>
    <style:style style:name="T759" style:family="text">
      <style:text-properties fo:color="#000000" style:font-name="Courier New1" style:text-underline-style="none" fo:font-weight="normal" officeooo:rsid="005a3972" fo:background-color="transparent" loext:char-shading-value="0" style:language-asian="de" style:country-asian="DE" style:font-weight-asian="normal" style:font-name-complex="Courier New2" style:font-weight-complex="normal"/>
    </style:style>
    <style:style style:name="T760" style:family="text">
      <style:text-properties fo:color="#000000" style:font-name="Courier New1" style:text-underline-style="none" fo:font-weight="normal" officeooo:rsid="0169026c" fo:background-color="transparent" loext:char-shading-value="0" style:language-asian="de" style:country-asian="DE" style:font-weight-asian="normal" style:font-name-complex="Courier New2" style:font-weight-complex="normal"/>
    </style:style>
    <style:style style:name="T761" style:family="text">
      <style:text-properties fo:color="#000000" style:font-name="Courier New1" style:text-underline-style="none" fo:font-weight="normal" officeooo:rsid="00588906" fo:background-color="transparent" loext:char-shading-value="0" style:language-asian="de" style:country-asian="DE" style:font-weight-asian="normal" style:font-name-complex="Courier New2" style:font-weight-complex="normal"/>
    </style:style>
    <style:style style:name="T762" style:family="text">
      <style:text-properties fo:color="#000000" style:font-name="Courier New1" style:text-underline-style="none" fo:font-weight="normal" officeooo:rsid="015dd57d" fo:background-color="transparent" loext:char-shading-value="0" style:language-asian="de" style:country-asian="DE" style:font-weight-asian="normal" style:font-name-complex="Courier New2" style:font-weight-complex="normal"/>
    </style:style>
    <style:style style:name="T763" style:family="text">
      <style:text-properties fo:color="#000000" style:font-name="Courier New1" style:text-underline-style="none" fo:font-weight="normal" officeooo:rsid="00a14261" fo:background-color="transparent" loext:char-shading-value="0" style:font-weight-asian="normal" style:font-name-complex="Courier New2" style:font-weight-complex="normal"/>
    </style:style>
    <style:style style:name="T764" style:family="text">
      <style:text-properties fo:color="#000000" style:font-name="Courier New1" style:text-underline-style="none" fo:font-weight="normal" officeooo:rsid="00c354e9" fo:background-color="transparent" loext:char-shading-value="0" style:font-weight-asian="normal" style:font-name-complex="Courier New2" style:font-weight-complex="normal"/>
    </style:style>
    <style:style style:name="T765" style:family="text">
      <style:text-properties fo:color="#000000" style:font-name="Courier New1" style:text-underline-style="none" fo:font-weight="normal" officeooo:rsid="00468a9a" fo:background-color="transparent" loext:char-shading-value="0" style:font-weight-asian="normal" style:font-name-complex="Courier New2" style:font-weight-complex="normal"/>
    </style:style>
    <style:style style:name="T766" style:family="text">
      <style:text-properties fo:color="#000000" style:font-name="Courier New1" style:text-underline-style="none" fo:font-weight="normal" officeooo:rsid="00d4a340" fo:background-color="transparent" loext:char-shading-value="0" style:font-weight-asian="normal" style:font-name-complex="Courier New2" style:font-weight-complex="normal"/>
    </style:style>
    <style:style style:name="T767" style:family="text">
      <style:text-properties fo:color="#000000" style:font-name="Courier New1" style:text-underline-style="none" fo:font-weight="normal" officeooo:rsid="00f226bf" fo:background-color="transparent" loext:char-shading-value="0" style:font-weight-asian="normal" style:font-name-complex="Courier New2" style:font-weight-complex="normal"/>
    </style:style>
    <style:style style:name="T768" style:family="text">
      <style:text-properties fo:color="#000000" style:font-name="Courier New1" style:text-underline-style="none" fo:font-weight="normal" officeooo:rsid="0102a03b" fo:background-color="transparent" loext:char-shading-value="0" style:font-weight-asian="normal" style:font-name-complex="Courier New2" style:font-weight-complex="normal"/>
    </style:style>
    <style:style style:name="T769" style:family="text">
      <style:text-properties fo:color="#000000" style:font-name="Courier New1" style:text-underline-style="none" fo:font-weight="normal" officeooo:rsid="0134ea98" fo:background-color="transparent" loext:char-shading-value="0" style:font-weight-asian="normal" style:font-name-complex="Courier New2" style:font-weight-complex="normal"/>
    </style:style>
    <style:style style:name="T770" style:family="text">
      <style:text-properties fo:color="#000000" style:font-name="Courier New1" style:text-underline-style="none" fo:font-weight="normal" officeooo:rsid="013faed8" fo:background-color="transparent" loext:char-shading-value="0" style:font-weight-asian="normal" style:font-name-complex="Courier New2" style:font-weight-complex="normal"/>
    </style:style>
    <style:style style:name="T771" style:family="text">
      <style:text-properties fo:color="#000000" style:font-name="Courier New1" style:text-underline-style="none" fo:font-weight="normal" officeooo:rsid="0140320c" fo:background-color="transparent" loext:char-shading-value="0" style:font-weight-asian="normal" style:font-name-complex="Courier New2" style:font-weight-complex="normal"/>
    </style:style>
    <style:style style:name="T772" style:family="text">
      <style:text-properties fo:color="#000000" style:font-name="Courier New1" style:text-underline-style="none" fo:font-weight="normal" officeooo:rsid="0146fae1" fo:background-color="transparent" loext:char-shading-value="0" style:font-weight-asian="normal" style:font-name-complex="Courier New2" style:font-weight-complex="normal"/>
    </style:style>
    <style:style style:name="T773" style:family="text">
      <style:text-properties fo:color="#000000" style:font-name="Courier New1" style:text-underline-style="none" fo:font-weight="normal" officeooo:rsid="01495400" fo:background-color="transparent" loext:char-shading-value="0" style:font-weight-asian="normal" style:font-name-complex="Courier New2" style:font-weight-complex="normal"/>
    </style:style>
    <style:style style:name="T774" style:family="text">
      <style:text-properties fo:color="#000000" style:font-name="Courier New1" style:text-underline-style="none" fo:font-weight="normal" officeooo:rsid="01626c34" fo:background-color="transparent" loext:char-shading-value="0" style:font-weight-asian="normal" style:font-name-complex="Courier New2" style:font-weight-complex="normal"/>
    </style:style>
    <style:style style:name="T775" style:family="text">
      <style:text-properties fo:color="#000000" style:font-name="Courier New1" style:text-underline-style="none" fo:font-weight="normal" officeooo:rsid="01863c1c" fo:background-color="transparent" loext:char-shading-value="0" style:font-weight-asian="normal" style:font-name-complex="Courier New2" style:font-weight-complex="normal"/>
    </style:style>
    <style:style style:name="T776" style:family="text">
      <style:text-properties fo:color="#000000" style:font-name="Courier New1" style:text-underline-style="none" fo:font-weight="normal" officeooo:rsid="0186d8e7" fo:background-color="transparent" loext:char-shading-value="0" style:font-weight-asian="normal" style:font-name-complex="Courier New2" style:font-weight-complex="normal"/>
    </style:style>
    <style:style style:name="T777" style:family="text">
      <style:text-properties fo:color="#000000" style:font-name="Courier New1" style:text-underline-style="none" fo:font-weight="normal" officeooo:rsid="00c8e15b" fo:background-color="transparent" loext:char-shading-value="0" style:font-weight-asian="normal" style:font-weight-complex="normal"/>
    </style:style>
    <style:style style:name="T778" style:family="text">
      <style:text-properties fo:color="#000000" style:font-name="Courier New1" style:text-underline-style="none" fo:font-weight="normal" officeooo:rsid="015c5bf7" fo:background-color="transparent" loext:char-shading-value="0" style:font-weight-asian="normal" style:font-weight-complex="normal"/>
    </style:style>
    <style:style style:name="T779" style:family="text">
      <style:text-properties fo:color="#000000" style:font-name="Courier New1" style:text-underline-style="none" fo:font-weight="bold" officeooo:rsid="00c8e15b" fo:background-color="transparent" loext:char-shading-value="0" style:language-asian="de" style:country-asian="DE" style:font-weight-asian="bold" style:font-name-complex="Courier New2" style:font-weight-complex="bold"/>
    </style:style>
    <style:style style:name="T780" style:family="text">
      <style:text-properties fo:color="#000000" style:font-name="Courier New1" style:text-underline-style="none" fo:font-weight="bold" officeooo:rsid="00c8e15b" fo:background-color="transparent" loext:char-shading-value="0" style:language-asian="de" style:country-asian="DE" style:font-weight-asian="bold" style:font-weight-complex="bold"/>
    </style:style>
    <style:style style:name="T781" style:family="text">
      <style:text-properties fo:color="#000000" style:font-name="Courier New1" style:text-underline-style="none" fo:font-weight="bold" style:language-asian="de" style:country-asian="DE" style:font-weight-asian="bold" style:font-name-complex="Courier New2" style:font-weight-complex="bold"/>
    </style:style>
    <style:style style:name="T782" style:family="text">
      <style:text-properties fo:color="#000000" style:font-name="Courier New1" style:text-underline-style="solid" style:text-underline-width="auto" style:text-underline-color="font-color" fo:font-weight="bold" officeooo:rsid="00a14261" fo:background-color="transparent" loext:char-shading-value="0" style:font-weight-asian="bold" style:font-name-complex="Courier New2" style:font-weight-complex="bold"/>
    </style:style>
    <style:style style:name="T783" style:family="text">
      <style:text-properties fo:color="#000000" style:font-name="Courier New1" style:text-underline-style="solid" style:text-underline-width="auto" style:text-underline-color="font-color" fo:font-weight="bold" officeooo:rsid="00ab11d9" fo:background-color="transparent" loext:char-shading-value="0" style:font-weight-asian="bold" style:font-name-complex="Courier New2" style:font-weight-complex="bold"/>
    </style:style>
    <style:style style:name="T784" style:family="text">
      <style:text-properties fo:color="#000000" style:font-name="Courier New1" style:text-underline-style="solid" style:text-underline-width="auto" style:text-underline-color="font-color" fo:font-weight="bold" officeooo:rsid="00b07ba5" fo:background-color="transparent" loext:char-shading-value="0" style:font-weight-asian="bold" style:font-name-complex="Courier New2" style:font-weight-complex="bold"/>
    </style:style>
    <style:style style:name="T785" style:family="text">
      <style:text-properties fo:color="#000000" style:font-name="Courier New1" style:text-underline-style="solid" style:text-underline-width="auto" style:text-underline-color="font-color" fo:font-weight="bold" officeooo:rsid="00b3c157" fo:background-color="transparent" loext:char-shading-value="0" style:font-weight-asian="bold" style:font-name-complex="Courier New2" style:font-weight-complex="bold"/>
    </style:style>
    <style:style style:name="T786" style:family="text">
      <style:text-properties fo:color="#000000" style:font-name="Courier New1" style:text-underline-style="solid" style:text-underline-width="auto" style:text-underline-color="font-color" fo:font-weight="bold" officeooo:rsid="00b76224" fo:background-color="transparent" loext:char-shading-value="0" style:font-weight-asian="bold" style:font-name-complex="Courier New2" style:font-weight-complex="bold"/>
    </style:style>
    <style:style style:name="T787" style:family="text">
      <style:text-properties fo:color="#000000" style:font-name="Courier New1" style:text-underline-style="solid" style:text-underline-width="auto" style:text-underline-color="font-color" fo:font-weight="bold" officeooo:rsid="00b82f6f" fo:background-color="transparent" loext:char-shading-value="0" style:font-weight-asian="bold" style:font-name-complex="Courier New2" style:font-weight-complex="bold"/>
    </style:style>
    <style:style style:name="T788" style:family="text">
      <style:text-properties fo:color="#000000" style:font-name="Courier New1" style:text-underline-style="solid" style:text-underline-width="auto" style:text-underline-color="font-color" fo:font-weight="bold" officeooo:rsid="00bd291c" fo:background-color="transparent" loext:char-shading-value="0" style:font-weight-asian="bold" style:font-name-complex="Courier New2" style:font-weight-complex="bold"/>
    </style:style>
    <style:style style:name="T789" style:family="text">
      <style:text-properties fo:color="#000000" style:font-name="Courier New1" style:text-underline-style="solid" style:text-underline-width="auto" style:text-underline-color="font-color" fo:font-weight="bold" officeooo:rsid="00bfcdda" fo:background-color="transparent" loext:char-shading-value="0" style:font-weight-asian="bold" style:font-name-complex="Courier New2" style:font-weight-complex="bold"/>
    </style:style>
    <style:style style:name="T790" style:family="text">
      <style:text-properties fo:color="#000000" style:font-name="Courier New1" style:text-underline-style="solid" style:text-underline-width="auto" style:text-underline-color="font-color" fo:font-weight="bold" officeooo:rsid="00c354e9" fo:background-color="transparent" loext:char-shading-value="0" style:font-weight-asian="bold" style:font-name-complex="Courier New2" style:font-weight-complex="bold"/>
    </style:style>
    <style:style style:name="T791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bold"/>
    </style:style>
    <style:style style:name="T792" style:family="text">
      <style:text-properties fo:color="#000000" style:font-name="Courier New1" style:text-underline-style="solid" style:text-underline-width="auto" style:text-underline-color="font-color" fo:font-weight="bold" officeooo:rsid="00c4851e" fo:background-color="transparent" loext:char-shading-value="0" style:font-weight-asian="bold" style:font-name-complex="Courier New2" style:font-weight-complex="bold"/>
    </style:style>
    <style:style style:name="T793" style:family="text">
      <style:text-properties fo:color="#000000" style:font-name="Courier New1" style:text-underline-style="solid" style:text-underline-width="auto" style:text-underline-color="font-color" fo:font-weight="bold" officeooo:rsid="00c5cb8d" fo:background-color="transparent" loext:char-shading-value="0" style:font-weight-asian="bold" style:font-name-complex="Courier New2" style:font-weight-complex="bold"/>
    </style:style>
    <style:style style:name="T794" style:family="text">
      <style:text-properties fo:color="#000000" style:font-name="Courier New1" style:text-underline-style="solid" style:text-underline-width="auto" style:text-underline-color="font-color" fo:font-weight="bold" officeooo:rsid="00c6f57c" fo:background-color="transparent" loext:char-shading-value="0" style:font-weight-asian="bold" style:font-name-complex="Courier New2" style:font-weight-complex="bold"/>
    </style:style>
    <style:style style:name="T795" style:family="text">
      <style:text-properties fo:color="#000000" style:font-name="Courier New1" style:text-underline-style="solid" style:text-underline-width="auto" style:text-underline-color="font-color" fo:font-weight="bold" officeooo:rsid="00d30f37" fo:background-color="transparent" loext:char-shading-value="0" style:font-weight-asian="bold" style:font-name-complex="Courier New2" style:font-weight-complex="bold"/>
    </style:style>
    <style:style style:name="T796" style:family="text">
      <style:text-properties fo:color="#000000" style:font-name="Courier New1" style:text-underline-style="solid" style:text-underline-width="auto" style:text-underline-color="font-color" fo:font-weight="bold" officeooo:rsid="00d4a340" fo:background-color="transparent" loext:char-shading-value="0" style:font-weight-asian="bold" style:font-name-complex="Courier New2" style:font-weight-complex="bold"/>
    </style:style>
    <style:style style:name="T797" style:family="text">
      <style:text-properties fo:color="#000000" style:font-name="Courier New1" style:text-underline-style="solid" style:text-underline-width="auto" style:text-underline-color="font-color" fo:font-weight="bold" officeooo:rsid="00d59c78" fo:background-color="transparent" loext:char-shading-value="0" style:font-weight-asian="bold" style:font-name-complex="Courier New2" style:font-weight-complex="bold"/>
    </style:style>
    <style:style style:name="T798" style:family="text">
      <style:text-properties fo:color="#000000" style:font-name="Courier New1" style:text-underline-style="solid" style:text-underline-width="auto" style:text-underline-color="font-color" fo:font-weight="bold" officeooo:rsid="00f226bf" fo:background-color="transparent" loext:char-shading-value="0" style:font-weight-asian="bold" style:font-name-complex="Courier New2" style:font-weight-complex="bold"/>
    </style:style>
    <style:style style:name="T799" style:family="text">
      <style:text-properties fo:color="#000000" style:font-name="Courier New1" style:text-underline-style="solid" style:text-underline-width="auto" style:text-underline-color="font-color" fo:font-weight="bold" officeooo:rsid="0102a03b" fo:background-color="transparent" loext:char-shading-value="0" style:font-weight-asian="bold" style:font-name-complex="Courier New2" style:font-weight-complex="bold"/>
    </style:style>
    <style:style style:name="T800" style:family="text">
      <style:text-properties fo:color="#000000" style:font-name="Courier New1" style:text-underline-style="solid" style:text-underline-width="auto" style:text-underline-color="font-color" fo:font-weight="bold" officeooo:rsid="0134ea98" fo:background-color="transparent" loext:char-shading-value="0" style:font-weight-asian="bold" style:font-name-complex="Courier New2" style:font-weight-complex="bold"/>
    </style:style>
    <style:style style:name="T801" style:family="text">
      <style:text-properties fo:color="#000000" style:font-name="Courier New1" style:text-underline-style="solid" style:text-underline-width="auto" style:text-underline-color="font-color" fo:font-weight="bold" officeooo:rsid="013faed8" fo:background-color="transparent" loext:char-shading-value="0" style:font-weight-asian="bold" style:font-name-complex="Courier New2" style:font-weight-complex="bold"/>
    </style:style>
    <style:style style:name="T802" style:family="text">
      <style:text-properties fo:color="#000000" style:font-name="Courier New1" style:text-underline-style="solid" style:text-underline-width="auto" style:text-underline-color="font-color" fo:font-weight="bold" officeooo:rsid="0140320c" fo:background-color="transparent" loext:char-shading-value="0" style:font-weight-asian="bold" style:font-name-complex="Courier New2" style:font-weight-complex="bold"/>
    </style:style>
    <style:style style:name="T803" style:family="text">
      <style:text-properties fo:color="#000000" style:font-name="Courier New1" style:text-underline-style="solid" style:text-underline-width="auto" style:text-underline-color="font-color" fo:font-weight="bold" officeooo:rsid="0146fae1" fo:background-color="transparent" loext:char-shading-value="0" style:font-weight-asian="bold" style:font-name-complex="Courier New2" style:font-weight-complex="bold"/>
    </style:style>
    <style:style style:name="T804" style:family="text">
      <style:text-properties fo:color="#000000" style:font-name="Courier New1" style:text-underline-style="solid" style:text-underline-width="auto" style:text-underline-color="font-color" fo:font-weight="bold" officeooo:rsid="01495400" fo:background-color="transparent" loext:char-shading-value="0" style:font-weight-asian="bold" style:font-name-complex="Courier New2" style:font-weight-complex="bold"/>
    </style:style>
    <style:style style:name="T805" style:family="text">
      <style:text-properties fo:color="#000000" style:font-name="Courier New1" style:text-underline-style="solid" style:text-underline-width="auto" style:text-underline-color="font-color" fo:font-weight="bold" officeooo:rsid="01626c34" fo:background-color="transparent" loext:char-shading-value="0" style:font-weight-asian="bold" style:font-name-complex="Courier New2" style:font-weight-complex="bold"/>
    </style:style>
    <style:style style:name="T806" style:family="text">
      <style:text-properties fo:color="#000000" style:font-name="Courier New1" style:text-underline-style="solid" style:text-underline-width="auto" style:text-underline-color="font-color" fo:font-weight="bold" officeooo:rsid="0177279a" fo:background-color="transparent" loext:char-shading-value="0" style:font-weight-asian="bold" style:font-name-complex="Courier New2" style:font-weight-complex="bold"/>
    </style:style>
    <style:style style:name="T807" style:family="text">
      <style:text-properties fo:color="#000000" style:font-name="Courier New1" style:text-underline-style="solid" style:text-underline-width="auto" style:text-underline-color="font-color" fo:font-weight="bold" officeooo:rsid="01863c1c" fo:background-color="transparent" loext:char-shading-value="0" style:font-weight-asian="bold" style:font-name-complex="Courier New2" style:font-weight-complex="bold"/>
    </style:style>
    <style:style style:name="T808" style:family="text">
      <style:text-properties fo:color="#000000" style:font-name="Courier New1" style:text-underline-style="solid" style:text-underline-width="auto" style:text-underline-color="font-color" fo:font-weight="bold" officeooo:rsid="0186d8e7" fo:background-color="transparent" loext:char-shading-value="0" style:font-weight-asian="bold" style:font-name-complex="Courier New2" style:font-weight-complex="bold"/>
    </style:style>
    <style:style style:name="T809" style:family="text">
      <style:text-properties fo:color="#000000" style:font-name="Courier New1" style:text-underline-style="solid" style:text-underline-width="auto" style:text-underline-color="font-color" fo:font-weight="bold" officeooo:rsid="0188dd25" fo:background-color="transparent" loext:char-shading-value="0" style:font-weight-asian="bold" style:font-name-complex="Courier New2" style:font-weight-complex="bold"/>
    </style:style>
    <style:style style:name="T810" style:family="text">
      <style:text-properties fo:color="#000000" style:font-name="Courier New1" style:text-underline-style="solid" style:text-underline-width="auto" style:text-underline-color="font-color" fo:font-weight="bold" officeooo:rsid="01891103" fo:background-color="transparent" loext:char-shading-value="0" style:font-weight-asian="bold" style:font-name-complex="Courier New2" style:font-weight-complex="bold"/>
    </style:style>
    <style:style style:name="T811" style:family="text">
      <style:text-properties fo:color="#000000" style:font-name="Courier New1" style:text-underline-style="solid" style:text-underline-width="auto" style:text-underline-color="font-color" fo:font-weight="bold" officeooo:rsid="022a8cc2" fo:background-color="transparent" loext:char-shading-value="0" style:font-weight-asian="bold" style:font-name-complex="Courier New2" style:font-weight-complex="bold"/>
    </style:style>
    <style:style style:name="T812" style:family="text">
      <style:text-properties fo:color="#000000" style:font-name="Courier New1" style:text-underline-style="solid" style:text-underline-width="auto" style:text-underline-color="font-color" fo:font-weight="bold" officeooo:rsid="00c8e15b" fo:background-color="transparent" loext:char-shading-value="0" style:font-weight-asian="bold" style:font-weight-complex="bold"/>
    </style:style>
    <style:style style:name="T813" style:family="text">
      <style:text-properties fo:color="#000000" style:font-name="Courier New1" style:text-underline-style="solid" style:text-underline-width="auto" style:text-underline-color="font-color" fo:font-weight="bold" officeooo:rsid="00c99f34" fo:background-color="transparent" loext:char-shading-value="0" style:font-weight-asian="bold" style:font-weight-complex="bold"/>
    </style:style>
    <style:style style:name="T814" style:family="text">
      <style:text-properties fo:color="#000000" style:font-name="Courier New1" style:text-underline-style="solid" style:text-underline-width="auto" style:text-underline-color="font-color" fo:font-weight="bold" officeooo:rsid="00d6bb1b" fo:background-color="transparent" loext:char-shading-value="0" style:font-weight-asian="bold" style:font-weight-complex="bold"/>
    </style:style>
    <style:style style:name="T815" style:family="text">
      <style:text-properties fo:color="#000000" style:font-name="Courier New1" style:text-underline-style="solid" style:text-underline-width="auto" style:text-underline-color="font-color" fo:font-weight="bold" officeooo:rsid="015c5bf7" fo:background-color="transparent" loext:char-shading-value="0" style:font-weight-asian="bold" style:font-weight-complex="bold"/>
    </style:style>
    <style:style style:name="T816" style:family="text">
      <style:text-properties fo:color="#000000" style:font-name="Courier New1" style:text-underline-style="solid" style:text-underline-width="auto" style:text-underline-color="font-color" fo:font-weight="bold" officeooo:rsid="00c97e52" fo:background-color="transparent" loext:char-shading-value="0" style:language-asian="de" style:country-asian="DE" style:font-weight-asian="bold" style:font-name-complex="Courier New2" style:font-weight-complex="bold"/>
    </style:style>
    <style:style style:name="T817" style:family="text">
      <style:text-properties fo:color="#000000" style:font-name="Courier New1" style:text-underline-style="solid" style:text-underline-width="auto" style:text-underline-color="font-color" fo:font-weight="bold" officeooo:rsid="00c8e15b" fo:background-color="transparent" loext:char-shading-value="0" style:language-asian="de" style:country-asian="DE" style:font-weight-asian="bold" style:font-name-complex="Courier New2" style:font-weight-complex="bold"/>
    </style:style>
    <style:style style:name="T818" style:family="text">
      <style:text-properties fo:color="#000000" style:font-name="Courier New1" style:text-underline-style="solid" style:text-underline-width="auto" style:text-underline-color="font-color" fo:font-weight="bold" officeooo:rsid="00c99f34" fo:background-color="transparent" loext:char-shading-value="0" style:language-asian="de" style:country-asian="DE" style:font-weight-asian="bold" style:font-name-complex="Courier New2" style:font-weight-complex="bold"/>
    </style:style>
    <style:style style:name="T819" style:family="text">
      <style:text-properties fo:color="#000000" style:font-name="Courier New1" style:text-underline-style="solid" style:text-underline-width="auto" style:text-underline-color="font-color" fo:font-weight="bold" officeooo:rsid="00ce7d99" fo:background-color="transparent" loext:char-shading-value="0" style:language-asian="de" style:country-asian="DE" style:font-weight-asian="bold" style:font-name-complex="Courier New2" style:font-weight-complex="bold"/>
    </style:style>
    <style:style style:name="T820" style:family="text">
      <style:text-properties fo:color="#000000" style:font-name="Courier New1" style:text-underline-style="solid" style:text-underline-width="auto" style:text-underline-color="font-color" fo:font-weight="bold" officeooo:rsid="00cfce20" fo:background-color="transparent" loext:char-shading-value="0" style:language-asian="de" style:country-asian="DE" style:font-weight-asian="bold" style:font-name-complex="Courier New2" style:font-weight-complex="bold"/>
    </style:style>
    <style:style style:name="T821" style:family="text">
      <style:text-properties fo:color="#000000" style:font-name="Courier New1" style:text-underline-style="solid" style:text-underline-width="auto" style:text-underline-color="font-color" fo:font-weight="bold" officeooo:rsid="00de36a9" fo:background-color="transparent" loext:char-shading-value="0" style:language-asian="de" style:country-asian="DE" style:font-weight-asian="bold" style:font-name-complex="Courier New2" style:font-weight-complex="bold"/>
    </style:style>
    <style:style style:name="T822" style:family="text">
      <style:text-properties fo:color="#000000" style:font-name="Courier New1" style:text-underline-style="solid" style:text-underline-width="auto" style:text-underline-color="font-color" fo:font-weight="bold" officeooo:rsid="00edddef" fo:background-color="transparent" loext:char-shading-value="0" style:language-asian="de" style:country-asian="DE" style:font-weight-asian="bold" style:font-name-complex="Courier New2" style:font-weight-complex="bold"/>
    </style:style>
    <style:style style:name="T823" style:family="text">
      <style:text-properties fo:color="#000000" style:font-name="Courier New1" style:text-underline-style="solid" style:text-underline-width="auto" style:text-underline-color="font-color" fo:font-weight="bold" officeooo:rsid="00ebf713" fo:background-color="transparent" loext:char-shading-value="0" style:language-asian="de" style:country-asian="DE" style:font-weight-asian="bold" style:font-name-complex="Courier New2" style:font-weight-complex="bold"/>
    </style:style>
    <style:style style:name="T824" style:family="text">
      <style:text-properties fo:color="#000000" style:font-name="Courier New1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825" style:family="text">
      <style:text-properties fo:color="#000000" style:font-name="Courier New1" style:text-underline-style="solid" style:text-underline-width="auto" style:text-underline-color="font-color" fo:font-weight="bold" officeooo:rsid="00f7364a" fo:background-color="transparent" loext:char-shading-value="0" style:language-asian="de" style:country-asian="DE" style:font-weight-asian="bold" style:font-name-complex="Courier New2" style:font-weight-complex="bold"/>
    </style:style>
    <style:style style:name="T826" style:family="text">
      <style:text-properties fo:color="#000000" style:font-name="Courier New1" style:text-underline-style="solid" style:text-underline-width="auto" style:text-underline-color="font-color" fo:font-weight="bold" officeooo:rsid="00fb32a7" fo:background-color="transparent" loext:char-shading-value="0" style:language-asian="de" style:country-asian="DE" style:font-weight-asian="bold" style:font-name-complex="Courier New2" style:font-weight-complex="bold"/>
    </style:style>
    <style:style style:name="T827" style:family="text">
      <style:text-properties fo:color="#000000" style:font-name="Courier New1" style:text-underline-style="solid" style:text-underline-width="auto" style:text-underline-color="font-color" fo:font-weight="bold" officeooo:rsid="00fbd350" fo:background-color="transparent" loext:char-shading-value="0" style:language-asian="de" style:country-asian="DE" style:font-weight-asian="bold" style:font-name-complex="Courier New2" style:font-weight-complex="bold"/>
    </style:style>
    <style:style style:name="T828" style:family="text">
      <style:text-properties fo:color="#000000" style:font-name="Courier New1" style:text-underline-style="solid" style:text-underline-width="auto" style:text-underline-color="font-color" fo:font-weight="bold" officeooo:rsid="01078ed3" fo:background-color="transparent" loext:char-shading-value="0" style:language-asian="de" style:country-asian="DE" style:font-weight-asian="bold" style:font-name-complex="Courier New2" style:font-weight-complex="bold"/>
    </style:style>
    <style:style style:name="T829" style:family="text">
      <style:text-properties fo:color="#000000" style:font-name="Courier New1" style:text-underline-style="solid" style:text-underline-width="auto" style:text-underline-color="font-color" fo:font-weight="bold" officeooo:rsid="011189ac" fo:background-color="transparent" loext:char-shading-value="0" style:language-asian="de" style:country-asian="DE" style:font-weight-asian="bold" style:font-name-complex="Courier New2" style:font-weight-complex="bold"/>
    </style:style>
    <style:style style:name="T830" style:family="text">
      <style:text-properties fo:color="#000000" style:font-name="Courier New1" style:text-underline-style="solid" style:text-underline-width="auto" style:text-underline-color="font-color" fo:font-weight="bold" officeooo:rsid="01153f5f" fo:background-color="transparent" loext:char-shading-value="0" style:language-asian="de" style:country-asian="DE" style:font-weight-asian="bold" style:font-name-complex="Courier New2" style:font-weight-complex="bold"/>
    </style:style>
    <style:style style:name="T831" style:family="text">
      <style:text-properties fo:color="#000000" style:font-name="Courier New1" style:text-underline-style="solid" style:text-underline-width="auto" style:text-underline-color="font-color" fo:font-weight="bold" officeooo:rsid="012246d6" fo:background-color="transparent" loext:char-shading-value="0" style:language-asian="de" style:country-asian="DE" style:font-weight-asian="bold" style:font-name-complex="Courier New2" style:font-weight-complex="bold"/>
    </style:style>
    <style:style style:name="T832" style:family="text">
      <style:text-properties fo:color="#000000" style:font-name="Courier New1" style:text-underline-style="solid" style:text-underline-width="auto" style:text-underline-color="font-color" fo:font-weight="bold" officeooo:rsid="0122d02c" fo:background-color="transparent" loext:char-shading-value="0" style:language-asian="de" style:country-asian="DE" style:font-weight-asian="bold" style:font-name-complex="Courier New2" style:font-weight-complex="bold"/>
    </style:style>
    <style:style style:name="T833" style:family="text">
      <style:text-properties fo:color="#000000" style:font-name="Courier New1" style:text-underline-style="solid" style:text-underline-width="auto" style:text-underline-color="font-color" fo:font-weight="bold" officeooo:rsid="012bd56e" fo:background-color="transparent" loext:char-shading-value="0" style:language-asian="de" style:country-asian="DE" style:font-weight-asian="bold" style:font-name-complex="Courier New2" style:font-weight-complex="bold"/>
    </style:style>
    <style:style style:name="T834" style:family="text">
      <style:text-properties fo:color="#000000" style:font-name="Courier New1" style:text-underline-style="solid" style:text-underline-width="auto" style:text-underline-color="font-color" fo:font-weight="bold" officeooo:rsid="012dbd13" fo:background-color="transparent" loext:char-shading-value="0" style:language-asian="de" style:country-asian="DE" style:font-weight-asian="bold" style:font-name-complex="Courier New2" style:font-weight-complex="bold"/>
    </style:style>
    <style:style style:name="T835" style:family="text">
      <style:text-properties fo:color="#000000" style:font-name="Courier New1" style:text-underline-style="solid" style:text-underline-width="auto" style:text-underline-color="font-color" fo:font-weight="bold" officeooo:rsid="013b8f1f" fo:background-color="transparent" loext:char-shading-value="0" style:language-asian="de" style:country-asian="DE" style:font-weight-asian="bold" style:font-name-complex="Courier New2" style:font-weight-complex="bold"/>
    </style:style>
    <style:style style:name="T836" style:family="text">
      <style:text-properties fo:color="#000000" style:font-name="Courier New1" style:text-underline-style="solid" style:text-underline-width="auto" style:text-underline-color="font-color" fo:font-weight="bold" officeooo:rsid="013e6256" fo:background-color="transparent" loext:char-shading-value="0" style:language-asian="de" style:country-asian="DE" style:font-weight-asian="bold" style:font-name-complex="Courier New2" style:font-weight-complex="bold"/>
    </style:style>
    <style:style style:name="T837" style:family="text">
      <style:text-properties fo:color="#000000" style:font-name="Courier New1" style:text-underline-style="solid" style:text-underline-width="auto" style:text-underline-color="font-color" fo:font-weight="bold" officeooo:rsid="013cb76b" fo:background-color="transparent" loext:char-shading-value="0" style:language-asian="de" style:country-asian="DE" style:font-weight-asian="bold" style:font-name-complex="Courier New2" style:font-weight-complex="bold"/>
    </style:style>
    <style:style style:name="T838" style:family="text">
      <style:text-properties fo:color="#000000" style:font-name="Courier New1" style:text-underline-style="solid" style:text-underline-width="auto" style:text-underline-color="font-color" fo:font-weight="bold" officeooo:rsid="0142f387" fo:background-color="transparent" loext:char-shading-value="0" style:language-asian="de" style:country-asian="DE" style:font-weight-asian="bold" style:font-name-complex="Courier New2" style:font-weight-complex="bold"/>
    </style:style>
    <style:style style:name="T839" style:family="text">
      <style:text-properties fo:color="#000000" style:font-name="Courier New1" style:text-underline-style="solid" style:text-underline-width="auto" style:text-underline-color="font-color" fo:font-weight="bold" officeooo:rsid="01437a45" fo:background-color="transparent" loext:char-shading-value="0" style:language-asian="de" style:country-asian="DE" style:font-weight-asian="bold" style:font-name-complex="Courier New2" style:font-weight-complex="bold"/>
    </style:style>
    <style:style style:name="T840" style:family="text">
      <style:text-properties fo:color="#000000" style:font-name="Courier New1" style:text-underline-style="solid" style:text-underline-width="auto" style:text-underline-color="font-color" fo:font-weight="bold" officeooo:rsid="00a5a00f" fo:background-color="transparent" loext:char-shading-value="0" style:language-asian="de" style:country-asian="DE" style:font-weight-asian="bold" style:font-name-complex="Courier New2" style:font-weight-complex="bold"/>
    </style:style>
    <style:style style:name="T841" style:family="text">
      <style:text-properties fo:color="#000000" style:font-name="Courier New1" style:text-underline-style="solid" style:text-underline-width="auto" style:text-underline-color="font-color" fo:font-weight="bold" officeooo:rsid="01439230" fo:background-color="transparent" loext:char-shading-value="0" style:language-asian="de" style:country-asian="DE" style:font-weight-asian="bold" style:font-name-complex="Courier New2" style:font-weight-complex="bold"/>
    </style:style>
    <style:style style:name="T842" style:family="text">
      <style:text-properties fo:color="#000000" style:font-name="Courier New1" style:text-underline-style="solid" style:text-underline-width="auto" style:text-underline-color="font-color" fo:font-weight="bold" officeooo:rsid="0149d933" fo:background-color="transparent" loext:char-shading-value="0" style:language-asian="de" style:country-asian="DE" style:font-weight-asian="bold" style:font-name-complex="Courier New2" style:font-weight-complex="bold"/>
    </style:style>
    <style:style style:name="T843" style:family="text">
      <style:text-properties fo:color="#000000" style:font-name="Courier New1" style:text-underline-style="solid" style:text-underline-width="auto" style:text-underline-color="font-color" fo:font-weight="bold" officeooo:rsid="01502c01" fo:background-color="transparent" loext:char-shading-value="0" style:language-asian="de" style:country-asian="DE" style:font-weight-asian="bold" style:font-name-complex="Courier New2" style:font-weight-complex="bold"/>
    </style:style>
    <style:style style:name="T844" style:family="text">
      <style:text-properties fo:color="#000000" style:font-name="Courier New1" style:text-underline-style="solid" style:text-underline-width="auto" style:text-underline-color="font-color" fo:font-weight="bold" officeooo:rsid="01521605" fo:background-color="transparent" loext:char-shading-value="0" style:language-asian="de" style:country-asian="DE" style:font-weight-asian="bold" style:font-name-complex="Courier New2" style:font-weight-complex="bold"/>
    </style:style>
    <style:style style:name="T845" style:family="text">
      <style:text-properties fo:color="#000000" style:font-name="Courier New1" style:text-underline-style="solid" style:text-underline-width="auto" style:text-underline-color="font-color" fo:font-weight="bold" officeooo:rsid="015742d1" fo:background-color="transparent" loext:char-shading-value="0" style:language-asian="de" style:country-asian="DE" style:font-weight-asian="bold" style:font-name-complex="Courier New2" style:font-weight-complex="bold"/>
    </style:style>
    <style:style style:name="T846" style:family="text">
      <style:text-properties fo:color="#000000" style:font-name="Courier New1" style:text-underline-style="solid" style:text-underline-width="auto" style:text-underline-color="font-color" fo:font-weight="bold" officeooo:rsid="0156753f" fo:background-color="transparent" loext:char-shading-value="0" style:language-asian="de" style:country-asian="DE" style:font-weight-asian="bold" style:font-name-complex="Courier New2" style:font-weight-complex="bold"/>
    </style:style>
    <style:style style:name="T847" style:family="text">
      <style:text-properties fo:color="#000000" style:font-name="Courier New1" style:text-underline-style="solid" style:text-underline-width="auto" style:text-underline-color="font-color" fo:font-weight="bold" officeooo:rsid="015a6a7a" fo:background-color="transparent" loext:char-shading-value="0" style:language-asian="de" style:country-asian="DE" style:font-weight-asian="bold" style:font-name-complex="Courier New2" style:font-weight-complex="bold"/>
    </style:style>
    <style:style style:name="T848" style:family="text">
      <style:text-properties fo:color="#000000" style:font-name="Courier New1" style:text-underline-style="solid" style:text-underline-width="auto" style:text-underline-color="font-color" fo:font-weight="bold" officeooo:rsid="015ba8e9" fo:background-color="transparent" loext:char-shading-value="0" style:language-asian="de" style:country-asian="DE" style:font-weight-asian="bold" style:font-name-complex="Courier New2" style:font-weight-complex="bold"/>
    </style:style>
    <style:style style:name="T849" style:family="text">
      <style:text-properties fo:color="#000000" style:font-name="Courier New1" style:text-underline-style="solid" style:text-underline-width="auto" style:text-underline-color="font-color" fo:font-weight="bold" officeooo:rsid="015ccf5f" fo:background-color="transparent" loext:char-shading-value="0" style:language-asian="de" style:country-asian="DE" style:font-weight-asian="bold" style:font-name-complex="Courier New2" style:font-weight-complex="bold"/>
    </style:style>
    <style:style style:name="T850" style:family="text">
      <style:text-properties fo:color="#000000" style:font-name="Courier New1" style:text-underline-style="solid" style:text-underline-width="auto" style:text-underline-color="font-color" fo:font-weight="bold" officeooo:rsid="0165ff46" fo:background-color="transparent" loext:char-shading-value="0" style:language-asian="de" style:country-asian="DE" style:font-weight-asian="bold" style:font-name-complex="Courier New2" style:font-weight-complex="bold"/>
    </style:style>
    <style:style style:name="T851" style:family="text">
      <style:text-properties fo:color="#000000" style:font-name="Courier New1" style:text-underline-style="solid" style:text-underline-width="auto" style:text-underline-color="font-color" fo:font-weight="bold" officeooo:rsid="005a3972" fo:background-color="transparent" loext:char-shading-value="0" style:language-asian="de" style:country-asian="DE" style:font-weight-asian="bold" style:font-name-complex="Courier New2" style:font-weight-complex="bold"/>
    </style:style>
    <style:style style:name="T852" style:family="text">
      <style:text-properties fo:color="#000000" style:font-name="Courier New1" style:text-underline-style="solid" style:text-underline-width="auto" style:text-underline-color="font-color" fo:font-weight="bold" officeooo:rsid="0169026c" fo:background-color="transparent" loext:char-shading-value="0" style:language-asian="de" style:country-asian="DE" style:font-weight-asian="bold" style:font-name-complex="Courier New2" style:font-weight-complex="bold"/>
    </style:style>
    <style:style style:name="T853" style:family="text">
      <style:text-properties fo:color="#000000" style:font-name="Courier New1" style:text-underline-style="solid" style:text-underline-width="auto" style:text-underline-color="font-color" fo:font-weight="bold" officeooo:rsid="016bd182" fo:background-color="transparent" loext:char-shading-value="0" style:language-asian="de" style:country-asian="DE" style:font-weight-asian="bold" style:font-name-complex="Courier New2" style:font-weight-complex="bold"/>
    </style:style>
    <style:style style:name="T854" style:family="text">
      <style:text-properties fo:color="#000000" style:font-name="Courier New1" style:text-underline-style="solid" style:text-underline-width="auto" style:text-underline-color="font-color" fo:font-weight="bold" officeooo:rsid="00588906" fo:background-color="transparent" loext:char-shading-value="0" style:language-asian="de" style:country-asian="DE" style:font-weight-asian="bold" style:font-name-complex="Courier New2" style:font-weight-complex="bold"/>
    </style:style>
    <style:style style:name="T855" style:family="text">
      <style:text-properties fo:color="#000000" style:font-name="Courier New1" style:text-underline-style="solid" style:text-underline-width="auto" style:text-underline-color="font-color" fo:font-weight="bold" officeooo:rsid="015dd57d" fo:background-color="transparent" loext:char-shading-value="0" style:language-asian="de" style:country-asian="DE" style:font-weight-asian="bold" style:font-name-complex="Courier New2" style:font-weight-complex="bold"/>
    </style:style>
    <style:style style:name="T856" style:family="text">
      <style:text-properties fo:color="#000000" style:font-name="Courier New1" style:text-underline-style="solid" style:text-underline-width="auto" style:text-underline-color="font-color" fo:font-weight="bold" officeooo:rsid="018013bf" fo:background-color="transparent" loext:char-shading-value="0" style:language-asian="de" style:country-asian="DE" style:font-weight-asian="bold" style:font-name-complex="Courier New2" style:font-weight-complex="bold"/>
    </style:style>
    <style:style style:name="T857" style:family="text">
      <style:text-properties fo:color="#000000" style:font-name="Courier New1" style:text-underline-style="solid" style:text-underline-width="auto" style:text-underline-color="font-color" fo:font-weight="bold" officeooo:rsid="017f7754" fo:background-color="transparent" loext:char-shading-value="0" style:language-asian="de" style:country-asian="DE" style:font-weight-asian="bold" style:font-name-complex="Courier New2" style:font-weight-complex="bold"/>
    </style:style>
    <style:style style:name="T858" style:family="text">
      <style:text-properties fo:color="#000000" style:font-name="Courier New1" style:text-underline-style="solid" style:text-underline-width="auto" style:text-underline-color="font-color" fo:font-weight="bold" officeooo:rsid="01aff642" fo:background-color="transparent" loext:char-shading-value="0" style:language-asian="de" style:country-asian="DE" style:font-weight-asian="bold" style:font-name-complex="Courier New2" style:font-weight-complex="bold"/>
    </style:style>
    <style:style style:name="T859" style:family="text">
      <style:text-properties fo:color="#000000" style:font-name="Courier New1" style:text-underline-style="solid" style:text-underline-width="auto" style:text-underline-color="font-color" fo:font-weight="bold" officeooo:rsid="01ba98d4" fo:background-color="transparent" loext:char-shading-value="0" style:language-asian="de" style:country-asian="DE" style:font-weight-asian="bold" style:font-name-complex="Courier New2" style:font-weight-complex="bold"/>
    </style:style>
    <style:style style:name="T860" style:family="text">
      <style:text-properties fo:color="#000000" style:font-name="Courier New1" style:text-underline-style="solid" style:text-underline-width="auto" style:text-underline-color="font-color" fo:font-weight="bold" officeooo:rsid="01bc7839" fo:background-color="transparent" loext:char-shading-value="0" style:language-asian="de" style:country-asian="DE" style:font-weight-asian="bold" style:font-name-complex="Courier New2" style:font-weight-complex="bold"/>
    </style:style>
    <style:style style:name="T861" style:family="text">
      <style:text-properties fo:color="#000000" style:font-name="Courier New1" style:text-underline-style="solid" style:text-underline-width="auto" style:text-underline-color="font-color" fo:font-weight="bold" officeooo:rsid="01c000d8" fo:background-color="transparent" loext:char-shading-value="0" style:language-asian="de" style:country-asian="DE" style:font-weight-asian="bold" style:font-name-complex="Courier New2" style:font-weight-complex="bold"/>
    </style:style>
    <style:style style:name="T862" style:family="text">
      <style:text-properties fo:color="#000000" style:font-name="Courier New1" style:text-underline-style="solid" style:text-underline-width="auto" style:text-underline-color="font-color" fo:font-weight="bold" officeooo:rsid="0217f402" fo:background-color="transparent" loext:char-shading-value="0" style:language-asian="de" style:country-asian="DE" style:font-weight-asian="bold" style:font-name-complex="Courier New2" style:font-weight-complex="bold"/>
    </style:style>
    <style:style style:name="T863" style:family="text">
      <style:text-properties fo:color="#000000" style:font-name="Courier New1" style:text-underline-style="solid" style:text-underline-width="auto" style:text-underline-color="font-color" fo:font-weight="bold" officeooo:rsid="0207cc41" fo:background-color="transparent" loext:char-shading-value="0" style:language-asian="de" style:country-asian="DE" style:font-weight-asian="bold" style:font-name-complex="Courier New2" style:font-weight-complex="bold"/>
    </style:style>
    <style:style style:name="T864" style:family="text">
      <style:text-properties fo:color="#000000" style:font-name="Courier New1" style:text-underline-style="solid" style:text-underline-width="auto" style:text-underline-color="font-color" fo:font-weight="bold" officeooo:rsid="022b6c31" fo:background-color="transparent" loext:char-shading-value="0" style:language-asian="de" style:country-asian="DE" style:font-weight-asian="bold" style:font-name-complex="Courier New2" style:font-weight-complex="bold"/>
    </style:style>
    <style:style style:name="T865" style:family="text">
      <style:text-properties fo:color="#000000" style:font-name="Courier New1" style:text-underline-style="solid" style:text-underline-width="auto" style:text-underline-color="font-color" fo:font-weight="bold" officeooo:rsid="022d00f6" fo:background-color="transparent" loext:char-shading-value="0" style:language-asian="de" style:country-asian="DE" style:font-weight-asian="bold" style:font-name-complex="Courier New2" style:font-weight-complex="bold"/>
    </style:style>
    <style:style style:name="T866" style:family="text">
      <style:text-properties fo:color="#000000" style:font-name="Courier New1" style:text-underline-style="solid" style:text-underline-width="auto" style:text-underline-color="font-color" fo:font-weight="bold" officeooo:rsid="025de7a1" fo:background-color="transparent" loext:char-shading-value="0" style:language-asian="de" style:country-asian="DE" style:font-weight-asian="bold" style:font-name-complex="Courier New2" style:font-weight-complex="bold"/>
    </style:style>
    <style:style style:name="T867" style:family="text">
      <style:text-properties fo:color="#000000" style:font-name="Courier New1" style:text-underline-style="solid" style:text-underline-width="auto" style:text-underline-color="font-color" fo:font-weight="bold" officeooo:rsid="00ce2b80" fo:background-color="transparent" loext:char-shading-value="0" style:language-asian="de" style:country-asian="DE" style:font-weight-asian="bold" style:font-name-complex="Courier New2" style:font-weight-complex="bold"/>
    </style:style>
    <style:style style:name="T868" style:family="text">
      <style:text-properties fo:color="#000000" style:font-name="Courier New1" style:text-underline-style="solid" style:text-underline-width="auto" style:text-underline-color="font-color" fo:font-weight="bold" officeooo:rsid="0111938f" fo:background-color="transparent" loext:char-shading-value="0" style:language-asian="de" style:country-asian="DE" style:font-weight-asian="bold" style:font-name-complex="Courier New2" style:font-weight-complex="bold"/>
    </style:style>
    <style:style style:name="T869" style:family="text">
      <style:text-properties fo:color="#000000" style:font-name="Courier New1" style:text-underline-style="solid" style:text-underline-width="auto" style:text-underline-color="font-color" fo:font-weight="bold" officeooo:rsid="000e4f97" fo:background-color="transparent" loext:char-shading-value="0" style:language-asian="de" style:country-asian="DE" style:font-weight-asian="bold" style:font-weight-complex="bold"/>
    </style:style>
    <style:style style:name="T870" style:family="text">
      <style:text-properties fo:color="#000000" style:font-name="Courier New1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weight-complex="bold"/>
    </style:style>
    <style:style style:name="T871" style:family="text">
      <style:text-properties fo:color="#000000" style:font-name="Courier New1" style:text-underline-style="solid" style:text-underline-width="auto" style:text-underline-color="font-color" fo:font-weight="bold" officeooo:rsid="01c3391c" fo:background-color="transparent" loext:char-shading-value="0" style:language-asian="de" style:country-asian="DE" style:font-weight-asian="bold" style:font-weight-complex="bold"/>
    </style:style>
    <style:style style:name="T872" style:family="text">
      <style:text-properties fo:color="#000000" style:font-name="Courier New1" style:text-underline-style="solid" style:text-underline-width="auto" style:text-underline-color="font-color" fo:font-weight="bold" officeooo:rsid="01c44b49" fo:background-color="transparent" loext:char-shading-value="0" style:language-asian="de" style:country-asian="DE" style:font-weight-asian="bold" style:font-weight-complex="bold"/>
    </style:style>
    <style:style style:name="T873" style:family="text">
      <style:text-properties fo:color="#000000" style:font-name="Courier New1" style:text-underline-style="solid" style:text-underline-width="auto" style:text-underline-color="font-color" fo:font-weight="bold" officeooo:rsid="01aeb5d4" fo:background-color="transparent" loext:char-shading-value="0" style:language-asian="de" style:country-asian="DE" style:font-weight-asian="bold" style:font-weight-complex="bold"/>
    </style:style>
    <style:style style:name="T874" style:family="text">
      <style:text-properties fo:color="#000000" style:font-name="Courier New1" style:text-underline-style="solid" style:text-underline-width="auto" style:text-underline-color="font-color" fo:font-weight="bold" style:language-asian="de" style:country-asian="DE" style:font-weight-asian="bold" style:font-name-complex="Courier New2" style:font-weight-complex="bold"/>
    </style:style>
    <style:style style:name="T875" style:family="text">
      <style:text-properties fo:color="#000000" style:font-name="Courier New1" style:text-underline-style="solid" style:text-underline-width="auto" style:text-underline-color="font-color" fo:font-weight="bold" officeooo:rsid="00c97e52" style:language-asian="de" style:country-asian="DE" style:font-weight-asian="bold" style:font-name-complex="Courier New2" style:font-weight-complex="bold"/>
    </style:style>
    <style:style style:name="T876" style:family="text">
      <style:text-properties fo:color="#000000" style:font-name="Courier New1" style:text-underline-style="solid" style:text-underline-width="auto" style:text-underline-color="font-color" fo:font-weight="bold" officeooo:rsid="00ce7d99" style:language-asian="de" style:country-asian="DE" style:font-weight-asian="bold" style:font-name-complex="Courier New2" style:font-weight-complex="bold"/>
    </style:style>
    <style:style style:name="T877" style:family="text">
      <style:text-properties fo:color="#000000" style:font-name="Courier New1" style:text-underline-style="solid" style:text-underline-width="auto" style:text-underline-color="font-color" fo:font-weight="bold" officeooo:rsid="00de36a9" style:language-asian="de" style:country-asian="DE" style:font-weight-asian="bold" style:font-name-complex="Courier New2" style:font-weight-complex="bold"/>
    </style:style>
    <style:style style:name="T878" style:family="text">
      <style:text-properties fo:color="#000000" style:font-name="Courier New1" style:text-underline-style="solid" style:text-underline-width="auto" style:text-underline-color="font-color" fo:font-weight="bold" officeooo:rsid="01078ed3" style:language-asian="de" style:country-asian="DE" style:font-weight-asian="bold" style:font-name-complex="Courier New2" style:font-weight-complex="bold"/>
    </style:style>
    <style:style style:name="T879" style:family="text">
      <style:text-properties fo:color="#000000" style:font-name="Courier New1" style:text-underline-style="solid" style:text-underline-width="auto" style:text-underline-color="font-color" fo:font-weight="bold" officeooo:rsid="011189ac" style:language-asian="de" style:country-asian="DE" style:font-weight-asian="bold" style:font-name-complex="Courier New2" style:font-weight-complex="bold"/>
    </style:style>
    <style:style style:name="T880" style:family="text">
      <style:text-properties fo:color="#000000" style:font-name="Courier New1" style:text-underline-style="solid" style:text-underline-width="auto" style:text-underline-color="font-color" fo:font-weight="bold" officeooo:rsid="0122d02c" style:language-asian="de" style:country-asian="DE" style:font-weight-asian="bold" style:font-name-complex="Courier New2" style:font-weight-complex="bold"/>
    </style:style>
    <style:style style:name="T881" style:family="text">
      <style:text-properties fo:color="#000000" style:font-name="Courier New1" style:text-underline-style="solid" style:text-underline-width="auto" style:text-underline-color="font-color" fo:font-weight="bold" officeooo:rsid="012dbd13" style:language-asian="de" style:country-asian="DE" style:font-weight-asian="bold" style:font-name-complex="Courier New2" style:font-weight-complex="bold"/>
    </style:style>
    <style:style style:name="T882" style:family="text">
      <style:text-properties fo:color="#000000" style:font-name="Courier New1" style:text-underline-style="solid" style:text-underline-width="auto" style:text-underline-color="font-color" fo:font-weight="bold" officeooo:rsid="013b8f1f" style:language-asian="de" style:country-asian="DE" style:font-weight-asian="bold" style:font-name-complex="Courier New2" style:font-weight-complex="bold"/>
    </style:style>
    <style:style style:name="T883" style:family="text">
      <style:text-properties fo:color="#000000" style:font-name="Courier New1" style:text-underline-style="solid" style:text-underline-width="auto" style:text-underline-color="font-color" fo:font-weight="bold" officeooo:rsid="013cb76b" style:language-asian="de" style:country-asian="DE" style:font-weight-asian="bold" style:font-name-complex="Courier New2" style:font-weight-complex="bold"/>
    </style:style>
    <style:style style:name="T884" style:family="text">
      <style:text-properties fo:color="#000000" style:font-name="Courier New1" style:text-underline-style="solid" style:text-underline-width="auto" style:text-underline-color="font-color" fo:font-weight="bold" officeooo:rsid="0149d933" style:language-asian="de" style:country-asian="DE" style:font-weight-asian="bold" style:font-name-complex="Courier New2" style:font-weight-complex="bold"/>
    </style:style>
    <style:style style:name="T885" style:family="text">
      <style:text-properties fo:color="#000000" style:font-name="Courier New1" style:text-underline-style="solid" style:text-underline-width="auto" style:text-underline-color="font-color" fo:font-weight="bold" officeooo:rsid="01502c01" style:language-asian="de" style:country-asian="DE" style:font-weight-asian="bold" style:font-name-complex="Courier New2" style:font-weight-complex="bold"/>
    </style:style>
    <style:style style:name="T886" style:family="text">
      <style:text-properties fo:color="#000000" style:font-name="Courier New1" style:text-underline-style="solid" style:text-underline-width="auto" style:text-underline-color="font-color" fo:font-weight="bold" officeooo:rsid="01521605" style:language-asian="de" style:country-asian="DE" style:font-weight-asian="bold" style:font-name-complex="Courier New2" style:font-weight-complex="bold"/>
    </style:style>
    <style:style style:name="T887" style:family="text">
      <style:text-properties fo:color="#000000" style:font-name="Courier New1" style:text-underline-style="solid" style:text-underline-width="auto" style:text-underline-color="font-color" fo:font-weight="bold" officeooo:rsid="015a6a7a" style:language-asian="de" style:country-asian="DE" style:font-weight-asian="bold" style:font-name-complex="Courier New2" style:font-weight-complex="bold"/>
    </style:style>
    <style:style style:name="T888" style:family="text">
      <style:text-properties fo:color="#000000" style:font-name="Courier New1" style:text-underline-style="solid" style:text-underline-width="auto" style:text-underline-color="font-color" fo:font-weight="bold" officeooo:rsid="015ccf5f" style:language-asian="de" style:country-asian="DE" style:font-weight-asian="bold" style:font-name-complex="Courier New2" style:font-weight-complex="bold"/>
    </style:style>
    <style:style style:name="T889" style:family="text">
      <style:text-properties fo:color="#000000" style:font-name="Courier New1" style:text-underline-style="solid" style:text-underline-width="auto" style:text-underline-color="font-color" fo:font-weight="bold" officeooo:rsid="0165ff46" style:language-asian="de" style:country-asian="DE" style:font-weight-asian="bold" style:font-name-complex="Courier New2" style:font-weight-complex="bold"/>
    </style:style>
    <style:style style:name="T890" style:family="text">
      <style:text-properties fo:color="#000000" style:font-name="Courier New1" style:text-underline-style="solid" style:text-underline-width="auto" style:text-underline-color="font-color" fo:font-weight="bold" officeooo:rsid="0169026c" style:language-asian="de" style:country-asian="DE" style:font-weight-asian="bold" style:font-name-complex="Courier New2" style:font-weight-complex="bold"/>
    </style:style>
    <style:style style:name="T891" style:family="text">
      <style:text-properties fo:color="#000000" style:font-name="Courier New1" style:text-underline-style="solid" style:text-underline-width="auto" style:text-underline-color="font-color" fo:font-weight="bold" officeooo:rsid="016bd182" style:language-asian="de" style:country-asian="DE" style:font-weight-asian="bold" style:font-name-complex="Courier New2" style:font-weight-complex="bold"/>
    </style:style>
    <style:style style:name="T892" style:family="text">
      <style:text-properties fo:color="#000000" style:font-name="Courier New1" style:text-underline-style="solid" style:text-underline-width="auto" style:text-underline-color="font-color" fo:font-weight="bold" officeooo:rsid="00a14261" style:language-asian="de" style:country-asian="DE" style:font-weight-asian="bold" style:font-name-complex="Courier New2" style:font-weight-complex="bold"/>
    </style:style>
    <style:style style:name="T893" style:family="text">
      <style:text-properties fo:color="#000000" style:font-name="Courier New1" style:text-underline-style="solid" style:text-underline-width="auto" style:text-underline-color="font-color" fo:font-weight="bold" officeooo:rsid="016f249c" style:language-asian="de" style:country-asian="DE" style:font-weight-asian="bold" style:font-name-complex="Courier New2" style:font-weight-complex="bold"/>
    </style:style>
    <style:style style:name="T894" style:family="text">
      <style:text-properties fo:color="#000000" style:font-name="Courier New1" style:text-underline-style="solid" style:text-underline-width="auto" style:text-underline-color="font-color" fo:font-weight="bold" officeooo:rsid="0170e7a9" style:language-asian="de" style:country-asian="DE" style:font-weight-asian="bold" style:font-name-complex="Courier New2" style:font-weight-complex="bold"/>
    </style:style>
    <style:style style:name="T895" style:family="text">
      <style:text-properties fo:color="#000000" style:font-name="Courier New1" style:text-underline-style="solid" style:text-underline-width="auto" style:text-underline-color="font-color" fo:font-weight="bold" officeooo:rsid="01721eb3" style:language-asian="de" style:country-asian="DE" style:font-weight-asian="bold" style:font-name-complex="Courier New2" style:font-weight-complex="bold"/>
    </style:style>
    <style:style style:name="T896" style:family="text">
      <style:text-properties fo:color="#000000" style:font-name="Courier New1" style:text-underline-style="solid" style:text-underline-width="auto" style:text-underline-color="font-color" fo:font-weight="bold" officeooo:rsid="018479ce" style:language-asian="de" style:country-asian="DE" style:font-weight-asian="bold" style:font-name-complex="Courier New2" style:font-weight-complex="bold"/>
    </style:style>
    <style:style style:name="T897" style:family="text">
      <style:text-properties fo:color="#000000" style:font-name="Courier New1" style:text-underline-style="solid" style:text-underline-width="auto" style:text-underline-color="font-color" fo:font-weight="bold" officeooo:rsid="019aa5bf" style:language-asian="de" style:country-asian="DE" style:font-weight-asian="bold" style:font-name-complex="Courier New2" style:font-weight-complex="bold"/>
    </style:style>
    <style:style style:name="T898" style:family="text">
      <style:text-properties fo:color="#000000" style:font-name="Courier New1" style:text-underline-style="solid" style:text-underline-width="auto" style:text-underline-color="font-color" fo:font-weight="bold" officeooo:rsid="0197aef2" style:language-asian="de" style:country-asian="DE" style:font-weight-asian="bold" style:font-name-complex="Courier New2" style:font-weight-complex="bold"/>
    </style:style>
    <style:style style:name="T899" style:family="text">
      <style:text-properties fo:color="#000000" style:font-name="Courier New1" style:text-underline-style="solid" style:text-underline-width="auto" style:text-underline-color="font-color" fo:font-weight="bold" officeooo:rsid="01a90700" style:language-asian="de" style:country-asian="DE" style:font-weight-asian="bold" style:font-name-complex="Courier New2" style:font-weight-complex="bold"/>
    </style:style>
    <style:style style:name="T900" style:family="text">
      <style:text-properties fo:color="#000000" style:font-name="Courier New1" style:text-underline-style="solid" style:text-underline-width="auto" style:text-underline-color="font-color" fo:font-weight="bold" officeooo:rsid="01a93a01" style:language-asian="de" style:country-asian="DE" style:font-weight-asian="bold" style:font-name-complex="Courier New2" style:font-weight-complex="bold"/>
    </style:style>
    <style:style style:name="T901" style:family="text">
      <style:text-properties fo:color="#000000" style:font-name="Courier New1" style:text-underline-style="solid" style:text-underline-width="auto" style:text-underline-color="font-color" fo:font-weight="bold" officeooo:rsid="024c2380" style:language-asian="de" style:country-asian="DE" style:font-weight-asian="bold" style:font-name-complex="Courier New2" style:font-weight-complex="bold"/>
    </style:style>
    <style:style style:name="T902" style:family="text">
      <style:text-properties fo:color="#000000" style:font-name="Courier New1" style:text-underline-style="solid" style:text-underline-width="auto" style:text-underline-color="font-color" fo:font-weight="bold" officeooo:rsid="024d93ff" style:language-asian="de" style:country-asian="DE" style:font-weight-asian="bold" style:font-name-complex="Courier New2" style:font-weight-complex="bold"/>
    </style:style>
    <style:style style:name="T903" style:family="text">
      <style:text-properties fo:color="#000000" style:font-name="Courier New1" style:text-underline-style="solid" style:text-underline-width="auto" style:text-underline-color="font-color" fo:font-weight="bold" officeooo:rsid="02571d1b" style:language-asian="de" style:country-asian="DE" style:font-weight-asian="bold" style:font-name-complex="Courier New2" style:font-weight-complex="bold"/>
    </style:style>
    <style:style style:name="T904" style:family="text">
      <style:text-properties fo:color="#000000" style:font-name="Courier New1" style:text-underline-style="solid" style:text-underline-width="auto" style:text-underline-color="font-color" fo:font-weight="bold" officeooo:rsid="01153f5f" style:language-asian="de" style:country-asian="DE" style:font-weight-asian="bold" style:font-weight-complex="bold"/>
    </style:style>
    <style:style style:name="T905" style:family="text">
      <style:text-properties fo:color="#000000" style:font-name="Courier New1" style:text-underline-style="solid" style:text-underline-width="auto" style:text-underline-color="font-color" officeooo:rsid="00a14261" fo:background-color="transparent" loext:char-shading-value="0" style:language-asian="de" style:country-asian="DE" style:font-name-complex="Courier New2"/>
    </style:style>
    <style:style style:name="T906" style:family="text">
      <style:text-properties fo:color="#000000" style:font-name="Courier New1" style:text-underline-style="solid" style:text-underline-width="auto" style:text-underline-color="font-color" officeooo:rsid="00fbd350" fo:background-color="transparent" loext:char-shading-value="0" style:language-asian="de" style:country-asian="DE" style:font-name-complex="Courier New2"/>
    </style:style>
    <style:style style:name="T907" style:family="text">
      <style:text-properties fo:color="#000000" style:font-name="Courier New1" style:text-underline-style="solid" style:text-underline-width="auto" style:text-underline-color="font-color" officeooo:rsid="01aeeae9" fo:background-color="transparent" loext:char-shading-value="0" style:language-asian="de" style:country-asian="DE" style:font-name-complex="Courier New2"/>
    </style:style>
    <style:style style:name="T908" style:family="text">
      <style:text-properties fo:color="#000000" style:font-name="Courier New1" style:text-underline-style="solid" style:text-underline-width="auto" style:text-underline-color="font-color" style:language-asian="de" style:country-asian="DE" style:font-name-complex="Courier New2"/>
    </style:style>
    <style:style style:name="T909" style:family="text">
      <style:text-properties fo:color="#000000" style:font-name="Courier New1" style:text-underline-style="solid" style:text-underline-width="auto" style:text-underline-color="font-color" officeooo:rsid="024d93ff" style:language-asian="de" style:country-asian="DE" style:font-name-complex="Courier New2"/>
    </style:style>
    <style:style style:name="T910" style:family="text">
      <style:text-properties fo:color="#000000" style:font-name="Courier New1" style:text-underline-style="solid" style:text-underline-width="auto" style:text-underline-color="font-color" officeooo:rsid="0255346c" style:language-asian="de" style:country-asian="DE" style:font-name-complex="Courier New2"/>
    </style:style>
    <style:style style:name="T911" style:family="text">
      <style:text-properties fo:color="#000000" style:font-name="Courier New1" style:text-underline-style="solid" style:text-underline-width="auto" style:text-underline-color="font-color" officeooo:rsid="02571d1b" style:language-asian="de" style:country-asian="DE" style:font-name-complex="Courier New2"/>
    </style:style>
    <style:style style:name="T912" style:family="text">
      <style:text-properties fo:color="#000000" style:font-name="Courier New1" fo:font-weight="normal" fo:background-color="transparent" loext:char-shading-value="0" style:font-weight-asian="normal" style:font-weight-complex="normal"/>
    </style:style>
    <style:style style:name="T913" style:family="text">
      <style:text-properties fo:color="#000000" style:font-name="Courier New1" fo:font-weight="normal" officeooo:rsid="005a3972" fo:background-color="transparent" loext:char-shading-value="0" style:language-asian="de" style:country-asian="DE" style:font-weight-asian="normal" style:font-name-complex="Courier New2" style:font-weight-complex="normal"/>
    </style:style>
    <style:style style:name="T914" style:family="text">
      <style:text-properties fo:color="#000000" style:font-name="Courier New1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915" style:family="text">
      <style:text-properties fo:color="#000000" style:font-name="Courier New1" fo:font-weight="normal" officeooo:rsid="01aeb5d4" fo:background-color="transparent" loext:char-shading-value="0" style:language-asian="de" style:country-asian="DE" style:font-weight-asian="normal" style:font-weight-complex="normal"/>
    </style:style>
    <style:style style:name="T916" style:family="text">
      <style:text-properties fo:color="#000000" style:font-name="Courier New1" fo:font-weight="normal" style:font-weight-asian="normal" style:font-weight-complex="normal"/>
    </style:style>
    <style:style style:name="T917" style:family="text">
      <style:text-properties fo:color="#000000" style:font-name="Courier New1" style:language-asian="de" style:country-asian="DE" style:font-name-complex="Courier New2"/>
    </style:style>
    <style:style style:name="T918" style:family="text">
      <style:text-properties fo:color="#000000" fo:font-style="normal" fo:font-weight="bold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19" style:family="text">
      <style:text-properties fo:color="#000000" fo:font-style="normal" fo:font-weight="bold" officeooo:rsid="003166cc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20" style:family="text">
      <style:text-properties fo:color="#000000" fo:font-style="normal" fo:font-weight="bold" officeooo:rsid="00322484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21" style:family="text">
      <style:text-properties fo:color="#000000" fo:font-style="normal" fo:font-weight="bold" officeooo:rsid="0032b7fc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22" style:family="text">
      <style:text-properties fo:color="#000000" fo:font-style="normal" fo:font-weight="bold" officeooo:rsid="006d143d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23" style:family="text">
      <style:text-properties fo:color="#000000" fo:font-style="normal" fo:font-weight="bold" officeooo:rsid="006ea3e6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24" style:family="text">
      <style:text-properties fo:color="#000000" fo:font-style="normal" fo:font-weight="bold" officeooo:rsid="0227e06e" fo:background-color="#ff0000" loext:char-shading-value="0" style:language-asian="de" style:country-asian="DE" style:font-style-asian="normal" style:font-weight-asian="bold" style:font-name-complex="Courier New2" style:font-style-complex="normal"/>
    </style:style>
    <style:style style:name="T925" style:family="text">
      <style:text-properties fo:color="#000000" fo:font-style="normal" fo:font-weight="bold" officeooo:rsid="01d700c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26" style:family="text">
      <style:text-properties fo:color="#000000" fo:font-style="normal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27" style:family="text">
      <style:text-properties fo:color="#000000" fo:font-style="normal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928" style:family="text">
      <style:text-properties fo:color="#000000" fo:font-style="normal" style:text-underline-style="none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929" style:family="text">
      <style:text-properties fo:color="#000000" fo:font-style="normal" style:text-underline-style="solid" style:text-underline-width="auto" style:text-underline-color="font-color" fo:font-weight="bold" officeooo:rsid="005a3972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0" style:family="text">
      <style:text-properties fo:color="#000000" fo:font-style="normal" style:text-underline-style="solid" style:text-underline-width="auto" style:text-underline-color="font-color" fo:font-weight="bold" officeooo:rsid="00fdfb9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1" style:family="text">
      <style:text-properties fo:color="#000000" fo:font-style="normal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2" style:family="text">
      <style:text-properties fo:color="#000000" fo:font-style="normal" style:text-underline-style="solid" style:text-underline-width="auto" style:text-underline-color="font-color" fo:font-weight="bold" officeooo:rsid="00520c8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3" style:family="text">
      <style:text-properties fo:color="#000000" fo:font-style="normal" style:text-underline-style="solid" style:text-underline-width="auto" style:text-underline-color="font-color" fo:font-weight="bold" officeooo:rsid="01d700c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4" style:family="text">
      <style:text-properties fo:color="#000000" fo:font-style="normal" style:text-underline-style="solid" style:text-underline-width="auto" style:text-underline-color="font-color" fo:font-weight="bold" officeooo:rsid="01f9a11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5" style:family="text">
      <style:text-properties fo:color="#000000" fo:font-style="normal" style:text-underline-style="solid" style:text-underline-width="auto" style:text-underline-color="font-color" fo:font-weight="bold" officeooo:rsid="01abee4d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6" style:family="text">
      <style:text-properties fo:color="#000000" fo:font-style="normal" style:text-underline-style="solid" style:text-underline-width="auto" style:text-underline-color="font-color" fo:font-weight="bold" officeooo:rsid="00322484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7" style:family="text">
      <style:text-properties fo:color="#000000" fo:font-style="normal" style:text-underline-style="solid" style:text-underline-width="auto" style:text-underline-color="font-color" fo:font-weight="bold" officeooo:rsid="018adc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8" style:family="text">
      <style:text-properties fo:color="#000000" fo:font-style="normal" style:text-underline-style="solid" style:text-underline-width="auto" style:text-underline-color="font-color" fo:font-weight="bold" officeooo:rsid="00467ba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39" style:family="text">
      <style:text-properties fo:color="#000000" fo:font-style="normal" style:text-underline-style="solid" style:text-underline-width="auto" style:text-underline-color="font-color" fo:font-weight="bold" officeooo:rsid="0032e2de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40" style:family="text">
      <style:text-properties fo:color="#000000" fo:font-style="normal" style:text-underline-style="solid" style:text-underline-width="auto" style:text-underline-color="font-color" fo:font-weight="bold" officeooo:rsid="021321ad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41" style:family="text">
      <style:text-properties fo:color="#000000" fo:font-style="normal" style:text-underline-style="solid" style:text-underline-width="auto" style:text-underline-color="font-color" fo:font-weight="bold" officeooo:rsid="003a34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42" style:family="text">
      <style:text-properties fo:color="#000000" fo:font-style="normal" style:text-underline-style="solid" style:text-underline-width="auto" style:text-underline-color="font-color" fo:font-weight="bold" officeooo:rsid="00373a59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43" style:family="text">
      <style:text-properties fo:color="#000000" fo:font-style="normal" style:text-underline-style="solid" style:text-underline-width="auto" style:text-underline-color="font-color" fo:font-weight="bold" officeooo:rsid="00574204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944" style:family="text">
      <style:text-properties fo:color="#000000" fo:font-style="normal" style:text-underline-style="solid" style:text-underline-width="auto" style:text-underline-color="font-color" fo:font-weight="bold" officeooo:rsid="00a14261" fo:background-color="transparent" loext:char-shading-value="0" style:font-style-asian="normal" style:font-weight-asian="bold" style:font-style-complex="normal" style:font-weight-complex="bold"/>
    </style:style>
    <style:style style:name="T945" style:family="text">
      <style:text-properties fo:color="#000000" fo:font-style="normal" style:text-underline-style="solid" style:text-underline-width="auto" style:text-underline-color="font-color" fo:font-weight="bold" officeooo:rsid="01ce6025" fo:background-color="transparent" loext:char-shading-value="0" style:font-style-asian="normal" style:font-weight-asian="bold" style:font-style-complex="normal" style:font-weight-complex="bold"/>
    </style:style>
    <style:style style:name="T946" style:family="text">
      <style:text-properties fo:color="#000000" fo:font-style="normal" style:text-underline-style="solid" style:text-underline-width="auto" style:text-underline-color="font-color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947" style:family="text">
      <style:text-properties fo:color="#000000" fo:font-style="normal" style:text-underline-style="solid" style:text-underline-width="auto" style:text-underline-color="font-color" fo:font-weight="bold" officeooo:rsid="01c0ead0" style:language-asian="de" style:country-asian="DE" style:font-style-asian="normal" style:font-weight-asian="bold" style:font-name-complex="Courier New2" style:font-style-complex="normal" style:font-weight-complex="bold"/>
    </style:style>
    <style:style style:name="T948" style:family="text">
      <style:text-properties fo:color="#000000" fo:font-style="normal" style:text-underline-style="solid" style:text-underline-width="auto" style:text-underline-color="font-color" officeooo:rsid="00a14261" fo:background-color="transparent" loext:char-shading-value="0" style:language-asian="de" style:country-asian="DE" style:font-style-asian="normal" style:font-name-complex="Courier New2" style:font-style-complex="normal"/>
    </style:style>
    <style:style style:name="T949" style:family="text">
      <style:text-properties fo:color="#000000" fo:font-style="normal" style:text-underline-style="solid" style:text-underline-width="auto" style:text-underline-color="font-color" officeooo:rsid="005a3972" fo:background-color="transparent" loext:char-shading-value="0" style:language-asian="de" style:country-asian="DE" style:font-style-asian="normal" style:font-name-complex="Courier New2" style:font-style-complex="normal"/>
    </style:style>
    <style:style style:name="T950" style:family="text">
      <style:text-properties fo:color="#000000" fo:font-style="normal" style:text-underline-style="solid" style:text-underline-width="auto" style:text-underline-color="font-color" officeooo:rsid="00fdfb97" fo:background-color="transparent" loext:char-shading-value="0" style:language-asian="de" style:country-asian="DE" style:font-style-asian="normal" style:font-name-complex="Courier New2" style:font-style-complex="normal"/>
    </style:style>
    <style:style style:name="T951" style:family="text">
      <style:text-properties fo:color="#000000" fo:font-style="normal" style:text-underline-style="solid" style:text-underline-width="auto" style:text-underline-color="font-color" officeooo:rsid="00322484" fo:background-color="transparent" loext:char-shading-value="0" style:language-asian="de" style:country-asian="DE" style:font-style-asian="normal" style:font-name-complex="Courier New2" style:font-style-complex="normal"/>
    </style:style>
    <style:style style:name="T952" style:family="text">
      <style:text-properties fo:color="#000000" fo:font-style="normal" style:text-underline-style="solid" style:text-underline-width="auto" style:text-underline-color="font-color" officeooo:rsid="018adc61" fo:background-color="transparent" loext:char-shading-value="0" style:language-asian="de" style:country-asian="DE" style:font-style-asian="normal" style:font-name-complex="Courier New2" style:font-style-complex="normal"/>
    </style:style>
    <style:style style:name="T953" style:family="text">
      <style:text-properties fo:color="#000000" fo:font-style="normal" style:text-underline-style="solid" style:text-underline-width="auto" style:text-underline-color="font-color" officeooo:rsid="00467ba7" fo:background-color="transparent" loext:char-shading-value="0" style:language-asian="de" style:country-asian="DE" style:font-style-asian="normal" style:font-name-complex="Courier New2" style:font-style-complex="normal"/>
    </style:style>
    <style:style style:name="T954" style:family="text">
      <style:text-properties fo:color="#000000" fo:font-style="normal" style:text-underline-style="solid" style:text-underline-width="auto" style:text-underline-color="font-color" officeooo:rsid="0032e2de" fo:background-color="transparent" loext:char-shading-value="0" style:language-asian="de" style:country-asian="DE" style:font-style-asian="normal" style:font-name-complex="Courier New2" style:font-style-complex="normal"/>
    </style:style>
    <style:style style:name="T955" style:family="text">
      <style:text-properties fo:color="#000000" fo:font-style="normal" style:text-underline-style="solid" style:text-underline-width="auto" style:text-underline-color="font-color" officeooo:rsid="021321ad" fo:background-color="transparent" loext:char-shading-value="0" style:language-asian="de" style:country-asian="DE" style:font-style-asian="normal" style:font-name-complex="Courier New2" style:font-style-complex="normal"/>
    </style:style>
    <style:style style:name="T956" style:family="text">
      <style:text-properties fo:color="#000000" fo:font-style="normal" style:text-underline-style="solid" style:text-underline-width="auto" style:text-underline-color="font-color" officeooo:rsid="003a34f3" fo:background-color="transparent" loext:char-shading-value="0" style:language-asian="de" style:country-asian="DE" style:font-style-asian="normal" style:font-name-complex="Courier New2" style:font-style-complex="normal"/>
    </style:style>
    <style:style style:name="T957" style:family="text">
      <style:text-properties fo:color="#000000" fo:font-style="normal" style:text-underline-style="solid" style:text-underline-width="auto" style:text-underline-color="font-color" officeooo:rsid="00373a59" fo:background-color="transparent" loext:char-shading-value="0" style:language-asian="de" style:country-asian="DE" style:font-style-asian="normal" style:font-name-complex="Courier New2" style:font-style-complex="normal"/>
    </style:style>
    <style:style style:name="T958" style:family="text">
      <style:text-properties fo:color="#000000" fo:font-style="normal" style:text-underline-style="solid" style:text-underline-width="auto" style:text-underline-color="font-color" officeooo:rsid="00574204" fo:background-color="transparent" loext:char-shading-value="0" style:language-asian="de" style:country-asian="DE" style:font-style-asian="normal" style:font-name-complex="Courier New2" style:font-style-complex="normal"/>
    </style:style>
    <style:style style:name="T959" style:family="text">
      <style:text-properties fo:color="#000000" fo:font-style="normal" style:text-underline-style="solid" style:text-underline-width="auto" style:text-underline-color="font-color" officeooo:rsid="00a14261" fo:background-color="transparent" loext:char-shading-value="0" style:font-style-asian="normal" style:font-style-complex="normal"/>
    </style:style>
    <style:style style:name="T960" style:family="text">
      <style:text-properties fo:color="#000000" fo:font-style="normal" style:text-underline-style="solid" style:text-underline-width="auto" style:text-underline-color="font-color" officeooo:rsid="01ce6025" fo:background-color="transparent" loext:char-shading-value="0" style:font-style-asian="normal" style:font-style-complex="normal"/>
    </style:style>
    <style:style style:name="T961" style:family="text">
      <style:text-properties fo:color="#000000" fo:font-style="normal" fo:font-weight="normal" officeooo:rsid="01d700c7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962" style:family="text">
      <style:text-properties fo:color="#000000" fo:font-style="normal" fo:font-weight="normal" officeooo:rsid="00a1426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963" style:family="text">
      <style:text-properties fo:color="#000000" fo:font-style="normal" officeooo:rsid="00a14261" fo:background-color="transparent" loext:char-shading-value="0" style:language-asian="de" style:country-asian="DE" style:font-style-asian="normal" style:font-name-complex="Courier New2" style:font-style-complex="normal"/>
    </style:style>
    <style:style style:name="T964" style:family="text">
      <style:text-properties fo:color="#000000" fo:font-style="normal" officeooo:rsid="005a3972" fo:background-color="transparent" loext:char-shading-value="0" style:language-asian="de" style:country-asian="DE" style:font-style-asian="normal" style:font-name-complex="Courier New2" style:font-style-complex="normal"/>
    </style:style>
    <style:style style:name="T965" style:family="text">
      <style:text-properties fo:color="#000000" fo:font-style="normal" officeooo:rsid="00fdfb97" fo:background-color="transparent" loext:char-shading-value="0" style:language-asian="de" style:country-asian="DE" style:font-style-asian="normal" style:font-name-complex="Courier New2" style:font-style-complex="normal"/>
    </style:style>
    <style:style style:name="T966" style:family="text">
      <style:text-properties fo:color="#000000" fo:font-style="normal" officeooo:rsid="00322484" fo:background-color="transparent" loext:char-shading-value="0" style:language-asian="de" style:country-asian="DE" style:font-style-asian="normal" style:font-name-complex="Courier New2" style:font-style-complex="normal"/>
    </style:style>
    <style:style style:name="T967" style:family="text">
      <style:text-properties fo:color="#000000" fo:font-style="normal" officeooo:rsid="018adc61" fo:background-color="transparent" loext:char-shading-value="0" style:language-asian="de" style:country-asian="DE" style:font-style-asian="normal" style:font-name-complex="Courier New2" style:font-style-complex="normal"/>
    </style:style>
    <style:style style:name="T968" style:family="text">
      <style:text-properties fo:color="#000000" fo:font-style="normal" officeooo:rsid="00467ba7" fo:background-color="transparent" loext:char-shading-value="0" style:language-asian="de" style:country-asian="DE" style:font-style-asian="normal" style:font-name-complex="Courier New2" style:font-style-complex="normal"/>
    </style:style>
    <style:style style:name="T969" style:family="text">
      <style:text-properties fo:color="#000000" fo:font-style="normal" officeooo:rsid="0032e2de" fo:background-color="transparent" loext:char-shading-value="0" style:language-asian="de" style:country-asian="DE" style:font-style-asian="normal" style:font-name-complex="Courier New2" style:font-style-complex="normal"/>
    </style:style>
    <style:style style:name="T970" style:family="text">
      <style:text-properties fo:color="#000000" fo:font-style="normal" officeooo:rsid="021321ad" fo:background-color="transparent" loext:char-shading-value="0" style:language-asian="de" style:country-asian="DE" style:font-style-asian="normal" style:font-name-complex="Courier New2" style:font-style-complex="normal"/>
    </style:style>
    <style:style style:name="T971" style:family="text">
      <style:text-properties fo:color="#000000" fo:font-style="normal" officeooo:rsid="003a34f3" fo:background-color="transparent" loext:char-shading-value="0" style:language-asian="de" style:country-asian="DE" style:font-style-asian="normal" style:font-name-complex="Courier New2" style:font-style-complex="normal"/>
    </style:style>
    <style:style style:name="T972" style:family="text">
      <style:text-properties fo:color="#000000" fo:font-style="normal" officeooo:rsid="00373a59" fo:background-color="transparent" loext:char-shading-value="0" style:language-asian="de" style:country-asian="DE" style:font-style-asian="normal" style:font-name-complex="Courier New2" style:font-style-complex="normal"/>
    </style:style>
    <style:style style:name="T973" style:family="text">
      <style:text-properties fo:color="#000000" fo:font-style="normal" officeooo:rsid="00574204" fo:background-color="transparent" loext:char-shading-value="0" style:language-asian="de" style:country-asian="DE" style:font-style-asian="normal" style:font-name-complex="Courier New2" style:font-style-complex="normal"/>
    </style:style>
    <style:style style:name="T974" style:family="text">
      <style:text-properties fo:color="#000000" fo:font-style="normal" officeooo:rsid="00a14261" fo:background-color="transparent" loext:char-shading-value="0" style:font-style-asian="normal" style:font-style-complex="normal"/>
    </style:style>
    <style:style style:name="T975" style:family="text">
      <style:text-properties fo:color="#000000" fo:font-style="normal" officeooo:rsid="01ce6025" fo:background-color="transparent" loext:char-shading-value="0" style:font-style-asian="normal" style:font-style-complex="normal"/>
    </style:style>
    <style:style style:name="T976" style:family="text">
      <style:text-properties fo:color="#000000" fo:font-style="normal" officeooo:rsid="00a14261" style:language-asian="de" style:country-asian="DE" style:font-style-asian="normal" style:font-name-complex="Courier New2" style:font-style-complex="normal"/>
    </style:style>
    <style:style style:name="T977" style:family="text">
      <style:text-properties fo:color="#000000" style:text-underline-style="solid" style:text-underline-width="auto" style:text-underline-color="font-color" fo:font-weight="bold" officeooo:rsid="00e4c5e6" style:language-asian="de" style:country-asian="DE" style:font-weight-asian="bold" style:font-name-complex="Courier New2" style:font-weight-complex="bold"/>
    </style:style>
    <style:style style:name="T978" style:family="text">
      <style:text-properties fo:color="#000000" style:text-underline-style="solid" style:text-underline-width="auto" style:text-underline-color="font-color" fo:font-weight="bold" officeooo:rsid="005a3972" style:language-asian="de" style:country-asian="DE" style:font-weight-asian="bold" style:font-name-complex="Courier New2" style:font-weight-complex="bold"/>
    </style:style>
    <style:style style:name="T979" style:family="text">
      <style:text-properties fo:color="#000000" style:text-underline-style="solid" style:text-underline-width="auto" style:text-underline-color="font-color" fo:font-weight="bold" officeooo:rsid="00a14261" style:language-asian="de" style:country-asian="DE" style:font-weight-asian="bold" style:font-name-complex="Courier New2" style:font-weight-complex="bold"/>
    </style:style>
    <style:style style:name="T980" style:family="text">
      <style:text-properties fo:color="#000000" style:text-underline-style="solid" style:text-underline-width="auto" style:text-underline-color="font-color" fo:font-weight="bold" officeooo:rsid="016f249c" style:language-asian="de" style:country-asian="DE" style:font-weight-asian="bold" style:font-name-complex="Courier New2" style:font-weight-complex="bold"/>
    </style:style>
    <style:style style:name="T981" style:family="text">
      <style:text-properties fo:color="#000000" style:text-underline-style="solid" style:text-underline-width="auto" style:text-underline-color="font-color" fo:font-weight="bold" officeooo:rsid="0233f548" style:language-asian="de" style:country-asian="DE" style:font-weight-asian="bold" style:font-name-complex="Courier New2" style:font-weight-complex="bold"/>
    </style:style>
    <style:style style:name="T982" style:family="text">
      <style:text-properties fo:color="#000000" style:text-underline-style="solid" style:text-underline-width="auto" style:text-underline-color="font-color" fo:font-weight="bold" officeooo:rsid="018479ce" style:language-asian="de" style:country-asian="DE" style:font-weight-asian="bold" style:font-name-complex="Courier New2" style:font-weight-complex="bold"/>
    </style:style>
    <style:style style:name="T983" style:family="text">
      <style:text-properties fo:color="#000000" style:text-underline-style="solid" style:text-underline-width="auto" style:text-underline-color="font-color" fo:font-weight="bold" officeooo:rsid="0149d933" style:language-asian="de" style:country-asian="DE" style:font-weight-asian="bold" style:font-name-complex="Courier New2" style:font-weight-complex="bold"/>
    </style:style>
    <style:style style:name="T984" style:family="text">
      <style:text-properties fo:color="#000000" style:text-underline-style="solid" style:text-underline-width="auto" style:text-underline-color="font-color" fo:font-weight="bold" officeooo:rsid="01502c01" style:language-asian="de" style:country-asian="DE" style:font-weight-asian="bold" style:font-name-complex="Courier New2" style:font-weight-complex="bold"/>
    </style:style>
    <style:style style:name="T985" style:family="text">
      <style:text-properties fo:color="#000000" style:text-underline-style="solid" style:text-underline-width="auto" style:text-underline-color="font-color" fo:font-weight="bold" officeooo:rsid="016bd182" style:language-asian="de" style:country-asian="DE" style:font-weight-asian="bold" style:font-name-complex="Courier New2" style:font-weight-complex="bold"/>
    </style:style>
    <style:style style:name="T986" style:family="text">
      <style:text-properties fo:color="#000000" style:text-underline-style="solid" style:text-underline-width="auto" style:text-underline-color="font-color" fo:font-weight="bold" officeooo:rsid="01521605" style:language-asian="de" style:country-asian="DE" style:font-weight-asian="bold" style:font-name-complex="Courier New2" style:font-weight-complex="bold"/>
    </style:style>
    <style:style style:name="T987" style:family="text">
      <style:text-properties fo:color="#000000" style:text-underline-style="solid" style:text-underline-width="auto" style:text-underline-color="font-color" fo:font-weight="bold" officeooo:rsid="013b8f1f" style:language-asian="de" style:country-asian="DE" style:font-weight-asian="bold" style:font-name-complex="Courier New2" style:font-weight-complex="bold"/>
    </style:style>
    <style:style style:name="T988" style:family="text">
      <style:text-properties fo:color="#000000" style:text-underline-style="solid" style:text-underline-width="auto" style:text-underline-color="font-color" fo:font-weight="bold" officeooo:rsid="013cb76b" style:language-asian="de" style:country-asian="DE" style:font-weight-asian="bold" style:font-name-complex="Courier New2" style:font-weight-complex="bold"/>
    </style:style>
    <style:style style:name="T989" style:family="text">
      <style:text-properties fo:color="#000000" style:text-underline-style="solid" style:text-underline-width="auto" style:text-underline-color="font-color" fo:font-weight="bold" officeooo:rsid="015a6a7a" style:language-asian="de" style:country-asian="DE" style:font-weight-asian="bold" style:font-name-complex="Courier New2" style:font-weight-complex="bold"/>
    </style:style>
    <style:style style:name="T990" style:family="text">
      <style:text-properties fo:color="#000000" style:text-underline-style="solid" style:text-underline-width="auto" style:text-underline-color="font-color" fo:font-weight="bold" officeooo:rsid="00ce7d99" style:language-asian="de" style:country-asian="DE" style:font-weight-asian="bold" style:font-name-complex="Courier New2" style:font-weight-complex="bold"/>
    </style:style>
    <style:style style:name="T991" style:family="text">
      <style:text-properties fo:color="#000000" style:text-underline-style="solid" style:text-underline-width="auto" style:text-underline-color="font-color" fo:font-weight="bold" officeooo:rsid="0169026c" style:language-asian="de" style:country-asian="DE" style:font-weight-asian="bold" style:font-name-complex="Courier New2" style:font-weight-complex="bold"/>
    </style:style>
    <style:style style:name="T992" style:family="text">
      <style:text-properties fo:color="#000000" style:text-underline-style="solid" style:text-underline-width="auto" style:text-underline-color="font-color" fo:font-weight="bold" officeooo:rsid="012dbd13" style:language-asian="de" style:country-asian="DE" style:font-weight-asian="bold" style:font-name-complex="Courier New2" style:font-weight-complex="bold"/>
    </style:style>
    <style:style style:name="T993" style:family="text">
      <style:text-properties fo:color="#000000" style:text-underline-style="solid" style:text-underline-width="auto" style:text-underline-color="font-color" fo:font-weight="bold" officeooo:rsid="0165ff46" style:language-asian="de" style:country-asian="DE" style:font-weight-asian="bold" style:font-name-complex="Courier New2" style:font-weight-complex="bold"/>
    </style:style>
    <style:style style:name="T994" style:family="text">
      <style:text-properties fo:color="#000000" style:text-underline-style="solid" style:text-underline-width="auto" style:text-underline-color="font-color" fo:font-weight="bold" officeooo:rsid="00c97e52" style:language-asian="de" style:country-asian="DE" style:font-weight-asian="bold" style:font-name-complex="Courier New2" style:font-weight-complex="bold"/>
    </style:style>
    <style:style style:name="T995" style:family="text">
      <style:text-properties fo:color="#000000" style:text-underline-style="solid" style:text-underline-width="auto" style:text-underline-color="font-color" fo:font-weight="bold" officeooo:rsid="0122d02c" style:language-asian="de" style:country-asian="DE" style:font-weight-asian="bold" style:font-name-complex="Courier New2" style:font-weight-complex="bold"/>
    </style:style>
    <style:style style:name="T996" style:family="text">
      <style:text-properties fo:color="#000000" style:text-underline-style="solid" style:text-underline-width="auto" style:text-underline-color="font-color" fo:font-weight="bold" officeooo:rsid="00de36a9" style:language-asian="de" style:country-asian="DE" style:font-weight-asian="bold" style:font-name-complex="Courier New2" style:font-weight-complex="bold"/>
    </style:style>
    <style:style style:name="T997" style:family="text">
      <style:text-properties fo:color="#000000" style:text-underline-style="solid" style:text-underline-width="auto" style:text-underline-color="font-color" fo:font-weight="bold" officeooo:rsid="015ccf5f" style:language-asian="de" style:country-asian="DE" style:font-weight-asian="bold" style:font-name-complex="Courier New2" style:font-weight-complex="bold"/>
    </style:style>
    <style:style style:name="T998" style:family="text">
      <style:text-properties fo:color="#000000" style:text-underline-style="solid" style:text-underline-width="auto" style:text-underline-color="font-color" fo:font-weight="bold" officeooo:rsid="01078ed3" style:language-asian="de" style:country-asian="DE" style:font-weight-asian="bold" style:font-name-complex="Courier New2" style:font-weight-complex="bold"/>
    </style:style>
    <style:style style:name="T999" style:family="text">
      <style:text-properties fo:color="#000000" style:text-underline-style="solid" style:text-underline-width="auto" style:text-underline-color="font-color" fo:font-weight="bold" officeooo:rsid="011189ac" style:language-asian="de" style:country-asian="DE" style:font-weight-asian="bold" style:font-name-complex="Courier New2" style:font-weight-complex="bold"/>
    </style:style>
    <style:style style:name="T1000" style:family="text">
      <style:text-properties fo:color="#000000" style:text-underline-style="solid" style:text-underline-width="auto" style:text-underline-color="font-color" fo:font-weight="bold" officeooo:rsid="0197aef2" style:language-asian="de" style:country-asian="DE" style:font-weight-asian="bold" style:font-name-complex="Courier New2" style:font-weight-complex="bold"/>
    </style:style>
    <style:style style:name="T1001" style:family="text">
      <style:text-properties fo:color="#000000" style:text-underline-style="solid" style:text-underline-width="auto" style:text-underline-color="font-color" fo:font-weight="bold" officeooo:rsid="01a93a01" style:language-asian="de" style:country-asian="DE" style:font-weight-asian="bold" style:font-name-complex="Courier New2" style:font-weight-complex="bold"/>
    </style:style>
    <style:style style:name="T1002" style:family="text">
      <style:text-properties fo:color="#000000" style:text-underline-style="solid" style:text-underline-width="auto" style:text-underline-color="font-color" fo:font-weight="bold" officeooo:rsid="01721eb3" style:language-asian="de" style:country-asian="DE" style:font-weight-asian="bold" style:font-name-complex="Courier New2" style:font-weight-complex="bold"/>
    </style:style>
    <style:style style:name="T1003" style:family="text">
      <style:text-properties fo:color="#000000" style:text-underline-style="solid" style:text-underline-width="auto" style:text-underline-color="font-color" fo:font-weight="bold" officeooo:rsid="0170e7a9" style:language-asian="de" style:country-asian="DE" style:font-weight-asian="bold" style:font-name-complex="Courier New2" style:font-weight-complex="bold"/>
    </style:style>
    <style:style style:name="T1004" style:family="text">
      <style:text-properties fo:color="#000000" style:text-underline-style="solid" style:text-underline-width="auto" style:text-underline-color="font-color" fo:font-weight="bold" officeooo:rsid="02571d1b" style:language-asian="de" style:country-asian="DE" style:font-weight-asian="bold" style:font-name-complex="Courier New2" style:font-weight-complex="bold"/>
    </style:style>
    <style:style style:name="T1005" style:family="text">
      <style:text-properties fo:color="#000000" style:text-underline-style="solid" style:text-underline-width="auto" style:text-underline-color="font-color" fo:font-weight="bold" officeooo:rsid="024c2380" style:language-asian="de" style:country-asian="DE" style:font-weight-asian="bold" style:font-name-complex="Courier New2" style:font-weight-complex="bold"/>
    </style:style>
    <style:style style:name="T1006" style:family="text">
      <style:text-properties fo:color="#000000" style:text-underline-style="solid" style:text-underline-width="auto" style:text-underline-color="font-color" fo:font-weight="bold" officeooo:rsid="024d93ff" style:language-asian="de" style:country-asian="DE" style:font-weight-asian="bold" style:font-name-complex="Courier New2" style:font-weight-complex="bold"/>
    </style:style>
    <style:style style:name="T1007" style:family="text">
      <style:text-properties fo:color="#000000" style:text-underline-style="solid" style:text-underline-width="auto" style:text-underline-color="font-color" fo:font-weight="bold" officeooo:rsid="00f04ac3" style:language-asian="de" style:country-asian="DE" style:font-weight-asian="bold" style:font-name-complex="Courier New2" style:font-weight-complex="bold"/>
    </style:style>
    <style:style style:name="T1008" style:family="text">
      <style:text-properties fo:color="#000000" style:text-underline-style="solid" style:text-underline-width="auto" style:text-underline-color="font-color" fo:font-weight="bold" officeooo:rsid="00e6c1d9" style:language-asian="de" style:country-asian="DE" style:font-weight-asian="bold" style:font-name-complex="Courier New2" style:font-weight-complex="bold"/>
    </style:style>
    <style:style style:name="T1009" style:family="text">
      <style:text-properties fo:color="#000000" style:text-underline-style="solid" style:text-underline-width="auto" style:text-underline-color="font-color" fo:font-weight="bold" officeooo:rsid="01153f5f" style:language-asian="de" style:country-asian="DE" style:font-weight-asian="bold" style:font-weight-complex="bold"/>
    </style:style>
    <style:style style:name="T1010" style:family="text">
      <style:text-properties fo:color="#000000" style:text-underline-style="solid" style:text-underline-width="auto" style:text-underline-color="font-color" fo:font-weight="bold" officeooo:rsid="00b07ba5" fo:background-color="transparent" loext:char-shading-value="0" style:font-weight-asian="bold" style:font-name-complex="Courier New2" style:font-weight-complex="bold"/>
    </style:style>
    <style:style style:name="T1011" style:family="text">
      <style:text-properties fo:color="#000000" style:text-underline-style="solid" style:text-underline-width="auto" style:text-underline-color="font-color" fo:font-weight="bold" officeooo:rsid="00c5cb8d" fo:background-color="transparent" loext:char-shading-value="0" style:font-weight-asian="bold" style:font-name-complex="Courier New2" style:font-weight-complex="bold"/>
    </style:style>
    <style:style style:name="T1012" style:family="text">
      <style:text-properties fo:color="#000000" style:text-underline-style="solid" style:text-underline-width="auto" style:text-underline-color="font-color" fo:font-weight="bold" officeooo:rsid="00a14261" fo:background-color="transparent" loext:char-shading-value="0" style:font-weight-asian="bold" style:font-name-complex="Courier New2" style:font-weight-complex="bold"/>
    </style:style>
    <style:style style:name="T1013" style:family="text">
      <style:text-properties fo:color="#000000" style:text-underline-style="solid" style:text-underline-width="auto" style:text-underline-color="font-color" fo:font-weight="bold" officeooo:rsid="00b3ba47" fo:background-color="transparent" loext:char-shading-value="0" style:font-weight-asian="bold" style:font-name-complex="Courier New2" style:font-weight-complex="bold"/>
    </style:style>
    <style:style style:name="T1014" style:family="text">
      <style:text-properties fo:color="#000000" style:text-underline-style="solid" style:text-underline-width="auto" style:text-underline-color="font-color" fo:font-weight="bold" officeooo:rsid="00b82f6f" fo:background-color="transparent" loext:char-shading-value="0" style:font-weight-asian="bold" style:font-name-complex="Courier New2" style:font-weight-complex="bold"/>
    </style:style>
    <style:style style:name="T1015" style:family="text">
      <style:text-properties fo:color="#000000" style:text-underline-style="solid" style:text-underline-width="auto" style:text-underline-color="font-color" fo:font-weight="bold" officeooo:rsid="00bd291c" fo:background-color="transparent" loext:char-shading-value="0" style:font-weight-asian="bold" style:font-name-complex="Courier New2" style:font-weight-complex="bold"/>
    </style:style>
    <style:style style:name="T1016" style:family="text">
      <style:text-properties fo:color="#000000" style:text-underline-style="solid" style:text-underline-width="auto" style:text-underline-color="font-color" fo:font-weight="bold" officeooo:rsid="00bfcdda" fo:background-color="transparent" loext:char-shading-value="0" style:font-weight-asian="bold" style:font-name-complex="Courier New2" style:font-weight-complex="bold"/>
    </style:style>
    <style:style style:name="T1017" style:family="text">
      <style:text-properties fo:color="#000000" style:text-underline-style="solid" style:text-underline-width="auto" style:text-underline-color="font-color" fo:font-weight="bold" officeooo:rsid="00d30f37" fo:background-color="transparent" loext:char-shading-value="0" style:font-weight-asian="bold" style:font-name-complex="Courier New2" style:font-weight-complex="bold"/>
    </style:style>
    <style:style style:name="T1018" style:family="text">
      <style:text-properties fo:color="#000000" style:text-underline-style="solid" style:text-underline-width="auto" style:text-underline-color="font-color" fo:font-weight="bold" officeooo:rsid="00c4851e" fo:background-color="transparent" loext:char-shading-value="0" style:font-weight-asian="bold" style:font-name-complex="Courier New2" style:font-weight-complex="bold"/>
    </style:style>
    <style:style style:name="T1019" style:family="text">
      <style:text-properties fo:color="#000000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bold"/>
    </style:style>
    <style:style style:name="T1020" style:family="text">
      <style:text-properties fo:color="#000000" style:text-underline-style="solid" style:text-underline-width="auto" style:text-underline-color="font-color" fo:font-weight="bold" officeooo:rsid="0186d8e7" fo:background-color="transparent" loext:char-shading-value="0" style:font-weight-asian="bold" style:font-name-complex="Courier New2" style:font-weight-complex="bold"/>
    </style:style>
    <style:style style:name="T1021" style:family="text">
      <style:text-properties fo:color="#000000" style:text-underline-style="solid" style:text-underline-width="auto" style:text-underline-color="font-color" fo:font-weight="bold" officeooo:rsid="01891103" fo:background-color="transparent" loext:char-shading-value="0" style:font-weight-asian="bold" style:font-name-complex="Courier New2" style:font-weight-complex="bold"/>
    </style:style>
    <style:style style:name="T1022" style:family="text">
      <style:text-properties fo:color="#000000" style:text-underline-style="solid" style:text-underline-width="auto" style:text-underline-color="font-color" fo:font-weight="bold" officeooo:rsid="00ab11d9" fo:background-color="transparent" loext:char-shading-value="0" style:font-weight-asian="bold" style:font-name-complex="Courier New2" style:font-weight-complex="bold"/>
    </style:style>
    <style:style style:name="T1023" style:family="text">
      <style:text-properties fo:color="#000000" style:text-underline-style="solid" style:text-underline-width="auto" style:text-underline-color="font-color" fo:font-weight="bold" officeooo:rsid="00c6f57c" fo:background-color="transparent" loext:char-shading-value="0" style:font-weight-asian="bold" style:font-name-complex="Courier New2" style:font-weight-complex="bold"/>
    </style:style>
    <style:style style:name="T1024" style:family="text">
      <style:text-properties fo:color="#000000" style:text-underline-style="solid" style:text-underline-width="auto" style:text-underline-color="font-color" fo:font-weight="bold" officeooo:rsid="01863c1c" fo:background-color="transparent" loext:char-shading-value="0" style:font-weight-asian="bold" style:font-name-complex="Courier New2" style:font-weight-complex="bold"/>
    </style:style>
    <style:style style:name="T1025" style:family="text">
      <style:text-properties fo:color="#000000" style:text-underline-style="solid" style:text-underline-width="auto" style:text-underline-color="font-color" fo:font-weight="bold" officeooo:rsid="0188dd25" fo:background-color="transparent" loext:char-shading-value="0" style:font-weight-asian="bold" style:font-name-complex="Courier New2" style:font-weight-complex="bold"/>
    </style:style>
    <style:style style:name="T1026" style:family="text">
      <style:text-properties fo:color="#000000" style:text-underline-style="solid" style:text-underline-width="auto" style:text-underline-color="font-color" fo:font-weight="bold" officeooo:rsid="00c354e9" fo:background-color="transparent" loext:char-shading-value="0" style:font-weight-asian="bold" style:font-name-complex="Courier New2" style:font-weight-complex="bold"/>
    </style:style>
    <style:style style:name="T1027" style:family="text">
      <style:text-properties fo:color="#000000" style:text-underline-style="solid" style:text-underline-width="auto" style:text-underline-color="font-color" fo:font-weight="bold" officeooo:rsid="0102a03b" fo:background-color="transparent" loext:char-shading-value="0" style:font-weight-asian="bold" style:font-name-complex="Courier New2" style:font-weight-complex="bold"/>
    </style:style>
    <style:style style:name="T1028" style:family="text">
      <style:text-properties fo:color="#000000" style:text-underline-style="solid" style:text-underline-width="auto" style:text-underline-color="font-color" fo:font-weight="bold" officeooo:rsid="00d4a340" fo:background-color="transparent" loext:char-shading-value="0" style:font-weight-asian="bold" style:font-name-complex="Courier New2" style:font-weight-complex="bold"/>
    </style:style>
    <style:style style:name="T1029" style:family="text">
      <style:text-properties fo:color="#000000" style:text-underline-style="solid" style:text-underline-width="auto" style:text-underline-color="font-color" fo:font-weight="bold" officeooo:rsid="00d59c78" fo:background-color="transparent" loext:char-shading-value="0" style:font-weight-asian="bold" style:font-name-complex="Courier New2" style:font-weight-complex="bold"/>
    </style:style>
    <style:style style:name="T1030" style:family="text">
      <style:text-properties fo:color="#000000" style:text-underline-style="solid" style:text-underline-width="auto" style:text-underline-color="font-color" fo:font-weight="bold" officeooo:rsid="00f226bf" fo:background-color="transparent" loext:char-shading-value="0" style:font-weight-asian="bold" style:font-name-complex="Courier New2" style:font-weight-complex="bold"/>
    </style:style>
    <style:style style:name="T1031" style:family="text">
      <style:text-properties fo:color="#000000" style:text-underline-style="solid" style:text-underline-width="auto" style:text-underline-color="font-color" fo:font-weight="bold" officeooo:rsid="0134ea98" fo:background-color="transparent" loext:char-shading-value="0" style:font-weight-asian="bold" style:font-name-complex="Courier New2" style:font-weight-complex="bold"/>
    </style:style>
    <style:style style:name="T1032" style:family="text">
      <style:text-properties fo:color="#000000" style:text-underline-style="solid" style:text-underline-width="auto" style:text-underline-color="font-color" fo:font-weight="bold" officeooo:rsid="0146fae1" fo:background-color="transparent" loext:char-shading-value="0" style:font-weight-asian="bold" style:font-name-complex="Courier New2" style:font-weight-complex="bold"/>
    </style:style>
    <style:style style:name="T1033" style:family="text">
      <style:text-properties fo:color="#000000" style:text-underline-style="solid" style:text-underline-width="auto" style:text-underline-color="font-color" fo:font-weight="bold" officeooo:rsid="01495400" fo:background-color="transparent" loext:char-shading-value="0" style:font-weight-asian="bold" style:font-name-complex="Courier New2" style:font-weight-complex="bold"/>
    </style:style>
    <style:style style:name="T1034" style:family="text">
      <style:text-properties fo:color="#000000" style:text-underline-style="solid" style:text-underline-width="auto" style:text-underline-color="font-color" fo:font-weight="bold" officeooo:rsid="00b76224" fo:background-color="transparent" loext:char-shading-value="0" style:font-weight-asian="bold" style:font-name-complex="Courier New2" style:font-weight-complex="bold"/>
    </style:style>
    <style:style style:name="T1035" style:family="text">
      <style:text-properties fo:color="#000000" style:text-underline-style="solid" style:text-underline-width="auto" style:text-underline-color="font-color" fo:font-weight="bold" officeooo:rsid="00b3c157" fo:background-color="transparent" loext:char-shading-value="0" style:font-weight-asian="bold" style:font-name-complex="Courier New2" style:font-weight-complex="bold"/>
    </style:style>
    <style:style style:name="T1036" style:family="text">
      <style:text-properties fo:color="#000000" style:text-underline-style="solid" style:text-underline-width="auto" style:text-underline-color="font-color" fo:font-weight="bold" officeooo:rsid="0177279a" fo:background-color="transparent" loext:char-shading-value="0" style:font-weight-asian="bold" style:font-name-complex="Courier New2" style:font-weight-complex="bold"/>
    </style:style>
    <style:style style:name="T1037" style:family="text">
      <style:text-properties fo:color="#000000" style:text-underline-style="solid" style:text-underline-width="auto" style:text-underline-color="font-color" fo:font-weight="bold" officeooo:rsid="013faed8" fo:background-color="transparent" loext:char-shading-value="0" style:font-weight-asian="bold" style:font-name-complex="Courier New2" style:font-weight-complex="bold"/>
    </style:style>
    <style:style style:name="T1038" style:family="text">
      <style:text-properties fo:color="#000000" style:text-underline-style="solid" style:text-underline-width="auto" style:text-underline-color="font-color" fo:font-weight="bold" officeooo:rsid="0140320c" fo:background-color="transparent" loext:char-shading-value="0" style:font-weight-asian="bold" style:font-name-complex="Courier New2" style:font-weight-complex="bold"/>
    </style:style>
    <style:style style:name="T1039" style:family="text">
      <style:text-properties fo:color="#000000" style:text-underline-style="solid" style:text-underline-width="auto" style:text-underline-color="font-color" fo:font-weight="bold" officeooo:rsid="022a8cc2" fo:background-color="transparent" loext:char-shading-value="0" style:font-weight-asian="bold" style:font-name-complex="Courier New2" style:font-weight-complex="bold"/>
    </style:style>
    <style:style style:name="T1040" style:family="text">
      <style:text-properties fo:color="#000000" style:text-underline-style="solid" style:text-underline-width="auto" style:text-underline-color="font-color" fo:font-weight="bold" officeooo:rsid="01626c34" fo:background-color="transparent" loext:char-shading-value="0" style:font-weight-asian="bold" style:font-name-complex="Courier New2" style:font-weight-complex="bold"/>
    </style:style>
    <style:style style:name="T1041" style:family="text">
      <style:text-properties fo:color="#000000" style:text-underline-style="solid" style:text-underline-width="auto" style:text-underline-color="font-color" fo:font-weight="bold" officeooo:rsid="001d2057" fo:background-color="transparent" loext:char-shading-value="0" style:font-weight-asian="bold" style:font-name-complex="Courier New2" style:font-weight-complex="bold"/>
    </style:style>
    <style:style style:name="T1042" style:family="text">
      <style:text-properties fo:color="#000000" style:text-underline-style="solid" style:text-underline-width="auto" style:text-underline-color="font-color" fo:font-weight="bold" officeooo:rsid="0175331b" fo:background-color="transparent" loext:char-shading-value="0" style:font-weight-asian="bold" style:font-name-complex="Courier New2" style:font-weight-complex="bold"/>
    </style:style>
    <style:style style:name="T1043" style:family="text">
      <style:text-properties fo:color="#000000" style:text-underline-style="solid" style:text-underline-width="auto" style:text-underline-color="font-color" fo:font-weight="bold" officeooo:rsid="0178a0ce" fo:background-color="transparent" loext:char-shading-value="0" style:font-weight-asian="bold" style:font-name-complex="Courier New2" style:font-weight-complex="bold"/>
    </style:style>
    <style:style style:name="T1044" style:family="text">
      <style:text-properties fo:color="#000000" style:text-underline-style="solid" style:text-underline-width="auto" style:text-underline-color="font-color" fo:font-weight="bold" officeooo:rsid="00c8e15b" fo:background-color="transparent" loext:char-shading-value="0" style:font-weight-asian="bold" style:font-weight-complex="bold"/>
    </style:style>
    <style:style style:name="T1045" style:family="text">
      <style:text-properties fo:color="#000000" style:text-underline-style="solid" style:text-underline-width="auto" style:text-underline-color="font-color" fo:font-weight="bold" officeooo:rsid="015c5bf7" fo:background-color="transparent" loext:char-shading-value="0" style:font-weight-asian="bold" style:font-weight-complex="bold"/>
    </style:style>
    <style:style style:name="T1046" style:family="text">
      <style:text-properties fo:color="#000000" style:text-underline-style="solid" style:text-underline-width="auto" style:text-underline-color="font-color" fo:font-weight="bold" officeooo:rsid="00a14261" fo:background-color="transparent" loext:char-shading-value="0" style:font-weight-asian="bold" style:font-weight-complex="bold"/>
    </style:style>
    <style:style style:name="T1047" style:family="text">
      <style:text-properties fo:color="#000000" style:text-underline-style="solid" style:text-underline-width="auto" style:text-underline-color="font-color" fo:font-weight="bold" officeooo:rsid="00b1b383" fo:background-color="transparent" loext:char-shading-value="0" style:font-weight-asian="bold" style:font-weight-complex="bold"/>
    </style:style>
    <style:style style:name="T1048" style:family="text">
      <style:text-properties fo:color="#000000" style:text-underline-style="solid" style:text-underline-width="auto" style:text-underline-color="font-color" fo:font-weight="bold" officeooo:rsid="00a8ca0f" fo:background-color="transparent" loext:char-shading-value="0" style:font-weight-asian="bold" style:font-weight-complex="bold"/>
    </style:style>
    <style:style style:name="T1049" style:family="text">
      <style:text-properties fo:color="#000000" style:text-underline-style="solid" style:text-underline-width="auto" style:text-underline-color="font-color" fo:font-weight="bold" officeooo:rsid="00c99f34" fo:background-color="transparent" loext:char-shading-value="0" style:font-weight-asian="bold" style:font-weight-complex="bold"/>
    </style:style>
    <style:style style:name="T1050" style:family="text">
      <style:text-properties fo:color="#000000" style:text-underline-style="solid" style:text-underline-width="auto" style:text-underline-color="font-color" fo:font-weight="bold" officeooo:rsid="00d6bb1b" fo:background-color="transparent" loext:char-shading-value="0" style:font-weight-asian="bold" style:font-weight-complex="bold"/>
    </style:style>
    <style:style style:name="T1051" style:family="text">
      <style:text-properties fo:color="#000000" style:text-underline-style="solid" style:text-underline-width="auto" style:text-underline-color="font-color" fo:font-weight="bold" officeooo:rsid="005a3972" fo:background-color="transparent" loext:char-shading-value="0" style:font-weight-asian="bold" style:font-weight-complex="bold"/>
    </style:style>
    <style:style style:name="T1052" style:family="text">
      <style:text-properties fo:color="#000000" style:text-underline-style="solid" style:text-underline-width="auto" style:text-underline-color="font-color" fo:font-weight="bold" officeooo:rsid="005a3972" fo:background-color="transparent" loext:char-shading-value="0" style:language-asian="de" style:country-asian="DE" style:font-weight-asian="bold" style:font-name-complex="Courier New2" style:font-weight-complex="bold"/>
    </style:style>
    <style:style style:name="T1053" style:family="text">
      <style:text-properties fo:color="#000000" style:text-underline-style="solid" style:text-underline-width="auto" style:text-underline-color="font-color" fo:font-weight="bold" officeooo:rsid="00fdfb97" fo:background-color="transparent" loext:char-shading-value="0" style:language-asian="de" style:country-asian="DE" style:font-weight-asian="bold" style:font-name-complex="Courier New2" style:font-weight-complex="bold"/>
    </style:style>
    <style:style style:name="T1054" style:family="text">
      <style:text-properties fo:color="#000000" style:text-underline-style="solid" style:text-underline-width="auto" style:text-underline-color="font-color" fo:font-weight="bold" officeooo:rsid="00fea4b9" fo:background-color="transparent" loext:char-shading-value="0" style:language-asian="de" style:country-asian="DE" style:font-weight-asian="bold" style:font-name-complex="Courier New2" style:font-weight-complex="bold"/>
    </style:style>
    <style:style style:name="T1055" style:family="text">
      <style:text-properties fo:color="#000000" style:text-underline-style="solid" style:text-underline-width="auto" style:text-underline-color="font-color" fo:font-weight="bold" officeooo:rsid="01043af0" fo:background-color="transparent" loext:char-shading-value="0" style:language-asian="de" style:country-asian="DE" style:font-weight-asian="bold" style:font-name-complex="Courier New2" style:font-weight-complex="bold"/>
    </style:style>
    <style:style style:name="T1056" style:family="text">
      <style:text-properties fo:color="#000000" style:text-underline-style="solid" style:text-underline-width="auto" style:text-underline-color="font-color" fo:font-weight="bold" officeooo:rsid="011c6967" fo:background-color="transparent" loext:char-shading-value="0" style:language-asian="de" style:country-asian="DE" style:font-weight-asian="bold" style:font-name-complex="Courier New2" style:font-weight-complex="bold"/>
    </style:style>
    <style:style style:name="T1057" style:family="text">
      <style:text-properties fo:color="#000000" style:text-underline-style="solid" style:text-underline-width="auto" style:text-underline-color="font-color" fo:font-weight="bold" officeooo:rsid="00c8e15b" fo:background-color="transparent" loext:char-shading-value="0" style:language-asian="de" style:country-asian="DE" style:font-weight-asian="bold" style:font-name-complex="Courier New2" style:font-weight-complex="bold"/>
    </style:style>
    <style:style style:name="T1058" style:family="text">
      <style:text-properties fo:color="#000000" style:text-underline-style="solid" style:text-underline-width="auto" style:text-underline-color="font-color" fo:font-weight="bold" officeooo:rsid="015dd57d" fo:background-color="transparent" loext:char-shading-value="0" style:language-asian="de" style:country-asian="DE" style:font-weight-asian="bold" style:font-name-complex="Courier New2" style:font-weight-complex="bold"/>
    </style:style>
    <style:style style:name="T1059" style:family="text">
      <style:text-properties fo:color="#000000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1060" style:family="text">
      <style:text-properties fo:color="#000000" style:text-underline-style="solid" style:text-underline-width="auto" style:text-underline-color="font-color" fo:font-weight="bold" officeooo:rsid="01437a45" fo:background-color="transparent" loext:char-shading-value="0" style:language-asian="de" style:country-asian="DE" style:font-weight-asian="bold" style:font-name-complex="Courier New2" style:font-weight-complex="bold"/>
    </style:style>
    <style:style style:name="T1061" style:family="text">
      <style:text-properties fo:color="#000000" style:text-underline-style="solid" style:text-underline-width="auto" style:text-underline-color="font-color" fo:font-weight="bold" officeooo:rsid="01a4b4ab" fo:background-color="transparent" loext:char-shading-value="0" style:language-asian="de" style:country-asian="DE" style:font-weight-asian="bold" style:font-name-complex="Courier New2" style:font-weight-complex="bold"/>
    </style:style>
    <style:style style:name="T1062" style:family="text">
      <style:text-properties fo:color="#000000" style:text-underline-style="solid" style:text-underline-width="auto" style:text-underline-color="font-color" fo:font-weight="bold" officeooo:rsid="00520c83" fo:background-color="transparent" loext:char-shading-value="0" style:language-asian="de" style:country-asian="DE" style:font-weight-asian="bold" style:font-name-complex="Courier New2" style:font-weight-complex="bold"/>
    </style:style>
    <style:style style:name="T1063" style:family="text">
      <style:text-properties fo:color="#000000" style:text-underline-style="solid" style:text-underline-width="auto" style:text-underline-color="font-color" fo:font-weight="bold" officeooo:rsid="02583aec" fo:background-color="transparent" loext:char-shading-value="0" style:language-asian="de" style:country-asian="DE" style:font-weight-asian="bold" style:font-name-complex="Courier New2" style:font-weight-complex="bold"/>
    </style:style>
    <style:style style:name="T1064" style:family="text">
      <style:text-properties fo:color="#000000" style:text-underline-style="solid" style:text-underline-width="auto" style:text-underline-color="font-color" fo:font-weight="bold" officeooo:rsid="00e861b9" fo:background-color="transparent" loext:char-shading-value="0" style:language-asian="de" style:country-asian="DE" style:font-weight-asian="bold" style:font-name-complex="Courier New2" style:font-weight-complex="bold"/>
    </style:style>
    <style:style style:name="T1065" style:family="text">
      <style:text-properties fo:color="#000000" style:text-underline-style="solid" style:text-underline-width="auto" style:text-underline-color="font-color" fo:font-weight="bold" officeooo:rsid="00588906" fo:background-color="transparent" loext:char-shading-value="0" style:language-asian="de" style:country-asian="DE" style:font-weight-asian="bold" style:font-name-complex="Courier New2" style:font-weight-complex="bold"/>
    </style:style>
    <style:style style:name="T1066" style:family="text">
      <style:text-properties fo:color="#000000" style:text-underline-style="solid" style:text-underline-width="auto" style:text-underline-color="font-color" fo:font-weight="bold" officeooo:rsid="00e4c5e6" fo:background-color="transparent" loext:char-shading-value="0" style:language-asian="de" style:country-asian="DE" style:font-weight-asian="bold" style:font-name-complex="Courier New2" style:font-weight-complex="bold"/>
    </style:style>
    <style:style style:name="T1067" style:family="text">
      <style:text-properties fo:color="#000000" style:text-underline-style="solid" style:text-underline-width="auto" style:text-underline-color="font-color" fo:font-weight="bold" officeooo:rsid="0142f387" fo:background-color="transparent" loext:char-shading-value="0" style:language-asian="de" style:country-asian="DE" style:font-weight-asian="bold" style:font-name-complex="Courier New2" style:font-weight-complex="bold"/>
    </style:style>
    <style:style style:name="T1068" style:family="text">
      <style:text-properties fo:color="#000000" style:text-underline-style="solid" style:text-underline-width="auto" style:text-underline-color="font-color" fo:font-weight="bold" officeooo:rsid="017f7754" fo:background-color="transparent" loext:char-shading-value="0" style:language-asian="de" style:country-asian="DE" style:font-weight-asian="bold" style:font-name-complex="Courier New2" style:font-weight-complex="bold"/>
    </style:style>
    <style:style style:name="T1069" style:family="text">
      <style:text-properties fo:color="#000000" style:text-underline-style="solid" style:text-underline-width="auto" style:text-underline-color="font-color" fo:font-weight="bold" officeooo:rsid="018013bf" fo:background-color="transparent" loext:char-shading-value="0" style:language-asian="de" style:country-asian="DE" style:font-weight-asian="bold" style:font-name-complex="Courier New2" style:font-weight-complex="bold"/>
    </style:style>
    <style:style style:name="T1070" style:family="text">
      <style:text-properties fo:color="#000000" style:text-underline-style="solid" style:text-underline-width="auto" style:text-underline-color="font-color" fo:font-weight="bold" officeooo:rsid="01439230" fo:background-color="transparent" loext:char-shading-value="0" style:language-asian="de" style:country-asian="DE" style:font-weight-asian="bold" style:font-name-complex="Courier New2" style:font-weight-complex="bold"/>
    </style:style>
    <style:style style:name="T1071" style:family="text">
      <style:text-properties fo:color="#000000" style:text-underline-style="solid" style:text-underline-width="auto" style:text-underline-color="font-color" fo:font-weight="bold" officeooo:rsid="00a5a00f" fo:background-color="transparent" loext:char-shading-value="0" style:language-asian="de" style:country-asian="DE" style:font-weight-asian="bold" style:font-name-complex="Courier New2" style:font-weight-complex="bold"/>
    </style:style>
    <style:style style:name="T1072" style:family="text">
      <style:text-properties fo:color="#000000" style:text-underline-style="solid" style:text-underline-width="auto" style:text-underline-color="font-color" fo:font-weight="bold" officeooo:rsid="0149d933" fo:background-color="transparent" loext:char-shading-value="0" style:language-asian="de" style:country-asian="DE" style:font-weight-asian="bold" style:font-name-complex="Courier New2" style:font-weight-complex="bold"/>
    </style:style>
    <style:style style:name="T1073" style:family="text">
      <style:text-properties fo:color="#000000" style:text-underline-style="solid" style:text-underline-width="auto" style:text-underline-color="font-color" fo:font-weight="bold" officeooo:rsid="01502c01" fo:background-color="transparent" loext:char-shading-value="0" style:language-asian="de" style:country-asian="DE" style:font-weight-asian="bold" style:font-name-complex="Courier New2" style:font-weight-complex="bold"/>
    </style:style>
    <style:style style:name="T1074" style:family="text">
      <style:text-properties fo:color="#000000" style:text-underline-style="solid" style:text-underline-width="auto" style:text-underline-color="font-color" fo:font-weight="bold" officeooo:rsid="022b6c31" fo:background-color="transparent" loext:char-shading-value="0" style:language-asian="de" style:country-asian="DE" style:font-weight-asian="bold" style:font-name-complex="Courier New2" style:font-weight-complex="bold"/>
    </style:style>
    <style:style style:name="T1075" style:family="text">
      <style:text-properties fo:color="#000000" style:text-underline-style="solid" style:text-underline-width="auto" style:text-underline-color="font-color" fo:font-weight="bold" officeooo:rsid="016bd182" fo:background-color="transparent" loext:char-shading-value="0" style:language-asian="de" style:country-asian="DE" style:font-weight-asian="bold" style:font-name-complex="Courier New2" style:font-weight-complex="bold"/>
    </style:style>
    <style:style style:name="T1076" style:family="text">
      <style:text-properties fo:color="#000000" style:text-underline-style="solid" style:text-underline-width="auto" style:text-underline-color="font-color" fo:font-weight="bold" officeooo:rsid="01521605" fo:background-color="transparent" loext:char-shading-value="0" style:language-asian="de" style:country-asian="DE" style:font-weight-asian="bold" style:font-name-complex="Courier New2" style:font-weight-complex="bold"/>
    </style:style>
    <style:style style:name="T1077" style:family="text">
      <style:text-properties fo:color="#000000" style:text-underline-style="solid" style:text-underline-width="auto" style:text-underline-color="font-color" fo:font-weight="bold" officeooo:rsid="00ce7d99" fo:background-color="transparent" loext:char-shading-value="0" style:language-asian="de" style:country-asian="DE" style:font-weight-asian="bold" style:font-name-complex="Courier New2" style:font-weight-complex="bold"/>
    </style:style>
    <style:style style:name="T1078" style:family="text">
      <style:text-properties fo:color="#000000" style:text-underline-style="solid" style:text-underline-width="auto" style:text-underline-color="font-color" fo:font-weight="bold" officeooo:rsid="00ce2b80" fo:background-color="transparent" loext:char-shading-value="0" style:language-asian="de" style:country-asian="DE" style:font-weight-asian="bold" style:font-name-complex="Courier New2" style:font-weight-complex="bold"/>
    </style:style>
    <style:style style:name="T1079" style:family="text">
      <style:text-properties fo:color="#000000" style:text-underline-style="solid" style:text-underline-width="auto" style:text-underline-color="font-color" fo:font-weight="bold" officeooo:rsid="013b8f1f" fo:background-color="transparent" loext:char-shading-value="0" style:language-asian="de" style:country-asian="DE" style:font-weight-asian="bold" style:font-name-complex="Courier New2" style:font-weight-complex="bold"/>
    </style:style>
    <style:style style:name="T1080" style:family="text">
      <style:text-properties fo:color="#000000" style:text-underline-style="solid" style:text-underline-width="auto" style:text-underline-color="font-color" fo:font-weight="bold" officeooo:rsid="013cb76b" fo:background-color="transparent" loext:char-shading-value="0" style:language-asian="de" style:country-asian="DE" style:font-weight-asian="bold" style:font-name-complex="Courier New2" style:font-weight-complex="bold"/>
    </style:style>
    <style:style style:name="T1081" style:family="text">
      <style:text-properties fo:color="#000000" style:text-underline-style="solid" style:text-underline-width="auto" style:text-underline-color="font-color" fo:font-weight="bold" officeooo:rsid="013e6256" fo:background-color="transparent" loext:char-shading-value="0" style:language-asian="de" style:country-asian="DE" style:font-weight-asian="bold" style:font-name-complex="Courier New2" style:font-weight-complex="bold"/>
    </style:style>
    <style:style style:name="T1082" style:family="text">
      <style:text-properties fo:color="#000000" style:text-underline-style="solid" style:text-underline-width="auto" style:text-underline-color="font-color" fo:font-weight="bold" officeooo:rsid="025de7a1" fo:background-color="transparent" loext:char-shading-value="0" style:language-asian="de" style:country-asian="DE" style:font-weight-asian="bold" style:font-name-complex="Courier New2" style:font-weight-complex="bold"/>
    </style:style>
    <style:style style:name="T1083" style:family="text">
      <style:text-properties fo:color="#000000" style:text-underline-style="solid" style:text-underline-width="auto" style:text-underline-color="font-color" fo:font-weight="bold" officeooo:rsid="00ebf713" fo:background-color="transparent" loext:char-shading-value="0" style:language-asian="de" style:country-asian="DE" style:font-weight-asian="bold" style:font-name-complex="Courier New2" style:font-weight-complex="bold"/>
    </style:style>
    <style:style style:name="T1084" style:family="text">
      <style:text-properties fo:color="#000000" style:text-underline-style="solid" style:text-underline-width="auto" style:text-underline-color="font-color" fo:font-weight="bold" officeooo:rsid="00edddef" fo:background-color="transparent" loext:char-shading-value="0" style:language-asian="de" style:country-asian="DE" style:font-weight-asian="bold" style:font-name-complex="Courier New2" style:font-weight-complex="bold"/>
    </style:style>
    <style:style style:name="T1085" style:family="text">
      <style:text-properties fo:color="#000000" style:text-underline-style="solid" style:text-underline-width="auto" style:text-underline-color="font-color" fo:font-weight="bold" officeooo:rsid="015a6a7a" fo:background-color="transparent" loext:char-shading-value="0" style:language-asian="de" style:country-asian="DE" style:font-weight-asian="bold" style:font-name-complex="Courier New2" style:font-weight-complex="bold"/>
    </style:style>
    <style:style style:name="T1086" style:family="text">
      <style:text-properties fo:color="#000000" style:text-underline-style="solid" style:text-underline-width="auto" style:text-underline-color="font-color" fo:font-weight="bold" officeooo:rsid="015ba8e9" fo:background-color="transparent" loext:char-shading-value="0" style:language-asian="de" style:country-asian="DE" style:font-weight-asian="bold" style:font-name-complex="Courier New2" style:font-weight-complex="bold"/>
    </style:style>
    <style:style style:name="T1087" style:family="text">
      <style:text-properties fo:color="#000000" style:text-underline-style="solid" style:text-underline-width="auto" style:text-underline-color="font-color" fo:font-weight="bold" officeooo:rsid="00cfce20" fo:background-color="transparent" loext:char-shading-value="0" style:language-asian="de" style:country-asian="DE" style:font-weight-asian="bold" style:font-name-complex="Courier New2" style:font-weight-complex="bold"/>
    </style:style>
    <style:style style:name="T1088" style:family="text">
      <style:text-properties fo:color="#000000" style:text-underline-style="solid" style:text-underline-width="auto" style:text-underline-color="font-color" fo:font-weight="bold" officeooo:rsid="0169026c" fo:background-color="transparent" loext:char-shading-value="0" style:language-asian="de" style:country-asian="DE" style:font-weight-asian="bold" style:font-name-complex="Courier New2" style:font-weight-complex="bold"/>
    </style:style>
    <style:style style:name="T1089" style:family="text">
      <style:text-properties fo:color="#000000" style:text-underline-style="solid" style:text-underline-width="auto" style:text-underline-color="font-color" fo:font-weight="bold" officeooo:rsid="012dbd13" fo:background-color="transparent" loext:char-shading-value="0" style:language-asian="de" style:country-asian="DE" style:font-weight-asian="bold" style:font-name-complex="Courier New2" style:font-weight-complex="bold"/>
    </style:style>
    <style:style style:name="T1090" style:family="text">
      <style:text-properties fo:color="#000000" style:text-underline-style="solid" style:text-underline-width="auto" style:text-underline-color="font-color" fo:font-weight="bold" officeooo:rsid="0165ff46" fo:background-color="transparent" loext:char-shading-value="0" style:language-asian="de" style:country-asian="DE" style:font-weight-asian="bold" style:font-name-complex="Courier New2" style:font-weight-complex="bold"/>
    </style:style>
    <style:style style:name="T1091" style:family="text">
      <style:text-properties fo:color="#000000" style:text-underline-style="solid" style:text-underline-width="auto" style:text-underline-color="font-color" fo:font-weight="bold" officeooo:rsid="00c97e52" fo:background-color="transparent" loext:char-shading-value="0" style:language-asian="de" style:country-asian="DE" style:font-weight-asian="bold" style:font-name-complex="Courier New2" style:font-weight-complex="bold"/>
    </style:style>
    <style:style style:name="T1092" style:family="text">
      <style:text-properties fo:color="#000000" style:text-underline-style="solid" style:text-underline-width="auto" style:text-underline-color="font-color" fo:font-weight="bold" officeooo:rsid="00c99f34" fo:background-color="transparent" loext:char-shading-value="0" style:language-asian="de" style:country-asian="DE" style:font-weight-asian="bold" style:font-name-complex="Courier New2" style:font-weight-complex="bold"/>
    </style:style>
    <style:style style:name="T1093" style:family="text">
      <style:text-properties fo:color="#000000" style:text-underline-style="solid" style:text-underline-width="auto" style:text-underline-color="font-color" fo:font-weight="bold" officeooo:rsid="0156753f" fo:background-color="transparent" loext:char-shading-value="0" style:language-asian="de" style:country-asian="DE" style:font-weight-asian="bold" style:font-name-complex="Courier New2" style:font-weight-complex="bold"/>
    </style:style>
    <style:style style:name="T1094" style:family="text">
      <style:text-properties fo:color="#000000" style:text-underline-style="solid" style:text-underline-width="auto" style:text-underline-color="font-color" fo:font-weight="bold" officeooo:rsid="015742d1" fo:background-color="transparent" loext:char-shading-value="0" style:language-asian="de" style:country-asian="DE" style:font-weight-asian="bold" style:font-name-complex="Courier New2" style:font-weight-complex="bold"/>
    </style:style>
    <style:style style:name="T1095" style:family="text">
      <style:text-properties fo:color="#000000" style:text-underline-style="solid" style:text-underline-width="auto" style:text-underline-color="font-color" fo:font-weight="bold" officeooo:rsid="0122d02c" fo:background-color="transparent" loext:char-shading-value="0" style:language-asian="de" style:country-asian="DE" style:font-weight-asian="bold" style:font-name-complex="Courier New2" style:font-weight-complex="bold"/>
    </style:style>
    <style:style style:name="T1096" style:family="text">
      <style:text-properties fo:color="#000000" style:text-underline-style="solid" style:text-underline-width="auto" style:text-underline-color="font-color" fo:font-weight="bold" officeooo:rsid="01153f5f" fo:background-color="transparent" loext:char-shading-value="0" style:language-asian="de" style:country-asian="DE" style:font-weight-asian="bold" style:font-name-complex="Courier New2" style:font-weight-complex="bold"/>
    </style:style>
    <style:style style:name="T1097" style:family="text">
      <style:text-properties fo:color="#000000" style:text-underline-style="solid" style:text-underline-width="auto" style:text-underline-color="font-color" fo:font-weight="bold" officeooo:rsid="012246d6" fo:background-color="transparent" loext:char-shading-value="0" style:language-asian="de" style:country-asian="DE" style:font-weight-asian="bold" style:font-name-complex="Courier New2" style:font-weight-complex="bold"/>
    </style:style>
    <style:style style:name="T1098" style:family="text">
      <style:text-properties fo:color="#000000" style:text-underline-style="solid" style:text-underline-width="auto" style:text-underline-color="font-color" fo:font-weight="bold" officeooo:rsid="00de36a9" fo:background-color="transparent" loext:char-shading-value="0" style:language-asian="de" style:country-asian="DE" style:font-weight-asian="bold" style:font-name-complex="Courier New2" style:font-weight-complex="bold"/>
    </style:style>
    <style:style style:name="T1099" style:family="text">
      <style:text-properties fo:color="#000000" style:text-underline-style="solid" style:text-underline-width="auto" style:text-underline-color="font-color" fo:font-weight="bold" officeooo:rsid="022d00f6" fo:background-color="transparent" loext:char-shading-value="0" style:language-asian="de" style:country-asian="DE" style:font-weight-asian="bold" style:font-name-complex="Courier New2" style:font-weight-complex="bold"/>
    </style:style>
    <style:style style:name="T1100" style:family="text">
      <style:text-properties fo:color="#000000" style:text-underline-style="solid" style:text-underline-width="auto" style:text-underline-color="font-color" fo:font-weight="bold" officeooo:rsid="012bd56e" fo:background-color="transparent" loext:char-shading-value="0" style:language-asian="de" style:country-asian="DE" style:font-weight-asian="bold" style:font-name-complex="Courier New2" style:font-weight-complex="bold"/>
    </style:style>
    <style:style style:name="T1101" style:family="text">
      <style:text-properties fo:color="#000000" style:text-underline-style="solid" style:text-underline-width="auto" style:text-underline-color="font-color" fo:font-weight="bold" officeooo:rsid="015ccf5f" fo:background-color="transparent" loext:char-shading-value="0" style:language-asian="de" style:country-asian="DE" style:font-weight-asian="bold" style:font-name-complex="Courier New2" style:font-weight-complex="bold"/>
    </style:style>
    <style:style style:name="T1102" style:family="text">
      <style:text-properties fo:color="#000000" style:text-underline-style="solid" style:text-underline-width="auto" style:text-underline-color="font-color" fo:font-weight="bold" officeooo:rsid="01078ed3" fo:background-color="transparent" loext:char-shading-value="0" style:language-asian="de" style:country-asian="DE" style:font-weight-asian="bold" style:font-name-complex="Courier New2" style:font-weight-complex="bold"/>
    </style:style>
    <style:style style:name="T1103" style:family="text">
      <style:text-properties fo:color="#000000" style:text-underline-style="solid" style:text-underline-width="auto" style:text-underline-color="font-color" fo:font-weight="bold" officeooo:rsid="0217f402" fo:background-color="transparent" loext:char-shading-value="0" style:language-asian="de" style:country-asian="DE" style:font-weight-asian="bold" style:font-name-complex="Courier New2" style:font-weight-complex="bold"/>
    </style:style>
    <style:style style:name="T1104" style:family="text">
      <style:text-properties fo:color="#000000" style:text-underline-style="solid" style:text-underline-width="auto" style:text-underline-color="font-color" fo:font-weight="bold" officeooo:rsid="011189ac" fo:background-color="transparent" loext:char-shading-value="0" style:language-asian="de" style:country-asian="DE" style:font-weight-asian="bold" style:font-name-complex="Courier New2" style:font-weight-complex="bold"/>
    </style:style>
    <style:style style:name="T1105" style:family="text">
      <style:text-properties fo:color="#000000" style:text-underline-style="solid" style:text-underline-width="auto" style:text-underline-color="font-color" fo:font-weight="bold" officeooo:rsid="0111938f" fo:background-color="transparent" loext:char-shading-value="0" style:language-asian="de" style:country-asian="DE" style:font-weight-asian="bold" style:font-name-complex="Courier New2" style:font-weight-complex="bold"/>
    </style:style>
    <style:style style:name="T1106" style:family="text">
      <style:text-properties fo:color="#000000" style:text-underline-style="solid" style:text-underline-width="auto" style:text-underline-color="font-color" fo:font-weight="bold" officeooo:rsid="0207cc41" fo:background-color="transparent" loext:char-shading-value="0" style:language-asian="de" style:country-asian="DE" style:font-weight-asian="bold" style:font-name-complex="Courier New2" style:font-weight-complex="bold"/>
    </style:style>
    <style:style style:name="T1107" style:family="text">
      <style:text-properties fo:color="#000000" style:text-underline-style="solid" style:text-underline-width="auto" style:text-underline-color="font-color" fo:font-weight="bold" officeooo:rsid="01aff642" fo:background-color="transparent" loext:char-shading-value="0" style:language-asian="de" style:country-asian="DE" style:font-weight-asian="bold" style:font-name-complex="Courier New2" style:font-weight-complex="bold"/>
    </style:style>
    <style:style style:name="T1108" style:family="text">
      <style:text-properties fo:color="#000000" style:text-underline-style="solid" style:text-underline-width="auto" style:text-underline-color="font-color" fo:font-weight="bold" officeooo:rsid="00fbd350" fo:background-color="transparent" loext:char-shading-value="0" style:language-asian="de" style:country-asian="DE" style:font-weight-asian="bold" style:font-name-complex="Courier New2" style:font-weight-complex="bold"/>
    </style:style>
    <style:style style:name="T1109" style:family="text">
      <style:text-properties fo:color="#000000" style:text-underline-style="solid" style:text-underline-width="auto" style:text-underline-color="font-color" fo:font-weight="bold" officeooo:rsid="01bc7839" fo:background-color="transparent" loext:char-shading-value="0" style:language-asian="de" style:country-asian="DE" style:font-weight-asian="bold" style:font-name-complex="Courier New2" style:font-weight-complex="bold"/>
    </style:style>
    <style:style style:name="T1110" style:family="text">
      <style:text-properties fo:color="#000000" style:text-underline-style="solid" style:text-underline-width="auto" style:text-underline-color="font-color" fo:font-weight="bold" officeooo:rsid="01c000d8" fo:background-color="transparent" loext:char-shading-value="0" style:language-asian="de" style:country-asian="DE" style:font-weight-asian="bold" style:font-name-complex="Courier New2" style:font-weight-complex="bold"/>
    </style:style>
    <style:style style:name="T1111" style:family="text">
      <style:text-properties fo:color="#000000" style:text-underline-style="solid" style:text-underline-width="auto" style:text-underline-color="font-color" fo:font-weight="bold" officeooo:rsid="01ba98d4" fo:background-color="transparent" loext:char-shading-value="0" style:language-asian="de" style:country-asian="DE" style:font-weight-asian="bold" style:font-name-complex="Courier New2" style:font-weight-complex="bold"/>
    </style:style>
    <style:style style:name="T1112" style:family="text">
      <style:text-properties fo:color="#000000" style:text-underline-style="solid" style:text-underline-width="auto" style:text-underline-color="font-color" fo:font-weight="bold" officeooo:rsid="00f7364a" fo:background-color="transparent" loext:char-shading-value="0" style:language-asian="de" style:country-asian="DE" style:font-weight-asian="bold" style:font-name-complex="Courier New2" style:font-weight-complex="bold"/>
    </style:style>
    <style:style style:name="T1113" style:family="text">
      <style:text-properties fo:color="#000000" style:text-underline-style="solid" style:text-underline-width="auto" style:text-underline-color="font-color" fo:font-weight="bold" officeooo:rsid="00fb32a7" fo:background-color="transparent" loext:char-shading-value="0" style:language-asian="de" style:country-asian="DE" style:font-weight-asian="bold" style:font-name-complex="Courier New2" style:font-weight-complex="bold"/>
    </style:style>
    <style:style style:name="T1114" style:family="text">
      <style:text-properties fo:color="#000000" style:text-underline-style="solid" style:text-underline-width="auto" style:text-underline-color="font-color" fo:font-weight="bold" officeooo:rsid="01994000" fo:background-color="transparent" loext:char-shading-value="0" style:language-asian="de" style:country-asian="DE" style:font-weight-asian="bold" style:font-name-complex="Courier New2" style:font-weight-complex="bold"/>
    </style:style>
    <style:style style:name="T1115" style:family="text">
      <style:text-properties fo:color="#000000" style:text-underline-style="solid" style:text-underline-width="auto" style:text-underline-color="font-color" fo:font-weight="bold" officeooo:rsid="0139a5df" fo:background-color="transparent" loext:char-shading-value="0" style:language-asian="de" style:country-asian="DE" style:font-weight-asian="bold" style:font-name-complex="Courier New2" style:font-weight-complex="bold"/>
    </style:style>
    <style:style style:name="T1116" style:family="text">
      <style:text-properties fo:color="#000000" style:text-underline-style="solid" style:text-underline-width="auto" style:text-underline-color="font-color" fo:font-weight="bold" officeooo:rsid="01382ca0" fo:background-color="transparent" loext:char-shading-value="0" style:language-asian="de" style:country-asian="DE" style:font-weight-asian="bold" style:font-name-complex="Courier New2" style:font-weight-complex="bold"/>
    </style:style>
    <style:style style:name="T1117" style:family="text">
      <style:text-properties fo:color="#000000" style:text-underline-style="solid" style:text-underline-width="auto" style:text-underline-color="font-color" fo:font-weight="bold" officeooo:rsid="00f04ac3" fo:background-color="transparent" loext:char-shading-value="0" style:language-asian="de" style:country-asian="DE" style:font-weight-asian="bold" style:font-name-complex="Courier New2" style:font-weight-complex="bold"/>
    </style:style>
    <style:style style:name="T1118" style:family="text">
      <style:text-properties fo:color="#000000" style:text-underline-style="solid" style:text-underline-width="auto" style:text-underline-color="font-color" fo:font-weight="bold" officeooo:rsid="00e6c1d9" fo:background-color="transparent" loext:char-shading-value="0" style:language-asian="de" style:country-asian="DE" style:font-weight-asian="bold" style:font-name-complex="Courier New2" style:font-weight-complex="bold"/>
    </style:style>
    <style:style style:name="T1119" style:family="text">
      <style:text-properties fo:color="#000000" style:text-underline-style="solid" style:text-underline-width="auto" style:text-underline-color="font-color" fo:font-weight="bold" officeooo:rsid="006d143d" fo:background-color="transparent" loext:char-shading-value="0" style:language-asian="de" style:country-asian="DE" style:font-weight-asian="bold" style:font-name-complex="Courier New2" style:font-weight-complex="bold"/>
    </style:style>
    <style:style style:name="T1120" style:family="text">
      <style:text-properties fo:color="#000000" style:text-underline-style="solid" style:text-underline-width="auto" style:text-underline-color="font-color" fo:font-weight="bold" officeooo:rsid="02545e62" fo:background-color="transparent" loext:char-shading-value="0" style:language-asian="de" style:country-asian="DE" style:font-weight-asian="bold" style:font-name-complex="Courier New2" style:font-weight-complex="bold"/>
    </style:style>
    <style:style style:name="T1121" style:family="text">
      <style:text-properties fo:color="#000000" style:text-underline-style="solid" style:text-underline-width="auto" style:text-underline-color="font-color" fo:font-weight="bold" officeooo:rsid="01994000" fo:background-color="transparent" loext:char-shading-value="0" style:language-asian="de" style:country-asian="DE" style:font-weight-asian="bold" style:font-name-complex="Courier New2"/>
    </style:style>
    <style:style style:name="T1122" style:family="text">
      <style:text-properties fo:color="#000000" style:text-underline-style="solid" style:text-underline-width="auto" style:text-underline-color="font-color" fo:font-weight="bold" officeooo:rsid="005a3972" fo:background-color="transparent" loext:char-shading-value="0" style:language-asian="de" style:country-asian="DE" style:font-weight-asian="bold" style:font-name-complex="Courier New2"/>
    </style:style>
    <style:style style:name="T1123" style:family="text">
      <style:text-properties fo:color="#000000" style:text-underline-style="solid" style:text-underline-width="auto" style:text-underline-color="font-color" fo:font-weight="bold" officeooo:rsid="000e4f97" fo:background-color="transparent" loext:char-shading-value="0" style:language-asian="de" style:country-asian="DE" style:font-weight-asian="bold" style:font-weight-complex="bold"/>
    </style:style>
    <style:style style:name="T1124" style:family="text">
      <style:text-properties fo:color="#000000" style:text-underline-style="solid" style:text-underline-width="auto" style:text-underline-color="font-color" fo:font-weight="bold" officeooo:rsid="01440d2c" fo:background-color="transparent" loext:char-shading-value="0" style:language-asian="de" style:country-asian="DE" style:font-weight-asian="bold" style:font-weight-complex="bold"/>
    </style:style>
    <style:style style:name="T1125" style:family="text">
      <style:text-properties fo:color="#000000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weight-complex="bold"/>
    </style:style>
    <style:style style:name="T1126" style:family="text">
      <style:text-properties fo:color="#000000" style:text-underline-style="solid" style:text-underline-width="auto" style:text-underline-color="font-color" fo:font-weight="bold" officeooo:rsid="01c3391c" fo:background-color="transparent" loext:char-shading-value="0" style:language-asian="de" style:country-asian="DE" style:font-weight-asian="bold" style:font-weight-complex="bold"/>
    </style:style>
    <style:style style:name="T1127" style:family="text">
      <style:text-properties fo:color="#000000" style:text-underline-style="solid" style:text-underline-width="auto" style:text-underline-color="font-color" fo:font-weight="bold" officeooo:rsid="01c44b49" fo:background-color="transparent" loext:char-shading-value="0" style:language-asian="de" style:country-asian="DE" style:font-weight-asian="bold" style:font-weight-complex="bold"/>
    </style:style>
    <style:style style:name="T1128" style:family="text">
      <style:text-properties fo:color="#000000" style:text-underline-style="solid" style:text-underline-width="auto" style:text-underline-color="font-color" fo:font-weight="bold" officeooo:rsid="01aeb5d4" fo:background-color="transparent" loext:char-shading-value="0" style:language-asian="de" style:country-asian="DE" style:font-weight-asian="bold" style:font-weight-complex="bold"/>
    </style:style>
    <style:style style:name="T1129" style:family="text">
      <style:text-properties fo:color="#000000" style:text-underline-style="solid" style:text-underline-width="auto" style:text-underline-color="font-color" officeooo:rsid="00fbd350" fo:background-color="transparent" loext:char-shading-value="0" style:language-asian="de" style:country-asian="DE" style:font-name-complex="Courier New2"/>
    </style:style>
    <style:style style:name="T1130" style:family="text">
      <style:text-properties fo:color="#000000" style:text-underline-style="solid" style:text-underline-width="auto" style:text-underline-color="font-color" officeooo:rsid="018eab2c" fo:background-color="transparent" loext:char-shading-value="0" style:language-asian="de" style:country-asian="DE" style:font-name-complex="Courier New2"/>
    </style:style>
    <style:style style:name="T1131" style:family="text">
      <style:text-properties fo:color="#000000" style:text-underline-style="solid" style:text-underline-width="auto" style:text-underline-color="font-color" officeooo:rsid="018fb2d3" fo:background-color="transparent" loext:char-shading-value="0" style:language-asian="de" style:country-asian="DE" style:font-name-complex="Courier New2"/>
    </style:style>
    <style:style style:name="T1132" style:family="text">
      <style:text-properties fo:color="#000000" style:text-underline-style="solid" style:text-underline-width="auto" style:text-underline-color="font-color" officeooo:rsid="005a3972" fo:background-color="transparent" loext:char-shading-value="0" style:language-asian="de" style:country-asian="DE" style:font-name-complex="Courier New2"/>
    </style:style>
    <style:style style:name="T1133" style:family="text">
      <style:text-properties fo:color="#000000" style:text-underline-style="solid" style:text-underline-width="auto" style:text-underline-color="font-color" officeooo:rsid="0182d0bd" fo:background-color="transparent" loext:char-shading-value="0" style:language-asian="de" style:country-asian="DE" style:font-name-complex="Courier New2"/>
    </style:style>
    <style:style style:name="T1134" style:family="text">
      <style:text-properties fo:color="#000000" style:text-underline-style="solid" style:text-underline-width="auto" style:text-underline-color="font-color" officeooo:rsid="01994000" fo:background-color="transparent" loext:char-shading-value="0" style:language-asian="de" style:country-asian="DE" style:font-name-complex="Courier New2"/>
    </style:style>
    <style:style style:name="T1135" style:family="text">
      <style:text-properties fo:color="#000000" style:text-underline-style="solid" style:text-underline-width="auto" style:text-underline-color="font-color" officeooo:rsid="015dd57d" fo:background-color="transparent" loext:char-shading-value="0" style:language-asian="de" style:country-asian="DE" style:font-name-complex="Courier New2"/>
    </style:style>
    <style:style style:name="T1136" style:family="text">
      <style:text-properties fo:color="#000000" style:text-underline-style="solid" style:text-underline-width="auto" style:text-underline-color="font-color" officeooo:rsid="00c8e15b" fo:background-color="transparent" loext:char-shading-value="0" style:language-asian="de" style:country-asian="DE" style:font-name-complex="Courier New2"/>
    </style:style>
    <style:style style:name="T1137" style:family="text">
      <style:text-properties fo:color="#000000" style:text-underline-style="solid" style:text-underline-width="auto" style:text-underline-color="font-color" officeooo:rsid="00e4c5e6" fo:background-color="transparent" loext:char-shading-value="0" style:language-asian="de" style:country-asian="DE" style:font-name-complex="Courier New2"/>
    </style:style>
    <style:style style:name="T1138" style:family="text">
      <style:text-properties fo:color="#000000" style:text-underline-style="solid" style:text-underline-width="auto" style:text-underline-color="font-color" officeooo:rsid="02583aec" fo:background-color="transparent" loext:char-shading-value="0" style:language-asian="de" style:country-asian="DE" style:font-name-complex="Courier New2"/>
    </style:style>
    <style:style style:name="T1139" style:family="text">
      <style:text-properties fo:color="#000000" style:text-underline-style="solid" style:text-underline-width="auto" style:text-underline-color="font-color" officeooo:rsid="011c6967" fo:background-color="transparent" loext:char-shading-value="0" style:language-asian="de" style:country-asian="DE" style:font-name-complex="Courier New2"/>
    </style:style>
    <style:style style:name="T1140" style:family="text">
      <style:text-properties fo:color="#000000" style:text-underline-style="solid" style:text-underline-width="auto" style:text-underline-color="font-color" officeooo:rsid="01a4b4ab" fo:background-color="transparent" loext:char-shading-value="0" style:language-asian="de" style:country-asian="DE" style:font-name-complex="Courier New2"/>
    </style:style>
    <style:style style:name="T1141" style:family="text">
      <style:text-properties fo:color="#000000" style:text-underline-style="solid" style:text-underline-width="auto" style:text-underline-color="font-color" officeooo:rsid="0139a5df" fo:background-color="transparent" loext:char-shading-value="0" style:language-asian="de" style:country-asian="DE" style:font-name-complex="Courier New2"/>
    </style:style>
    <style:style style:name="T1142" style:family="text">
      <style:text-properties fo:color="#000000" style:text-underline-style="solid" style:text-underline-width="auto" style:text-underline-color="font-color" officeooo:rsid="01382ca0" fo:background-color="transparent" loext:char-shading-value="0" style:language-asian="de" style:country-asian="DE" style:font-name-complex="Courier New2"/>
    </style:style>
    <style:style style:name="T1143" style:family="text">
      <style:text-properties fo:color="#000000" style:text-underline-style="solid" style:text-underline-width="auto" style:text-underline-color="font-color" officeooo:rsid="00f04ac3" fo:background-color="transparent" loext:char-shading-value="0" style:language-asian="de" style:country-asian="DE" style:font-name-complex="Courier New2"/>
    </style:style>
    <style:style style:name="T1144" style:family="text">
      <style:text-properties fo:color="#000000" style:text-underline-style="solid" style:text-underline-width="auto" style:text-underline-color="font-color" officeooo:rsid="00e6c1d9" fo:background-color="transparent" loext:char-shading-value="0" style:language-asian="de" style:country-asian="DE" style:font-name-complex="Courier New2"/>
    </style:style>
    <style:style style:name="T1145" style:family="text">
      <style:text-properties fo:color="#000000" style:text-underline-style="solid" style:text-underline-width="auto" style:text-underline-color="font-color" officeooo:rsid="00e861b9" fo:background-color="transparent" loext:char-shading-value="0" style:language-asian="de" style:country-asian="DE" style:font-name-complex="Courier New2"/>
    </style:style>
    <style:style style:name="T1146" style:family="text">
      <style:text-properties fo:color="#000000" style:text-underline-style="solid" style:text-underline-width="auto" style:text-underline-color="font-color" officeooo:rsid="00588906" fo:background-color="transparent" loext:char-shading-value="0" style:language-asian="de" style:country-asian="DE" style:font-name-complex="Courier New2"/>
    </style:style>
    <style:style style:name="T1147" style:family="text">
      <style:text-properties fo:color="#000000" style:text-underline-style="solid" style:text-underline-width="auto" style:text-underline-color="font-color" officeooo:rsid="01043af0" fo:background-color="transparent" loext:char-shading-value="0" style:language-asian="de" style:country-asian="DE" style:font-name-complex="Courier New2"/>
    </style:style>
    <style:style style:name="T1148" style:family="text">
      <style:text-properties fo:color="#000000" style:text-underline-style="solid" style:text-underline-width="auto" style:text-underline-color="font-color" officeooo:rsid="00fea4b9" fo:background-color="transparent" loext:char-shading-value="0" style:language-asian="de" style:country-asian="DE" style:font-name-complex="Courier New2"/>
    </style:style>
    <style:style style:name="T1149" style:family="text">
      <style:text-properties fo:color="#000000" style:text-underline-style="solid" style:text-underline-width="auto" style:text-underline-color="font-color" officeooo:rsid="00fdfb97" fo:background-color="transparent" loext:char-shading-value="0" style:language-asian="de" style:country-asian="DE" style:font-name-complex="Courier New2"/>
    </style:style>
    <style:style style:name="T1150" style:family="text">
      <style:text-properties fo:color="#000000" style:text-underline-style="solid" style:text-underline-width="auto" style:text-underline-color="font-color" officeooo:rsid="006d143d" fo:background-color="transparent" loext:char-shading-value="0" style:language-asian="de" style:country-asian="DE" style:font-name-complex="Courier New2"/>
    </style:style>
    <style:style style:name="T1151" style:family="text">
      <style:text-properties fo:color="#000000" style:text-underline-style="solid" style:text-underline-width="auto" style:text-underline-color="font-color" officeooo:rsid="02545e62" fo:background-color="transparent" loext:char-shading-value="0" style:language-asian="de" style:country-asian="DE" style:font-name-complex="Courier New2"/>
    </style:style>
    <style:style style:name="T1152" style:family="text">
      <style:text-properties fo:color="#000000" style:text-underline-style="solid" style:text-underline-width="auto" style:text-underline-color="font-color" officeooo:rsid="000e4f97" fo:background-color="transparent" loext:char-shading-value="0" style:language-asian="de" style:country-asian="DE"/>
    </style:style>
    <style:style style:name="T1153" style:family="text">
      <style:text-properties fo:color="#000000" style:text-underline-style="solid" style:text-underline-width="auto" style:text-underline-color="font-color" officeooo:rsid="01440d2c" fo:background-color="transparent" loext:char-shading-value="0" style:language-asian="de" style:country-asian="DE"/>
    </style:style>
    <style:style style:name="T1154" style:family="text">
      <style:text-properties fo:color="#000000" style:text-underline-style="solid" style:text-underline-width="auto" style:text-underline-color="font-color" officeooo:rsid="01626c34" fo:background-color="transparent" loext:char-shading-value="0" style:font-name-complex="Courier New2"/>
    </style:style>
    <style:style style:name="T1155" style:family="text">
      <style:text-properties fo:color="#000000" style:text-underline-style="solid" style:text-underline-width="auto" style:text-underline-color="font-color" officeooo:rsid="00c8e15b" fo:background-color="transparent" loext:char-shading-value="0" style:font-name-complex="Courier New2"/>
    </style:style>
    <style:style style:name="T1156" style:family="text">
      <style:text-properties fo:color="#000000" style:text-underline-style="solid" style:text-underline-width="auto" style:text-underline-color="font-color" officeooo:rsid="001d2057" fo:background-color="transparent" loext:char-shading-value="0" style:font-name-complex="Courier New2"/>
    </style:style>
    <style:style style:name="T1157" style:family="text">
      <style:text-properties fo:color="#000000" style:text-underline-style="solid" style:text-underline-width="auto" style:text-underline-color="font-color" officeooo:rsid="0175331b" fo:background-color="transparent" loext:char-shading-value="0" style:font-name-complex="Courier New2"/>
    </style:style>
    <style:style style:name="T1158" style:family="text">
      <style:text-properties fo:color="#000000" style:text-underline-style="solid" style:text-underline-width="auto" style:text-underline-color="font-color" officeooo:rsid="0178a0ce" fo:background-color="transparent" loext:char-shading-value="0" style:font-name-complex="Courier New2"/>
    </style:style>
    <style:style style:name="T1159" style:family="text">
      <style:text-properties fo:color="#000000" style:text-underline-style="solid" style:text-underline-width="auto" style:text-underline-color="font-color" officeooo:rsid="005a3972" fo:background-color="transparent" loext:char-shading-value="0"/>
    </style:style>
    <style:style style:name="T1160" style:family="text">
      <style:text-properties fo:color="#000000" style:text-underline-style="solid" style:text-underline-width="auto" style:text-underline-color="font-color" officeooo:rsid="00d6bb1b" fo:background-color="transparent" loext:char-shading-value="0"/>
    </style:style>
    <style:style style:name="T1161" style:family="text">
      <style:text-properties fo:color="#000000" style:text-underline-style="solid" style:text-underline-width="auto" style:text-underline-color="font-color" officeooo:rsid="00a14261" fo:background-color="transparent" loext:char-shading-value="0"/>
    </style:style>
    <style:style style:name="T1162" style:family="text">
      <style:text-properties fo:color="#000000" style:text-underline-style="solid" style:text-underline-width="auto" style:text-underline-color="font-color" officeooo:rsid="00b1b383" fo:background-color="transparent" loext:char-shading-value="0"/>
    </style:style>
    <style:style style:name="T1163" style:family="text">
      <style:text-properties fo:color="#000000" style:text-underline-style="solid" style:text-underline-width="auto" style:text-underline-color="font-color" officeooo:rsid="00a8ca0f" fo:background-color="transparent" loext:char-shading-value="0"/>
    </style:style>
    <style:style style:name="T1164" style:family="text">
      <style:text-properties fo:color="#000000" style:text-underline-style="solid" style:text-underline-width="auto" style:text-underline-color="font-color" officeooo:rsid="015c5bf7" fo:background-color="transparent" loext:char-shading-value="0"/>
    </style:style>
    <style:style style:name="T1165" style:family="text">
      <style:text-properties fo:color="#000000" style:text-underline-style="solid" style:text-underline-width="auto" style:text-underline-color="font-color" officeooo:rsid="00c8e15b" fo:background-color="transparent" loext:char-shading-value="0"/>
    </style:style>
    <style:style style:name="T1166" style:family="text">
      <style:text-properties fo:color="#000000" style:text-underline-style="solid" style:text-underline-width="auto" style:text-underline-color="font-color" officeooo:rsid="005a3972" style:language-asian="de" style:country-asian="DE" style:font-name-complex="Courier New2"/>
    </style:style>
    <style:style style:name="T1167" style:family="text">
      <style:text-properties fo:color="#000000" style:text-underline-style="solid" style:text-underline-width="auto" style:text-underline-color="font-color" officeooo:rsid="00f04ac3" style:language-asian="de" style:country-asian="DE" style:font-name-complex="Courier New2"/>
    </style:style>
    <style:style style:name="T1168" style:family="text">
      <style:text-properties fo:color="#000000" style:text-underline-style="solid" style:text-underline-width="auto" style:text-underline-color="font-color" officeooo:rsid="00e6c1d9" style:language-asian="de" style:country-asian="DE" style:font-name-complex="Courier New2"/>
    </style:style>
    <style:style style:name="T1169" style:family="text">
      <style:text-properties fo:color="#000000" officeooo:rsid="01626c34" fo:background-color="transparent" loext:char-shading-value="0" style:font-name-complex="Courier New2"/>
    </style:style>
    <style:style style:name="T1170" style:family="text">
      <style:text-properties fo:color="#000000" officeooo:rsid="00c8e15b" fo:background-color="transparent" loext:char-shading-value="0" style:font-name-complex="Courier New2"/>
    </style:style>
    <style:style style:name="T1171" style:family="text">
      <style:text-properties fo:color="#000000" officeooo:rsid="001d2057" fo:background-color="transparent" loext:char-shading-value="0" style:font-name-complex="Courier New2"/>
    </style:style>
    <style:style style:name="T1172" style:family="text">
      <style:text-properties fo:color="#000000" officeooo:rsid="0175331b" fo:background-color="transparent" loext:char-shading-value="0" style:font-name-complex="Courier New2"/>
    </style:style>
    <style:style style:name="T1173" style:family="text">
      <style:text-properties fo:color="#000000" officeooo:rsid="0178a0ce" fo:background-color="transparent" loext:char-shading-value="0" style:font-name-complex="Courier New2"/>
    </style:style>
    <style:style style:name="T1174" style:family="text">
      <style:text-properties fo:color="#000000" officeooo:rsid="00a14261" fo:background-color="transparent" loext:char-shading-value="0" style:language-asian="de" style:country-asian="DE" style:font-name-complex="Courier New2"/>
    </style:style>
    <style:style style:name="T1175" style:family="text">
      <style:text-properties fo:color="#000000" officeooo:rsid="005a3972" fo:background-color="transparent" loext:char-shading-value="0" style:language-asian="de" style:country-asian="DE" style:font-name-complex="Courier New2"/>
    </style:style>
    <style:style style:name="T1176" style:family="text">
      <style:text-properties fo:color="#000000" officeooo:rsid="00fdfb97" fo:background-color="transparent" loext:char-shading-value="0" style:language-asian="de" style:country-asian="DE" style:font-name-complex="Courier New2"/>
    </style:style>
    <style:style style:name="T1177" style:family="text">
      <style:text-properties fo:color="#000000" officeooo:rsid="00fea4b9" fo:background-color="transparent" loext:char-shading-value="0" style:language-asian="de" style:country-asian="DE" style:font-name-complex="Courier New2"/>
    </style:style>
    <style:style style:name="T1178" style:family="text">
      <style:text-properties fo:color="#000000" officeooo:rsid="01043af0" fo:background-color="transparent" loext:char-shading-value="0" style:language-asian="de" style:country-asian="DE" style:font-name-complex="Courier New2"/>
    </style:style>
    <style:style style:name="T1179" style:family="text">
      <style:text-properties fo:color="#000000" officeooo:rsid="0182d0bd" fo:background-color="transparent" loext:char-shading-value="0" style:language-asian="de" style:country-asian="DE" style:font-name-complex="Courier New2"/>
    </style:style>
    <style:style style:name="T1180" style:family="text">
      <style:text-properties fo:color="#000000" officeooo:rsid="015dd57d" fo:background-color="transparent" loext:char-shading-value="0" style:language-asian="de" style:country-asian="DE" style:font-name-complex="Courier New2"/>
    </style:style>
    <style:style style:name="T1181" style:family="text">
      <style:text-properties fo:color="#000000" officeooo:rsid="00c8e15b" fo:background-color="transparent" loext:char-shading-value="0" style:language-asian="de" style:country-asian="DE" style:font-name-complex="Courier New2"/>
    </style:style>
    <style:style style:name="T1182" style:family="text">
      <style:text-properties fo:color="#000000" officeooo:rsid="01994000" fo:background-color="transparent" loext:char-shading-value="0" style:language-asian="de" style:country-asian="DE" style:font-name-complex="Courier New2"/>
    </style:style>
    <style:style style:name="T1183" style:family="text">
      <style:text-properties fo:color="#000000" officeooo:rsid="00e4c5e6" fo:background-color="transparent" loext:char-shading-value="0" style:language-asian="de" style:country-asian="DE" style:font-name-complex="Courier New2"/>
    </style:style>
    <style:style style:name="T1184" style:family="text">
      <style:text-properties fo:color="#000000" officeooo:rsid="02583aec" fo:background-color="transparent" loext:char-shading-value="0" style:language-asian="de" style:country-asian="DE" style:font-name-complex="Courier New2"/>
    </style:style>
    <style:style style:name="T1185" style:family="text">
      <style:text-properties fo:color="#000000" officeooo:rsid="011c6967" fo:background-color="transparent" loext:char-shading-value="0" style:language-asian="de" style:country-asian="DE" style:font-name-complex="Courier New2"/>
    </style:style>
    <style:style style:name="T1186" style:family="text">
      <style:text-properties fo:color="#000000" officeooo:rsid="01a4b4ab" fo:background-color="transparent" loext:char-shading-value="0" style:language-asian="de" style:country-asian="DE" style:font-name-complex="Courier New2"/>
    </style:style>
    <style:style style:name="T1187" style:family="text">
      <style:text-properties fo:color="#000000" officeooo:rsid="0139a5df" fo:background-color="transparent" loext:char-shading-value="0" style:language-asian="de" style:country-asian="DE" style:font-name-complex="Courier New2"/>
    </style:style>
    <style:style style:name="T1188" style:family="text">
      <style:text-properties fo:color="#000000" officeooo:rsid="01382ca0" fo:background-color="transparent" loext:char-shading-value="0" style:language-asian="de" style:country-asian="DE" style:font-name-complex="Courier New2"/>
    </style:style>
    <style:style style:name="T1189" style:family="text">
      <style:text-properties fo:color="#000000" officeooo:rsid="00f04ac3" fo:background-color="transparent" loext:char-shading-value="0" style:language-asian="de" style:country-asian="DE" style:font-name-complex="Courier New2"/>
    </style:style>
    <style:style style:name="T1190" style:family="text">
      <style:text-properties fo:color="#000000" officeooo:rsid="00e6c1d9" fo:background-color="transparent" loext:char-shading-value="0" style:language-asian="de" style:country-asian="DE" style:font-name-complex="Courier New2"/>
    </style:style>
    <style:style style:name="T1191" style:family="text">
      <style:text-properties fo:color="#000000" officeooo:rsid="00e861b9" fo:background-color="transparent" loext:char-shading-value="0" style:language-asian="de" style:country-asian="DE" style:font-name-complex="Courier New2"/>
    </style:style>
    <style:style style:name="T1192" style:family="text">
      <style:text-properties fo:color="#000000" officeooo:rsid="00588906" fo:background-color="transparent" loext:char-shading-value="0" style:language-asian="de" style:country-asian="DE" style:font-name-complex="Courier New2"/>
    </style:style>
    <style:style style:name="T1193" style:family="text">
      <style:text-properties fo:color="#000000" officeooo:rsid="006d143d" fo:background-color="transparent" loext:char-shading-value="0" style:language-asian="de" style:country-asian="DE" style:font-name-complex="Courier New2"/>
    </style:style>
    <style:style style:name="T1194" style:family="text">
      <style:text-properties fo:color="#000000" officeooo:rsid="02545e62" fo:background-color="transparent" loext:char-shading-value="0" style:language-asian="de" style:country-asian="DE" style:font-name-complex="Courier New2"/>
    </style:style>
    <style:style style:name="T1195" style:family="text">
      <style:text-properties fo:color="#000000" officeooo:rsid="000e4f97" fo:background-color="transparent" loext:char-shading-value="0" style:language-asian="de" style:country-asian="DE"/>
    </style:style>
    <style:style style:name="T1196" style:family="text">
      <style:text-properties fo:color="#000000" officeooo:rsid="01440d2c" fo:background-color="transparent" loext:char-shading-value="0" style:language-asian="de" style:country-asian="DE"/>
    </style:style>
    <style:style style:name="T1197" style:family="text">
      <style:text-properties fo:color="#000000" officeooo:rsid="00a14261" fo:background-color="transparent" loext:char-shading-value="0"/>
    </style:style>
    <style:style style:name="T1198" style:family="text">
      <style:text-properties fo:color="#000000" officeooo:rsid="00b1b383" fo:background-color="transparent" loext:char-shading-value="0"/>
    </style:style>
    <style:style style:name="T1199" style:family="text">
      <style:text-properties fo:color="#000000" officeooo:rsid="00a8ca0f" fo:background-color="transparent" loext:char-shading-value="0"/>
    </style:style>
    <style:style style:name="T1200" style:family="text">
      <style:text-properties fo:color="#000000" officeooo:rsid="015c5bf7" fo:background-color="transparent" loext:char-shading-value="0"/>
    </style:style>
    <style:style style:name="T1201" style:family="text">
      <style:text-properties fo:color="#000000" officeooo:rsid="00c8e15b" fo:background-color="transparent" loext:char-shading-value="0"/>
    </style:style>
    <style:style style:name="T1202" style:family="text">
      <style:text-properties fo:color="#000000" officeooo:rsid="005a3972" fo:background-color="transparent" loext:char-shading-value="0"/>
    </style:style>
    <style:style style:name="T1203" style:family="text">
      <style:text-properties fo:color="#000000" officeooo:rsid="00d6bb1b" fo:background-color="transparent" loext:char-shading-value="0"/>
    </style:style>
    <style:style style:name="T1204" style:family="text">
      <style:text-properties fo:color="#000000" style:text-line-through-style="none" style:text-line-through-type="none" style:font-name="Courier New1" style:text-underline-style="none" fo:font-weight="bold" officeooo:rsid="01aeb5d4" fo:background-color="transparent" loext:char-shading-value="0" style:language-asian="de" style:country-asian="DE" style:font-weight-asian="bold" style:font-weight-complex="bold"/>
    </style:style>
    <style:style style:name="T1205" style:family="text">
      <style:text-properties fo:color="#000000" style:text-line-through-style="none" style:text-line-through-type="none" style:font-name="Courier New1" fo:font-weight="bold" officeooo:rsid="02545e62" fo:background-color="#d4ea6b" loext:char-shading-value="0" style:language-asian="de" style:country-asian="DE" style:font-weight-asian="bold" style:font-name-complex="Courier New2" style:font-weight-complex="bold"/>
    </style:style>
    <style:style style:name="T1206" style:family="text">
      <style:text-properties fo:color="#000000" style:text-line-through-style="none" style:text-line-through-type="none" style:font-name="Courier New1" fo:font-weight="bold" officeooo:rsid="00c354e9" fo:background-color="#d4ea6b" loext:char-shading-value="0" style:language-asian="de" style:country-asian="DE" style:font-weight-asian="bold" style:font-name-complex="Courier New2" style:font-weight-complex="bold"/>
    </style:style>
    <style:style style:name="T1207" style:family="text">
      <style:text-properties fo:color="#000000" style:text-line-through-style="none" style:text-line-through-type="none" style:font-name="Courier New1" fo:font-weight="bold" officeooo:rsid="005855bb" fo:background-color="#d4ea6b" loext:char-shading-value="0" style:language-asian="de" style:country-asian="DE" style:font-weight-asian="bold" style:font-name-complex="Courier New2" style:font-weight-complex="bold"/>
    </style:style>
    <style:style style:name="T1208" style:family="text">
      <style:text-properties fo:color="#000000" style:text-line-through-style="none" style:text-line-through-type="none" style:font-name="Courier New1" fo:font-weight="bold" officeooo:rsid="01414efd" fo:background-color="#ffff00" loext:char-shading-value="0" style:language-asian="de" style:country-asian="DE" style:font-weight-asian="bold" style:font-name-complex="Courier New2" style:font-weight-complex="bold"/>
    </style:style>
    <style:style style:name="T1209" style:family="text">
      <style:text-properties fo:color="#000000" style:text-line-through-style="none" style:text-line-through-type="none" style:font-name="Courier New1" fo:font-weight="bold" officeooo:rsid="014104a5" fo:background-color="#ffff00" loext:char-shading-value="0" style:language-asian="de" style:country-asian="DE" style:font-weight-asian="bold" style:font-name-complex="Courier New2" style:font-weight-complex="bold"/>
    </style:style>
    <style:style style:name="T1210" style:family="text">
      <style:text-properties fo:color="#000000" style:text-line-through-style="none" style:text-line-through-type="none" style:font-name="Courier New1" fo:font-weight="bold" officeooo:rsid="02545e62" fo:background-color="#ffff00" loext:char-shading-value="0" style:language-asian="de" style:country-asian="DE" style:font-weight-asian="bold" style:font-name-complex="Courier New2" style:font-weight-complex="bold"/>
    </style:style>
    <style:style style:name="T1211" style:family="text">
      <style:text-properties fo:color="#000000" style:text-line-through-style="none" style:text-line-through-type="none" fo:font-style="normal" fo:font-weight="bold" officeooo:rsid="01414efd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2" style:family="text">
      <style:text-properties fo:color="#000000" style:text-line-through-style="none" style:text-line-through-type="none" fo:font-style="normal" fo:font-weight="bold" officeooo:rsid="014104a5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3" style:family="text">
      <style:text-properties fo:color="#000000" style:text-line-through-style="none" style:text-line-through-type="none" fo:font-style="normal" fo:font-weight="bold" officeooo:rsid="00a12708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4" style:family="text">
      <style:text-properties fo:color="#000000" style:text-line-through-style="none" style:text-line-through-type="none" fo:font-style="normal" fo:font-weight="bold" officeooo:rsid="024d93ff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5" style:family="text">
      <style:text-properties fo:color="#000000" style:text-line-through-style="none" style:text-line-through-type="none" fo:font-style="normal" fo:font-weight="bold" officeooo:rsid="00c354e9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6" style:family="text">
      <style:text-properties fo:color="#000000" style:text-line-through-style="none" style:text-line-through-type="none" fo:font-style="normal" fo:font-weight="bold" officeooo:rsid="005855bb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7" style:family="text">
      <style:text-properties fo:color="#000000" style:text-line-through-style="none" style:text-line-through-type="none" fo:font-style="normal" fo:font-weight="bold" officeooo:rsid="024d93ff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8" style:family="text">
      <style:text-properties fo:color="#000000" style:text-line-through-style="none" style:text-line-through-type="none" fo:font-style="normal" fo:font-weight="bold" officeooo:rsid="005855bb" fo:background-color="#ff00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1219" style:family="text">
      <style:text-properties fo:color="#000000" style:text-line-through-style="none" style:text-line-through-type="none" style:text-underline-style="solid" style:text-underline-width="auto" style:text-underline-color="font-color" fo:font-weight="bold" officeooo:rsid="00a14261" fo:background-color="transparent" loext:char-shading-value="0" style:font-weight-asian="bold" style:font-name-complex="Courier New2" style:font-weight-complex="bold"/>
    </style:style>
    <style:style style:name="T1220" style:family="text">
      <style:text-properties fo:color="#000000" style:text-line-through-style="none" style:text-line-through-type="none" style:text-underline-style="solid" style:text-underline-width="auto" style:text-underline-color="font-color" fo:font-weight="bold" officeooo:rsid="01289d85" fo:background-color="transparent" loext:char-shading-value="0" style:font-weight-asian="bold" style:font-name-complex="Courier New2" style:font-weight-complex="bold"/>
    </style:style>
    <style:style style:name="T1221" style:family="text">
      <style:text-properties fo:color="#000000" style:text-line-through-style="none" style:text-line-through-type="none" style:text-underline-style="none" fo:font-weight="bold" officeooo:rsid="01aeb5d4" fo:background-color="transparent" loext:char-shading-value="0" style:language-asian="de" style:country-asian="DE" style:font-weight-asian="bold" style:font-weight-complex="bold"/>
    </style:style>
    <style:style style:name="T1222" style:family="text">
      <style:text-properties fo:color="#000000" style:text-line-through-style="none" style:text-line-through-type="none" fo:font-weight="bold" officeooo:rsid="00c354e9" fo:background-color="#d4ea6b" loext:char-shading-value="0" style:language-asian="de" style:country-asian="DE" style:font-weight-asian="bold" style:font-name-complex="Courier New2" style:font-weight-complex="bold"/>
    </style:style>
    <style:style style:name="T1223" style:family="text">
      <style:text-properties fo:color="#000000" style:text-line-through-style="none" style:text-line-through-type="none" fo:font-weight="bold" officeooo:rsid="005855bb" fo:background-color="#d4ea6b" loext:char-shading-value="0" style:language-asian="de" style:country-asian="DE" style:font-weight-asian="bold" style:font-name-complex="Courier New2" style:font-weight-complex="bold"/>
    </style:style>
    <style:style style:name="T1224" style:family="text">
      <style:text-properties fo:color="#000000" style:text-line-through-style="none" style:text-line-through-type="none" fo:font-weight="bold" officeooo:rsid="024d93ff" fo:background-color="#d4ea6b" loext:char-shading-value="0" style:language-asian="de" style:country-asian="DE" style:font-weight-asian="bold" style:font-name-complex="Courier New2" style:font-weight-complex="bold"/>
    </style:style>
    <style:style style:name="T1225" style:family="text">
      <style:text-properties fo:color="#000000" style:text-line-through-style="none" style:text-line-through-type="none" fo:font-weight="bold" officeooo:rsid="026066a1" fo:background-color="#d4ea6b" loext:char-shading-value="0" style:language-asian="de" style:country-asian="DE" style:font-weight-asian="bold" style:font-name-complex="Courier New2" style:font-weight-complex="bold"/>
    </style:style>
    <style:style style:name="T1226" style:family="text">
      <style:text-properties fo:color="#000000" style:text-line-through-style="none" style:text-line-through-type="none" fo:font-weight="bold" officeooo:rsid="02616b59" fo:background-color="#d4ea6b" loext:char-shading-value="0" style:language-asian="de" style:country-asian="DE" style:font-weight-asian="bold" style:font-name-complex="Courier New2" style:font-weight-complex="bold"/>
    </style:style>
    <style:style style:name="T1227" style:family="text">
      <style:text-properties fo:color="#000000" style:text-line-through-style="none" style:text-line-through-type="none" fo:font-weight="bold" officeooo:rsid="01414efd" fo:background-color="#ffff00" loext:char-shading-value="0" style:language-asian="de" style:country-asian="DE" style:font-weight-asian="bold" style:font-name-complex="Courier New2" style:font-weight-complex="bold"/>
    </style:style>
    <style:style style:name="T1228" style:family="text">
      <style:text-properties fo:color="#000000" style:text-line-through-style="none" style:text-line-through-type="none" fo:font-weight="bold" officeooo:rsid="014104a5" fo:background-color="#ffff00" loext:char-shading-value="0" style:language-asian="de" style:country-asian="DE" style:font-weight-asian="bold" style:font-name-complex="Courier New2" style:font-weight-complex="bold"/>
    </style:style>
    <style:style style:name="T1229" style:family="text">
      <style:text-properties fo:color="#000000" style:text-line-through-style="none" style:text-line-through-type="none" fo:font-weight="bold" officeooo:rsid="024dc755" fo:background-color="#ffff00" loext:char-shading-value="0" style:language-asian="de" style:country-asian="DE" style:font-weight-asian="bold" style:font-name-complex="Courier New2" style:font-weight-complex="bold"/>
    </style:style>
    <style:style style:name="T1230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bold" officeooo:rsid="00a14261" fo:background-color="transparent" loext:char-shading-value="0" style:font-weight-asian="bold" style:font-name-complex="Courier New2" style:font-weight-complex="bold"/>
    </style:style>
    <style:style style:name="T1231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bold" officeooo:rsid="01289d85" fo:background-color="transparent" loext:char-shading-value="0" style:font-weight-asian="bold" style:font-name-complex="Courier New2" style:font-weight-complex="bold"/>
    </style:style>
    <style:style style:name="T1232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officeooo:rsid="00a14261" fo:background-color="transparent" loext:char-shading-value="0" style:font-name-complex="Courier New2"/>
    </style:style>
    <style:style style:name="T1233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officeooo:rsid="01289d85" fo:background-color="transparent" loext:char-shading-value="0" style:font-name-complex="Courier New2"/>
    </style:style>
    <style:style style:name="T1234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normal" officeooo:rsid="00a14261" fo:background-color="transparent" loext:char-shading-value="0" style:font-weight-asian="normal" style:font-name-complex="Courier New2" style:font-weight-complex="normal"/>
    </style:style>
    <style:style style:name="T1235" style:family="text">
      <style:text-properties fo:color="#000000" style:text-line-through-style="none" style:text-line-through-type="none" style:font-name="Courier New1" style:text-underline-style="solid" style:text-underline-width="auto" style:text-underline-color="font-color" fo:font-weight="normal" officeooo:rsid="01289d85" fo:background-color="transparent" loext:char-shading-value="0" style:font-weight-asian="normal" style:font-name-complex="Courier New2" style:font-weight-complex="normal"/>
    </style:style>
    <style:style style:name="T1236" style:family="text">
      <style:text-properties fo:color="#000000" style:text-line-through-style="none" style:text-line-through-type="none" style:font-name="Courier New1" style:text-underline-style="none" fo:font-weight="bold" officeooo:rsid="01aeb5d4" fo:background-color="transparent" loext:char-shading-value="0" style:language-asian="de" style:country-asian="DE" style:font-weight-asian="bold" style:font-weight-complex="bold"/>
    </style:style>
    <style:style style:name="T1237" style:family="text">
      <style:text-properties fo:color="#000000" style:text-line-through-style="none" style:text-line-through-type="none" style:font-name="Courier New1" style:text-underline-style="none" fo:font-weight="normal" officeooo:rsid="00a14261" fo:background-color="transparent" loext:char-shading-value="0" style:font-weight-asian="normal" style:font-name-complex="Courier New2" style:font-weight-complex="normal"/>
    </style:style>
    <style:style style:name="T1238" style:family="text">
      <style:text-properties fo:color="#000000" style:text-line-through-style="none" style:text-line-through-type="none" style:font-name="Courier New1" style:text-underline-style="none" fo:font-weight="normal" officeooo:rsid="01289d85" fo:background-color="transparent" loext:char-shading-value="0" style:font-weight-asian="normal" style:font-name-complex="Courier New2" style:font-weight-complex="normal"/>
    </style:style>
    <style:style style:name="T1239" style:family="text">
      <style:text-properties fo:color="#000000" style:text-line-through-style="none" style:text-line-through-type="none" style:font-name="Courier New1" style:text-underline-style="none" fo:font-weight="normal" officeooo:rsid="01aeb5d4" fo:background-color="transparent" loext:char-shading-value="0" style:language-asian="de" style:country-asian="DE" style:font-weight-asian="normal" style:font-weight-complex="normal"/>
    </style:style>
    <style:style style:name="T1240" style:family="text">
      <style:text-properties fo:color="#000000" style:text-line-through-style="none" style:text-line-through-type="none" style:font-name="Courier New1" fo:font-size="10pt" style:text-underline-style="none" fo:font-weight="bold" officeooo:rsid="01aeb5d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1241" style:family="text">
      <style:text-properties fo:color="#000000" style:text-line-through-style="none" style:text-line-through-type="none" style:font-name="Courier New1" fo:font-size="10pt" style:text-underline-style="none" officeooo:rsid="01aeb5d4" fo:background-color="transparent" loext:char-shading-value="0" style:font-size-asian="10pt" style:language-asian="de" style:country-asian="DE" style:font-size-complex="10pt"/>
    </style:style>
    <style:style style:name="T1242" style:family="text">
      <style:text-properties fo:color="#000000" style:text-line-through-style="none" style:text-line-through-type="none" style:font-name="Courier New1" fo:font-size="10pt" style:text-underline-style="none" fo:font-weight="normal" officeooo:rsid="01aeb5d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1243" style:family="text">
      <style:text-properties fo:color="#000000" style:text-line-through-style="none" style:text-line-through-type="none" style:font-name="Courier New1" fo:font-size="10pt" fo:font-weight="normal" officeooo:rsid="01aeb5d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1244" style:family="text">
      <style:text-properties fo:color="#000000" style:text-line-through-style="none" style:text-line-through-type="none" style:font-name="Courier New1" fo:font-size="10pt" style:text-underline-style="solid" style:text-underline-width="auto" style:text-underline-color="font-color" fo:font-weight="normal" officeooo:rsid="01aeb5d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1245" style:family="text">
      <style:text-properties fo:color="#000000" style:text-line-through-style="none" style:text-line-through-type="none" style:font-name="Courier New1" fo:font-weight="normal" officeooo:rsid="00a14261" fo:background-color="transparent" loext:char-shading-value="0" style:font-weight-asian="normal" style:font-name-complex="Courier New2" style:font-weight-complex="normal"/>
    </style:style>
    <style:style style:name="T1246" style:family="text">
      <style:text-properties fo:color="#000000" style:text-line-through-style="none" style:text-line-through-type="none" style:font-name="Courier New1" fo:font-weight="normal" officeooo:rsid="01289d85" fo:background-color="transparent" loext:char-shading-value="0" style:font-weight-asian="normal" style:font-name-complex="Courier New2" style:font-weight-complex="normal"/>
    </style:style>
    <style:style style:name="T1247" style:family="text">
      <style:text-properties fo:color="#000000" fo:background-color="#e8f2a1" loext:char-shading-value="0" style:language-asian="de" style:country-asian="DE" style:font-name-complex="Courier New2"/>
    </style:style>
    <style:style style:name="T1248" style:family="text">
      <style:text-properties fo:color="#000000" officeooo:rsid="01a7ceda" fo:background-color="#e8f2a1" loext:char-shading-value="0" style:language-asian="de" style:country-asian="DE" style:font-name-complex="Courier New2"/>
    </style:style>
    <style:style style:name="T1249" style:family="text">
      <style:text-properties fo:color="#000000" fo:font-weight="normal" officeooo:rsid="005a3972" fo:background-color="transparent" loext:char-shading-value="0" style:language-asian="de" style:country-asian="DE" style:font-weight-asian="normal" style:font-name-complex="Courier New2" style:font-weight-complex="normal"/>
    </style:style>
    <style:style style:name="T1250" style:family="text">
      <style:text-properties fo:color="#000000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1251" style:family="text">
      <style:text-properties fo:color="#000000" fo:font-weight="normal" officeooo:rsid="01aeb5d4" fo:background-color="transparent" loext:char-shading-value="0" style:language-asian="de" style:country-asian="DE" style:font-weight-asian="normal" style:font-weight-complex="normal"/>
    </style:style>
    <style:style style:name="T1252" style:family="text">
      <style:text-properties fo:color="#000000" style:font-name="Courier New1" style:text-underline-style="solid" style:text-underline-width="auto" style:text-underline-color="font-color" fo:font-weight="bold" officeooo:rsid="00b82f6f" fo:background-color="transparent" loext:char-shading-value="0" style:font-weight-asian="bold" style:font-name-complex="Courier New2" style:font-weight-complex="bold"/>
    </style:style>
    <style:style style:name="T1253" style:family="text">
      <style:text-properties fo:color="#000000" style:font-name="Courier New1" style:text-underline-style="solid" style:text-underline-width="auto" style:text-underline-color="font-color" fo:font-weight="bold" officeooo:rsid="00a14261" fo:background-color="transparent" loext:char-shading-value="0" style:font-weight-asian="bold" style:font-name-complex="Courier New2" style:font-weight-complex="bold"/>
    </style:style>
    <style:style style:name="T1254" style:family="text">
      <style:text-properties fo:color="#000000" style:font-name="Courier New1" style:text-underline-style="solid" style:text-underline-width="auto" style:text-underline-color="font-color" fo:font-weight="bold" officeooo:rsid="00b3ba47" fo:background-color="transparent" loext:char-shading-value="0" style:font-weight-asian="bold" style:font-name-complex="Courier New2" style:font-weight-complex="bold"/>
    </style:style>
    <style:style style:name="T1255" style:family="text">
      <style:text-properties fo:color="#000000" style:font-name="Courier New1" style:text-underline-style="solid" style:text-underline-width="auto" style:text-underline-color="font-color" fo:font-weight="bold" officeooo:rsid="00bd291c" fo:background-color="transparent" loext:char-shading-value="0" style:font-weight-asian="bold" style:font-name-complex="Courier New2" style:font-weight-complex="bold"/>
    </style:style>
    <style:style style:name="T1256" style:family="text">
      <style:text-properties fo:color="#000000" style:font-name="Courier New1" style:text-underline-style="solid" style:text-underline-width="auto" style:text-underline-color="font-color" fo:font-weight="bold" officeooo:rsid="00bfcdda" fo:background-color="transparent" loext:char-shading-value="0" style:font-weight-asian="bold" style:font-name-complex="Courier New2" style:font-weight-complex="bold"/>
    </style:style>
    <style:style style:name="T1257" style:family="text">
      <style:text-properties fo:color="#000000" style:font-name="Courier New1" style:text-underline-style="solid" style:text-underline-width="auto" style:text-underline-color="font-color" fo:font-weight="bold" officeooo:rsid="00d30f37" fo:background-color="transparent" loext:char-shading-value="0" style:font-weight-asian="bold" style:font-name-complex="Courier New2" style:font-weight-complex="bold"/>
    </style:style>
    <style:style style:name="T1258" style:family="text">
      <style:text-properties fo:color="#000000" style:font-name="Courier New1" style:text-underline-style="solid" style:text-underline-width="auto" style:text-underline-color="font-color" fo:font-weight="bold" officeooo:rsid="00c4851e" fo:background-color="transparent" loext:char-shading-value="0" style:font-weight-asian="bold" style:font-name-complex="Courier New2" style:font-weight-complex="bold"/>
    </style:style>
    <style:style style:name="T1259" style:family="text">
      <style:text-properties fo:color="#000000" style:font-name="Courier New1" style:text-underline-style="solid" style:text-underline-width="auto" style:text-underline-color="font-color" fo:font-weight="bold" officeooo:rsid="00c5cb8d" fo:background-color="transparent" loext:char-shading-value="0" style:font-weight-asian="bold" style:font-name-complex="Courier New2" style:font-weight-complex="bold"/>
    </style:style>
    <style:style style:name="T1260" style:family="text">
      <style:text-properties fo:color="#000000" style:font-name="Courier New1" style:text-underline-style="solid" style:text-underline-width="auto" style:text-underline-color="font-color" fo:font-weight="bold" officeooo:rsid="00468a9a" fo:background-color="transparent" loext:char-shading-value="0" style:font-weight-asian="bold" style:font-name-complex="Courier New2" style:font-weight-complex="bold"/>
    </style:style>
    <style:style style:name="T1261" style:family="text">
      <style:text-properties fo:color="#000000" style:font-name="Courier New1" style:text-underline-style="solid" style:text-underline-width="auto" style:text-underline-color="font-color" fo:font-weight="bold" officeooo:rsid="00b07ba5" fo:background-color="transparent" loext:char-shading-value="0" style:font-weight-asian="bold" style:font-name-complex="Courier New2" style:font-weight-complex="bold"/>
    </style:style>
    <style:style style:name="T1262" style:family="text">
      <style:text-properties fo:color="#000000" style:font-name="Courier New1" style:text-underline-style="solid" style:text-underline-width="auto" style:text-underline-color="font-color" fo:font-weight="bold" officeooo:rsid="0186d8e7" fo:background-color="transparent" loext:char-shading-value="0" style:font-weight-asian="bold" style:font-name-complex="Courier New2" style:font-weight-complex="bold"/>
    </style:style>
    <style:style style:name="T1263" style:family="text">
      <style:text-properties fo:color="#000000" style:font-name="Courier New1" style:text-underline-style="solid" style:text-underline-width="auto" style:text-underline-color="font-color" fo:font-weight="bold" officeooo:rsid="01891103" fo:background-color="transparent" loext:char-shading-value="0" style:font-weight-asian="bold" style:font-name-complex="Courier New2" style:font-weight-complex="bold"/>
    </style:style>
    <style:style style:name="T1264" style:family="text">
      <style:text-properties fo:color="#000000" style:font-name="Courier New1" style:text-underline-style="solid" style:text-underline-width="auto" style:text-underline-color="font-color" fo:font-weight="bold" officeooo:rsid="00ab11d9" fo:background-color="transparent" loext:char-shading-value="0" style:font-weight-asian="bold" style:font-name-complex="Courier New2" style:font-weight-complex="bold"/>
    </style:style>
    <style:style style:name="T1265" style:family="text">
      <style:text-properties fo:color="#000000" style:font-name="Courier New1" style:text-underline-style="solid" style:text-underline-width="auto" style:text-underline-color="font-color" fo:font-weight="bold" officeooo:rsid="00c6f57c" fo:background-color="transparent" loext:char-shading-value="0" style:font-weight-asian="bold" style:font-name-complex="Courier New2" style:font-weight-complex="bold"/>
    </style:style>
    <style:style style:name="T1266" style:family="text">
      <style:text-properties fo:color="#000000" style:font-name="Courier New1" style:text-underline-style="solid" style:text-underline-width="auto" style:text-underline-color="font-color" fo:font-weight="bold" officeooo:rsid="01863c1c" fo:background-color="transparent" loext:char-shading-value="0" style:font-weight-asian="bold" style:font-name-complex="Courier New2" style:font-weight-complex="bold"/>
    </style:style>
    <style:style style:name="T1267" style:family="text">
      <style:text-properties fo:color="#000000" style:font-name="Courier New1" style:text-underline-style="solid" style:text-underline-width="auto" style:text-underline-color="font-color" fo:font-weight="bold" officeooo:rsid="0188dd25" fo:background-color="transparent" loext:char-shading-value="0" style:font-weight-asian="bold" style:font-name-complex="Courier New2" style:font-weight-complex="bold"/>
    </style:style>
    <style:style style:name="T1268" style:family="text">
      <style:text-properties fo:color="#000000" style:font-name="Courier New1" style:text-underline-style="solid" style:text-underline-width="auto" style:text-underline-color="font-color" fo:font-weight="bold" officeooo:rsid="00c354e9" fo:background-color="transparent" loext:char-shading-value="0" style:font-weight-asian="bold" style:font-name-complex="Courier New2" style:font-weight-complex="bold"/>
    </style:style>
    <style:style style:name="T1269" style:family="text">
      <style:text-properties fo:color="#000000" style:font-name="Courier New1" style:text-underline-style="solid" style:text-underline-width="auto" style:text-underline-color="font-color" fo:font-weight="bold" officeooo:rsid="0102a03b" fo:background-color="transparent" loext:char-shading-value="0" style:font-weight-asian="bold" style:font-name-complex="Courier New2" style:font-weight-complex="bold"/>
    </style:style>
    <style:style style:name="T1270" style:family="text">
      <style:text-properties fo:color="#000000" style:font-name="Courier New1" style:text-underline-style="solid" style:text-underline-width="auto" style:text-underline-color="font-color" fo:font-weight="bold" officeooo:rsid="00d4a340" fo:background-color="transparent" loext:char-shading-value="0" style:font-weight-asian="bold" style:font-name-complex="Courier New2" style:font-weight-complex="bold"/>
    </style:style>
    <style:style style:name="T1271" style:family="text">
      <style:text-properties fo:color="#000000" style:font-name="Courier New1" style:text-underline-style="solid" style:text-underline-width="auto" style:text-underline-color="font-color" fo:font-weight="bold" officeooo:rsid="00d59c78" fo:background-color="transparent" loext:char-shading-value="0" style:font-weight-asian="bold" style:font-name-complex="Courier New2" style:font-weight-complex="bold"/>
    </style:style>
    <style:style style:name="T1272" style:family="text">
      <style:text-properties fo:color="#000000" style:font-name="Courier New1" style:text-underline-style="solid" style:text-underline-width="auto" style:text-underline-color="font-color" fo:font-weight="bold" officeooo:rsid="00f226bf" fo:background-color="transparent" loext:char-shading-value="0" style:font-weight-asian="bold" style:font-name-complex="Courier New2" style:font-weight-complex="bold"/>
    </style:style>
    <style:style style:name="T1273" style:family="text">
      <style:text-properties fo:color="#000000" style:font-name="Courier New1" style:text-underline-style="solid" style:text-underline-width="auto" style:text-underline-color="font-color" fo:font-weight="bold" officeooo:rsid="0134ea98" fo:background-color="transparent" loext:char-shading-value="0" style:font-weight-asian="bold" style:font-name-complex="Courier New2" style:font-weight-complex="bold"/>
    </style:style>
    <style:style style:name="T1274" style:family="text">
      <style:text-properties fo:color="#000000" style:font-name="Courier New1" style:text-underline-style="solid" style:text-underline-width="auto" style:text-underline-color="font-color" fo:font-weight="bold" officeooo:rsid="0146fae1" fo:background-color="transparent" loext:char-shading-value="0" style:font-weight-asian="bold" style:font-name-complex="Courier New2" style:font-weight-complex="bold"/>
    </style:style>
    <style:style style:name="T1275" style:family="text">
      <style:text-properties fo:color="#000000" style:font-name="Courier New1" style:text-underline-style="solid" style:text-underline-width="auto" style:text-underline-color="font-color" fo:font-weight="bold" officeooo:rsid="01495400" fo:background-color="transparent" loext:char-shading-value="0" style:font-weight-asian="bold" style:font-name-complex="Courier New2" style:font-weight-complex="bold"/>
    </style:style>
    <style:style style:name="T1276" style:family="text">
      <style:text-properties fo:color="#000000" style:font-name="Courier New1" style:text-underline-style="solid" style:text-underline-width="auto" style:text-underline-color="font-color" fo:font-weight="bold" officeooo:rsid="00b76224" fo:background-color="transparent" loext:char-shading-value="0" style:font-weight-asian="bold" style:font-name-complex="Courier New2" style:font-weight-complex="bold"/>
    </style:style>
    <style:style style:name="T1277" style:family="text">
      <style:text-properties fo:color="#000000" style:font-name="Courier New1" style:text-underline-style="solid" style:text-underline-width="auto" style:text-underline-color="font-color" fo:font-weight="bold" officeooo:rsid="00b3c157" fo:background-color="transparent" loext:char-shading-value="0" style:font-weight-asian="bold" style:font-name-complex="Courier New2" style:font-weight-complex="bold"/>
    </style:style>
    <style:style style:name="T1278" style:family="text">
      <style:text-properties fo:color="#000000" style:font-name="Courier New1" style:text-underline-style="solid" style:text-underline-width="auto" style:text-underline-color="font-color" fo:font-weight="bold" officeooo:rsid="0177279a" fo:background-color="transparent" loext:char-shading-value="0" style:font-weight-asian="bold" style:font-name-complex="Courier New2" style:font-weight-complex="bold"/>
    </style:style>
    <style:style style:name="T1279" style:family="text">
      <style:text-properties fo:color="#000000" style:font-name="Courier New1" style:text-underline-style="solid" style:text-underline-width="auto" style:text-underline-color="font-color" fo:font-weight="bold" officeooo:rsid="013faed8" fo:background-color="transparent" loext:char-shading-value="0" style:font-weight-asian="bold" style:font-name-complex="Courier New2" style:font-weight-complex="bold"/>
    </style:style>
    <style:style style:name="T1280" style:family="text">
      <style:text-properties fo:color="#000000" style:font-name="Courier New1" style:text-underline-style="solid" style:text-underline-width="auto" style:text-underline-color="font-color" fo:font-weight="bold" officeooo:rsid="0140320c" fo:background-color="transparent" loext:char-shading-value="0" style:font-weight-asian="bold" style:font-name-complex="Courier New2" style:font-weight-complex="bold"/>
    </style:style>
    <style:style style:name="T1281" style:family="text">
      <style:text-properties fo:color="#000000" style:font-name="Courier New1" style:text-underline-style="solid" style:text-underline-width="auto" style:text-underline-color="font-color" fo:font-weight="bold" officeooo:rsid="022a8cc2" fo:background-color="transparent" loext:char-shading-value="0" style:font-weight-asian="bold" style:font-name-complex="Courier New2" style:font-weight-complex="bold"/>
    </style:style>
    <style:style style:name="T1282" style:family="text">
      <style:text-properties fo:color="#000000" style:font-name="Courier New1" style:text-underline-style="solid" style:text-underline-width="auto" style:text-underline-color="font-color" fo:font-weight="bold" officeooo:rsid="00c99f34" fo:background-color="transparent" loext:char-shading-value="0" style:font-weight-asian="bold" style:font-weight-complex="bold"/>
    </style:style>
    <style:style style:name="T1283" style:family="text">
      <style:text-properties fo:color="#000000" style:font-name="Courier New1" style:text-underline-style="solid" style:text-underline-width="auto" style:text-underline-color="font-color" fo:font-weight="bold" officeooo:rsid="00d6bb1b" fo:background-color="transparent" loext:char-shading-value="0" style:font-weight-asian="bold" style:font-weight-complex="bold"/>
    </style:style>
    <style:style style:name="T1284" style:family="text">
      <style:text-properties fo:color="#000000" style:font-name="Courier New1" style:text-underline-style="solid" style:text-underline-width="auto" style:text-underline-color="font-color" fo:font-weight="bold" officeooo:rsid="00c8e15b" fo:background-color="transparent" loext:char-shading-value="0" style:font-weight-asian="bold" style:font-weight-complex="bold"/>
    </style:style>
    <style:style style:name="T1285" style:family="text">
      <style:text-properties fo:color="#000000" style:font-name="Courier New1" style:text-underline-style="solid" style:text-underline-width="auto" style:text-underline-color="font-color" fo:font-weight="bold" officeooo:rsid="013236fd" fo:background-color="transparent" loext:char-shading-value="0" style:font-weight-asian="bold" style:font-weight-complex="bold"/>
    </style:style>
    <style:style style:name="T1286" style:family="text">
      <style:text-properties fo:color="#000000" style:font-name="Courier New1" style:text-underline-style="solid" style:text-underline-width="auto" style:text-underline-color="font-color" fo:font-weight="bold" officeooo:rsid="0142f387" fo:background-color="transparent" loext:char-shading-value="0" style:language-asian="de" style:country-asian="DE" style:font-weight-asian="bold" style:font-name-complex="Courier New2" style:font-weight-complex="bold"/>
    </style:style>
    <style:style style:name="T1287" style:family="text">
      <style:text-properties fo:color="#000000" style:font-name="Courier New1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1288" style:family="text">
      <style:text-properties fo:color="#000000" style:font-name="Courier New1" style:text-underline-style="solid" style:text-underline-width="auto" style:text-underline-color="font-color" fo:font-weight="bold" officeooo:rsid="01437a45" fo:background-color="transparent" loext:char-shading-value="0" style:language-asian="de" style:country-asian="DE" style:font-weight-asian="bold" style:font-name-complex="Courier New2" style:font-weight-complex="bold"/>
    </style:style>
    <style:style style:name="T1289" style:family="text">
      <style:text-properties fo:color="#000000" style:font-name="Courier New1" style:text-underline-style="solid" style:text-underline-width="auto" style:text-underline-color="font-color" fo:font-weight="bold" officeooo:rsid="017f7754" fo:background-color="transparent" loext:char-shading-value="0" style:language-asian="de" style:country-asian="DE" style:font-weight-asian="bold" style:font-name-complex="Courier New2" style:font-weight-complex="bold"/>
    </style:style>
    <style:style style:name="T1290" style:family="text">
      <style:text-properties fo:color="#000000" style:font-name="Courier New1" style:text-underline-style="solid" style:text-underline-width="auto" style:text-underline-color="font-color" fo:font-weight="bold" officeooo:rsid="018013bf" fo:background-color="transparent" loext:char-shading-value="0" style:language-asian="de" style:country-asian="DE" style:font-weight-asian="bold" style:font-name-complex="Courier New2" style:font-weight-complex="bold"/>
    </style:style>
    <style:style style:name="T1291" style:family="text">
      <style:text-properties fo:color="#000000" style:font-name="Courier New1" style:text-underline-style="solid" style:text-underline-width="auto" style:text-underline-color="font-color" fo:font-weight="bold" officeooo:rsid="01439230" fo:background-color="transparent" loext:char-shading-value="0" style:language-asian="de" style:country-asian="DE" style:font-weight-asian="bold" style:font-name-complex="Courier New2" style:font-weight-complex="bold"/>
    </style:style>
    <style:style style:name="T1292" style:family="text">
      <style:text-properties fo:color="#000000" style:font-name="Courier New1" style:text-underline-style="solid" style:text-underline-width="auto" style:text-underline-color="font-color" fo:font-weight="bold" officeooo:rsid="00a5a00f" fo:background-color="transparent" loext:char-shading-value="0" style:language-asian="de" style:country-asian="DE" style:font-weight-asian="bold" style:font-name-complex="Courier New2" style:font-weight-complex="bold"/>
    </style:style>
    <style:style style:name="T1293" style:family="text">
      <style:text-properties fo:color="#000000" style:font-name="Courier New1" style:text-underline-style="solid" style:text-underline-width="auto" style:text-underline-color="font-color" fo:font-weight="bold" officeooo:rsid="0149d933" fo:background-color="transparent" loext:char-shading-value="0" style:language-asian="de" style:country-asian="DE" style:font-weight-asian="bold" style:font-name-complex="Courier New2" style:font-weight-complex="bold"/>
    </style:style>
    <style:style style:name="T1294" style:family="text">
      <style:text-properties fo:color="#000000" style:font-name="Courier New1" style:text-underline-style="solid" style:text-underline-width="auto" style:text-underline-color="font-color" fo:font-weight="bold" officeooo:rsid="00c8e15b" fo:background-color="transparent" loext:char-shading-value="0" style:language-asian="de" style:country-asian="DE" style:font-weight-asian="bold" style:font-name-complex="Courier New2" style:font-weight-complex="bold"/>
    </style:style>
    <style:style style:name="T1295" style:family="text">
      <style:text-properties fo:color="#000000" style:font-name="Courier New1" style:text-underline-style="solid" style:text-underline-width="auto" style:text-underline-color="font-color" fo:font-weight="bold" officeooo:rsid="01502c01" fo:background-color="transparent" loext:char-shading-value="0" style:language-asian="de" style:country-asian="DE" style:font-weight-asian="bold" style:font-name-complex="Courier New2" style:font-weight-complex="bold"/>
    </style:style>
    <style:style style:name="T1296" style:family="text">
      <style:text-properties fo:color="#000000" style:font-name="Courier New1" style:text-underline-style="solid" style:text-underline-width="auto" style:text-underline-color="font-color" fo:font-weight="bold" officeooo:rsid="022b6c31" fo:background-color="transparent" loext:char-shading-value="0" style:language-asian="de" style:country-asian="DE" style:font-weight-asian="bold" style:font-name-complex="Courier New2" style:font-weight-complex="bold"/>
    </style:style>
    <style:style style:name="T1297" style:family="text">
      <style:text-properties fo:color="#000000" style:font-name="Courier New1" style:text-underline-style="solid" style:text-underline-width="auto" style:text-underline-color="font-color" fo:font-weight="bold" officeooo:rsid="016bd182" fo:background-color="transparent" loext:char-shading-value="0" style:language-asian="de" style:country-asian="DE" style:font-weight-asian="bold" style:font-name-complex="Courier New2" style:font-weight-complex="bold"/>
    </style:style>
    <style:style style:name="T1298" style:family="text">
      <style:text-properties fo:color="#000000" style:font-name="Courier New1" style:text-underline-style="solid" style:text-underline-width="auto" style:text-underline-color="font-color" fo:font-weight="bold" officeooo:rsid="01521605" fo:background-color="transparent" loext:char-shading-value="0" style:language-asian="de" style:country-asian="DE" style:font-weight-asian="bold" style:font-name-complex="Courier New2" style:font-weight-complex="bold"/>
    </style:style>
    <style:style style:name="T1299" style:family="text">
      <style:text-properties fo:color="#000000" style:font-name="Courier New1" style:text-underline-style="solid" style:text-underline-width="auto" style:text-underline-color="font-color" fo:font-weight="bold" officeooo:rsid="00ce7d99" fo:background-color="transparent" loext:char-shading-value="0" style:language-asian="de" style:country-asian="DE" style:font-weight-asian="bold" style:font-name-complex="Courier New2" style:font-weight-complex="bold"/>
    </style:style>
    <style:style style:name="T1300" style:family="text">
      <style:text-properties fo:color="#000000" style:font-name="Courier New1" style:text-underline-style="solid" style:text-underline-width="auto" style:text-underline-color="font-color" fo:font-weight="bold" officeooo:rsid="00ce2b80" fo:background-color="transparent" loext:char-shading-value="0" style:language-asian="de" style:country-asian="DE" style:font-weight-asian="bold" style:font-name-complex="Courier New2" style:font-weight-complex="bold"/>
    </style:style>
    <style:style style:name="T1301" style:family="text">
      <style:text-properties fo:color="#000000" style:font-name="Courier New1" style:text-underline-style="solid" style:text-underline-width="auto" style:text-underline-color="font-color" fo:font-weight="bold" officeooo:rsid="013b8f1f" fo:background-color="transparent" loext:char-shading-value="0" style:language-asian="de" style:country-asian="DE" style:font-weight-asian="bold" style:font-name-complex="Courier New2" style:font-weight-complex="bold"/>
    </style:style>
    <style:style style:name="T1302" style:family="text">
      <style:text-properties fo:color="#000000" style:font-name="Courier New1" style:text-underline-style="solid" style:text-underline-width="auto" style:text-underline-color="font-color" fo:font-weight="bold" officeooo:rsid="013cb76b" fo:background-color="transparent" loext:char-shading-value="0" style:language-asian="de" style:country-asian="DE" style:font-weight-asian="bold" style:font-name-complex="Courier New2" style:font-weight-complex="bold"/>
    </style:style>
    <style:style style:name="T1303" style:family="text">
      <style:text-properties fo:color="#000000" style:font-name="Courier New1" style:text-underline-style="solid" style:text-underline-width="auto" style:text-underline-color="font-color" fo:font-weight="bold" officeooo:rsid="013e6256" fo:background-color="transparent" loext:char-shading-value="0" style:language-asian="de" style:country-asian="DE" style:font-weight-asian="bold" style:font-name-complex="Courier New2" style:font-weight-complex="bold"/>
    </style:style>
    <style:style style:name="T1304" style:family="text">
      <style:text-properties fo:color="#000000" style:font-name="Courier New1" style:text-underline-style="solid" style:text-underline-width="auto" style:text-underline-color="font-color" fo:font-weight="bold" officeooo:rsid="025de7a1" fo:background-color="transparent" loext:char-shading-value="0" style:language-asian="de" style:country-asian="DE" style:font-weight-asian="bold" style:font-name-complex="Courier New2" style:font-weight-complex="bold"/>
    </style:style>
    <style:style style:name="T1305" style:family="text">
      <style:text-properties fo:color="#000000" style:font-name="Courier New1" style:text-underline-style="solid" style:text-underline-width="auto" style:text-underline-color="font-color" fo:font-weight="bold" officeooo:rsid="00ebf713" fo:background-color="transparent" loext:char-shading-value="0" style:language-asian="de" style:country-asian="DE" style:font-weight-asian="bold" style:font-name-complex="Courier New2" style:font-weight-complex="bold"/>
    </style:style>
    <style:style style:name="T1306" style:family="text">
      <style:text-properties fo:color="#000000" style:font-name="Courier New1" style:text-underline-style="solid" style:text-underline-width="auto" style:text-underline-color="font-color" fo:font-weight="bold" officeooo:rsid="00edddef" fo:background-color="transparent" loext:char-shading-value="0" style:language-asian="de" style:country-asian="DE" style:font-weight-asian="bold" style:font-name-complex="Courier New2" style:font-weight-complex="bold"/>
    </style:style>
    <style:style style:name="T1307" style:family="text">
      <style:text-properties fo:color="#000000" style:font-name="Courier New1" style:text-underline-style="solid" style:text-underline-width="auto" style:text-underline-color="font-color" fo:font-weight="bold" officeooo:rsid="015a6a7a" fo:background-color="transparent" loext:char-shading-value="0" style:language-asian="de" style:country-asian="DE" style:font-weight-asian="bold" style:font-name-complex="Courier New2" style:font-weight-complex="bold"/>
    </style:style>
    <style:style style:name="T1308" style:family="text">
      <style:text-properties fo:color="#000000" style:font-name="Courier New1" style:text-underline-style="solid" style:text-underline-width="auto" style:text-underline-color="font-color" fo:font-weight="bold" officeooo:rsid="015ba8e9" fo:background-color="transparent" loext:char-shading-value="0" style:language-asian="de" style:country-asian="DE" style:font-weight-asian="bold" style:font-name-complex="Courier New2" style:font-weight-complex="bold"/>
    </style:style>
    <style:style style:name="T1309" style:family="text">
      <style:text-properties fo:color="#000000" style:font-name="Courier New1" style:text-underline-style="solid" style:text-underline-width="auto" style:text-underline-color="font-color" fo:font-weight="bold" officeooo:rsid="00cfce20" fo:background-color="transparent" loext:char-shading-value="0" style:language-asian="de" style:country-asian="DE" style:font-weight-asian="bold" style:font-name-complex="Courier New2" style:font-weight-complex="bold"/>
    </style:style>
    <style:style style:name="T1310" style:family="text">
      <style:text-properties fo:color="#000000" style:font-name="Courier New1" style:text-underline-style="solid" style:text-underline-width="auto" style:text-underline-color="font-color" fo:font-weight="bold" officeooo:rsid="0169026c" fo:background-color="transparent" loext:char-shading-value="0" style:language-asian="de" style:country-asian="DE" style:font-weight-asian="bold" style:font-name-complex="Courier New2" style:font-weight-complex="bold"/>
    </style:style>
    <style:style style:name="T1311" style:family="text">
      <style:text-properties fo:color="#000000" style:font-name="Courier New1" style:text-underline-style="solid" style:text-underline-width="auto" style:text-underline-color="font-color" fo:font-weight="bold" officeooo:rsid="012dbd13" fo:background-color="transparent" loext:char-shading-value="0" style:language-asian="de" style:country-asian="DE" style:font-weight-asian="bold" style:font-name-complex="Courier New2" style:font-weight-complex="bold"/>
    </style:style>
    <style:style style:name="T1312" style:family="text">
      <style:text-properties fo:color="#000000" style:font-name="Courier New1" style:text-underline-style="solid" style:text-underline-width="auto" style:text-underline-color="font-color" fo:font-weight="bold" officeooo:rsid="0165ff46" fo:background-color="transparent" loext:char-shading-value="0" style:language-asian="de" style:country-asian="DE" style:font-weight-asian="bold" style:font-name-complex="Courier New2" style:font-weight-complex="bold"/>
    </style:style>
    <style:style style:name="T1313" style:family="text">
      <style:text-properties fo:color="#000000" style:font-name="Courier New1" style:text-underline-style="solid" style:text-underline-width="auto" style:text-underline-color="font-color" fo:font-weight="bold" officeooo:rsid="00c97e52" fo:background-color="transparent" loext:char-shading-value="0" style:language-asian="de" style:country-asian="DE" style:font-weight-asian="bold" style:font-name-complex="Courier New2" style:font-weight-complex="bold"/>
    </style:style>
    <style:style style:name="T1314" style:family="text">
      <style:text-properties fo:color="#000000" style:font-name="Courier New1" style:text-underline-style="solid" style:text-underline-width="auto" style:text-underline-color="font-color" fo:font-weight="bold" officeooo:rsid="00c99f34" fo:background-color="transparent" loext:char-shading-value="0" style:language-asian="de" style:country-asian="DE" style:font-weight-asian="bold" style:font-name-complex="Courier New2" style:font-weight-complex="bold"/>
    </style:style>
    <style:style style:name="T1315" style:family="text">
      <style:text-properties fo:color="#000000" style:font-name="Courier New1" style:text-underline-style="solid" style:text-underline-width="auto" style:text-underline-color="font-color" fo:font-weight="bold" officeooo:rsid="0156753f" fo:background-color="transparent" loext:char-shading-value="0" style:language-asian="de" style:country-asian="DE" style:font-weight-asian="bold" style:font-name-complex="Courier New2" style:font-weight-complex="bold"/>
    </style:style>
    <style:style style:name="T1316" style:family="text">
      <style:text-properties fo:color="#000000" style:font-name="Courier New1" style:text-underline-style="solid" style:text-underline-width="auto" style:text-underline-color="font-color" fo:font-weight="bold" officeooo:rsid="015742d1" fo:background-color="transparent" loext:char-shading-value="0" style:language-asian="de" style:country-asian="DE" style:font-weight-asian="bold" style:font-name-complex="Courier New2" style:font-weight-complex="bold"/>
    </style:style>
    <style:style style:name="T1317" style:family="text">
      <style:text-properties fo:color="#000000" style:font-name="Courier New1" style:text-underline-style="solid" style:text-underline-width="auto" style:text-underline-color="font-color" fo:font-weight="bold" officeooo:rsid="0122d02c" fo:background-color="transparent" loext:char-shading-value="0" style:language-asian="de" style:country-asian="DE" style:font-weight-asian="bold" style:font-name-complex="Courier New2" style:font-weight-complex="bold"/>
    </style:style>
    <style:style style:name="T1318" style:family="text">
      <style:text-properties fo:color="#000000" style:font-name="Courier New1" style:text-underline-style="solid" style:text-underline-width="auto" style:text-underline-color="font-color" fo:font-weight="bold" officeooo:rsid="01153f5f" fo:background-color="transparent" loext:char-shading-value="0" style:language-asian="de" style:country-asian="DE" style:font-weight-asian="bold" style:font-name-complex="Courier New2" style:font-weight-complex="bold"/>
    </style:style>
    <style:style style:name="T1319" style:family="text">
      <style:text-properties fo:color="#000000" style:font-name="Courier New1" style:text-underline-style="solid" style:text-underline-width="auto" style:text-underline-color="font-color" fo:font-weight="bold" officeooo:rsid="012246d6" fo:background-color="transparent" loext:char-shading-value="0" style:language-asian="de" style:country-asian="DE" style:font-weight-asian="bold" style:font-name-complex="Courier New2" style:font-weight-complex="bold"/>
    </style:style>
    <style:style style:name="T1320" style:family="text">
      <style:text-properties fo:color="#000000" style:font-name="Courier New1" style:text-underline-style="solid" style:text-underline-width="auto" style:text-underline-color="font-color" fo:font-weight="bold" officeooo:rsid="00de36a9" fo:background-color="transparent" loext:char-shading-value="0" style:language-asian="de" style:country-asian="DE" style:font-weight-asian="bold" style:font-name-complex="Courier New2" style:font-weight-complex="bold"/>
    </style:style>
    <style:style style:name="T1321" style:family="text">
      <style:text-properties fo:color="#000000" style:font-name="Courier New1" style:text-underline-style="solid" style:text-underline-width="auto" style:text-underline-color="font-color" fo:font-weight="bold" officeooo:rsid="022d00f6" fo:background-color="transparent" loext:char-shading-value="0" style:language-asian="de" style:country-asian="DE" style:font-weight-asian="bold" style:font-name-complex="Courier New2" style:font-weight-complex="bold"/>
    </style:style>
    <style:style style:name="T1322" style:family="text">
      <style:text-properties fo:color="#000000" style:font-name="Courier New1" style:text-underline-style="solid" style:text-underline-width="auto" style:text-underline-color="font-color" fo:font-weight="bold" officeooo:rsid="012bd56e" fo:background-color="transparent" loext:char-shading-value="0" style:language-asian="de" style:country-asian="DE" style:font-weight-asian="bold" style:font-name-complex="Courier New2" style:font-weight-complex="bold"/>
    </style:style>
    <style:style style:name="T1323" style:family="text">
      <style:text-properties fo:color="#000000" style:font-name="Courier New1" style:text-underline-style="solid" style:text-underline-width="auto" style:text-underline-color="font-color" fo:font-weight="bold" officeooo:rsid="015ccf5f" fo:background-color="transparent" loext:char-shading-value="0" style:language-asian="de" style:country-asian="DE" style:font-weight-asian="bold" style:font-name-complex="Courier New2" style:font-weight-complex="bold"/>
    </style:style>
    <style:style style:name="T1324" style:family="text">
      <style:text-properties fo:color="#000000" style:font-name="Courier New1" style:text-underline-style="solid" style:text-underline-width="auto" style:text-underline-color="font-color" fo:font-weight="bold" officeooo:rsid="01078ed3" fo:background-color="transparent" loext:char-shading-value="0" style:language-asian="de" style:country-asian="DE" style:font-weight-asian="bold" style:font-name-complex="Courier New2" style:font-weight-complex="bold"/>
    </style:style>
    <style:style style:name="T1325" style:family="text">
      <style:text-properties fo:color="#000000" style:font-name="Courier New1" style:text-underline-style="solid" style:text-underline-width="auto" style:text-underline-color="font-color" fo:font-weight="bold" officeooo:rsid="0217f402" fo:background-color="transparent" loext:char-shading-value="0" style:language-asian="de" style:country-asian="DE" style:font-weight-asian="bold" style:font-name-complex="Courier New2" style:font-weight-complex="bold"/>
    </style:style>
    <style:style style:name="T1326" style:family="text">
      <style:text-properties fo:color="#000000" style:font-name="Courier New1" style:text-underline-style="solid" style:text-underline-width="auto" style:text-underline-color="font-color" fo:font-weight="bold" officeooo:rsid="011189ac" fo:background-color="transparent" loext:char-shading-value="0" style:language-asian="de" style:country-asian="DE" style:font-weight-asian="bold" style:font-name-complex="Courier New2" style:font-weight-complex="bold"/>
    </style:style>
    <style:style style:name="T1327" style:family="text">
      <style:text-properties fo:color="#000000" style:font-name="Courier New1" style:text-underline-style="solid" style:text-underline-width="auto" style:text-underline-color="font-color" fo:font-weight="bold" officeooo:rsid="0111938f" fo:background-color="transparent" loext:char-shading-value="0" style:language-asian="de" style:country-asian="DE" style:font-weight-asian="bold" style:font-name-complex="Courier New2" style:font-weight-complex="bold"/>
    </style:style>
    <style:style style:name="T1328" style:family="text">
      <style:text-properties fo:color="#000000" style:font-name="Courier New1" style:text-underline-style="solid" style:text-underline-width="auto" style:text-underline-color="font-color" fo:font-weight="bold" officeooo:rsid="0207cc41" fo:background-color="transparent" loext:char-shading-value="0" style:language-asian="de" style:country-asian="DE" style:font-weight-asian="bold" style:font-name-complex="Courier New2" style:font-weight-complex="bold"/>
    </style:style>
    <style:style style:name="T1329" style:family="text">
      <style:text-properties fo:color="#000000" style:font-name="Courier New1" style:text-underline-style="solid" style:text-underline-width="auto" style:text-underline-color="font-color" fo:font-weight="bold" officeooo:rsid="01aff642" fo:background-color="transparent" loext:char-shading-value="0" style:language-asian="de" style:country-asian="DE" style:font-weight-asian="bold" style:font-name-complex="Courier New2" style:font-weight-complex="bold"/>
    </style:style>
    <style:style style:name="T1330" style:family="text">
      <style:text-properties fo:color="#000000" style:font-name="Courier New1" style:text-underline-style="solid" style:text-underline-width="auto" style:text-underline-color="font-color" fo:font-weight="bold" officeooo:rsid="00fbd350" fo:background-color="transparent" loext:char-shading-value="0" style:language-asian="de" style:country-asian="DE" style:font-weight-asian="bold" style:font-name-complex="Courier New2" style:font-weight-complex="bold"/>
    </style:style>
    <style:style style:name="T1331" style:family="text">
      <style:text-properties fo:color="#000000" style:font-name="Courier New1" style:text-underline-style="solid" style:text-underline-width="auto" style:text-underline-color="font-color" fo:font-weight="bold" officeooo:rsid="01bc7839" fo:background-color="transparent" loext:char-shading-value="0" style:language-asian="de" style:country-asian="DE" style:font-weight-asian="bold" style:font-name-complex="Courier New2" style:font-weight-complex="bold"/>
    </style:style>
    <style:style style:name="T1332" style:family="text">
      <style:text-properties fo:color="#000000" style:font-name="Courier New1" style:text-underline-style="solid" style:text-underline-width="auto" style:text-underline-color="font-color" fo:font-weight="bold" officeooo:rsid="01c000d8" fo:background-color="transparent" loext:char-shading-value="0" style:language-asian="de" style:country-asian="DE" style:font-weight-asian="bold" style:font-name-complex="Courier New2" style:font-weight-complex="bold"/>
    </style:style>
    <style:style style:name="T1333" style:family="text">
      <style:text-properties fo:color="#000000" style:font-name="Courier New1" style:text-underline-style="solid" style:text-underline-width="auto" style:text-underline-color="font-color" fo:font-weight="bold" officeooo:rsid="01ba98d4" fo:background-color="transparent" loext:char-shading-value="0" style:language-asian="de" style:country-asian="DE" style:font-weight-asian="bold" style:font-name-complex="Courier New2" style:font-weight-complex="bold"/>
    </style:style>
    <style:style style:name="T1334" style:family="text">
      <style:text-properties fo:color="#000000" style:font-name="Courier New1" style:text-underline-style="solid" style:text-underline-width="auto" style:text-underline-color="font-color" fo:font-weight="bold" officeooo:rsid="00f7364a" fo:background-color="transparent" loext:char-shading-value="0" style:language-asian="de" style:country-asian="DE" style:font-weight-asian="bold" style:font-name-complex="Courier New2" style:font-weight-complex="bold"/>
    </style:style>
    <style:style style:name="T1335" style:family="text">
      <style:text-properties fo:color="#000000" style:font-name="Courier New1" style:text-underline-style="solid" style:text-underline-width="auto" style:text-underline-color="font-color" fo:font-weight="bold" officeooo:rsid="00fb32a7" fo:background-color="transparent" loext:char-shading-value="0" style:language-asian="de" style:country-asian="DE" style:font-weight-asian="bold" style:font-name-complex="Courier New2" style:font-weight-complex="bold"/>
    </style:style>
    <style:style style:name="T1336" style:family="text">
      <style:text-properties fo:color="#000000" style:font-name="Courier New1" style:text-underline-style="solid" style:text-underline-width="auto" style:text-underline-color="font-color" fo:font-weight="bold" officeooo:rsid="012fbceb" fo:background-color="transparent" loext:char-shading-value="0" style:language-asian="de" style:country-asian="DE" style:font-weight-asian="bold" style:font-name-complex="Courier New2" style:font-weight-complex="bold"/>
    </style:style>
    <style:style style:name="T1337" style:family="text">
      <style:text-properties fo:color="#000000" style:font-name="Courier New1" style:text-underline-style="solid" style:text-underline-width="auto" style:text-underline-color="font-color" fo:font-weight="bold" officeooo:rsid="013419ed" fo:background-color="transparent" loext:char-shading-value="0" style:language-asian="de" style:country-asian="DE" style:font-weight-asian="bold" style:font-name-complex="Courier New2" style:font-weight-complex="bold"/>
    </style:style>
    <style:style style:name="T1338" style:family="text">
      <style:text-properties fo:color="#000000" style:font-name="Courier New1" style:text-underline-style="solid" style:text-underline-width="auto" style:text-underline-color="font-color" fo:font-weight="bold" officeooo:rsid="0120e076" fo:background-color="transparent" loext:char-shading-value="0" style:language-asian="de" style:country-asian="DE" style:font-weight-asian="bold" style:font-name-complex="Courier New2" style:font-weight-complex="bold"/>
    </style:style>
    <style:style style:name="T1339" style:family="text">
      <style:text-properties fo:color="#000000" style:font-name="Courier New1" style:text-underline-style="solid" style:text-underline-width="auto" style:text-underline-color="font-color" fo:font-weight="bold" officeooo:rsid="01092a5a" fo:background-color="transparent" loext:char-shading-value="0" style:language-asian="de" style:country-asian="DE" style:font-weight-asian="bold" style:font-name-complex="Courier New2" style:font-weight-complex="bold"/>
    </style:style>
    <style:style style:name="T1340" style:family="text">
      <style:text-properties fo:color="#000000" style:font-name="Courier New1" style:text-underline-style="solid" style:text-underline-width="auto" style:text-underline-color="font-color" fo:font-weight="bold" officeooo:rsid="0109aab8" fo:background-color="transparent" loext:char-shading-value="0" style:language-asian="de" style:country-asian="DE" style:font-weight-asian="bold" style:font-name-complex="Courier New2" style:font-weight-complex="bold"/>
    </style:style>
    <style:style style:name="T1341" style:family="text">
      <style:text-properties fo:color="#000000" style:font-name="Courier New1" style:text-underline-style="solid" style:text-underline-width="auto" style:text-underline-color="font-color" fo:font-weight="bold" officeooo:rsid="014be94d" fo:background-color="transparent" loext:char-shading-value="0" style:language-asian="de" style:country-asian="DE" style:font-weight-asian="bold" style:font-name-complex="Courier New2" style:font-weight-complex="bold"/>
    </style:style>
    <style:style style:name="T1342" style:family="text">
      <style:text-properties fo:color="#000000" style:font-name="Courier New1" style:text-underline-style="solid" style:text-underline-width="auto" style:text-underline-color="font-color" fo:font-weight="bold" officeooo:rsid="014c0dc9" fo:background-color="transparent" loext:char-shading-value="0" style:language-asian="de" style:country-asian="DE" style:font-weight-asian="bold" style:font-name-complex="Courier New2" style:font-weight-complex="bold"/>
    </style:style>
    <style:style style:name="T1343" style:family="text">
      <style:text-properties fo:color="#000000" style:font-name="Courier New1" style:text-underline-style="solid" style:text-underline-width="auto" style:text-underline-color="font-color" fo:font-weight="bold" officeooo:rsid="014ddffe" fo:background-color="transparent" loext:char-shading-value="0" style:language-asian="de" style:country-asian="DE" style:font-weight-asian="bold" style:font-name-complex="Courier New2" style:font-weight-complex="bold"/>
    </style:style>
    <style:style style:name="T1344" style:family="text">
      <style:text-properties fo:color="#000000" style:font-name="Courier New1" style:text-underline-style="solid" style:text-underline-width="auto" style:text-underline-color="font-color" fo:font-weight="bold" officeooo:rsid="0232c388" fo:background-color="transparent" loext:char-shading-value="0" style:language-asian="de" style:country-asian="DE" style:font-weight-asian="bold" style:font-name-complex="Courier New2" style:font-weight-complex="bold"/>
    </style:style>
    <style:style style:name="T1345" style:family="text">
      <style:text-properties fo:color="#000000" style:font-name="Courier New1" style:text-underline-style="solid" style:text-underline-width="auto" style:text-underline-color="font-color" fo:font-weight="bold" officeooo:rsid="018479ce" fo:background-color="transparent" loext:char-shading-value="0" style:language-asian="de" style:country-asian="DE" style:font-weight-asian="bold" style:font-name-complex="Courier New2" style:font-weight-complex="bold"/>
    </style:style>
    <style:style style:name="T1346" style:family="text">
      <style:text-properties fo:color="#000000" style:font-name="Courier New1" style:text-underline-style="solid" style:text-underline-width="auto" style:text-underline-color="font-color" fo:font-weight="bold" officeooo:rsid="0184be39" fo:background-color="transparent" loext:char-shading-value="0" style:language-asian="de" style:country-asian="DE" style:font-weight-asian="bold" style:font-name-complex="Courier New2" style:font-weight-complex="bold"/>
    </style:style>
    <style:style style:name="T1347" style:family="text">
      <style:text-properties fo:color="#000000" style:font-name="Courier New1" style:text-underline-style="solid" style:text-underline-width="auto" style:text-underline-color="font-color" fo:font-weight="bold" officeooo:rsid="0197aef2" fo:background-color="transparent" loext:char-shading-value="0" style:language-asian="de" style:country-asian="DE" style:font-weight-asian="bold" style:font-name-complex="Courier New2" style:font-weight-complex="bold"/>
    </style:style>
    <style:style style:name="T1348" style:family="text">
      <style:text-properties fo:color="#000000" style:font-name="Courier New1" style:text-underline-style="solid" style:text-underline-width="auto" style:text-underline-color="font-color" fo:font-weight="bold" officeooo:rsid="019aa5bf" fo:background-color="transparent" loext:char-shading-value="0" style:language-asian="de" style:country-asian="DE" style:font-weight-asian="bold" style:font-name-complex="Courier New2" style:font-weight-complex="bold"/>
    </style:style>
    <style:style style:name="T1349" style:family="text">
      <style:text-properties fo:color="#000000" style:font-name="Courier New1" style:text-underline-style="solid" style:text-underline-width="auto" style:text-underline-color="font-color" fo:font-weight="bold" officeooo:rsid="01a90700" fo:background-color="transparent" loext:char-shading-value="0" style:language-asian="de" style:country-asian="DE" style:font-weight-asian="bold" style:font-name-complex="Courier New2" style:font-weight-complex="bold"/>
    </style:style>
    <style:style style:name="T1350" style:family="text">
      <style:text-properties fo:color="#000000" style:font-name="Courier New1" style:text-underline-style="solid" style:text-underline-width="auto" style:text-underline-color="font-color" fo:font-weight="bold" officeooo:rsid="016f249c" fo:background-color="transparent" loext:char-shading-value="0" style:language-asian="de" style:country-asian="DE" style:font-weight-asian="bold" style:font-name-complex="Courier New2" style:font-weight-complex="bold"/>
    </style:style>
    <style:style style:name="T1351" style:family="text">
      <style:text-properties fo:color="#000000" style:font-name="Courier New1" style:text-underline-style="solid" style:text-underline-width="auto" style:text-underline-color="font-color" fo:font-weight="bold" officeooo:rsid="01a93a01" fo:background-color="transparent" loext:char-shading-value="0" style:language-asian="de" style:country-asian="DE" style:font-weight-asian="bold" style:font-name-complex="Courier New2" style:font-weight-complex="bold"/>
    </style:style>
    <style:style style:name="T1352" style:family="text">
      <style:text-properties fo:color="#000000" style:font-name="Courier New1" style:text-underline-style="solid" style:text-underline-width="auto" style:text-underline-color="font-color" fo:font-weight="bold" officeooo:rsid="0233f548" fo:background-color="transparent" loext:char-shading-value="0" style:language-asian="de" style:country-asian="DE" style:font-weight-asian="bold" style:font-name-complex="Courier New2" style:font-weight-complex="bold"/>
    </style:style>
    <style:style style:name="T1353" style:family="text">
      <style:text-properties fo:color="#000000" style:font-name="Courier New1" style:text-underline-style="solid" style:text-underline-width="auto" style:text-underline-color="font-color" fo:font-weight="bold" officeooo:rsid="01721eb3" fo:background-color="transparent" loext:char-shading-value="0" style:language-asian="de" style:country-asian="DE" style:font-weight-asian="bold" style:font-name-complex="Courier New2" style:font-weight-complex="bold"/>
    </style:style>
    <style:style style:name="T1354" style:family="text">
      <style:text-properties fo:color="#000000" style:font-name="Courier New1" style:text-underline-style="solid" style:text-underline-width="auto" style:text-underline-color="font-color" fo:font-weight="bold" officeooo:rsid="0170e7a9" fo:background-color="transparent" loext:char-shading-value="0" style:language-asian="de" style:country-asian="DE" style:font-weight-asian="bold" style:font-name-complex="Courier New2" style:font-weight-complex="bold"/>
    </style:style>
    <style:style style:name="T1355" style:family="text">
      <style:text-properties fo:color="#000000" style:font-name="Courier New1" style:text-underline-style="solid" style:text-underline-width="auto" style:text-underline-color="font-color" fo:font-weight="bold" officeooo:rsid="024e0124" fo:background-color="transparent" loext:char-shading-value="0" style:language-asian="de" style:country-asian="DE" style:font-weight-asian="bold" style:font-name-complex="Courier New2" style:font-weight-complex="bold"/>
    </style:style>
    <style:style style:name="T1356" style:family="text">
      <style:text-properties fo:color="#000000" style:font-name="Courier New1" style:text-underline-style="solid" style:text-underline-width="auto" style:text-underline-color="font-color" fo:font-weight="bold" officeooo:rsid="024f5bc0" fo:background-color="transparent" loext:char-shading-value="0" style:language-asian="de" style:country-asian="DE" style:font-weight-asian="bold" style:font-name-complex="Courier New2" style:font-weight-complex="bold"/>
    </style:style>
    <style:style style:name="T1357" style:family="text">
      <style:text-properties fo:color="#000000" style:font-name="Courier New1" style:text-underline-style="solid" style:text-underline-width="auto" style:text-underline-color="font-color" fo:font-weight="bold" officeooo:rsid="006d143d" fo:background-color="transparent" loext:char-shading-value="0" style:language-asian="de" style:country-asian="DE" style:font-weight-asian="bold" style:font-name-complex="Courier New2" style:font-weight-complex="bold"/>
    </style:style>
    <style:style style:name="T1358" style:family="text">
      <style:text-properties fo:color="#000000" style:font-name="Courier New1" style:text-underline-style="solid" style:text-underline-width="auto" style:text-underline-color="font-color" fo:font-weight="bold" officeooo:rsid="02571d1b" fo:background-color="transparent" loext:char-shading-value="0" style:language-asian="de" style:country-asian="DE" style:font-weight-asian="bold" style:font-name-complex="Courier New2" style:font-weight-complex="bold"/>
    </style:style>
    <style:style style:name="T1359" style:family="text">
      <style:text-properties fo:color="#000000" style:font-name="Courier New1" style:text-underline-style="solid" style:text-underline-width="auto" style:text-underline-color="font-color" fo:font-weight="bold" officeooo:rsid="0255346c" fo:background-color="transparent" loext:char-shading-value="0" style:language-asian="de" style:country-asian="DE" style:font-weight-asian="bold" style:font-name-complex="Courier New2" style:font-weight-complex="bold"/>
    </style:style>
    <style:style style:name="T1360" style:family="text">
      <style:text-properties fo:color="#000000" style:font-name="Courier New1" style:text-underline-style="solid" style:text-underline-width="auto" style:text-underline-color="font-color" fo:font-weight="bold" officeooo:rsid="011cdb01" fo:background-color="transparent" loext:char-shading-value="0" style:language-asian="de" style:country-asian="DE" style:font-weight-asian="bold" style:font-name-complex="Courier New2" style:font-weight-complex="bold"/>
    </style:style>
    <style:style style:name="T1361" style:family="text">
      <style:text-properties fo:color="#000000" style:font-name="Courier New1" style:text-underline-style="solid" style:text-underline-width="auto" style:text-underline-color="font-color" fo:font-weight="bold" officeooo:rsid="018b9852" fo:background-color="transparent" loext:char-shading-value="0" style:language-asian="de" style:country-asian="DE" style:font-weight-asian="bold" style:font-name-complex="Courier New2" style:font-weight-complex="bold"/>
    </style:style>
    <style:style style:name="T1362" style:family="text">
      <style:text-properties fo:color="#000000" style:font-name="Courier New1" style:text-underline-style="solid" style:text-underline-width="auto" style:text-underline-color="font-color" fo:font-weight="bold" officeooo:rsid="0234208c" fo:background-color="transparent" loext:char-shading-value="0" style:language-asian="de" style:country-asian="DE" style:font-weight-asian="bold" style:font-name-complex="Courier New2" style:font-weight-complex="bold"/>
    </style:style>
    <style:style style:name="T1363" style:family="text">
      <style:text-properties fo:color="#000000" style:font-name="Courier New1" style:text-underline-style="solid" style:text-underline-width="auto" style:text-underline-color="font-color" fo:font-weight="bold" officeooo:rsid="02545e62" fo:background-color="transparent" loext:char-shading-value="0" style:language-asian="de" style:country-asian="DE" style:font-weight-asian="bold" style:font-name-complex="Courier New2" style:font-weight-complex="bold"/>
    </style:style>
    <style:style style:name="T1364" style:family="text">
      <style:text-properties fo:color="#000000" style:font-name="Courier New1" style:text-underline-style="solid" style:text-underline-width="auto" style:text-underline-color="font-color" fo:font-weight="bold" officeooo:rsid="003ed595" fo:background-color="transparent" loext:char-shading-value="0" style:language-asian="de" style:country-asian="DE" style:font-weight-asian="bold" style:font-name-complex="Courier New2" style:font-weight-complex="bold"/>
    </style:style>
    <style:style style:name="T1365" style:family="text">
      <style:text-properties fo:color="#000000" style:font-name="Courier New1" style:text-underline-style="solid" style:text-underline-width="auto" style:text-underline-color="font-color" fo:font-weight="bold" officeooo:rsid="024c2380" fo:background-color="transparent" loext:char-shading-value="0" style:language-asian="de" style:country-asian="DE" style:font-weight-asian="bold" style:font-name-complex="Courier New2" style:font-weight-complex="bold"/>
    </style:style>
    <style:style style:name="T1366" style:family="text">
      <style:text-properties fo:color="#000000" style:font-name="Courier New1" style:text-underline-style="solid" style:text-underline-width="auto" style:text-underline-color="font-color" fo:font-weight="bold" officeooo:rsid="024dc755" fo:background-color="transparent" loext:char-shading-value="0" style:language-asian="de" style:country-asian="DE" style:font-weight-asian="bold" style:font-name-complex="Courier New2" style:font-weight-complex="bold"/>
    </style:style>
    <style:style style:name="T1367" style:family="text">
      <style:text-properties fo:color="#000000" style:font-name="Courier New1" style:text-underline-style="solid" style:text-underline-width="auto" style:text-underline-color="font-color" fo:font-weight="bold" officeooo:rsid="024d93ff" fo:background-color="transparent" loext:char-shading-value="0" style:language-asian="de" style:country-asian="DE" style:font-weight-asian="bold" style:font-name-complex="Courier New2" style:font-weight-complex="bold"/>
    </style:style>
    <style:style style:name="T1368" style:family="text">
      <style:text-properties fo:color="#000000" style:font-name="Courier New1" style:text-underline-style="solid" style:text-underline-width="auto" style:text-underline-color="font-color" fo:font-weight="bold" officeooo:rsid="024f6c3d" fo:background-color="transparent" loext:char-shading-value="0" style:language-asian="de" style:country-asian="DE" style:font-weight-asian="bold" style:font-name-complex="Courier New2" style:font-weight-complex="bold"/>
    </style:style>
    <style:style style:name="T1369" style:family="text">
      <style:text-properties fo:color="#000000" style:font-name="Courier New1" style:text-underline-style="solid" style:text-underline-width="auto" style:text-underline-color="font-color" fo:font-weight="bold" officeooo:rsid="02516a0e" fo:background-color="transparent" loext:char-shading-value="0" style:language-asian="de" style:country-asian="DE" style:font-weight-asian="bold" style:font-name-complex="Courier New2" style:font-weight-complex="bold"/>
    </style:style>
    <style:style style:name="T1370" style:family="text">
      <style:text-properties fo:color="#000000" style:font-name="Courier New1" style:text-underline-style="solid" style:text-underline-width="auto" style:text-underline-color="font-color" fo:font-weight="bold" officeooo:rsid="01aeeae9" fo:background-color="transparent" loext:char-shading-value="0" style:language-asian="de" style:country-asian="DE" style:font-weight-asian="bold" style:font-name-complex="Courier New2" style:font-weight-complex="bold"/>
    </style:style>
    <style:style style:name="T1371" style:family="text">
      <style:text-properties fo:color="#000000" style:font-name="Courier New1" style:text-underline-style="solid" style:text-underline-width="auto" style:text-underline-color="font-color" fo:font-weight="bold" officeooo:rsid="018eab2c" fo:background-color="transparent" loext:char-shading-value="0" style:language-asian="de" style:country-asian="DE" style:font-weight-asian="bold" style:font-name-complex="Courier New2" style:font-weight-complex="bold"/>
    </style:style>
    <style:style style:name="T1372" style:family="text">
      <style:text-properties fo:color="#000000" style:font-name="Courier New1" style:text-underline-style="solid" style:text-underline-width="auto" style:text-underline-color="font-color" fo:font-weight="bold" officeooo:rsid="018fb2d3" fo:background-color="transparent" loext:char-shading-value="0" style:language-asian="de" style:country-asian="DE" style:font-weight-asian="bold" style:font-name-complex="Courier New2" style:font-weight-complex="bold"/>
    </style:style>
    <style:style style:name="T1373" style:family="text">
      <style:text-properties fo:color="#000000" style:font-name="Courier New1" style:text-underline-style="solid" style:text-underline-width="auto" style:text-underline-color="font-color" fo:font-weight="bold" officeooo:rsid="005066ea" fo:background-color="transparent" loext:char-shading-value="0" style:language-asian="de" style:country-asian="DE" style:font-weight-asian="bold" style:font-name-complex="Courier New2" style:font-weight-complex="bold"/>
    </style:style>
    <style:style style:name="T1374" style:family="text">
      <style:text-properties fo:color="#000000" style:font-name="Courier New1" style:text-underline-style="solid" style:text-underline-width="auto" style:text-underline-color="font-color" fo:font-weight="bold" officeooo:rsid="01b10dd6" fo:background-color="transparent" loext:char-shading-value="0" style:language-asian="de" style:country-asian="DE" style:font-weight-asian="bold" style:font-name-complex="Courier New2" style:font-weight-complex="bold"/>
    </style:style>
    <style:style style:name="T1375" style:family="text">
      <style:text-properties fo:color="#000000" style:font-name="Courier New1" style:text-underline-style="solid" style:text-underline-width="auto" style:text-underline-color="font-color" fo:font-weight="bold" officeooo:rsid="00f4befa" fo:background-color="transparent" loext:char-shading-value="0" style:language-asian="de" style:country-asian="DE" style:font-weight-asian="bold" style:font-name-complex="Courier New2" style:font-weight-complex="bold"/>
    </style:style>
    <style:style style:name="T1376" style:family="text">
      <style:text-properties fo:color="#000000" style:font-name="Courier New1" style:text-underline-style="solid" style:text-underline-width="auto" style:text-underline-color="font-color" fo:font-weight="bold" officeooo:rsid="01735989" fo:background-color="transparent" loext:char-shading-value="0" style:language-asian="de" style:country-asian="DE" style:font-weight-asian="bold" style:font-name-complex="Courier New2" style:font-weight-complex="bold"/>
    </style:style>
    <style:style style:name="T1377" style:family="text">
      <style:text-properties fo:color="#000000" style:font-name="Courier New1" style:text-underline-style="solid" style:text-underline-width="auto" style:text-underline-color="font-color" fo:font-weight="bold" officeooo:rsid="00520c83" fo:background-color="transparent" loext:char-shading-value="0" style:language-asian="de" style:country-asian="DE" style:font-weight-asian="bold" style:font-name-complex="Courier New2" style:font-weight-complex="bold"/>
    </style:style>
    <style:style style:name="T1378" style:family="text">
      <style:text-properties fo:color="#000000" style:font-name="Courier New1" style:text-underline-style="solid" style:text-underline-width="auto" style:text-underline-color="font-color" fo:font-weight="bold" officeooo:rsid="01d700c7" fo:background-color="transparent" loext:char-shading-value="0" style:language-asian="de" style:country-asian="DE" style:font-weight-asian="bold" style:font-name-complex="Courier New2" style:font-weight-complex="bold"/>
    </style:style>
    <style:style style:name="T1379" style:family="text">
      <style:text-properties fo:color="#000000" style:font-name="Courier New1" style:text-underline-style="solid" style:text-underline-width="auto" style:text-underline-color="font-color" fo:font-weight="bold" officeooo:rsid="022fed4d" fo:background-color="transparent" loext:char-shading-value="0" style:language-asian="de" style:country-asian="DE" style:font-weight-asian="bold" style:font-name-complex="Courier New2" style:font-weight-complex="bold"/>
    </style:style>
    <style:style style:name="T1380" style:family="text">
      <style:text-properties fo:color="#000000" style:font-name="Courier New1" style:text-underline-style="solid" style:text-underline-width="auto" style:text-underline-color="font-color" fo:font-weight="bold" officeooo:rsid="0037b55f" fo:background-color="transparent" loext:char-shading-value="0" style:language-asian="de" style:country-asian="DE" style:font-weight-asian="bold" style:font-name-complex="Courier New2" style:font-weight-complex="bold"/>
    </style:style>
    <style:style style:name="T1381" style:family="text">
      <style:text-properties fo:color="#000000" style:font-name="Courier New1" style:text-underline-style="solid" style:text-underline-width="auto" style:text-underline-color="font-color" fo:font-weight="bold" officeooo:rsid="00ae6ef3" fo:background-color="transparent" loext:char-shading-value="0" style:language-asian="de" style:country-asian="DE" style:font-weight-asian="bold" style:font-name-complex="Courier New2" style:font-weight-complex="bold"/>
    </style:style>
    <style:style style:name="T1382" style:family="text">
      <style:text-properties fo:color="#000000" style:font-name="Courier New1" style:text-underline-style="solid" style:text-underline-width="auto" style:text-underline-color="font-color" fo:font-weight="bold" officeooo:rsid="00aff780" fo:background-color="transparent" loext:char-shading-value="0" style:language-asian="de" style:country-asian="DE" style:font-weight-asian="bold" style:font-name-complex="Courier New2" style:font-weight-complex="bold"/>
    </style:style>
    <style:style style:name="T1383" style:family="text">
      <style:text-properties fo:color="#000000" style:font-name="Courier New1" style:text-underline-style="solid" style:text-underline-width="auto" style:text-underline-color="font-color" fo:font-weight="bold" officeooo:rsid="003a34f3" fo:background-color="transparent" loext:char-shading-value="0" style:language-asian="de" style:country-asian="DE" style:font-weight-asian="bold" style:font-name-complex="Courier New2" style:font-weight-complex="bold"/>
    </style:style>
    <style:style style:name="T1384" style:family="text">
      <style:text-properties fo:color="#000000" style:font-name="Courier New1" style:text-underline-style="solid" style:text-underline-width="auto" style:text-underline-color="font-color" fo:font-weight="bold" officeooo:rsid="00322484" fo:background-color="transparent" loext:char-shading-value="0" style:language-asian="de" style:country-asian="DE" style:font-weight-asian="bold" style:font-name-complex="Courier New2" style:font-weight-complex="bold"/>
    </style:style>
    <style:style style:name="T1385" style:family="text">
      <style:text-properties fo:color="#000000" style:font-name="Courier New1" style:text-underline-style="solid" style:text-underline-width="auto" style:text-underline-color="font-color" fo:font-weight="bold" officeooo:rsid="01c4cb4d" fo:background-color="transparent" loext:char-shading-value="0" style:language-asian="de" style:country-asian="DE" style:font-weight-asian="bold" style:font-name-complex="Courier New2" style:font-weight-complex="bold"/>
    </style:style>
    <style:style style:name="T1386" style:family="text">
      <style:text-properties fo:color="#000000" style:font-name="Courier New1" style:text-underline-style="solid" style:text-underline-width="auto" style:text-underline-color="font-color" fo:font-weight="bold" officeooo:rsid="0230e851" fo:background-color="transparent" loext:char-shading-value="0" style:language-asian="de" style:country-asian="DE" style:font-weight-asian="bold" style:font-name-complex="Courier New2" style:font-weight-complex="bold"/>
    </style:style>
    <style:style style:name="T1387" style:family="text">
      <style:text-properties fo:color="#000000" style:font-name="Courier New1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weight-complex="bold"/>
    </style:style>
    <style:style style:name="T1388" style:family="text">
      <style:text-properties fo:color="#000000" style:font-name="Courier New1" style:text-underline-style="solid" style:text-underline-width="auto" style:text-underline-color="font-color" fo:font-weight="bold" officeooo:rsid="01c3391c" fo:background-color="transparent" loext:char-shading-value="0" style:language-asian="de" style:country-asian="DE" style:font-weight-asian="bold" style:font-weight-complex="bold"/>
    </style:style>
    <style:style style:name="T1389" style:family="text">
      <style:text-properties fo:color="#000000" style:font-name="Courier New1" style:text-underline-style="solid" style:text-underline-width="auto" style:text-underline-color="font-color" fo:font-weight="bold" officeooo:rsid="01c44b49" fo:background-color="transparent" loext:char-shading-value="0" style:language-asian="de" style:country-asian="DE" style:font-weight-asian="bold" style:font-weight-complex="bold"/>
    </style:style>
    <style:style style:name="T1390" style:family="text">
      <style:text-properties fo:color="#000000" style:font-name="Courier New1" style:text-underline-style="solid" style:text-underline-width="auto" style:text-underline-color="font-color" fo:font-weight="bold" officeooo:rsid="01aeb5d4" fo:background-color="transparent" loext:char-shading-value="0" style:language-asian="de" style:country-asian="DE" style:font-weight-asian="bold" style:font-weight-complex="bold"/>
    </style:style>
    <style:style style:name="T1391" style:family="text">
      <style:text-properties fo:color="#000000" style:font-name="Courier New1" style:text-underline-style="solid" style:text-underline-width="auto" style:text-underline-color="font-color" fo:font-weight="bold" officeooo:rsid="0149d933" style:language-asian="de" style:country-asian="DE" style:font-weight-asian="bold" style:font-name-complex="Courier New2" style:font-weight-complex="bold"/>
    </style:style>
    <style:style style:name="T1392" style:family="text">
      <style:text-properties fo:color="#000000" style:font-name="Courier New1" style:text-underline-style="solid" style:text-underline-width="auto" style:text-underline-color="font-color" fo:font-weight="bold" officeooo:rsid="01502c01" style:language-asian="de" style:country-asian="DE" style:font-weight-asian="bold" style:font-name-complex="Courier New2" style:font-weight-complex="bold"/>
    </style:style>
    <style:style style:name="T1393" style:family="text">
      <style:text-properties fo:color="#000000" style:font-name="Courier New1" style:text-underline-style="solid" style:text-underline-width="auto" style:text-underline-color="font-color" fo:font-weight="bold" officeooo:rsid="016bd182" style:language-asian="de" style:country-asian="DE" style:font-weight-asian="bold" style:font-name-complex="Courier New2" style:font-weight-complex="bold"/>
    </style:style>
    <style:style style:name="T1394" style:family="text">
      <style:text-properties fo:color="#000000" style:font-name="Courier New1" style:text-underline-style="solid" style:text-underline-width="auto" style:text-underline-color="font-color" fo:font-weight="bold" officeooo:rsid="01521605" style:language-asian="de" style:country-asian="DE" style:font-weight-asian="bold" style:font-name-complex="Courier New2" style:font-weight-complex="bold"/>
    </style:style>
    <style:style style:name="T1395" style:family="text">
      <style:text-properties fo:color="#000000" style:font-name="Courier New1" style:text-underline-style="solid" style:text-underline-width="auto" style:text-underline-color="font-color" fo:font-weight="bold" officeooo:rsid="013b8f1f" style:language-asian="de" style:country-asian="DE" style:font-weight-asian="bold" style:font-name-complex="Courier New2" style:font-weight-complex="bold"/>
    </style:style>
    <style:style style:name="T1396" style:family="text">
      <style:text-properties fo:color="#000000" style:font-name="Courier New1" style:text-underline-style="solid" style:text-underline-width="auto" style:text-underline-color="font-color" fo:font-weight="bold" officeooo:rsid="013cb76b" style:language-asian="de" style:country-asian="DE" style:font-weight-asian="bold" style:font-name-complex="Courier New2" style:font-weight-complex="bold"/>
    </style:style>
    <style:style style:name="T1397" style:family="text">
      <style:text-properties fo:color="#000000" style:font-name="Courier New1" style:text-underline-style="solid" style:text-underline-width="auto" style:text-underline-color="font-color" fo:font-weight="bold" officeooo:rsid="015a6a7a" style:language-asian="de" style:country-asian="DE" style:font-weight-asian="bold" style:font-name-complex="Courier New2" style:font-weight-complex="bold"/>
    </style:style>
    <style:style style:name="T1398" style:family="text">
      <style:text-properties fo:color="#000000" style:font-name="Courier New1" style:text-underline-style="solid" style:text-underline-width="auto" style:text-underline-color="font-color" fo:font-weight="bold" officeooo:rsid="00ce7d99" style:language-asian="de" style:country-asian="DE" style:font-weight-asian="bold" style:font-name-complex="Courier New2" style:font-weight-complex="bold"/>
    </style:style>
    <style:style style:name="T1399" style:family="text">
      <style:text-properties fo:color="#000000" style:font-name="Courier New1" style:text-underline-style="solid" style:text-underline-width="auto" style:text-underline-color="font-color" fo:font-weight="bold" officeooo:rsid="0169026c" style:language-asian="de" style:country-asian="DE" style:font-weight-asian="bold" style:font-name-complex="Courier New2" style:font-weight-complex="bold"/>
    </style:style>
    <style:style style:name="T1400" style:family="text">
      <style:text-properties fo:color="#000000" style:font-name="Courier New1" style:text-underline-style="solid" style:text-underline-width="auto" style:text-underline-color="font-color" fo:font-weight="bold" officeooo:rsid="012dbd13" style:language-asian="de" style:country-asian="DE" style:font-weight-asian="bold" style:font-name-complex="Courier New2" style:font-weight-complex="bold"/>
    </style:style>
    <style:style style:name="T1401" style:family="text">
      <style:text-properties fo:color="#000000" style:font-name="Courier New1" style:text-underline-style="solid" style:text-underline-width="auto" style:text-underline-color="font-color" fo:font-weight="bold" officeooo:rsid="0165ff46" style:language-asian="de" style:country-asian="DE" style:font-weight-asian="bold" style:font-name-complex="Courier New2" style:font-weight-complex="bold"/>
    </style:style>
    <style:style style:name="T1402" style:family="text">
      <style:text-properties fo:color="#000000" style:font-name="Courier New1" style:text-underline-style="solid" style:text-underline-width="auto" style:text-underline-color="font-color" fo:font-weight="bold" officeooo:rsid="00c97e52" style:language-asian="de" style:country-asian="DE" style:font-weight-asian="bold" style:font-name-complex="Courier New2" style:font-weight-complex="bold"/>
    </style:style>
    <style:style style:name="T1403" style:family="text">
      <style:text-properties fo:color="#000000" style:font-name="Courier New1" style:text-underline-style="solid" style:text-underline-width="auto" style:text-underline-color="font-color" fo:font-weight="bold" officeooo:rsid="0122d02c" style:language-asian="de" style:country-asian="DE" style:font-weight-asian="bold" style:font-name-complex="Courier New2" style:font-weight-complex="bold"/>
    </style:style>
    <style:style style:name="T1404" style:family="text">
      <style:text-properties fo:color="#000000" style:font-name="Courier New1" style:text-underline-style="solid" style:text-underline-width="auto" style:text-underline-color="font-color" fo:font-weight="bold" officeooo:rsid="00de36a9" style:language-asian="de" style:country-asian="DE" style:font-weight-asian="bold" style:font-name-complex="Courier New2" style:font-weight-complex="bold"/>
    </style:style>
    <style:style style:name="T1405" style:family="text">
      <style:text-properties fo:color="#000000" style:font-name="Courier New1" style:text-underline-style="solid" style:text-underline-width="auto" style:text-underline-color="font-color" fo:font-weight="bold" officeooo:rsid="015ccf5f" style:language-asian="de" style:country-asian="DE" style:font-weight-asian="bold" style:font-name-complex="Courier New2" style:font-weight-complex="bold"/>
    </style:style>
    <style:style style:name="T1406" style:family="text">
      <style:text-properties fo:color="#000000" style:font-name="Courier New1" style:text-underline-style="solid" style:text-underline-width="auto" style:text-underline-color="font-color" fo:font-weight="bold" officeooo:rsid="01078ed3" style:language-asian="de" style:country-asian="DE" style:font-weight-asian="bold" style:font-name-complex="Courier New2" style:font-weight-complex="bold"/>
    </style:style>
    <style:style style:name="T1407" style:family="text">
      <style:text-properties fo:color="#000000" style:font-name="Courier New1" style:text-underline-style="solid" style:text-underline-width="auto" style:text-underline-color="font-color" fo:font-weight="bold" officeooo:rsid="011189ac" style:language-asian="de" style:country-asian="DE" style:font-weight-asian="bold" style:font-name-complex="Courier New2" style:font-weight-complex="bold"/>
    </style:style>
    <style:style style:name="T1408" style:family="text">
      <style:text-properties fo:color="#000000" style:font-name="Courier New1" style:text-underline-style="solid" style:text-underline-width="auto" style:text-underline-color="font-color" fo:font-weight="bold" officeooo:rsid="018479ce" style:language-asian="de" style:country-asian="DE" style:font-weight-asian="bold" style:font-name-complex="Courier New2" style:font-weight-complex="bold"/>
    </style:style>
    <style:style style:name="T1409" style:family="text">
      <style:text-properties fo:color="#000000" style:font-name="Courier New1" style:text-underline-style="solid" style:text-underline-width="auto" style:text-underline-color="font-color" fo:font-weight="bold" officeooo:rsid="0197aef2" style:language-asian="de" style:country-asian="DE" style:font-weight-asian="bold" style:font-name-complex="Courier New2" style:font-weight-complex="bold"/>
    </style:style>
    <style:style style:name="T1410" style:family="text">
      <style:text-properties fo:color="#000000" style:font-name="Courier New1" style:text-underline-style="solid" style:text-underline-width="auto" style:text-underline-color="font-color" fo:font-weight="bold" officeooo:rsid="01a93a01" style:language-asian="de" style:country-asian="DE" style:font-weight-asian="bold" style:font-name-complex="Courier New2" style:font-weight-complex="bold"/>
    </style:style>
    <style:style style:name="T1411" style:family="text">
      <style:text-properties fo:color="#000000" style:font-name="Courier New1" style:text-underline-style="solid" style:text-underline-width="auto" style:text-underline-color="font-color" fo:font-weight="bold" officeooo:rsid="016f249c" style:language-asian="de" style:country-asian="DE" style:font-weight-asian="bold" style:font-name-complex="Courier New2" style:font-weight-complex="bold"/>
    </style:style>
    <style:style style:name="T1412" style:family="text">
      <style:text-properties fo:color="#000000" style:font-name="Courier New1" style:text-underline-style="solid" style:text-underline-width="auto" style:text-underline-color="font-color" fo:font-weight="bold" officeooo:rsid="01721eb3" style:language-asian="de" style:country-asian="DE" style:font-weight-asian="bold" style:font-name-complex="Courier New2" style:font-weight-complex="bold"/>
    </style:style>
    <style:style style:name="T1413" style:family="text">
      <style:text-properties fo:color="#000000" style:font-name="Courier New1" style:text-underline-style="solid" style:text-underline-width="auto" style:text-underline-color="font-color" fo:font-weight="bold" officeooo:rsid="0170e7a9" style:language-asian="de" style:country-asian="DE" style:font-weight-asian="bold" style:font-name-complex="Courier New2" style:font-weight-complex="bold"/>
    </style:style>
    <style:style style:name="T1414" style:family="text">
      <style:text-properties fo:color="#000000" style:font-name="Courier New1" style:text-underline-style="solid" style:text-underline-width="auto" style:text-underline-color="font-color" fo:font-weight="bold" officeooo:rsid="02571d1b" style:language-asian="de" style:country-asian="DE" style:font-weight-asian="bold" style:font-name-complex="Courier New2" style:font-weight-complex="bold"/>
    </style:style>
    <style:style style:name="T1415" style:family="text">
      <style:text-properties fo:color="#000000" style:font-name="Courier New1" style:text-underline-style="solid" style:text-underline-width="auto" style:text-underline-color="font-color" fo:font-weight="bold" officeooo:rsid="024c2380" style:language-asian="de" style:country-asian="DE" style:font-weight-asian="bold" style:font-name-complex="Courier New2" style:font-weight-complex="bold"/>
    </style:style>
    <style:style style:name="T1416" style:family="text">
      <style:text-properties fo:color="#000000" style:font-name="Courier New1" style:text-underline-style="solid" style:text-underline-width="auto" style:text-underline-color="font-color" fo:font-weight="bold" officeooo:rsid="024d93ff" style:language-asian="de" style:country-asian="DE" style:font-weight-asian="bold" style:font-name-complex="Courier New2" style:font-weight-complex="bold"/>
    </style:style>
    <style:style style:name="T1417" style:family="text">
      <style:text-properties fo:color="#000000" style:font-name="Courier New1" style:text-underline-style="solid" style:text-underline-width="auto" style:text-underline-color="font-color" fo:font-weight="bold" officeooo:rsid="012fbceb" style:language-asian="de" style:country-asian="DE" style:font-weight-asian="bold" style:font-name-complex="Courier New2" style:font-weight-complex="bold"/>
    </style:style>
    <style:style style:name="T1418" style:family="text">
      <style:text-properties fo:color="#000000" style:font-name="Courier New1" style:text-underline-style="solid" style:text-underline-width="auto" style:text-underline-color="font-color" fo:font-weight="bold" officeooo:rsid="013419ed" style:language-asian="de" style:country-asian="DE" style:font-weight-asian="bold" style:font-name-complex="Courier New2" style:font-weight-complex="bold"/>
    </style:style>
    <style:style style:name="T1419" style:family="text">
      <style:text-properties fo:color="#000000" style:font-name="Courier New1" style:text-underline-style="solid" style:text-underline-width="auto" style:text-underline-color="font-color" fo:font-weight="bold" officeooo:rsid="0120e076" style:language-asian="de" style:country-asian="DE" style:font-weight-asian="bold" style:font-name-complex="Courier New2" style:font-weight-complex="bold"/>
    </style:style>
    <style:style style:name="T1420" style:family="text">
      <style:text-properties fo:color="#000000" style:font-name="Courier New1" style:text-underline-style="solid" style:text-underline-width="auto" style:text-underline-color="font-color" fo:font-weight="bold" officeooo:rsid="014be94d" style:language-asian="de" style:country-asian="DE" style:font-weight-asian="bold" style:font-name-complex="Courier New2" style:font-weight-complex="bold"/>
    </style:style>
    <style:style style:name="T1421" style:family="text">
      <style:text-properties fo:color="#000000" style:font-name="Courier New1" style:text-underline-style="solid" style:text-underline-width="auto" style:text-underline-color="font-color" fo:font-weight="bold" officeooo:rsid="01153f5f" style:language-asian="de" style:country-asian="DE" style:font-weight-asian="bold" style:font-weight-complex="bold"/>
    </style:style>
    <style:style style:name="T1422" style:family="text">
      <style:text-properties fo:color="#000000" style:font-name="Courier New1" style:text-underline-style="solid" style:text-underline-width="auto" style:text-underline-color="font-color" fo:font-weight="bold" style:font-weight-asian="bold" style:font-weight-complex="bold"/>
    </style:style>
    <style:style style:name="T1423" style:family="text">
      <style:text-properties fo:color="#000000" style:font-name="Courier New1" style:text-underline-style="solid" style:text-underline-width="auto" style:text-underline-color="font-color" fo:font-weight="bold" officeooo:rsid="01ce6025" style:font-weight-asian="bold" style:font-weight-complex="bold"/>
    </style:style>
    <style:style style:name="T1424" style:family="text">
      <style:text-properties fo:color="#000000" style:font-name="Courier New1" style:text-underline-style="solid" style:text-underline-width="auto" style:text-underline-color="font-color" officeooo:rsid="01382ca0" fo:background-color="transparent" loext:char-shading-value="0" style:language-asian="de" style:country-asian="DE" style:font-name-complex="Courier New2" style:font-weight-complex="bold"/>
    </style:style>
    <style:style style:name="T1425" style:family="text">
      <style:text-properties fo:color="#000000" style:font-name="Courier New1" style:text-underline-style="solid" style:text-underline-width="auto" style:text-underline-color="font-color" officeooo:rsid="00a14261" fo:background-color="transparent" loext:char-shading-value="0" style:language-asian="de" style:country-asian="DE" style:font-name-complex="Courier New2" style:font-weight-complex="bold"/>
    </style:style>
    <style:style style:name="T1426" style:family="text">
      <style:text-properties fo:color="#000000" style:font-name="Courier New1" style:text-underline-style="solid" style:text-underline-width="auto" style:text-underline-color="font-color" officeooo:rsid="02571d1b" fo:background-color="transparent" loext:char-shading-value="0" style:language-asian="de" style:country-asian="DE" style:font-name-complex="Courier New2"/>
    </style:style>
    <style:style style:name="T1427" style:family="text">
      <style:text-properties fo:color="#000000" style:font-name="Courier New1" style:text-underline-style="solid" style:text-underline-width="auto" style:text-underline-color="font-color" officeooo:rsid="024c2380" fo:background-color="transparent" loext:char-shading-value="0" style:language-asian="de" style:country-asian="DE" style:font-name-complex="Courier New2"/>
    </style:style>
    <style:style style:name="T1428" style:family="text">
      <style:text-properties fo:color="#000000" style:font-name="Courier New1" style:text-underline-style="solid" style:text-underline-width="auto" style:text-underline-color="font-color" officeooo:rsid="00f4befa" fo:background-color="transparent" loext:char-shading-value="0" style:language-asian="de" style:country-asian="DE" style:font-name-complex="Courier New2"/>
    </style:style>
    <style:style style:name="T1429" style:family="text">
      <style:text-properties fo:color="#000000" style:font-name="Courier New1" style:text-underline-style="solid" style:text-underline-width="auto" style:text-underline-color="font-color" officeooo:rsid="00a14261" fo:background-color="transparent" loext:char-shading-value="0" style:language-asian="de" style:country-asian="DE" style:font-name-complex="Courier New2"/>
    </style:style>
    <style:style style:name="T1430" style:family="text">
      <style:text-properties fo:color="#000000" style:font-name="Courier New1" style:text-underline-style="solid" style:text-underline-width="auto" style:text-underline-color="font-color" officeooo:rsid="01aff642" fo:background-color="transparent" loext:char-shading-value="0" style:language-asian="de" style:country-asian="DE" style:font-name-complex="Courier New2"/>
    </style:style>
    <style:style style:name="T1431" style:family="text">
      <style:text-properties fo:color="#000000" style:font-name="Courier New1" style:text-underline-style="solid" style:text-underline-width="auto" style:text-underline-color="font-color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1432" style:family="text">
      <style:text-properties fo:color="#000000" style:font-name="Courier New1" style:text-underline-style="none" fo:font-weight="normal" officeooo:rsid="00a14261" fo:background-color="transparent" loext:char-shading-value="0" style:font-weight-asian="normal" style:font-name-complex="Courier New2" style:font-weight-complex="normal"/>
    </style:style>
    <style:style style:name="T1433" style:family="text">
      <style:text-properties fo:color="#000000" style:font-name="Courier New1" style:text-underline-style="none" fo:font-weight="normal" officeooo:rsid="00468a9a" fo:background-color="transparent" loext:char-shading-value="0" style:font-weight-asian="normal" style:font-name-complex="Courier New2" style:font-weight-complex="normal"/>
    </style:style>
    <style:style style:name="T1434" style:family="text">
      <style:text-properties fo:color="#000000" style:font-name="Courier New1" style:text-underline-style="none" fo:font-weight="normal" officeooo:rsid="0186d8e7" fo:background-color="transparent" loext:char-shading-value="0" style:font-weight-asian="normal" style:font-name-complex="Courier New2" style:font-weight-complex="normal"/>
    </style:style>
    <style:style style:name="T1435" style:family="text">
      <style:text-properties fo:color="#000000" style:font-name="Courier New1" style:text-underline-style="none" fo:font-weight="normal" officeooo:rsid="01863c1c" fo:background-color="transparent" loext:char-shading-value="0" style:font-weight-asian="normal" style:font-name-complex="Courier New2" style:font-weight-complex="normal"/>
    </style:style>
    <style:style style:name="T1436" style:family="text">
      <style:text-properties fo:color="#000000" style:font-name="Courier New1" style:text-underline-style="none" fo:font-weight="normal" officeooo:rsid="00c354e9" fo:background-color="transparent" loext:char-shading-value="0" style:font-weight-asian="normal" style:font-name-complex="Courier New2" style:font-weight-complex="normal"/>
    </style:style>
    <style:style style:name="T1437" style:family="text">
      <style:text-properties fo:color="#000000" style:font-name="Courier New1" style:text-underline-style="none" fo:font-weight="normal" officeooo:rsid="0102a03b" fo:background-color="transparent" loext:char-shading-value="0" style:font-weight-asian="normal" style:font-name-complex="Courier New2" style:font-weight-complex="normal"/>
    </style:style>
    <style:style style:name="T1438" style:family="text">
      <style:text-properties fo:color="#000000" style:font-name="Courier New1" style:text-underline-style="none" fo:font-weight="normal" officeooo:rsid="00d4a340" fo:background-color="transparent" loext:char-shading-value="0" style:font-weight-asian="normal" style:font-name-complex="Courier New2" style:font-weight-complex="normal"/>
    </style:style>
    <style:style style:name="T1439" style:family="text">
      <style:text-properties fo:color="#000000" style:font-name="Courier New1" style:text-underline-style="none" fo:font-weight="normal" officeooo:rsid="00f226bf" fo:background-color="transparent" loext:char-shading-value="0" style:font-weight-asian="normal" style:font-name-complex="Courier New2" style:font-weight-complex="normal"/>
    </style:style>
    <style:style style:name="T1440" style:family="text">
      <style:text-properties fo:color="#000000" style:font-name="Courier New1" style:text-underline-style="none" fo:font-weight="normal" officeooo:rsid="0134ea98" fo:background-color="transparent" loext:char-shading-value="0" style:font-weight-asian="normal" style:font-name-complex="Courier New2" style:font-weight-complex="normal"/>
    </style:style>
    <style:style style:name="T1441" style:family="text">
      <style:text-properties fo:color="#000000" style:font-name="Courier New1" style:text-underline-style="none" fo:font-weight="normal" officeooo:rsid="0146fae1" fo:background-color="transparent" loext:char-shading-value="0" style:font-weight-asian="normal" style:font-name-complex="Courier New2" style:font-weight-complex="normal"/>
    </style:style>
    <style:style style:name="T1442" style:family="text">
      <style:text-properties fo:color="#000000" style:font-name="Courier New1" style:text-underline-style="none" fo:font-weight="normal" officeooo:rsid="01495400" fo:background-color="transparent" loext:char-shading-value="0" style:font-weight-asian="normal" style:font-name-complex="Courier New2" style:font-weight-complex="normal"/>
    </style:style>
    <style:style style:name="T1443" style:family="text">
      <style:text-properties fo:color="#000000" style:font-name="Courier New1" style:text-underline-style="none" fo:font-weight="normal" officeooo:rsid="013faed8" fo:background-color="transparent" loext:char-shading-value="0" style:font-weight-asian="normal" style:font-name-complex="Courier New2" style:font-weight-complex="normal"/>
    </style:style>
    <style:style style:name="T1444" style:family="text">
      <style:text-properties fo:color="#000000" style:font-name="Courier New1" style:text-underline-style="none" fo:font-weight="normal" officeooo:rsid="0140320c" fo:background-color="transparent" loext:char-shading-value="0" style:font-weight-asian="normal" style:font-name-complex="Courier New2" style:font-weight-complex="normal"/>
    </style:style>
    <style:style style:name="T1445" style:family="text">
      <style:text-properties fo:color="#000000" style:font-name="Courier New1" style:text-underline-style="none" fo:font-weight="normal" officeooo:rsid="00b82f6f" fo:background-color="transparent" loext:char-shading-value="0" style:font-weight-asian="normal" style:font-name-complex="Courier New2" style:font-weight-complex="normal"/>
    </style:style>
    <style:style style:name="T1446" style:family="text">
      <style:text-properties fo:color="#000000" style:font-name="Courier New1" style:text-underline-style="none" fo:font-weight="normal" officeooo:rsid="00b3ba47" fo:background-color="transparent" loext:char-shading-value="0" style:font-weight-asian="normal" style:font-name-complex="Courier New2" style:font-weight-complex="normal"/>
    </style:style>
    <style:style style:name="T1447" style:family="text">
      <style:text-properties fo:color="#000000" style:font-name="Courier New1" style:text-underline-style="none" fo:font-weight="normal" officeooo:rsid="00bd291c" fo:background-color="transparent" loext:char-shading-value="0" style:font-weight-asian="normal" style:font-name-complex="Courier New2" style:font-weight-complex="normal"/>
    </style:style>
    <style:style style:name="T1448" style:family="text">
      <style:text-properties fo:color="#000000" style:font-name="Courier New1" style:text-underline-style="none" fo:font-weight="normal" officeooo:rsid="00bfcdda" fo:background-color="transparent" loext:char-shading-value="0" style:font-weight-asian="normal" style:font-name-complex="Courier New2" style:font-weight-complex="normal"/>
    </style:style>
    <style:style style:name="T1449" style:family="text">
      <style:text-properties fo:color="#000000" style:font-name="Courier New1" style:text-underline-style="none" fo:font-weight="normal" officeooo:rsid="00d30f37" fo:background-color="transparent" loext:char-shading-value="0" style:font-weight-asian="normal" style:font-name-complex="Courier New2" style:font-weight-complex="normal"/>
    </style:style>
    <style:style style:name="T1450" style:family="text">
      <style:text-properties fo:color="#000000" style:font-name="Courier New1" style:text-underline-style="none" fo:font-weight="normal" officeooo:rsid="00c4851e" fo:background-color="transparent" loext:char-shading-value="0" style:font-weight-asian="normal" style:font-name-complex="Courier New2" style:font-weight-complex="normal"/>
    </style:style>
    <style:style style:name="T1451" style:family="text">
      <style:text-properties fo:color="#000000" style:font-name="Courier New1" style:text-underline-style="none" fo:font-weight="normal" officeooo:rsid="00c5cb8d" fo:background-color="transparent" loext:char-shading-value="0" style:font-weight-asian="normal" style:font-name-complex="Courier New2" style:font-weight-complex="normal"/>
    </style:style>
    <style:style style:name="T1452" style:family="text">
      <style:text-properties fo:color="#000000" style:font-name="Courier New1" style:text-underline-style="none" fo:font-weight="normal" officeooo:rsid="00b07ba5" fo:background-color="transparent" loext:char-shading-value="0" style:font-weight-asian="normal" style:font-name-complex="Courier New2" style:font-weight-complex="normal"/>
    </style:style>
    <style:style style:name="T1453" style:family="text">
      <style:text-properties fo:color="#000000" style:font-name="Courier New1" style:text-underline-style="none" fo:font-weight="normal" officeooo:rsid="01891103" fo:background-color="transparent" loext:char-shading-value="0" style:font-weight-asian="normal" style:font-name-complex="Courier New2" style:font-weight-complex="normal"/>
    </style:style>
    <style:style style:name="T1454" style:family="text">
      <style:text-properties fo:color="#000000" style:font-name="Courier New1" style:text-underline-style="none" fo:font-weight="normal" officeooo:rsid="00ab11d9" fo:background-color="transparent" loext:char-shading-value="0" style:font-weight-asian="normal" style:font-name-complex="Courier New2" style:font-weight-complex="normal"/>
    </style:style>
    <style:style style:name="T1455" style:family="text">
      <style:text-properties fo:color="#000000" style:font-name="Courier New1" style:text-underline-style="none" fo:font-weight="normal" officeooo:rsid="00c6f57c" fo:background-color="transparent" loext:char-shading-value="0" style:font-weight-asian="normal" style:font-name-complex="Courier New2" style:font-weight-complex="normal"/>
    </style:style>
    <style:style style:name="T1456" style:family="text">
      <style:text-properties fo:color="#000000" style:font-name="Courier New1" style:text-underline-style="none" fo:font-weight="normal" officeooo:rsid="0188dd25" fo:background-color="transparent" loext:char-shading-value="0" style:font-weight-asian="normal" style:font-name-complex="Courier New2" style:font-weight-complex="normal"/>
    </style:style>
    <style:style style:name="T1457" style:family="text">
      <style:text-properties fo:color="#000000" style:font-name="Courier New1" style:text-underline-style="none" fo:font-weight="normal" officeooo:rsid="00d59c78" fo:background-color="transparent" loext:char-shading-value="0" style:font-weight-asian="normal" style:font-name-complex="Courier New2" style:font-weight-complex="normal"/>
    </style:style>
    <style:style style:name="T1458" style:family="text">
      <style:text-properties fo:color="#000000" style:font-name="Courier New1" style:text-underline-style="none" fo:font-weight="normal" officeooo:rsid="00b76224" fo:background-color="transparent" loext:char-shading-value="0" style:font-weight-asian="normal" style:font-name-complex="Courier New2" style:font-weight-complex="normal"/>
    </style:style>
    <style:style style:name="T1459" style:family="text">
      <style:text-properties fo:color="#000000" style:font-name="Courier New1" style:text-underline-style="none" fo:font-weight="normal" officeooo:rsid="00b3c157" fo:background-color="transparent" loext:char-shading-value="0" style:font-weight-asian="normal" style:font-name-complex="Courier New2" style:font-weight-complex="normal"/>
    </style:style>
    <style:style style:name="T1460" style:family="text">
      <style:text-properties fo:color="#000000" style:font-name="Courier New1" style:text-underline-style="none" fo:font-weight="normal" officeooo:rsid="0177279a" fo:background-color="transparent" loext:char-shading-value="0" style:font-weight-asian="normal" style:font-name-complex="Courier New2" style:font-weight-complex="normal"/>
    </style:style>
    <style:style style:name="T1461" style:family="text">
      <style:text-properties fo:color="#000000" style:font-name="Courier New1" style:text-underline-style="none" fo:font-weight="normal" officeooo:rsid="022a8cc2" fo:background-color="transparent" loext:char-shading-value="0" style:font-weight-asian="normal" style:font-name-complex="Courier New2" style:font-weight-complex="normal"/>
    </style:style>
    <style:style style:name="T1462" style:family="text">
      <style:text-properties fo:color="#000000" style:font-name="Courier New1" style:text-underline-style="none" fo:font-weight="normal" officeooo:rsid="00c8e15b" fo:background-color="transparent" loext:char-shading-value="0" style:font-weight-asian="normal" style:font-weight-complex="normal"/>
    </style:style>
    <style:style style:name="T1463" style:family="text">
      <style:text-properties fo:color="#000000" style:font-name="Courier New1" style:text-underline-style="none" fo:font-weight="normal" officeooo:rsid="013236fd" fo:background-color="transparent" loext:char-shading-value="0" style:font-weight-asian="normal" style:font-weight-complex="normal"/>
    </style:style>
    <style:style style:name="T1464" style:family="text">
      <style:text-properties fo:color="#000000" style:font-name="Courier New1" style:text-underline-style="none" fo:font-weight="normal" officeooo:rsid="00c99f34" fo:background-color="transparent" loext:char-shading-value="0" style:font-weight-asian="normal" style:font-weight-complex="normal"/>
    </style:style>
    <style:style style:name="T1465" style:family="text">
      <style:text-properties fo:color="#000000" style:font-name="Courier New1" style:text-underline-style="none" fo:font-weight="normal" officeooo:rsid="00d6bb1b" fo:background-color="transparent" loext:char-shading-value="0" style:font-weight-asian="normal" style:font-weight-complex="normal"/>
    </style:style>
    <style:style style:name="T1466" style:family="text">
      <style:text-properties fo:color="#000000" style:font-name="Courier New1" style:text-underline-style="none" fo:font-weight="normal" officeooo:rsid="0142f387" fo:background-color="transparent" loext:char-shading-value="0" style:language-asian="de" style:country-asian="DE" style:font-weight-asian="normal" style:font-name-complex="Courier New2" style:font-weight-complex="normal"/>
    </style:style>
    <style:style style:name="T1467" style:family="text">
      <style:text-properties fo:color="#000000" style:font-name="Courier New1" style:text-underline-style="none" fo:font-weight="normal" officeooo:rsid="01439230" fo:background-color="transparent" loext:char-shading-value="0" style:language-asian="de" style:country-asian="DE" style:font-weight-asian="normal" style:font-name-complex="Courier New2" style:font-weight-complex="normal"/>
    </style:style>
    <style:style style:name="T1468" style:family="text">
      <style:text-properties fo:color="#000000" style:font-name="Courier New1" style:text-underline-style="none" fo:font-weight="normal" officeooo:rsid="00c8e15b" fo:background-color="transparent" loext:char-shading-value="0" style:language-asian="de" style:country-asian="DE" style:font-weight-asian="normal" style:font-name-complex="Courier New2" style:font-weight-complex="normal"/>
    </style:style>
    <style:style style:name="T1469" style:family="text">
      <style:text-properties fo:color="#000000" style:font-name="Courier New1" style:text-underline-style="none" fo:font-weight="normal" officeooo:rsid="01502c01" fo:background-color="transparent" loext:char-shading-value="0" style:language-asian="de" style:country-asian="DE" style:font-weight-asian="normal" style:font-name-complex="Courier New2" style:font-weight-complex="normal"/>
    </style:style>
    <style:style style:name="T1470" style:family="text">
      <style:text-properties fo:color="#000000" style:font-name="Courier New1" style:text-underline-style="none" fo:font-weight="normal" officeooo:rsid="01521605" fo:background-color="transparent" loext:char-shading-value="0" style:language-asian="de" style:country-asian="DE" style:font-weight-asian="normal" style:font-name-complex="Courier New2" style:font-weight-complex="normal"/>
    </style:style>
    <style:style style:name="T1471" style:family="text">
      <style:text-properties fo:color="#000000" style:font-name="Courier New1" style:text-underline-style="none" fo:font-weight="normal" officeooo:rsid="013b8f1f" fo:background-color="transparent" loext:char-shading-value="0" style:language-asian="de" style:country-asian="DE" style:font-weight-asian="normal" style:font-name-complex="Courier New2" style:font-weight-complex="normal"/>
    </style:style>
    <style:style style:name="T1472" style:family="text">
      <style:text-properties fo:color="#000000" style:font-name="Courier New1" style:text-underline-style="none" fo:font-weight="normal" officeooo:rsid="00ebf713" fo:background-color="transparent" loext:char-shading-value="0" style:language-asian="de" style:country-asian="DE" style:font-weight-asian="normal" style:font-name-complex="Courier New2" style:font-weight-complex="normal"/>
    </style:style>
    <style:style style:name="T1473" style:family="text">
      <style:text-properties fo:color="#000000" style:font-name="Courier New1" style:text-underline-style="none" fo:font-weight="normal" officeooo:rsid="015a6a7a" fo:background-color="transparent" loext:char-shading-value="0" style:language-asian="de" style:country-asian="DE" style:font-weight-asian="normal" style:font-name-complex="Courier New2" style:font-weight-complex="normal"/>
    </style:style>
    <style:style style:name="T1474" style:family="text">
      <style:text-properties fo:color="#000000" style:font-name="Courier New1" style:text-underline-style="none" fo:font-weight="normal" officeooo:rsid="015ba8e9" fo:background-color="transparent" loext:char-shading-value="0" style:language-asian="de" style:country-asian="DE" style:font-weight-asian="normal" style:font-name-complex="Courier New2" style:font-weight-complex="normal"/>
    </style:style>
    <style:style style:name="T1475" style:family="text">
      <style:text-properties fo:color="#000000" style:font-name="Courier New1" style:text-underline-style="none" fo:font-weight="normal" officeooo:rsid="00ce7d99" fo:background-color="transparent" loext:char-shading-value="0" style:language-asian="de" style:country-asian="DE" style:font-weight-asian="normal" style:font-name-complex="Courier New2" style:font-weight-complex="normal"/>
    </style:style>
    <style:style style:name="T1476" style:family="text">
      <style:text-properties fo:color="#000000" style:font-name="Courier New1" style:text-underline-style="none" fo:font-weight="normal" officeooo:rsid="0169026c" fo:background-color="transparent" loext:char-shading-value="0" style:language-asian="de" style:country-asian="DE" style:font-weight-asian="normal" style:font-name-complex="Courier New2" style:font-weight-complex="normal"/>
    </style:style>
    <style:style style:name="T1477" style:family="text">
      <style:text-properties fo:color="#000000" style:font-name="Courier New1" style:text-underline-style="none" fo:font-weight="normal" officeooo:rsid="012dbd13" fo:background-color="transparent" loext:char-shading-value="0" style:language-asian="de" style:country-asian="DE" style:font-weight-asian="normal" style:font-name-complex="Courier New2" style:font-weight-complex="normal"/>
    </style:style>
    <style:style style:name="T1478" style:family="text">
      <style:text-properties fo:color="#000000" style:font-name="Courier New1" style:text-underline-style="none" fo:font-weight="normal" officeooo:rsid="0165ff46" fo:background-color="transparent" loext:char-shading-value="0" style:language-asian="de" style:country-asian="DE" style:font-weight-asian="normal" style:font-name-complex="Courier New2" style:font-weight-complex="normal"/>
    </style:style>
    <style:style style:name="T1479" style:family="text">
      <style:text-properties fo:color="#000000" style:font-name="Courier New1" style:text-underline-style="none" fo:font-weight="normal" officeooo:rsid="00c97e52" fo:background-color="transparent" loext:char-shading-value="0" style:language-asian="de" style:country-asian="DE" style:font-weight-asian="normal" style:font-name-complex="Courier New2" style:font-weight-complex="normal"/>
    </style:style>
    <style:style style:name="T1480" style:family="text">
      <style:text-properties fo:color="#000000" style:font-name="Courier New1" style:text-underline-style="none" fo:font-weight="normal" officeooo:rsid="0122d02c" fo:background-color="transparent" loext:char-shading-value="0" style:language-asian="de" style:country-asian="DE" style:font-weight-asian="normal" style:font-name-complex="Courier New2" style:font-weight-complex="normal"/>
    </style:style>
    <style:style style:name="T1481" style:family="text">
      <style:text-properties fo:color="#000000" style:font-name="Courier New1" style:text-underline-style="none" fo:font-weight="normal" officeooo:rsid="01153f5f" fo:background-color="transparent" loext:char-shading-value="0" style:language-asian="de" style:country-asian="DE" style:font-weight-asian="normal" style:font-name-complex="Courier New2" style:font-weight-complex="normal"/>
    </style:style>
    <style:style style:name="T1482" style:family="text">
      <style:text-properties fo:color="#000000" style:font-name="Courier New1" style:text-underline-style="none" fo:font-weight="normal" officeooo:rsid="012246d6" fo:background-color="transparent" loext:char-shading-value="0" style:language-asian="de" style:country-asian="DE" style:font-weight-asian="normal" style:font-name-complex="Courier New2" style:font-weight-complex="normal"/>
    </style:style>
    <style:style style:name="T1483" style:family="text">
      <style:text-properties fo:color="#000000" style:font-name="Courier New1" style:text-underline-style="none" fo:font-weight="normal" officeooo:rsid="012bd56e" fo:background-color="transparent" loext:char-shading-value="0" style:language-asian="de" style:country-asian="DE" style:font-weight-asian="normal" style:font-name-complex="Courier New2" style:font-weight-complex="normal"/>
    </style:style>
    <style:style style:name="T1484" style:family="text">
      <style:text-properties fo:color="#000000" style:font-name="Courier New1" style:text-underline-style="none" fo:font-weight="normal" officeooo:rsid="015ccf5f" fo:background-color="transparent" loext:char-shading-value="0" style:language-asian="de" style:country-asian="DE" style:font-weight-asian="normal" style:font-name-complex="Courier New2" style:font-weight-complex="normal"/>
    </style:style>
    <style:style style:name="T1485" style:family="text">
      <style:text-properties fo:color="#000000" style:font-name="Courier New1" style:text-underline-style="none" fo:font-weight="normal" officeooo:rsid="011189ac" fo:background-color="transparent" loext:char-shading-value="0" style:language-asian="de" style:country-asian="DE" style:font-weight-asian="normal" style:font-name-complex="Courier New2" style:font-weight-complex="normal"/>
    </style:style>
    <style:style style:name="T1486" style:family="text">
      <style:text-properties fo:color="#000000" style:font-name="Courier New1" style:text-underline-style="none" fo:font-weight="normal" officeooo:rsid="012fbceb" fo:background-color="transparent" loext:char-shading-value="0" style:language-asian="de" style:country-asian="DE" style:font-weight-asian="normal" style:font-name-complex="Courier New2" style:font-weight-complex="normal"/>
    </style:style>
    <style:style style:name="T1487" style:family="text">
      <style:text-properties fo:color="#000000" style:font-name="Courier New1" style:text-underline-style="none" fo:font-weight="normal" officeooo:rsid="0120e076" fo:background-color="transparent" loext:char-shading-value="0" style:language-asian="de" style:country-asian="DE" style:font-weight-asian="normal" style:font-name-complex="Courier New2" style:font-weight-complex="normal"/>
    </style:style>
    <style:style style:name="T1488" style:family="text">
      <style:text-properties fo:color="#000000" style:font-name="Courier New1" style:text-underline-style="none" fo:font-weight="normal" officeooo:rsid="01092a5a" fo:background-color="transparent" loext:char-shading-value="0" style:language-asian="de" style:country-asian="DE" style:font-weight-asian="normal" style:font-name-complex="Courier New2" style:font-weight-complex="normal"/>
    </style:style>
    <style:style style:name="T1489" style:family="text">
      <style:text-properties fo:color="#000000" style:font-name="Courier New1" style:text-underline-style="none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1490" style:family="text">
      <style:text-properties fo:color="#000000" style:font-name="Courier New1" style:text-underline-style="none" fo:font-weight="normal" officeooo:rsid="018479ce" fo:background-color="transparent" loext:char-shading-value="0" style:language-asian="de" style:country-asian="DE" style:font-weight-asian="normal" style:font-name-complex="Courier New2" style:font-weight-complex="normal"/>
    </style:style>
    <style:style style:name="T1491" style:family="text">
      <style:text-properties fo:color="#000000" style:font-name="Courier New1" style:text-underline-style="none" fo:font-weight="normal" officeooo:rsid="0197aef2" fo:background-color="transparent" loext:char-shading-value="0" style:language-asian="de" style:country-asian="DE" style:font-weight-asian="normal" style:font-name-complex="Courier New2" style:font-weight-complex="normal"/>
    </style:style>
    <style:style style:name="T1492" style:family="text">
      <style:text-properties fo:color="#000000" style:font-name="Courier New1" style:text-underline-style="none" fo:font-weight="normal" officeooo:rsid="01a93a01" fo:background-color="transparent" loext:char-shading-value="0" style:language-asian="de" style:country-asian="DE" style:font-weight-asian="normal" style:font-name-complex="Courier New2" style:font-weight-complex="normal"/>
    </style:style>
    <style:style style:name="T1493" style:family="text">
      <style:text-properties fo:color="#000000" style:font-name="Courier New1" style:text-underline-style="none" fo:font-weight="normal" officeooo:rsid="016f249c" fo:background-color="transparent" loext:char-shading-value="0" style:language-asian="de" style:country-asian="DE" style:font-weight-asian="normal" style:font-name-complex="Courier New2" style:font-weight-complex="normal"/>
    </style:style>
    <style:style style:name="T1494" style:family="text">
      <style:text-properties fo:color="#000000" style:font-name="Courier New1" style:text-underline-style="none" fo:font-weight="normal" officeooo:rsid="01721eb3" fo:background-color="transparent" loext:char-shading-value="0" style:language-asian="de" style:country-asian="DE" style:font-weight-asian="normal" style:font-name-complex="Courier New2" style:font-weight-complex="normal"/>
    </style:style>
    <style:style style:name="T1495" style:family="text">
      <style:text-properties fo:color="#000000" style:font-name="Courier New1" style:text-underline-style="none" fo:font-weight="normal" officeooo:rsid="02571d1b" fo:background-color="transparent" loext:char-shading-value="0" style:language-asian="de" style:country-asian="DE" style:font-weight-asian="normal" style:font-name-complex="Courier New2" style:font-weight-complex="normal"/>
    </style:style>
    <style:style style:name="T1496" style:family="text">
      <style:text-properties fo:color="#000000" style:font-name="Courier New1" style:text-underline-style="none" fo:font-weight="normal" officeooo:rsid="024c2380" fo:background-color="transparent" loext:char-shading-value="0" style:language-asian="de" style:country-asian="DE" style:font-weight-asian="normal" style:font-name-complex="Courier New2" style:font-weight-complex="normal"/>
    </style:style>
    <style:style style:name="T1497" style:family="text">
      <style:text-properties fo:color="#000000" style:font-name="Courier New1" style:text-underline-style="none" fo:font-weight="normal" officeooo:rsid="024d93ff" fo:background-color="transparent" loext:char-shading-value="0" style:language-asian="de" style:country-asian="DE" style:font-weight-asian="normal" style:font-name-complex="Courier New2" style:font-weight-complex="normal"/>
    </style:style>
    <style:style style:name="T1498" style:family="text">
      <style:text-properties fo:color="#000000" style:font-name="Courier New1" style:text-underline-style="none" fo:font-weight="normal" officeooo:rsid="024f6c3d" fo:background-color="transparent" loext:char-shading-value="0" style:language-asian="de" style:country-asian="DE" style:font-weight-asian="normal" style:font-name-complex="Courier New2" style:font-weight-complex="normal"/>
    </style:style>
    <style:style style:name="T1499" style:family="text">
      <style:text-properties fo:color="#000000" style:font-name="Courier New1" style:text-underline-style="none" fo:font-weight="normal" officeooo:rsid="01aeeae9" fo:background-color="transparent" loext:char-shading-value="0" style:language-asian="de" style:country-asian="DE" style:font-weight-asian="normal" style:font-name-complex="Courier New2" style:font-weight-complex="normal"/>
    </style:style>
    <style:style style:name="T1500" style:family="text">
      <style:text-properties fo:color="#000000" style:font-name="Courier New1" style:text-underline-style="none" fo:font-weight="normal" officeooo:rsid="01aff642" fo:background-color="transparent" loext:char-shading-value="0" style:language-asian="de" style:country-asian="DE" style:font-weight-asian="normal" style:font-name-complex="Courier New2" style:font-weight-complex="normal"/>
    </style:style>
    <style:style style:name="T1501" style:family="text">
      <style:text-properties fo:color="#000000" style:font-name="Courier New1" style:text-underline-style="none" fo:font-weight="normal" officeooo:rsid="00fbd350" fo:background-color="transparent" loext:char-shading-value="0" style:language-asian="de" style:country-asian="DE" style:font-weight-asian="normal" style:font-name-complex="Courier New2" style:font-weight-complex="normal"/>
    </style:style>
    <style:style style:name="T1502" style:family="text">
      <style:text-properties fo:color="#000000" style:font-name="Courier New1" style:text-underline-style="none" fo:font-weight="normal" officeooo:rsid="01bc7839" fo:background-color="transparent" loext:char-shading-value="0" style:language-asian="de" style:country-asian="DE" style:font-weight-asian="normal" style:font-name-complex="Courier New2" style:font-weight-complex="normal"/>
    </style:style>
    <style:style style:name="T1503" style:family="text">
      <style:text-properties fo:color="#000000" style:font-name="Courier New1" style:text-underline-style="none" fo:font-weight="normal" officeooo:rsid="01c000d8" fo:background-color="transparent" loext:char-shading-value="0" style:language-asian="de" style:country-asian="DE" style:font-weight-asian="normal" style:font-name-complex="Courier New2" style:font-weight-complex="normal"/>
    </style:style>
    <style:style style:name="T1504" style:family="text">
      <style:text-properties fo:color="#000000" style:font-name="Courier New1" style:text-underline-style="none" fo:font-weight="normal" officeooo:rsid="01ba98d4" fo:background-color="transparent" loext:char-shading-value="0" style:language-asian="de" style:country-asian="DE" style:font-weight-asian="normal" style:font-name-complex="Courier New2" style:font-weight-complex="normal"/>
    </style:style>
    <style:style style:name="T1505" style:family="text">
      <style:text-properties fo:color="#000000" style:font-name="Courier New1" style:text-underline-style="none" fo:font-weight="normal" officeooo:rsid="00fb32a7" fo:background-color="transparent" loext:char-shading-value="0" style:language-asian="de" style:country-asian="DE" style:font-weight-asian="normal" style:font-name-complex="Courier New2" style:font-weight-complex="normal"/>
    </style:style>
    <style:style style:name="T1506" style:family="text">
      <style:text-properties fo:color="#000000" style:font-name="Courier New1" style:text-underline-style="none" fo:font-weight="normal" officeooo:rsid="01437a45" fo:background-color="transparent" loext:char-shading-value="0" style:language-asian="de" style:country-asian="DE" style:font-weight-asian="normal" style:font-name-complex="Courier New2" style:font-weight-complex="normal"/>
    </style:style>
    <style:style style:name="T1507" style:family="text">
      <style:text-properties fo:color="#000000" style:font-name="Courier New1" style:text-underline-style="none" fo:font-weight="normal" officeooo:rsid="017f7754" fo:background-color="transparent" loext:char-shading-value="0" style:language-asian="de" style:country-asian="DE" style:font-weight-asian="normal" style:font-name-complex="Courier New2" style:font-weight-complex="normal"/>
    </style:style>
    <style:style style:name="T1508" style:family="text">
      <style:text-properties fo:color="#000000" style:font-name="Courier New1" style:text-underline-style="none" fo:font-weight="normal" officeooo:rsid="018013bf" fo:background-color="transparent" loext:char-shading-value="0" style:language-asian="de" style:country-asian="DE" style:font-weight-asian="normal" style:font-name-complex="Courier New2" style:font-weight-complex="normal"/>
    </style:style>
    <style:style style:name="T1509" style:family="text">
      <style:text-properties fo:color="#000000" style:font-name="Courier New1" style:text-underline-style="none" fo:font-weight="normal" officeooo:rsid="00a5a00f" fo:background-color="transparent" loext:char-shading-value="0" style:language-asian="de" style:country-asian="DE" style:font-weight-asian="normal" style:font-name-complex="Courier New2" style:font-weight-complex="normal"/>
    </style:style>
    <style:style style:name="T1510" style:family="text">
      <style:text-properties fo:color="#000000" style:font-name="Courier New1" style:text-underline-style="none" fo:font-weight="normal" officeooo:rsid="0149d933" fo:background-color="transparent" loext:char-shading-value="0" style:language-asian="de" style:country-asian="DE" style:font-weight-asian="normal" style:font-name-complex="Courier New2" style:font-weight-complex="normal"/>
    </style:style>
    <style:style style:name="T1511" style:family="text">
      <style:text-properties fo:color="#000000" style:font-name="Courier New1" style:text-underline-style="none" fo:font-weight="normal" officeooo:rsid="022b6c31" fo:background-color="transparent" loext:char-shading-value="0" style:language-asian="de" style:country-asian="DE" style:font-weight-asian="normal" style:font-name-complex="Courier New2" style:font-weight-complex="normal"/>
    </style:style>
    <style:style style:name="T1512" style:family="text">
      <style:text-properties fo:color="#000000" style:font-name="Courier New1" style:text-underline-style="none" fo:font-weight="normal" officeooo:rsid="016bd182" fo:background-color="transparent" loext:char-shading-value="0" style:language-asian="de" style:country-asian="DE" style:font-weight-asian="normal" style:font-name-complex="Courier New2" style:font-weight-complex="normal"/>
    </style:style>
    <style:style style:name="T1513" style:family="text">
      <style:text-properties fo:color="#000000" style:font-name="Courier New1" style:text-underline-style="none" fo:font-weight="normal" officeooo:rsid="00ce2b80" fo:background-color="transparent" loext:char-shading-value="0" style:language-asian="de" style:country-asian="DE" style:font-weight-asian="normal" style:font-name-complex="Courier New2" style:font-weight-complex="normal"/>
    </style:style>
    <style:style style:name="T1514" style:family="text">
      <style:text-properties fo:color="#000000" style:font-name="Courier New1" style:text-underline-style="none" fo:font-weight="normal" officeooo:rsid="013cb76b" fo:background-color="transparent" loext:char-shading-value="0" style:language-asian="de" style:country-asian="DE" style:font-weight-asian="normal" style:font-name-complex="Courier New2" style:font-weight-complex="normal"/>
    </style:style>
    <style:style style:name="T1515" style:family="text">
      <style:text-properties fo:color="#000000" style:font-name="Courier New1" style:text-underline-style="none" fo:font-weight="normal" officeooo:rsid="013e6256" fo:background-color="transparent" loext:char-shading-value="0" style:language-asian="de" style:country-asian="DE" style:font-weight-asian="normal" style:font-name-complex="Courier New2" style:font-weight-complex="normal"/>
    </style:style>
    <style:style style:name="T1516" style:family="text">
      <style:text-properties fo:color="#000000" style:font-name="Courier New1" style:text-underline-style="none" fo:font-weight="normal" officeooo:rsid="025de7a1" fo:background-color="transparent" loext:char-shading-value="0" style:language-asian="de" style:country-asian="DE" style:font-weight-asian="normal" style:font-name-complex="Courier New2" style:font-weight-complex="normal"/>
    </style:style>
    <style:style style:name="T1517" style:family="text">
      <style:text-properties fo:color="#000000" style:font-name="Courier New1" style:text-underline-style="none" fo:font-weight="normal" officeooo:rsid="00edddef" fo:background-color="transparent" loext:char-shading-value="0" style:language-asian="de" style:country-asian="DE" style:font-weight-asian="normal" style:font-name-complex="Courier New2" style:font-weight-complex="normal"/>
    </style:style>
    <style:style style:name="T1518" style:family="text">
      <style:text-properties fo:color="#000000" style:font-name="Courier New1" style:text-underline-style="none" fo:font-weight="normal" officeooo:rsid="00cfce20" fo:background-color="transparent" loext:char-shading-value="0" style:language-asian="de" style:country-asian="DE" style:font-weight-asian="normal" style:font-name-complex="Courier New2" style:font-weight-complex="normal"/>
    </style:style>
    <style:style style:name="T1519" style:family="text">
      <style:text-properties fo:color="#000000" style:font-name="Courier New1" style:text-underline-style="none" fo:font-weight="normal" officeooo:rsid="00c99f34" fo:background-color="transparent" loext:char-shading-value="0" style:language-asian="de" style:country-asian="DE" style:font-weight-asian="normal" style:font-name-complex="Courier New2" style:font-weight-complex="normal"/>
    </style:style>
    <style:style style:name="T1520" style:family="text">
      <style:text-properties fo:color="#000000" style:font-name="Courier New1" style:text-underline-style="none" fo:font-weight="normal" officeooo:rsid="0156753f" fo:background-color="transparent" loext:char-shading-value="0" style:language-asian="de" style:country-asian="DE" style:font-weight-asian="normal" style:font-name-complex="Courier New2" style:font-weight-complex="normal"/>
    </style:style>
    <style:style style:name="T1521" style:family="text">
      <style:text-properties fo:color="#000000" style:font-name="Courier New1" style:text-underline-style="none" fo:font-weight="normal" officeooo:rsid="015742d1" fo:background-color="transparent" loext:char-shading-value="0" style:language-asian="de" style:country-asian="DE" style:font-weight-asian="normal" style:font-name-complex="Courier New2" style:font-weight-complex="normal"/>
    </style:style>
    <style:style style:name="T1522" style:family="text">
      <style:text-properties fo:color="#000000" style:font-name="Courier New1" style:text-underline-style="none" fo:font-weight="normal" officeooo:rsid="013419ed" fo:background-color="transparent" loext:char-shading-value="0" style:language-asian="de" style:country-asian="DE" style:font-weight-asian="normal" style:font-name-complex="Courier New2" style:font-weight-complex="normal"/>
    </style:style>
    <style:style style:name="T1523" style:family="text">
      <style:text-properties fo:color="#000000" style:font-name="Courier New1" style:text-underline-style="none" fo:font-weight="normal" officeooo:rsid="00de36a9" fo:background-color="transparent" loext:char-shading-value="0" style:language-asian="de" style:country-asian="DE" style:font-weight-asian="normal" style:font-name-complex="Courier New2" style:font-weight-complex="normal"/>
    </style:style>
    <style:style style:name="T1524" style:family="text">
      <style:text-properties fo:color="#000000" style:font-name="Courier New1" style:text-underline-style="none" fo:font-weight="normal" officeooo:rsid="022d00f6" fo:background-color="transparent" loext:char-shading-value="0" style:language-asian="de" style:country-asian="DE" style:font-weight-asian="normal" style:font-name-complex="Courier New2" style:font-weight-complex="normal"/>
    </style:style>
    <style:style style:name="T1525" style:family="text">
      <style:text-properties fo:color="#000000" style:font-name="Courier New1" style:text-underline-style="none" fo:font-weight="normal" officeooo:rsid="0109aab8" fo:background-color="transparent" loext:char-shading-value="0" style:language-asian="de" style:country-asian="DE" style:font-weight-asian="normal" style:font-name-complex="Courier New2" style:font-weight-complex="normal"/>
    </style:style>
    <style:style style:name="T1526" style:family="text">
      <style:text-properties fo:color="#000000" style:font-name="Courier New1" style:text-underline-style="none" fo:font-weight="normal" officeooo:rsid="014be94d" fo:background-color="transparent" loext:char-shading-value="0" style:language-asian="de" style:country-asian="DE" style:font-weight-asian="normal" style:font-name-complex="Courier New2" style:font-weight-complex="normal"/>
    </style:style>
    <style:style style:name="T1527" style:family="text">
      <style:text-properties fo:color="#000000" style:font-name="Courier New1" style:text-underline-style="none" fo:font-weight="normal" officeooo:rsid="014c0dc9" fo:background-color="transparent" loext:char-shading-value="0" style:language-asian="de" style:country-asian="DE" style:font-weight-asian="normal" style:font-name-complex="Courier New2" style:font-weight-complex="normal"/>
    </style:style>
    <style:style style:name="T1528" style:family="text">
      <style:text-properties fo:color="#000000" style:font-name="Courier New1" style:text-underline-style="none" fo:font-weight="normal" officeooo:rsid="01078ed3" fo:background-color="transparent" loext:char-shading-value="0" style:language-asian="de" style:country-asian="DE" style:font-weight-asian="normal" style:font-name-complex="Courier New2" style:font-weight-complex="normal"/>
    </style:style>
    <style:style style:name="T1529" style:family="text">
      <style:text-properties fo:color="#000000" style:font-name="Courier New1" style:text-underline-style="none" fo:font-weight="normal" officeooo:rsid="0217f402" fo:background-color="transparent" loext:char-shading-value="0" style:language-asian="de" style:country-asian="DE" style:font-weight-asian="normal" style:font-name-complex="Courier New2" style:font-weight-complex="normal"/>
    </style:style>
    <style:style style:name="T1530" style:family="text">
      <style:text-properties fo:color="#000000" style:font-name="Courier New1" style:text-underline-style="none" fo:font-weight="normal" officeooo:rsid="01382ca0" fo:background-color="transparent" loext:char-shading-value="0" style:language-asian="de" style:country-asian="DE" style:font-weight-asian="normal" style:font-name-complex="Courier New2" style:font-weight-complex="normal"/>
    </style:style>
    <style:style style:name="T1531" style:family="text">
      <style:text-properties fo:color="#000000" style:font-name="Courier New1" style:text-underline-style="none" fo:font-weight="normal" officeooo:rsid="0184be39" fo:background-color="transparent" loext:char-shading-value="0" style:language-asian="de" style:country-asian="DE" style:font-weight-asian="normal" style:font-name-complex="Courier New2" style:font-weight-complex="normal"/>
    </style:style>
    <style:style style:name="T1532" style:family="text">
      <style:text-properties fo:color="#000000" style:font-name="Courier New1" style:text-underline-style="none" fo:font-weight="normal" officeooo:rsid="019aa5bf" fo:background-color="transparent" loext:char-shading-value="0" style:language-asian="de" style:country-asian="DE" style:font-weight-asian="normal" style:font-name-complex="Courier New2" style:font-weight-complex="normal"/>
    </style:style>
    <style:style style:name="T1533" style:family="text">
      <style:text-properties fo:color="#000000" style:font-name="Courier New1" style:text-underline-style="none" fo:font-weight="normal" officeooo:rsid="01a90700" fo:background-color="transparent" loext:char-shading-value="0" style:language-asian="de" style:country-asian="DE" style:font-weight-asian="normal" style:font-name-complex="Courier New2" style:font-weight-complex="normal"/>
    </style:style>
    <style:style style:name="T1534" style:family="text">
      <style:text-properties fo:color="#000000" style:font-name="Courier New1" style:text-underline-style="none" fo:font-weight="normal" officeooo:rsid="0233f548" fo:background-color="transparent" loext:char-shading-value="0" style:language-asian="de" style:country-asian="DE" style:font-weight-asian="normal" style:font-name-complex="Courier New2" style:font-weight-complex="normal"/>
    </style:style>
    <style:style style:name="T1535" style:family="text">
      <style:text-properties fo:color="#000000" style:font-name="Courier New1" style:text-underline-style="none" fo:font-weight="normal" officeooo:rsid="0170e7a9" fo:background-color="transparent" loext:char-shading-value="0" style:language-asian="de" style:country-asian="DE" style:font-weight-asian="normal" style:font-name-complex="Courier New2" style:font-weight-complex="normal"/>
    </style:style>
    <style:style style:name="T1536" style:family="text">
      <style:text-properties fo:color="#000000" style:font-name="Courier New1" style:text-underline-style="none" fo:font-weight="normal" officeooo:rsid="024e0124" fo:background-color="transparent" loext:char-shading-value="0" style:language-asian="de" style:country-asian="DE" style:font-weight-asian="normal" style:font-name-complex="Courier New2" style:font-weight-complex="normal"/>
    </style:style>
    <style:style style:name="T1537" style:family="text">
      <style:text-properties fo:color="#000000" style:font-name="Courier New1" style:text-underline-style="none" fo:font-weight="normal" officeooo:rsid="024f5bc0" fo:background-color="transparent" loext:char-shading-value="0" style:language-asian="de" style:country-asian="DE" style:font-weight-asian="normal" style:font-name-complex="Courier New2" style:font-weight-complex="normal"/>
    </style:style>
    <style:style style:name="T1538" style:family="text">
      <style:text-properties fo:color="#000000" style:font-name="Courier New1" style:text-underline-style="none" fo:font-weight="normal" officeooo:rsid="006d143d" fo:background-color="transparent" loext:char-shading-value="0" style:language-asian="de" style:country-asian="DE" style:font-weight-asian="normal" style:font-name-complex="Courier New2" style:font-weight-complex="normal"/>
    </style:style>
    <style:style style:name="T1539" style:family="text">
      <style:text-properties fo:color="#000000" style:font-name="Courier New1" style:text-underline-style="none" fo:font-weight="normal" officeooo:rsid="0255346c" fo:background-color="transparent" loext:char-shading-value="0" style:language-asian="de" style:country-asian="DE" style:font-weight-asian="normal" style:font-name-complex="Courier New2" style:font-weight-complex="normal"/>
    </style:style>
    <style:style style:name="T1540" style:family="text">
      <style:text-properties fo:color="#000000" style:font-name="Courier New1" style:text-underline-style="none" fo:font-weight="normal" officeooo:rsid="011cdb01" fo:background-color="transparent" loext:char-shading-value="0" style:language-asian="de" style:country-asian="DE" style:font-weight-asian="normal" style:font-name-complex="Courier New2" style:font-weight-complex="normal"/>
    </style:style>
    <style:style style:name="T1541" style:family="text">
      <style:text-properties fo:color="#000000" style:font-name="Courier New1" style:text-underline-style="none" fo:font-weight="normal" officeooo:rsid="018b9852" fo:background-color="transparent" loext:char-shading-value="0" style:language-asian="de" style:country-asian="DE" style:font-weight-asian="normal" style:font-name-complex="Courier New2" style:font-weight-complex="normal"/>
    </style:style>
    <style:style style:name="T1542" style:family="text">
      <style:text-properties fo:color="#000000" style:font-name="Courier New1" style:text-underline-style="none" fo:font-weight="normal" officeooo:rsid="0234208c" fo:background-color="transparent" loext:char-shading-value="0" style:language-asian="de" style:country-asian="DE" style:font-weight-asian="normal" style:font-name-complex="Courier New2" style:font-weight-complex="normal"/>
    </style:style>
    <style:style style:name="T1543" style:family="text">
      <style:text-properties fo:color="#000000" style:font-name="Courier New1" style:text-underline-style="none" fo:font-weight="normal" officeooo:rsid="02545e62" fo:background-color="transparent" loext:char-shading-value="0" style:language-asian="de" style:country-asian="DE" style:font-weight-asian="normal" style:font-name-complex="Courier New2" style:font-weight-complex="normal"/>
    </style:style>
    <style:style style:name="T1544" style:family="text">
      <style:text-properties fo:color="#000000" style:font-name="Courier New1" style:text-underline-style="none" fo:font-weight="normal" officeooo:rsid="003ed595" fo:background-color="transparent" loext:char-shading-value="0" style:language-asian="de" style:country-asian="DE" style:font-weight-asian="normal" style:font-name-complex="Courier New2" style:font-weight-complex="normal"/>
    </style:style>
    <style:style style:name="T1545" style:family="text">
      <style:text-properties fo:color="#000000" style:font-name="Courier New1" style:text-underline-style="none" fo:font-weight="normal" officeooo:rsid="024dc755" fo:background-color="transparent" loext:char-shading-value="0" style:language-asian="de" style:country-asian="DE" style:font-weight-asian="normal" style:font-name-complex="Courier New2" style:font-weight-complex="normal"/>
    </style:style>
    <style:style style:name="T1546" style:family="text">
      <style:text-properties fo:color="#000000" style:font-name="Courier New1" style:text-underline-style="none" fo:font-weight="normal" officeooo:rsid="02516a0e" fo:background-color="transparent" loext:char-shading-value="0" style:language-asian="de" style:country-asian="DE" style:font-weight-asian="normal" style:font-name-complex="Courier New2" style:font-weight-complex="normal"/>
    </style:style>
    <style:style style:name="T1547" style:family="text">
      <style:text-properties fo:color="#000000" style:font-name="Courier New1" style:text-underline-style="none" fo:font-weight="normal" officeooo:rsid="018eab2c" fo:background-color="transparent" loext:char-shading-value="0" style:language-asian="de" style:country-asian="DE" style:font-weight-asian="normal" style:font-name-complex="Courier New2" style:font-weight-complex="normal"/>
    </style:style>
    <style:style style:name="T1548" style:family="text">
      <style:text-properties fo:color="#000000" style:font-name="Courier New1" style:text-underline-style="none" fo:font-weight="normal" officeooo:rsid="018fb2d3" fo:background-color="transparent" loext:char-shading-value="0" style:language-asian="de" style:country-asian="DE" style:font-weight-asian="normal" style:font-name-complex="Courier New2" style:font-weight-complex="normal"/>
    </style:style>
    <style:style style:name="T1549" style:family="text">
      <style:text-properties fo:color="#000000" style:font-name="Courier New1" style:text-underline-style="none" fo:font-weight="normal" officeooo:rsid="0207cc41" fo:background-color="transparent" loext:char-shading-value="0" style:language-asian="de" style:country-asian="DE" style:font-weight-asian="normal" style:font-name-complex="Courier New2" style:font-weight-complex="normal"/>
    </style:style>
    <style:style style:name="T1550" style:family="text">
      <style:text-properties fo:color="#000000" style:font-name="Courier New1" style:text-underline-style="none" fo:font-weight="normal" officeooo:rsid="005066ea" fo:background-color="transparent" loext:char-shading-value="0" style:language-asian="de" style:country-asian="DE" style:font-weight-asian="normal" style:font-name-complex="Courier New2" style:font-weight-complex="normal"/>
    </style:style>
    <style:style style:name="T1551" style:family="text">
      <style:text-properties fo:color="#000000" style:font-name="Courier New1" style:text-underline-style="none" fo:font-weight="normal" officeooo:rsid="01b10dd6" fo:background-color="transparent" loext:char-shading-value="0" style:language-asian="de" style:country-asian="DE" style:font-weight-asian="normal" style:font-name-complex="Courier New2" style:font-weight-complex="normal"/>
    </style:style>
    <style:style style:name="T1552" style:family="text">
      <style:text-properties fo:color="#000000" style:font-name="Courier New1" style:text-underline-style="none" fo:font-weight="normal" officeooo:rsid="00f4befa" fo:background-color="transparent" loext:char-shading-value="0" style:language-asian="de" style:country-asian="DE" style:font-weight-asian="normal" style:font-name-complex="Courier New2" style:font-weight-complex="normal"/>
    </style:style>
    <style:style style:name="T1553" style:family="text">
      <style:text-properties fo:color="#000000" style:font-name="Courier New1" style:text-underline-style="none" fo:font-weight="normal" officeooo:rsid="01735989" fo:background-color="transparent" loext:char-shading-value="0" style:language-asian="de" style:country-asian="DE" style:font-weight-asian="normal" style:font-name-complex="Courier New2" style:font-weight-complex="normal"/>
    </style:style>
    <style:style style:name="T1554" style:family="text">
      <style:text-properties fo:color="#000000" style:font-name="Courier New1" style:text-underline-style="none" fo:font-weight="normal" officeooo:rsid="00520c83" fo:background-color="transparent" loext:char-shading-value="0" style:language-asian="de" style:country-asian="DE" style:font-weight-asian="normal" style:font-name-complex="Courier New2" style:font-weight-complex="normal"/>
    </style:style>
    <style:style style:name="T1555" style:family="text">
      <style:text-properties fo:color="#000000" style:font-name="Courier New1" style:text-underline-style="none" fo:font-weight="normal" officeooo:rsid="00ae6ef3" fo:background-color="transparent" loext:char-shading-value="0" style:language-asian="de" style:country-asian="DE" style:font-weight-asian="normal" style:font-name-complex="Courier New2" style:font-weight-complex="normal"/>
    </style:style>
    <style:style style:name="T1556" style:family="text">
      <style:text-properties fo:color="#000000" style:font-name="Courier New1" style:text-underline-style="none" fo:font-weight="normal" officeooo:rsid="00aff780" fo:background-color="transparent" loext:char-shading-value="0" style:language-asian="de" style:country-asian="DE" style:font-weight-asian="normal" style:font-name-complex="Courier New2" style:font-weight-complex="normal"/>
    </style:style>
    <style:style style:name="T1557" style:family="text">
      <style:text-properties fo:color="#000000" style:font-name="Courier New1" style:text-underline-style="none" fo:font-weight="normal" officeooo:rsid="003a34f3" fo:background-color="transparent" loext:char-shading-value="0" style:language-asian="de" style:country-asian="DE" style:font-weight-asian="normal" style:font-name-complex="Courier New2" style:font-weight-complex="normal"/>
    </style:style>
    <style:style style:name="T1558" style:family="text">
      <style:text-properties fo:color="#000000" style:font-name="Courier New1" style:text-underline-style="none" fo:font-weight="normal" officeooo:rsid="00f7364a" fo:background-color="transparent" loext:char-shading-value="0" style:language-asian="de" style:country-asian="DE" style:font-weight-asian="normal" style:font-name-complex="Courier New2" style:font-weight-complex="normal"/>
    </style:style>
    <style:style style:name="T1559" style:family="text">
      <style:text-properties fo:color="#000000" style:font-name="Courier New1" style:text-underline-style="none" fo:font-weight="normal" officeooo:rsid="00322484" fo:background-color="transparent" loext:char-shading-value="0" style:language-asian="de" style:country-asian="DE" style:font-weight-asian="normal" style:font-name-complex="Courier New2" style:font-weight-complex="normal"/>
    </style:style>
    <style:style style:name="T1560" style:family="text">
      <style:text-properties fo:color="#000000" style:font-name="Courier New1" style:text-underline-style="none" fo:font-weight="normal" officeooo:rsid="01c4cb4d" fo:background-color="transparent" loext:char-shading-value="0" style:language-asian="de" style:country-asian="DE" style:font-weight-asian="normal" style:font-name-complex="Courier New2" style:font-weight-complex="normal"/>
    </style:style>
    <style:style style:name="T1561" style:family="text">
      <style:text-properties fo:color="#000000" style:font-name="Courier New1" style:text-underline-style="none" fo:font-weight="normal" officeooo:rsid="0230e851" fo:background-color="transparent" loext:char-shading-value="0" style:language-asian="de" style:country-asian="DE" style:font-weight-asian="normal" style:font-name-complex="Courier New2" style:font-weight-complex="normal"/>
    </style:style>
    <style:style style:name="T1562" style:family="text">
      <style:text-properties fo:color="#000000" style:font-name="Courier New1" style:text-underline-style="none" fo:font-weight="normal" officeooo:rsid="00a14261" fo:background-color="transparent" loext:char-shading-value="0" style:language-asian="de" style:country-asian="DE" style:font-weight-asian="normal" style:font-weight-complex="normal"/>
    </style:style>
    <style:style style:name="T1563" style:family="text">
      <style:text-properties fo:color="#000000" style:font-name="Courier New1" style:text-underline-style="none" fo:font-weight="normal" officeooo:rsid="01c3391c" fo:background-color="transparent" loext:char-shading-value="0" style:language-asian="de" style:country-asian="DE" style:font-weight-asian="normal" style:font-weight-complex="normal"/>
    </style:style>
    <style:style style:name="T1564" style:family="text">
      <style:text-properties fo:color="#000000" style:font-name="Courier New1" style:text-underline-style="none" fo:font-weight="normal" officeooo:rsid="01c44b49" fo:background-color="transparent" loext:char-shading-value="0" style:language-asian="de" style:country-asian="DE" style:font-weight-asian="normal" style:font-weight-complex="normal"/>
    </style:style>
    <style:style style:name="T1565" style:family="text">
      <style:text-properties fo:color="#000000" style:font-name="Courier New1" style:text-underline-style="none" fo:font-weight="normal" officeooo:rsid="01aeb5d4" fo:background-color="transparent" loext:char-shading-value="0" style:language-asian="de" style:country-asian="DE" style:font-weight-asian="normal" style:font-weight-complex="normal"/>
    </style:style>
    <style:style style:name="T1566" style:family="text">
      <style:text-properties fo:color="#000000" style:font-name="Courier New1" style:text-underline-style="none" fo:font-weight="normal" style:font-weight-asian="normal" style:font-weight-complex="normal"/>
    </style:style>
    <style:style style:name="T1567" style:family="text">
      <style:text-properties fo:color="#000000" style:font-name="Courier New1" style:text-underline-style="none" fo:font-weight="normal" officeooo:rsid="01ce6025" style:font-weight-asian="normal" style:font-weight-complex="normal"/>
    </style:style>
    <style:style style:name="T1568" style:family="text">
      <style:text-properties fo:color="#000000" style:font-name="Courier New1" style:text-underline-style="none" fo:font-weight="normal" officeooo:rsid="0149d933" style:language-asian="de" style:country-asian="DE" style:font-weight-asian="normal" style:font-name-complex="Courier New2" style:font-weight-complex="normal"/>
    </style:style>
    <style:style style:name="T1569" style:family="text">
      <style:text-properties fo:color="#000000" style:font-name="Courier New1" style:text-underline-style="none" fo:font-weight="normal" officeooo:rsid="01502c01" style:language-asian="de" style:country-asian="DE" style:font-weight-asian="normal" style:font-name-complex="Courier New2" style:font-weight-complex="normal"/>
    </style:style>
    <style:style style:name="T1570" style:family="text">
      <style:text-properties fo:color="#000000" style:font-name="Courier New1" style:text-underline-style="none" fo:font-weight="normal" officeooo:rsid="016bd182" style:language-asian="de" style:country-asian="DE" style:font-weight-asian="normal" style:font-name-complex="Courier New2" style:font-weight-complex="normal"/>
    </style:style>
    <style:style style:name="T1571" style:family="text">
      <style:text-properties fo:color="#000000" style:font-name="Courier New1" style:text-underline-style="none" fo:font-weight="normal" officeooo:rsid="01521605" style:language-asian="de" style:country-asian="DE" style:font-weight-asian="normal" style:font-name-complex="Courier New2" style:font-weight-complex="normal"/>
    </style:style>
    <style:style style:name="T1572" style:family="text">
      <style:text-properties fo:color="#000000" style:font-name="Courier New1" style:text-underline-style="none" fo:font-weight="normal" officeooo:rsid="013b8f1f" style:language-asian="de" style:country-asian="DE" style:font-weight-asian="normal" style:font-name-complex="Courier New2" style:font-weight-complex="normal"/>
    </style:style>
    <style:style style:name="T1573" style:family="text">
      <style:text-properties fo:color="#000000" style:font-name="Courier New1" style:text-underline-style="none" fo:font-weight="normal" officeooo:rsid="013cb76b" style:language-asian="de" style:country-asian="DE" style:font-weight-asian="normal" style:font-name-complex="Courier New2" style:font-weight-complex="normal"/>
    </style:style>
    <style:style style:name="T1574" style:family="text">
      <style:text-properties fo:color="#000000" style:font-name="Courier New1" style:text-underline-style="none" fo:font-weight="normal" officeooo:rsid="015a6a7a" style:language-asian="de" style:country-asian="DE" style:font-weight-asian="normal" style:font-name-complex="Courier New2" style:font-weight-complex="normal"/>
    </style:style>
    <style:style style:name="T1575" style:family="text">
      <style:text-properties fo:color="#000000" style:font-name="Courier New1" style:text-underline-style="none" fo:font-weight="normal" officeooo:rsid="00ce7d99" style:language-asian="de" style:country-asian="DE" style:font-weight-asian="normal" style:font-name-complex="Courier New2" style:font-weight-complex="normal"/>
    </style:style>
    <style:style style:name="T1576" style:family="text">
      <style:text-properties fo:color="#000000" style:font-name="Courier New1" style:text-underline-style="none" fo:font-weight="normal" officeooo:rsid="012fbceb" style:language-asian="de" style:country-asian="DE" style:font-weight-asian="normal" style:font-name-complex="Courier New2" style:font-weight-complex="normal"/>
    </style:style>
    <style:style style:name="T1577" style:family="text">
      <style:text-properties fo:color="#000000" style:font-name="Courier New1" style:text-underline-style="none" fo:font-weight="normal" officeooo:rsid="0169026c" style:language-asian="de" style:country-asian="DE" style:font-weight-asian="normal" style:font-name-complex="Courier New2" style:font-weight-complex="normal"/>
    </style:style>
    <style:style style:name="T1578" style:family="text">
      <style:text-properties fo:color="#000000" style:font-name="Courier New1" style:text-underline-style="none" fo:font-weight="normal" officeooo:rsid="012dbd13" style:language-asian="de" style:country-asian="DE" style:font-weight-asian="normal" style:font-name-complex="Courier New2" style:font-weight-complex="normal"/>
    </style:style>
    <style:style style:name="T1579" style:family="text">
      <style:text-properties fo:color="#000000" style:font-name="Courier New1" style:text-underline-style="none" fo:font-weight="normal" officeooo:rsid="0165ff46" style:language-asian="de" style:country-asian="DE" style:font-weight-asian="normal" style:font-name-complex="Courier New2" style:font-weight-complex="normal"/>
    </style:style>
    <style:style style:name="T1580" style:family="text">
      <style:text-properties fo:color="#000000" style:font-name="Courier New1" style:text-underline-style="none" fo:font-weight="normal" officeooo:rsid="00c97e52" style:language-asian="de" style:country-asian="DE" style:font-weight-asian="normal" style:font-name-complex="Courier New2" style:font-weight-complex="normal"/>
    </style:style>
    <style:style style:name="T1581" style:family="text">
      <style:text-properties fo:color="#000000" style:font-name="Courier New1" style:text-underline-style="none" fo:font-weight="normal" officeooo:rsid="0122d02c" style:language-asian="de" style:country-asian="DE" style:font-weight-asian="normal" style:font-name-complex="Courier New2" style:font-weight-complex="normal"/>
    </style:style>
    <style:style style:name="T1582" style:family="text">
      <style:text-properties fo:color="#000000" style:font-name="Courier New1" style:text-underline-style="none" fo:font-weight="normal" officeooo:rsid="013419ed" style:language-asian="de" style:country-asian="DE" style:font-weight-asian="normal" style:font-name-complex="Courier New2" style:font-weight-complex="normal"/>
    </style:style>
    <style:style style:name="T1583" style:family="text">
      <style:text-properties fo:color="#000000" style:font-name="Courier New1" style:text-underline-style="none" fo:font-weight="normal" officeooo:rsid="00de36a9" style:language-asian="de" style:country-asian="DE" style:font-weight-asian="normal" style:font-name-complex="Courier New2" style:font-weight-complex="normal"/>
    </style:style>
    <style:style style:name="T1584" style:family="text">
      <style:text-properties fo:color="#000000" style:font-name="Courier New1" style:text-underline-style="none" fo:font-weight="normal" officeooo:rsid="0120e076" style:language-asian="de" style:country-asian="DE" style:font-weight-asian="normal" style:font-name-complex="Courier New2" style:font-weight-complex="normal"/>
    </style:style>
    <style:style style:name="T1585" style:family="text">
      <style:text-properties fo:color="#000000" style:font-name="Courier New1" style:text-underline-style="none" fo:font-weight="normal" officeooo:rsid="015ccf5f" style:language-asian="de" style:country-asian="DE" style:font-weight-asian="normal" style:font-name-complex="Courier New2" style:font-weight-complex="normal"/>
    </style:style>
    <style:style style:name="T1586" style:family="text">
      <style:text-properties fo:color="#000000" style:font-name="Courier New1" style:text-underline-style="none" fo:font-weight="normal" officeooo:rsid="014be94d" style:language-asian="de" style:country-asian="DE" style:font-weight-asian="normal" style:font-name-complex="Courier New2" style:font-weight-complex="normal"/>
    </style:style>
    <style:style style:name="T1587" style:family="text">
      <style:text-properties fo:color="#000000" style:font-name="Courier New1" style:text-underline-style="none" fo:font-weight="normal" officeooo:rsid="01078ed3" style:language-asian="de" style:country-asian="DE" style:font-weight-asian="normal" style:font-name-complex="Courier New2" style:font-weight-complex="normal"/>
    </style:style>
    <style:style style:name="T1588" style:family="text">
      <style:text-properties fo:color="#000000" style:font-name="Courier New1" style:text-underline-style="none" fo:font-weight="normal" officeooo:rsid="011189ac" style:language-asian="de" style:country-asian="DE" style:font-weight-asian="normal" style:font-name-complex="Courier New2" style:font-weight-complex="normal"/>
    </style:style>
    <style:style style:name="T1589" style:family="text">
      <style:text-properties fo:color="#000000" style:font-name="Courier New1" style:text-underline-style="none" fo:font-weight="normal" officeooo:rsid="018479ce" style:language-asian="de" style:country-asian="DE" style:font-weight-asian="normal" style:font-name-complex="Courier New2" style:font-weight-complex="normal"/>
    </style:style>
    <style:style style:name="T1590" style:family="text">
      <style:text-properties fo:color="#000000" style:font-name="Courier New1" style:text-underline-style="none" fo:font-weight="normal" officeooo:rsid="0197aef2" style:language-asian="de" style:country-asian="DE" style:font-weight-asian="normal" style:font-name-complex="Courier New2" style:font-weight-complex="normal"/>
    </style:style>
    <style:style style:name="T1591" style:family="text">
      <style:text-properties fo:color="#000000" style:font-name="Courier New1" style:text-underline-style="none" fo:font-weight="normal" officeooo:rsid="01a93a01" style:language-asian="de" style:country-asian="DE" style:font-weight-asian="normal" style:font-name-complex="Courier New2" style:font-weight-complex="normal"/>
    </style:style>
    <style:style style:name="T1592" style:family="text">
      <style:text-properties fo:color="#000000" style:font-name="Courier New1" style:text-underline-style="none" fo:font-weight="normal" officeooo:rsid="016f249c" style:language-asian="de" style:country-asian="DE" style:font-weight-asian="normal" style:font-name-complex="Courier New2" style:font-weight-complex="normal"/>
    </style:style>
    <style:style style:name="T1593" style:family="text">
      <style:text-properties fo:color="#000000" style:font-name="Courier New1" style:text-underline-style="none" fo:font-weight="normal" officeooo:rsid="01721eb3" style:language-asian="de" style:country-asian="DE" style:font-weight-asian="normal" style:font-name-complex="Courier New2" style:font-weight-complex="normal"/>
    </style:style>
    <style:style style:name="T1594" style:family="text">
      <style:text-properties fo:color="#000000" style:font-name="Courier New1" style:text-underline-style="none" fo:font-weight="normal" officeooo:rsid="0170e7a9" style:language-asian="de" style:country-asian="DE" style:font-weight-asian="normal" style:font-name-complex="Courier New2" style:font-weight-complex="normal"/>
    </style:style>
    <style:style style:name="T1595" style:family="text">
      <style:text-properties fo:color="#000000" style:font-name="Courier New1" style:text-underline-style="none" fo:font-weight="normal" officeooo:rsid="02571d1b" style:language-asian="de" style:country-asian="DE" style:font-weight-asian="normal" style:font-name-complex="Courier New2" style:font-weight-complex="normal"/>
    </style:style>
    <style:style style:name="T1596" style:family="text">
      <style:text-properties fo:color="#000000" style:font-name="Courier New1" style:text-underline-style="none" fo:font-weight="normal" officeooo:rsid="024c2380" style:language-asian="de" style:country-asian="DE" style:font-weight-asian="normal" style:font-name-complex="Courier New2" style:font-weight-complex="normal"/>
    </style:style>
    <style:style style:name="T1597" style:family="text">
      <style:text-properties fo:color="#000000" style:font-name="Courier New1" style:text-underline-style="none" fo:font-weight="normal" officeooo:rsid="024d93ff" style:language-asian="de" style:country-asian="DE" style:font-weight-asian="normal" style:font-name-complex="Courier New2" style:font-weight-complex="normal"/>
    </style:style>
    <style:style style:name="T1598" style:family="text">
      <style:text-properties fo:color="#000000" style:font-name="Courier New1" style:text-underline-style="none" fo:font-weight="normal" officeooo:rsid="01153f5f" style:language-asian="de" style:country-asian="DE" style:font-weight-asian="normal" style:font-weight-complex="normal"/>
    </style:style>
    <style:style style:name="T1599" style:family="text">
      <style:text-properties fo:color="#000000" style:font-name="Courier New1" style:text-underline-style="none" fo:font-weight="bold" officeooo:rsid="0177279a" fo:background-color="transparent" loext:char-shading-value="0" style:font-weight-asian="bold" style:font-name-complex="Courier New2" style:font-weight-complex="bold"/>
    </style:style>
    <style:style style:name="T1600" style:family="text">
      <style:text-properties fo:color="#000000" style:font-name="Courier New1" style:text-underline-style="none" fo:font-weight="bold" officeooo:rsid="00c8e15b" fo:background-color="transparent" loext:char-shading-value="0" style:language-asian="de" style:country-asian="DE" style:font-weight-asian="bold" style:font-name-complex="Courier New2" style:font-weight-complex="bold"/>
    </style:style>
    <style:style style:name="T1601" style:family="text">
      <style:text-properties fo:color="#000000" style:font-name="Courier New1" style:text-underline-style="none" officeooo:rsid="00c8e15b" fo:background-color="transparent" loext:char-shading-value="0" style:language-asian="de" style:country-asian="DE" style:font-name-complex="Courier New2"/>
    </style:style>
    <style:style style:name="T1602" style:family="text">
      <style:text-properties fo:color="#000000" style:font-name="Courier New1" style:text-underline-style="none" officeooo:rsid="014ddffe" fo:background-color="transparent" loext:char-shading-value="0" style:language-asian="de" style:country-asian="DE" style:font-name-complex="Courier New2"/>
    </style:style>
    <style:style style:name="T1603" style:family="text">
      <style:text-properties fo:color="#000000" style:font-name="Courier New1" style:text-underline-style="none" officeooo:rsid="0232c388" fo:background-color="transparent" loext:char-shading-value="0" style:language-asian="de" style:country-asian="DE" style:font-name-complex="Courier New2"/>
    </style:style>
    <style:style style:name="T1604" style:family="text">
      <style:text-properties fo:color="#000000" style:font-name="Courier New1" style:text-underline-style="none" officeooo:rsid="011189ac" fo:background-color="transparent" loext:char-shading-value="0" style:language-asian="de" style:country-asian="DE" style:font-name-complex="Courier New2"/>
    </style:style>
    <style:style style:name="T1605" style:family="text">
      <style:text-properties fo:color="#000000" style:font-name="Courier New1" style:text-underline-style="none" officeooo:rsid="022d00f6" fo:background-color="transparent" loext:char-shading-value="0" style:language-asian="de" style:country-asian="DE" style:font-name-complex="Courier New2"/>
    </style:style>
    <style:style style:name="T1606" style:family="text">
      <style:text-properties fo:color="#000000" style:font-name="Courier New1" style:text-underline-style="none" officeooo:rsid="0111938f" fo:background-color="transparent" loext:char-shading-value="0" style:language-asian="de" style:country-asian="DE" style:font-name-complex="Courier New2"/>
    </style:style>
    <style:style style:name="T1607" style:family="text">
      <style:text-properties fo:color="#000000" style:font-name="Courier New1" style:text-underline-style="none" officeooo:rsid="01d700c7" fo:background-color="transparent" loext:char-shading-value="0" style:language-asian="de" style:country-asian="DE" style:font-name-complex="Courier New2"/>
    </style:style>
    <style:style style:name="T1608" style:family="text">
      <style:text-properties fo:color="#000000" style:font-name="Courier New1" style:text-underline-style="none" officeooo:rsid="022fed4d" fo:background-color="transparent" loext:char-shading-value="0" style:language-asian="de" style:country-asian="DE" style:font-name-complex="Courier New2"/>
    </style:style>
    <style:style style:name="T1609" style:family="text">
      <style:text-properties fo:color="#000000" style:font-name="Courier New1" style:text-underline-style="none" officeooo:rsid="00a14261" fo:background-color="transparent" loext:char-shading-value="0" style:language-asian="de" style:country-asian="DE" style:font-name-complex="Courier New2"/>
    </style:style>
    <style:style style:name="T1610" style:family="text">
      <style:text-properties fo:color="#000000" style:font-name="Courier New1" style:text-underline-style="none" officeooo:rsid="0037b55f" fo:background-color="transparent" loext:char-shading-value="0" style:language-asian="de" style:country-asian="DE" style:font-name-complex="Courier New2"/>
    </style:style>
    <style:style style:name="T1611" style:family="text">
      <style:text-properties fo:color="#000000" style:font-name="Courier New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61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e5a48" style:font-size-asian="10pt" style:font-style-asian="normal" style:font-weight-asian="bold" style:font-size-complex="10pt" style:font-style-complex="normal" style:font-weight-complex="bold"/>
    </style:style>
    <style:style style:name="T161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1b87d" style:font-size-asian="10pt" style:font-style-asian="normal" style:font-weight-asian="bold" style:font-size-complex="10pt" style:font-style-complex="normal" style:font-weight-complex="bold"/>
    </style:style>
    <style:style style:name="T1614" style:family="text">
      <style:text-properties fo:color="#000000" style:font-name="Courier New1" fo:font-size="10pt" fo:font-style="normal" style:text-underline-style="solid" style:text-underline-width="auto" style:text-underline-color="font-color" fo:font-weight="bold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1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547fc5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1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0ead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17" style:family="text">
      <style:text-properties fo:color="#000000" style:font-name="Courier New1" fo:font-size="10pt" fo:font-style="normal" style:text-underline-style="solid" style:text-underline-width="auto" style:text-underline-color="font-color" fo:font-weight="bold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1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547fc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1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920b2a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9e842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5555a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58b5f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a14261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4e6e9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d8c4f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b77ec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6d143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2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2e2d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5555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8d843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520c8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4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7b55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5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0ead0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6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7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42a8b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8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abee4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39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e2e87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40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9e842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641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c44b49" fo:background-color="transparent" loext:char-shading-value="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1642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1e0c76b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643" style:family="text">
      <style:text-properties fo:color="#000000" style:font-name="Courier New1" fo:font-size="10pt" fo:font-style="normal" style:text-underline-style="solid" style:text-underline-width="auto" style:text-underline-color="font-color" fo:font-weight="bold" officeooo:rsid="006d1efa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644" style:family="text">
      <style:text-properties fo:color="#000000" style:font-name="Courier New1" fo:font-size="10pt" fo:font-style="normal" style:text-underline-style="solid" style:text-underline-width="auto" style:text-underline-color="font-color" officeooo:rsid="01d3a4b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45" style:family="text">
      <style:text-properties fo:color="#000000" style:font-name="Courier New1" fo:font-size="10pt" fo:font-style="normal" style:text-underline-style="solid" style:text-underline-width="auto" style:text-underline-color="font-color" officeooo:rsid="01d416b7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46" style:family="text">
      <style:text-properties fo:color="#000000" style:font-name="Courier New1" fo:font-size="10pt" fo:font-style="normal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47" style:family="text">
      <style:text-properties fo:color="#000000" style:font-name="Courier New1" fo:font-size="10pt" fo:font-style="normal" style:text-underline-style="solid" style:text-underline-width="auto" style:text-underline-color="font-color" officeooo:rsid="00c8e15b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48" style:family="text">
      <style:text-properties fo:color="#000000" style:font-name="Courier New1" fo:font-size="10pt" fo:font-style="normal" style:text-underline-style="solid" style:text-underline-width="auto" style:text-underline-color="font-color" officeooo:rsid="014e6e9f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49" style:family="text">
      <style:text-properties fo:color="#000000" style:font-name="Courier New1" fo:font-size="10pt" fo:font-style="normal" style:text-underline-style="solid" style:text-underline-width="auto" style:text-underline-color="font-color" officeooo:rsid="009e8425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0" style:family="text">
      <style:text-properties fo:color="#000000" style:font-name="Courier New1" fo:font-size="10pt" fo:font-style="normal" style:text-underline-style="solid" style:text-underline-width="auto" style:text-underline-color="font-color" officeooo:rsid="01d8c4ff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1" style:family="text">
      <style:text-properties fo:color="#000000" style:font-name="Courier New1" fo:font-size="10pt" fo:font-style="normal" style:text-underline-style="solid" style:text-underline-width="auto" style:text-underline-color="font-color" officeooo:rsid="01b77ece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2" style:family="text">
      <style:text-properties fo:color="#000000" style:font-name="Courier New1" fo:font-size="10pt" fo:font-style="normal" style:text-underline-style="solid" style:text-underline-width="auto" style:text-underline-color="font-color" officeooo:rsid="006d143d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3" style:family="text">
      <style:text-properties fo:color="#000000" style:font-name="Courier New1" fo:font-size="10pt" fo:font-style="normal" style:text-underline-style="solid" style:text-underline-width="auto" style:text-underline-color="font-color" officeooo:rsid="0032e2de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4" style:family="text">
      <style:text-properties fo:color="#000000" style:font-name="Courier New1" fo:font-size="10pt" fo:font-style="normal" style:text-underline-style="solid" style:text-underline-width="auto" style:text-underline-color="font-color" officeooo:rsid="0045555a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5" style:family="text">
      <style:text-properties fo:color="#000000" style:font-name="Courier New1" fo:font-size="10pt" fo:font-style="normal" style:text-underline-style="solid" style:text-underline-width="auto" style:text-underline-color="font-color" officeooo:rsid="018d843b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6" style:family="text">
      <style:text-properties fo:color="#000000" style:font-name="Courier New1" fo:font-size="10pt" fo:font-style="normal" style:text-underline-style="solid" style:text-underline-width="auto" style:text-underline-color="font-color" officeooo:rsid="00520c8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7" style:family="text">
      <style:text-properties fo:color="#000000" style:font-name="Courier New1" fo:font-size="10pt" fo:font-style="normal" style:text-underline-style="solid" style:text-underline-width="auto" style:text-underline-color="font-color" officeooo:rsid="0037b55f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8" style:family="text">
      <style:text-properties fo:color="#000000" style:font-name="Courier New1" fo:font-size="10pt" fo:font-style="normal" style:text-underline-style="solid" style:text-underline-width="auto" style:text-underline-color="font-color" officeooo:rsid="01c0ead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59" style:family="text">
      <style:text-properties fo:color="#000000" style:font-name="Courier New1" fo:font-size="10pt" fo:font-style="normal" style:text-underline-style="solid" style:text-underline-width="auto" style:text-underline-color="font-color" officeooo:rsid="003a34f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60" style:family="text">
      <style:text-properties fo:color="#000000" style:font-name="Courier New1" fo:font-size="10pt" fo:font-style="normal" style:text-underline-style="solid" style:text-underline-width="auto" style:text-underline-color="font-color" officeooo:rsid="0042a8b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61" style:family="text">
      <style:text-properties fo:color="#000000" style:font-name="Courier New1" fo:font-size="10pt" fo:font-style="normal" style:text-underline-style="solid" style:text-underline-width="auto" style:text-underline-color="font-color" officeooo:rsid="01abee4d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62" style:family="text">
      <style:text-properties fo:color="#000000" style:font-name="Courier New1" fo:font-size="10pt" fo:font-style="normal" style:text-underline-style="solid" style:text-underline-width="auto" style:text-underline-color="font-color" officeooo:rsid="01e2e87d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663" style:family="text">
      <style:text-properties fo:color="#000000" style:font-name="Courier New1" fo:font-size="10pt" fo:font-style="normal" style:text-underline-style="solid" style:text-underline-width="auto" style:text-underline-color="font-color" officeooo:rsid="01c44b49" fo:background-color="transparent" loext:char-shading-value="0" style:font-size-asian="10pt" style:language-asian="de" style:country-asian="DE" style:font-style-asian="normal" style:font-size-complex="10pt" style:font-style-complex="normal"/>
    </style:style>
    <style:style style:name="T1664" style:family="text">
      <style:text-properties fo:color="#000000" style:font-name="Courier New1" fo:font-size="10pt" fo:font-style="normal" style:text-underline-style="solid" style:text-underline-width="auto" style:text-underline-color="font-color" officeooo:rsid="01e0c76b" fo:background-color="transparent" loext:char-shading-value="0" style:font-size-asian="10pt" style:font-style-asian="normal" style:font-size-complex="10pt" style:font-style-complex="normal"/>
    </style:style>
    <style:style style:name="T1665" style:family="text">
      <style:text-properties fo:color="#000000" style:font-name="Courier New1" fo:font-size="10pt" fo:font-style="normal" style:text-underline-style="solid" style:text-underline-width="auto" style:text-underline-color="font-color" officeooo:rsid="006d1efa" fo:background-color="transparent" loext:char-shading-value="0" style:font-size-asian="10pt" style:font-style-asian="normal" style:font-size-complex="10pt" style:font-style-complex="normal"/>
    </style:style>
    <style:style style:name="T1666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67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45555a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68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69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c8e15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0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4e6e9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1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d3a4b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2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d416b7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3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4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d8c4f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5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b77ec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6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6d143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7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32e2d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8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45555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79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8d843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0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520c8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1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37b55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2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c0ead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3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3a34f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4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42a8b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5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abee4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6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e2e87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7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269627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8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3e90dc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89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c44b49" fo:background-color="transparent" loext:char-shading-value="0" style:font-size-asian="10pt" style:language-asian="de" style:country-asian="DE" style:font-style-asian="normal" style:font-weight-asian="normal" style:font-size-complex="10pt" style:font-style-complex="normal" style:font-weight-complex="normal"/>
    </style:style>
    <style:style style:name="T1690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e0c76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91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06d1ef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92" style:family="text">
      <style:text-properties fo:color="#000000" style:font-name="Courier New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93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ce5a48" style:font-size-asian="10pt" style:font-style-asian="normal" style:font-weight-asian="normal" style:font-size-complex="10pt" style:font-style-complex="normal" style:font-weight-complex="normal"/>
    </style:style>
    <style:style style:name="T1694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d1b87d" style:font-size-asian="10pt" style:font-style-asian="normal" style:font-weight-asian="normal" style:font-size-complex="10pt" style:font-style-complex="normal" style:font-weight-complex="normal"/>
    </style:style>
    <style:style style:name="T1695" style:family="text">
      <style:text-properties fo:color="#000000" style:font-name="Courier New1" fo:font-size="10pt" fo:font-style="normal" style:text-underline-style="solid" style:text-underline-width="auto" style:text-underline-color="font-color" fo:font-weight="normal" officeooo:rsid="01c0ead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696" style:family="text">
      <style:text-properties fo:color="#000000" style:font-name="Courier Ne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697" style:family="text">
      <style:text-properties fo:color="#000000" style:font-name="Courier New1" fo:font-size="10pt" fo:font-style="normal" style:text-underline-style="solid" style:text-underline-width="auto" style:text-underline-color="font-color" officeooo:rsid="01ce5a48" style:font-size-asian="10pt" style:font-style-asian="normal" style:font-size-complex="10pt" style:font-style-complex="normal"/>
    </style:style>
    <style:style style:name="T1698" style:family="text">
      <style:text-properties fo:color="#000000" style:font-name="Courier New1" fo:font-size="10pt" fo:font-style="normal" style:text-underline-style="solid" style:text-underline-width="auto" style:text-underline-color="font-color" officeooo:rsid="01d1b87d" style:font-size-asian="10pt" style:font-style-asian="normal" style:font-size-complex="10pt" style:font-style-complex="normal"/>
    </style:style>
    <style:style style:name="T1699" style:family="text">
      <style:text-properties fo:color="#000000" style:font-name="Courier New1" fo:font-size="10pt" fo:font-style="normal" style:text-underline-style="solid" style:text-underline-width="auto" style:text-underline-color="font-color" style:font-size-asian="10pt" style:language-asian="de" style:country-asian="DE" style:font-style-asian="normal" style:font-name-complex="Courier New2" style:font-size-complex="10pt" style:font-style-complex="normal"/>
    </style:style>
    <style:style style:name="T1700" style:family="text">
      <style:text-properties fo:color="#000000" style:font-name="Courier New1" fo:font-size="10pt" fo:font-style="normal" style:text-underline-style="solid" style:text-underline-width="auto" style:text-underline-color="font-color" officeooo:rsid="01547fc5" style:font-size-asian="10pt" style:language-asian="de" style:country-asian="DE" style:font-style-asian="normal" style:font-name-complex="Courier New2" style:font-size-complex="10pt" style:font-style-complex="normal"/>
    </style:style>
    <style:style style:name="T1701" style:family="text">
      <style:text-properties fo:color="#000000" style:font-name="Courier New1" fo:font-size="10pt" fo:font-style="normal" style:text-underline-style="solid" style:text-underline-width="auto" style:text-underline-color="font-color" officeooo:rsid="01c0ead0" style:font-size-asian="10pt" style:language-asian="de" style:country-asian="DE" style:font-style-asian="normal" style:font-name-complex="Courier New2" style:font-size-complex="10pt" style:font-style-complex="normal"/>
    </style:style>
    <style:style style:name="T1702" style:family="text">
      <style:text-properties fo:color="#000000" style:font-name="Courier New1" fo:font-size="10pt" fo:font-style="normal" style:text-underline-style="solid" style:text-underline-width="auto" style:text-underline-color="font-color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3" style:family="text">
      <style:text-properties fo:color="#000000" style:font-name="Courier New1" fo:font-size="10pt" fo:font-style="normal" style:text-underline-style="solid" style:text-underline-width="auto" style:text-underline-color="font-color" officeooo:rsid="01547fc5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4" style:family="text">
      <style:text-properties fo:color="#000000" style:font-name="Courier New1" fo:font-size="10pt" fo:font-style="normal" style:text-underline-style="solid" style:text-underline-width="auto" style:text-underline-color="font-color" officeooo:rsid="01920b2a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5" style:family="text">
      <style:text-properties fo:color="#000000" style:font-name="Courier New1" fo:font-size="10pt" fo:font-style="normal" style:text-underline-style="solid" style:text-underline-width="auto" style:text-underline-color="font-color" officeooo:rsid="009e8425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6" style:family="text">
      <style:text-properties fo:color="#000000" style:font-name="Courier New1" fo:font-size="10pt" fo:font-style="normal" style:text-underline-style="solid" style:text-underline-width="auto" style:text-underline-color="font-color" officeooo:rsid="0045555a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7" style:family="text">
      <style:text-properties fo:color="#000000" style:font-name="Courier New1" fo:font-size="10pt" fo:font-style="normal" style:text-underline-style="solid" style:text-underline-width="auto" style:text-underline-color="font-color" officeooo:rsid="01d58b5f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8" style:family="text">
      <style:text-properties fo:color="#000000" style:font-name="Courier New1" fo:font-size="10pt" fo:font-style="normal" style:text-underline-style="solid" style:text-underline-width="auto" style:text-underline-color="font-color" officeooo:rsid="00a14261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09" style:family="text">
      <style:text-properties fo:color="#000000" style:font-name="Courier New1" fo:font-size="10pt" fo:font-style="normal" style:text-underline-style="none" fo:font-weight="normal" officeooo:rsid="00c8e15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0" style:family="text">
      <style:text-properties fo:color="#000000" style:font-name="Courier New1" fo:font-size="10pt" fo:font-style="normal" style:text-underline-style="none" fo:font-weight="normal" officeooo:rsid="014e6e9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1" style:family="text">
      <style:text-properties fo:color="#000000" style:font-name="Courier New1" fo:font-size="10pt" fo:font-style="normal" style:text-underline-style="none" fo:font-weight="normal" officeooo:rsid="01b77ec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2" style:family="text">
      <style:text-properties fo:color="#000000" style:font-name="Courier New1" fo:font-size="10pt" fo:font-style="normal" style:text-underline-style="none" fo:font-weight="normal" officeooo:rsid="01abee4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3" style:family="text">
      <style:text-properties fo:color="#000000" style:font-name="Courier New1" fo:font-size="10pt" fo:font-style="normal" style:text-underline-style="none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4" style:family="text">
      <style:text-properties fo:color="#000000" style:font-name="Courier New1" fo:font-size="10pt" fo:font-style="normal" style:text-underline-style="none" fo:font-weight="normal" officeooo:rsid="0269627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5" style:family="text">
      <style:text-properties fo:color="#000000" style:font-name="Courier New1" fo:font-size="10pt" fo:font-style="normal" style:text-underline-style="none" fo:font-weight="normal" officeooo:rsid="003a34f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6" style:family="text">
      <style:text-properties fo:color="#000000" style:font-name="Courier New1" fo:font-size="10pt" fo:font-style="normal" style:text-underline-style="none" fo:font-weight="normal" officeooo:rsid="003e90dc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7" style:family="text">
      <style:text-properties fo:color="#000000" style:font-name="Courier New1" fo:font-size="10pt" fo:font-style="normal" style:text-underline-style="none" fo:font-weight="normal" officeooo:rsid="01d3a4b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8" style:family="text">
      <style:text-properties fo:color="#000000" style:font-name="Courier New1" fo:font-size="10pt" fo:font-style="normal" style:text-underline-style="none" fo:font-weight="normal" officeooo:rsid="01d416b7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19" style:family="text">
      <style:text-properties fo:color="#000000" style:font-name="Courier New1" fo:font-size="10pt" fo:font-style="normal" style:text-underline-style="none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0" style:family="text">
      <style:text-properties fo:color="#000000" style:font-name="Courier New1" fo:font-size="10pt" fo:font-style="normal" style:text-underline-style="none" fo:font-weight="normal" officeooo:rsid="01d8c4f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1" style:family="text">
      <style:text-properties fo:color="#000000" style:font-name="Courier New1" fo:font-size="10pt" fo:font-style="normal" style:text-underline-style="none" fo:font-weight="normal" officeooo:rsid="006d143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2" style:family="text">
      <style:text-properties fo:color="#000000" style:font-name="Courier New1" fo:font-size="10pt" fo:font-style="normal" style:text-underline-style="none" fo:font-weight="normal" officeooo:rsid="0032e2d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3" style:family="text">
      <style:text-properties fo:color="#000000" style:font-name="Courier New1" fo:font-size="10pt" fo:font-style="normal" style:text-underline-style="none" fo:font-weight="normal" officeooo:rsid="0045555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4" style:family="text">
      <style:text-properties fo:color="#000000" style:font-name="Courier New1" fo:font-size="10pt" fo:font-style="normal" style:text-underline-style="none" fo:font-weight="normal" officeooo:rsid="018d843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5" style:family="text">
      <style:text-properties fo:color="#000000" style:font-name="Courier New1" fo:font-size="10pt" fo:font-style="normal" style:text-underline-style="none" fo:font-weight="normal" officeooo:rsid="00520c8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6" style:family="text">
      <style:text-properties fo:color="#000000" style:font-name="Courier New1" fo:font-size="10pt" fo:font-style="normal" style:text-underline-style="none" fo:font-weight="normal" officeooo:rsid="0037b55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7" style:family="text">
      <style:text-properties fo:color="#000000" style:font-name="Courier New1" fo:font-size="10pt" fo:font-style="normal" style:text-underline-style="none" fo:font-weight="normal" officeooo:rsid="01c0ead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8" style:family="text">
      <style:text-properties fo:color="#000000" style:font-name="Courier New1" fo:font-size="10pt" fo:font-style="normal" style:text-underline-style="none" fo:font-weight="normal" officeooo:rsid="0042a8b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29" style:family="text">
      <style:text-properties fo:color="#000000" style:font-name="Courier New1" fo:font-size="10pt" fo:font-style="normal" style:text-underline-style="none" fo:font-weight="normal" officeooo:rsid="01e2e87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30" style:family="text">
      <style:text-properties fo:color="#000000" style:font-name="Courier New1" fo:font-size="10pt" fo:font-style="normal" style:text-underline-style="none" fo:font-weight="normal" officeooo:rsid="01c44b49" fo:background-color="transparent" loext:char-shading-value="0" style:font-size-asian="10pt" style:language-asian="de" style:country-asian="DE" style:font-style-asian="normal" style:font-weight-asian="normal" style:font-size-complex="10pt" style:font-style-complex="normal" style:font-weight-complex="normal"/>
    </style:style>
    <style:style style:name="T1731" style:family="text">
      <style:text-properties fo:color="#000000" style:font-name="Courier New1" fo:font-size="10pt" fo:font-style="normal" style:text-underline-style="none" fo:font-weight="normal" officeooo:rsid="01e0c76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32" style:family="text">
      <style:text-properties fo:color="#000000" style:font-name="Courier New1" fo:font-size="10pt" fo:font-style="normal" style:text-underline-style="none" fo:font-weight="normal" officeooo:rsid="006d1ef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33" style:family="text">
      <style:text-properties fo:color="#000000" style:font-name="Courier New1" fo:font-size="10pt" fo:font-style="normal" style:text-underline-style="none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34" style:family="text">
      <style:text-properties fo:color="#000000" style:font-name="Courier New1" fo:font-size="10pt" fo:font-style="normal" style:text-underline-style="none" fo:font-weight="normal" officeooo:rsid="0045555a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35" style:family="text">
      <style:text-properties fo:color="#000000" style:font-name="Courier New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36" style:family="text">
      <style:text-properties fo:color="#000000" style:font-name="Courier New1" fo:font-size="10pt" fo:font-style="normal" style:text-underline-style="none" fo:font-weight="normal" officeooo:rsid="01ce5a48" style:font-size-asian="10pt" style:font-style-asian="normal" style:font-weight-asian="normal" style:font-size-complex="10pt" style:font-style-complex="normal" style:font-weight-complex="normal"/>
    </style:style>
    <style:style style:name="T1737" style:family="text">
      <style:text-properties fo:color="#000000" style:font-name="Courier New1" fo:font-size="10pt" fo:font-style="normal" style:text-underline-style="none" fo:font-weight="normal" officeooo:rsid="01d1b87d" style:font-size-asian="10pt" style:font-style-asian="normal" style:font-weight-asian="normal" style:font-size-complex="10pt" style:font-style-complex="normal" style:font-weight-complex="normal"/>
    </style:style>
    <style:style style:name="T1738" style:family="text">
      <style:text-properties fo:color="#000000" style:font-name="Courier New1" fo:font-size="10pt" fo:font-style="normal" style:text-underline-style="none" fo:font-weight="normal" officeooo:rsid="01c0ead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39" style:family="text">
      <style:text-properties fo:color="#000000" style:font-name="Courier New1" fo:font-size="10pt" fo:font-style="normal" style:text-underline-style="none" fo:font-weight="bold" officeooo:rsid="00c8e15b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0" style:family="text">
      <style:text-properties fo:color="#000000" style:font-name="Courier New1" fo:font-size="10pt" fo:font-style="normal" style:text-underline-style="none" fo:font-weight="bold" officeooo:rsid="0269627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1" style:family="text">
      <style:text-properties fo:color="#000000" style:font-name="Courier New1" fo:font-size="10pt" fo:font-style="normal" style:text-underline-style="none" fo:font-weight="bold" officeooo:rsid="01b77ece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2" style:family="text">
      <style:text-properties fo:color="#000000" style:font-name="Courier New1" fo:font-size="10pt" fo:font-style="normal" style:text-underline-style="none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3" style:family="text">
      <style:text-properties fo:color="#000000" style:font-name="Courier New1" fo:font-size="10pt" fo:font-style="normal" style:text-underline-style="none" fo:font-weight="bold" officeooo:rsid="003e90dc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4" style:family="text">
      <style:text-properties fo:color="#000000" style:font-name="Courier New1" fo:font-size="10pt" fo:font-style="normal" style:text-underline-style="none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5" style:family="text">
      <style:text-properties fo:color="#000000" style:font-name="Courier New1" fo:font-size="10pt" fo:font-style="normal" style:text-underline-style="none" fo:font-weight="bold" officeooo:rsid="014e6e9f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6" style:family="text">
      <style:text-properties fo:color="#000000" style:font-name="Courier New1" fo:font-size="10pt" fo:font-style="normal" style:text-underline-style="none" fo:font-weight="bold" officeooo:rsid="01c0ead0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7" style:family="text">
      <style:text-properties fo:color="#000000" style:font-name="Courier New1" fo:font-size="10pt" fo:font-style="normal" style:text-underline-style="none" fo:font-weight="bold" officeooo:rsid="01abee4d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8" style:family="text">
      <style:text-properties fo:color="#000000" style:font-name="Courier New1" fo:font-size="10pt" fo:font-style="normal" style:text-underline-style="none" fo:font-weight="bold" officeooo:rsid="009e8425" fo:background-color="#fffff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1749" style:family="text">
      <style:text-properties fo:color="#000000" style:font-name="Courier New1" fo:font-size="10pt" fo:font-style="normal" style:text-underline-style="none" officeooo:rsid="01c0ead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0" style:family="text">
      <style:text-properties fo:color="#000000" style:font-name="Courier New1" fo:font-size="10pt" fo:font-style="normal" style:text-underline-style="none" officeooo:rsid="00c8e15b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1" style:family="text">
      <style:text-properties fo:color="#000000" style:font-name="Courier New1" fo:font-size="10pt" fo:font-style="normal" style:text-underline-style="none" officeooo:rsid="014e6e9f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2" style:family="text">
      <style:text-properties fo:color="#000000" style:font-name="Courier New1" fo:font-size="10pt" fo:font-style="normal" style:text-underline-style="none" officeooo:rsid="02696275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3" style:family="text">
      <style:text-properties fo:color="#000000" style:font-name="Courier New1" fo:font-size="10pt" fo:font-style="normal" style:text-underline-style="none" officeooo:rsid="01b77ece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4" style:family="text">
      <style:text-properties fo:color="#000000" style:font-name="Courier New1" fo:font-size="10pt" fo:font-style="normal" style:text-underline-style="none" officeooo:rsid="003a34f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5" style:family="text">
      <style:text-properties fo:color="#000000" style:font-name="Courier New1" fo:font-size="10pt" fo:font-style="normal" style:text-underline-style="none" officeooo:rsid="003e90dc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6" style:family="text">
      <style:text-properties fo:color="#000000" style:font-name="Courier New1" fo:font-size="10pt" fo:font-style="normal" style:text-underline-style="none" officeooo:rsid="01abee4d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7" style:family="text">
      <style:text-properties fo:color="#000000" style:font-name="Courier New1" fo:font-size="10pt" fo:font-style="normal" style:text-underline-style="none" officeooo:rsid="00a1426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8" style:family="text">
      <style:text-properties fo:color="#000000" style:font-name="Courier New1" fo:font-size="10pt" fo:font-style="normal" style:text-underline-style="none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59" style:family="text">
      <style:text-properties fo:color="#000000" style:font-name="Courier New1" fo:font-size="10pt" fo:font-style="normal" style:text-underline-style="none" officeooo:rsid="009e8425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60" style:family="text">
      <style:text-properties fo:color="#000000" style:font-name="Courier New1" fo:font-size="10pt" fo:font-style="normal" style:text-underline-style="none" officeooo:rsid="01547fc5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61" style:family="text">
      <style:text-properties fo:color="#000000" style:font-name="Courier New1" fo:font-size="10pt" fo:font-style="normal" style:text-underline-style="none" officeooo:rsid="01920b2a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62" style:family="text">
      <style:text-properties fo:color="#000000" style:font-name="Courier New1" fo:font-size="10pt" fo:font-style="normal" style:text-underline-style="none" officeooo:rsid="0045555a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63" style:family="text">
      <style:text-properties fo:color="#000000" style:font-name="Courier New1" fo:font-size="10pt" fo:font-style="normal" style:text-underline-style="none" officeooo:rsid="01d58b5f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64" style:family="text">
      <style:text-properties fo:color="#000000" style:font-name="Courier New1" fo:font-size="10pt" fo:font-style="normal" style:text-underline-style="none" officeooo:rsid="00a14261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765" style:family="text">
      <style:text-properties fo:color="#000000" style:font-name="Courier New1" fo:font-size="10pt" fo:font-style="normal" style:text-underline-style="none" style:font-size-asian="10pt" style:language-asian="de" style:country-asian="DE" style:font-style-asian="normal" style:font-name-complex="Courier New2" style:font-size-complex="10pt" style:font-style-complex="normal"/>
    </style:style>
    <style:style style:name="T1766" style:family="text">
      <style:text-properties fo:color="#000000" style:font-name="Courier New1" fo:font-size="10pt" fo:font-style="normal" style:text-underline-style="none" officeooo:rsid="01547fc5" style:font-size-asian="10pt" style:language-asian="de" style:country-asian="DE" style:font-style-asian="normal" style:font-name-complex="Courier New2" style:font-size-complex="10pt" style:font-style-complex="normal"/>
    </style:style>
    <style:style style:name="T1767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68" style:family="text">
      <style:text-properties fo:color="#000000" style:font-name="Courier New1" fo:font-size="10pt" fo:font-style="normal" fo:font-weight="normal" officeooo:rsid="01ce5a48" style:font-size-asian="10pt" style:font-style-asian="normal" style:font-weight-asian="normal" style:font-size-complex="10pt" style:font-style-complex="normal" style:font-weight-complex="normal"/>
    </style:style>
    <style:style style:name="T1769" style:family="text">
      <style:text-properties fo:color="#000000" style:font-name="Courier New1" fo:font-size="10pt" fo:font-style="normal" fo:font-weight="normal" officeooo:rsid="01d1b87d" style:font-size-asian="10pt" style:font-style-asian="normal" style:font-weight-asian="normal" style:font-size-complex="10pt" style:font-style-complex="normal" style:font-weight-complex="normal"/>
    </style:style>
    <style:style style:name="T1770" style:family="text">
      <style:text-properties fo:color="#000000" style:font-name="Courier New1" fo:font-size="10pt" fo:font-style="normal" fo:font-weight="normal" officeooo:rsid="01c0ead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1" style:family="text">
      <style:text-properties fo:color="#000000" style:font-name="Courier New1" fo:font-size="10pt" fo:font-style="normal" fo:font-weight="normal" officeooo:rsid="00c8e15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2" style:family="text">
      <style:text-properties fo:color="#000000" style:font-name="Courier New1" fo:font-size="10pt" fo:font-style="normal" fo:font-weight="normal" officeooo:rsid="014e6e9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3" style:family="text">
      <style:text-properties fo:color="#000000" style:font-name="Courier New1" fo:font-size="10pt" fo:font-style="normal" fo:font-weight="normal" officeooo:rsid="01d3a4b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4" style:family="text">
      <style:text-properties fo:color="#000000" style:font-name="Courier New1" fo:font-size="10pt" fo:font-style="normal" fo:font-weight="normal" officeooo:rsid="01d416b7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5" style:family="text">
      <style:text-properties fo:color="#000000" style:font-name="Courier New1" fo:font-size="10pt" fo:font-style="normal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6" style:family="text">
      <style:text-properties fo:color="#000000" style:font-name="Courier New1" fo:font-size="10pt" fo:font-style="normal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7" style:family="text">
      <style:text-properties fo:color="#000000" style:font-name="Courier New1" fo:font-size="10pt" fo:font-style="normal" fo:font-weight="normal" officeooo:rsid="0269627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8" style:family="text">
      <style:text-properties fo:color="#000000" style:font-name="Courier New1" fo:font-size="10pt" fo:font-style="normal" fo:font-weight="normal" officeooo:rsid="01d8c4f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79" style:family="text">
      <style:text-properties fo:color="#000000" style:font-name="Courier New1" fo:font-size="10pt" fo:font-style="normal" fo:font-weight="normal" officeooo:rsid="01b77ec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0" style:family="text">
      <style:text-properties fo:color="#000000" style:font-name="Courier New1" fo:font-size="10pt" fo:font-style="normal" fo:font-weight="normal" officeooo:rsid="006d143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1" style:family="text">
      <style:text-properties fo:color="#000000" style:font-name="Courier New1" fo:font-size="10pt" fo:font-style="normal" fo:font-weight="normal" officeooo:rsid="0032e2de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2" style:family="text">
      <style:text-properties fo:color="#000000" style:font-name="Courier New1" fo:font-size="10pt" fo:font-style="normal" fo:font-weight="normal" officeooo:rsid="0045555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3" style:family="text">
      <style:text-properties fo:color="#000000" style:font-name="Courier New1" fo:font-size="10pt" fo:font-style="normal" fo:font-weight="normal" officeooo:rsid="018d843b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4" style:family="text">
      <style:text-properties fo:color="#000000" style:font-name="Courier New1" fo:font-size="10pt" fo:font-style="normal" fo:font-weight="normal" officeooo:rsid="00520c8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5" style:family="text">
      <style:text-properties fo:color="#000000" style:font-name="Courier New1" fo:font-size="10pt" fo:font-style="normal" fo:font-weight="normal" officeooo:rsid="0037b55f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6" style:family="text">
      <style:text-properties fo:color="#000000" style:font-name="Courier New1" fo:font-size="10pt" fo:font-style="normal" fo:font-weight="normal" officeooo:rsid="01c0ead0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7" style:family="text">
      <style:text-properties fo:color="#000000" style:font-name="Courier New1" fo:font-size="10pt" fo:font-style="normal" fo:font-weight="normal" officeooo:rsid="003a34f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8" style:family="text">
      <style:text-properties fo:color="#000000" style:font-name="Courier New1" fo:font-size="10pt" fo:font-style="normal" fo:font-weight="normal" officeooo:rsid="003e90dc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89" style:family="text">
      <style:text-properties fo:color="#000000" style:font-name="Courier New1" fo:font-size="10pt" fo:font-style="normal" fo:font-weight="normal" officeooo:rsid="0042a8b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90" style:family="text">
      <style:text-properties fo:color="#000000" style:font-name="Courier New1" fo:font-size="10pt" fo:font-style="normal" fo:font-weight="normal" officeooo:rsid="01abee4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91" style:family="text">
      <style:text-properties fo:color="#000000" style:font-name="Courier New1" fo:font-size="10pt" fo:font-style="normal" fo:font-weight="normal" officeooo:rsid="01e2e87d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92" style:family="text">
      <style:text-properties fo:color="#000000" style:font-name="Courier New1" fo:font-size="10pt" fo:font-style="normal" fo:font-weight="normal" officeooo:rsid="01c44b49" fo:background-color="transparent" loext:char-shading-value="0" style:font-size-asian="10pt" style:language-asian="de" style:country-asian="DE" style:font-style-asian="normal" style:font-weight-asian="normal" style:font-size-complex="10pt" style:font-style-complex="normal" style:font-weight-complex="normal"/>
    </style:style>
    <style:style style:name="T1793" style:family="text">
      <style:text-properties fo:color="#000000" style:font-name="Courier New1" fo:font-size="10pt" fo:font-style="normal" fo:font-weight="normal" officeooo:rsid="01e0c76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94" style:family="text">
      <style:text-properties fo:color="#000000" style:font-name="Courier New1" fo:font-size="10pt" fo:font-style="normal" fo:font-weight="normal" officeooo:rsid="006d1ef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95" style:family="text">
      <style:text-properties fo:color="#000000" style:font-name="Courier New1" fo:font-size="10pt" fo:font-style="normal" fo:font-weight="normal" officeooo:rsid="009e8425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96" style:family="text">
      <style:text-properties fo:color="#000000" style:font-name="Courier New1" fo:font-size="10pt" fo:font-style="normal" fo:font-weight="normal" officeooo:rsid="0045555a" fo:background-color="#ffffff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1797" style:family="text">
      <style:text-properties fo:color="#000000" style:font-name="Courier New1" fo:font-size="10pt" fo:font-style="normal" style:font-size-asian="10pt" style:language-asian="de" style:country-asian="DE" style:font-style-asian="normal" style:font-name-complex="Courier New2" style:font-size-complex="10pt" style:font-style-complex="normal"/>
    </style:style>
    <style:style style:name="T1798" style:family="text">
      <style:text-properties fo:color="#000000" style:font-name="Courier New1" fo:font-size="10pt" fo:font-style="normal" officeooo:rsid="01547fc5" style:font-size-asian="10pt" style:language-asian="de" style:country-asian="DE" style:font-style-asian="normal" style:font-name-complex="Courier New2" style:font-size-complex="10pt" style:font-style-complex="normal"/>
    </style:style>
    <style:style style:name="T1799" style:family="text">
      <style:text-properties fo:color="#000000" style:font-name="Courier New1" fo:font-size="10pt" fo:font-style="normal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0" style:family="text">
      <style:text-properties fo:color="#000000" style:font-name="Courier New1" fo:font-size="10pt" fo:font-style="normal" officeooo:rsid="01547fc5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1" style:family="text">
      <style:text-properties fo:color="#000000" style:font-name="Courier New1" fo:font-size="10pt" fo:font-style="normal" officeooo:rsid="01920b2a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2" style:family="text">
      <style:text-properties fo:color="#000000" style:font-name="Courier New1" fo:font-size="10pt" fo:font-style="normal" officeooo:rsid="009e8425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3" style:family="text">
      <style:text-properties fo:color="#000000" style:font-name="Courier New1" fo:font-size="10pt" fo:font-style="normal" officeooo:rsid="0045555a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4" style:family="text">
      <style:text-properties fo:color="#000000" style:font-name="Courier New1" fo:font-size="10pt" fo:font-style="normal" officeooo:rsid="01d58b5f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5" style:family="text">
      <style:text-properties fo:color="#000000" style:font-name="Courier New1" fo:font-size="10pt" fo:font-style="normal" officeooo:rsid="00a14261" fo:background-color="#ffffff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6" style:family="text">
      <style:text-properties fo:color="#000000" style:font-name="Courier New1" fo:font-size="10pt" fo:font-style="normal" officeooo:rsid="01c0ead0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1807" style:family="text">
      <style:text-properties fo:color="#000000" style:font-name="Courier Ne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808" style:family="text">
      <style:text-properties fo:color="#000000" style:font-name="Courier New1" fo:font-size="10pt" style:text-underline-style="solid" style:text-underline-width="auto" style:text-underline-color="font-color" fo:font-weight="bold" officeooo:rsid="01ce6025" style:font-size-asian="10pt" style:font-weight-asian="bold" style:font-size-complex="10pt" style:font-weight-complex="bold"/>
    </style:style>
    <style:style style:name="T1809" style:family="text">
      <style:text-properties fo:color="#000000" style:font-name="Courier New1" fo:font-size="10pt" style:text-underline-style="solid" style:text-underline-width="auto" style:text-underline-color="font-color" fo:font-weight="bold" officeooo:rsid="012fbceb" style:font-size-asian="10pt" style:language-asian="de" style:country-asian="DE" style:font-weight-asian="bold" style:font-name-complex="Courier New2" style:font-size-complex="10pt" style:font-weight-complex="bold"/>
    </style:style>
    <style:style style:name="T1810" style:family="text">
      <style:text-properties fo:color="#000000" style:font-name="Courier New1" fo:font-size="10pt" style:text-underline-style="solid" style:text-underline-width="auto" style:text-underline-color="font-color" fo:font-weight="bold" officeooo:rsid="013419ed" style:font-size-asian="10pt" style:language-asian="de" style:country-asian="DE" style:font-weight-asian="bold" style:font-name-complex="Courier New2" style:font-size-complex="10pt" style:font-weight-complex="bold"/>
    </style:style>
    <style:style style:name="T1811" style:family="text">
      <style:text-properties fo:color="#000000" style:font-name="Courier New1" fo:font-size="10pt" style:text-underline-style="solid" style:text-underline-width="auto" style:text-underline-color="font-color" fo:font-weight="bold" officeooo:rsid="0120e076" style:font-size-asian="10pt" style:language-asian="de" style:country-asian="DE" style:font-weight-asian="bold" style:font-name-complex="Courier New2" style:font-size-complex="10pt" style:font-weight-complex="bold"/>
    </style:style>
    <style:style style:name="T1812" style:family="text">
      <style:text-properties fo:color="#000000" style:font-name="Courier New1" fo:font-size="10pt" style:text-underline-style="solid" style:text-underline-width="auto" style:text-underline-color="font-color" fo:font-weight="bold" officeooo:rsid="014be94d" style:font-size-asian="10pt" style:language-asian="de" style:country-asian="DE" style:font-weight-asian="bold" style:font-name-complex="Courier New2" style:font-size-complex="10pt" style:font-weight-complex="bold"/>
    </style:style>
    <style:style style:name="T1813" style:family="text">
      <style:text-properties fo:color="#000000" style:font-name="Courier New1" fo:font-size="10pt" style:text-underline-style="solid" style:text-underline-width="auto" style:text-underline-color="font-color" fo:font-weight="bold" officeooo:rsid="0149d933" style:font-size-asian="10pt" style:language-asian="de" style:country-asian="DE" style:font-weight-asian="bold" style:font-name-complex="Courier New2" style:font-size-complex="10pt" style:font-weight-complex="bold"/>
    </style:style>
    <style:style style:name="T1814" style:family="text">
      <style:text-properties fo:color="#000000" style:font-name="Courier New1" fo:font-size="10pt" style:text-underline-style="solid" style:text-underline-width="auto" style:text-underline-color="font-color" fo:font-weight="bold" officeooo:rsid="01502c01" style:font-size-asian="10pt" style:language-asian="de" style:country-asian="DE" style:font-weight-asian="bold" style:font-name-complex="Courier New2" style:font-size-complex="10pt" style:font-weight-complex="bold"/>
    </style:style>
    <style:style style:name="T1815" style:family="text">
      <style:text-properties fo:color="#000000" style:font-name="Courier New1" fo:font-size="10pt" style:text-underline-style="solid" style:text-underline-width="auto" style:text-underline-color="font-color" fo:font-weight="bold" officeooo:rsid="016bd182" style:font-size-asian="10pt" style:language-asian="de" style:country-asian="DE" style:font-weight-asian="bold" style:font-name-complex="Courier New2" style:font-size-complex="10pt" style:font-weight-complex="bold"/>
    </style:style>
    <style:style style:name="T1816" style:family="text">
      <style:text-properties fo:color="#000000" style:font-name="Courier New1" fo:font-size="10pt" style:text-underline-style="solid" style:text-underline-width="auto" style:text-underline-color="font-color" fo:font-weight="bold" officeooo:rsid="01521605" style:font-size-asian="10pt" style:language-asian="de" style:country-asian="DE" style:font-weight-asian="bold" style:font-name-complex="Courier New2" style:font-size-complex="10pt" style:font-weight-complex="bold"/>
    </style:style>
    <style:style style:name="T1817" style:family="text">
      <style:text-properties fo:color="#000000" style:font-name="Courier New1" fo:font-size="10pt" style:text-underline-style="solid" style:text-underline-width="auto" style:text-underline-color="font-color" fo:font-weight="bold" officeooo:rsid="013b8f1f" style:font-size-asian="10pt" style:language-asian="de" style:country-asian="DE" style:font-weight-asian="bold" style:font-name-complex="Courier New2" style:font-size-complex="10pt" style:font-weight-complex="bold"/>
    </style:style>
    <style:style style:name="T1818" style:family="text">
      <style:text-properties fo:color="#000000" style:font-name="Courier New1" fo:font-size="10pt" style:text-underline-style="solid" style:text-underline-width="auto" style:text-underline-color="font-color" fo:font-weight="bold" officeooo:rsid="013cb76b" style:font-size-asian="10pt" style:language-asian="de" style:country-asian="DE" style:font-weight-asian="bold" style:font-name-complex="Courier New2" style:font-size-complex="10pt" style:font-weight-complex="bold"/>
    </style:style>
    <style:style style:name="T1819" style:family="text">
      <style:text-properties fo:color="#000000" style:font-name="Courier New1" fo:font-size="10pt" style:text-underline-style="solid" style:text-underline-width="auto" style:text-underline-color="font-color" fo:font-weight="bold" officeooo:rsid="015a6a7a" style:font-size-asian="10pt" style:language-asian="de" style:country-asian="DE" style:font-weight-asian="bold" style:font-name-complex="Courier New2" style:font-size-complex="10pt" style:font-weight-complex="bold"/>
    </style:style>
    <style:style style:name="T1820" style:family="text">
      <style:text-properties fo:color="#000000" style:font-name="Courier New1" fo:font-size="10pt" style:text-underline-style="solid" style:text-underline-width="auto" style:text-underline-color="font-color" fo:font-weight="bold" officeooo:rsid="00ce7d99" style:font-size-asian="10pt" style:language-asian="de" style:country-asian="DE" style:font-weight-asian="bold" style:font-name-complex="Courier New2" style:font-size-complex="10pt" style:font-weight-complex="bold"/>
    </style:style>
    <style:style style:name="T1821" style:family="text">
      <style:text-properties fo:color="#000000" style:font-name="Courier New1" fo:font-size="10pt" style:text-underline-style="solid" style:text-underline-width="auto" style:text-underline-color="font-color" fo:font-weight="bold" officeooo:rsid="0169026c" style:font-size-asian="10pt" style:language-asian="de" style:country-asian="DE" style:font-weight-asian="bold" style:font-name-complex="Courier New2" style:font-size-complex="10pt" style:font-weight-complex="bold"/>
    </style:style>
    <style:style style:name="T1822" style:family="text">
      <style:text-properties fo:color="#000000" style:font-name="Courier New1" fo:font-size="10pt" style:text-underline-style="solid" style:text-underline-width="auto" style:text-underline-color="font-color" fo:font-weight="bold" officeooo:rsid="012dbd13" style:font-size-asian="10pt" style:language-asian="de" style:country-asian="DE" style:font-weight-asian="bold" style:font-name-complex="Courier New2" style:font-size-complex="10pt" style:font-weight-complex="bold"/>
    </style:style>
    <style:style style:name="T1823" style:family="text">
      <style:text-properties fo:color="#000000" style:font-name="Courier New1" fo:font-size="10pt" style:text-underline-style="solid" style:text-underline-width="auto" style:text-underline-color="font-color" fo:font-weight="bold" officeooo:rsid="0165ff46" style:font-size-asian="10pt" style:language-asian="de" style:country-asian="DE" style:font-weight-asian="bold" style:font-name-complex="Courier New2" style:font-size-complex="10pt" style:font-weight-complex="bold"/>
    </style:style>
    <style:style style:name="T1824" style:family="text">
      <style:text-properties fo:color="#000000" style:font-name="Courier New1" fo:font-size="10pt" style:text-underline-style="solid" style:text-underline-width="auto" style:text-underline-color="font-color" fo:font-weight="bold" officeooo:rsid="00c97e52" style:font-size-asian="10pt" style:language-asian="de" style:country-asian="DE" style:font-weight-asian="bold" style:font-name-complex="Courier New2" style:font-size-complex="10pt" style:font-weight-complex="bold"/>
    </style:style>
    <style:style style:name="T1825" style:family="text">
      <style:text-properties fo:color="#000000" style:font-name="Courier New1" fo:font-size="10pt" style:text-underline-style="solid" style:text-underline-width="auto" style:text-underline-color="font-color" fo:font-weight="bold" officeooo:rsid="0122d02c" style:font-size-asian="10pt" style:language-asian="de" style:country-asian="DE" style:font-weight-asian="bold" style:font-name-complex="Courier New2" style:font-size-complex="10pt" style:font-weight-complex="bold"/>
    </style:style>
    <style:style style:name="T1826" style:family="text">
      <style:text-properties fo:color="#000000" style:font-name="Courier New1" fo:font-size="10pt" style:text-underline-style="solid" style:text-underline-width="auto" style:text-underline-color="font-color" fo:font-weight="bold" officeooo:rsid="00de36a9" style:font-size-asian="10pt" style:language-asian="de" style:country-asian="DE" style:font-weight-asian="bold" style:font-name-complex="Courier New2" style:font-size-complex="10pt" style:font-weight-complex="bold"/>
    </style:style>
    <style:style style:name="T1827" style:family="text">
      <style:text-properties fo:color="#000000" style:font-name="Courier New1" fo:font-size="10pt" style:text-underline-style="solid" style:text-underline-width="auto" style:text-underline-color="font-color" fo:font-weight="bold" officeooo:rsid="015ccf5f" style:font-size-asian="10pt" style:language-asian="de" style:country-asian="DE" style:font-weight-asian="bold" style:font-name-complex="Courier New2" style:font-size-complex="10pt" style:font-weight-complex="bold"/>
    </style:style>
    <style:style style:name="T1828" style:family="text">
      <style:text-properties fo:color="#000000" style:font-name="Courier New1" fo:font-size="10pt" style:text-underline-style="solid" style:text-underline-width="auto" style:text-underline-color="font-color" fo:font-weight="bold" officeooo:rsid="01078ed3" style:font-size-asian="10pt" style:language-asian="de" style:country-asian="DE" style:font-weight-asian="bold" style:font-name-complex="Courier New2" style:font-size-complex="10pt" style:font-weight-complex="bold"/>
    </style:style>
    <style:style style:name="T1829" style:family="text">
      <style:text-properties fo:color="#000000" style:font-name="Courier New1" fo:font-size="10pt" style:text-underline-style="solid" style:text-underline-width="auto" style:text-underline-color="font-color" fo:font-weight="bold" officeooo:rsid="011189ac" style:font-size-asian="10pt" style:language-asian="de" style:country-asian="DE" style:font-weight-asian="bold" style:font-name-complex="Courier New2" style:font-size-complex="10pt" style:font-weight-complex="bold"/>
    </style:style>
    <style:style style:name="T1830" style:family="text">
      <style:text-properties fo:color="#000000" style:font-name="Courier New1" fo:font-size="10pt" style:text-underline-style="solid" style:text-underline-width="auto" style:text-underline-color="font-color" fo:font-weight="bold" officeooo:rsid="018479ce" style:font-size-asian="10pt" style:language-asian="de" style:country-asian="DE" style:font-weight-asian="bold" style:font-name-complex="Courier New2" style:font-size-complex="10pt" style:font-weight-complex="bold"/>
    </style:style>
    <style:style style:name="T1831" style:family="text">
      <style:text-properties fo:color="#000000" style:font-name="Courier New1" fo:font-size="10pt" style:text-underline-style="solid" style:text-underline-width="auto" style:text-underline-color="font-color" fo:font-weight="bold" officeooo:rsid="0197aef2" style:font-size-asian="10pt" style:language-asian="de" style:country-asian="DE" style:font-weight-asian="bold" style:font-name-complex="Courier New2" style:font-size-complex="10pt" style:font-weight-complex="bold"/>
    </style:style>
    <style:style style:name="T1832" style:family="text">
      <style:text-properties fo:color="#000000" style:font-name="Courier New1" fo:font-size="10pt" style:text-underline-style="solid" style:text-underline-width="auto" style:text-underline-color="font-color" fo:font-weight="bold" officeooo:rsid="01a93a01" style:font-size-asian="10pt" style:language-asian="de" style:country-asian="DE" style:font-weight-asian="bold" style:font-name-complex="Courier New2" style:font-size-complex="10pt" style:font-weight-complex="bold"/>
    </style:style>
    <style:style style:name="T1833" style:family="text">
      <style:text-properties fo:color="#000000" style:font-name="Courier New1" fo:font-size="10pt" style:text-underline-style="solid" style:text-underline-width="auto" style:text-underline-color="font-color" fo:font-weight="bold" officeooo:rsid="016f249c" style:font-size-asian="10pt" style:language-asian="de" style:country-asian="DE" style:font-weight-asian="bold" style:font-name-complex="Courier New2" style:font-size-complex="10pt" style:font-weight-complex="bold"/>
    </style:style>
    <style:style style:name="T1834" style:family="text">
      <style:text-properties fo:color="#000000" style:font-name="Courier New1" fo:font-size="10pt" style:text-underline-style="solid" style:text-underline-width="auto" style:text-underline-color="font-color" fo:font-weight="bold" officeooo:rsid="01721eb3" style:font-size-asian="10pt" style:language-asian="de" style:country-asian="DE" style:font-weight-asian="bold" style:font-name-complex="Courier New2" style:font-size-complex="10pt" style:font-weight-complex="bold"/>
    </style:style>
    <style:style style:name="T1835" style:family="text">
      <style:text-properties fo:color="#000000" style:font-name="Courier New1" fo:font-size="10pt" style:text-underline-style="solid" style:text-underline-width="auto" style:text-underline-color="font-color" fo:font-weight="bold" officeooo:rsid="0170e7a9" style:font-size-asian="10pt" style:language-asian="de" style:country-asian="DE" style:font-weight-asian="bold" style:font-name-complex="Courier New2" style:font-size-complex="10pt" style:font-weight-complex="bold"/>
    </style:style>
    <style:style style:name="T1836" style:family="text">
      <style:text-properties fo:color="#000000" style:font-name="Courier New1" fo:font-size="10pt" style:text-underline-style="solid" style:text-underline-width="auto" style:text-underline-color="font-color" fo:font-weight="bold" officeooo:rsid="02571d1b" style:font-size-asian="10pt" style:language-asian="de" style:country-asian="DE" style:font-weight-asian="bold" style:font-name-complex="Courier New2" style:font-size-complex="10pt" style:font-weight-complex="bold"/>
    </style:style>
    <style:style style:name="T1837" style:family="text">
      <style:text-properties fo:color="#000000" style:font-name="Courier New1" fo:font-size="10pt" style:text-underline-style="solid" style:text-underline-width="auto" style:text-underline-color="font-color" fo:font-weight="bold" officeooo:rsid="024c2380" style:font-size-asian="10pt" style:language-asian="de" style:country-asian="DE" style:font-weight-asian="bold" style:font-name-complex="Courier New2" style:font-size-complex="10pt" style:font-weight-complex="bold"/>
    </style:style>
    <style:style style:name="T1838" style:family="text">
      <style:text-properties fo:color="#000000" style:font-name="Courier New1" fo:font-size="10pt" style:text-underline-style="solid" style:text-underline-width="auto" style:text-underline-color="font-color" fo:font-weight="bold" officeooo:rsid="024d93ff" style:font-size-asian="10pt" style:language-asian="de" style:country-asian="DE" style:font-weight-asian="bold" style:font-name-complex="Courier New2" style:font-size-complex="10pt" style:font-weight-complex="bold"/>
    </style:style>
    <style:style style:name="T1839" style:family="text">
      <style:text-properties fo:color="#000000" style:font-name="Courier New1" fo:font-size="10pt" style:text-underline-style="solid" style:text-underline-width="auto" style:text-underline-color="font-color" fo:font-weight="bold" officeooo:rsid="01153f5f" style:font-size-asian="10pt" style:language-asian="de" style:country-asian="DE" style:font-weight-asian="bold" style:font-size-complex="10pt" style:font-weight-complex="bold"/>
    </style:style>
    <style:style style:name="T1840" style:family="text">
      <style:text-properties fo:color="#000000" style:font-name="Courier New1" fo:font-size="10pt" style:text-underline-style="solid" style:text-underline-width="auto" style:text-underline-color="font-color" fo:font-weight="bold" officeooo:rsid="013236fd" fo:background-color="transparent" loext:char-shading-value="0" style:font-size-asian="10pt" style:font-weight-asian="bold" style:font-size-complex="10pt" style:font-weight-complex="bold"/>
    </style:style>
    <style:style style:name="T1841" style:family="text">
      <style:text-properties fo:color="#000000" style:font-name="Courier New1" fo:font-size="10pt" style:text-underline-style="solid" style:text-underline-width="auto" style:text-underline-color="font-color" fo:font-weight="bold" officeooo:rsid="00c8e15b" fo:background-color="transparent" loext:char-shading-value="0" style:font-size-asian="10pt" style:font-weight-asian="bold" style:font-size-complex="10pt" style:font-weight-complex="bold"/>
    </style:style>
    <style:style style:name="T1842" style:family="text">
      <style:text-properties fo:color="#000000" style:font-name="Courier New1" fo:font-size="10pt" style:text-underline-style="solid" style:text-underline-width="auto" style:text-underline-color="font-color" fo:font-weight="bold" officeooo:rsid="00c99f34" fo:background-color="transparent" loext:char-shading-value="0" style:font-size-asian="10pt" style:font-weight-asian="bold" style:font-size-complex="10pt" style:font-weight-complex="bold"/>
    </style:style>
    <style:style style:name="T1843" style:family="text">
      <style:text-properties fo:color="#000000" style:font-name="Courier New1" fo:font-size="10pt" style:text-underline-style="solid" style:text-underline-width="auto" style:text-underline-color="font-color" fo:font-weight="bold" officeooo:rsid="00d6bb1b" fo:background-color="transparent" loext:char-shading-value="0" style:font-size-asian="10pt" style:font-weight-asian="bold" style:font-size-complex="10pt" style:font-weight-complex="bold"/>
    </style:style>
    <style:style style:name="T1844" style:family="text">
      <style:text-properties fo:color="#000000" style:font-name="Courier New1" fo:font-size="10pt" style:text-underline-style="solid" style:text-underline-width="auto" style:text-underline-color="font-color" fo:font-weight="bold" officeooo:rsid="00b82f6f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45" style:family="text">
      <style:text-properties fo:color="#000000" style:font-name="Courier New1" fo:font-size="10pt" style:text-underline-style="solid" style:text-underline-width="auto" style:text-underline-color="font-color" fo:font-weight="bold" officeooo:rsid="00a14261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46" style:family="text">
      <style:text-properties fo:color="#000000" style:font-name="Courier New1" fo:font-size="10pt" style:text-underline-style="solid" style:text-underline-width="auto" style:text-underline-color="font-color" fo:font-weight="bold" officeooo:rsid="00b3ba4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47" style:family="text">
      <style:text-properties fo:color="#000000" style:font-name="Courier New1" fo:font-size="10pt" style:text-underline-style="solid" style:text-underline-width="auto" style:text-underline-color="font-color" fo:font-weight="bold" officeooo:rsid="00bd291c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48" style:family="text">
      <style:text-properties fo:color="#000000" style:font-name="Courier New1" fo:font-size="10pt" style:text-underline-style="solid" style:text-underline-width="auto" style:text-underline-color="font-color" fo:font-weight="bold" officeooo:rsid="00bfcdd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49" style:family="text">
      <style:text-properties fo:color="#000000" style:font-name="Courier New1" fo:font-size="10pt" style:text-underline-style="solid" style:text-underline-width="auto" style:text-underline-color="font-color" fo:font-weight="bold" officeooo:rsid="00d30f3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0" style:family="text">
      <style:text-properties fo:color="#000000" style:font-name="Courier New1" fo:font-size="10pt" style:text-underline-style="solid" style:text-underline-width="auto" style:text-underline-color="font-color" fo:font-weight="bold" officeooo:rsid="00c4851e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1" style:family="text">
      <style:text-properties fo:color="#000000" style:font-name="Courier New1" fo:font-size="10pt" style:text-underline-style="solid" style:text-underline-width="auto" style:text-underline-color="font-color" fo:font-weight="bold" officeooo:rsid="00c5cb8d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2" style:family="text">
      <style:text-properties fo:color="#000000" style:font-name="Courier New1" fo:font-size="10pt" style:text-underline-style="solid" style:text-underline-width="auto" style:text-underline-color="font-color" fo:font-weight="bold" officeooo:rsid="00468a9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3" style:family="text">
      <style:text-properties fo:color="#000000" style:font-name="Courier New1" fo:font-size="10pt" style:text-underline-style="solid" style:text-underline-width="auto" style:text-underline-color="font-color" fo:font-weight="bold" officeooo:rsid="00b07ba5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4" style:family="text">
      <style:text-properties fo:color="#000000" style:font-name="Courier New1" fo:font-size="10pt" style:text-underline-style="solid" style:text-underline-width="auto" style:text-underline-color="font-color" fo:font-weight="bold" officeooo:rsid="0186d8e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5" style:family="text">
      <style:text-properties fo:color="#000000" style:font-name="Courier New1" fo:font-size="10pt" style:text-underline-style="solid" style:text-underline-width="auto" style:text-underline-color="font-color" fo:font-weight="bold" officeooo:rsid="01891103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6" style:family="text">
      <style:text-properties fo:color="#000000" style:font-name="Courier New1" fo:font-size="10pt" style:text-underline-style="solid" style:text-underline-width="auto" style:text-underline-color="font-color" fo:font-weight="bold" officeooo:rsid="00ab11d9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7" style:family="text">
      <style:text-properties fo:color="#000000" style:font-name="Courier New1" fo:font-size="10pt" style:text-underline-style="solid" style:text-underline-width="auto" style:text-underline-color="font-color" fo:font-weight="bold" officeooo:rsid="00c6f57c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8" style:family="text">
      <style:text-properties fo:color="#000000" style:font-name="Courier New1" fo:font-size="10pt" style:text-underline-style="solid" style:text-underline-width="auto" style:text-underline-color="font-color" fo:font-weight="bold" officeooo:rsid="01863c1c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59" style:family="text">
      <style:text-properties fo:color="#000000" style:font-name="Courier New1" fo:font-size="10pt" style:text-underline-style="solid" style:text-underline-width="auto" style:text-underline-color="font-color" fo:font-weight="bold" officeooo:rsid="0188dd25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0" style:family="text">
      <style:text-properties fo:color="#000000" style:font-name="Courier New1" fo:font-size="10pt" style:text-underline-style="solid" style:text-underline-width="auto" style:text-underline-color="font-color" fo:font-weight="bold" officeooo:rsid="00c354e9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1" style:family="text">
      <style:text-properties fo:color="#000000" style:font-name="Courier New1" fo:font-size="10pt" style:text-underline-style="solid" style:text-underline-width="auto" style:text-underline-color="font-color" fo:font-weight="bold" officeooo:rsid="0102a03b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2" style:family="text">
      <style:text-properties fo:color="#000000" style:font-name="Courier New1" fo:font-size="10pt" style:text-underline-style="solid" style:text-underline-width="auto" style:text-underline-color="font-color" fo:font-weight="bold" officeooo:rsid="00d4a340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3" style:family="text">
      <style:text-properties fo:color="#000000" style:font-name="Courier New1" fo:font-size="10pt" style:text-underline-style="solid" style:text-underline-width="auto" style:text-underline-color="font-color" fo:font-weight="bold" officeooo:rsid="00d59c78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4" style:family="text">
      <style:text-properties fo:color="#000000" style:font-name="Courier New1" fo:font-size="10pt" style:text-underline-style="solid" style:text-underline-width="auto" style:text-underline-color="font-color" fo:font-weight="bold" officeooo:rsid="00f226bf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5" style:family="text">
      <style:text-properties fo:color="#000000" style:font-name="Courier New1" fo:font-size="10pt" style:text-underline-style="solid" style:text-underline-width="auto" style:text-underline-color="font-color" fo:font-weight="bold" officeooo:rsid="0134ea98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6" style:family="text">
      <style:text-properties fo:color="#000000" style:font-name="Courier New1" fo:font-size="10pt" style:text-underline-style="solid" style:text-underline-width="auto" style:text-underline-color="font-color" fo:font-weight="bold" officeooo:rsid="0146fae1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7" style:family="text">
      <style:text-properties fo:color="#000000" style:font-name="Courier New1" fo:font-size="10pt" style:text-underline-style="solid" style:text-underline-width="auto" style:text-underline-color="font-color" fo:font-weight="bold" officeooo:rsid="01495400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8" style:family="text">
      <style:text-properties fo:color="#000000" style:font-name="Courier New1" fo:font-size="10pt" style:text-underline-style="solid" style:text-underline-width="auto" style:text-underline-color="font-color" fo:font-weight="bold" officeooo:rsid="00b76224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69" style:family="text">
      <style:text-properties fo:color="#000000" style:font-name="Courier New1" fo:font-size="10pt" style:text-underline-style="solid" style:text-underline-width="auto" style:text-underline-color="font-color" fo:font-weight="bold" officeooo:rsid="00b3c15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70" style:family="text">
      <style:text-properties fo:color="#000000" style:font-name="Courier New1" fo:font-size="10pt" style:text-underline-style="solid" style:text-underline-width="auto" style:text-underline-color="font-color" fo:font-weight="bold" officeooo:rsid="0177279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71" style:family="text">
      <style:text-properties fo:color="#000000" style:font-name="Courier New1" fo:font-size="10pt" style:text-underline-style="solid" style:text-underline-width="auto" style:text-underline-color="font-color" fo:font-weight="bold" officeooo:rsid="013faed8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72" style:family="text">
      <style:text-properties fo:color="#000000" style:font-name="Courier New1" fo:font-size="10pt" style:text-underline-style="solid" style:text-underline-width="auto" style:text-underline-color="font-color" fo:font-weight="bold" officeooo:rsid="0140320c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73" style:family="text">
      <style:text-properties fo:color="#000000" style:font-name="Courier New1" fo:font-size="10pt" style:text-underline-style="solid" style:text-underline-width="auto" style:text-underline-color="font-color" fo:font-weight="bold" officeooo:rsid="022a8cc2" fo:background-color="transparent" loext:char-shading-value="0" style:font-size-asian="10pt" style:font-weight-asian="bold" style:font-name-complex="Courier New2" style:font-size-complex="10pt" style:font-weight-complex="bold"/>
    </style:style>
    <style:style style:name="T1874" style:family="text">
      <style:text-properties fo:color="#000000" style:font-name="Courier New1" fo:font-size="10pt" style:text-underline-style="solid" style:text-underline-width="auto" style:text-underline-color="font-color" fo:font-weight="bold" officeooo:rsid="012fbce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75" style:family="text">
      <style:text-properties fo:color="#000000" style:font-name="Courier New1" fo:font-size="10pt" style:text-underline-style="solid" style:text-underline-width="auto" style:text-underline-color="font-color" fo:font-weight="bold" officeooo:rsid="00c8e15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76" style:family="text">
      <style:text-properties fo:color="#000000" style:font-name="Courier New1" fo:font-size="10pt" style:text-underline-style="solid" style:text-underline-width="auto" style:text-underline-color="font-color" fo:font-weight="bold" officeooo:rsid="013419e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77" style:family="text">
      <style:text-properties fo:color="#000000" style:font-name="Courier New1" fo:font-size="10pt" style:text-underline-style="solid" style:text-underline-width="auto" style:text-underline-color="font-color" fo:font-weight="bold" officeooo:rsid="0120e07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78" style:family="text">
      <style:text-properties fo:color="#000000" style:font-name="Courier New1" fo:font-size="10pt" style:text-underline-style="solid" style:text-underline-width="auto" style:text-underline-color="font-color" fo:font-weight="bold" officeooo:rsid="022d00f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79" style:family="text">
      <style:text-properties fo:color="#000000" style:font-name="Courier New1" fo:font-size="10pt" style:text-underline-style="solid" style:text-underline-width="auto" style:text-underline-color="font-color" fo:font-weight="bold" officeooo:rsid="01092a5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0" style:family="text">
      <style:text-properties fo:color="#000000" style:font-name="Courier New1" fo:font-size="10pt" style:text-underline-style="solid" style:text-underline-width="auto" style:text-underline-color="font-color" fo:font-weight="bold" officeooo:rsid="0109aab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1" style:family="text">
      <style:text-properties fo:color="#000000" style:font-name="Courier New1" fo:font-size="10pt" style:text-underline-style="solid" style:text-underline-width="auto" style:text-underline-color="font-color" fo:font-weight="bold" officeooo:rsid="014be9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2" style:family="text">
      <style:text-properties fo:color="#000000" style:font-name="Courier New1" fo:font-size="10pt" style:text-underline-style="solid" style:text-underline-width="auto" style:text-underline-color="font-color" fo:font-weight="bold" officeooo:rsid="014c0dc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3" style:family="text">
      <style:text-properties fo:color="#000000" style:font-name="Courier New1" fo:font-size="10pt" style:text-underline-style="solid" style:text-underline-width="auto" style:text-underline-color="font-color" fo:font-weight="bold" officeooo:rsid="014ddff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4" style:family="text">
      <style:text-properties fo:color="#000000" style:font-name="Courier New1" fo:font-size="10pt" style:text-underline-style="solid" style:text-underline-width="auto" style:text-underline-color="font-color" fo:font-weight="bold" officeooo:rsid="0232c38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5" style:family="text">
      <style:text-properties fo:color="#000000" style:font-name="Courier New1" fo:font-size="10pt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6" style:family="text">
      <style:text-properties fo:color="#000000" style:font-name="Courier New1" fo:font-size="10pt" style:text-underline-style="solid" style:text-underline-width="auto" style:text-underline-color="font-color" fo:font-weight="bold" officeooo:rsid="018479c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7" style:family="text">
      <style:text-properties fo:color="#000000" style:font-name="Courier New1" fo:font-size="10pt" style:text-underline-style="solid" style:text-underline-width="auto" style:text-underline-color="font-color" fo:font-weight="bold" officeooo:rsid="0184be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8" style:family="text">
      <style:text-properties fo:color="#000000" style:font-name="Courier New1" fo:font-size="10pt" style:text-underline-style="solid" style:text-underline-width="auto" style:text-underline-color="font-color" fo:font-weight="bold" officeooo:rsid="0197aef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89" style:family="text">
      <style:text-properties fo:color="#000000" style:font-name="Courier New1" fo:font-size="10pt" style:text-underline-style="solid" style:text-underline-width="auto" style:text-underline-color="font-color" fo:font-weight="bold" officeooo:rsid="019aa5b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0" style:family="text">
      <style:text-properties fo:color="#000000" style:font-name="Courier New1" fo:font-size="10pt" style:text-underline-style="solid" style:text-underline-width="auto" style:text-underline-color="font-color" fo:font-weight="bold" officeooo:rsid="01a9070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1" style:family="text">
      <style:text-properties fo:color="#000000" style:font-name="Courier New1" fo:font-size="10pt" style:text-underline-style="solid" style:text-underline-width="auto" style:text-underline-color="font-color" fo:font-weight="bold" officeooo:rsid="016f249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2" style:family="text">
      <style:text-properties fo:color="#000000" style:font-name="Courier New1" fo:font-size="10pt" style:text-underline-style="solid" style:text-underline-width="auto" style:text-underline-color="font-color" fo:font-weight="bold" officeooo:rsid="01a93a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3" style:family="text">
      <style:text-properties fo:color="#000000" style:font-name="Courier New1" fo:font-size="10pt" style:text-underline-style="solid" style:text-underline-width="auto" style:text-underline-color="font-color" fo:font-weight="bold" officeooo:rsid="0233f54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4" style:family="text">
      <style:text-properties fo:color="#000000" style:font-name="Courier New1" fo:font-size="10pt" style:text-underline-style="solid" style:text-underline-width="auto" style:text-underline-color="font-color" fo:font-weight="bold" officeooo:rsid="01721eb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5" style:family="text">
      <style:text-properties fo:color="#000000" style:font-name="Courier New1" fo:font-size="10pt" style:text-underline-style="solid" style:text-underline-width="auto" style:text-underline-color="font-color" fo:font-weight="bold" officeooo:rsid="0170e7a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6" style:family="text">
      <style:text-properties fo:color="#000000" style:font-name="Courier New1" fo:font-size="10pt" style:text-underline-style="solid" style:text-underline-width="auto" style:text-underline-color="font-color" fo:font-weight="bold" officeooo:rsid="024e012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7" style:family="text">
      <style:text-properties fo:color="#000000" style:font-name="Courier New1" fo:font-size="10pt" style:text-underline-style="solid" style:text-underline-width="auto" style:text-underline-color="font-color" fo:font-weight="bold" officeooo:rsid="024f5bc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8" style:family="text">
      <style:text-properties fo:color="#000000" style:font-name="Courier New1" fo:font-size="10pt" style:text-underline-style="solid" style:text-underline-width="auto" style:text-underline-color="font-color" fo:font-weight="bold" officeooo:rsid="006d14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899" style:family="text">
      <style:text-properties fo:color="#000000" style:font-name="Courier New1" fo:font-size="10pt" style:text-underline-style="solid" style:text-underline-width="auto" style:text-underline-color="font-color" fo:font-weight="bold" officeooo:rsid="02571d1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0" style:family="text">
      <style:text-properties fo:color="#000000" style:font-name="Courier New1" fo:font-size="10pt" style:text-underline-style="solid" style:text-underline-width="auto" style:text-underline-color="font-color" fo:font-weight="bold" officeooo:rsid="0255346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1" style:family="text">
      <style:text-properties fo:color="#000000" style:font-name="Courier New1" fo:font-size="10pt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2" style:family="text">
      <style:text-properties fo:color="#000000" style:font-name="Courier New1" fo:font-size="10pt" style:text-underline-style="solid" style:text-underline-width="auto" style:text-underline-color="font-color" fo:font-weight="bold" officeooo:rsid="018b985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3" style:family="text">
      <style:text-properties fo:color="#000000" style:font-name="Courier New1" fo:font-size="10pt" style:text-underline-style="solid" style:text-underline-width="auto" style:text-underline-color="font-color" fo:font-weight="bold" officeooo:rsid="0234208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4" style:family="text">
      <style:text-properties fo:color="#000000" style:font-name="Courier New1" fo:font-size="10pt" style:text-underline-style="solid" style:text-underline-width="auto" style:text-underline-color="font-color" fo:font-weight="bold" officeooo:rsid="02545e6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5" style:family="text">
      <style:text-properties fo:color="#000000" style:font-name="Courier New1" fo:font-size="10pt" style:text-underline-style="solid" style:text-underline-width="auto" style:text-underline-color="font-color" fo:font-weight="bold" officeooo:rsid="003ed59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6" style:family="text">
      <style:text-properties fo:color="#000000" style:font-name="Courier New1" fo:font-size="10pt" style:text-underline-style="solid" style:text-underline-width="auto" style:text-underline-color="font-color" fo:font-weight="bold" officeooo:rsid="024c23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7" style:family="text">
      <style:text-properties fo:color="#000000" style:font-name="Courier New1" fo:font-size="10pt" style:text-underline-style="solid" style:text-underline-width="auto" style:text-underline-color="font-color" fo:font-weight="bold" officeooo:rsid="024dc75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8" style:family="text">
      <style:text-properties fo:color="#000000" style:font-name="Courier New1" fo:font-size="10pt" style:text-underline-style="solid" style:text-underline-width="auto" style:text-underline-color="font-color" fo:font-weight="bold" officeooo:rsid="024d93f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09" style:family="text">
      <style:text-properties fo:color="#000000" style:font-name="Courier New1" fo:font-size="10pt" style:text-underline-style="solid" style:text-underline-width="auto" style:text-underline-color="font-color" fo:font-weight="bold" officeooo:rsid="024f6c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0" style:family="text">
      <style:text-properties fo:color="#000000" style:font-name="Courier New1" fo:font-size="10pt" style:text-underline-style="solid" style:text-underline-width="auto" style:text-underline-color="font-color" fo:font-weight="bold" officeooo:rsid="02516a0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1" style:family="text">
      <style:text-properties fo:color="#000000" style:font-name="Courier New1" fo:font-size="10pt" style:text-underline-style="solid" style:text-underline-width="auto" style:text-underline-color="font-color" fo:font-weight="bold" officeooo:rsid="01aeeae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2" style:family="text">
      <style:text-properties fo:color="#000000" style:font-name="Courier New1" fo:font-size="10pt" style:text-underline-style="solid" style:text-underline-width="auto" style:text-underline-color="font-color" fo:font-weight="bold" officeooo:rsid="018eab2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3" style:family="text">
      <style:text-properties fo:color="#000000" style:font-name="Courier New1" fo:font-size="10pt" style:text-underline-style="solid" style:text-underline-width="auto" style:text-underline-color="font-color" fo:font-weight="bold" officeooo:rsid="018fb2d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4" style:family="text">
      <style:text-properties fo:color="#000000" style:font-name="Courier New1" fo:font-size="10pt" style:text-underline-style="solid" style:text-underline-width="auto" style:text-underline-color="font-color" fo:font-weight="bold" officeooo:rsid="0207cc4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5" style:family="text">
      <style:text-properties fo:color="#000000" style:font-name="Courier New1" fo:font-size="10pt" style:text-underline-style="solid" style:text-underline-width="auto" style:text-underline-color="font-color" fo:font-weight="bold" officeooo:rsid="005066e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6" style:family="text">
      <style:text-properties fo:color="#000000" style:font-name="Courier New1" fo:font-size="10pt" style:text-underline-style="solid" style:text-underline-width="auto" style:text-underline-color="font-color" fo:font-weight="bold" officeooo:rsid="01aff64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7" style:family="text">
      <style:text-properties fo:color="#000000" style:font-name="Courier New1" fo:font-size="10pt" style:text-underline-style="solid" style:text-underline-width="auto" style:text-underline-color="font-color" fo:font-weight="bold" officeooo:rsid="01b10dd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8" style:family="text">
      <style:text-properties fo:color="#000000" style:font-name="Courier New1" fo:font-size="10pt" style:text-underline-style="solid" style:text-underline-width="auto" style:text-underline-color="font-color" fo:font-weight="bold" officeooo:rsid="00f4bef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19" style:family="text">
      <style:text-properties fo:color="#000000" style:font-name="Courier New1" fo:font-size="10pt" style:text-underline-style="solid" style:text-underline-width="auto" style:text-underline-color="font-color" fo:font-weight="bold" officeooo:rsid="00fbd35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0" style:family="text">
      <style:text-properties fo:color="#000000" style:font-name="Courier New1" fo:font-size="10pt" style:text-underline-style="solid" style:text-underline-width="auto" style:text-underline-color="font-color" fo:font-weight="bold" officeooo:rsid="0173598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1" style:family="text">
      <style:text-properties fo:color="#000000" style:font-name="Courier New1" fo:font-size="10pt" style:text-underline-style="solid" style:text-underline-width="auto" style:text-underline-color="font-color" fo:font-weight="bold" officeooo:rsid="01bc78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2" style:family="text">
      <style:text-properties fo:color="#000000" style:font-name="Courier New1" fo:font-size="10pt" style:text-underline-style="solid" style:text-underline-width="auto" style:text-underline-color="font-color" fo:font-weight="bold" officeooo:rsid="00520c8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3" style:family="text">
      <style:text-properties fo:color="#000000" style:font-name="Courier New1" fo:font-size="10pt" style:text-underline-style="solid" style:text-underline-width="auto" style:text-underline-color="font-color" fo:font-weight="bold" officeooo:rsid="01d700c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4" style:family="text">
      <style:text-properties fo:color="#000000" style:font-name="Courier New1" fo:font-size="10pt" style:text-underline-style="solid" style:text-underline-width="auto" style:text-underline-color="font-color" fo:font-weight="bold" officeooo:rsid="022fed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5" style:family="text">
      <style:text-properties fo:color="#000000" style:font-name="Courier New1" fo:font-size="10pt" style:text-underline-style="solid" style:text-underline-width="auto" style:text-underline-color="font-color" fo:font-weight="bold" officeooo:rsid="0037b5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6" style:family="text">
      <style:text-properties fo:color="#000000" style:font-name="Courier New1" fo:font-size="10pt" style:text-underline-style="solid" style:text-underline-width="auto" style:text-underline-color="font-color" fo:font-weight="bold" officeooo:rsid="01c000d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7" style:family="text">
      <style:text-properties fo:color="#000000" style:font-name="Courier New1" fo:font-size="10pt" style:text-underline-style="solid" style:text-underline-width="auto" style:text-underline-color="font-color" fo:font-weight="bold" officeooo:rsid="00ae6ef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8" style:family="text">
      <style:text-properties fo:color="#000000" style:font-name="Courier New1" fo:font-size="10pt" style:text-underline-style="solid" style:text-underline-width="auto" style:text-underline-color="font-color" fo:font-weight="bold" officeooo:rsid="00aff7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29" style:family="text">
      <style:text-properties fo:color="#000000" style:font-name="Courier New1" fo:font-size="10pt" style:text-underline-style="solid" style:text-underline-width="auto" style:text-underline-color="font-color" fo:font-weight="bold" officeooo:rsid="01ba98d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0" style:family="text">
      <style:text-properties fo:color="#000000" style:font-name="Courier New1" fo:font-size="10pt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1" style:family="text">
      <style:text-properties fo:color="#000000" style:font-name="Courier New1" fo:font-size="10pt" style:text-underline-style="solid" style:text-underline-width="auto" style:text-underline-color="font-color" fo:font-weight="bold" officeooo:rsid="00f7364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2" style:family="text">
      <style:text-properties fo:color="#000000" style:font-name="Courier New1" fo:font-size="10pt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3" style:family="text">
      <style:text-properties fo:color="#000000" style:font-name="Courier New1" fo:font-size="10pt" style:text-underline-style="solid" style:text-underline-width="auto" style:text-underline-color="font-color" fo:font-weight="bold" officeooo:rsid="01c4cb4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4" style:family="text">
      <style:text-properties fo:color="#000000" style:font-name="Courier New1" fo:font-size="10pt" style:text-underline-style="solid" style:text-underline-width="auto" style:text-underline-color="font-color" fo:font-weight="bold" officeooo:rsid="0230e85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5" style:family="text">
      <style:text-properties fo:color="#000000" style:font-name="Courier New1" fo:font-size="10pt" style:text-underline-style="solid" style:text-underline-width="auto" style:text-underline-color="font-color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6" style:family="text">
      <style:text-properties fo:color="#000000" style:font-name="Courier New1" fo:font-size="10pt" style:text-underline-style="solid" style:text-underline-width="auto" style:text-underline-color="font-color" fo:font-weight="bold" officeooo:rsid="0142f38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7" style:family="text">
      <style:text-properties fo:color="#000000" style:font-name="Courier New1" fo:font-size="10pt" style:text-underline-style="solid" style:text-underline-width="auto" style:text-underline-color="font-color" fo:font-weight="bold" officeooo:rsid="01437a4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8" style:family="text">
      <style:text-properties fo:color="#000000" style:font-name="Courier New1" fo:font-size="10pt" style:text-underline-style="solid" style:text-underline-width="auto" style:text-underline-color="font-color" fo:font-weight="bold" officeooo:rsid="017f775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39" style:family="text">
      <style:text-properties fo:color="#000000" style:font-name="Courier New1" fo:font-size="10pt" style:text-underline-style="solid" style:text-underline-width="auto" style:text-underline-color="font-color" fo:font-weight="bold" officeooo:rsid="018013b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0" style:family="text">
      <style:text-properties fo:color="#000000" style:font-name="Courier New1" fo:font-size="10pt" style:text-underline-style="solid" style:text-underline-width="auto" style:text-underline-color="font-color" fo:font-weight="bold" officeooo:rsid="0143923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1" style:family="text">
      <style:text-properties fo:color="#000000" style:font-name="Courier New1" fo:font-size="10pt" style:text-underline-style="solid" style:text-underline-width="auto" style:text-underline-color="font-color" fo:font-weight="bold" officeooo:rsid="00a5a00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2" style:family="text">
      <style:text-properties fo:color="#000000" style:font-name="Courier New1" fo:font-size="10pt" style:text-underline-style="solid" style:text-underline-width="auto" style:text-underline-color="font-color" fo:font-weight="bold" officeooo:rsid="0149d93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3" style:family="text">
      <style:text-properties fo:color="#000000" style:font-name="Courier New1" fo:font-size="10pt" style:text-underline-style="solid" style:text-underline-width="auto" style:text-underline-color="font-color" fo:font-weight="bold" officeooo:rsid="01502c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4" style:family="text">
      <style:text-properties fo:color="#000000" style:font-name="Courier New1" fo:font-size="10pt" style:text-underline-style="solid" style:text-underline-width="auto" style:text-underline-color="font-color" fo:font-weight="bold" officeooo:rsid="022b6c3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5" style:family="text">
      <style:text-properties fo:color="#000000" style:font-name="Courier New1" fo:font-size="10pt" style:text-underline-style="solid" style:text-underline-width="auto" style:text-underline-color="font-color" fo:font-weight="bold" officeooo:rsid="016bd18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6" style:family="text">
      <style:text-properties fo:color="#000000" style:font-name="Courier New1" fo:font-size="10pt" style:text-underline-style="solid" style:text-underline-width="auto" style:text-underline-color="font-color" fo:font-weight="bold" officeooo:rsid="0152160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7" style:family="text">
      <style:text-properties fo:color="#000000" style:font-name="Courier New1" fo:font-size="10pt" style:text-underline-style="solid" style:text-underline-width="auto" style:text-underline-color="font-color" fo:font-weight="bold" officeooo:rsid="00ce7d9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8" style:family="text">
      <style:text-properties fo:color="#000000" style:font-name="Courier New1" fo:font-size="10pt" style:text-underline-style="solid" style:text-underline-width="auto" style:text-underline-color="font-color" fo:font-weight="bold" officeooo:rsid="00ce2b8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49" style:family="text">
      <style:text-properties fo:color="#000000" style:font-name="Courier New1" fo:font-size="10pt" style:text-underline-style="solid" style:text-underline-width="auto" style:text-underline-color="font-color" fo:font-weight="bold" officeooo:rsid="013b8f1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0" style:family="text">
      <style:text-properties fo:color="#000000" style:font-name="Courier New1" fo:font-size="10pt" style:text-underline-style="solid" style:text-underline-width="auto" style:text-underline-color="font-color" fo:font-weight="bold" officeooo:rsid="013cb76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1" style:family="text">
      <style:text-properties fo:color="#000000" style:font-name="Courier New1" fo:font-size="10pt" style:text-underline-style="solid" style:text-underline-width="auto" style:text-underline-color="font-color" fo:font-weight="bold" officeooo:rsid="013e625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2" style:family="text">
      <style:text-properties fo:color="#000000" style:font-name="Courier New1" fo:font-size="10pt" style:text-underline-style="solid" style:text-underline-width="auto" style:text-underline-color="font-color" fo:font-weight="bold" officeooo:rsid="025de7a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3" style:family="text">
      <style:text-properties fo:color="#000000" style:font-name="Courier New1" fo:font-size="10pt" style:text-underline-style="solid" style:text-underline-width="auto" style:text-underline-color="font-color" fo:font-weight="bold" officeooo:rsid="00ebf71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4" style:family="text">
      <style:text-properties fo:color="#000000" style:font-name="Courier New1" fo:font-size="10pt" style:text-underline-style="solid" style:text-underline-width="auto" style:text-underline-color="font-color" fo:font-weight="bold" officeooo:rsid="00eddde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5" style:family="text">
      <style:text-properties fo:color="#000000" style:font-name="Courier New1" fo:font-size="10pt" style:text-underline-style="solid" style:text-underline-width="auto" style:text-underline-color="font-color" fo:font-weight="bold" officeooo:rsid="015a6a7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6" style:family="text">
      <style:text-properties fo:color="#000000" style:font-name="Courier New1" fo:font-size="10pt" style:text-underline-style="solid" style:text-underline-width="auto" style:text-underline-color="font-color" fo:font-weight="bold" officeooo:rsid="015ba8e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7" style:family="text">
      <style:text-properties fo:color="#000000" style:font-name="Courier New1" fo:font-size="10pt" style:text-underline-style="solid" style:text-underline-width="auto" style:text-underline-color="font-color" fo:font-weight="bold" officeooo:rsid="00cfce2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8" style:family="text">
      <style:text-properties fo:color="#000000" style:font-name="Courier New1" fo:font-size="10pt" style:text-underline-style="solid" style:text-underline-width="auto" style:text-underline-color="font-color" fo:font-weight="bold" officeooo:rsid="0169026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59" style:family="text">
      <style:text-properties fo:color="#000000" style:font-name="Courier New1" fo:font-size="10pt" style:text-underline-style="solid" style:text-underline-width="auto" style:text-underline-color="font-color" fo:font-weight="bold" officeooo:rsid="012dbd1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0" style:family="text">
      <style:text-properties fo:color="#000000" style:font-name="Courier New1" fo:font-size="10pt" style:text-underline-style="solid" style:text-underline-width="auto" style:text-underline-color="font-color" fo:font-weight="bold" officeooo:rsid="0165ff4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1" style:family="text">
      <style:text-properties fo:color="#000000" style:font-name="Courier New1" fo:font-size="10pt" style:text-underline-style="solid" style:text-underline-width="auto" style:text-underline-color="font-color" fo:font-weight="bold" officeooo:rsid="00c97e5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2" style:family="text">
      <style:text-properties fo:color="#000000" style:font-name="Courier New1" fo:font-size="10pt" style:text-underline-style="solid" style:text-underline-width="auto" style:text-underline-color="font-color" fo:font-weight="bold" officeooo:rsid="00c99f3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3" style:family="text">
      <style:text-properties fo:color="#000000" style:font-name="Courier New1" fo:font-size="10pt" style:text-underline-style="solid" style:text-underline-width="auto" style:text-underline-color="font-color" fo:font-weight="bold" officeooo:rsid="0156753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4" style:family="text">
      <style:text-properties fo:color="#000000" style:font-name="Courier New1" fo:font-size="10pt" style:text-underline-style="solid" style:text-underline-width="auto" style:text-underline-color="font-color" fo:font-weight="bold" officeooo:rsid="015742d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5" style:family="text">
      <style:text-properties fo:color="#000000" style:font-name="Courier New1" fo:font-size="10pt" style:text-underline-style="solid" style:text-underline-width="auto" style:text-underline-color="font-color" fo:font-weight="bold" officeooo:rsid="0122d02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6" style:family="text">
      <style:text-properties fo:color="#000000" style:font-name="Courier New1" fo:font-size="10pt" style:text-underline-style="solid" style:text-underline-width="auto" style:text-underline-color="font-color" fo:font-weight="bold" officeooo:rsid="01153f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7" style:family="text">
      <style:text-properties fo:color="#000000" style:font-name="Courier New1" fo:font-size="10pt" style:text-underline-style="solid" style:text-underline-width="auto" style:text-underline-color="font-color" fo:font-weight="bold" officeooo:rsid="012246d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8" style:family="text">
      <style:text-properties fo:color="#000000" style:font-name="Courier New1" fo:font-size="10pt" style:text-underline-style="solid" style:text-underline-width="auto" style:text-underline-color="font-color" fo:font-weight="bold" officeooo:rsid="00de36a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69" style:family="text">
      <style:text-properties fo:color="#000000" style:font-name="Courier New1" fo:font-size="10pt" style:text-underline-style="solid" style:text-underline-width="auto" style:text-underline-color="font-color" fo:font-weight="bold" officeooo:rsid="012bd56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70" style:family="text">
      <style:text-properties fo:color="#000000" style:font-name="Courier New1" fo:font-size="10pt" style:text-underline-style="solid" style:text-underline-width="auto" style:text-underline-color="font-color" fo:font-weight="bold" officeooo:rsid="015ccf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71" style:family="text">
      <style:text-properties fo:color="#000000" style:font-name="Courier New1" fo:font-size="10pt" style:text-underline-style="solid" style:text-underline-width="auto" style:text-underline-color="font-color" fo:font-weight="bold" officeooo:rsid="01078ed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72" style:family="text">
      <style:text-properties fo:color="#000000" style:font-name="Courier New1" fo:font-size="10pt" style:text-underline-style="solid" style:text-underline-width="auto" style:text-underline-color="font-color" fo:font-weight="bold" officeooo:rsid="0217f40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73" style:family="text">
      <style:text-properties fo:color="#000000" style:font-name="Courier New1" fo:font-size="10pt" style:text-underline-style="solid" style:text-underline-width="auto" style:text-underline-color="font-color" fo:font-weight="bold" officeooo:rsid="011189a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74" style:family="text">
      <style:text-properties fo:color="#000000" style:font-name="Courier New1" fo:font-size="10pt" style:text-underline-style="solid" style:text-underline-width="auto" style:text-underline-color="font-color" fo:font-weight="bold" officeooo:rsid="0111938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1975" style:family="text">
      <style:text-properties fo:color="#000000" style:font-name="Courier New1" fo:font-size="10pt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1976" style:family="text">
      <style:text-properties fo:color="#000000" style:font-name="Courier New1" fo:font-size="10pt" style:text-underline-style="solid" style:text-underline-width="auto" style:text-underline-color="font-color" fo:font-weight="bold" officeooo:rsid="01c3391c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1977" style:family="text">
      <style:text-properties fo:color="#000000" style:font-name="Courier New1" fo:font-size="10pt" style:text-underline-style="solid" style:text-underline-width="auto" style:text-underline-color="font-color" fo:font-weight="bold" officeooo:rsid="01c44b49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1978" style:family="text">
      <style:text-properties fo:color="#000000" style:font-name="Courier New1" fo:font-size="10pt" style:text-underline-style="solid" style:text-underline-width="auto" style:text-underline-color="font-color" fo:font-weight="bold" officeooo:rsid="01aeb5d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1979" style:family="text">
      <style:text-properties fo:color="#000000" style:font-name="Courier New1" fo:font-size="10pt" style:text-underline-style="solid" style:text-underline-width="auto" style:text-underline-color="font-color" officeooo:rsid="01382ca0" fo:background-color="transparent" loext:char-shading-value="0" style:font-size-asian="10pt" style:language-asian="de" style:country-asian="DE" style:font-name-complex="Courier New2" style:font-size-complex="10pt" style:font-weight-complex="bold"/>
    </style:style>
    <style:style style:name="T1980" style:family="text">
      <style:text-properties fo:color="#000000" style:font-name="Courier New1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 style:font-weight-complex="bold"/>
    </style:style>
    <style:style style:name="T1981" style:family="text">
      <style:text-properties fo:color="#000000" style:font-name="Courier New1" fo:font-size="10pt" style:text-underline-style="solid" style:text-underline-width="auto" style:text-underline-color="font-color" officeooo:rsid="02571d1b" fo:background-color="transparent" loext:char-shading-value="0" style:font-size-asian="10pt" style:language-asian="de" style:country-asian="DE" style:font-name-complex="Courier New2" style:font-size-complex="10pt"/>
    </style:style>
    <style:style style:name="T1982" style:family="text">
      <style:text-properties fo:color="#000000" style:font-name="Courier New1" fo:font-size="10pt" style:text-underline-style="solid" style:text-underline-width="auto" style:text-underline-color="font-color" officeooo:rsid="024c2380" fo:background-color="transparent" loext:char-shading-value="0" style:font-size-asian="10pt" style:language-asian="de" style:country-asian="DE" style:font-name-complex="Courier New2" style:font-size-complex="10pt"/>
    </style:style>
    <style:style style:name="T1983" style:family="text">
      <style:text-properties fo:color="#000000" style:font-name="Courier New1" fo:font-size="10pt" style:text-underline-style="solid" style:text-underline-width="auto" style:text-underline-color="font-color" officeooo:rsid="00f4befa" fo:background-color="transparent" loext:char-shading-value="0" style:font-size-asian="10pt" style:language-asian="de" style:country-asian="DE" style:font-name-complex="Courier New2" style:font-size-complex="10pt"/>
    </style:style>
    <style:style style:name="T1984" style:family="text">
      <style:text-properties fo:color="#000000" style:font-name="Courier New1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1985" style:family="text">
      <style:text-properties fo:color="#000000" style:font-name="Courier New1" fo:font-size="10pt" style:text-underline-style="solid" style:text-underline-width="auto" style:text-underline-color="font-color" officeooo:rsid="01aff642" fo:background-color="transparent" loext:char-shading-value="0" style:font-size-asian="10pt" style:language-asian="de" style:country-asian="DE" style:font-name-complex="Courier New2" style:font-size-complex="10pt"/>
    </style:style>
    <style:style style:name="T1986" style:family="text">
      <style:text-properties fo:color="#000000" style:font-name="Courier New1" fo:font-size="10pt" style:text-underline-style="solid" style:text-underline-width="auto" style:text-underline-color="font-color" officeooo:rsid="0142f387" fo:background-color="transparent" loext:char-shading-value="0" style:font-size-asian="10pt" style:language-asian="de" style:country-asian="DE" style:font-name-complex="Courier New2" style:font-size-complex="10pt"/>
    </style:style>
    <style:style style:name="T1987" style:family="text">
      <style:text-properties fo:color="#000000" style:font-name="Courier New1" fo:font-size="10pt" style:text-underline-style="solid" style:text-underline-width="auto" style:text-underline-color="font-color" officeooo:rsid="01437a45" fo:background-color="transparent" loext:char-shading-value="0" style:font-size-asian="10pt" style:language-asian="de" style:country-asian="DE" style:font-name-complex="Courier New2" style:font-size-complex="10pt"/>
    </style:style>
    <style:style style:name="T1988" style:family="text">
      <style:text-properties fo:color="#000000" style:font-name="Courier New1" fo:font-size="10pt" style:text-underline-style="solid" style:text-underline-width="auto" style:text-underline-color="font-color" officeooo:rsid="017f7754" fo:background-color="transparent" loext:char-shading-value="0" style:font-size-asian="10pt" style:language-asian="de" style:country-asian="DE" style:font-name-complex="Courier New2" style:font-size-complex="10pt"/>
    </style:style>
    <style:style style:name="T1989" style:family="text">
      <style:text-properties fo:color="#000000" style:font-name="Courier New1" fo:font-size="10pt" style:text-underline-style="solid" style:text-underline-width="auto" style:text-underline-color="font-color" officeooo:rsid="018013bf" fo:background-color="transparent" loext:char-shading-value="0" style:font-size-asian="10pt" style:language-asian="de" style:country-asian="DE" style:font-name-complex="Courier New2" style:font-size-complex="10pt"/>
    </style:style>
    <style:style style:name="T1990" style:family="text">
      <style:text-properties fo:color="#000000" style:font-name="Courier New1" fo:font-size="10pt" style:text-underline-style="solid" style:text-underline-width="auto" style:text-underline-color="font-color" officeooo:rsid="01439230" fo:background-color="transparent" loext:char-shading-value="0" style:font-size-asian="10pt" style:language-asian="de" style:country-asian="DE" style:font-name-complex="Courier New2" style:font-size-complex="10pt"/>
    </style:style>
    <style:style style:name="T1991" style:family="text">
      <style:text-properties fo:color="#000000" style:font-name="Courier New1" fo:font-size="10pt" style:text-underline-style="solid" style:text-underline-width="auto" style:text-underline-color="font-color" officeooo:rsid="00a5a00f" fo:background-color="transparent" loext:char-shading-value="0" style:font-size-asian="10pt" style:language-asian="de" style:country-asian="DE" style:font-name-complex="Courier New2" style:font-size-complex="10pt"/>
    </style:style>
    <style:style style:name="T1992" style:family="text">
      <style:text-properties fo:color="#000000" style:font-name="Courier New1" fo:font-size="10pt" style:text-underline-style="solid" style:text-underline-width="auto" style:text-underline-color="font-color" officeooo:rsid="0149d933" fo:background-color="transparent" loext:char-shading-value="0" style:font-size-asian="10pt" style:language-asian="de" style:country-asian="DE" style:font-name-complex="Courier New2" style:font-size-complex="10pt"/>
    </style:style>
    <style:style style:name="T1993" style:family="text">
      <style:text-properties fo:color="#000000" style:font-name="Courier New1" fo:font-size="10pt" style:text-underline-style="solid" style:text-underline-width="auto" style:text-underline-color="font-color" officeooo:rsid="00c8e15b" fo:background-color="transparent" loext:char-shading-value="0" style:font-size-asian="10pt" style:language-asian="de" style:country-asian="DE" style:font-name-complex="Courier New2" style:font-size-complex="10pt"/>
    </style:style>
    <style:style style:name="T1994" style:family="text">
      <style:text-properties fo:color="#000000" style:font-name="Courier New1" fo:font-size="10pt" style:text-underline-style="solid" style:text-underline-width="auto" style:text-underline-color="font-color" officeooo:rsid="01502c01" fo:background-color="transparent" loext:char-shading-value="0" style:font-size-asian="10pt" style:language-asian="de" style:country-asian="DE" style:font-name-complex="Courier New2" style:font-size-complex="10pt"/>
    </style:style>
    <style:style style:name="T1995" style:family="text">
      <style:text-properties fo:color="#000000" style:font-name="Courier New1" fo:font-size="10pt" style:text-underline-style="solid" style:text-underline-width="auto" style:text-underline-color="font-color" officeooo:rsid="022b6c31" fo:background-color="transparent" loext:char-shading-value="0" style:font-size-asian="10pt" style:language-asian="de" style:country-asian="DE" style:font-name-complex="Courier New2" style:font-size-complex="10pt"/>
    </style:style>
    <style:style style:name="T1996" style:family="text">
      <style:text-properties fo:color="#000000" style:font-name="Courier New1" fo:font-size="10pt" style:text-underline-style="solid" style:text-underline-width="auto" style:text-underline-color="font-color" officeooo:rsid="016bd182" fo:background-color="transparent" loext:char-shading-value="0" style:font-size-asian="10pt" style:language-asian="de" style:country-asian="DE" style:font-name-complex="Courier New2" style:font-size-complex="10pt"/>
    </style:style>
    <style:style style:name="T1997" style:family="text">
      <style:text-properties fo:color="#000000" style:font-name="Courier New1" fo:font-size="10pt" style:text-underline-style="solid" style:text-underline-width="auto" style:text-underline-color="font-color" officeooo:rsid="01521605" fo:background-color="transparent" loext:char-shading-value="0" style:font-size-asian="10pt" style:language-asian="de" style:country-asian="DE" style:font-name-complex="Courier New2" style:font-size-complex="10pt"/>
    </style:style>
    <style:style style:name="T1998" style:family="text">
      <style:text-properties fo:color="#000000" style:font-name="Courier New1" fo:font-size="10pt" style:text-underline-style="solid" style:text-underline-width="auto" style:text-underline-color="font-color" officeooo:rsid="00ce7d99" fo:background-color="transparent" loext:char-shading-value="0" style:font-size-asian="10pt" style:language-asian="de" style:country-asian="DE" style:font-name-complex="Courier New2" style:font-size-complex="10pt"/>
    </style:style>
    <style:style style:name="T1999" style:family="text">
      <style:text-properties fo:color="#000000" style:font-name="Courier New1" fo:font-size="10pt" style:text-underline-style="solid" style:text-underline-width="auto" style:text-underline-color="font-color" officeooo:rsid="00ce2b80" fo:background-color="transparent" loext:char-shading-value="0" style:font-size-asian="10pt" style:language-asian="de" style:country-asian="DE" style:font-name-complex="Courier New2" style:font-size-complex="10pt"/>
    </style:style>
    <style:style style:name="T2000" style:family="text">
      <style:text-properties fo:color="#000000" style:font-name="Courier New1" fo:font-size="10pt" style:text-underline-style="solid" style:text-underline-width="auto" style:text-underline-color="font-color" officeooo:rsid="013b8f1f" fo:background-color="transparent" loext:char-shading-value="0" style:font-size-asian="10pt" style:language-asian="de" style:country-asian="DE" style:font-name-complex="Courier New2" style:font-size-complex="10pt"/>
    </style:style>
    <style:style style:name="T2001" style:family="text">
      <style:text-properties fo:color="#000000" style:font-name="Courier New1" fo:font-size="10pt" style:text-underline-style="solid" style:text-underline-width="auto" style:text-underline-color="font-color" officeooo:rsid="013cb76b" fo:background-color="transparent" loext:char-shading-value="0" style:font-size-asian="10pt" style:language-asian="de" style:country-asian="DE" style:font-name-complex="Courier New2" style:font-size-complex="10pt"/>
    </style:style>
    <style:style style:name="T2002" style:family="text">
      <style:text-properties fo:color="#000000" style:font-name="Courier New1" fo:font-size="10pt" style:text-underline-style="solid" style:text-underline-width="auto" style:text-underline-color="font-color" officeooo:rsid="013e6256" fo:background-color="transparent" loext:char-shading-value="0" style:font-size-asian="10pt" style:language-asian="de" style:country-asian="DE" style:font-name-complex="Courier New2" style:font-size-complex="10pt"/>
    </style:style>
    <style:style style:name="T2003" style:family="text">
      <style:text-properties fo:color="#000000" style:font-name="Courier New1" fo:font-size="10pt" style:text-underline-style="solid" style:text-underline-width="auto" style:text-underline-color="font-color" officeooo:rsid="025de7a1" fo:background-color="transparent" loext:char-shading-value="0" style:font-size-asian="10pt" style:language-asian="de" style:country-asian="DE" style:font-name-complex="Courier New2" style:font-size-complex="10pt"/>
    </style:style>
    <style:style style:name="T2004" style:family="text">
      <style:text-properties fo:color="#000000" style:font-name="Courier New1" fo:font-size="10pt" style:text-underline-style="solid" style:text-underline-width="auto" style:text-underline-color="font-color" officeooo:rsid="00ebf713" fo:background-color="transparent" loext:char-shading-value="0" style:font-size-asian="10pt" style:language-asian="de" style:country-asian="DE" style:font-name-complex="Courier New2" style:font-size-complex="10pt"/>
    </style:style>
    <style:style style:name="T2005" style:family="text">
      <style:text-properties fo:color="#000000" style:font-name="Courier New1" fo:font-size="10pt" style:text-underline-style="solid" style:text-underline-width="auto" style:text-underline-color="font-color" officeooo:rsid="00edddef" fo:background-color="transparent" loext:char-shading-value="0" style:font-size-asian="10pt" style:language-asian="de" style:country-asian="DE" style:font-name-complex="Courier New2" style:font-size-complex="10pt"/>
    </style:style>
    <style:style style:name="T2006" style:family="text">
      <style:text-properties fo:color="#000000" style:font-name="Courier New1" fo:font-size="10pt" style:text-underline-style="solid" style:text-underline-width="auto" style:text-underline-color="font-color" officeooo:rsid="015a6a7a" fo:background-color="transparent" loext:char-shading-value="0" style:font-size-asian="10pt" style:language-asian="de" style:country-asian="DE" style:font-name-complex="Courier New2" style:font-size-complex="10pt"/>
    </style:style>
    <style:style style:name="T2007" style:family="text">
      <style:text-properties fo:color="#000000" style:font-name="Courier New1" fo:font-size="10pt" style:text-underline-style="solid" style:text-underline-width="auto" style:text-underline-color="font-color" officeooo:rsid="015ba8e9" fo:background-color="transparent" loext:char-shading-value="0" style:font-size-asian="10pt" style:language-asian="de" style:country-asian="DE" style:font-name-complex="Courier New2" style:font-size-complex="10pt"/>
    </style:style>
    <style:style style:name="T2008" style:family="text">
      <style:text-properties fo:color="#000000" style:font-name="Courier New1" fo:font-size="10pt" style:text-underline-style="solid" style:text-underline-width="auto" style:text-underline-color="font-color" officeooo:rsid="00cfce20" fo:background-color="transparent" loext:char-shading-value="0" style:font-size-asian="10pt" style:language-asian="de" style:country-asian="DE" style:font-name-complex="Courier New2" style:font-size-complex="10pt"/>
    </style:style>
    <style:style style:name="T2009" style:family="text">
      <style:text-properties fo:color="#000000" style:font-name="Courier New1" fo:font-size="10pt" style:text-underline-style="solid" style:text-underline-width="auto" style:text-underline-color="font-color" officeooo:rsid="012fbceb" fo:background-color="transparent" loext:char-shading-value="0" style:font-size-asian="10pt" style:language-asian="de" style:country-asian="DE" style:font-name-complex="Courier New2" style:font-size-complex="10pt"/>
    </style:style>
    <style:style style:name="T2010" style:family="text">
      <style:text-properties fo:color="#000000" style:font-name="Courier New1" fo:font-size="10pt" style:text-underline-style="solid" style:text-underline-width="auto" style:text-underline-color="font-color" officeooo:rsid="0169026c" fo:background-color="transparent" loext:char-shading-value="0" style:font-size-asian="10pt" style:language-asian="de" style:country-asian="DE" style:font-name-complex="Courier New2" style:font-size-complex="10pt"/>
    </style:style>
    <style:style style:name="T2011" style:family="text">
      <style:text-properties fo:color="#000000" style:font-name="Courier New1" fo:font-size="10pt" style:text-underline-style="solid" style:text-underline-width="auto" style:text-underline-color="font-color" officeooo:rsid="012dbd13" fo:background-color="transparent" loext:char-shading-value="0" style:font-size-asian="10pt" style:language-asian="de" style:country-asian="DE" style:font-name-complex="Courier New2" style:font-size-complex="10pt"/>
    </style:style>
    <style:style style:name="T2012" style:family="text">
      <style:text-properties fo:color="#000000" style:font-name="Courier New1" fo:font-size="10pt" style:text-underline-style="solid" style:text-underline-width="auto" style:text-underline-color="font-color" officeooo:rsid="0165ff46" fo:background-color="transparent" loext:char-shading-value="0" style:font-size-asian="10pt" style:language-asian="de" style:country-asian="DE" style:font-name-complex="Courier New2" style:font-size-complex="10pt"/>
    </style:style>
    <style:style style:name="T2013" style:family="text">
      <style:text-properties fo:color="#000000" style:font-name="Courier New1" fo:font-size="10pt" style:text-underline-style="solid" style:text-underline-width="auto" style:text-underline-color="font-color" officeooo:rsid="00c97e52" fo:background-color="transparent" loext:char-shading-value="0" style:font-size-asian="10pt" style:language-asian="de" style:country-asian="DE" style:font-name-complex="Courier New2" style:font-size-complex="10pt"/>
    </style:style>
    <style:style style:name="T2014" style:family="text">
      <style:text-properties fo:color="#000000" style:font-name="Courier New1" fo:font-size="10pt" style:text-underline-style="solid" style:text-underline-width="auto" style:text-underline-color="font-color" officeooo:rsid="00c99f34" fo:background-color="transparent" loext:char-shading-value="0" style:font-size-asian="10pt" style:language-asian="de" style:country-asian="DE" style:font-name-complex="Courier New2" style:font-size-complex="10pt"/>
    </style:style>
    <style:style style:name="T2015" style:family="text">
      <style:text-properties fo:color="#000000" style:font-name="Courier New1" fo:font-size="10pt" style:text-underline-style="solid" style:text-underline-width="auto" style:text-underline-color="font-color" officeooo:rsid="0156753f" fo:background-color="transparent" loext:char-shading-value="0" style:font-size-asian="10pt" style:language-asian="de" style:country-asian="DE" style:font-name-complex="Courier New2" style:font-size-complex="10pt"/>
    </style:style>
    <style:style style:name="T2016" style:family="text">
      <style:text-properties fo:color="#000000" style:font-name="Courier New1" fo:font-size="10pt" style:text-underline-style="solid" style:text-underline-width="auto" style:text-underline-color="font-color" officeooo:rsid="015742d1" fo:background-color="transparent" loext:char-shading-value="0" style:font-size-asian="10pt" style:language-asian="de" style:country-asian="DE" style:font-name-complex="Courier New2" style:font-size-complex="10pt"/>
    </style:style>
    <style:style style:name="T2017" style:family="text">
      <style:text-properties fo:color="#000000" style:font-name="Courier New1" fo:font-size="10pt" style:text-underline-style="solid" style:text-underline-width="auto" style:text-underline-color="font-color" officeooo:rsid="0122d02c" fo:background-color="transparent" loext:char-shading-value="0" style:font-size-asian="10pt" style:language-asian="de" style:country-asian="DE" style:font-name-complex="Courier New2" style:font-size-complex="10pt"/>
    </style:style>
    <style:style style:name="T2018" style:family="text">
      <style:text-properties fo:color="#000000" style:font-name="Courier New1" fo:font-size="10pt" style:text-underline-style="solid" style:text-underline-width="auto" style:text-underline-color="font-color" officeooo:rsid="01153f5f" fo:background-color="transparent" loext:char-shading-value="0" style:font-size-asian="10pt" style:language-asian="de" style:country-asian="DE" style:font-name-complex="Courier New2" style:font-size-complex="10pt"/>
    </style:style>
    <style:style style:name="T2019" style:family="text">
      <style:text-properties fo:color="#000000" style:font-name="Courier New1" fo:font-size="10pt" style:text-underline-style="solid" style:text-underline-width="auto" style:text-underline-color="font-color" officeooo:rsid="013419ed" fo:background-color="transparent" loext:char-shading-value="0" style:font-size-asian="10pt" style:language-asian="de" style:country-asian="DE" style:font-name-complex="Courier New2" style:font-size-complex="10pt"/>
    </style:style>
    <style:style style:name="T2020" style:family="text">
      <style:text-properties fo:color="#000000" style:font-name="Courier New1" fo:font-size="10pt" style:text-underline-style="solid" style:text-underline-width="auto" style:text-underline-color="font-color" officeooo:rsid="012246d6" fo:background-color="transparent" loext:char-shading-value="0" style:font-size-asian="10pt" style:language-asian="de" style:country-asian="DE" style:font-name-complex="Courier New2" style:font-size-complex="10pt"/>
    </style:style>
    <style:style style:name="T2021" style:family="text">
      <style:text-properties fo:color="#000000" style:font-name="Courier New1" fo:font-size="10pt" style:text-underline-style="solid" style:text-underline-width="auto" style:text-underline-color="font-color" officeooo:rsid="00de36a9" fo:background-color="transparent" loext:char-shading-value="0" style:font-size-asian="10pt" style:language-asian="de" style:country-asian="DE" style:font-name-complex="Courier New2" style:font-size-complex="10pt"/>
    </style:style>
    <style:style style:name="T2022" style:family="text">
      <style:text-properties fo:color="#000000" style:font-name="Courier New1" fo:font-size="10pt" style:text-underline-style="solid" style:text-underline-width="auto" style:text-underline-color="font-color" officeooo:rsid="022d00f6" fo:background-color="transparent" loext:char-shading-value="0" style:font-size-asian="10pt" style:language-asian="de" style:country-asian="DE" style:font-name-complex="Courier New2" style:font-size-complex="10pt"/>
    </style:style>
    <style:style style:name="T2023" style:family="text">
      <style:text-properties fo:color="#000000" style:font-name="Courier New1" fo:font-size="10pt" style:text-underline-style="solid" style:text-underline-width="auto" style:text-underline-color="font-color" officeooo:rsid="012bd56e" fo:background-color="transparent" loext:char-shading-value="0" style:font-size-asian="10pt" style:language-asian="de" style:country-asian="DE" style:font-name-complex="Courier New2" style:font-size-complex="10pt"/>
    </style:style>
    <style:style style:name="T2024" style:family="text">
      <style:text-properties fo:color="#000000" style:font-name="Courier New1" fo:font-size="10pt" style:text-underline-style="solid" style:text-underline-width="auto" style:text-underline-color="font-color" officeooo:rsid="0120e076" fo:background-color="transparent" loext:char-shading-value="0" style:font-size-asian="10pt" style:language-asian="de" style:country-asian="DE" style:font-name-complex="Courier New2" style:font-size-complex="10pt"/>
    </style:style>
    <style:style style:name="T2025" style:family="text">
      <style:text-properties fo:color="#000000" style:font-name="Courier New1" fo:font-size="10pt" style:text-underline-style="solid" style:text-underline-width="auto" style:text-underline-color="font-color" officeooo:rsid="015ccf5f" fo:background-color="transparent" loext:char-shading-value="0" style:font-size-asian="10pt" style:language-asian="de" style:country-asian="DE" style:font-name-complex="Courier New2" style:font-size-complex="10pt"/>
    </style:style>
    <style:style style:name="T2026" style:family="text">
      <style:text-properties fo:color="#000000" style:font-name="Courier New1" fo:font-size="10pt" style:text-underline-style="solid" style:text-underline-width="auto" style:text-underline-color="font-color" officeooo:rsid="01092a5a" fo:background-color="transparent" loext:char-shading-value="0" style:font-size-asian="10pt" style:language-asian="de" style:country-asian="DE" style:font-name-complex="Courier New2" style:font-size-complex="10pt"/>
    </style:style>
    <style:style style:name="T2027" style:family="text">
      <style:text-properties fo:color="#000000" style:font-name="Courier New1" fo:font-size="10pt" style:text-underline-style="solid" style:text-underline-width="auto" style:text-underline-color="font-color" officeooo:rsid="0109aab8" fo:background-color="transparent" loext:char-shading-value="0" style:font-size-asian="10pt" style:language-asian="de" style:country-asian="DE" style:font-name-complex="Courier New2" style:font-size-complex="10pt"/>
    </style:style>
    <style:style style:name="T2028" style:family="text">
      <style:text-properties fo:color="#000000" style:font-name="Courier New1" fo:font-size="10pt" style:text-underline-style="solid" style:text-underline-width="auto" style:text-underline-color="font-color" officeooo:rsid="014be94d" fo:background-color="transparent" loext:char-shading-value="0" style:font-size-asian="10pt" style:language-asian="de" style:country-asian="DE" style:font-name-complex="Courier New2" style:font-size-complex="10pt"/>
    </style:style>
    <style:style style:name="T2029" style:family="text">
      <style:text-properties fo:color="#000000" style:font-name="Courier New1" fo:font-size="10pt" style:text-underline-style="solid" style:text-underline-width="auto" style:text-underline-color="font-color" officeooo:rsid="014c0dc9" fo:background-color="transparent" loext:char-shading-value="0" style:font-size-asian="10pt" style:language-asian="de" style:country-asian="DE" style:font-name-complex="Courier New2" style:font-size-complex="10pt"/>
    </style:style>
    <style:style style:name="T2030" style:family="text">
      <style:text-properties fo:color="#000000" style:font-name="Courier New1" fo:font-size="10pt" style:text-underline-style="solid" style:text-underline-width="auto" style:text-underline-color="font-color" officeooo:rsid="01078ed3" fo:background-color="transparent" loext:char-shading-value="0" style:font-size-asian="10pt" style:language-asian="de" style:country-asian="DE" style:font-name-complex="Courier New2" style:font-size-complex="10pt"/>
    </style:style>
    <style:style style:name="T2031" style:family="text">
      <style:text-properties fo:color="#000000" style:font-name="Courier New1" fo:font-size="10pt" style:text-underline-style="solid" style:text-underline-width="auto" style:text-underline-color="font-color" officeooo:rsid="0217f402" fo:background-color="transparent" loext:char-shading-value="0" style:font-size-asian="10pt" style:language-asian="de" style:country-asian="DE" style:font-name-complex="Courier New2" style:font-size-complex="10pt"/>
    </style:style>
    <style:style style:name="T2032" style:family="text">
      <style:text-properties fo:color="#000000" style:font-name="Courier New1" fo:font-size="10pt" style:text-underline-style="solid" style:text-underline-width="auto" style:text-underline-color="font-color" officeooo:rsid="011189ac" fo:background-color="transparent" loext:char-shading-value="0" style:font-size-asian="10pt" style:language-asian="de" style:country-asian="DE" style:font-name-complex="Courier New2" style:font-size-complex="10pt"/>
    </style:style>
    <style:style style:name="T2033" style:family="text">
      <style:text-properties fo:color="#000000" style:font-name="Courier New1" fo:font-size="10pt" style:text-underline-style="solid" style:text-underline-width="auto" style:text-underline-color="font-color" officeooo:rsid="014ddffe" fo:background-color="transparent" loext:char-shading-value="0" style:font-size-asian="10pt" style:language-asian="de" style:country-asian="DE" style:font-name-complex="Courier New2" style:font-size-complex="10pt"/>
    </style:style>
    <style:style style:name="T2034" style:family="text">
      <style:text-properties fo:color="#000000" style:font-name="Courier New1" fo:font-size="10pt" style:text-underline-style="solid" style:text-underline-width="auto" style:text-underline-color="font-color" officeooo:rsid="0232c388" fo:background-color="transparent" loext:char-shading-value="0" style:font-size-asian="10pt" style:language-asian="de" style:country-asian="DE" style:font-name-complex="Courier New2" style:font-size-complex="10pt"/>
    </style:style>
    <style:style style:name="T2035" style:family="text">
      <style:text-properties fo:color="#000000" style:font-name="Courier New1" fo:font-size="10pt" style:text-underline-style="solid" style:text-underline-width="auto" style:text-underline-color="font-color" officeooo:rsid="0111938f" fo:background-color="transparent" loext:char-shading-value="0" style:font-size-asian="10pt" style:language-asian="de" style:country-asian="DE" style:font-name-complex="Courier New2" style:font-size-complex="10pt"/>
    </style:style>
    <style:style style:name="T2036" style:family="text">
      <style:text-properties fo:color="#000000" style:font-name="Courier New1" fo:font-size="10pt" style:text-underline-style="solid" style:text-underline-width="auto" style:text-underline-color="font-color" officeooo:rsid="01382ca0" fo:background-color="transparent" loext:char-shading-value="0" style:font-size-asian="10pt" style:language-asian="de" style:country-asian="DE" style:font-name-complex="Courier New2" style:font-size-complex="10pt"/>
    </style:style>
    <style:style style:name="T2037" style:family="text">
      <style:text-properties fo:color="#000000" style:font-name="Courier New1" fo:font-size="10pt" style:text-underline-style="solid" style:text-underline-width="auto" style:text-underline-color="font-color" officeooo:rsid="018479ce" fo:background-color="transparent" loext:char-shading-value="0" style:font-size-asian="10pt" style:language-asian="de" style:country-asian="DE" style:font-name-complex="Courier New2" style:font-size-complex="10pt"/>
    </style:style>
    <style:style style:name="T2038" style:family="text">
      <style:text-properties fo:color="#000000" style:font-name="Courier New1" fo:font-size="10pt" style:text-underline-style="solid" style:text-underline-width="auto" style:text-underline-color="font-color" officeooo:rsid="0184be39" fo:background-color="transparent" loext:char-shading-value="0" style:font-size-asian="10pt" style:language-asian="de" style:country-asian="DE" style:font-name-complex="Courier New2" style:font-size-complex="10pt"/>
    </style:style>
    <style:style style:name="T2039" style:family="text">
      <style:text-properties fo:color="#000000" style:font-name="Courier New1" fo:font-size="10pt" style:text-underline-style="solid" style:text-underline-width="auto" style:text-underline-color="font-color" officeooo:rsid="0197aef2" fo:background-color="transparent" loext:char-shading-value="0" style:font-size-asian="10pt" style:language-asian="de" style:country-asian="DE" style:font-name-complex="Courier New2" style:font-size-complex="10pt"/>
    </style:style>
    <style:style style:name="T2040" style:family="text">
      <style:text-properties fo:color="#000000" style:font-name="Courier New1" fo:font-size="10pt" style:text-underline-style="solid" style:text-underline-width="auto" style:text-underline-color="font-color" officeooo:rsid="019aa5bf" fo:background-color="transparent" loext:char-shading-value="0" style:font-size-asian="10pt" style:language-asian="de" style:country-asian="DE" style:font-name-complex="Courier New2" style:font-size-complex="10pt"/>
    </style:style>
    <style:style style:name="T2041" style:family="text">
      <style:text-properties fo:color="#000000" style:font-name="Courier New1" fo:font-size="10pt" style:text-underline-style="solid" style:text-underline-width="auto" style:text-underline-color="font-color" officeooo:rsid="01a90700" fo:background-color="transparent" loext:char-shading-value="0" style:font-size-asian="10pt" style:language-asian="de" style:country-asian="DE" style:font-name-complex="Courier New2" style:font-size-complex="10pt"/>
    </style:style>
    <style:style style:name="T2042" style:family="text">
      <style:text-properties fo:color="#000000" style:font-name="Courier New1" fo:font-size="10pt" style:text-underline-style="solid" style:text-underline-width="auto" style:text-underline-color="font-color" officeooo:rsid="016f249c" fo:background-color="transparent" loext:char-shading-value="0" style:font-size-asian="10pt" style:language-asian="de" style:country-asian="DE" style:font-name-complex="Courier New2" style:font-size-complex="10pt"/>
    </style:style>
    <style:style style:name="T2043" style:family="text">
      <style:text-properties fo:color="#000000" style:font-name="Courier New1" fo:font-size="10pt" style:text-underline-style="solid" style:text-underline-width="auto" style:text-underline-color="font-color" officeooo:rsid="01a93a01" fo:background-color="transparent" loext:char-shading-value="0" style:font-size-asian="10pt" style:language-asian="de" style:country-asian="DE" style:font-name-complex="Courier New2" style:font-size-complex="10pt"/>
    </style:style>
    <style:style style:name="T2044" style:family="text">
      <style:text-properties fo:color="#000000" style:font-name="Courier New1" fo:font-size="10pt" style:text-underline-style="solid" style:text-underline-width="auto" style:text-underline-color="font-color" officeooo:rsid="0233f548" fo:background-color="transparent" loext:char-shading-value="0" style:font-size-asian="10pt" style:language-asian="de" style:country-asian="DE" style:font-name-complex="Courier New2" style:font-size-complex="10pt"/>
    </style:style>
    <style:style style:name="T2045" style:family="text">
      <style:text-properties fo:color="#000000" style:font-name="Courier New1" fo:font-size="10pt" style:text-underline-style="solid" style:text-underline-width="auto" style:text-underline-color="font-color" officeooo:rsid="01721eb3" fo:background-color="transparent" loext:char-shading-value="0" style:font-size-asian="10pt" style:language-asian="de" style:country-asian="DE" style:font-name-complex="Courier New2" style:font-size-complex="10pt"/>
    </style:style>
    <style:style style:name="T2046" style:family="text">
      <style:text-properties fo:color="#000000" style:font-name="Courier New1" fo:font-size="10pt" style:text-underline-style="solid" style:text-underline-width="auto" style:text-underline-color="font-color" officeooo:rsid="0170e7a9" fo:background-color="transparent" loext:char-shading-value="0" style:font-size-asian="10pt" style:language-asian="de" style:country-asian="DE" style:font-name-complex="Courier New2" style:font-size-complex="10pt"/>
    </style:style>
    <style:style style:name="T2047" style:family="text">
      <style:text-properties fo:color="#000000" style:font-name="Courier New1" fo:font-size="10pt" style:text-underline-style="solid" style:text-underline-width="auto" style:text-underline-color="font-color" officeooo:rsid="024e0124" fo:background-color="transparent" loext:char-shading-value="0" style:font-size-asian="10pt" style:language-asian="de" style:country-asian="DE" style:font-name-complex="Courier New2" style:font-size-complex="10pt"/>
    </style:style>
    <style:style style:name="T2048" style:family="text">
      <style:text-properties fo:color="#000000" style:font-name="Courier New1" fo:font-size="10pt" style:text-underline-style="solid" style:text-underline-width="auto" style:text-underline-color="font-color" officeooo:rsid="024f5bc0" fo:background-color="transparent" loext:char-shading-value="0" style:font-size-asian="10pt" style:language-asian="de" style:country-asian="DE" style:font-name-complex="Courier New2" style:font-size-complex="10pt"/>
    </style:style>
    <style:style style:name="T2049" style:family="text">
      <style:text-properties fo:color="#000000" style:font-name="Courier New1" fo:font-size="10pt" style:text-underline-style="solid" style:text-underline-width="auto" style:text-underline-color="font-color" officeooo:rsid="006d143d" fo:background-color="transparent" loext:char-shading-value="0" style:font-size-asian="10pt" style:language-asian="de" style:country-asian="DE" style:font-name-complex="Courier New2" style:font-size-complex="10pt"/>
    </style:style>
    <style:style style:name="T2050" style:family="text">
      <style:text-properties fo:color="#000000" style:font-name="Courier New1" fo:font-size="10pt" style:text-underline-style="solid" style:text-underline-width="auto" style:text-underline-color="font-color" officeooo:rsid="0255346c" fo:background-color="transparent" loext:char-shading-value="0" style:font-size-asian="10pt" style:language-asian="de" style:country-asian="DE" style:font-name-complex="Courier New2" style:font-size-complex="10pt"/>
    </style:style>
    <style:style style:name="T2051" style:family="text">
      <style:text-properties fo:color="#000000" style:font-name="Courier New1" fo:font-size="10pt" style:text-underline-style="solid" style:text-underline-width="auto" style:text-underline-color="font-color" officeooo:rsid="011cdb01" fo:background-color="transparent" loext:char-shading-value="0" style:font-size-asian="10pt" style:language-asian="de" style:country-asian="DE" style:font-name-complex="Courier New2" style:font-size-complex="10pt"/>
    </style:style>
    <style:style style:name="T2052" style:family="text">
      <style:text-properties fo:color="#000000" style:font-name="Courier New1" fo:font-size="10pt" style:text-underline-style="solid" style:text-underline-width="auto" style:text-underline-color="font-color" officeooo:rsid="018b9852" fo:background-color="transparent" loext:char-shading-value="0" style:font-size-asian="10pt" style:language-asian="de" style:country-asian="DE" style:font-name-complex="Courier New2" style:font-size-complex="10pt"/>
    </style:style>
    <style:style style:name="T2053" style:family="text">
      <style:text-properties fo:color="#000000" style:font-name="Courier New1" fo:font-size="10pt" style:text-underline-style="solid" style:text-underline-width="auto" style:text-underline-color="font-color" officeooo:rsid="0234208c" fo:background-color="transparent" loext:char-shading-value="0" style:font-size-asian="10pt" style:language-asian="de" style:country-asian="DE" style:font-name-complex="Courier New2" style:font-size-complex="10pt"/>
    </style:style>
    <style:style style:name="T2054" style:family="text">
      <style:text-properties fo:color="#000000" style:font-name="Courier New1" fo:font-size="10pt" style:text-underline-style="solid" style:text-underline-width="auto" style:text-underline-color="font-color" officeooo:rsid="02545e62" fo:background-color="transparent" loext:char-shading-value="0" style:font-size-asian="10pt" style:language-asian="de" style:country-asian="DE" style:font-name-complex="Courier New2" style:font-size-complex="10pt"/>
    </style:style>
    <style:style style:name="T2055" style:family="text">
      <style:text-properties fo:color="#000000" style:font-name="Courier New1" fo:font-size="10pt" style:text-underline-style="solid" style:text-underline-width="auto" style:text-underline-color="font-color" officeooo:rsid="003ed595" fo:background-color="transparent" loext:char-shading-value="0" style:font-size-asian="10pt" style:language-asian="de" style:country-asian="DE" style:font-name-complex="Courier New2" style:font-size-complex="10pt"/>
    </style:style>
    <style:style style:name="T2056" style:family="text">
      <style:text-properties fo:color="#000000" style:font-name="Courier New1" fo:font-size="10pt" style:text-underline-style="solid" style:text-underline-width="auto" style:text-underline-color="font-color" officeooo:rsid="024dc755" fo:background-color="transparent" loext:char-shading-value="0" style:font-size-asian="10pt" style:language-asian="de" style:country-asian="DE" style:font-name-complex="Courier New2" style:font-size-complex="10pt"/>
    </style:style>
    <style:style style:name="T2057" style:family="text">
      <style:text-properties fo:color="#000000" style:font-name="Courier New1" fo:font-size="10pt" style:text-underline-style="solid" style:text-underline-width="auto" style:text-underline-color="font-color" officeooo:rsid="024d93ff" fo:background-color="transparent" loext:char-shading-value="0" style:font-size-asian="10pt" style:language-asian="de" style:country-asian="DE" style:font-name-complex="Courier New2" style:font-size-complex="10pt"/>
    </style:style>
    <style:style style:name="T2058" style:family="text">
      <style:text-properties fo:color="#000000" style:font-name="Courier New1" fo:font-size="10pt" style:text-underline-style="solid" style:text-underline-width="auto" style:text-underline-color="font-color" officeooo:rsid="024f6c3d" fo:background-color="transparent" loext:char-shading-value="0" style:font-size-asian="10pt" style:language-asian="de" style:country-asian="DE" style:font-name-complex="Courier New2" style:font-size-complex="10pt"/>
    </style:style>
    <style:style style:name="T2059" style:family="text">
      <style:text-properties fo:color="#000000" style:font-name="Courier New1" fo:font-size="10pt" style:text-underline-style="solid" style:text-underline-width="auto" style:text-underline-color="font-color" officeooo:rsid="02516a0e" fo:background-color="transparent" loext:char-shading-value="0" style:font-size-asian="10pt" style:language-asian="de" style:country-asian="DE" style:font-name-complex="Courier New2" style:font-size-complex="10pt"/>
    </style:style>
    <style:style style:name="T2060" style:family="text">
      <style:text-properties fo:color="#000000" style:font-name="Courier New1" fo:font-size="10pt" style:text-underline-style="solid" style:text-underline-width="auto" style:text-underline-color="font-color" officeooo:rsid="01aeeae9" fo:background-color="transparent" loext:char-shading-value="0" style:font-size-asian="10pt" style:language-asian="de" style:country-asian="DE" style:font-name-complex="Courier New2" style:font-size-complex="10pt"/>
    </style:style>
    <style:style style:name="T2061" style:family="text">
      <style:text-properties fo:color="#000000" style:font-name="Courier New1" fo:font-size="10pt" style:text-underline-style="solid" style:text-underline-width="auto" style:text-underline-color="font-color" officeooo:rsid="018eab2c" fo:background-color="transparent" loext:char-shading-value="0" style:font-size-asian="10pt" style:language-asian="de" style:country-asian="DE" style:font-name-complex="Courier New2" style:font-size-complex="10pt"/>
    </style:style>
    <style:style style:name="T2062" style:family="text">
      <style:text-properties fo:color="#000000" style:font-name="Courier New1" fo:font-size="10pt" style:text-underline-style="solid" style:text-underline-width="auto" style:text-underline-color="font-color" officeooo:rsid="018fb2d3" fo:background-color="transparent" loext:char-shading-value="0" style:font-size-asian="10pt" style:language-asian="de" style:country-asian="DE" style:font-name-complex="Courier New2" style:font-size-complex="10pt"/>
    </style:style>
    <style:style style:name="T2063" style:family="text">
      <style:text-properties fo:color="#000000" style:font-name="Courier New1" fo:font-size="10pt" style:text-underline-style="solid" style:text-underline-width="auto" style:text-underline-color="font-color" officeooo:rsid="0207cc41" fo:background-color="transparent" loext:char-shading-value="0" style:font-size-asian="10pt" style:language-asian="de" style:country-asian="DE" style:font-name-complex="Courier New2" style:font-size-complex="10pt"/>
    </style:style>
    <style:style style:name="T2064" style:family="text">
      <style:text-properties fo:color="#000000" style:font-name="Courier New1" fo:font-size="10pt" style:text-underline-style="solid" style:text-underline-width="auto" style:text-underline-color="font-color" officeooo:rsid="005066ea" fo:background-color="transparent" loext:char-shading-value="0" style:font-size-asian="10pt" style:language-asian="de" style:country-asian="DE" style:font-name-complex="Courier New2" style:font-size-complex="10pt"/>
    </style:style>
    <style:style style:name="T2065" style:family="text">
      <style:text-properties fo:color="#000000" style:font-name="Courier New1" fo:font-size="10pt" style:text-underline-style="solid" style:text-underline-width="auto" style:text-underline-color="font-color" officeooo:rsid="01b10dd6" fo:background-color="transparent" loext:char-shading-value="0" style:font-size-asian="10pt" style:language-asian="de" style:country-asian="DE" style:font-name-complex="Courier New2" style:font-size-complex="10pt"/>
    </style:style>
    <style:style style:name="T2066" style:family="text">
      <style:text-properties fo:color="#000000" style:font-name="Courier New1" fo:font-size="10pt" style:text-underline-style="solid" style:text-underline-width="auto" style:text-underline-color="font-color" officeooo:rsid="00fbd350" fo:background-color="transparent" loext:char-shading-value="0" style:font-size-asian="10pt" style:language-asian="de" style:country-asian="DE" style:font-name-complex="Courier New2" style:font-size-complex="10pt"/>
    </style:style>
    <style:style style:name="T2067" style:family="text">
      <style:text-properties fo:color="#000000" style:font-name="Courier New1" fo:font-size="10pt" style:text-underline-style="solid" style:text-underline-width="auto" style:text-underline-color="font-color" officeooo:rsid="01735989" fo:background-color="transparent" loext:char-shading-value="0" style:font-size-asian="10pt" style:language-asian="de" style:country-asian="DE" style:font-name-complex="Courier New2" style:font-size-complex="10pt"/>
    </style:style>
    <style:style style:name="T2068" style:family="text">
      <style:text-properties fo:color="#000000" style:font-name="Courier New1" fo:font-size="10pt" style:text-underline-style="solid" style:text-underline-width="auto" style:text-underline-color="font-color" officeooo:rsid="01bc7839" fo:background-color="transparent" loext:char-shading-value="0" style:font-size-asian="10pt" style:language-asian="de" style:country-asian="DE" style:font-name-complex="Courier New2" style:font-size-complex="10pt"/>
    </style:style>
    <style:style style:name="T2069" style:family="text">
      <style:text-properties fo:color="#000000" style:font-name="Courier New1" fo:font-size="10pt" style:text-underline-style="solid" style:text-underline-width="auto" style:text-underline-color="font-color" officeooo:rsid="00520c83" fo:background-color="transparent" loext:char-shading-value="0" style:font-size-asian="10pt" style:language-asian="de" style:country-asian="DE" style:font-name-complex="Courier New2" style:font-size-complex="10pt"/>
    </style:style>
    <style:style style:name="T2070" style:family="text">
      <style:text-properties fo:color="#000000" style:font-name="Courier New1" fo:font-size="10pt" style:text-underline-style="solid" style:text-underline-width="auto" style:text-underline-color="font-color" officeooo:rsid="01d700c7" fo:background-color="transparent" loext:char-shading-value="0" style:font-size-asian="10pt" style:language-asian="de" style:country-asian="DE" style:font-name-complex="Courier New2" style:font-size-complex="10pt"/>
    </style:style>
    <style:style style:name="T2071" style:family="text">
      <style:text-properties fo:color="#000000" style:font-name="Courier New1" fo:font-size="10pt" style:text-underline-style="solid" style:text-underline-width="auto" style:text-underline-color="font-color" officeooo:rsid="022fed4d" fo:background-color="transparent" loext:char-shading-value="0" style:font-size-asian="10pt" style:language-asian="de" style:country-asian="DE" style:font-name-complex="Courier New2" style:font-size-complex="10pt"/>
    </style:style>
    <style:style style:name="T2072" style:family="text">
      <style:text-properties fo:color="#000000" style:font-name="Courier New1" fo:font-size="10pt" style:text-underline-style="solid" style:text-underline-width="auto" style:text-underline-color="font-color" officeooo:rsid="0037b55f" fo:background-color="transparent" loext:char-shading-value="0" style:font-size-asian="10pt" style:language-asian="de" style:country-asian="DE" style:font-name-complex="Courier New2" style:font-size-complex="10pt"/>
    </style:style>
    <style:style style:name="T2073" style:family="text">
      <style:text-properties fo:color="#000000" style:font-name="Courier New1" fo:font-size="10pt" style:text-underline-style="solid" style:text-underline-width="auto" style:text-underline-color="font-color" officeooo:rsid="01c000d8" fo:background-color="transparent" loext:char-shading-value="0" style:font-size-asian="10pt" style:language-asian="de" style:country-asian="DE" style:font-name-complex="Courier New2" style:font-size-complex="10pt"/>
    </style:style>
    <style:style style:name="T2074" style:family="text">
      <style:text-properties fo:color="#000000" style:font-name="Courier New1" fo:font-size="10pt" style:text-underline-style="solid" style:text-underline-width="auto" style:text-underline-color="font-color" officeooo:rsid="00ae6ef3" fo:background-color="transparent" loext:char-shading-value="0" style:font-size-asian="10pt" style:language-asian="de" style:country-asian="DE" style:font-name-complex="Courier New2" style:font-size-complex="10pt"/>
    </style:style>
    <style:style style:name="T2075" style:family="text">
      <style:text-properties fo:color="#000000" style:font-name="Courier New1" fo:font-size="10pt" style:text-underline-style="solid" style:text-underline-width="auto" style:text-underline-color="font-color" officeooo:rsid="00aff780" fo:background-color="transparent" loext:char-shading-value="0" style:font-size-asian="10pt" style:language-asian="de" style:country-asian="DE" style:font-name-complex="Courier New2" style:font-size-complex="10pt"/>
    </style:style>
    <style:style style:name="T2076" style:family="text">
      <style:text-properties fo:color="#000000" style:font-name="Courier New1" fo:font-size="10pt" style:text-underline-style="solid" style:text-underline-width="auto" style:text-underline-color="font-color" officeooo:rsid="01ba98d4" fo:background-color="transparent" loext:char-shading-value="0" style:font-size-asian="10pt" style:language-asian="de" style:country-asian="DE" style:font-name-complex="Courier New2" style:font-size-complex="10pt"/>
    </style:style>
    <style:style style:name="T2077" style:family="text">
      <style:text-properties fo:color="#000000" style:font-name="Courier New1" fo:font-size="10pt" style:text-underline-style="solid" style:text-underline-width="auto" style:text-underline-color="font-color" officeooo:rsid="003a34f3" fo:background-color="transparent" loext:char-shading-value="0" style:font-size-asian="10pt" style:language-asian="de" style:country-asian="DE" style:font-name-complex="Courier New2" style:font-size-complex="10pt"/>
    </style:style>
    <style:style style:name="T2078" style:family="text">
      <style:text-properties fo:color="#000000" style:font-name="Courier New1" fo:font-size="10pt" style:text-underline-style="solid" style:text-underline-width="auto" style:text-underline-color="font-color" officeooo:rsid="00f7364a" fo:background-color="transparent" loext:char-shading-value="0" style:font-size-asian="10pt" style:language-asian="de" style:country-asian="DE" style:font-name-complex="Courier New2" style:font-size-complex="10pt"/>
    </style:style>
    <style:style style:name="T2079" style:family="text">
      <style:text-properties fo:color="#000000" style:font-name="Courier New1" fo:font-size="10pt" style:text-underline-style="solid" style:text-underline-width="auto" style:text-underline-color="font-color" officeooo:rsid="00322484" fo:background-color="transparent" loext:char-shading-value="0" style:font-size-asian="10pt" style:language-asian="de" style:country-asian="DE" style:font-name-complex="Courier New2" style:font-size-complex="10pt"/>
    </style:style>
    <style:style style:name="T2080" style:family="text">
      <style:text-properties fo:color="#000000" style:font-name="Courier New1" fo:font-size="10pt" style:text-underline-style="solid" style:text-underline-width="auto" style:text-underline-color="font-color" officeooo:rsid="01c4cb4d" fo:background-color="transparent" loext:char-shading-value="0" style:font-size-asian="10pt" style:language-asian="de" style:country-asian="DE" style:font-name-complex="Courier New2" style:font-size-complex="10pt"/>
    </style:style>
    <style:style style:name="T2081" style:family="text">
      <style:text-properties fo:color="#000000" style:font-name="Courier New1" fo:font-size="10pt" style:text-underline-style="solid" style:text-underline-width="auto" style:text-underline-color="font-color" officeooo:rsid="0230e851" fo:background-color="transparent" loext:char-shading-value="0" style:font-size-asian="10pt" style:language-asian="de" style:country-asian="DE" style:font-name-complex="Courier New2" style:font-size-complex="10pt"/>
    </style:style>
    <style:style style:name="T2082" style:family="text">
      <style:text-properties fo:color="#000000" style:font-name="Courier New1" fo:font-size="10pt" style:text-underline-style="solid" style:text-underline-width="auto" style:text-underline-color="font-color" officeooo:rsid="00fb32a7" fo:background-color="transparent" loext:char-shading-value="0" style:font-size-asian="10pt" style:language-asian="de" style:country-asian="DE" style:font-name-complex="Courier New2" style:font-size-complex="10pt"/>
    </style:style>
    <style:style style:name="T2083" style:family="text">
      <style:text-properties fo:color="#000000" style:font-name="Courier New1" fo:font-size="10pt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size-complex="10pt"/>
    </style:style>
    <style:style style:name="T2084" style:family="text">
      <style:text-properties fo:color="#000000" style:font-name="Courier New1" fo:font-size="10pt" style:text-underline-style="solid" style:text-underline-width="auto" style:text-underline-color="font-color" officeooo:rsid="01c3391c" fo:background-color="transparent" loext:char-shading-value="0" style:font-size-asian="10pt" style:language-asian="de" style:country-asian="DE" style:font-size-complex="10pt"/>
    </style:style>
    <style:style style:name="T2085" style:family="text">
      <style:text-properties fo:color="#000000" style:font-name="Courier New1" fo:font-size="10pt" style:text-underline-style="solid" style:text-underline-width="auto" style:text-underline-color="font-color" officeooo:rsid="01c44b49" fo:background-color="transparent" loext:char-shading-value="0" style:font-size-asian="10pt" style:language-asian="de" style:country-asian="DE" style:font-size-complex="10pt"/>
    </style:style>
    <style:style style:name="T2086" style:family="text">
      <style:text-properties fo:color="#000000" style:font-name="Courier New1" fo:font-size="10pt" style:text-underline-style="solid" style:text-underline-width="auto" style:text-underline-color="font-color" officeooo:rsid="01aeb5d4" fo:background-color="transparent" loext:char-shading-value="0" style:font-size-asian="10pt" style:language-asian="de" style:country-asian="DE" style:font-size-complex="10pt"/>
    </style:style>
    <style:style style:name="T2087" style:family="text">
      <style:text-properties fo:color="#000000" style:font-name="Courier New1" fo:font-size="10pt" style:text-underline-style="solid" style:text-underline-width="auto" style:text-underline-color="font-color" officeooo:rsid="00b82f6f" fo:background-color="transparent" loext:char-shading-value="0" style:font-size-asian="10pt" style:font-name-complex="Courier New2" style:font-size-complex="10pt"/>
    </style:style>
    <style:style style:name="T2088" style:family="text">
      <style:text-properties fo:color="#000000" style:font-name="Courier New1" fo:font-size="10pt" style:text-underline-style="solid" style:text-underline-width="auto" style:text-underline-color="font-color" officeooo:rsid="00a14261" fo:background-color="transparent" loext:char-shading-value="0" style:font-size-asian="10pt" style:font-name-complex="Courier New2" style:font-size-complex="10pt"/>
    </style:style>
    <style:style style:name="T2089" style:family="text">
      <style:text-properties fo:color="#000000" style:font-name="Courier New1" fo:font-size="10pt" style:text-underline-style="solid" style:text-underline-width="auto" style:text-underline-color="font-color" officeooo:rsid="00b3ba47" fo:background-color="transparent" loext:char-shading-value="0" style:font-size-asian="10pt" style:font-name-complex="Courier New2" style:font-size-complex="10pt"/>
    </style:style>
    <style:style style:name="T2090" style:family="text">
      <style:text-properties fo:color="#000000" style:font-name="Courier New1" fo:font-size="10pt" style:text-underline-style="solid" style:text-underline-width="auto" style:text-underline-color="font-color" officeooo:rsid="00bd291c" fo:background-color="transparent" loext:char-shading-value="0" style:font-size-asian="10pt" style:font-name-complex="Courier New2" style:font-size-complex="10pt"/>
    </style:style>
    <style:style style:name="T2091" style:family="text">
      <style:text-properties fo:color="#000000" style:font-name="Courier New1" fo:font-size="10pt" style:text-underline-style="solid" style:text-underline-width="auto" style:text-underline-color="font-color" officeooo:rsid="00bfcdda" fo:background-color="transparent" loext:char-shading-value="0" style:font-size-asian="10pt" style:font-name-complex="Courier New2" style:font-size-complex="10pt"/>
    </style:style>
    <style:style style:name="T2092" style:family="text">
      <style:text-properties fo:color="#000000" style:font-name="Courier New1" fo:font-size="10pt" style:text-underline-style="solid" style:text-underline-width="auto" style:text-underline-color="font-color" officeooo:rsid="00d30f37" fo:background-color="transparent" loext:char-shading-value="0" style:font-size-asian="10pt" style:font-name-complex="Courier New2" style:font-size-complex="10pt"/>
    </style:style>
    <style:style style:name="T2093" style:family="text">
      <style:text-properties fo:color="#000000" style:font-name="Courier New1" fo:font-size="10pt" style:text-underline-style="solid" style:text-underline-width="auto" style:text-underline-color="font-color" officeooo:rsid="00c4851e" fo:background-color="transparent" loext:char-shading-value="0" style:font-size-asian="10pt" style:font-name-complex="Courier New2" style:font-size-complex="10pt"/>
    </style:style>
    <style:style style:name="T2094" style:family="text">
      <style:text-properties fo:color="#000000" style:font-name="Courier New1" fo:font-size="10pt" style:text-underline-style="solid" style:text-underline-width="auto" style:text-underline-color="font-color" officeooo:rsid="00c5cb8d" fo:background-color="transparent" loext:char-shading-value="0" style:font-size-asian="10pt" style:font-name-complex="Courier New2" style:font-size-complex="10pt"/>
    </style:style>
    <style:style style:name="T2095" style:family="text">
      <style:text-properties fo:color="#000000" style:font-name="Courier New1" fo:font-size="10pt" style:text-underline-style="solid" style:text-underline-width="auto" style:text-underline-color="font-color" officeooo:rsid="00468a9a" fo:background-color="transparent" loext:char-shading-value="0" style:font-size-asian="10pt" style:font-name-complex="Courier New2" style:font-size-complex="10pt"/>
    </style:style>
    <style:style style:name="T2096" style:family="text">
      <style:text-properties fo:color="#000000" style:font-name="Courier New1" fo:font-size="10pt" style:text-underline-style="solid" style:text-underline-width="auto" style:text-underline-color="font-color" officeooo:rsid="00b07ba5" fo:background-color="transparent" loext:char-shading-value="0" style:font-size-asian="10pt" style:font-name-complex="Courier New2" style:font-size-complex="10pt"/>
    </style:style>
    <style:style style:name="T2097" style:family="text">
      <style:text-properties fo:color="#000000" style:font-name="Courier New1" fo:font-size="10pt" style:text-underline-style="solid" style:text-underline-width="auto" style:text-underline-color="font-color" officeooo:rsid="0186d8e7" fo:background-color="transparent" loext:char-shading-value="0" style:font-size-asian="10pt" style:font-name-complex="Courier New2" style:font-size-complex="10pt"/>
    </style:style>
    <style:style style:name="T2098" style:family="text">
      <style:text-properties fo:color="#000000" style:font-name="Courier New1" fo:font-size="10pt" style:text-underline-style="solid" style:text-underline-width="auto" style:text-underline-color="font-color" officeooo:rsid="01891103" fo:background-color="transparent" loext:char-shading-value="0" style:font-size-asian="10pt" style:font-name-complex="Courier New2" style:font-size-complex="10pt"/>
    </style:style>
    <style:style style:name="T2099" style:family="text">
      <style:text-properties fo:color="#000000" style:font-name="Courier New1" fo:font-size="10pt" style:text-underline-style="solid" style:text-underline-width="auto" style:text-underline-color="font-color" officeooo:rsid="00ab11d9" fo:background-color="transparent" loext:char-shading-value="0" style:font-size-asian="10pt" style:font-name-complex="Courier New2" style:font-size-complex="10pt"/>
    </style:style>
    <style:style style:name="T2100" style:family="text">
      <style:text-properties fo:color="#000000" style:font-name="Courier New1" fo:font-size="10pt" style:text-underline-style="solid" style:text-underline-width="auto" style:text-underline-color="font-color" officeooo:rsid="00c6f57c" fo:background-color="transparent" loext:char-shading-value="0" style:font-size-asian="10pt" style:font-name-complex="Courier New2" style:font-size-complex="10pt"/>
    </style:style>
    <style:style style:name="T2101" style:family="text">
      <style:text-properties fo:color="#000000" style:font-name="Courier New1" fo:font-size="10pt" style:text-underline-style="solid" style:text-underline-width="auto" style:text-underline-color="font-color" officeooo:rsid="01863c1c" fo:background-color="transparent" loext:char-shading-value="0" style:font-size-asian="10pt" style:font-name-complex="Courier New2" style:font-size-complex="10pt"/>
    </style:style>
    <style:style style:name="T2102" style:family="text">
      <style:text-properties fo:color="#000000" style:font-name="Courier New1" fo:font-size="10pt" style:text-underline-style="solid" style:text-underline-width="auto" style:text-underline-color="font-color" officeooo:rsid="0188dd25" fo:background-color="transparent" loext:char-shading-value="0" style:font-size-asian="10pt" style:font-name-complex="Courier New2" style:font-size-complex="10pt"/>
    </style:style>
    <style:style style:name="T2103" style:family="text">
      <style:text-properties fo:color="#000000" style:font-name="Courier New1" fo:font-size="10pt" style:text-underline-style="solid" style:text-underline-width="auto" style:text-underline-color="font-color" officeooo:rsid="00c354e9" fo:background-color="transparent" loext:char-shading-value="0" style:font-size-asian="10pt" style:font-name-complex="Courier New2" style:font-size-complex="10pt"/>
    </style:style>
    <style:style style:name="T2104" style:family="text">
      <style:text-properties fo:color="#000000" style:font-name="Courier New1" fo:font-size="10pt" style:text-underline-style="solid" style:text-underline-width="auto" style:text-underline-color="font-color" officeooo:rsid="0102a03b" fo:background-color="transparent" loext:char-shading-value="0" style:font-size-asian="10pt" style:font-name-complex="Courier New2" style:font-size-complex="10pt"/>
    </style:style>
    <style:style style:name="T2105" style:family="text">
      <style:text-properties fo:color="#000000" style:font-name="Courier New1" fo:font-size="10pt" style:text-underline-style="solid" style:text-underline-width="auto" style:text-underline-color="font-color" officeooo:rsid="00d4a340" fo:background-color="transparent" loext:char-shading-value="0" style:font-size-asian="10pt" style:font-name-complex="Courier New2" style:font-size-complex="10pt"/>
    </style:style>
    <style:style style:name="T2106" style:family="text">
      <style:text-properties fo:color="#000000" style:font-name="Courier New1" fo:font-size="10pt" style:text-underline-style="solid" style:text-underline-width="auto" style:text-underline-color="font-color" officeooo:rsid="00d59c78" fo:background-color="transparent" loext:char-shading-value="0" style:font-size-asian="10pt" style:font-name-complex="Courier New2" style:font-size-complex="10pt"/>
    </style:style>
    <style:style style:name="T2107" style:family="text">
      <style:text-properties fo:color="#000000" style:font-name="Courier New1" fo:font-size="10pt" style:text-underline-style="solid" style:text-underline-width="auto" style:text-underline-color="font-color" officeooo:rsid="00f226bf" fo:background-color="transparent" loext:char-shading-value="0" style:font-size-asian="10pt" style:font-name-complex="Courier New2" style:font-size-complex="10pt"/>
    </style:style>
    <style:style style:name="T2108" style:family="text">
      <style:text-properties fo:color="#000000" style:font-name="Courier New1" fo:font-size="10pt" style:text-underline-style="solid" style:text-underline-width="auto" style:text-underline-color="font-color" officeooo:rsid="0134ea98" fo:background-color="transparent" loext:char-shading-value="0" style:font-size-asian="10pt" style:font-name-complex="Courier New2" style:font-size-complex="10pt"/>
    </style:style>
    <style:style style:name="T2109" style:family="text">
      <style:text-properties fo:color="#000000" style:font-name="Courier New1" fo:font-size="10pt" style:text-underline-style="solid" style:text-underline-width="auto" style:text-underline-color="font-color" officeooo:rsid="0146fae1" fo:background-color="transparent" loext:char-shading-value="0" style:font-size-asian="10pt" style:font-name-complex="Courier New2" style:font-size-complex="10pt"/>
    </style:style>
    <style:style style:name="T2110" style:family="text">
      <style:text-properties fo:color="#000000" style:font-name="Courier New1" fo:font-size="10pt" style:text-underline-style="solid" style:text-underline-width="auto" style:text-underline-color="font-color" officeooo:rsid="01495400" fo:background-color="transparent" loext:char-shading-value="0" style:font-size-asian="10pt" style:font-name-complex="Courier New2" style:font-size-complex="10pt"/>
    </style:style>
    <style:style style:name="T2111" style:family="text">
      <style:text-properties fo:color="#000000" style:font-name="Courier New1" fo:font-size="10pt" style:text-underline-style="solid" style:text-underline-width="auto" style:text-underline-color="font-color" officeooo:rsid="00b76224" fo:background-color="transparent" loext:char-shading-value="0" style:font-size-asian="10pt" style:font-name-complex="Courier New2" style:font-size-complex="10pt"/>
    </style:style>
    <style:style style:name="T2112" style:family="text">
      <style:text-properties fo:color="#000000" style:font-name="Courier New1" fo:font-size="10pt" style:text-underline-style="solid" style:text-underline-width="auto" style:text-underline-color="font-color" officeooo:rsid="00b3c157" fo:background-color="transparent" loext:char-shading-value="0" style:font-size-asian="10pt" style:font-name-complex="Courier New2" style:font-size-complex="10pt"/>
    </style:style>
    <style:style style:name="T2113" style:family="text">
      <style:text-properties fo:color="#000000" style:font-name="Courier New1" fo:font-size="10pt" style:text-underline-style="solid" style:text-underline-width="auto" style:text-underline-color="font-color" officeooo:rsid="0177279a" fo:background-color="transparent" loext:char-shading-value="0" style:font-size-asian="10pt" style:font-name-complex="Courier New2" style:font-size-complex="10pt"/>
    </style:style>
    <style:style style:name="T2114" style:family="text">
      <style:text-properties fo:color="#000000" style:font-name="Courier New1" fo:font-size="10pt" style:text-underline-style="solid" style:text-underline-width="auto" style:text-underline-color="font-color" officeooo:rsid="013faed8" fo:background-color="transparent" loext:char-shading-value="0" style:font-size-asian="10pt" style:font-name-complex="Courier New2" style:font-size-complex="10pt"/>
    </style:style>
    <style:style style:name="T2115" style:family="text">
      <style:text-properties fo:color="#000000" style:font-name="Courier New1" fo:font-size="10pt" style:text-underline-style="solid" style:text-underline-width="auto" style:text-underline-color="font-color" officeooo:rsid="0140320c" fo:background-color="transparent" loext:char-shading-value="0" style:font-size-asian="10pt" style:font-name-complex="Courier New2" style:font-size-complex="10pt"/>
    </style:style>
    <style:style style:name="T2116" style:family="text">
      <style:text-properties fo:color="#000000" style:font-name="Courier New1" fo:font-size="10pt" style:text-underline-style="solid" style:text-underline-width="auto" style:text-underline-color="font-color" officeooo:rsid="022a8cc2" fo:background-color="transparent" loext:char-shading-value="0" style:font-size-asian="10pt" style:font-name-complex="Courier New2" style:font-size-complex="10pt"/>
    </style:style>
    <style:style style:name="T2117" style:family="text">
      <style:text-properties fo:color="#000000" style:font-name="Courier New1" fo:font-size="10pt" style:text-underline-style="solid" style:text-underline-width="auto" style:text-underline-color="font-color" officeooo:rsid="00c99f34" fo:background-color="transparent" loext:char-shading-value="0" style:font-size-asian="10pt" style:font-size-complex="10pt"/>
    </style:style>
    <style:style style:name="T2118" style:family="text">
      <style:text-properties fo:color="#000000" style:font-name="Courier New1" fo:font-size="10pt" style:text-underline-style="solid" style:text-underline-width="auto" style:text-underline-color="font-color" officeooo:rsid="00d6bb1b" fo:background-color="transparent" loext:char-shading-value="0" style:font-size-asian="10pt" style:font-size-complex="10pt"/>
    </style:style>
    <style:style style:name="T2119" style:family="text">
      <style:text-properties fo:color="#000000" style:font-name="Courier New1" fo:font-size="10pt" style:text-underline-style="solid" style:text-underline-width="auto" style:text-underline-color="font-color" officeooo:rsid="00c8e15b" fo:background-color="transparent" loext:char-shading-value="0" style:font-size-asian="10pt" style:font-size-complex="10pt"/>
    </style:style>
    <style:style style:name="T2120" style:family="text">
      <style:text-properties fo:color="#000000" style:font-name="Courier New1" fo:font-size="10pt" style:text-underline-style="solid" style:text-underline-width="auto" style:text-underline-color="font-color" officeooo:rsid="013236fd" fo:background-color="transparent" loext:char-shading-value="0" style:font-size-asian="10pt" style:font-size-complex="10pt"/>
    </style:style>
    <style:style style:name="T2121" style:family="text">
      <style:text-properties fo:color="#000000" style:font-name="Courier New1" fo:font-size="10pt" style:text-underline-style="solid" style:text-underline-width="auto" style:text-underline-color="font-color" style:font-size-asian="10pt" style:font-size-complex="10pt"/>
    </style:style>
    <style:style style:name="T2122" style:family="text">
      <style:text-properties fo:color="#000000" style:font-name="Courier New1" fo:font-size="10pt" style:text-underline-style="solid" style:text-underline-width="auto" style:text-underline-color="font-color" officeooo:rsid="01ce6025" style:font-size-asian="10pt" style:font-size-complex="10pt"/>
    </style:style>
    <style:style style:name="T2123" style:family="text">
      <style:text-properties fo:color="#000000" style:font-name="Courier New1" fo:font-size="10pt" style:text-underline-style="solid" style:text-underline-width="auto" style:text-underline-color="font-color" officeooo:rsid="0149d933" style:font-size-asian="10pt" style:language-asian="de" style:country-asian="DE" style:font-name-complex="Courier New2" style:font-size-complex="10pt"/>
    </style:style>
    <style:style style:name="T2124" style:family="text">
      <style:text-properties fo:color="#000000" style:font-name="Courier New1" fo:font-size="10pt" style:text-underline-style="solid" style:text-underline-width="auto" style:text-underline-color="font-color" officeooo:rsid="01502c01" style:font-size-asian="10pt" style:language-asian="de" style:country-asian="DE" style:font-name-complex="Courier New2" style:font-size-complex="10pt"/>
    </style:style>
    <style:style style:name="T2125" style:family="text">
      <style:text-properties fo:color="#000000" style:font-name="Courier New1" fo:font-size="10pt" style:text-underline-style="solid" style:text-underline-width="auto" style:text-underline-color="font-color" officeooo:rsid="016bd182" style:font-size-asian="10pt" style:language-asian="de" style:country-asian="DE" style:font-name-complex="Courier New2" style:font-size-complex="10pt"/>
    </style:style>
    <style:style style:name="T2126" style:family="text">
      <style:text-properties fo:color="#000000" style:font-name="Courier New1" fo:font-size="10pt" style:text-underline-style="solid" style:text-underline-width="auto" style:text-underline-color="font-color" officeooo:rsid="01521605" style:font-size-asian="10pt" style:language-asian="de" style:country-asian="DE" style:font-name-complex="Courier New2" style:font-size-complex="10pt"/>
    </style:style>
    <style:style style:name="T2127" style:family="text">
      <style:text-properties fo:color="#000000" style:font-name="Courier New1" fo:font-size="10pt" style:text-underline-style="solid" style:text-underline-width="auto" style:text-underline-color="font-color" officeooo:rsid="013b8f1f" style:font-size-asian="10pt" style:language-asian="de" style:country-asian="DE" style:font-name-complex="Courier New2" style:font-size-complex="10pt"/>
    </style:style>
    <style:style style:name="T2128" style:family="text">
      <style:text-properties fo:color="#000000" style:font-name="Courier New1" fo:font-size="10pt" style:text-underline-style="solid" style:text-underline-width="auto" style:text-underline-color="font-color" officeooo:rsid="013cb76b" style:font-size-asian="10pt" style:language-asian="de" style:country-asian="DE" style:font-name-complex="Courier New2" style:font-size-complex="10pt"/>
    </style:style>
    <style:style style:name="T2129" style:family="text">
      <style:text-properties fo:color="#000000" style:font-name="Courier New1" fo:font-size="10pt" style:text-underline-style="solid" style:text-underline-width="auto" style:text-underline-color="font-color" officeooo:rsid="015a6a7a" style:font-size-asian="10pt" style:language-asian="de" style:country-asian="DE" style:font-name-complex="Courier New2" style:font-size-complex="10pt"/>
    </style:style>
    <style:style style:name="T2130" style:family="text">
      <style:text-properties fo:color="#000000" style:font-name="Courier New1" fo:font-size="10pt" style:text-underline-style="solid" style:text-underline-width="auto" style:text-underline-color="font-color" officeooo:rsid="00ce7d99" style:font-size-asian="10pt" style:language-asian="de" style:country-asian="DE" style:font-name-complex="Courier New2" style:font-size-complex="10pt"/>
    </style:style>
    <style:style style:name="T2131" style:family="text">
      <style:text-properties fo:color="#000000" style:font-name="Courier New1" fo:font-size="10pt" style:text-underline-style="solid" style:text-underline-width="auto" style:text-underline-color="font-color" officeooo:rsid="012fbceb" style:font-size-asian="10pt" style:language-asian="de" style:country-asian="DE" style:font-name-complex="Courier New2" style:font-size-complex="10pt"/>
    </style:style>
    <style:style style:name="T2132" style:family="text">
      <style:text-properties fo:color="#000000" style:font-name="Courier New1" fo:font-size="10pt" style:text-underline-style="solid" style:text-underline-width="auto" style:text-underline-color="font-color" officeooo:rsid="0169026c" style:font-size-asian="10pt" style:language-asian="de" style:country-asian="DE" style:font-name-complex="Courier New2" style:font-size-complex="10pt"/>
    </style:style>
    <style:style style:name="T2133" style:family="text">
      <style:text-properties fo:color="#000000" style:font-name="Courier New1" fo:font-size="10pt" style:text-underline-style="solid" style:text-underline-width="auto" style:text-underline-color="font-color" officeooo:rsid="012dbd13" style:font-size-asian="10pt" style:language-asian="de" style:country-asian="DE" style:font-name-complex="Courier New2" style:font-size-complex="10pt"/>
    </style:style>
    <style:style style:name="T2134" style:family="text">
      <style:text-properties fo:color="#000000" style:font-name="Courier New1" fo:font-size="10pt" style:text-underline-style="solid" style:text-underline-width="auto" style:text-underline-color="font-color" officeooo:rsid="0165ff46" style:font-size-asian="10pt" style:language-asian="de" style:country-asian="DE" style:font-name-complex="Courier New2" style:font-size-complex="10pt"/>
    </style:style>
    <style:style style:name="T2135" style:family="text">
      <style:text-properties fo:color="#000000" style:font-name="Courier New1" fo:font-size="10pt" style:text-underline-style="solid" style:text-underline-width="auto" style:text-underline-color="font-color" officeooo:rsid="00c97e52" style:font-size-asian="10pt" style:language-asian="de" style:country-asian="DE" style:font-name-complex="Courier New2" style:font-size-complex="10pt"/>
    </style:style>
    <style:style style:name="T2136" style:family="text">
      <style:text-properties fo:color="#000000" style:font-name="Courier New1" fo:font-size="10pt" style:text-underline-style="solid" style:text-underline-width="auto" style:text-underline-color="font-color" officeooo:rsid="0122d02c" style:font-size-asian="10pt" style:language-asian="de" style:country-asian="DE" style:font-name-complex="Courier New2" style:font-size-complex="10pt"/>
    </style:style>
    <style:style style:name="T2137" style:family="text">
      <style:text-properties fo:color="#000000" style:font-name="Courier New1" fo:font-size="10pt" style:text-underline-style="solid" style:text-underline-width="auto" style:text-underline-color="font-color" officeooo:rsid="013419ed" style:font-size-asian="10pt" style:language-asian="de" style:country-asian="DE" style:font-name-complex="Courier New2" style:font-size-complex="10pt"/>
    </style:style>
    <style:style style:name="T2138" style:family="text">
      <style:text-properties fo:color="#000000" style:font-name="Courier New1" fo:font-size="10pt" style:text-underline-style="solid" style:text-underline-width="auto" style:text-underline-color="font-color" officeooo:rsid="00de36a9" style:font-size-asian="10pt" style:language-asian="de" style:country-asian="DE" style:font-name-complex="Courier New2" style:font-size-complex="10pt"/>
    </style:style>
    <style:style style:name="T2139" style:family="text">
      <style:text-properties fo:color="#000000" style:font-name="Courier New1" fo:font-size="10pt" style:text-underline-style="solid" style:text-underline-width="auto" style:text-underline-color="font-color" officeooo:rsid="0120e076" style:font-size-asian="10pt" style:language-asian="de" style:country-asian="DE" style:font-name-complex="Courier New2" style:font-size-complex="10pt"/>
    </style:style>
    <style:style style:name="T2140" style:family="text">
      <style:text-properties fo:color="#000000" style:font-name="Courier New1" fo:font-size="10pt" style:text-underline-style="solid" style:text-underline-width="auto" style:text-underline-color="font-color" officeooo:rsid="015ccf5f" style:font-size-asian="10pt" style:language-asian="de" style:country-asian="DE" style:font-name-complex="Courier New2" style:font-size-complex="10pt"/>
    </style:style>
    <style:style style:name="T2141" style:family="text">
      <style:text-properties fo:color="#000000" style:font-name="Courier New1" fo:font-size="10pt" style:text-underline-style="solid" style:text-underline-width="auto" style:text-underline-color="font-color" officeooo:rsid="014be94d" style:font-size-asian="10pt" style:language-asian="de" style:country-asian="DE" style:font-name-complex="Courier New2" style:font-size-complex="10pt"/>
    </style:style>
    <style:style style:name="T2142" style:family="text">
      <style:text-properties fo:color="#000000" style:font-name="Courier New1" fo:font-size="10pt" style:text-underline-style="solid" style:text-underline-width="auto" style:text-underline-color="font-color" officeooo:rsid="01078ed3" style:font-size-asian="10pt" style:language-asian="de" style:country-asian="DE" style:font-name-complex="Courier New2" style:font-size-complex="10pt"/>
    </style:style>
    <style:style style:name="T2143" style:family="text">
      <style:text-properties fo:color="#000000" style:font-name="Courier New1" fo:font-size="10pt" style:text-underline-style="solid" style:text-underline-width="auto" style:text-underline-color="font-color" officeooo:rsid="011189ac" style:font-size-asian="10pt" style:language-asian="de" style:country-asian="DE" style:font-name-complex="Courier New2" style:font-size-complex="10pt"/>
    </style:style>
    <style:style style:name="T2144" style:family="text">
      <style:text-properties fo:color="#000000" style:font-name="Courier New1" fo:font-size="10pt" style:text-underline-style="solid" style:text-underline-width="auto" style:text-underline-color="font-color" officeooo:rsid="018479ce" style:font-size-asian="10pt" style:language-asian="de" style:country-asian="DE" style:font-name-complex="Courier New2" style:font-size-complex="10pt"/>
    </style:style>
    <style:style style:name="T2145" style:family="text">
      <style:text-properties fo:color="#000000" style:font-name="Courier New1" fo:font-size="10pt" style:text-underline-style="solid" style:text-underline-width="auto" style:text-underline-color="font-color" officeooo:rsid="0197aef2" style:font-size-asian="10pt" style:language-asian="de" style:country-asian="DE" style:font-name-complex="Courier New2" style:font-size-complex="10pt"/>
    </style:style>
    <style:style style:name="T2146" style:family="text">
      <style:text-properties fo:color="#000000" style:font-name="Courier New1" fo:font-size="10pt" style:text-underline-style="solid" style:text-underline-width="auto" style:text-underline-color="font-color" officeooo:rsid="01a93a01" style:font-size-asian="10pt" style:language-asian="de" style:country-asian="DE" style:font-name-complex="Courier New2" style:font-size-complex="10pt"/>
    </style:style>
    <style:style style:name="T2147" style:family="text">
      <style:text-properties fo:color="#000000" style:font-name="Courier New1" fo:font-size="10pt" style:text-underline-style="solid" style:text-underline-width="auto" style:text-underline-color="font-color" officeooo:rsid="016f249c" style:font-size-asian="10pt" style:language-asian="de" style:country-asian="DE" style:font-name-complex="Courier New2" style:font-size-complex="10pt"/>
    </style:style>
    <style:style style:name="T2148" style:family="text">
      <style:text-properties fo:color="#000000" style:font-name="Courier New1" fo:font-size="10pt" style:text-underline-style="solid" style:text-underline-width="auto" style:text-underline-color="font-color" officeooo:rsid="01721eb3" style:font-size-asian="10pt" style:language-asian="de" style:country-asian="DE" style:font-name-complex="Courier New2" style:font-size-complex="10pt"/>
    </style:style>
    <style:style style:name="T2149" style:family="text">
      <style:text-properties fo:color="#000000" style:font-name="Courier New1" fo:font-size="10pt" style:text-underline-style="solid" style:text-underline-width="auto" style:text-underline-color="font-color" officeooo:rsid="0170e7a9" style:font-size-asian="10pt" style:language-asian="de" style:country-asian="DE" style:font-name-complex="Courier New2" style:font-size-complex="10pt"/>
    </style:style>
    <style:style style:name="T2150" style:family="text">
      <style:text-properties fo:color="#000000" style:font-name="Courier New1" fo:font-size="10pt" style:text-underline-style="solid" style:text-underline-width="auto" style:text-underline-color="font-color" officeooo:rsid="02571d1b" style:font-size-asian="10pt" style:language-asian="de" style:country-asian="DE" style:font-name-complex="Courier New2" style:font-size-complex="10pt"/>
    </style:style>
    <style:style style:name="T2151" style:family="text">
      <style:text-properties fo:color="#000000" style:font-name="Courier New1" fo:font-size="10pt" style:text-underline-style="solid" style:text-underline-width="auto" style:text-underline-color="font-color" officeooo:rsid="024c2380" style:font-size-asian="10pt" style:language-asian="de" style:country-asian="DE" style:font-name-complex="Courier New2" style:font-size-complex="10pt"/>
    </style:style>
    <style:style style:name="T2152" style:family="text">
      <style:text-properties fo:color="#000000" style:font-name="Courier New1" fo:font-size="10pt" style:text-underline-style="solid" style:text-underline-width="auto" style:text-underline-color="font-color" officeooo:rsid="024d93ff" style:font-size-asian="10pt" style:language-asian="de" style:country-asian="DE" style:font-name-complex="Courier New2" style:font-size-complex="10pt"/>
    </style:style>
    <style:style style:name="T2153" style:family="text">
      <style:text-properties fo:color="#000000" style:font-name="Courier New1" fo:font-size="10pt" style:text-underline-style="solid" style:text-underline-width="auto" style:text-underline-color="font-color" officeooo:rsid="01153f5f" style:font-size-asian="10pt" style:language-asian="de" style:country-asian="DE" style:font-size-complex="10pt"/>
    </style:style>
    <style:style style:name="T2154" style:family="text">
      <style:text-properties fo:color="#000000" style:font-name="Courier New1" fo:font-size="10pt" style:text-underline-style="solid" style:text-underline-width="auto" style:text-underline-color="font-color" fo:font-weight="normal" officeooo:rsid="00b82f6f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55" style:family="text">
      <style:text-properties fo:color="#000000" style:font-name="Courier New1" fo:font-size="10pt" style:text-underline-style="solid" style:text-underline-width="auto" style:text-underline-color="font-color" fo:font-weight="normal" officeooo:rsid="00a14261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56" style:family="text">
      <style:text-properties fo:color="#000000" style:font-name="Courier New1" fo:font-size="10pt" style:text-underline-style="solid" style:text-underline-width="auto" style:text-underline-color="font-color" fo:font-weight="normal" officeooo:rsid="00b3ba4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57" style:family="text">
      <style:text-properties fo:color="#000000" style:font-name="Courier New1" fo:font-size="10pt" style:text-underline-style="solid" style:text-underline-width="auto" style:text-underline-color="font-color" fo:font-weight="normal" officeooo:rsid="00bd291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58" style:family="text">
      <style:text-properties fo:color="#000000" style:font-name="Courier New1" fo:font-size="10pt" style:text-underline-style="solid" style:text-underline-width="auto" style:text-underline-color="font-color" fo:font-weight="normal" officeooo:rsid="00bfcdd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59" style:family="text">
      <style:text-properties fo:color="#000000" style:font-name="Courier New1" fo:font-size="10pt" style:text-underline-style="solid" style:text-underline-width="auto" style:text-underline-color="font-color" fo:font-weight="normal" officeooo:rsid="00d30f3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0" style:family="text">
      <style:text-properties fo:color="#000000" style:font-name="Courier New1" fo:font-size="10pt" style:text-underline-style="solid" style:text-underline-width="auto" style:text-underline-color="font-color" fo:font-weight="normal" officeooo:rsid="00c4851e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1" style:family="text">
      <style:text-properties fo:color="#000000" style:font-name="Courier New1" fo:font-size="10pt" style:text-underline-style="solid" style:text-underline-width="auto" style:text-underline-color="font-color" fo:font-weight="normal" officeooo:rsid="00c5cb8d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2" style:family="text">
      <style:text-properties fo:color="#000000" style:font-name="Courier New1" fo:font-size="10pt" style:text-underline-style="solid" style:text-underline-width="auto" style:text-underline-color="font-color" fo:font-weight="normal" officeooo:rsid="00468a9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3" style:family="text">
      <style:text-properties fo:color="#000000" style:font-name="Courier New1" fo:font-size="10pt" style:text-underline-style="solid" style:text-underline-width="auto" style:text-underline-color="font-color" fo:font-weight="normal" officeooo:rsid="00b07ba5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4" style:family="text">
      <style:text-properties fo:color="#000000" style:font-name="Courier New1" fo:font-size="10pt" style:text-underline-style="solid" style:text-underline-width="auto" style:text-underline-color="font-color" fo:font-weight="normal" officeooo:rsid="0186d8e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5" style:family="text">
      <style:text-properties fo:color="#000000" style:font-name="Courier New1" fo:font-size="10pt" style:text-underline-style="solid" style:text-underline-width="auto" style:text-underline-color="font-color" fo:font-weight="normal" officeooo:rsid="01891103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6" style:family="text">
      <style:text-properties fo:color="#000000" style:font-name="Courier New1" fo:font-size="10pt" style:text-underline-style="solid" style:text-underline-width="auto" style:text-underline-color="font-color" fo:font-weight="normal" officeooo:rsid="00ab11d9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7" style:family="text">
      <style:text-properties fo:color="#000000" style:font-name="Courier New1" fo:font-size="10pt" style:text-underline-style="solid" style:text-underline-width="auto" style:text-underline-color="font-color" fo:font-weight="normal" officeooo:rsid="00c6f57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8" style:family="text">
      <style:text-properties fo:color="#000000" style:font-name="Courier New1" fo:font-size="10pt" style:text-underline-style="solid" style:text-underline-width="auto" style:text-underline-color="font-color" fo:font-weight="normal" officeooo:rsid="01863c1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69" style:family="text">
      <style:text-properties fo:color="#000000" style:font-name="Courier New1" fo:font-size="10pt" style:text-underline-style="solid" style:text-underline-width="auto" style:text-underline-color="font-color" fo:font-weight="normal" officeooo:rsid="0188dd25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0" style:family="text">
      <style:text-properties fo:color="#000000" style:font-name="Courier New1" fo:font-size="10pt" style:text-underline-style="solid" style:text-underline-width="auto" style:text-underline-color="font-color" fo:font-weight="normal" officeooo:rsid="00c354e9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1" style:family="text">
      <style:text-properties fo:color="#000000" style:font-name="Courier New1" fo:font-size="10pt" style:text-underline-style="solid" style:text-underline-width="auto" style:text-underline-color="font-color" fo:font-weight="normal" officeooo:rsid="0102a03b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2" style:family="text">
      <style:text-properties fo:color="#000000" style:font-name="Courier New1" fo:font-size="10pt" style:text-underline-style="solid" style:text-underline-width="auto" style:text-underline-color="font-color" fo:font-weight="normal" officeooo:rsid="00d4a340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3" style:family="text">
      <style:text-properties fo:color="#000000" style:font-name="Courier New1" fo:font-size="10pt" style:text-underline-style="solid" style:text-underline-width="auto" style:text-underline-color="font-color" fo:font-weight="normal" officeooo:rsid="00d59c7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4" style:family="text">
      <style:text-properties fo:color="#000000" style:font-name="Courier New1" fo:font-size="10pt" style:text-underline-style="solid" style:text-underline-width="auto" style:text-underline-color="font-color" fo:font-weight="normal" officeooo:rsid="00f226bf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5" style:family="text">
      <style:text-properties fo:color="#000000" style:font-name="Courier New1" fo:font-size="10pt" style:text-underline-style="solid" style:text-underline-width="auto" style:text-underline-color="font-color" fo:font-weight="normal" officeooo:rsid="0134ea9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6" style:family="text">
      <style:text-properties fo:color="#000000" style:font-name="Courier New1" fo:font-size="10pt" style:text-underline-style="solid" style:text-underline-width="auto" style:text-underline-color="font-color" fo:font-weight="normal" officeooo:rsid="0146fae1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7" style:family="text">
      <style:text-properties fo:color="#000000" style:font-name="Courier New1" fo:font-size="10pt" style:text-underline-style="solid" style:text-underline-width="auto" style:text-underline-color="font-color" fo:font-weight="normal" officeooo:rsid="01495400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8" style:family="text">
      <style:text-properties fo:color="#000000" style:font-name="Courier New1" fo:font-size="10pt" style:text-underline-style="solid" style:text-underline-width="auto" style:text-underline-color="font-color" fo:font-weight="normal" officeooo:rsid="00b76224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79" style:family="text">
      <style:text-properties fo:color="#000000" style:font-name="Courier New1" fo:font-size="10pt" style:text-underline-style="solid" style:text-underline-width="auto" style:text-underline-color="font-color" fo:font-weight="normal" officeooo:rsid="00b3c15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80" style:family="text">
      <style:text-properties fo:color="#000000" style:font-name="Courier New1" fo:font-size="10pt" style:text-underline-style="solid" style:text-underline-width="auto" style:text-underline-color="font-color" fo:font-weight="normal" officeooo:rsid="0177279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81" style:family="text">
      <style:text-properties fo:color="#000000" style:font-name="Courier New1" fo:font-size="10pt" style:text-underline-style="solid" style:text-underline-width="auto" style:text-underline-color="font-color" fo:font-weight="normal" officeooo:rsid="013faed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82" style:family="text">
      <style:text-properties fo:color="#000000" style:font-name="Courier New1" fo:font-size="10pt" style:text-underline-style="solid" style:text-underline-width="auto" style:text-underline-color="font-color" fo:font-weight="normal" officeooo:rsid="0140320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83" style:family="text">
      <style:text-properties fo:color="#000000" style:font-name="Courier New1" fo:font-size="10pt" style:text-underline-style="solid" style:text-underline-width="auto" style:text-underline-color="font-color" fo:font-weight="normal" officeooo:rsid="022a8cc2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184" style:family="text">
      <style:text-properties fo:color="#000000" style:font-name="Courier New1" fo:font-size="10pt" style:text-underline-style="solid" style:text-underline-width="auto" style:text-underline-color="font-color" fo:font-weight="normal" officeooo:rsid="00c99f34" fo:background-color="transparent" loext:char-shading-value="0" style:font-size-asian="10pt" style:font-weight-asian="normal" style:font-size-complex="10pt" style:font-weight-complex="normal"/>
    </style:style>
    <style:style style:name="T2185" style:family="text">
      <style:text-properties fo:color="#000000" style:font-name="Courier New1" fo:font-size="10pt" style:text-underline-style="solid" style:text-underline-width="auto" style:text-underline-color="font-color" fo:font-weight="normal" officeooo:rsid="00d6bb1b" fo:background-color="transparent" loext:char-shading-value="0" style:font-size-asian="10pt" style:font-weight-asian="normal" style:font-size-complex="10pt" style:font-weight-complex="normal"/>
    </style:style>
    <style:style style:name="T2186" style:family="text">
      <style:text-properties fo:color="#000000" style:font-name="Courier New1" fo:font-size="10pt" style:text-underline-style="solid" style:text-underline-width="auto" style:text-underline-color="font-color" fo:font-weight="normal" officeooo:rsid="00c8e15b" fo:background-color="transparent" loext:char-shading-value="0" style:font-size-asian="10pt" style:font-weight-asian="normal" style:font-size-complex="10pt" style:font-weight-complex="normal"/>
    </style:style>
    <style:style style:name="T2187" style:family="text">
      <style:text-properties fo:color="#000000" style:font-name="Courier New1" fo:font-size="10pt" style:text-underline-style="solid" style:text-underline-width="auto" style:text-underline-color="font-color" fo:font-weight="normal" officeooo:rsid="013236fd" fo:background-color="transparent" loext:char-shading-value="0" style:font-size-asian="10pt" style:font-weight-asian="normal" style:font-size-complex="10pt" style:font-weight-complex="normal"/>
    </style:style>
    <style:style style:name="T2188" style:family="text">
      <style:text-properties fo:color="#000000" style:font-name="Courier New1" fo:font-size="10pt" style:text-underline-style="solid" style:text-underline-width="auto" style:text-underline-color="font-color" fo:font-weight="normal" officeooo:rsid="0142f38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89" style:family="text">
      <style:text-properties fo:color="#000000" style:font-name="Courier New1" fo:font-size="10pt" style:text-underline-style="solid" style:text-underline-width="auto" style:text-underline-color="font-color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0" style:family="text">
      <style:text-properties fo:color="#000000" style:font-name="Courier New1" fo:font-size="10pt" style:text-underline-style="solid" style:text-underline-width="auto" style:text-underline-color="font-color" fo:font-weight="normal" officeooo:rsid="01437a4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1" style:family="text">
      <style:text-properties fo:color="#000000" style:font-name="Courier New1" fo:font-size="10pt" style:text-underline-style="solid" style:text-underline-width="auto" style:text-underline-color="font-color" fo:font-weight="normal" officeooo:rsid="017f775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2" style:family="text">
      <style:text-properties fo:color="#000000" style:font-name="Courier New1" fo:font-size="10pt" style:text-underline-style="solid" style:text-underline-width="auto" style:text-underline-color="font-color" fo:font-weight="normal" officeooo:rsid="018013b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3" style:family="text">
      <style:text-properties fo:color="#000000" style:font-name="Courier New1" fo:font-size="10pt" style:text-underline-style="solid" style:text-underline-width="auto" style:text-underline-color="font-color" fo:font-weight="normal" officeooo:rsid="0143923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4" style:family="text">
      <style:text-properties fo:color="#000000" style:font-name="Courier New1" fo:font-size="10pt" style:text-underline-style="solid" style:text-underline-width="auto" style:text-underline-color="font-color" fo:font-weight="normal" officeooo:rsid="00a5a00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5" style:family="text">
      <style:text-properties fo:color="#000000" style:font-name="Courier New1" fo:font-size="10pt" style:text-underline-style="solid" style:text-underline-width="auto" style:text-underline-color="font-color" fo:font-weight="normal" officeooo:rsid="0149d93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6" style:family="text">
      <style:text-properties fo:color="#000000" style:font-name="Courier New1" fo:font-size="10pt" style:text-underline-style="solid" style:text-underline-width="auto" style:text-underline-color="font-color" fo:font-weight="normal" officeooo:rsid="00c8e15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7" style:family="text">
      <style:text-properties fo:color="#000000" style:font-name="Courier New1" fo:font-size="10pt" style:text-underline-style="solid" style:text-underline-width="auto" style:text-underline-color="font-color" fo:font-weight="normal" officeooo:rsid="01502c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8" style:family="text">
      <style:text-properties fo:color="#000000" style:font-name="Courier New1" fo:font-size="10pt" style:text-underline-style="solid" style:text-underline-width="auto" style:text-underline-color="font-color" fo:font-weight="normal" officeooo:rsid="022b6c3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199" style:family="text">
      <style:text-properties fo:color="#000000" style:font-name="Courier New1" fo:font-size="10pt" style:text-underline-style="solid" style:text-underline-width="auto" style:text-underline-color="font-color" fo:font-weight="normal" officeooo:rsid="016bd18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0" style:family="text">
      <style:text-properties fo:color="#000000" style:font-name="Courier New1" fo:font-size="10pt" style:text-underline-style="solid" style:text-underline-width="auto" style:text-underline-color="font-color" fo:font-weight="normal" officeooo:rsid="0152160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1" style:family="text">
      <style:text-properties fo:color="#000000" style:font-name="Courier New1" fo:font-size="10pt" style:text-underline-style="solid" style:text-underline-width="auto" style:text-underline-color="font-color" fo:font-weight="normal" officeooo:rsid="00ce7d9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2" style:family="text">
      <style:text-properties fo:color="#000000" style:font-name="Courier New1" fo:font-size="10pt" style:text-underline-style="solid" style:text-underline-width="auto" style:text-underline-color="font-color" fo:font-weight="normal" officeooo:rsid="00ce2b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3" style:family="text">
      <style:text-properties fo:color="#000000" style:font-name="Courier New1" fo:font-size="10pt" style:text-underline-style="solid" style:text-underline-width="auto" style:text-underline-color="font-color" fo:font-weight="normal" officeooo:rsid="013b8f1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4" style:family="text">
      <style:text-properties fo:color="#000000" style:font-name="Courier New1" fo:font-size="10pt" style:text-underline-style="solid" style:text-underline-width="auto" style:text-underline-color="font-color" fo:font-weight="normal" officeooo:rsid="013cb76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5" style:family="text">
      <style:text-properties fo:color="#000000" style:font-name="Courier New1" fo:font-size="10pt" style:text-underline-style="solid" style:text-underline-width="auto" style:text-underline-color="font-color" fo:font-weight="normal" officeooo:rsid="013e625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6" style:family="text">
      <style:text-properties fo:color="#000000" style:font-name="Courier New1" fo:font-size="10pt" style:text-underline-style="solid" style:text-underline-width="auto" style:text-underline-color="font-color" fo:font-weight="normal" officeooo:rsid="025de7a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7" style:family="text">
      <style:text-properties fo:color="#000000" style:font-name="Courier New1" fo:font-size="10pt" style:text-underline-style="solid" style:text-underline-width="auto" style:text-underline-color="font-color" fo:font-weight="normal" officeooo:rsid="00ebf71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8" style:family="text">
      <style:text-properties fo:color="#000000" style:font-name="Courier New1" fo:font-size="10pt" style:text-underline-style="solid" style:text-underline-width="auto" style:text-underline-color="font-color" fo:font-weight="normal" officeooo:rsid="00eddde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09" style:family="text">
      <style:text-properties fo:color="#000000" style:font-name="Courier New1" fo:font-size="10pt" style:text-underline-style="solid" style:text-underline-width="auto" style:text-underline-color="font-color" fo:font-weight="normal" officeooo:rsid="015a6a7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0" style:family="text">
      <style:text-properties fo:color="#000000" style:font-name="Courier New1" fo:font-size="10pt" style:text-underline-style="solid" style:text-underline-width="auto" style:text-underline-color="font-color" fo:font-weight="normal" officeooo:rsid="015ba8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1" style:family="text">
      <style:text-properties fo:color="#000000" style:font-name="Courier New1" fo:font-size="10pt" style:text-underline-style="solid" style:text-underline-width="auto" style:text-underline-color="font-color" fo:font-weight="normal" officeooo:rsid="00cfce2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2" style:family="text">
      <style:text-properties fo:color="#000000" style:font-name="Courier New1" fo:font-size="10pt" style:text-underline-style="solid" style:text-underline-width="auto" style:text-underline-color="font-color" fo:font-weight="normal" officeooo:rsid="012fbce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3" style:family="text">
      <style:text-properties fo:color="#000000" style:font-name="Courier New1" fo:font-size="10pt" style:text-underline-style="solid" style:text-underline-width="auto" style:text-underline-color="font-color" fo:font-weight="normal" officeooo:rsid="0169026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4" style:family="text">
      <style:text-properties fo:color="#000000" style:font-name="Courier New1" fo:font-size="10pt" style:text-underline-style="solid" style:text-underline-width="auto" style:text-underline-color="font-color" fo:font-weight="normal" officeooo:rsid="012dbd1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5" style:family="text">
      <style:text-properties fo:color="#000000" style:font-name="Courier New1" fo:font-size="10pt" style:text-underline-style="solid" style:text-underline-width="auto" style:text-underline-color="font-color" fo:font-weight="normal" officeooo:rsid="0165ff4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6" style:family="text">
      <style:text-properties fo:color="#000000" style:font-name="Courier New1" fo:font-size="10pt" style:text-underline-style="solid" style:text-underline-width="auto" style:text-underline-color="font-color" fo:font-weight="normal" officeooo:rsid="00c97e5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7" style:family="text">
      <style:text-properties fo:color="#000000" style:font-name="Courier New1" fo:font-size="10pt" style:text-underline-style="solid" style:text-underline-width="auto" style:text-underline-color="font-color" fo:font-weight="normal" officeooo:rsid="00c99f3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8" style:family="text">
      <style:text-properties fo:color="#000000" style:font-name="Courier New1" fo:font-size="10pt" style:text-underline-style="solid" style:text-underline-width="auto" style:text-underline-color="font-color" fo:font-weight="normal" officeooo:rsid="0156753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19" style:family="text">
      <style:text-properties fo:color="#000000" style:font-name="Courier New1" fo:font-size="10pt" style:text-underline-style="solid" style:text-underline-width="auto" style:text-underline-color="font-color" fo:font-weight="normal" officeooo:rsid="015742d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0" style:family="text">
      <style:text-properties fo:color="#000000" style:font-name="Courier New1" fo:font-size="10pt" style:text-underline-style="solid" style:text-underline-width="auto" style:text-underline-color="font-color" fo:font-weight="normal" officeooo:rsid="0122d02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1" style:family="text">
      <style:text-properties fo:color="#000000" style:font-name="Courier New1" fo:font-size="10pt" style:text-underline-style="solid" style:text-underline-width="auto" style:text-underline-color="font-color" fo:font-weight="normal" officeooo:rsid="01153f5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2" style:family="text">
      <style:text-properties fo:color="#000000" style:font-name="Courier New1" fo:font-size="10pt" style:text-underline-style="solid" style:text-underline-width="auto" style:text-underline-color="font-color" fo:font-weight="normal" officeooo:rsid="013419e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3" style:family="text">
      <style:text-properties fo:color="#000000" style:font-name="Courier New1" fo:font-size="10pt" style:text-underline-style="solid" style:text-underline-width="auto" style:text-underline-color="font-color" fo:font-weight="normal" officeooo:rsid="012246d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4" style:family="text">
      <style:text-properties fo:color="#000000" style:font-name="Courier New1" fo:font-size="10pt" style:text-underline-style="solid" style:text-underline-width="auto" style:text-underline-color="font-color" fo:font-weight="normal" officeooo:rsid="00de36a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5" style:family="text">
      <style:text-properties fo:color="#000000" style:font-name="Courier New1" fo:font-size="10pt" style:text-underline-style="solid" style:text-underline-width="auto" style:text-underline-color="font-color" fo:font-weight="normal" officeooo:rsid="022d00f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6" style:family="text">
      <style:text-properties fo:color="#000000" style:font-name="Courier New1" fo:font-size="10pt" style:text-underline-style="solid" style:text-underline-width="auto" style:text-underline-color="font-color" fo:font-weight="normal" officeooo:rsid="012bd56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7" style:family="text">
      <style:text-properties fo:color="#000000" style:font-name="Courier New1" fo:font-size="10pt" style:text-underline-style="solid" style:text-underline-width="auto" style:text-underline-color="font-color" fo:font-weight="normal" officeooo:rsid="0120e07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8" style:family="text">
      <style:text-properties fo:color="#000000" style:font-name="Courier New1" fo:font-size="10pt" style:text-underline-style="solid" style:text-underline-width="auto" style:text-underline-color="font-color" fo:font-weight="normal" officeooo:rsid="015ccf5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29" style:family="text">
      <style:text-properties fo:color="#000000" style:font-name="Courier New1" fo:font-size="10pt" style:text-underline-style="solid" style:text-underline-width="auto" style:text-underline-color="font-color" fo:font-weight="normal" officeooo:rsid="01092a5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0" style:family="text">
      <style:text-properties fo:color="#000000" style:font-name="Courier New1" fo:font-size="10pt" style:text-underline-style="solid" style:text-underline-width="auto" style:text-underline-color="font-color" fo:font-weight="normal" officeooo:rsid="0109aab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1" style:family="text">
      <style:text-properties fo:color="#000000" style:font-name="Courier New1" fo:font-size="10pt" style:text-underline-style="solid" style:text-underline-width="auto" style:text-underline-color="font-color" fo:font-weight="normal" officeooo:rsid="014be94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2" style:family="text">
      <style:text-properties fo:color="#000000" style:font-name="Courier New1" fo:font-size="10pt" style:text-underline-style="solid" style:text-underline-width="auto" style:text-underline-color="font-color" fo:font-weight="normal" officeooo:rsid="014c0dc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3" style:family="text">
      <style:text-properties fo:color="#000000" style:font-name="Courier New1" fo:font-size="10pt" style:text-underline-style="solid" style:text-underline-width="auto" style:text-underline-color="font-color" fo:font-weight="normal" officeooo:rsid="01078ed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4" style:family="text">
      <style:text-properties fo:color="#000000" style:font-name="Courier New1" fo:font-size="10pt" style:text-underline-style="solid" style:text-underline-width="auto" style:text-underline-color="font-color" fo:font-weight="normal" officeooo:rsid="0217f40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5" style:family="text">
      <style:text-properties fo:color="#000000" style:font-name="Courier New1" fo:font-size="10pt" style:text-underline-style="solid" style:text-underline-width="auto" style:text-underline-color="font-color" fo:font-weight="normal" officeooo:rsid="011189a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6" style:family="text">
      <style:text-properties fo:color="#000000" style:font-name="Courier New1" fo:font-size="10pt" style:text-underline-style="solid" style:text-underline-width="auto" style:text-underline-color="font-color" fo:font-weight="normal" officeooo:rsid="01382ca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7" style:family="text">
      <style:text-properties fo:color="#000000" style:font-name="Courier New1" fo:font-size="10pt" style:text-underline-style="solid" style:text-underline-width="auto" style:text-underline-color="font-color" fo:font-weight="normal" officeooo:rsid="018479c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8" style:family="text">
      <style:text-properties fo:color="#000000" style:font-name="Courier New1" fo:font-size="10pt" style:text-underline-style="solid" style:text-underline-width="auto" style:text-underline-color="font-color" fo:font-weight="normal" officeooo:rsid="0184be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39" style:family="text">
      <style:text-properties fo:color="#000000" style:font-name="Courier New1" fo:font-size="10pt" style:text-underline-style="solid" style:text-underline-width="auto" style:text-underline-color="font-color" fo:font-weight="normal" officeooo:rsid="0197aef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0" style:family="text">
      <style:text-properties fo:color="#000000" style:font-name="Courier New1" fo:font-size="10pt" style:text-underline-style="solid" style:text-underline-width="auto" style:text-underline-color="font-color" fo:font-weight="normal" officeooo:rsid="019aa5b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1" style:family="text">
      <style:text-properties fo:color="#000000" style:font-name="Courier New1" fo:font-size="10pt" style:text-underline-style="solid" style:text-underline-width="auto" style:text-underline-color="font-color" fo:font-weight="normal" officeooo:rsid="01a9070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2" style:family="text">
      <style:text-properties fo:color="#000000" style:font-name="Courier New1" fo:font-size="10pt" style:text-underline-style="solid" style:text-underline-width="auto" style:text-underline-color="font-color" fo:font-weight="normal" officeooo:rsid="016f249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3" style:family="text">
      <style:text-properties fo:color="#000000" style:font-name="Courier New1" fo:font-size="10pt" style:text-underline-style="solid" style:text-underline-width="auto" style:text-underline-color="font-color" fo:font-weight="normal" officeooo:rsid="01a93a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4" style:family="text">
      <style:text-properties fo:color="#000000" style:font-name="Courier New1" fo:font-size="10pt" style:text-underline-style="solid" style:text-underline-width="auto" style:text-underline-color="font-color" fo:font-weight="normal" officeooo:rsid="0233f54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5" style:family="text">
      <style:text-properties fo:color="#000000" style:font-name="Courier New1" fo:font-size="10pt" style:text-underline-style="solid" style:text-underline-width="auto" style:text-underline-color="font-color" fo:font-weight="normal" officeooo:rsid="01721eb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6" style:family="text">
      <style:text-properties fo:color="#000000" style:font-name="Courier New1" fo:font-size="10pt" style:text-underline-style="solid" style:text-underline-width="auto" style:text-underline-color="font-color" fo:font-weight="normal" officeooo:rsid="0170e7a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7" style:family="text">
      <style:text-properties fo:color="#000000" style:font-name="Courier New1" fo:font-size="10pt" style:text-underline-style="solid" style:text-underline-width="auto" style:text-underline-color="font-color" fo:font-weight="normal" officeooo:rsid="024e012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8" style:family="text">
      <style:text-properties fo:color="#000000" style:font-name="Courier New1" fo:font-size="10pt" style:text-underline-style="solid" style:text-underline-width="auto" style:text-underline-color="font-color" fo:font-weight="normal" officeooo:rsid="024f5bc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49" style:family="text">
      <style:text-properties fo:color="#000000" style:font-name="Courier New1" fo:font-size="10pt" style:text-underline-style="solid" style:text-underline-width="auto" style:text-underline-color="font-color" fo:font-weight="normal" officeooo:rsid="006d14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0" style:family="text">
      <style:text-properties fo:color="#000000" style:font-name="Courier New1" fo:font-size="10pt" style:text-underline-style="solid" style:text-underline-width="auto" style:text-underline-color="font-color" fo:font-weight="normal" officeooo:rsid="02571d1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1" style:family="text">
      <style:text-properties fo:color="#000000" style:font-name="Courier New1" fo:font-size="10pt" style:text-underline-style="solid" style:text-underline-width="auto" style:text-underline-color="font-color" fo:font-weight="normal" officeooo:rsid="0255346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2" style:family="text">
      <style:text-properties fo:color="#000000" style:font-name="Courier New1" fo:font-size="10pt" style:text-underline-style="solid" style:text-underline-width="auto" style:text-underline-color="font-color" fo:font-weight="normal" officeooo:rsid="011cdb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3" style:family="text">
      <style:text-properties fo:color="#000000" style:font-name="Courier New1" fo:font-size="10pt" style:text-underline-style="solid" style:text-underline-width="auto" style:text-underline-color="font-color" fo:font-weight="normal" officeooo:rsid="018b985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4" style:family="text">
      <style:text-properties fo:color="#000000" style:font-name="Courier New1" fo:font-size="10pt" style:text-underline-style="solid" style:text-underline-width="auto" style:text-underline-color="font-color" fo:font-weight="normal" officeooo:rsid="0234208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5" style:family="text">
      <style:text-properties fo:color="#000000" style:font-name="Courier New1" fo:font-size="10pt" style:text-underline-style="solid" style:text-underline-width="auto" style:text-underline-color="font-color" fo:font-weight="normal" officeooo:rsid="02545e6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6" style:family="text">
      <style:text-properties fo:color="#000000" style:font-name="Courier New1" fo:font-size="10pt" style:text-underline-style="solid" style:text-underline-width="auto" style:text-underline-color="font-color" fo:font-weight="normal" officeooo:rsid="003ed59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7" style:family="text">
      <style:text-properties fo:color="#000000" style:font-name="Courier New1" fo:font-size="10pt" style:text-underline-style="solid" style:text-underline-width="auto" style:text-underline-color="font-color" fo:font-weight="normal" officeooo:rsid="024c23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8" style:family="text">
      <style:text-properties fo:color="#000000" style:font-name="Courier New1" fo:font-size="10pt" style:text-underline-style="solid" style:text-underline-width="auto" style:text-underline-color="font-color" fo:font-weight="normal" officeooo:rsid="024dc75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59" style:family="text">
      <style:text-properties fo:color="#000000" style:font-name="Courier New1" fo:font-size="10pt" style:text-underline-style="solid" style:text-underline-width="auto" style:text-underline-color="font-color" fo:font-weight="normal" officeooo:rsid="024d93f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0" style:family="text">
      <style:text-properties fo:color="#000000" style:font-name="Courier New1" fo:font-size="10pt" style:text-underline-style="solid" style:text-underline-width="auto" style:text-underline-color="font-color" fo:font-weight="normal" officeooo:rsid="024f6c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1" style:family="text">
      <style:text-properties fo:color="#000000" style:font-name="Courier New1" fo:font-size="10pt" style:text-underline-style="solid" style:text-underline-width="auto" style:text-underline-color="font-color" fo:font-weight="normal" officeooo:rsid="02516a0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2" style:family="text">
      <style:text-properties fo:color="#000000" style:font-name="Courier New1" fo:font-size="10pt" style:text-underline-style="solid" style:text-underline-width="auto" style:text-underline-color="font-color" fo:font-weight="normal" officeooo:rsid="01aeea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3" style:family="text">
      <style:text-properties fo:color="#000000" style:font-name="Courier New1" fo:font-size="10pt" style:text-underline-style="solid" style:text-underline-width="auto" style:text-underline-color="font-color" fo:font-weight="normal" officeooo:rsid="018eab2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4" style:family="text">
      <style:text-properties fo:color="#000000" style:font-name="Courier New1" fo:font-size="10pt" style:text-underline-style="solid" style:text-underline-width="auto" style:text-underline-color="font-color" fo:font-weight="normal" officeooo:rsid="018fb2d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5" style:family="text">
      <style:text-properties fo:color="#000000" style:font-name="Courier New1" fo:font-size="10pt" style:text-underline-style="solid" style:text-underline-width="auto" style:text-underline-color="font-color" fo:font-weight="normal" officeooo:rsid="0207cc4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6" style:family="text">
      <style:text-properties fo:color="#000000" style:font-name="Courier New1" fo:font-size="10pt" style:text-underline-style="solid" style:text-underline-width="auto" style:text-underline-color="font-color" fo:font-weight="normal" officeooo:rsid="005066e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7" style:family="text">
      <style:text-properties fo:color="#000000" style:font-name="Courier New1" fo:font-size="10pt" style:text-underline-style="solid" style:text-underline-width="auto" style:text-underline-color="font-color" fo:font-weight="normal" officeooo:rsid="00f4bef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8" style:family="text">
      <style:text-properties fo:color="#000000" style:font-name="Courier New1" fo:font-size="10pt" style:text-underline-style="solid" style:text-underline-width="auto" style:text-underline-color="font-color" fo:font-weight="normal" officeooo:rsid="01aff64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69" style:family="text">
      <style:text-properties fo:color="#000000" style:font-name="Courier New1" fo:font-size="10pt" style:text-underline-style="solid" style:text-underline-width="auto" style:text-underline-color="font-color" fo:font-weight="normal" officeooo:rsid="01b10dd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0" style:family="text">
      <style:text-properties fo:color="#000000" style:font-name="Courier New1" fo:font-size="10pt" style:text-underline-style="solid" style:text-underline-width="auto" style:text-underline-color="font-color" fo:font-weight="normal" officeooo:rsid="00fbd35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1" style:family="text">
      <style:text-properties fo:color="#000000" style:font-name="Courier New1" fo:font-size="10pt" style:text-underline-style="solid" style:text-underline-width="auto" style:text-underline-color="font-color" fo:font-weight="normal" officeooo:rsid="0173598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2" style:family="text">
      <style:text-properties fo:color="#000000" style:font-name="Courier New1" fo:font-size="10pt" style:text-underline-style="solid" style:text-underline-width="auto" style:text-underline-color="font-color" fo:font-weight="normal" officeooo:rsid="01bc78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3" style:family="text">
      <style:text-properties fo:color="#000000" style:font-name="Courier New1" fo:font-size="10pt" style:text-underline-style="solid" style:text-underline-width="auto" style:text-underline-color="font-color" fo:font-weight="normal" officeooo:rsid="00520c8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4" style:family="text">
      <style:text-properties fo:color="#000000" style:font-name="Courier New1" fo:font-size="10pt" style:text-underline-style="solid" style:text-underline-width="auto" style:text-underline-color="font-color" fo:font-weight="normal" officeooo:rsid="01c000d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5" style:family="text">
      <style:text-properties fo:color="#000000" style:font-name="Courier New1" fo:font-size="10pt" style:text-underline-style="solid" style:text-underline-width="auto" style:text-underline-color="font-color" fo:font-weight="normal" officeooo:rsid="00ae6ef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6" style:family="text">
      <style:text-properties fo:color="#000000" style:font-name="Courier New1" fo:font-size="10pt" style:text-underline-style="solid" style:text-underline-width="auto" style:text-underline-color="font-color" fo:font-weight="normal" officeooo:rsid="00aff7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7" style:family="text">
      <style:text-properties fo:color="#000000" style:font-name="Courier New1" fo:font-size="10pt" style:text-underline-style="solid" style:text-underline-width="auto" style:text-underline-color="font-color" fo:font-weight="normal" officeooo:rsid="01ba98d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8" style:family="text">
      <style:text-properties fo:color="#000000" style:font-name="Courier New1" fo:font-size="10pt" style:text-underline-style="solid" style:text-underline-width="auto" style:text-underline-color="font-color" fo:font-weight="normal" officeooo:rsid="003a34f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79" style:family="text">
      <style:text-properties fo:color="#000000" style:font-name="Courier New1" fo:font-size="10pt" style:text-underline-style="solid" style:text-underline-width="auto" style:text-underline-color="font-color" fo:font-weight="normal" officeooo:rsid="00f7364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80" style:family="text">
      <style:text-properties fo:color="#000000" style:font-name="Courier New1" fo:font-size="10pt" style:text-underline-style="solid" style:text-underline-width="auto" style:text-underline-color="font-color" fo:font-weight="normal" officeooo:rsid="0032248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81" style:family="text">
      <style:text-properties fo:color="#000000" style:font-name="Courier New1" fo:font-size="10pt" style:text-underline-style="solid" style:text-underline-width="auto" style:text-underline-color="font-color" fo:font-weight="normal" officeooo:rsid="01c4cb4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82" style:family="text">
      <style:text-properties fo:color="#000000" style:font-name="Courier New1" fo:font-size="10pt" style:text-underline-style="solid" style:text-underline-width="auto" style:text-underline-color="font-color" fo:font-weight="normal" officeooo:rsid="0230e85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83" style:family="text">
      <style:text-properties fo:color="#000000" style:font-name="Courier New1" fo:font-size="10pt" style:text-underline-style="solid" style:text-underline-width="auto" style:text-underline-color="font-color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284" style:family="text">
      <style:text-properties fo:color="#000000" style:font-name="Courier New1" fo:font-size="10pt" style:text-underline-style="solid" style:text-underline-width="auto" style:text-underline-color="font-color" fo:font-weight="normal" officeooo:rsid="00a14261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285" style:family="text">
      <style:text-properties fo:color="#000000" style:font-name="Courier New1" fo:font-size="10pt" style:text-underline-style="solid" style:text-underline-width="auto" style:text-underline-color="font-color" fo:font-weight="normal" officeooo:rsid="01c3391c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286" style:family="text">
      <style:text-properties fo:color="#000000" style:font-name="Courier New1" fo:font-size="10pt" style:text-underline-style="solid" style:text-underline-width="auto" style:text-underline-color="font-color" fo:font-weight="normal" officeooo:rsid="01c44b49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287" style:family="text">
      <style:text-properties fo:color="#000000" style:font-name="Courier New1" fo:font-size="10pt" style:text-underline-style="solid" style:text-underline-width="auto" style:text-underline-color="font-color" fo:font-weight="normal" officeooo:rsid="01aeb5d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288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289" style:family="text">
      <style:text-properties fo:color="#000000" style:font-name="Courier New1" fo:font-size="10pt" style:text-underline-style="solid" style:text-underline-width="auto" style:text-underline-color="font-color" fo:font-weight="normal" officeooo:rsid="01ce6025" style:font-size-asian="10pt" style:font-weight-asian="normal" style:font-size-complex="10pt" style:font-weight-complex="normal"/>
    </style:style>
    <style:style style:name="T2290" style:family="text">
      <style:text-properties fo:color="#000000" style:font-name="Courier New1" fo:font-size="10pt" style:text-underline-style="solid" style:text-underline-width="auto" style:text-underline-color="font-color" fo:font-weight="normal" officeooo:rsid="0149d933" style:font-size-asian="10pt" style:language-asian="de" style:country-asian="DE" style:font-weight-asian="normal" style:font-name-complex="Courier New2" style:font-size-complex="10pt" style:font-weight-complex="normal"/>
    </style:style>
    <style:style style:name="T2291" style:family="text">
      <style:text-properties fo:color="#000000" style:font-name="Courier New1" fo:font-size="10pt" style:text-underline-style="solid" style:text-underline-width="auto" style:text-underline-color="font-color" fo:font-weight="normal" officeooo:rsid="01502c01" style:font-size-asian="10pt" style:language-asian="de" style:country-asian="DE" style:font-weight-asian="normal" style:font-name-complex="Courier New2" style:font-size-complex="10pt" style:font-weight-complex="normal"/>
    </style:style>
    <style:style style:name="T2292" style:family="text">
      <style:text-properties fo:color="#000000" style:font-name="Courier New1" fo:font-size="10pt" style:text-underline-style="solid" style:text-underline-width="auto" style:text-underline-color="font-color" fo:font-weight="normal" officeooo:rsid="016bd182" style:font-size-asian="10pt" style:language-asian="de" style:country-asian="DE" style:font-weight-asian="normal" style:font-name-complex="Courier New2" style:font-size-complex="10pt" style:font-weight-complex="normal"/>
    </style:style>
    <style:style style:name="T2293" style:family="text">
      <style:text-properties fo:color="#000000" style:font-name="Courier New1" fo:font-size="10pt" style:text-underline-style="solid" style:text-underline-width="auto" style:text-underline-color="font-color" fo:font-weight="normal" officeooo:rsid="01521605" style:font-size-asian="10pt" style:language-asian="de" style:country-asian="DE" style:font-weight-asian="normal" style:font-name-complex="Courier New2" style:font-size-complex="10pt" style:font-weight-complex="normal"/>
    </style:style>
    <style:style style:name="T2294" style:family="text">
      <style:text-properties fo:color="#000000" style:font-name="Courier New1" fo:font-size="10pt" style:text-underline-style="solid" style:text-underline-width="auto" style:text-underline-color="font-color" fo:font-weight="normal" officeooo:rsid="013b8f1f" style:font-size-asian="10pt" style:language-asian="de" style:country-asian="DE" style:font-weight-asian="normal" style:font-name-complex="Courier New2" style:font-size-complex="10pt" style:font-weight-complex="normal"/>
    </style:style>
    <style:style style:name="T2295" style:family="text">
      <style:text-properties fo:color="#000000" style:font-name="Courier New1" fo:font-size="10pt" style:text-underline-style="solid" style:text-underline-width="auto" style:text-underline-color="font-color" fo:font-weight="normal" officeooo:rsid="013cb76b" style:font-size-asian="10pt" style:language-asian="de" style:country-asian="DE" style:font-weight-asian="normal" style:font-name-complex="Courier New2" style:font-size-complex="10pt" style:font-weight-complex="normal"/>
    </style:style>
    <style:style style:name="T2296" style:family="text">
      <style:text-properties fo:color="#000000" style:font-name="Courier New1" fo:font-size="10pt" style:text-underline-style="solid" style:text-underline-width="auto" style:text-underline-color="font-color" fo:font-weight="normal" officeooo:rsid="015a6a7a" style:font-size-asian="10pt" style:language-asian="de" style:country-asian="DE" style:font-weight-asian="normal" style:font-name-complex="Courier New2" style:font-size-complex="10pt" style:font-weight-complex="normal"/>
    </style:style>
    <style:style style:name="T2297" style:family="text">
      <style:text-properties fo:color="#000000" style:font-name="Courier New1" fo:font-size="10pt" style:text-underline-style="solid" style:text-underline-width="auto" style:text-underline-color="font-color" fo:font-weight="normal" officeooo:rsid="00ce7d99" style:font-size-asian="10pt" style:language-asian="de" style:country-asian="DE" style:font-weight-asian="normal" style:font-name-complex="Courier New2" style:font-size-complex="10pt" style:font-weight-complex="normal"/>
    </style:style>
    <style:style style:name="T2298" style:family="text">
      <style:text-properties fo:color="#000000" style:font-name="Courier New1" fo:font-size="10pt" style:text-underline-style="solid" style:text-underline-width="auto" style:text-underline-color="font-color" fo:font-weight="normal" officeooo:rsid="012fbceb" style:font-size-asian="10pt" style:language-asian="de" style:country-asian="DE" style:font-weight-asian="normal" style:font-name-complex="Courier New2" style:font-size-complex="10pt" style:font-weight-complex="normal"/>
    </style:style>
    <style:style style:name="T2299" style:family="text">
      <style:text-properties fo:color="#000000" style:font-name="Courier New1" fo:font-size="10pt" style:text-underline-style="solid" style:text-underline-width="auto" style:text-underline-color="font-color" fo:font-weight="normal" officeooo:rsid="0169026c" style:font-size-asian="10pt" style:language-asian="de" style:country-asian="DE" style:font-weight-asian="normal" style:font-name-complex="Courier New2" style:font-size-complex="10pt" style:font-weight-complex="normal"/>
    </style:style>
    <style:style style:name="T2300" style:family="text">
      <style:text-properties fo:color="#000000" style:font-name="Courier New1" fo:font-size="10pt" style:text-underline-style="solid" style:text-underline-width="auto" style:text-underline-color="font-color" fo:font-weight="normal" officeooo:rsid="012dbd13" style:font-size-asian="10pt" style:language-asian="de" style:country-asian="DE" style:font-weight-asian="normal" style:font-name-complex="Courier New2" style:font-size-complex="10pt" style:font-weight-complex="normal"/>
    </style:style>
    <style:style style:name="T2301" style:family="text">
      <style:text-properties fo:color="#000000" style:font-name="Courier New1" fo:font-size="10pt" style:text-underline-style="solid" style:text-underline-width="auto" style:text-underline-color="font-color" fo:font-weight="normal" officeooo:rsid="0165ff46" style:font-size-asian="10pt" style:language-asian="de" style:country-asian="DE" style:font-weight-asian="normal" style:font-name-complex="Courier New2" style:font-size-complex="10pt" style:font-weight-complex="normal"/>
    </style:style>
    <style:style style:name="T2302" style:family="text">
      <style:text-properties fo:color="#000000" style:font-name="Courier New1" fo:font-size="10pt" style:text-underline-style="solid" style:text-underline-width="auto" style:text-underline-color="font-color" fo:font-weight="normal" officeooo:rsid="00c97e52" style:font-size-asian="10pt" style:language-asian="de" style:country-asian="DE" style:font-weight-asian="normal" style:font-name-complex="Courier New2" style:font-size-complex="10pt" style:font-weight-complex="normal"/>
    </style:style>
    <style:style style:name="T2303" style:family="text">
      <style:text-properties fo:color="#000000" style:font-name="Courier New1" fo:font-size="10pt" style:text-underline-style="solid" style:text-underline-width="auto" style:text-underline-color="font-color" fo:font-weight="normal" officeooo:rsid="0122d02c" style:font-size-asian="10pt" style:language-asian="de" style:country-asian="DE" style:font-weight-asian="normal" style:font-name-complex="Courier New2" style:font-size-complex="10pt" style:font-weight-complex="normal"/>
    </style:style>
    <style:style style:name="T2304" style:family="text">
      <style:text-properties fo:color="#000000" style:font-name="Courier New1" fo:font-size="10pt" style:text-underline-style="solid" style:text-underline-width="auto" style:text-underline-color="font-color" fo:font-weight="normal" officeooo:rsid="013419ed" style:font-size-asian="10pt" style:language-asian="de" style:country-asian="DE" style:font-weight-asian="normal" style:font-name-complex="Courier New2" style:font-size-complex="10pt" style:font-weight-complex="normal"/>
    </style:style>
    <style:style style:name="T2305" style:family="text">
      <style:text-properties fo:color="#000000" style:font-name="Courier New1" fo:font-size="10pt" style:text-underline-style="solid" style:text-underline-width="auto" style:text-underline-color="font-color" fo:font-weight="normal" officeooo:rsid="00de36a9" style:font-size-asian="10pt" style:language-asian="de" style:country-asian="DE" style:font-weight-asian="normal" style:font-name-complex="Courier New2" style:font-size-complex="10pt" style:font-weight-complex="normal"/>
    </style:style>
    <style:style style:name="T2306" style:family="text">
      <style:text-properties fo:color="#000000" style:font-name="Courier New1" fo:font-size="10pt" style:text-underline-style="solid" style:text-underline-width="auto" style:text-underline-color="font-color" fo:font-weight="normal" officeooo:rsid="0120e076" style:font-size-asian="10pt" style:language-asian="de" style:country-asian="DE" style:font-weight-asian="normal" style:font-name-complex="Courier New2" style:font-size-complex="10pt" style:font-weight-complex="normal"/>
    </style:style>
    <style:style style:name="T2307" style:family="text">
      <style:text-properties fo:color="#000000" style:font-name="Courier New1" fo:font-size="10pt" style:text-underline-style="solid" style:text-underline-width="auto" style:text-underline-color="font-color" fo:font-weight="normal" officeooo:rsid="015ccf5f" style:font-size-asian="10pt" style:language-asian="de" style:country-asian="DE" style:font-weight-asian="normal" style:font-name-complex="Courier New2" style:font-size-complex="10pt" style:font-weight-complex="normal"/>
    </style:style>
    <style:style style:name="T2308" style:family="text">
      <style:text-properties fo:color="#000000" style:font-name="Courier New1" fo:font-size="10pt" style:text-underline-style="solid" style:text-underline-width="auto" style:text-underline-color="font-color" fo:font-weight="normal" officeooo:rsid="014be94d" style:font-size-asian="10pt" style:language-asian="de" style:country-asian="DE" style:font-weight-asian="normal" style:font-name-complex="Courier New2" style:font-size-complex="10pt" style:font-weight-complex="normal"/>
    </style:style>
    <style:style style:name="T2309" style:family="text">
      <style:text-properties fo:color="#000000" style:font-name="Courier New1" fo:font-size="10pt" style:text-underline-style="solid" style:text-underline-width="auto" style:text-underline-color="font-color" fo:font-weight="normal" officeooo:rsid="01078ed3" style:font-size-asian="10pt" style:language-asian="de" style:country-asian="DE" style:font-weight-asian="normal" style:font-name-complex="Courier New2" style:font-size-complex="10pt" style:font-weight-complex="normal"/>
    </style:style>
    <style:style style:name="T2310" style:family="text">
      <style:text-properties fo:color="#000000" style:font-name="Courier New1" fo:font-size="10pt" style:text-underline-style="solid" style:text-underline-width="auto" style:text-underline-color="font-color" fo:font-weight="normal" officeooo:rsid="011189ac" style:font-size-asian="10pt" style:language-asian="de" style:country-asian="DE" style:font-weight-asian="normal" style:font-name-complex="Courier New2" style:font-size-complex="10pt" style:font-weight-complex="normal"/>
    </style:style>
    <style:style style:name="T2311" style:family="text">
      <style:text-properties fo:color="#000000" style:font-name="Courier New1" fo:font-size="10pt" style:text-underline-style="solid" style:text-underline-width="auto" style:text-underline-color="font-color" fo:font-weight="normal" officeooo:rsid="018479ce" style:font-size-asian="10pt" style:language-asian="de" style:country-asian="DE" style:font-weight-asian="normal" style:font-name-complex="Courier New2" style:font-size-complex="10pt" style:font-weight-complex="normal"/>
    </style:style>
    <style:style style:name="T2312" style:family="text">
      <style:text-properties fo:color="#000000" style:font-name="Courier New1" fo:font-size="10pt" style:text-underline-style="solid" style:text-underline-width="auto" style:text-underline-color="font-color" fo:font-weight="normal" officeooo:rsid="0197aef2" style:font-size-asian="10pt" style:language-asian="de" style:country-asian="DE" style:font-weight-asian="normal" style:font-name-complex="Courier New2" style:font-size-complex="10pt" style:font-weight-complex="normal"/>
    </style:style>
    <style:style style:name="T2313" style:family="text">
      <style:text-properties fo:color="#000000" style:font-name="Courier New1" fo:font-size="10pt" style:text-underline-style="solid" style:text-underline-width="auto" style:text-underline-color="font-color" fo:font-weight="normal" officeooo:rsid="01a93a01" style:font-size-asian="10pt" style:language-asian="de" style:country-asian="DE" style:font-weight-asian="normal" style:font-name-complex="Courier New2" style:font-size-complex="10pt" style:font-weight-complex="normal"/>
    </style:style>
    <style:style style:name="T2314" style:family="text">
      <style:text-properties fo:color="#000000" style:font-name="Courier New1" fo:font-size="10pt" style:text-underline-style="solid" style:text-underline-width="auto" style:text-underline-color="font-color" fo:font-weight="normal" officeooo:rsid="016f249c" style:font-size-asian="10pt" style:language-asian="de" style:country-asian="DE" style:font-weight-asian="normal" style:font-name-complex="Courier New2" style:font-size-complex="10pt" style:font-weight-complex="normal"/>
    </style:style>
    <style:style style:name="T2315" style:family="text">
      <style:text-properties fo:color="#000000" style:font-name="Courier New1" fo:font-size="10pt" style:text-underline-style="solid" style:text-underline-width="auto" style:text-underline-color="font-color" fo:font-weight="normal" officeooo:rsid="01721eb3" style:font-size-asian="10pt" style:language-asian="de" style:country-asian="DE" style:font-weight-asian="normal" style:font-name-complex="Courier New2" style:font-size-complex="10pt" style:font-weight-complex="normal"/>
    </style:style>
    <style:style style:name="T2316" style:family="text">
      <style:text-properties fo:color="#000000" style:font-name="Courier New1" fo:font-size="10pt" style:text-underline-style="solid" style:text-underline-width="auto" style:text-underline-color="font-color" fo:font-weight="normal" officeooo:rsid="0170e7a9" style:font-size-asian="10pt" style:language-asian="de" style:country-asian="DE" style:font-weight-asian="normal" style:font-name-complex="Courier New2" style:font-size-complex="10pt" style:font-weight-complex="normal"/>
    </style:style>
    <style:style style:name="T2317" style:family="text">
      <style:text-properties fo:color="#000000" style:font-name="Courier New1" fo:font-size="10pt" style:text-underline-style="solid" style:text-underline-width="auto" style:text-underline-color="font-color" fo:font-weight="normal" officeooo:rsid="02571d1b" style:font-size-asian="10pt" style:language-asian="de" style:country-asian="DE" style:font-weight-asian="normal" style:font-name-complex="Courier New2" style:font-size-complex="10pt" style:font-weight-complex="normal"/>
    </style:style>
    <style:style style:name="T2318" style:family="text">
      <style:text-properties fo:color="#000000" style:font-name="Courier New1" fo:font-size="10pt" style:text-underline-style="solid" style:text-underline-width="auto" style:text-underline-color="font-color" fo:font-weight="normal" officeooo:rsid="024c2380" style:font-size-asian="10pt" style:language-asian="de" style:country-asian="DE" style:font-weight-asian="normal" style:font-name-complex="Courier New2" style:font-size-complex="10pt" style:font-weight-complex="normal"/>
    </style:style>
    <style:style style:name="T2319" style:family="text">
      <style:text-properties fo:color="#000000" style:font-name="Courier New1" fo:font-size="10pt" style:text-underline-style="solid" style:text-underline-width="auto" style:text-underline-color="font-color" fo:font-weight="normal" officeooo:rsid="024d93ff" style:font-size-asian="10pt" style:language-asian="de" style:country-asian="DE" style:font-weight-asian="normal" style:font-name-complex="Courier New2" style:font-size-complex="10pt" style:font-weight-complex="normal"/>
    </style:style>
    <style:style style:name="T2320" style:family="text">
      <style:text-properties fo:color="#000000" style:font-name="Courier New1" fo:font-size="10pt" style:text-underline-style="solid" style:text-underline-width="auto" style:text-underline-color="font-color" fo:font-weight="normal" officeooo:rsid="01153f5f" style:font-size-asian="10pt" style:language-asian="de" style:country-asian="DE" style:font-weight-asian="normal" style:font-size-complex="10pt" style:font-weight-complex="normal"/>
    </style:style>
    <style:style style:name="T2321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322" style:family="text">
      <style:text-properties fo:color="#000000" style:font-name="Courier New1" fo:font-size="10pt" fo:font-weight="normal" officeooo:rsid="01ce6025" style:font-size-asian="10pt" style:font-weight-asian="normal" style:font-size-complex="10pt" style:font-weight-complex="normal"/>
    </style:style>
    <style:style style:name="T2323" style:family="text">
      <style:text-properties fo:color="#000000" style:font-name="Courier New1" fo:font-size="10pt" fo:font-weight="normal" officeooo:rsid="0149d933" style:font-size-asian="10pt" style:language-asian="de" style:country-asian="DE" style:font-weight-asian="normal" style:font-name-complex="Courier New2" style:font-size-complex="10pt" style:font-weight-complex="normal"/>
    </style:style>
    <style:style style:name="T2324" style:family="text">
      <style:text-properties fo:color="#000000" style:font-name="Courier New1" fo:font-size="10pt" fo:font-weight="normal" officeooo:rsid="01502c01" style:font-size-asian="10pt" style:language-asian="de" style:country-asian="DE" style:font-weight-asian="normal" style:font-name-complex="Courier New2" style:font-size-complex="10pt" style:font-weight-complex="normal"/>
    </style:style>
    <style:style style:name="T2325" style:family="text">
      <style:text-properties fo:color="#000000" style:font-name="Courier New1" fo:font-size="10pt" fo:font-weight="normal" officeooo:rsid="016bd182" style:font-size-asian="10pt" style:language-asian="de" style:country-asian="DE" style:font-weight-asian="normal" style:font-name-complex="Courier New2" style:font-size-complex="10pt" style:font-weight-complex="normal"/>
    </style:style>
    <style:style style:name="T2326" style:family="text">
      <style:text-properties fo:color="#000000" style:font-name="Courier New1" fo:font-size="10pt" fo:font-weight="normal" officeooo:rsid="01521605" style:font-size-asian="10pt" style:language-asian="de" style:country-asian="DE" style:font-weight-asian="normal" style:font-name-complex="Courier New2" style:font-size-complex="10pt" style:font-weight-complex="normal"/>
    </style:style>
    <style:style style:name="T2327" style:family="text">
      <style:text-properties fo:color="#000000" style:font-name="Courier New1" fo:font-size="10pt" fo:font-weight="normal" officeooo:rsid="013b8f1f" style:font-size-asian="10pt" style:language-asian="de" style:country-asian="DE" style:font-weight-asian="normal" style:font-name-complex="Courier New2" style:font-size-complex="10pt" style:font-weight-complex="normal"/>
    </style:style>
    <style:style style:name="T2328" style:family="text">
      <style:text-properties fo:color="#000000" style:font-name="Courier New1" fo:font-size="10pt" fo:font-weight="normal" officeooo:rsid="013cb76b" style:font-size-asian="10pt" style:language-asian="de" style:country-asian="DE" style:font-weight-asian="normal" style:font-name-complex="Courier New2" style:font-size-complex="10pt" style:font-weight-complex="normal"/>
    </style:style>
    <style:style style:name="T2329" style:family="text">
      <style:text-properties fo:color="#000000" style:font-name="Courier New1" fo:font-size="10pt" fo:font-weight="normal" officeooo:rsid="015a6a7a" style:font-size-asian="10pt" style:language-asian="de" style:country-asian="DE" style:font-weight-asian="normal" style:font-name-complex="Courier New2" style:font-size-complex="10pt" style:font-weight-complex="normal"/>
    </style:style>
    <style:style style:name="T2330" style:family="text">
      <style:text-properties fo:color="#000000" style:font-name="Courier New1" fo:font-size="10pt" fo:font-weight="normal" officeooo:rsid="00ce7d99" style:font-size-asian="10pt" style:language-asian="de" style:country-asian="DE" style:font-weight-asian="normal" style:font-name-complex="Courier New2" style:font-size-complex="10pt" style:font-weight-complex="normal"/>
    </style:style>
    <style:style style:name="T2331" style:family="text">
      <style:text-properties fo:color="#000000" style:font-name="Courier New1" fo:font-size="10pt" fo:font-weight="normal" officeooo:rsid="012fbceb" style:font-size-asian="10pt" style:language-asian="de" style:country-asian="DE" style:font-weight-asian="normal" style:font-name-complex="Courier New2" style:font-size-complex="10pt" style:font-weight-complex="normal"/>
    </style:style>
    <style:style style:name="T2332" style:family="text">
      <style:text-properties fo:color="#000000" style:font-name="Courier New1" fo:font-size="10pt" fo:font-weight="normal" officeooo:rsid="0169026c" style:font-size-asian="10pt" style:language-asian="de" style:country-asian="DE" style:font-weight-asian="normal" style:font-name-complex="Courier New2" style:font-size-complex="10pt" style:font-weight-complex="normal"/>
    </style:style>
    <style:style style:name="T2333" style:family="text">
      <style:text-properties fo:color="#000000" style:font-name="Courier New1" fo:font-size="10pt" fo:font-weight="normal" officeooo:rsid="012dbd13" style:font-size-asian="10pt" style:language-asian="de" style:country-asian="DE" style:font-weight-asian="normal" style:font-name-complex="Courier New2" style:font-size-complex="10pt" style:font-weight-complex="normal"/>
    </style:style>
    <style:style style:name="T2334" style:family="text">
      <style:text-properties fo:color="#000000" style:font-name="Courier New1" fo:font-size="10pt" fo:font-weight="normal" officeooo:rsid="0165ff46" style:font-size-asian="10pt" style:language-asian="de" style:country-asian="DE" style:font-weight-asian="normal" style:font-name-complex="Courier New2" style:font-size-complex="10pt" style:font-weight-complex="normal"/>
    </style:style>
    <style:style style:name="T2335" style:family="text">
      <style:text-properties fo:color="#000000" style:font-name="Courier New1" fo:font-size="10pt" fo:font-weight="normal" officeooo:rsid="00c97e52" style:font-size-asian="10pt" style:language-asian="de" style:country-asian="DE" style:font-weight-asian="normal" style:font-name-complex="Courier New2" style:font-size-complex="10pt" style:font-weight-complex="normal"/>
    </style:style>
    <style:style style:name="T2336" style:family="text">
      <style:text-properties fo:color="#000000" style:font-name="Courier New1" fo:font-size="10pt" fo:font-weight="normal" officeooo:rsid="0122d02c" style:font-size-asian="10pt" style:language-asian="de" style:country-asian="DE" style:font-weight-asian="normal" style:font-name-complex="Courier New2" style:font-size-complex="10pt" style:font-weight-complex="normal"/>
    </style:style>
    <style:style style:name="T2337" style:family="text">
      <style:text-properties fo:color="#000000" style:font-name="Courier New1" fo:font-size="10pt" fo:font-weight="normal" officeooo:rsid="013419ed" style:font-size-asian="10pt" style:language-asian="de" style:country-asian="DE" style:font-weight-asian="normal" style:font-name-complex="Courier New2" style:font-size-complex="10pt" style:font-weight-complex="normal"/>
    </style:style>
    <style:style style:name="T2338" style:family="text">
      <style:text-properties fo:color="#000000" style:font-name="Courier New1" fo:font-size="10pt" fo:font-weight="normal" officeooo:rsid="00de36a9" style:font-size-asian="10pt" style:language-asian="de" style:country-asian="DE" style:font-weight-asian="normal" style:font-name-complex="Courier New2" style:font-size-complex="10pt" style:font-weight-complex="normal"/>
    </style:style>
    <style:style style:name="T2339" style:family="text">
      <style:text-properties fo:color="#000000" style:font-name="Courier New1" fo:font-size="10pt" fo:font-weight="normal" officeooo:rsid="0120e076" style:font-size-asian="10pt" style:language-asian="de" style:country-asian="DE" style:font-weight-asian="normal" style:font-name-complex="Courier New2" style:font-size-complex="10pt" style:font-weight-complex="normal"/>
    </style:style>
    <style:style style:name="T2340" style:family="text">
      <style:text-properties fo:color="#000000" style:font-name="Courier New1" fo:font-size="10pt" fo:font-weight="normal" officeooo:rsid="015ccf5f" style:font-size-asian="10pt" style:language-asian="de" style:country-asian="DE" style:font-weight-asian="normal" style:font-name-complex="Courier New2" style:font-size-complex="10pt" style:font-weight-complex="normal"/>
    </style:style>
    <style:style style:name="T2341" style:family="text">
      <style:text-properties fo:color="#000000" style:font-name="Courier New1" fo:font-size="10pt" fo:font-weight="normal" officeooo:rsid="014be94d" style:font-size-asian="10pt" style:language-asian="de" style:country-asian="DE" style:font-weight-asian="normal" style:font-name-complex="Courier New2" style:font-size-complex="10pt" style:font-weight-complex="normal"/>
    </style:style>
    <style:style style:name="T2342" style:family="text">
      <style:text-properties fo:color="#000000" style:font-name="Courier New1" fo:font-size="10pt" fo:font-weight="normal" officeooo:rsid="01078ed3" style:font-size-asian="10pt" style:language-asian="de" style:country-asian="DE" style:font-weight-asian="normal" style:font-name-complex="Courier New2" style:font-size-complex="10pt" style:font-weight-complex="normal"/>
    </style:style>
    <style:style style:name="T2343" style:family="text">
      <style:text-properties fo:color="#000000" style:font-name="Courier New1" fo:font-size="10pt" fo:font-weight="normal" officeooo:rsid="011189ac" style:font-size-asian="10pt" style:language-asian="de" style:country-asian="DE" style:font-weight-asian="normal" style:font-name-complex="Courier New2" style:font-size-complex="10pt" style:font-weight-complex="normal"/>
    </style:style>
    <style:style style:name="T2344" style:family="text">
      <style:text-properties fo:color="#000000" style:font-name="Courier New1" fo:font-size="10pt" fo:font-weight="normal" officeooo:rsid="018479ce" style:font-size-asian="10pt" style:language-asian="de" style:country-asian="DE" style:font-weight-asian="normal" style:font-name-complex="Courier New2" style:font-size-complex="10pt" style:font-weight-complex="normal"/>
    </style:style>
    <style:style style:name="T2345" style:family="text">
      <style:text-properties fo:color="#000000" style:font-name="Courier New1" fo:font-size="10pt" fo:font-weight="normal" officeooo:rsid="0197aef2" style:font-size-asian="10pt" style:language-asian="de" style:country-asian="DE" style:font-weight-asian="normal" style:font-name-complex="Courier New2" style:font-size-complex="10pt" style:font-weight-complex="normal"/>
    </style:style>
    <style:style style:name="T2346" style:family="text">
      <style:text-properties fo:color="#000000" style:font-name="Courier New1" fo:font-size="10pt" fo:font-weight="normal" officeooo:rsid="01a93a01" style:font-size-asian="10pt" style:language-asian="de" style:country-asian="DE" style:font-weight-asian="normal" style:font-name-complex="Courier New2" style:font-size-complex="10pt" style:font-weight-complex="normal"/>
    </style:style>
    <style:style style:name="T2347" style:family="text">
      <style:text-properties fo:color="#000000" style:font-name="Courier New1" fo:font-size="10pt" fo:font-weight="normal" officeooo:rsid="016f249c" style:font-size-asian="10pt" style:language-asian="de" style:country-asian="DE" style:font-weight-asian="normal" style:font-name-complex="Courier New2" style:font-size-complex="10pt" style:font-weight-complex="normal"/>
    </style:style>
    <style:style style:name="T2348" style:family="text">
      <style:text-properties fo:color="#000000" style:font-name="Courier New1" fo:font-size="10pt" fo:font-weight="normal" officeooo:rsid="01721eb3" style:font-size-asian="10pt" style:language-asian="de" style:country-asian="DE" style:font-weight-asian="normal" style:font-name-complex="Courier New2" style:font-size-complex="10pt" style:font-weight-complex="normal"/>
    </style:style>
    <style:style style:name="T2349" style:family="text">
      <style:text-properties fo:color="#000000" style:font-name="Courier New1" fo:font-size="10pt" fo:font-weight="normal" officeooo:rsid="0170e7a9" style:font-size-asian="10pt" style:language-asian="de" style:country-asian="DE" style:font-weight-asian="normal" style:font-name-complex="Courier New2" style:font-size-complex="10pt" style:font-weight-complex="normal"/>
    </style:style>
    <style:style style:name="T2350" style:family="text">
      <style:text-properties fo:color="#000000" style:font-name="Courier New1" fo:font-size="10pt" fo:font-weight="normal" officeooo:rsid="02571d1b" style:font-size-asian="10pt" style:language-asian="de" style:country-asian="DE" style:font-weight-asian="normal" style:font-name-complex="Courier New2" style:font-size-complex="10pt" style:font-weight-complex="normal"/>
    </style:style>
    <style:style style:name="T2351" style:family="text">
      <style:text-properties fo:color="#000000" style:font-name="Courier New1" fo:font-size="10pt" fo:font-weight="normal" officeooo:rsid="024c2380" style:font-size-asian="10pt" style:language-asian="de" style:country-asian="DE" style:font-weight-asian="normal" style:font-name-complex="Courier New2" style:font-size-complex="10pt" style:font-weight-complex="normal"/>
    </style:style>
    <style:style style:name="T2352" style:family="text">
      <style:text-properties fo:color="#000000" style:font-name="Courier New1" fo:font-size="10pt" fo:font-weight="normal" officeooo:rsid="024d93ff" style:font-size-asian="10pt" style:language-asian="de" style:country-asian="DE" style:font-weight-asian="normal" style:font-name-complex="Courier New2" style:font-size-complex="10pt" style:font-weight-complex="normal"/>
    </style:style>
    <style:style style:name="T2353" style:family="text">
      <style:text-properties fo:color="#000000" style:font-name="Courier New1" fo:font-size="10pt" fo:font-weight="normal" officeooo:rsid="01153f5f" style:font-size-asian="10pt" style:language-asian="de" style:country-asian="DE" style:font-weight-asian="normal" style:font-size-complex="10pt" style:font-weight-complex="normal"/>
    </style:style>
    <style:style style:name="T2354" style:family="text">
      <style:text-properties fo:color="#000000" style:font-name="Courier New1" fo:font-size="10pt" fo:font-weight="normal" officeooo:rsid="00f7364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55" style:family="text">
      <style:text-properties fo:color="#000000" style:font-name="Courier New1" fo:font-size="10pt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56" style:family="text">
      <style:text-properties fo:color="#000000" style:font-name="Courier New1" fo:font-size="10pt" fo:font-weight="normal" officeooo:rsid="0142f38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57" style:family="text">
      <style:text-properties fo:color="#000000" style:font-name="Courier New1" fo:font-size="10pt" fo:font-weight="normal" officeooo:rsid="01437a4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58" style:family="text">
      <style:text-properties fo:color="#000000" style:font-name="Courier New1" fo:font-size="10pt" fo:font-weight="normal" officeooo:rsid="017f775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59" style:family="text">
      <style:text-properties fo:color="#000000" style:font-name="Courier New1" fo:font-size="10pt" fo:font-weight="normal" officeooo:rsid="018013b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0" style:family="text">
      <style:text-properties fo:color="#000000" style:font-name="Courier New1" fo:font-size="10pt" fo:font-weight="normal" officeooo:rsid="0143923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1" style:family="text">
      <style:text-properties fo:color="#000000" style:font-name="Courier New1" fo:font-size="10pt" fo:font-weight="normal" officeooo:rsid="00a5a00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2" style:family="text">
      <style:text-properties fo:color="#000000" style:font-name="Courier New1" fo:font-size="10pt" fo:font-weight="normal" officeooo:rsid="0149d93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3" style:family="text">
      <style:text-properties fo:color="#000000" style:font-name="Courier New1" fo:font-size="10pt" fo:font-weight="normal" officeooo:rsid="00c8e15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4" style:family="text">
      <style:text-properties fo:color="#000000" style:font-name="Courier New1" fo:font-size="10pt" fo:font-weight="normal" officeooo:rsid="01502c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5" style:family="text">
      <style:text-properties fo:color="#000000" style:font-name="Courier New1" fo:font-size="10pt" fo:font-weight="normal" officeooo:rsid="022b6c3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6" style:family="text">
      <style:text-properties fo:color="#000000" style:font-name="Courier New1" fo:font-size="10pt" fo:font-weight="normal" officeooo:rsid="016bd18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7" style:family="text">
      <style:text-properties fo:color="#000000" style:font-name="Courier New1" fo:font-size="10pt" fo:font-weight="normal" officeooo:rsid="0152160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8" style:family="text">
      <style:text-properties fo:color="#000000" style:font-name="Courier New1" fo:font-size="10pt" fo:font-weight="normal" officeooo:rsid="00ce7d9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69" style:family="text">
      <style:text-properties fo:color="#000000" style:font-name="Courier New1" fo:font-size="10pt" fo:font-weight="normal" officeooo:rsid="00ce2b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0" style:family="text">
      <style:text-properties fo:color="#000000" style:font-name="Courier New1" fo:font-size="10pt" fo:font-weight="normal" officeooo:rsid="013b8f1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1" style:family="text">
      <style:text-properties fo:color="#000000" style:font-name="Courier New1" fo:font-size="10pt" fo:font-weight="normal" officeooo:rsid="013cb76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2" style:family="text">
      <style:text-properties fo:color="#000000" style:font-name="Courier New1" fo:font-size="10pt" fo:font-weight="normal" officeooo:rsid="013e625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3" style:family="text">
      <style:text-properties fo:color="#000000" style:font-name="Courier New1" fo:font-size="10pt" fo:font-weight="normal" officeooo:rsid="025de7a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4" style:family="text">
      <style:text-properties fo:color="#000000" style:font-name="Courier New1" fo:font-size="10pt" fo:font-weight="normal" officeooo:rsid="00ebf71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5" style:family="text">
      <style:text-properties fo:color="#000000" style:font-name="Courier New1" fo:font-size="10pt" fo:font-weight="normal" officeooo:rsid="00eddde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6" style:family="text">
      <style:text-properties fo:color="#000000" style:font-name="Courier New1" fo:font-size="10pt" fo:font-weight="normal" officeooo:rsid="015a6a7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7" style:family="text">
      <style:text-properties fo:color="#000000" style:font-name="Courier New1" fo:font-size="10pt" fo:font-weight="normal" officeooo:rsid="015ba8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8" style:family="text">
      <style:text-properties fo:color="#000000" style:font-name="Courier New1" fo:font-size="10pt" fo:font-weight="normal" officeooo:rsid="00cfce2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79" style:family="text">
      <style:text-properties fo:color="#000000" style:font-name="Courier New1" fo:font-size="10pt" fo:font-weight="normal" officeooo:rsid="012fbce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0" style:family="text">
      <style:text-properties fo:color="#000000" style:font-name="Courier New1" fo:font-size="10pt" fo:font-weight="normal" officeooo:rsid="0169026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1" style:family="text">
      <style:text-properties fo:color="#000000" style:font-name="Courier New1" fo:font-size="10pt" fo:font-weight="normal" officeooo:rsid="012dbd1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2" style:family="text">
      <style:text-properties fo:color="#000000" style:font-name="Courier New1" fo:font-size="10pt" fo:font-weight="normal" officeooo:rsid="0165ff4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3" style:family="text">
      <style:text-properties fo:color="#000000" style:font-name="Courier New1" fo:font-size="10pt" fo:font-weight="normal" officeooo:rsid="00c97e5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4" style:family="text">
      <style:text-properties fo:color="#000000" style:font-name="Courier New1" fo:font-size="10pt" fo:font-weight="normal" officeooo:rsid="00c99f3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5" style:family="text">
      <style:text-properties fo:color="#000000" style:font-name="Courier New1" fo:font-size="10pt" fo:font-weight="normal" officeooo:rsid="0156753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6" style:family="text">
      <style:text-properties fo:color="#000000" style:font-name="Courier New1" fo:font-size="10pt" fo:font-weight="normal" officeooo:rsid="015742d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7" style:family="text">
      <style:text-properties fo:color="#000000" style:font-name="Courier New1" fo:font-size="10pt" fo:font-weight="normal" officeooo:rsid="0122d02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8" style:family="text">
      <style:text-properties fo:color="#000000" style:font-name="Courier New1" fo:font-size="10pt" fo:font-weight="normal" officeooo:rsid="01153f5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89" style:family="text">
      <style:text-properties fo:color="#000000" style:font-name="Courier New1" fo:font-size="10pt" fo:font-weight="normal" officeooo:rsid="013419e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0" style:family="text">
      <style:text-properties fo:color="#000000" style:font-name="Courier New1" fo:font-size="10pt" fo:font-weight="normal" officeooo:rsid="012246d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1" style:family="text">
      <style:text-properties fo:color="#000000" style:font-name="Courier New1" fo:font-size="10pt" fo:font-weight="normal" officeooo:rsid="00de36a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2" style:family="text">
      <style:text-properties fo:color="#000000" style:font-name="Courier New1" fo:font-size="10pt" fo:font-weight="normal" officeooo:rsid="022d00f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3" style:family="text">
      <style:text-properties fo:color="#000000" style:font-name="Courier New1" fo:font-size="10pt" fo:font-weight="normal" officeooo:rsid="012bd56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4" style:family="text">
      <style:text-properties fo:color="#000000" style:font-name="Courier New1" fo:font-size="10pt" fo:font-weight="normal" officeooo:rsid="0120e07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5" style:family="text">
      <style:text-properties fo:color="#000000" style:font-name="Courier New1" fo:font-size="10pt" fo:font-weight="normal" officeooo:rsid="015ccf5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6" style:family="text">
      <style:text-properties fo:color="#000000" style:font-name="Courier New1" fo:font-size="10pt" fo:font-weight="normal" officeooo:rsid="01092a5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7" style:family="text">
      <style:text-properties fo:color="#000000" style:font-name="Courier New1" fo:font-size="10pt" fo:font-weight="normal" officeooo:rsid="0109aab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8" style:family="text">
      <style:text-properties fo:color="#000000" style:font-name="Courier New1" fo:font-size="10pt" fo:font-weight="normal" officeooo:rsid="014be94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399" style:family="text">
      <style:text-properties fo:color="#000000" style:font-name="Courier New1" fo:font-size="10pt" fo:font-weight="normal" officeooo:rsid="014c0dc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0" style:family="text">
      <style:text-properties fo:color="#000000" style:font-name="Courier New1" fo:font-size="10pt" fo:font-weight="normal" officeooo:rsid="01078ed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1" style:family="text">
      <style:text-properties fo:color="#000000" style:font-name="Courier New1" fo:font-size="10pt" fo:font-weight="normal" officeooo:rsid="0217f40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2" style:family="text">
      <style:text-properties fo:color="#000000" style:font-name="Courier New1" fo:font-size="10pt" fo:font-weight="normal" officeooo:rsid="011189a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3" style:family="text">
      <style:text-properties fo:color="#000000" style:font-name="Courier New1" fo:font-size="10pt" fo:font-weight="normal" officeooo:rsid="01382ca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4" style:family="text">
      <style:text-properties fo:color="#000000" style:font-name="Courier New1" fo:font-size="10pt" fo:font-weight="normal" officeooo:rsid="018479c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5" style:family="text">
      <style:text-properties fo:color="#000000" style:font-name="Courier New1" fo:font-size="10pt" fo:font-weight="normal" officeooo:rsid="0184be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6" style:family="text">
      <style:text-properties fo:color="#000000" style:font-name="Courier New1" fo:font-size="10pt" fo:font-weight="normal" officeooo:rsid="0197aef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7" style:family="text">
      <style:text-properties fo:color="#000000" style:font-name="Courier New1" fo:font-size="10pt" fo:font-weight="normal" officeooo:rsid="019aa5b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8" style:family="text">
      <style:text-properties fo:color="#000000" style:font-name="Courier New1" fo:font-size="10pt" fo:font-weight="normal" officeooo:rsid="01a9070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09" style:family="text">
      <style:text-properties fo:color="#000000" style:font-name="Courier New1" fo:font-size="10pt" fo:font-weight="normal" officeooo:rsid="016f249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0" style:family="text">
      <style:text-properties fo:color="#000000" style:font-name="Courier New1" fo:font-size="10pt" fo:font-weight="normal" officeooo:rsid="01a93a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1" style:family="text">
      <style:text-properties fo:color="#000000" style:font-name="Courier New1" fo:font-size="10pt" fo:font-weight="normal" officeooo:rsid="0233f54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2" style:family="text">
      <style:text-properties fo:color="#000000" style:font-name="Courier New1" fo:font-size="10pt" fo:font-weight="normal" officeooo:rsid="01721eb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3" style:family="text">
      <style:text-properties fo:color="#000000" style:font-name="Courier New1" fo:font-size="10pt" fo:font-weight="normal" officeooo:rsid="0170e7a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4" style:family="text">
      <style:text-properties fo:color="#000000" style:font-name="Courier New1" fo:font-size="10pt" fo:font-weight="normal" officeooo:rsid="024e012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5" style:family="text">
      <style:text-properties fo:color="#000000" style:font-name="Courier New1" fo:font-size="10pt" fo:font-weight="normal" officeooo:rsid="024f5bc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6" style:family="text">
      <style:text-properties fo:color="#000000" style:font-name="Courier New1" fo:font-size="10pt" fo:font-weight="normal" officeooo:rsid="006d14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7" style:family="text">
      <style:text-properties fo:color="#000000" style:font-name="Courier New1" fo:font-size="10pt" fo:font-weight="normal" officeooo:rsid="02571d1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8" style:family="text">
      <style:text-properties fo:color="#000000" style:font-name="Courier New1" fo:font-size="10pt" fo:font-weight="normal" officeooo:rsid="0255346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19" style:family="text">
      <style:text-properties fo:color="#000000" style:font-name="Courier New1" fo:font-size="10pt" fo:font-weight="normal" officeooo:rsid="011cdb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0" style:family="text">
      <style:text-properties fo:color="#000000" style:font-name="Courier New1" fo:font-size="10pt" fo:font-weight="normal" officeooo:rsid="018b985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1" style:family="text">
      <style:text-properties fo:color="#000000" style:font-name="Courier New1" fo:font-size="10pt" fo:font-weight="normal" officeooo:rsid="0234208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2" style:family="text">
      <style:text-properties fo:color="#000000" style:font-name="Courier New1" fo:font-size="10pt" fo:font-weight="normal" officeooo:rsid="02545e6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3" style:family="text">
      <style:text-properties fo:color="#000000" style:font-name="Courier New1" fo:font-size="10pt" fo:font-weight="normal" officeooo:rsid="003ed59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4" style:family="text">
      <style:text-properties fo:color="#000000" style:font-name="Courier New1" fo:font-size="10pt" fo:font-weight="normal" officeooo:rsid="024c23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5" style:family="text">
      <style:text-properties fo:color="#000000" style:font-name="Courier New1" fo:font-size="10pt" fo:font-weight="normal" officeooo:rsid="024dc75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6" style:family="text">
      <style:text-properties fo:color="#000000" style:font-name="Courier New1" fo:font-size="10pt" fo:font-weight="normal" officeooo:rsid="024d93f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7" style:family="text">
      <style:text-properties fo:color="#000000" style:font-name="Courier New1" fo:font-size="10pt" fo:font-weight="normal" officeooo:rsid="024f6c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8" style:family="text">
      <style:text-properties fo:color="#000000" style:font-name="Courier New1" fo:font-size="10pt" fo:font-weight="normal" officeooo:rsid="02516a0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29" style:family="text">
      <style:text-properties fo:color="#000000" style:font-name="Courier New1" fo:font-size="10pt" fo:font-weight="normal" officeooo:rsid="01aeea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0" style:family="text">
      <style:text-properties fo:color="#000000" style:font-name="Courier New1" fo:font-size="10pt" fo:font-weight="normal" officeooo:rsid="018eab2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1" style:family="text">
      <style:text-properties fo:color="#000000" style:font-name="Courier New1" fo:font-size="10pt" fo:font-weight="normal" officeooo:rsid="018fb2d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2" style:family="text">
      <style:text-properties fo:color="#000000" style:font-name="Courier New1" fo:font-size="10pt" fo:font-weight="normal" officeooo:rsid="0207cc4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3" style:family="text">
      <style:text-properties fo:color="#000000" style:font-name="Courier New1" fo:font-size="10pt" fo:font-weight="normal" officeooo:rsid="005066e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4" style:family="text">
      <style:text-properties fo:color="#000000" style:font-name="Courier New1" fo:font-size="10pt" fo:font-weight="normal" officeooo:rsid="00f4bef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5" style:family="text">
      <style:text-properties fo:color="#000000" style:font-name="Courier New1" fo:font-size="10pt" fo:font-weight="normal" officeooo:rsid="01aff64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6" style:family="text">
      <style:text-properties fo:color="#000000" style:font-name="Courier New1" fo:font-size="10pt" fo:font-weight="normal" officeooo:rsid="01b10dd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7" style:family="text">
      <style:text-properties fo:color="#000000" style:font-name="Courier New1" fo:font-size="10pt" fo:font-weight="normal" officeooo:rsid="00fbd35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8" style:family="text">
      <style:text-properties fo:color="#000000" style:font-name="Courier New1" fo:font-size="10pt" fo:font-weight="normal" officeooo:rsid="0173598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39" style:family="text">
      <style:text-properties fo:color="#000000" style:font-name="Courier New1" fo:font-size="10pt" fo:font-weight="normal" officeooo:rsid="01bc78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0" style:family="text">
      <style:text-properties fo:color="#000000" style:font-name="Courier New1" fo:font-size="10pt" fo:font-weight="normal" officeooo:rsid="00520c8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1" style:family="text">
      <style:text-properties fo:color="#000000" style:font-name="Courier New1" fo:font-size="10pt" fo:font-weight="normal" officeooo:rsid="01c000d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2" style:family="text">
      <style:text-properties fo:color="#000000" style:font-name="Courier New1" fo:font-size="10pt" fo:font-weight="normal" officeooo:rsid="00ae6ef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3" style:family="text">
      <style:text-properties fo:color="#000000" style:font-name="Courier New1" fo:font-size="10pt" fo:font-weight="normal" officeooo:rsid="00aff7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4" style:family="text">
      <style:text-properties fo:color="#000000" style:font-name="Courier New1" fo:font-size="10pt" fo:font-weight="normal" officeooo:rsid="01ba98d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5" style:family="text">
      <style:text-properties fo:color="#000000" style:font-name="Courier New1" fo:font-size="10pt" fo:font-weight="normal" officeooo:rsid="003a34f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6" style:family="text">
      <style:text-properties fo:color="#000000" style:font-name="Courier New1" fo:font-size="10pt" fo:font-weight="normal" officeooo:rsid="0032248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7" style:family="text">
      <style:text-properties fo:color="#000000" style:font-name="Courier New1" fo:font-size="10pt" fo:font-weight="normal" officeooo:rsid="01c4cb4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8" style:family="text">
      <style:text-properties fo:color="#000000" style:font-name="Courier New1" fo:font-size="10pt" fo:font-weight="normal" officeooo:rsid="0230e85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49" style:family="text">
      <style:text-properties fo:color="#000000" style:font-name="Courier New1" fo:font-size="10pt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450" style:family="text">
      <style:text-properties fo:color="#000000" style:font-name="Courier New1" fo:font-size="10pt" fo:font-weight="normal" officeooo:rsid="01aeb5d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451" style:family="text">
      <style:text-properties fo:color="#000000" style:font-name="Courier New1" fo:font-size="10pt" fo:font-weight="normal" officeooo:rsid="00a14261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452" style:family="text">
      <style:text-properties fo:color="#000000" style:font-name="Courier New1" fo:font-size="10pt" fo:font-weight="normal" officeooo:rsid="01c3391c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453" style:family="text">
      <style:text-properties fo:color="#000000" style:font-name="Courier New1" fo:font-size="10pt" fo:font-weight="normal" officeooo:rsid="01c44b49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454" style:family="text">
      <style:text-properties fo:color="#000000" style:font-name="Courier New1" fo:font-size="10pt" fo:font-weight="normal" officeooo:rsid="00b82f6f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55" style:family="text">
      <style:text-properties fo:color="#000000" style:font-name="Courier New1" fo:font-size="10pt" fo:font-weight="normal" officeooo:rsid="00a14261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56" style:family="text">
      <style:text-properties fo:color="#000000" style:font-name="Courier New1" fo:font-size="10pt" fo:font-weight="normal" officeooo:rsid="00b3ba4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57" style:family="text">
      <style:text-properties fo:color="#000000" style:font-name="Courier New1" fo:font-size="10pt" fo:font-weight="normal" officeooo:rsid="00bd291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58" style:family="text">
      <style:text-properties fo:color="#000000" style:font-name="Courier New1" fo:font-size="10pt" fo:font-weight="normal" officeooo:rsid="00bfcdd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59" style:family="text">
      <style:text-properties fo:color="#000000" style:font-name="Courier New1" fo:font-size="10pt" fo:font-weight="normal" officeooo:rsid="00d30f3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0" style:family="text">
      <style:text-properties fo:color="#000000" style:font-name="Courier New1" fo:font-size="10pt" fo:font-weight="normal" officeooo:rsid="00c4851e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1" style:family="text">
      <style:text-properties fo:color="#000000" style:font-name="Courier New1" fo:font-size="10pt" fo:font-weight="normal" officeooo:rsid="00c5cb8d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2" style:family="text">
      <style:text-properties fo:color="#000000" style:font-name="Courier New1" fo:font-size="10pt" fo:font-weight="normal" officeooo:rsid="00468a9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3" style:family="text">
      <style:text-properties fo:color="#000000" style:font-name="Courier New1" fo:font-size="10pt" fo:font-weight="normal" officeooo:rsid="00b07ba5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4" style:family="text">
      <style:text-properties fo:color="#000000" style:font-name="Courier New1" fo:font-size="10pt" fo:font-weight="normal" officeooo:rsid="0186d8e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5" style:family="text">
      <style:text-properties fo:color="#000000" style:font-name="Courier New1" fo:font-size="10pt" fo:font-weight="normal" officeooo:rsid="01891103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6" style:family="text">
      <style:text-properties fo:color="#000000" style:font-name="Courier New1" fo:font-size="10pt" fo:font-weight="normal" officeooo:rsid="00ab11d9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7" style:family="text">
      <style:text-properties fo:color="#000000" style:font-name="Courier New1" fo:font-size="10pt" fo:font-weight="normal" officeooo:rsid="00c6f57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8" style:family="text">
      <style:text-properties fo:color="#000000" style:font-name="Courier New1" fo:font-size="10pt" fo:font-weight="normal" officeooo:rsid="01863c1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69" style:family="text">
      <style:text-properties fo:color="#000000" style:font-name="Courier New1" fo:font-size="10pt" fo:font-weight="normal" officeooo:rsid="0188dd25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0" style:family="text">
      <style:text-properties fo:color="#000000" style:font-name="Courier New1" fo:font-size="10pt" fo:font-weight="normal" officeooo:rsid="00c354e9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1" style:family="text">
      <style:text-properties fo:color="#000000" style:font-name="Courier New1" fo:font-size="10pt" fo:font-weight="normal" officeooo:rsid="0102a03b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2" style:family="text">
      <style:text-properties fo:color="#000000" style:font-name="Courier New1" fo:font-size="10pt" fo:font-weight="normal" officeooo:rsid="00d4a340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3" style:family="text">
      <style:text-properties fo:color="#000000" style:font-name="Courier New1" fo:font-size="10pt" fo:font-weight="normal" officeooo:rsid="00d59c7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4" style:family="text">
      <style:text-properties fo:color="#000000" style:font-name="Courier New1" fo:font-size="10pt" fo:font-weight="normal" officeooo:rsid="00f226bf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5" style:family="text">
      <style:text-properties fo:color="#000000" style:font-name="Courier New1" fo:font-size="10pt" fo:font-weight="normal" officeooo:rsid="0134ea9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6" style:family="text">
      <style:text-properties fo:color="#000000" style:font-name="Courier New1" fo:font-size="10pt" fo:font-weight="normal" officeooo:rsid="0146fae1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7" style:family="text">
      <style:text-properties fo:color="#000000" style:font-name="Courier New1" fo:font-size="10pt" fo:font-weight="normal" officeooo:rsid="01495400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8" style:family="text">
      <style:text-properties fo:color="#000000" style:font-name="Courier New1" fo:font-size="10pt" fo:font-weight="normal" officeooo:rsid="00b76224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79" style:family="text">
      <style:text-properties fo:color="#000000" style:font-name="Courier New1" fo:font-size="10pt" fo:font-weight="normal" officeooo:rsid="00b3c15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80" style:family="text">
      <style:text-properties fo:color="#000000" style:font-name="Courier New1" fo:font-size="10pt" fo:font-weight="normal" officeooo:rsid="0177279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81" style:family="text">
      <style:text-properties fo:color="#000000" style:font-name="Courier New1" fo:font-size="10pt" fo:font-weight="normal" officeooo:rsid="013faed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82" style:family="text">
      <style:text-properties fo:color="#000000" style:font-name="Courier New1" fo:font-size="10pt" fo:font-weight="normal" officeooo:rsid="0140320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83" style:family="text">
      <style:text-properties fo:color="#000000" style:font-name="Courier New1" fo:font-size="10pt" fo:font-weight="normal" officeooo:rsid="022a8cc2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84" style:family="text">
      <style:text-properties fo:color="#000000" style:font-name="Courier New1" fo:font-size="10pt" fo:font-weight="normal" officeooo:rsid="00c99f34" fo:background-color="transparent" loext:char-shading-value="0" style:font-size-asian="10pt" style:font-weight-asian="normal" style:font-size-complex="10pt" style:font-weight-complex="normal"/>
    </style:style>
    <style:style style:name="T2485" style:family="text">
      <style:text-properties fo:color="#000000" style:font-name="Courier New1" fo:font-size="10pt" fo:font-weight="normal" officeooo:rsid="00d6bb1b" fo:background-color="transparent" loext:char-shading-value="0" style:font-size-asian="10pt" style:font-weight-asian="normal" style:font-size-complex="10pt" style:font-weight-complex="normal"/>
    </style:style>
    <style:style style:name="T2486" style:family="text">
      <style:text-properties fo:color="#000000" style:font-name="Courier New1" fo:font-size="10pt" fo:font-weight="normal" officeooo:rsid="00c8e15b" fo:background-color="transparent" loext:char-shading-value="0" style:font-size-asian="10pt" style:font-weight-asian="normal" style:font-size-complex="10pt" style:font-weight-complex="normal"/>
    </style:style>
    <style:style style:name="T2487" style:family="text">
      <style:text-properties fo:color="#000000" style:font-name="Courier New1" fo:font-size="10pt" fo:font-weight="normal" officeooo:rsid="013236fd" fo:background-color="transparent" loext:char-shading-value="0" style:font-size-asian="10pt" style:font-weight-asian="normal" style:font-size-complex="10pt" style:font-weight-complex="normal"/>
    </style:style>
    <style:style style:name="T2488" style:family="text">
      <style:text-properties fo:color="#000000" style:font-name="Courier New1" fo:font-size="10pt" fo:font-weight="bold" style:font-size-asian="10pt" style:font-weight-asian="bold" style:font-size-complex="10pt" style:font-weight-complex="bold"/>
    </style:style>
    <style:style style:name="T2489" style:family="text">
      <style:text-properties fo:color="#000000" style:font-name="Courier New1" fo:font-size="10pt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490" style:family="text">
      <style:text-properties fo:color="#000000" style:font-name="Courier New1" fo:font-size="10pt" fo:font-weight="bold" officeooo:rsid="00f7364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491" style:family="text">
      <style:text-properties fo:color="#000000" style:font-name="Courier New1" fo:font-size="10pt" fo:font-weight="bold" officeooo:rsid="01aeb5d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2492" style:family="text">
      <style:text-properties fo:color="#000000" style:font-name="Courier New1" fo:font-size="10pt" style:text-underline-style="none" fo:font-weight="normal" officeooo:rsid="013236fd" fo:background-color="transparent" loext:char-shading-value="0" style:font-size-asian="10pt" style:font-weight-asian="normal" style:font-size-complex="10pt" style:font-weight-complex="normal"/>
    </style:style>
    <style:style style:name="T2493" style:family="text">
      <style:text-properties fo:color="#000000" style:font-name="Courier New1" fo:font-size="10pt" style:text-underline-style="none" fo:font-weight="normal" officeooo:rsid="00c8e15b" fo:background-color="transparent" loext:char-shading-value="0" style:font-size-asian="10pt" style:font-weight-asian="normal" style:font-size-complex="10pt" style:font-weight-complex="normal"/>
    </style:style>
    <style:style style:name="T2494" style:family="text">
      <style:text-properties fo:color="#000000" style:font-name="Courier New1" fo:font-size="10pt" style:text-underline-style="none" fo:font-weight="normal" officeooo:rsid="00c99f34" fo:background-color="transparent" loext:char-shading-value="0" style:font-size-asian="10pt" style:font-weight-asian="normal" style:font-size-complex="10pt" style:font-weight-complex="normal"/>
    </style:style>
    <style:style style:name="T2495" style:family="text">
      <style:text-properties fo:color="#000000" style:font-name="Courier New1" fo:font-size="10pt" style:text-underline-style="none" fo:font-weight="normal" officeooo:rsid="00d6bb1b" fo:background-color="transparent" loext:char-shading-value="0" style:font-size-asian="10pt" style:font-weight-asian="normal" style:font-size-complex="10pt" style:font-weight-complex="normal"/>
    </style:style>
    <style:style style:name="T2496" style:family="text">
      <style:text-properties fo:color="#000000" style:font-name="Courier New1" fo:font-size="10pt" style:text-underline-style="none" fo:font-weight="normal" officeooo:rsid="00a14261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97" style:family="text">
      <style:text-properties fo:color="#000000" style:font-name="Courier New1" fo:font-size="10pt" style:text-underline-style="none" fo:font-weight="normal" officeooo:rsid="00468a9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98" style:family="text">
      <style:text-properties fo:color="#000000" style:font-name="Courier New1" fo:font-size="10pt" style:text-underline-style="none" fo:font-weight="normal" officeooo:rsid="0186d8e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499" style:family="text">
      <style:text-properties fo:color="#000000" style:font-name="Courier New1" fo:font-size="10pt" style:text-underline-style="none" fo:font-weight="normal" officeooo:rsid="01863c1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0" style:family="text">
      <style:text-properties fo:color="#000000" style:font-name="Courier New1" fo:font-size="10pt" style:text-underline-style="none" fo:font-weight="normal" officeooo:rsid="00c354e9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1" style:family="text">
      <style:text-properties fo:color="#000000" style:font-name="Courier New1" fo:font-size="10pt" style:text-underline-style="none" fo:font-weight="normal" officeooo:rsid="0102a03b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2" style:family="text">
      <style:text-properties fo:color="#000000" style:font-name="Courier New1" fo:font-size="10pt" style:text-underline-style="none" fo:font-weight="normal" officeooo:rsid="00d4a340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3" style:family="text">
      <style:text-properties fo:color="#000000" style:font-name="Courier New1" fo:font-size="10pt" style:text-underline-style="none" fo:font-weight="normal" officeooo:rsid="00f226bf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4" style:family="text">
      <style:text-properties fo:color="#000000" style:font-name="Courier New1" fo:font-size="10pt" style:text-underline-style="none" fo:font-weight="normal" officeooo:rsid="0134ea9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5" style:family="text">
      <style:text-properties fo:color="#000000" style:font-name="Courier New1" fo:font-size="10pt" style:text-underline-style="none" fo:font-weight="normal" officeooo:rsid="0146fae1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6" style:family="text">
      <style:text-properties fo:color="#000000" style:font-name="Courier New1" fo:font-size="10pt" style:text-underline-style="none" fo:font-weight="normal" officeooo:rsid="01495400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7" style:family="text">
      <style:text-properties fo:color="#000000" style:font-name="Courier New1" fo:font-size="10pt" style:text-underline-style="none" fo:font-weight="normal" officeooo:rsid="013faed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8" style:family="text">
      <style:text-properties fo:color="#000000" style:font-name="Courier New1" fo:font-size="10pt" style:text-underline-style="none" fo:font-weight="normal" officeooo:rsid="0140320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09" style:family="text">
      <style:text-properties fo:color="#000000" style:font-name="Courier New1" fo:font-size="10pt" style:text-underline-style="none" fo:font-weight="normal" officeooo:rsid="0177279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0" style:family="text">
      <style:text-properties fo:color="#000000" style:font-name="Courier New1" fo:font-size="10pt" style:text-underline-style="none" fo:font-weight="normal" officeooo:rsid="00b82f6f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1" style:family="text">
      <style:text-properties fo:color="#000000" style:font-name="Courier New1" fo:font-size="10pt" style:text-underline-style="none" fo:font-weight="normal" officeooo:rsid="00b3ba4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2" style:family="text">
      <style:text-properties fo:color="#000000" style:font-name="Courier New1" fo:font-size="10pt" style:text-underline-style="none" fo:font-weight="normal" officeooo:rsid="00bd291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3" style:family="text">
      <style:text-properties fo:color="#000000" style:font-name="Courier New1" fo:font-size="10pt" style:text-underline-style="none" fo:font-weight="normal" officeooo:rsid="00bfcdda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4" style:family="text">
      <style:text-properties fo:color="#000000" style:font-name="Courier New1" fo:font-size="10pt" style:text-underline-style="none" fo:font-weight="normal" officeooo:rsid="00d30f3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5" style:family="text">
      <style:text-properties fo:color="#000000" style:font-name="Courier New1" fo:font-size="10pt" style:text-underline-style="none" fo:font-weight="normal" officeooo:rsid="00c4851e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6" style:family="text">
      <style:text-properties fo:color="#000000" style:font-name="Courier New1" fo:font-size="10pt" style:text-underline-style="none" fo:font-weight="normal" officeooo:rsid="00c5cb8d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7" style:family="text">
      <style:text-properties fo:color="#000000" style:font-name="Courier New1" fo:font-size="10pt" style:text-underline-style="none" fo:font-weight="normal" officeooo:rsid="00b07ba5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8" style:family="text">
      <style:text-properties fo:color="#000000" style:font-name="Courier New1" fo:font-size="10pt" style:text-underline-style="none" fo:font-weight="normal" officeooo:rsid="01891103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19" style:family="text">
      <style:text-properties fo:color="#000000" style:font-name="Courier New1" fo:font-size="10pt" style:text-underline-style="none" fo:font-weight="normal" officeooo:rsid="00ab11d9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0" style:family="text">
      <style:text-properties fo:color="#000000" style:font-name="Courier New1" fo:font-size="10pt" style:text-underline-style="none" fo:font-weight="normal" officeooo:rsid="00c6f57c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1" style:family="text">
      <style:text-properties fo:color="#000000" style:font-name="Courier New1" fo:font-size="10pt" style:text-underline-style="none" fo:font-weight="normal" officeooo:rsid="0188dd25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2" style:family="text">
      <style:text-properties fo:color="#000000" style:font-name="Courier New1" fo:font-size="10pt" style:text-underline-style="none" fo:font-weight="normal" officeooo:rsid="00d59c78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3" style:family="text">
      <style:text-properties fo:color="#000000" style:font-name="Courier New1" fo:font-size="10pt" style:text-underline-style="none" fo:font-weight="normal" officeooo:rsid="00b76224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4" style:family="text">
      <style:text-properties fo:color="#000000" style:font-name="Courier New1" fo:font-size="10pt" style:text-underline-style="none" fo:font-weight="normal" officeooo:rsid="00b3c157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5" style:family="text">
      <style:text-properties fo:color="#000000" style:font-name="Courier New1" fo:font-size="10pt" style:text-underline-style="none" fo:font-weight="normal" officeooo:rsid="022a8cc2" fo:background-color="transparent" loext:char-shading-value="0" style:font-size-asian="10pt" style:font-weight-asian="normal" style:font-name-complex="Courier New2" style:font-size-complex="10pt" style:font-weight-complex="normal"/>
    </style:style>
    <style:style style:name="T2526" style:family="text">
      <style:text-properties fo:color="#000000" style:font-name="Courier New1" fo:font-size="10pt" style:text-underline-style="none" fo:font-weight="normal" officeooo:rsid="012fbce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27" style:family="text">
      <style:text-properties fo:color="#000000" style:font-name="Courier New1" fo:font-size="10pt" style:text-underline-style="none" fo:font-weight="normal" officeooo:rsid="0120e07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28" style:family="text">
      <style:text-properties fo:color="#000000" style:font-name="Courier New1" fo:font-size="10pt" style:text-underline-style="none" fo:font-weight="normal" officeooo:rsid="01092a5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29" style:family="text">
      <style:text-properties fo:color="#000000" style:font-name="Courier New1" fo:font-size="10pt" style:text-underline-style="none" fo:font-weight="normal" officeooo:rsid="00c8e15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0" style:family="text">
      <style:text-properties fo:color="#000000" style:font-name="Courier New1" fo:font-size="10pt" style:text-underline-style="none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1" style:family="text">
      <style:text-properties fo:color="#000000" style:font-name="Courier New1" fo:font-size="10pt" style:text-underline-style="none" fo:font-weight="normal" officeooo:rsid="018479c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2" style:family="text">
      <style:text-properties fo:color="#000000" style:font-name="Courier New1" fo:font-size="10pt" style:text-underline-style="none" fo:font-weight="normal" officeooo:rsid="0197aef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3" style:family="text">
      <style:text-properties fo:color="#000000" style:font-name="Courier New1" fo:font-size="10pt" style:text-underline-style="none" fo:font-weight="normal" officeooo:rsid="01a93a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4" style:family="text">
      <style:text-properties fo:color="#000000" style:font-name="Courier New1" fo:font-size="10pt" style:text-underline-style="none" fo:font-weight="normal" officeooo:rsid="016f249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5" style:family="text">
      <style:text-properties fo:color="#000000" style:font-name="Courier New1" fo:font-size="10pt" style:text-underline-style="none" fo:font-weight="normal" officeooo:rsid="01721eb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6" style:family="text">
      <style:text-properties fo:color="#000000" style:font-name="Courier New1" fo:font-size="10pt" style:text-underline-style="none" fo:font-weight="normal" officeooo:rsid="02571d1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7" style:family="text">
      <style:text-properties fo:color="#000000" style:font-name="Courier New1" fo:font-size="10pt" style:text-underline-style="none" fo:font-weight="normal" officeooo:rsid="024c23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8" style:family="text">
      <style:text-properties fo:color="#000000" style:font-name="Courier New1" fo:font-size="10pt" style:text-underline-style="none" fo:font-weight="normal" officeooo:rsid="024d93f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39" style:family="text">
      <style:text-properties fo:color="#000000" style:font-name="Courier New1" fo:font-size="10pt" style:text-underline-style="none" fo:font-weight="normal" officeooo:rsid="024f6c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0" style:family="text">
      <style:text-properties fo:color="#000000" style:font-name="Courier New1" fo:font-size="10pt" style:text-underline-style="none" fo:font-weight="normal" officeooo:rsid="01aeea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1" style:family="text">
      <style:text-properties fo:color="#000000" style:font-name="Courier New1" fo:font-size="10pt" style:text-underline-style="none" fo:font-weight="normal" officeooo:rsid="01aff64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2" style:family="text">
      <style:text-properties fo:color="#000000" style:font-name="Courier New1" fo:font-size="10pt" style:text-underline-style="none" fo:font-weight="normal" officeooo:rsid="00fbd35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3" style:family="text">
      <style:text-properties fo:color="#000000" style:font-name="Courier New1" fo:font-size="10pt" style:text-underline-style="none" fo:font-weight="normal" officeooo:rsid="01bc78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4" style:family="text">
      <style:text-properties fo:color="#000000" style:font-name="Courier New1" fo:font-size="10pt" style:text-underline-style="none" fo:font-weight="normal" officeooo:rsid="01c000d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5" style:family="text">
      <style:text-properties fo:color="#000000" style:font-name="Courier New1" fo:font-size="10pt" style:text-underline-style="none" fo:font-weight="normal" officeooo:rsid="01ba98d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6" style:family="text">
      <style:text-properties fo:color="#000000" style:font-name="Courier New1" fo:font-size="10pt" style:text-underline-style="none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7" style:family="text">
      <style:text-properties fo:color="#000000" style:font-name="Courier New1" fo:font-size="10pt" style:text-underline-style="none" fo:font-weight="normal" officeooo:rsid="0142f38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8" style:family="text">
      <style:text-properties fo:color="#000000" style:font-name="Courier New1" fo:font-size="10pt" style:text-underline-style="none" fo:font-weight="normal" officeooo:rsid="0143923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49" style:family="text">
      <style:text-properties fo:color="#000000" style:font-name="Courier New1" fo:font-size="10pt" style:text-underline-style="none" fo:font-weight="normal" officeooo:rsid="01502c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0" style:family="text">
      <style:text-properties fo:color="#000000" style:font-name="Courier New1" fo:font-size="10pt" style:text-underline-style="none" fo:font-weight="normal" officeooo:rsid="0152160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1" style:family="text">
      <style:text-properties fo:color="#000000" style:font-name="Courier New1" fo:font-size="10pt" style:text-underline-style="none" fo:font-weight="normal" officeooo:rsid="013b8f1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2" style:family="text">
      <style:text-properties fo:color="#000000" style:font-name="Courier New1" fo:font-size="10pt" style:text-underline-style="none" fo:font-weight="normal" officeooo:rsid="00ebf71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3" style:family="text">
      <style:text-properties fo:color="#000000" style:font-name="Courier New1" fo:font-size="10pt" style:text-underline-style="none" fo:font-weight="normal" officeooo:rsid="015a6a7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4" style:family="text">
      <style:text-properties fo:color="#000000" style:font-name="Courier New1" fo:font-size="10pt" style:text-underline-style="none" fo:font-weight="normal" officeooo:rsid="015ba8e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5" style:family="text">
      <style:text-properties fo:color="#000000" style:font-name="Courier New1" fo:font-size="10pt" style:text-underline-style="none" fo:font-weight="normal" officeooo:rsid="00ce7d9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6" style:family="text">
      <style:text-properties fo:color="#000000" style:font-name="Courier New1" fo:font-size="10pt" style:text-underline-style="none" fo:font-weight="normal" officeooo:rsid="0169026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7" style:family="text">
      <style:text-properties fo:color="#000000" style:font-name="Courier New1" fo:font-size="10pt" style:text-underline-style="none" fo:font-weight="normal" officeooo:rsid="012dbd1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8" style:family="text">
      <style:text-properties fo:color="#000000" style:font-name="Courier New1" fo:font-size="10pt" style:text-underline-style="none" fo:font-weight="normal" officeooo:rsid="0165ff4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59" style:family="text">
      <style:text-properties fo:color="#000000" style:font-name="Courier New1" fo:font-size="10pt" style:text-underline-style="none" fo:font-weight="normal" officeooo:rsid="00c97e5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0" style:family="text">
      <style:text-properties fo:color="#000000" style:font-name="Courier New1" fo:font-size="10pt" style:text-underline-style="none" fo:font-weight="normal" officeooo:rsid="0122d02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1" style:family="text">
      <style:text-properties fo:color="#000000" style:font-name="Courier New1" fo:font-size="10pt" style:text-underline-style="none" fo:font-weight="normal" officeooo:rsid="01153f5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2" style:family="text">
      <style:text-properties fo:color="#000000" style:font-name="Courier New1" fo:font-size="10pt" style:text-underline-style="none" fo:font-weight="normal" officeooo:rsid="012246d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3" style:family="text">
      <style:text-properties fo:color="#000000" style:font-name="Courier New1" fo:font-size="10pt" style:text-underline-style="none" fo:font-weight="normal" officeooo:rsid="012bd56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4" style:family="text">
      <style:text-properties fo:color="#000000" style:font-name="Courier New1" fo:font-size="10pt" style:text-underline-style="none" fo:font-weight="normal" officeooo:rsid="015ccf5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5" style:family="text">
      <style:text-properties fo:color="#000000" style:font-name="Courier New1" fo:font-size="10pt" style:text-underline-style="none" fo:font-weight="normal" officeooo:rsid="011189a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6" style:family="text">
      <style:text-properties fo:color="#000000" style:font-name="Courier New1" fo:font-size="10pt" style:text-underline-style="none" fo:font-weight="normal" officeooo:rsid="01437a4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7" style:family="text">
      <style:text-properties fo:color="#000000" style:font-name="Courier New1" fo:font-size="10pt" style:text-underline-style="none" fo:font-weight="normal" officeooo:rsid="017f775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8" style:family="text">
      <style:text-properties fo:color="#000000" style:font-name="Courier New1" fo:font-size="10pt" style:text-underline-style="none" fo:font-weight="normal" officeooo:rsid="018013b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69" style:family="text">
      <style:text-properties fo:color="#000000" style:font-name="Courier New1" fo:font-size="10pt" style:text-underline-style="none" fo:font-weight="normal" officeooo:rsid="00a5a00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0" style:family="text">
      <style:text-properties fo:color="#000000" style:font-name="Courier New1" fo:font-size="10pt" style:text-underline-style="none" fo:font-weight="normal" officeooo:rsid="0149d93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1" style:family="text">
      <style:text-properties fo:color="#000000" style:font-name="Courier New1" fo:font-size="10pt" style:text-underline-style="none" fo:font-weight="normal" officeooo:rsid="022b6c3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2" style:family="text">
      <style:text-properties fo:color="#000000" style:font-name="Courier New1" fo:font-size="10pt" style:text-underline-style="none" fo:font-weight="normal" officeooo:rsid="016bd18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3" style:family="text">
      <style:text-properties fo:color="#000000" style:font-name="Courier New1" fo:font-size="10pt" style:text-underline-style="none" fo:font-weight="normal" officeooo:rsid="00ce2b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4" style:family="text">
      <style:text-properties fo:color="#000000" style:font-name="Courier New1" fo:font-size="10pt" style:text-underline-style="none" fo:font-weight="normal" officeooo:rsid="013cb76b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5" style:family="text">
      <style:text-properties fo:color="#000000" style:font-name="Courier New1" fo:font-size="10pt" style:text-underline-style="none" fo:font-weight="normal" officeooo:rsid="013e625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6" style:family="text">
      <style:text-properties fo:color="#000000" style:font-name="Courier New1" fo:font-size="10pt" style:text-underline-style="none" fo:font-weight="normal" officeooo:rsid="025de7a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7" style:family="text">
      <style:text-properties fo:color="#000000" style:font-name="Courier New1" fo:font-size="10pt" style:text-underline-style="none" fo:font-weight="normal" officeooo:rsid="00eddde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8" style:family="text">
      <style:text-properties fo:color="#000000" style:font-name="Courier New1" fo:font-size="10pt" style:text-underline-style="none" fo:font-weight="normal" officeooo:rsid="00cfce2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79" style:family="text">
      <style:text-properties fo:color="#000000" style:font-name="Courier New1" fo:font-size="10pt" style:text-underline-style="none" fo:font-weight="normal" officeooo:rsid="00c99f3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0" style:family="text">
      <style:text-properties fo:color="#000000" style:font-name="Courier New1" fo:font-size="10pt" style:text-underline-style="none" fo:font-weight="normal" officeooo:rsid="0156753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1" style:family="text">
      <style:text-properties fo:color="#000000" style:font-name="Courier New1" fo:font-size="10pt" style:text-underline-style="none" fo:font-weight="normal" officeooo:rsid="015742d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2" style:family="text">
      <style:text-properties fo:color="#000000" style:font-name="Courier New1" fo:font-size="10pt" style:text-underline-style="none" fo:font-weight="normal" officeooo:rsid="013419e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3" style:family="text">
      <style:text-properties fo:color="#000000" style:font-name="Courier New1" fo:font-size="10pt" style:text-underline-style="none" fo:font-weight="normal" officeooo:rsid="00de36a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4" style:family="text">
      <style:text-properties fo:color="#000000" style:font-name="Courier New1" fo:font-size="10pt" style:text-underline-style="none" fo:font-weight="normal" officeooo:rsid="022d00f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5" style:family="text">
      <style:text-properties fo:color="#000000" style:font-name="Courier New1" fo:font-size="10pt" style:text-underline-style="none" fo:font-weight="normal" officeooo:rsid="0109aab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6" style:family="text">
      <style:text-properties fo:color="#000000" style:font-name="Courier New1" fo:font-size="10pt" style:text-underline-style="none" fo:font-weight="normal" officeooo:rsid="014be94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7" style:family="text">
      <style:text-properties fo:color="#000000" style:font-name="Courier New1" fo:font-size="10pt" style:text-underline-style="none" fo:font-weight="normal" officeooo:rsid="014c0dc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8" style:family="text">
      <style:text-properties fo:color="#000000" style:font-name="Courier New1" fo:font-size="10pt" style:text-underline-style="none" fo:font-weight="normal" officeooo:rsid="01078ed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89" style:family="text">
      <style:text-properties fo:color="#000000" style:font-name="Courier New1" fo:font-size="10pt" style:text-underline-style="none" fo:font-weight="normal" officeooo:rsid="0217f40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0" style:family="text">
      <style:text-properties fo:color="#000000" style:font-name="Courier New1" fo:font-size="10pt" style:text-underline-style="none" fo:font-weight="normal" officeooo:rsid="01382ca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1" style:family="text">
      <style:text-properties fo:color="#000000" style:font-name="Courier New1" fo:font-size="10pt" style:text-underline-style="none" fo:font-weight="normal" officeooo:rsid="0184be3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2" style:family="text">
      <style:text-properties fo:color="#000000" style:font-name="Courier New1" fo:font-size="10pt" style:text-underline-style="none" fo:font-weight="normal" officeooo:rsid="019aa5bf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3" style:family="text">
      <style:text-properties fo:color="#000000" style:font-name="Courier New1" fo:font-size="10pt" style:text-underline-style="none" fo:font-weight="normal" officeooo:rsid="01a9070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4" style:family="text">
      <style:text-properties fo:color="#000000" style:font-name="Courier New1" fo:font-size="10pt" style:text-underline-style="none" fo:font-weight="normal" officeooo:rsid="0233f548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5" style:family="text">
      <style:text-properties fo:color="#000000" style:font-name="Courier New1" fo:font-size="10pt" style:text-underline-style="none" fo:font-weight="normal" officeooo:rsid="0170e7a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6" style:family="text">
      <style:text-properties fo:color="#000000" style:font-name="Courier New1" fo:font-size="10pt" style:text-underline-style="none" fo:font-weight="normal" officeooo:rsid="024e012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7" style:family="text">
      <style:text-properties fo:color="#000000" style:font-name="Courier New1" fo:font-size="10pt" style:text-underline-style="none" fo:font-weight="normal" officeooo:rsid="024f5bc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8" style:family="text">
      <style:text-properties fo:color="#000000" style:font-name="Courier New1" fo:font-size="10pt" style:text-underline-style="none" fo:font-weight="normal" officeooo:rsid="006d143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599" style:family="text">
      <style:text-properties fo:color="#000000" style:font-name="Courier New1" fo:font-size="10pt" style:text-underline-style="none" fo:font-weight="normal" officeooo:rsid="0255346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0" style:family="text">
      <style:text-properties fo:color="#000000" style:font-name="Courier New1" fo:font-size="10pt" style:text-underline-style="none" fo:font-weight="normal" officeooo:rsid="011cdb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1" style:family="text">
      <style:text-properties fo:color="#000000" style:font-name="Courier New1" fo:font-size="10pt" style:text-underline-style="none" fo:font-weight="normal" officeooo:rsid="018b985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2" style:family="text">
      <style:text-properties fo:color="#000000" style:font-name="Courier New1" fo:font-size="10pt" style:text-underline-style="none" fo:font-weight="normal" officeooo:rsid="0234208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3" style:family="text">
      <style:text-properties fo:color="#000000" style:font-name="Courier New1" fo:font-size="10pt" style:text-underline-style="none" fo:font-weight="normal" officeooo:rsid="02545e62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4" style:family="text">
      <style:text-properties fo:color="#000000" style:font-name="Courier New1" fo:font-size="10pt" style:text-underline-style="none" fo:font-weight="normal" officeooo:rsid="003ed59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5" style:family="text">
      <style:text-properties fo:color="#000000" style:font-name="Courier New1" fo:font-size="10pt" style:text-underline-style="none" fo:font-weight="normal" officeooo:rsid="024dc755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6" style:family="text">
      <style:text-properties fo:color="#000000" style:font-name="Courier New1" fo:font-size="10pt" style:text-underline-style="none" fo:font-weight="normal" officeooo:rsid="02516a0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7" style:family="text">
      <style:text-properties fo:color="#000000" style:font-name="Courier New1" fo:font-size="10pt" style:text-underline-style="none" fo:font-weight="normal" officeooo:rsid="018eab2c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8" style:family="text">
      <style:text-properties fo:color="#000000" style:font-name="Courier New1" fo:font-size="10pt" style:text-underline-style="none" fo:font-weight="normal" officeooo:rsid="018fb2d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09" style:family="text">
      <style:text-properties fo:color="#000000" style:font-name="Courier New1" fo:font-size="10pt" style:text-underline-style="none" fo:font-weight="normal" officeooo:rsid="0207cc4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0" style:family="text">
      <style:text-properties fo:color="#000000" style:font-name="Courier New1" fo:font-size="10pt" style:text-underline-style="none" fo:font-weight="normal" officeooo:rsid="005066e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1" style:family="text">
      <style:text-properties fo:color="#000000" style:font-name="Courier New1" fo:font-size="10pt" style:text-underline-style="none" fo:font-weight="normal" officeooo:rsid="01b10dd6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2" style:family="text">
      <style:text-properties fo:color="#000000" style:font-name="Courier New1" fo:font-size="10pt" style:text-underline-style="none" fo:font-weight="normal" officeooo:rsid="00f4bef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3" style:family="text">
      <style:text-properties fo:color="#000000" style:font-name="Courier New1" fo:font-size="10pt" style:text-underline-style="none" fo:font-weight="normal" officeooo:rsid="01735989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4" style:family="text">
      <style:text-properties fo:color="#000000" style:font-name="Courier New1" fo:font-size="10pt" style:text-underline-style="none" fo:font-weight="normal" officeooo:rsid="00520c8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5" style:family="text">
      <style:text-properties fo:color="#000000" style:font-name="Courier New1" fo:font-size="10pt" style:text-underline-style="none" fo:font-weight="normal" officeooo:rsid="00ae6ef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6" style:family="text">
      <style:text-properties fo:color="#000000" style:font-name="Courier New1" fo:font-size="10pt" style:text-underline-style="none" fo:font-weight="normal" officeooo:rsid="00aff780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7" style:family="text">
      <style:text-properties fo:color="#000000" style:font-name="Courier New1" fo:font-size="10pt" style:text-underline-style="none" fo:font-weight="normal" officeooo:rsid="003a34f3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8" style:family="text">
      <style:text-properties fo:color="#000000" style:font-name="Courier New1" fo:font-size="10pt" style:text-underline-style="none" fo:font-weight="normal" officeooo:rsid="00f7364a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19" style:family="text">
      <style:text-properties fo:color="#000000" style:font-name="Courier New1" fo:font-size="10pt" style:text-underline-style="none" fo:font-weight="normal" officeooo:rsid="00322484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20" style:family="text">
      <style:text-properties fo:color="#000000" style:font-name="Courier New1" fo:font-size="10pt" style:text-underline-style="none" fo:font-weight="normal" officeooo:rsid="01c4cb4d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21" style:family="text">
      <style:text-properties fo:color="#000000" style:font-name="Courier New1" fo:font-size="10pt" style:text-underline-style="none" fo:font-weight="normal" officeooo:rsid="0230e85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2622" style:family="text">
      <style:text-properties fo:color="#000000" style:font-name="Courier New1" fo:font-size="10pt" style:text-underline-style="none" fo:font-weight="normal" officeooo:rsid="00a14261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623" style:family="text">
      <style:text-properties fo:color="#000000" style:font-name="Courier New1" fo:font-size="10pt" style:text-underline-style="none" fo:font-weight="normal" officeooo:rsid="01c3391c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624" style:family="text">
      <style:text-properties fo:color="#000000" style:font-name="Courier New1" fo:font-size="10pt" style:text-underline-style="none" fo:font-weight="normal" officeooo:rsid="01c44b49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625" style:family="text">
      <style:text-properties fo:color="#000000" style:font-name="Courier New1" fo:font-size="10pt" style:text-underline-style="none" fo:font-weight="normal" officeooo:rsid="01aeb5d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2626" style:family="text">
      <style:text-properties fo:color="#000000"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2627" style:family="text">
      <style:text-properties fo:color="#000000" style:font-name="Courier New1" fo:font-size="10pt" style:text-underline-style="none" fo:font-weight="normal" officeooo:rsid="01ce6025" style:font-size-asian="10pt" style:font-weight-asian="normal" style:font-size-complex="10pt" style:font-weight-complex="normal"/>
    </style:style>
    <style:style style:name="T2628" style:family="text">
      <style:text-properties fo:color="#000000" style:font-name="Courier New1" fo:font-size="10pt" style:text-underline-style="none" fo:font-weight="normal" officeooo:rsid="0149d933" style:font-size-asian="10pt" style:language-asian="de" style:country-asian="DE" style:font-weight-asian="normal" style:font-name-complex="Courier New2" style:font-size-complex="10pt" style:font-weight-complex="normal"/>
    </style:style>
    <style:style style:name="T2629" style:family="text">
      <style:text-properties fo:color="#000000" style:font-name="Courier New1" fo:font-size="10pt" style:text-underline-style="none" fo:font-weight="normal" officeooo:rsid="01502c01" style:font-size-asian="10pt" style:language-asian="de" style:country-asian="DE" style:font-weight-asian="normal" style:font-name-complex="Courier New2" style:font-size-complex="10pt" style:font-weight-complex="normal"/>
    </style:style>
    <style:style style:name="T2630" style:family="text">
      <style:text-properties fo:color="#000000" style:font-name="Courier New1" fo:font-size="10pt" style:text-underline-style="none" fo:font-weight="normal" officeooo:rsid="016bd182" style:font-size-asian="10pt" style:language-asian="de" style:country-asian="DE" style:font-weight-asian="normal" style:font-name-complex="Courier New2" style:font-size-complex="10pt" style:font-weight-complex="normal"/>
    </style:style>
    <style:style style:name="T2631" style:family="text">
      <style:text-properties fo:color="#000000" style:font-name="Courier New1" fo:font-size="10pt" style:text-underline-style="none" fo:font-weight="normal" officeooo:rsid="01521605" style:font-size-asian="10pt" style:language-asian="de" style:country-asian="DE" style:font-weight-asian="normal" style:font-name-complex="Courier New2" style:font-size-complex="10pt" style:font-weight-complex="normal"/>
    </style:style>
    <style:style style:name="T2632" style:family="text">
      <style:text-properties fo:color="#000000" style:font-name="Courier New1" fo:font-size="10pt" style:text-underline-style="none" fo:font-weight="normal" officeooo:rsid="013b8f1f" style:font-size-asian="10pt" style:language-asian="de" style:country-asian="DE" style:font-weight-asian="normal" style:font-name-complex="Courier New2" style:font-size-complex="10pt" style:font-weight-complex="normal"/>
    </style:style>
    <style:style style:name="T2633" style:family="text">
      <style:text-properties fo:color="#000000" style:font-name="Courier New1" fo:font-size="10pt" style:text-underline-style="none" fo:font-weight="normal" officeooo:rsid="013cb76b" style:font-size-asian="10pt" style:language-asian="de" style:country-asian="DE" style:font-weight-asian="normal" style:font-name-complex="Courier New2" style:font-size-complex="10pt" style:font-weight-complex="normal"/>
    </style:style>
    <style:style style:name="T2634" style:family="text">
      <style:text-properties fo:color="#000000" style:font-name="Courier New1" fo:font-size="10pt" style:text-underline-style="none" fo:font-weight="normal" officeooo:rsid="015a6a7a" style:font-size-asian="10pt" style:language-asian="de" style:country-asian="DE" style:font-weight-asian="normal" style:font-name-complex="Courier New2" style:font-size-complex="10pt" style:font-weight-complex="normal"/>
    </style:style>
    <style:style style:name="T2635" style:family="text">
      <style:text-properties fo:color="#000000" style:font-name="Courier New1" fo:font-size="10pt" style:text-underline-style="none" fo:font-weight="normal" officeooo:rsid="00ce7d99" style:font-size-asian="10pt" style:language-asian="de" style:country-asian="DE" style:font-weight-asian="normal" style:font-name-complex="Courier New2" style:font-size-complex="10pt" style:font-weight-complex="normal"/>
    </style:style>
    <style:style style:name="T2636" style:family="text">
      <style:text-properties fo:color="#000000" style:font-name="Courier New1" fo:font-size="10pt" style:text-underline-style="none" fo:font-weight="normal" officeooo:rsid="012fbceb" style:font-size-asian="10pt" style:language-asian="de" style:country-asian="DE" style:font-weight-asian="normal" style:font-name-complex="Courier New2" style:font-size-complex="10pt" style:font-weight-complex="normal"/>
    </style:style>
    <style:style style:name="T2637" style:family="text">
      <style:text-properties fo:color="#000000" style:font-name="Courier New1" fo:font-size="10pt" style:text-underline-style="none" fo:font-weight="normal" officeooo:rsid="0169026c" style:font-size-asian="10pt" style:language-asian="de" style:country-asian="DE" style:font-weight-asian="normal" style:font-name-complex="Courier New2" style:font-size-complex="10pt" style:font-weight-complex="normal"/>
    </style:style>
    <style:style style:name="T2638" style:family="text">
      <style:text-properties fo:color="#000000" style:font-name="Courier New1" fo:font-size="10pt" style:text-underline-style="none" fo:font-weight="normal" officeooo:rsid="012dbd13" style:font-size-asian="10pt" style:language-asian="de" style:country-asian="DE" style:font-weight-asian="normal" style:font-name-complex="Courier New2" style:font-size-complex="10pt" style:font-weight-complex="normal"/>
    </style:style>
    <style:style style:name="T2639" style:family="text">
      <style:text-properties fo:color="#000000" style:font-name="Courier New1" fo:font-size="10pt" style:text-underline-style="none" fo:font-weight="normal" officeooo:rsid="0165ff46" style:font-size-asian="10pt" style:language-asian="de" style:country-asian="DE" style:font-weight-asian="normal" style:font-name-complex="Courier New2" style:font-size-complex="10pt" style:font-weight-complex="normal"/>
    </style:style>
    <style:style style:name="T2640" style:family="text">
      <style:text-properties fo:color="#000000" style:font-name="Courier New1" fo:font-size="10pt" style:text-underline-style="none" fo:font-weight="normal" officeooo:rsid="00c97e52" style:font-size-asian="10pt" style:language-asian="de" style:country-asian="DE" style:font-weight-asian="normal" style:font-name-complex="Courier New2" style:font-size-complex="10pt" style:font-weight-complex="normal"/>
    </style:style>
    <style:style style:name="T2641" style:family="text">
      <style:text-properties fo:color="#000000" style:font-name="Courier New1" fo:font-size="10pt" style:text-underline-style="none" fo:font-weight="normal" officeooo:rsid="0122d02c" style:font-size-asian="10pt" style:language-asian="de" style:country-asian="DE" style:font-weight-asian="normal" style:font-name-complex="Courier New2" style:font-size-complex="10pt" style:font-weight-complex="normal"/>
    </style:style>
    <style:style style:name="T2642" style:family="text">
      <style:text-properties fo:color="#000000" style:font-name="Courier New1" fo:font-size="10pt" style:text-underline-style="none" fo:font-weight="normal" officeooo:rsid="013419ed" style:font-size-asian="10pt" style:language-asian="de" style:country-asian="DE" style:font-weight-asian="normal" style:font-name-complex="Courier New2" style:font-size-complex="10pt" style:font-weight-complex="normal"/>
    </style:style>
    <style:style style:name="T2643" style:family="text">
      <style:text-properties fo:color="#000000" style:font-name="Courier New1" fo:font-size="10pt" style:text-underline-style="none" fo:font-weight="normal" officeooo:rsid="00de36a9" style:font-size-asian="10pt" style:language-asian="de" style:country-asian="DE" style:font-weight-asian="normal" style:font-name-complex="Courier New2" style:font-size-complex="10pt" style:font-weight-complex="normal"/>
    </style:style>
    <style:style style:name="T2644" style:family="text">
      <style:text-properties fo:color="#000000" style:font-name="Courier New1" fo:font-size="10pt" style:text-underline-style="none" fo:font-weight="normal" officeooo:rsid="0120e076" style:font-size-asian="10pt" style:language-asian="de" style:country-asian="DE" style:font-weight-asian="normal" style:font-name-complex="Courier New2" style:font-size-complex="10pt" style:font-weight-complex="normal"/>
    </style:style>
    <style:style style:name="T2645" style:family="text">
      <style:text-properties fo:color="#000000" style:font-name="Courier New1" fo:font-size="10pt" style:text-underline-style="none" fo:font-weight="normal" officeooo:rsid="015ccf5f" style:font-size-asian="10pt" style:language-asian="de" style:country-asian="DE" style:font-weight-asian="normal" style:font-name-complex="Courier New2" style:font-size-complex="10pt" style:font-weight-complex="normal"/>
    </style:style>
    <style:style style:name="T2646" style:family="text">
      <style:text-properties fo:color="#000000" style:font-name="Courier New1" fo:font-size="10pt" style:text-underline-style="none" fo:font-weight="normal" officeooo:rsid="014be94d" style:font-size-asian="10pt" style:language-asian="de" style:country-asian="DE" style:font-weight-asian="normal" style:font-name-complex="Courier New2" style:font-size-complex="10pt" style:font-weight-complex="normal"/>
    </style:style>
    <style:style style:name="T2647" style:family="text">
      <style:text-properties fo:color="#000000" style:font-name="Courier New1" fo:font-size="10pt" style:text-underline-style="none" fo:font-weight="normal" officeooo:rsid="01078ed3" style:font-size-asian="10pt" style:language-asian="de" style:country-asian="DE" style:font-weight-asian="normal" style:font-name-complex="Courier New2" style:font-size-complex="10pt" style:font-weight-complex="normal"/>
    </style:style>
    <style:style style:name="T2648" style:family="text">
      <style:text-properties fo:color="#000000" style:font-name="Courier New1" fo:font-size="10pt" style:text-underline-style="none" fo:font-weight="normal" officeooo:rsid="011189ac" style:font-size-asian="10pt" style:language-asian="de" style:country-asian="DE" style:font-weight-asian="normal" style:font-name-complex="Courier New2" style:font-size-complex="10pt" style:font-weight-complex="normal"/>
    </style:style>
    <style:style style:name="T2649" style:family="text">
      <style:text-properties fo:color="#000000" style:font-name="Courier New1" fo:font-size="10pt" style:text-underline-style="none" fo:font-weight="normal" officeooo:rsid="018479ce" style:font-size-asian="10pt" style:language-asian="de" style:country-asian="DE" style:font-weight-asian="normal" style:font-name-complex="Courier New2" style:font-size-complex="10pt" style:font-weight-complex="normal"/>
    </style:style>
    <style:style style:name="T2650" style:family="text">
      <style:text-properties fo:color="#000000" style:font-name="Courier New1" fo:font-size="10pt" style:text-underline-style="none" fo:font-weight="normal" officeooo:rsid="0197aef2" style:font-size-asian="10pt" style:language-asian="de" style:country-asian="DE" style:font-weight-asian="normal" style:font-name-complex="Courier New2" style:font-size-complex="10pt" style:font-weight-complex="normal"/>
    </style:style>
    <style:style style:name="T2651" style:family="text">
      <style:text-properties fo:color="#000000" style:font-name="Courier New1" fo:font-size="10pt" style:text-underline-style="none" fo:font-weight="normal" officeooo:rsid="01a93a01" style:font-size-asian="10pt" style:language-asian="de" style:country-asian="DE" style:font-weight-asian="normal" style:font-name-complex="Courier New2" style:font-size-complex="10pt" style:font-weight-complex="normal"/>
    </style:style>
    <style:style style:name="T2652" style:family="text">
      <style:text-properties fo:color="#000000" style:font-name="Courier New1" fo:font-size="10pt" style:text-underline-style="none" fo:font-weight="normal" officeooo:rsid="016f249c" style:font-size-asian="10pt" style:language-asian="de" style:country-asian="DE" style:font-weight-asian="normal" style:font-name-complex="Courier New2" style:font-size-complex="10pt" style:font-weight-complex="normal"/>
    </style:style>
    <style:style style:name="T2653" style:family="text">
      <style:text-properties fo:color="#000000" style:font-name="Courier New1" fo:font-size="10pt" style:text-underline-style="none" fo:font-weight="normal" officeooo:rsid="01721eb3" style:font-size-asian="10pt" style:language-asian="de" style:country-asian="DE" style:font-weight-asian="normal" style:font-name-complex="Courier New2" style:font-size-complex="10pt" style:font-weight-complex="normal"/>
    </style:style>
    <style:style style:name="T2654" style:family="text">
      <style:text-properties fo:color="#000000" style:font-name="Courier New1" fo:font-size="10pt" style:text-underline-style="none" fo:font-weight="normal" officeooo:rsid="0170e7a9" style:font-size-asian="10pt" style:language-asian="de" style:country-asian="DE" style:font-weight-asian="normal" style:font-name-complex="Courier New2" style:font-size-complex="10pt" style:font-weight-complex="normal"/>
    </style:style>
    <style:style style:name="T2655" style:family="text">
      <style:text-properties fo:color="#000000" style:font-name="Courier New1" fo:font-size="10pt" style:text-underline-style="none" fo:font-weight="normal" officeooo:rsid="02571d1b" style:font-size-asian="10pt" style:language-asian="de" style:country-asian="DE" style:font-weight-asian="normal" style:font-name-complex="Courier New2" style:font-size-complex="10pt" style:font-weight-complex="normal"/>
    </style:style>
    <style:style style:name="T2656" style:family="text">
      <style:text-properties fo:color="#000000" style:font-name="Courier New1" fo:font-size="10pt" style:text-underline-style="none" fo:font-weight="normal" officeooo:rsid="024c2380" style:font-size-asian="10pt" style:language-asian="de" style:country-asian="DE" style:font-weight-asian="normal" style:font-name-complex="Courier New2" style:font-size-complex="10pt" style:font-weight-complex="normal"/>
    </style:style>
    <style:style style:name="T2657" style:family="text">
      <style:text-properties fo:color="#000000" style:font-name="Courier New1" fo:font-size="10pt" style:text-underline-style="none" fo:font-weight="normal" officeooo:rsid="024d93ff" style:font-size-asian="10pt" style:language-asian="de" style:country-asian="DE" style:font-weight-asian="normal" style:font-name-complex="Courier New2" style:font-size-complex="10pt" style:font-weight-complex="normal"/>
    </style:style>
    <style:style style:name="T2658" style:family="text">
      <style:text-properties fo:color="#000000" style:font-name="Courier New1" fo:font-size="10pt" style:text-underline-style="none" fo:font-weight="normal" officeooo:rsid="01153f5f" style:font-size-asian="10pt" style:language-asian="de" style:country-asian="DE" style:font-weight-asian="normal" style:font-size-complex="10pt" style:font-weight-complex="normal"/>
    </style:style>
    <style:style style:name="T2659" style:family="text">
      <style:text-properties fo:color="#000000" style:font-name="Courier New1" fo:font-size="10pt" style:text-underline-style="none" fo:font-weight="bold" officeooo:rsid="00c8e15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0" style:family="text">
      <style:text-properties fo:color="#000000" style:font-name="Courier New1" fo:font-size="10pt" style:text-underline-style="none" fo:font-weight="bold" officeooo:rsid="0142f38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1" style:family="text">
      <style:text-properties fo:color="#000000" style:font-name="Courier New1" fo:font-size="10pt" style:text-underline-style="none" fo:font-weight="bold" officeooo:rsid="0143923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2" style:family="text">
      <style:text-properties fo:color="#000000" style:font-name="Courier New1" fo:font-size="10pt" style:text-underline-style="none" fo:font-weight="bold" officeooo:rsid="01502c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3" style:family="text">
      <style:text-properties fo:color="#000000" style:font-name="Courier New1" fo:font-size="10pt" style:text-underline-style="none" fo:font-weight="bold" officeooo:rsid="01521605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4" style:family="text">
      <style:text-properties fo:color="#000000" style:font-name="Courier New1" fo:font-size="10pt" style:text-underline-style="none" fo:font-weight="bold" officeooo:rsid="013b8f1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5" style:family="text">
      <style:text-properties fo:color="#000000" style:font-name="Courier New1" fo:font-size="10pt" style:text-underline-style="none" fo:font-weight="bold" officeooo:rsid="00ebf71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6" style:family="text">
      <style:text-properties fo:color="#000000" style:font-name="Courier New1" fo:font-size="10pt" style:text-underline-style="none" fo:font-weight="bold" officeooo:rsid="015a6a7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7" style:family="text">
      <style:text-properties fo:color="#000000" style:font-name="Courier New1" fo:font-size="10pt" style:text-underline-style="none" fo:font-weight="bold" officeooo:rsid="015ba8e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8" style:family="text">
      <style:text-properties fo:color="#000000" style:font-name="Courier New1" fo:font-size="10pt" style:text-underline-style="none" fo:font-weight="bold" officeooo:rsid="00ce7d9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69" style:family="text">
      <style:text-properties fo:color="#000000" style:font-name="Courier New1" fo:font-size="10pt" style:text-underline-style="none" fo:font-weight="bold" officeooo:rsid="012fbce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0" style:family="text">
      <style:text-properties fo:color="#000000" style:font-name="Courier New1" fo:font-size="10pt" style:text-underline-style="none" fo:font-weight="bold" officeooo:rsid="0169026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1" style:family="text">
      <style:text-properties fo:color="#000000" style:font-name="Courier New1" fo:font-size="10pt" style:text-underline-style="none" fo:font-weight="bold" officeooo:rsid="012dbd1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2" style:family="text">
      <style:text-properties fo:color="#000000" style:font-name="Courier New1" fo:font-size="10pt" style:text-underline-style="none" fo:font-weight="bold" officeooo:rsid="0165ff4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3" style:family="text">
      <style:text-properties fo:color="#000000" style:font-name="Courier New1" fo:font-size="10pt" style:text-underline-style="none" fo:font-weight="bold" officeooo:rsid="00c97e5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4" style:family="text">
      <style:text-properties fo:color="#000000" style:font-name="Courier New1" fo:font-size="10pt" style:text-underline-style="none" fo:font-weight="bold" officeooo:rsid="0122d02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5" style:family="text">
      <style:text-properties fo:color="#000000" style:font-name="Courier New1" fo:font-size="10pt" style:text-underline-style="none" fo:font-weight="bold" officeooo:rsid="01153f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6" style:family="text">
      <style:text-properties fo:color="#000000" style:font-name="Courier New1" fo:font-size="10pt" style:text-underline-style="none" fo:font-weight="bold" officeooo:rsid="012246d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7" style:family="text">
      <style:text-properties fo:color="#000000" style:font-name="Courier New1" fo:font-size="10pt" style:text-underline-style="none" fo:font-weight="bold" officeooo:rsid="012bd56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8" style:family="text">
      <style:text-properties fo:color="#000000" style:font-name="Courier New1" fo:font-size="10pt" style:text-underline-style="none" fo:font-weight="bold" officeooo:rsid="0120e076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79" style:family="text">
      <style:text-properties fo:color="#000000" style:font-name="Courier New1" fo:font-size="10pt" style:text-underline-style="none" fo:font-weight="bold" officeooo:rsid="015ccf5f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0" style:family="text">
      <style:text-properties fo:color="#000000" style:font-name="Courier New1" fo:font-size="10pt" style:text-underline-style="none" fo:font-weight="bold" officeooo:rsid="01092a5a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1" style:family="text">
      <style:text-properties fo:color="#000000" style:font-name="Courier New1" fo:font-size="10pt" style:text-underline-style="none" fo:font-weight="bold" officeooo:rsid="011189a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2" style:family="text">
      <style:text-properties fo:color="#000000" style:font-name="Courier New1" fo:font-size="10pt" style:text-underline-style="none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3" style:family="text">
      <style:text-properties fo:color="#000000" style:font-name="Courier New1" fo:font-size="10pt" style:text-underline-style="none" fo:font-weight="bold" officeooo:rsid="018479c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4" style:family="text">
      <style:text-properties fo:color="#000000" style:font-name="Courier New1" fo:font-size="10pt" style:text-underline-style="none" fo:font-weight="bold" officeooo:rsid="0197aef2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5" style:family="text">
      <style:text-properties fo:color="#000000" style:font-name="Courier New1" fo:font-size="10pt" style:text-underline-style="none" fo:font-weight="bold" officeooo:rsid="01a93a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6" style:family="text">
      <style:text-properties fo:color="#000000" style:font-name="Courier New1" fo:font-size="10pt" style:text-underline-style="none" fo:font-weight="bold" officeooo:rsid="016f249c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7" style:family="text">
      <style:text-properties fo:color="#000000" style:font-name="Courier New1" fo:font-size="10pt" style:text-underline-style="none" fo:font-weight="bold" officeooo:rsid="01721eb3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8" style:family="text">
      <style:text-properties fo:color="#000000" style:font-name="Courier New1" fo:font-size="10pt" style:text-underline-style="none" fo:font-weight="bold" officeooo:rsid="02571d1b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89" style:family="text">
      <style:text-properties fo:color="#000000" style:font-name="Courier New1" fo:font-size="10pt" style:text-underline-style="none" fo:font-weight="bold" officeooo:rsid="024f6c3d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0" style:family="text">
      <style:text-properties fo:color="#000000" style:font-name="Courier New1" fo:font-size="10pt" style:text-underline-style="none" fo:font-weight="bold" officeooo:rsid="01aeeae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1" style:family="text">
      <style:text-properties fo:color="#000000" style:font-name="Courier New1" fo:font-size="10pt" style:text-underline-style="none" fo:font-weight="bold" officeooo:rsid="00fbd350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2" style:family="text">
      <style:text-properties fo:color="#000000" style:font-name="Courier New1" fo:font-size="10pt" style:text-underline-style="none" fo:font-weight="bold" officeooo:rsid="01bc7839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3" style:family="text">
      <style:text-properties fo:color="#000000" style:font-name="Courier New1" fo:font-size="10pt" style:text-underline-style="none" fo:font-weight="bold" officeooo:rsid="01c000d8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4" style:family="text">
      <style:text-properties fo:color="#000000" style:font-name="Courier New1" fo:font-size="10pt" style:text-underline-style="none" fo:font-weight="bold" officeooo:rsid="01ba98d4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5" style:family="text">
      <style:text-properties fo:color="#000000" style:font-name="Courier New1" fo:font-size="10pt" style:text-underline-style="none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2696" style:family="text">
      <style:text-properties fo:color="#000000" style:font-name="Courier New1" fo:font-size="10pt" style:text-underline-style="none" fo:font-weight="bold" officeooo:rsid="0177279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697" style:family="text">
      <style:text-properties fo:color="#000000" style:font-name="Courier New1" fo:font-size="10pt" style:text-underline-style="none" fo:font-weight="bold" officeooo:rsid="00a14261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698" style:family="text">
      <style:text-properties fo:color="#000000" style:font-name="Courier New1" fo:font-size="10pt" style:text-underline-style="none" fo:font-weight="bold" officeooo:rsid="00468a9a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699" style:family="text">
      <style:text-properties fo:color="#000000" style:font-name="Courier New1" fo:font-size="10pt" style:text-underline-style="none" fo:font-weight="bold" officeooo:rsid="0186d8e7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0" style:family="text">
      <style:text-properties fo:color="#000000" style:font-name="Courier New1" fo:font-size="10pt" style:text-underline-style="none" fo:font-weight="bold" officeooo:rsid="01863c1c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1" style:family="text">
      <style:text-properties fo:color="#000000" style:font-name="Courier New1" fo:font-size="10pt" style:text-underline-style="none" fo:font-weight="bold" officeooo:rsid="00c354e9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2" style:family="text">
      <style:text-properties fo:color="#000000" style:font-name="Courier New1" fo:font-size="10pt" style:text-underline-style="none" fo:font-weight="bold" officeooo:rsid="0102a03b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3" style:family="text">
      <style:text-properties fo:color="#000000" style:font-name="Courier New1" fo:font-size="10pt" style:text-underline-style="none" fo:font-weight="bold" officeooo:rsid="00d4a340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4" style:family="text">
      <style:text-properties fo:color="#000000" style:font-name="Courier New1" fo:font-size="10pt" style:text-underline-style="none" fo:font-weight="bold" officeooo:rsid="00f226bf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5" style:family="text">
      <style:text-properties fo:color="#000000" style:font-name="Courier New1" fo:font-size="10pt" style:text-underline-style="none" fo:font-weight="bold" officeooo:rsid="0134ea98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6" style:family="text">
      <style:text-properties fo:color="#000000" style:font-name="Courier New1" fo:font-size="10pt" style:text-underline-style="none" fo:font-weight="bold" officeooo:rsid="0146fae1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7" style:family="text">
      <style:text-properties fo:color="#000000" style:font-name="Courier New1" fo:font-size="10pt" style:text-underline-style="none" fo:font-weight="bold" officeooo:rsid="01495400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8" style:family="text">
      <style:text-properties fo:color="#000000" style:font-name="Courier New1" fo:font-size="10pt" style:text-underline-style="none" fo:font-weight="bold" officeooo:rsid="013faed8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09" style:family="text">
      <style:text-properties fo:color="#000000" style:font-name="Courier New1" fo:font-size="10pt" style:text-underline-style="none" fo:font-weight="bold" officeooo:rsid="0140320c" fo:background-color="transparent" loext:char-shading-value="0" style:font-size-asian="10pt" style:font-weight-asian="bold" style:font-name-complex="Courier New2" style:font-size-complex="10pt" style:font-weight-complex="bold"/>
    </style:style>
    <style:style style:name="T2710" style:family="text">
      <style:text-properties fo:color="#000000" style:font-name="Courier New1" fo:font-size="10pt" style:text-underline-style="none" fo:font-weight="bold" officeooo:rsid="00c8e15b" fo:background-color="transparent" loext:char-shading-value="0" style:font-size-asian="10pt" style:font-weight-asian="bold" style:font-size-complex="10pt" style:font-weight-complex="bold"/>
    </style:style>
    <style:style style:name="T2711" style:family="text">
      <style:text-properties fo:color="#000000" style:font-name="Courier New1" fo:font-size="10pt" style:text-underline-style="none" fo:font-weight="bold" officeooo:rsid="013236fd" fo:background-color="transparent" loext:char-shading-value="0" style:font-size-asian="10pt" style:font-weight-asian="bold" style:font-size-complex="10pt" style:font-weight-complex="bold"/>
    </style:style>
    <style:style style:name="T2712" style:family="text">
      <style:text-properties fo:color="#000000" style:font-name="Courier New1" fo:font-size="10pt" style:text-underline-style="none" officeooo:rsid="00a14261" fo:background-color="transparent" loext:char-shading-value="0" style:font-size-asian="10pt" style:font-name-complex="Courier New2" style:font-size-complex="10pt"/>
    </style:style>
    <style:style style:name="T2713" style:family="text">
      <style:text-properties fo:color="#000000" style:font-name="Courier New1" fo:font-size="10pt" style:text-underline-style="none" officeooo:rsid="00468a9a" fo:background-color="transparent" loext:char-shading-value="0" style:font-size-asian="10pt" style:font-name-complex="Courier New2" style:font-size-complex="10pt"/>
    </style:style>
    <style:style style:name="T2714" style:family="text">
      <style:text-properties fo:color="#000000" style:font-name="Courier New1" fo:font-size="10pt" style:text-underline-style="none" officeooo:rsid="0186d8e7" fo:background-color="transparent" loext:char-shading-value="0" style:font-size-asian="10pt" style:font-name-complex="Courier New2" style:font-size-complex="10pt"/>
    </style:style>
    <style:style style:name="T2715" style:family="text">
      <style:text-properties fo:color="#000000" style:font-name="Courier New1" fo:font-size="10pt" style:text-underline-style="none" officeooo:rsid="01863c1c" fo:background-color="transparent" loext:char-shading-value="0" style:font-size-asian="10pt" style:font-name-complex="Courier New2" style:font-size-complex="10pt"/>
    </style:style>
    <style:style style:name="T2716" style:family="text">
      <style:text-properties fo:color="#000000" style:font-name="Courier New1" fo:font-size="10pt" style:text-underline-style="none" officeooo:rsid="00c354e9" fo:background-color="transparent" loext:char-shading-value="0" style:font-size-asian="10pt" style:font-name-complex="Courier New2" style:font-size-complex="10pt"/>
    </style:style>
    <style:style style:name="T2717" style:family="text">
      <style:text-properties fo:color="#000000" style:font-name="Courier New1" fo:font-size="10pt" style:text-underline-style="none" officeooo:rsid="0102a03b" fo:background-color="transparent" loext:char-shading-value="0" style:font-size-asian="10pt" style:font-name-complex="Courier New2" style:font-size-complex="10pt"/>
    </style:style>
    <style:style style:name="T2718" style:family="text">
      <style:text-properties fo:color="#000000" style:font-name="Courier New1" fo:font-size="10pt" style:text-underline-style="none" officeooo:rsid="00d4a340" fo:background-color="transparent" loext:char-shading-value="0" style:font-size-asian="10pt" style:font-name-complex="Courier New2" style:font-size-complex="10pt"/>
    </style:style>
    <style:style style:name="T2719" style:family="text">
      <style:text-properties fo:color="#000000" style:font-name="Courier New1" fo:font-size="10pt" style:text-underline-style="none" officeooo:rsid="00f226bf" fo:background-color="transparent" loext:char-shading-value="0" style:font-size-asian="10pt" style:font-name-complex="Courier New2" style:font-size-complex="10pt"/>
    </style:style>
    <style:style style:name="T2720" style:family="text">
      <style:text-properties fo:color="#000000" style:font-name="Courier New1" fo:font-size="10pt" style:text-underline-style="none" officeooo:rsid="0134ea98" fo:background-color="transparent" loext:char-shading-value="0" style:font-size-asian="10pt" style:font-name-complex="Courier New2" style:font-size-complex="10pt"/>
    </style:style>
    <style:style style:name="T2721" style:family="text">
      <style:text-properties fo:color="#000000" style:font-name="Courier New1" fo:font-size="10pt" style:text-underline-style="none" officeooo:rsid="0146fae1" fo:background-color="transparent" loext:char-shading-value="0" style:font-size-asian="10pt" style:font-name-complex="Courier New2" style:font-size-complex="10pt"/>
    </style:style>
    <style:style style:name="T2722" style:family="text">
      <style:text-properties fo:color="#000000" style:font-name="Courier New1" fo:font-size="10pt" style:text-underline-style="none" officeooo:rsid="01495400" fo:background-color="transparent" loext:char-shading-value="0" style:font-size-asian="10pt" style:font-name-complex="Courier New2" style:font-size-complex="10pt"/>
    </style:style>
    <style:style style:name="T2723" style:family="text">
      <style:text-properties fo:color="#000000" style:font-name="Courier New1" fo:font-size="10pt" style:text-underline-style="none" officeooo:rsid="0177279a" fo:background-color="transparent" loext:char-shading-value="0" style:font-size-asian="10pt" style:font-name-complex="Courier New2" style:font-size-complex="10pt"/>
    </style:style>
    <style:style style:name="T2724" style:family="text">
      <style:text-properties fo:color="#000000" style:font-name="Courier New1" fo:font-size="10pt" style:text-underline-style="none" officeooo:rsid="013faed8" fo:background-color="transparent" loext:char-shading-value="0" style:font-size-asian="10pt" style:font-name-complex="Courier New2" style:font-size-complex="10pt"/>
    </style:style>
    <style:style style:name="T2725" style:family="text">
      <style:text-properties fo:color="#000000" style:font-name="Courier New1" fo:font-size="10pt" style:text-underline-style="none" officeooo:rsid="0140320c" fo:background-color="transparent" loext:char-shading-value="0" style:font-size-asian="10pt" style:font-name-complex="Courier New2" style:font-size-complex="10pt"/>
    </style:style>
    <style:style style:name="T2726" style:family="text">
      <style:text-properties fo:color="#000000" style:font-name="Courier New1" fo:font-size="10pt" style:text-underline-style="none" officeooo:rsid="0142f387" fo:background-color="transparent" loext:char-shading-value="0" style:font-size-asian="10pt" style:language-asian="de" style:country-asian="DE" style:font-name-complex="Courier New2" style:font-size-complex="10pt"/>
    </style:style>
    <style:style style:name="T2727" style:family="text">
      <style:text-properties fo:color="#000000" style:font-name="Courier New1" fo:font-size="10pt" style:text-underline-style="none" officeooo:rsid="01439230" fo:background-color="transparent" loext:char-shading-value="0" style:font-size-asian="10pt" style:language-asian="de" style:country-asian="DE" style:font-name-complex="Courier New2" style:font-size-complex="10pt"/>
    </style:style>
    <style:style style:name="T2728" style:family="text">
      <style:text-properties fo:color="#000000" style:font-name="Courier New1" fo:font-size="10pt" style:text-underline-style="none" officeooo:rsid="00c8e15b" fo:background-color="transparent" loext:char-shading-value="0" style:font-size-asian="10pt" style:language-asian="de" style:country-asian="DE" style:font-name-complex="Courier New2" style:font-size-complex="10pt"/>
    </style:style>
    <style:style style:name="T2729" style:family="text">
      <style:text-properties fo:color="#000000" style:font-name="Courier New1" fo:font-size="10pt" style:text-underline-style="none" officeooo:rsid="01502c01" fo:background-color="transparent" loext:char-shading-value="0" style:font-size-asian="10pt" style:language-asian="de" style:country-asian="DE" style:font-name-complex="Courier New2" style:font-size-complex="10pt"/>
    </style:style>
    <style:style style:name="T2730" style:family="text">
      <style:text-properties fo:color="#000000" style:font-name="Courier New1" fo:font-size="10pt" style:text-underline-style="none" officeooo:rsid="01521605" fo:background-color="transparent" loext:char-shading-value="0" style:font-size-asian="10pt" style:language-asian="de" style:country-asian="DE" style:font-name-complex="Courier New2" style:font-size-complex="10pt"/>
    </style:style>
    <style:style style:name="T2731" style:family="text">
      <style:text-properties fo:color="#000000" style:font-name="Courier New1" fo:font-size="10pt" style:text-underline-style="none" officeooo:rsid="013b8f1f" fo:background-color="transparent" loext:char-shading-value="0" style:font-size-asian="10pt" style:language-asian="de" style:country-asian="DE" style:font-name-complex="Courier New2" style:font-size-complex="10pt"/>
    </style:style>
    <style:style style:name="T2732" style:family="text">
      <style:text-properties fo:color="#000000" style:font-name="Courier New1" fo:font-size="10pt" style:text-underline-style="none" officeooo:rsid="00ebf713" fo:background-color="transparent" loext:char-shading-value="0" style:font-size-asian="10pt" style:language-asian="de" style:country-asian="DE" style:font-name-complex="Courier New2" style:font-size-complex="10pt"/>
    </style:style>
    <style:style style:name="T2733" style:family="text">
      <style:text-properties fo:color="#000000" style:font-name="Courier New1" fo:font-size="10pt" style:text-underline-style="none" officeooo:rsid="015a6a7a" fo:background-color="transparent" loext:char-shading-value="0" style:font-size-asian="10pt" style:language-asian="de" style:country-asian="DE" style:font-name-complex="Courier New2" style:font-size-complex="10pt"/>
    </style:style>
    <style:style style:name="T2734" style:family="text">
      <style:text-properties fo:color="#000000" style:font-name="Courier New1" fo:font-size="10pt" style:text-underline-style="none" officeooo:rsid="015ba8e9" fo:background-color="transparent" loext:char-shading-value="0" style:font-size-asian="10pt" style:language-asian="de" style:country-asian="DE" style:font-name-complex="Courier New2" style:font-size-complex="10pt"/>
    </style:style>
    <style:style style:name="T2735" style:family="text">
      <style:text-properties fo:color="#000000" style:font-name="Courier New1" fo:font-size="10pt" style:text-underline-style="none" officeooo:rsid="00ce7d99" fo:background-color="transparent" loext:char-shading-value="0" style:font-size-asian="10pt" style:language-asian="de" style:country-asian="DE" style:font-name-complex="Courier New2" style:font-size-complex="10pt"/>
    </style:style>
    <style:style style:name="T2736" style:family="text">
      <style:text-properties fo:color="#000000" style:font-name="Courier New1" fo:font-size="10pt" style:text-underline-style="none" officeooo:rsid="012fbceb" fo:background-color="transparent" loext:char-shading-value="0" style:font-size-asian="10pt" style:language-asian="de" style:country-asian="DE" style:font-name-complex="Courier New2" style:font-size-complex="10pt"/>
    </style:style>
    <style:style style:name="T2737" style:family="text">
      <style:text-properties fo:color="#000000" style:font-name="Courier New1" fo:font-size="10pt" style:text-underline-style="none" officeooo:rsid="0169026c" fo:background-color="transparent" loext:char-shading-value="0" style:font-size-asian="10pt" style:language-asian="de" style:country-asian="DE" style:font-name-complex="Courier New2" style:font-size-complex="10pt"/>
    </style:style>
    <style:style style:name="T2738" style:family="text">
      <style:text-properties fo:color="#000000" style:font-name="Courier New1" fo:font-size="10pt" style:text-underline-style="none" officeooo:rsid="012dbd13" fo:background-color="transparent" loext:char-shading-value="0" style:font-size-asian="10pt" style:language-asian="de" style:country-asian="DE" style:font-name-complex="Courier New2" style:font-size-complex="10pt"/>
    </style:style>
    <style:style style:name="T2739" style:family="text">
      <style:text-properties fo:color="#000000" style:font-name="Courier New1" fo:font-size="10pt" style:text-underline-style="none" officeooo:rsid="0165ff46" fo:background-color="transparent" loext:char-shading-value="0" style:font-size-asian="10pt" style:language-asian="de" style:country-asian="DE" style:font-name-complex="Courier New2" style:font-size-complex="10pt"/>
    </style:style>
    <style:style style:name="T2740" style:family="text">
      <style:text-properties fo:color="#000000" style:font-name="Courier New1" fo:font-size="10pt" style:text-underline-style="none" officeooo:rsid="00c97e52" fo:background-color="transparent" loext:char-shading-value="0" style:font-size-asian="10pt" style:language-asian="de" style:country-asian="DE" style:font-name-complex="Courier New2" style:font-size-complex="10pt"/>
    </style:style>
    <style:style style:name="T2741" style:family="text">
      <style:text-properties fo:color="#000000" style:font-name="Courier New1" fo:font-size="10pt" style:text-underline-style="none" officeooo:rsid="0122d02c" fo:background-color="transparent" loext:char-shading-value="0" style:font-size-asian="10pt" style:language-asian="de" style:country-asian="DE" style:font-name-complex="Courier New2" style:font-size-complex="10pt"/>
    </style:style>
    <style:style style:name="T2742" style:family="text">
      <style:text-properties fo:color="#000000" style:font-name="Courier New1" fo:font-size="10pt" style:text-underline-style="none" officeooo:rsid="01153f5f" fo:background-color="transparent" loext:char-shading-value="0" style:font-size-asian="10pt" style:language-asian="de" style:country-asian="DE" style:font-name-complex="Courier New2" style:font-size-complex="10pt"/>
    </style:style>
    <style:style style:name="T2743" style:family="text">
      <style:text-properties fo:color="#000000" style:font-name="Courier New1" fo:font-size="10pt" style:text-underline-style="none" officeooo:rsid="012246d6" fo:background-color="transparent" loext:char-shading-value="0" style:font-size-asian="10pt" style:language-asian="de" style:country-asian="DE" style:font-name-complex="Courier New2" style:font-size-complex="10pt"/>
    </style:style>
    <style:style style:name="T2744" style:family="text">
      <style:text-properties fo:color="#000000" style:font-name="Courier New1" fo:font-size="10pt" style:text-underline-style="none" officeooo:rsid="012bd56e" fo:background-color="transparent" loext:char-shading-value="0" style:font-size-asian="10pt" style:language-asian="de" style:country-asian="DE" style:font-name-complex="Courier New2" style:font-size-complex="10pt"/>
    </style:style>
    <style:style style:name="T2745" style:family="text">
      <style:text-properties fo:color="#000000" style:font-name="Courier New1" fo:font-size="10pt" style:text-underline-style="none" officeooo:rsid="0120e076" fo:background-color="transparent" loext:char-shading-value="0" style:font-size-asian="10pt" style:language-asian="de" style:country-asian="DE" style:font-name-complex="Courier New2" style:font-size-complex="10pt"/>
    </style:style>
    <style:style style:name="T2746" style:family="text">
      <style:text-properties fo:color="#000000" style:font-name="Courier New1" fo:font-size="10pt" style:text-underline-style="none" officeooo:rsid="015ccf5f" fo:background-color="transparent" loext:char-shading-value="0" style:font-size-asian="10pt" style:language-asian="de" style:country-asian="DE" style:font-name-complex="Courier New2" style:font-size-complex="10pt"/>
    </style:style>
    <style:style style:name="T2747" style:family="text">
      <style:text-properties fo:color="#000000" style:font-name="Courier New1" fo:font-size="10pt" style:text-underline-style="none" officeooo:rsid="01092a5a" fo:background-color="transparent" loext:char-shading-value="0" style:font-size-asian="10pt" style:language-asian="de" style:country-asian="DE" style:font-name-complex="Courier New2" style:font-size-complex="10pt"/>
    </style:style>
    <style:style style:name="T2748" style:family="text">
      <style:text-properties fo:color="#000000" style:font-name="Courier New1" fo:font-size="10pt" style:text-underline-style="none" officeooo:rsid="011189ac" fo:background-color="transparent" loext:char-shading-value="0" style:font-size-asian="10pt" style:language-asian="de" style:country-asian="DE" style:font-name-complex="Courier New2" style:font-size-complex="10pt"/>
    </style:style>
    <style:style style:name="T2749" style:family="text">
      <style:text-properties fo:color="#000000" style:font-name="Courier New1" fo:font-size="10pt" style:text-underline-style="none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2750" style:family="text">
      <style:text-properties fo:color="#000000" style:font-name="Courier New1" fo:font-size="10pt" style:text-underline-style="none" officeooo:rsid="018479ce" fo:background-color="transparent" loext:char-shading-value="0" style:font-size-asian="10pt" style:language-asian="de" style:country-asian="DE" style:font-name-complex="Courier New2" style:font-size-complex="10pt"/>
    </style:style>
    <style:style style:name="T2751" style:family="text">
      <style:text-properties fo:color="#000000" style:font-name="Courier New1" fo:font-size="10pt" style:text-underline-style="none" officeooo:rsid="0197aef2" fo:background-color="transparent" loext:char-shading-value="0" style:font-size-asian="10pt" style:language-asian="de" style:country-asian="DE" style:font-name-complex="Courier New2" style:font-size-complex="10pt"/>
    </style:style>
    <style:style style:name="T2752" style:family="text">
      <style:text-properties fo:color="#000000" style:font-name="Courier New1" fo:font-size="10pt" style:text-underline-style="none" officeooo:rsid="01a93a01" fo:background-color="transparent" loext:char-shading-value="0" style:font-size-asian="10pt" style:language-asian="de" style:country-asian="DE" style:font-name-complex="Courier New2" style:font-size-complex="10pt"/>
    </style:style>
    <style:style style:name="T2753" style:family="text">
      <style:text-properties fo:color="#000000" style:font-name="Courier New1" fo:font-size="10pt" style:text-underline-style="none" officeooo:rsid="016f249c" fo:background-color="transparent" loext:char-shading-value="0" style:font-size-asian="10pt" style:language-asian="de" style:country-asian="DE" style:font-name-complex="Courier New2" style:font-size-complex="10pt"/>
    </style:style>
    <style:style style:name="T2754" style:family="text">
      <style:text-properties fo:color="#000000" style:font-name="Courier New1" fo:font-size="10pt" style:text-underline-style="none" officeooo:rsid="01721eb3" fo:background-color="transparent" loext:char-shading-value="0" style:font-size-asian="10pt" style:language-asian="de" style:country-asian="DE" style:font-name-complex="Courier New2" style:font-size-complex="10pt"/>
    </style:style>
    <style:style style:name="T2755" style:family="text">
      <style:text-properties fo:color="#000000" style:font-name="Courier New1" fo:font-size="10pt" style:text-underline-style="none" officeooo:rsid="02571d1b" fo:background-color="transparent" loext:char-shading-value="0" style:font-size-asian="10pt" style:language-asian="de" style:country-asian="DE" style:font-name-complex="Courier New2" style:font-size-complex="10pt"/>
    </style:style>
    <style:style style:name="T2756" style:family="text">
      <style:text-properties fo:color="#000000" style:font-name="Courier New1" fo:font-size="10pt" style:text-underline-style="none" officeooo:rsid="024c2380" fo:background-color="transparent" loext:char-shading-value="0" style:font-size-asian="10pt" style:language-asian="de" style:country-asian="DE" style:font-name-complex="Courier New2" style:font-size-complex="10pt"/>
    </style:style>
    <style:style style:name="T2757" style:family="text">
      <style:text-properties fo:color="#000000" style:font-name="Courier New1" fo:font-size="10pt" style:text-underline-style="none" officeooo:rsid="024d93ff" fo:background-color="transparent" loext:char-shading-value="0" style:font-size-asian="10pt" style:language-asian="de" style:country-asian="DE" style:font-name-complex="Courier New2" style:font-size-complex="10pt"/>
    </style:style>
    <style:style style:name="T2758" style:family="text">
      <style:text-properties fo:color="#000000" style:font-name="Courier New1" fo:font-size="10pt" style:text-underline-style="none" officeooo:rsid="024f6c3d" fo:background-color="transparent" loext:char-shading-value="0" style:font-size-asian="10pt" style:language-asian="de" style:country-asian="DE" style:font-name-complex="Courier New2" style:font-size-complex="10pt"/>
    </style:style>
    <style:style style:name="T2759" style:family="text">
      <style:text-properties fo:color="#000000" style:font-name="Courier New1" fo:font-size="10pt" style:text-underline-style="none" officeooo:rsid="01aeeae9" fo:background-color="transparent" loext:char-shading-value="0" style:font-size-asian="10pt" style:language-asian="de" style:country-asian="DE" style:font-name-complex="Courier New2" style:font-size-complex="10pt"/>
    </style:style>
    <style:style style:name="T2760" style:family="text">
      <style:text-properties fo:color="#000000" style:font-name="Courier New1" fo:font-size="10pt" style:text-underline-style="none" officeooo:rsid="01aff642" fo:background-color="transparent" loext:char-shading-value="0" style:font-size-asian="10pt" style:language-asian="de" style:country-asian="DE" style:font-name-complex="Courier New2" style:font-size-complex="10pt"/>
    </style:style>
    <style:style style:name="T2761" style:family="text">
      <style:text-properties fo:color="#000000" style:font-name="Courier New1" fo:font-size="10pt" style:text-underline-style="none" officeooo:rsid="00fbd350" fo:background-color="transparent" loext:char-shading-value="0" style:font-size-asian="10pt" style:language-asian="de" style:country-asian="DE" style:font-name-complex="Courier New2" style:font-size-complex="10pt"/>
    </style:style>
    <style:style style:name="T2762" style:family="text">
      <style:text-properties fo:color="#000000" style:font-name="Courier New1" fo:font-size="10pt" style:text-underline-style="none" officeooo:rsid="01bc7839" fo:background-color="transparent" loext:char-shading-value="0" style:font-size-asian="10pt" style:language-asian="de" style:country-asian="DE" style:font-name-complex="Courier New2" style:font-size-complex="10pt"/>
    </style:style>
    <style:style style:name="T2763" style:family="text">
      <style:text-properties fo:color="#000000" style:font-name="Courier New1" fo:font-size="10pt" style:text-underline-style="none" officeooo:rsid="01c000d8" fo:background-color="transparent" loext:char-shading-value="0" style:font-size-asian="10pt" style:language-asian="de" style:country-asian="DE" style:font-name-complex="Courier New2" style:font-size-complex="10pt"/>
    </style:style>
    <style:style style:name="T2764" style:family="text">
      <style:text-properties fo:color="#000000" style:font-name="Courier New1" fo:font-size="10pt" style:text-underline-style="none" officeooo:rsid="01ba98d4" fo:background-color="transparent" loext:char-shading-value="0" style:font-size-asian="10pt" style:language-asian="de" style:country-asian="DE" style:font-name-complex="Courier New2" style:font-size-complex="10pt"/>
    </style:style>
    <style:style style:name="T2765" style:family="text">
      <style:text-properties fo:color="#000000" style:font-name="Courier New1" fo:font-size="10pt" style:text-underline-style="none" officeooo:rsid="00fb32a7" fo:background-color="transparent" loext:char-shading-value="0" style:font-size-asian="10pt" style:language-asian="de" style:country-asian="DE" style:font-name-complex="Courier New2" style:font-size-complex="10pt"/>
    </style:style>
    <style:style style:name="T2766" style:family="text">
      <style:text-properties fo:color="#000000" style:font-name="Courier New1" fo:font-size="10pt" style:text-underline-style="none" officeooo:rsid="014ddffe" fo:background-color="transparent" loext:char-shading-value="0" style:font-size-asian="10pt" style:language-asian="de" style:country-asian="DE" style:font-name-complex="Courier New2" style:font-size-complex="10pt"/>
    </style:style>
    <style:style style:name="T2767" style:family="text">
      <style:text-properties fo:color="#000000" style:font-name="Courier New1" fo:font-size="10pt" style:text-underline-style="none" officeooo:rsid="0232c388" fo:background-color="transparent" loext:char-shading-value="0" style:font-size-asian="10pt" style:language-asian="de" style:country-asian="DE" style:font-name-complex="Courier New2" style:font-size-complex="10pt"/>
    </style:style>
    <style:style style:name="T2768" style:family="text">
      <style:text-properties fo:color="#000000" style:font-name="Courier New1" fo:font-size="10pt" style:text-underline-style="none" officeooo:rsid="022d00f6" fo:background-color="transparent" loext:char-shading-value="0" style:font-size-asian="10pt" style:language-asian="de" style:country-asian="DE" style:font-name-complex="Courier New2" style:font-size-complex="10pt"/>
    </style:style>
    <style:style style:name="T2769" style:family="text">
      <style:text-properties fo:color="#000000" style:font-name="Courier New1" fo:font-size="10pt" style:text-underline-style="none" officeooo:rsid="0111938f" fo:background-color="transparent" loext:char-shading-value="0" style:font-size-asian="10pt" style:language-asian="de" style:country-asian="DE" style:font-name-complex="Courier New2" style:font-size-complex="10pt"/>
    </style:style>
    <style:style style:name="T2770" style:family="text">
      <style:text-properties fo:color="#000000" style:font-name="Courier New1" fo:font-size="10pt" style:text-underline-style="none" officeooo:rsid="01d700c7" fo:background-color="transparent" loext:char-shading-value="0" style:font-size-asian="10pt" style:language-asian="de" style:country-asian="DE" style:font-name-complex="Courier New2" style:font-size-complex="10pt"/>
    </style:style>
    <style:style style:name="T2771" style:family="text">
      <style:text-properties fo:color="#000000" style:font-name="Courier New1" fo:font-size="10pt" style:text-underline-style="none" officeooo:rsid="022fed4d" fo:background-color="transparent" loext:char-shading-value="0" style:font-size-asian="10pt" style:language-asian="de" style:country-asian="DE" style:font-name-complex="Courier New2" style:font-size-complex="10pt"/>
    </style:style>
    <style:style style:name="T2772" style:family="text">
      <style:text-properties fo:color="#000000" style:font-name="Courier New1" fo:font-size="10pt" style:text-underline-style="none" officeooo:rsid="0037b55f" fo:background-color="transparent" loext:char-shading-value="0" style:font-size-asian="10pt" style:language-asian="de" style:country-asian="DE" style:font-name-complex="Courier New2" style:font-size-complex="10pt"/>
    </style:style>
    <style:style style:name="T2773" style:family="text">
      <style:text-properties fo:color="#000000" style:font-name="Courier New1" fo:font-size="10pt" style:text-underline-style="none" officeooo:rsid="00c8e15b" fo:background-color="transparent" loext:char-shading-value="0" style:font-size-asian="10pt" style:font-size-complex="10pt"/>
    </style:style>
    <style:style style:name="T2774" style:family="text">
      <style:text-properties fo:color="#000000" style:font-name="Courier New1" fo:font-size="10pt" style:text-underline-style="none" officeooo:rsid="013236fd" fo:background-color="transparent" loext:char-shading-value="0" style:font-size-asian="10pt" style:font-size-complex="10pt"/>
    </style:style>
    <style:style style:name="T2775" style:family="text">
      <style:text-properties fo:color="#000000" style:font-name="Courier New1" fo:font-size="10pt" style:font-size-asian="10pt" style:font-size-complex="10pt"/>
    </style:style>
    <style:style style:name="T2776" style:family="text">
      <style:text-properties fo:color="#000000" style:font-name="Courier New1" fo:font-size="10pt" officeooo:rsid="01aeb5d4" fo:background-color="transparent" loext:char-shading-value="0" style:font-size-asian="10pt" style:language-asian="de" style:country-asian="DE" style:font-size-complex="10pt"/>
    </style:style>
    <style:style style:name="T2777" style:family="text">
      <style:text-properties fo:color="#000000" style:font-name="Courier New1" fo:font-size="10pt" officeooo:rsid="00f7364a" fo:background-color="transparent" loext:char-shading-value="0" style:font-size-asian="10pt" style:language-asian="de" style:country-asian="DE" style:font-name-complex="Courier New2" style:font-size-complex="10pt"/>
    </style:style>
    <style:style style:name="T2778" style:family="text">
      <style:text-properties fo:color="#000000" style:font-name="Courier New1" fo:font-size="10pt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2779" style:family="text">
      <style:text-properties fo:color="#000000" style:font-name="Courier New1" fo:font-size="10pt" officeooo:rsid="00c8e15b" fo:background-color="transparent" loext:char-shading-value="0" style:font-size-asian="10pt" style:language-asian="de" style:country-asian="DE" style:font-name-complex="Courier New2" style:font-size-complex="10pt"/>
    </style:style>
    <style:style style:name="T2780" style:family="text">
      <style:text-properties fo:color="#000000" style:font-name="Courier New1" fo:font-size="10pt" officeooo:rsid="014ddffe" fo:background-color="transparent" loext:char-shading-value="0" style:font-size-asian="10pt" style:language-asian="de" style:country-asian="DE" style:font-name-complex="Courier New2" style:font-size-complex="10pt"/>
    </style:style>
    <style:style style:name="T2781" style:family="text">
      <style:text-properties fo:color="#000000" style:font-name="Courier New1" fo:font-size="10pt" officeooo:rsid="0232c388" fo:background-color="transparent" loext:char-shading-value="0" style:font-size-asian="10pt" style:language-asian="de" style:country-asian="DE" style:font-name-complex="Courier New2" style:font-size-complex="10pt"/>
    </style:style>
    <style:style style:name="T2782" style:family="text">
      <style:text-properties fo:color="#000000" style:font-name="Courier New1" fo:font-size="10pt" officeooo:rsid="011189ac" fo:background-color="transparent" loext:char-shading-value="0" style:font-size-asian="10pt" style:language-asian="de" style:country-asian="DE" style:font-name-complex="Courier New2" style:font-size-complex="10pt"/>
    </style:style>
    <style:style style:name="T2783" style:family="text">
      <style:text-properties fo:color="#000000" style:font-name="Courier New1" fo:font-size="10pt" officeooo:rsid="022d00f6" fo:background-color="transparent" loext:char-shading-value="0" style:font-size-asian="10pt" style:language-asian="de" style:country-asian="DE" style:font-name-complex="Courier New2" style:font-size-complex="10pt"/>
    </style:style>
    <style:style style:name="T2784" style:family="text">
      <style:text-properties fo:color="#000000" style:font-name="Courier New1" fo:font-size="10pt" officeooo:rsid="0111938f" fo:background-color="transparent" loext:char-shading-value="0" style:font-size-asian="10pt" style:language-asian="de" style:country-asian="DE" style:font-name-complex="Courier New2" style:font-size-complex="10pt"/>
    </style:style>
    <style:style style:name="T2785" style:family="text">
      <style:text-properties fo:color="#000000" style:font-name="Courier New1" fo:font-size="10pt" officeooo:rsid="01d700c7" fo:background-color="transparent" loext:char-shading-value="0" style:font-size-asian="10pt" style:language-asian="de" style:country-asian="DE" style:font-name-complex="Courier New2" style:font-size-complex="10pt"/>
    </style:style>
    <style:style style:name="T2786" style:family="text">
      <style:text-properties fo:color="#000000" style:font-name="Courier New1" fo:font-size="10pt" officeooo:rsid="022fed4d" fo:background-color="transparent" loext:char-shading-value="0" style:font-size-asian="10pt" style:language-asian="de" style:country-asian="DE" style:font-name-complex="Courier New2" style:font-size-complex="10pt"/>
    </style:style>
    <style:style style:name="T2787" style:family="text">
      <style:text-properties fo:color="#000000" style:font-name="Courier New1" fo:font-size="10pt" officeooo:rsid="0037b55f" fo:background-color="transparent" loext:char-shading-value="0" style:font-size-asian="10pt" style:language-asian="de" style:country-asian="DE" style:font-name-complex="Courier New2" style:font-size-complex="10pt"/>
    </style:style>
    <style:style style:name="T2788" style:family="text">
      <style:text-properties fo:color="#000000" style:font-name="Courier New1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2789" style:family="text">
      <style:text-properties fo:color="#000000" style:font-name="Courier New1" fo:font-weight="normal" officeooo:rsid="00f7364a" fo:background-color="transparent" loext:char-shading-value="0" style:language-asian="de" style:country-asian="DE" style:font-weight-asian="normal" style:font-name-complex="Courier New2" style:font-weight-complex="normal"/>
    </style:style>
    <style:style style:name="T2790" style:family="text">
      <style:text-properties fo:color="#000000" style:font-name="Courier New1" fo:font-weight="normal" officeooo:rsid="00f4befa" fo:background-color="transparent" loext:char-shading-value="0" style:language-asian="de" style:country-asian="DE" style:font-weight-asian="normal" style:font-name-complex="Courier New2" style:font-weight-complex="normal"/>
    </style:style>
    <style:style style:name="T2791" style:family="text">
      <style:text-properties fo:color="#000000" style:font-name="Courier New1" fo:font-weight="normal" officeooo:rsid="01aeb5d4" fo:background-color="transparent" loext:char-shading-value="0" style:language-asian="de" style:country-asian="DE" style:font-weight-asian="normal" style:font-weight-complex="normal"/>
    </style:style>
    <style:style style:name="T2792" style:family="text">
      <style:text-properties fo:color="#000000" style:font-name="Courier New1" fo:font-weight="normal" style:font-weight-asian="normal" style:font-weight-complex="normal"/>
    </style:style>
    <style:style style:name="T2793" style:family="text">
      <style:text-properties fo:color="#000000" style:font-name="Courier New1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2794" style:family="text">
      <style:text-properties fo:color="#000000" style:font-name="Courier New1" fo:font-weight="bold" style:font-weight-asian="bold" style:font-weight-complex="bold"/>
    </style:style>
    <style:style style:name="T2795" style:family="text">
      <style:text-properties fo:color="#000000" style:font-name="Courier New1" fo:font-style="normal" style:text-underline-style="solid" style:text-underline-width="auto" style:text-underline-color="font-color" officeooo:rsid="00a14261" fo:background-color="transparent" loext:char-shading-value="0" style:language-asian="de" style:country-asian="DE" style:font-style-asian="normal" style:font-name-complex="Courier New2" style:font-style-complex="normal"/>
    </style:style>
    <style:style style:name="T2796" style:family="text">
      <style:text-properties fo:color="#000000" style:font-name="Courier New1" fo:font-style="normal" style:text-underline-style="solid" style:text-underline-width="auto" style:text-underline-color="font-color" officeooo:rsid="01d3a4b0" fo:background-color="transparent" loext:char-shading-value="0" style:language-asian="de" style:country-asian="DE" style:font-style-asian="normal" style:font-name-complex="Courier New2" style:font-style-complex="normal"/>
    </style:style>
    <style:style style:name="T2797" style:family="text">
      <style:text-properties fo:color="#000000" style:font-name="Courier New1" fo:font-style="normal" style:text-underline-style="solid" style:text-underline-width="auto" style:text-underline-color="font-color" officeooo:rsid="01d416b7" fo:background-color="transparent" loext:char-shading-value="0" style:language-asian="de" style:country-asian="DE" style:font-style-asian="normal" style:font-name-complex="Courier New2" style:font-style-complex="normal"/>
    </style:style>
    <style:style style:name="T2798" style:family="text">
      <style:text-properties fo:color="#000000" style:font-name="Courier New1" fo:font-style="normal" style:text-underline-style="solid" style:text-underline-width="auto" style:text-underline-color="font-color" officeooo:rsid="01f9a113" fo:background-color="transparent" loext:char-shading-value="0" style:language-asian="de" style:country-asian="DE" style:font-style-asian="normal" style:font-name-complex="Courier New2" style:font-style-complex="normal"/>
    </style:style>
    <style:style style:name="T2799" style:family="text">
      <style:text-properties fo:color="#000000" style:font-name="Courier New1" fo:font-style="normal" style:text-underline-style="solid" style:text-underline-width="auto" style:text-underline-color="font-color" officeooo:rsid="00520c83" fo:background-color="transparent" loext:char-shading-value="0" style:language-asian="de" style:country-asian="DE" style:font-style-asian="normal" style:font-name-complex="Courier New2" style:font-style-complex="normal"/>
    </style:style>
    <style:style style:name="T2800" style:family="text">
      <style:text-properties fo:color="#000000" style:font-name="Courier New1" fo:font-style="normal" style:text-underline-style="solid" style:text-underline-width="auto" style:text-underline-color="font-color" officeooo:rsid="01d700c7" fo:background-color="transparent" loext:char-shading-value="0" style:language-asian="de" style:country-asian="DE" style:font-style-asian="normal" style:font-name-complex="Courier New2" style:font-style-complex="normal"/>
    </style:style>
    <style:style style:name="T2801" style:family="text">
      <style:text-properties fo:color="#000000" style:font-name="Courier New1" fo:font-style="normal" style:text-underline-style="solid" style:text-underline-width="auto" style:text-underline-color="font-color" fo:font-weight="bold" style:language-asian="de" style:country-asian="DE" style:font-style-asian="normal" style:font-weight-asian="bold" style:font-name-complex="Courier New2" style:font-style-complex="normal" style:font-weight-complex="bold"/>
    </style:style>
    <style:style style:name="T2802" style:family="text">
      <style:text-properties fo:color="#000000" style:font-name="Courier New1" fo:font-style="normal" style:text-underline-style="solid" style:text-underline-width="auto" style:text-underline-color="font-color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2803" style:family="text">
      <style:text-properties fo:color="#000000" style:font-name="Courier New1" fo:font-style="normal" style:text-underline-style="solid" style:text-underline-width="auto" style:text-underline-color="font-color" fo:font-weight="bold" officeooo:rsid="01c0ead0" style:language-asian="de" style:country-asian="DE" style:font-style-asian="normal" style:font-weight-asian="bold" style:font-name-complex="Courier New2" style:font-style-complex="normal" style:font-weight-complex="bold"/>
    </style:style>
    <style:style style:name="T2804" style:family="text">
      <style:text-properties fo:color="#000000" style:font-name="Courier New1" fo:font-style="normal" style:text-underline-style="solid" style:text-underline-width="auto" style:text-underline-color="font-color" fo:font-weight="bold" officeooo:rsid="01547fc5" style:language-asian="de" style:country-asian="DE" style:font-style-asian="normal" style:font-weight-asian="bold" style:font-name-complex="Courier New2" style:font-style-complex="normal" style:font-weight-complex="bold"/>
    </style:style>
    <style:style style:name="T2805" style:family="text">
      <style:text-properties fo:color="#000000" style:font-name="Courier New1" fo:font-style="normal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06" style:family="text">
      <style:text-properties fo:color="#000000" style:font-name="Courier New1" fo:font-style="normal" style:text-underline-style="solid" style:text-underline-width="auto" style:text-underline-color="font-color" fo:font-weight="bold" officeooo:rsid="01f9a11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07" style:family="text">
      <style:text-properties fo:color="#000000" style:font-name="Courier New1" fo:font-style="normal" style:text-underline-style="solid" style:text-underline-width="auto" style:text-underline-color="font-color" fo:font-weight="bold" officeooo:rsid="00520c8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08" style:family="text">
      <style:text-properties fo:color="#000000" style:font-name="Courier New1" fo:font-style="normal" style:text-underline-style="solid" style:text-underline-width="auto" style:text-underline-color="font-color" fo:font-weight="bold" officeooo:rsid="01d700c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09" style:family="text">
      <style:text-properties fo:color="#000000" style:font-name="Courier New1" fo:font-style="normal" style:text-underline-style="solid" style:text-underline-width="auto" style:text-underline-color="font-color" fo:font-weight="bold" officeooo:rsid="01abee4d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0" style:family="text">
      <style:text-properties fo:color="#000000" style:font-name="Courier New1" fo:font-style="normal" style:text-underline-style="solid" style:text-underline-width="auto" style:text-underline-color="font-color" fo:font-weight="bold" officeooo:rsid="00c8e15b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1" style:family="text">
      <style:text-properties fo:color="#000000" style:font-name="Courier New1" fo:font-style="normal" style:text-underline-style="solid" style:text-underline-width="auto" style:text-underline-color="font-color" fo:font-weight="bold" officeooo:rsid="014e6e9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2" style:family="text">
      <style:text-properties fo:color="#000000" style:font-name="Courier New1" fo:font-style="normal" style:text-underline-style="solid" style:text-underline-width="auto" style:text-underline-color="font-color" fo:font-weight="bold" officeooo:rsid="01d8c4f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3" style:family="text">
      <style:text-properties fo:color="#000000" style:font-name="Courier New1" fo:font-style="normal" style:text-underline-style="solid" style:text-underline-width="auto" style:text-underline-color="font-color" fo:font-weight="bold" officeooo:rsid="01b77ece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4" style:family="text">
      <style:text-properties fo:color="#000000" style:font-name="Courier New1" fo:font-style="normal" style:text-underline-style="solid" style:text-underline-width="auto" style:text-underline-color="font-color" fo:font-weight="bold" officeooo:rsid="006d143d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5" style:family="text">
      <style:text-properties fo:color="#000000" style:font-name="Courier New1" fo:font-style="normal" style:text-underline-style="solid" style:text-underline-width="auto" style:text-underline-color="font-color" fo:font-weight="bold" officeooo:rsid="0032e2de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6" style:family="text">
      <style:text-properties fo:color="#000000" style:font-name="Courier New1" fo:font-style="normal" style:text-underline-style="solid" style:text-underline-width="auto" style:text-underline-color="font-color" fo:font-weight="bold" officeooo:rsid="0045555a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7" style:family="text">
      <style:text-properties fo:color="#000000" style:font-name="Courier New1" fo:font-style="normal" style:text-underline-style="solid" style:text-underline-width="auto" style:text-underline-color="font-color" fo:font-weight="bold" officeooo:rsid="018d843b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8" style:family="text">
      <style:text-properties fo:color="#000000" style:font-name="Courier New1" fo:font-style="normal" style:text-underline-style="solid" style:text-underline-width="auto" style:text-underline-color="font-color" fo:font-weight="bold" officeooo:rsid="0037b55f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19" style:family="text">
      <style:text-properties fo:color="#000000" style:font-name="Courier New1" fo:font-style="normal" style:text-underline-style="solid" style:text-underline-width="auto" style:text-underline-color="font-color" fo:font-weight="bold" officeooo:rsid="01c0ead0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20" style:family="text">
      <style:text-properties fo:color="#000000" style:font-name="Courier New1" fo:font-style="normal" style:text-underline-style="solid" style:text-underline-width="auto" style:text-underline-color="font-color" fo:font-weight="bold" officeooo:rsid="003a34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21" style:family="text">
      <style:text-properties fo:color="#000000" style:font-name="Courier New1" fo:font-style="normal" style:text-underline-style="solid" style:text-underline-width="auto" style:text-underline-color="font-color" fo:font-weight="bold" officeooo:rsid="0042a8b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22" style:family="text">
      <style:text-properties fo:color="#000000" style:font-name="Courier New1" fo:font-style="normal" style:text-underline-style="solid" style:text-underline-width="auto" style:text-underline-color="font-color" fo:font-weight="bold" officeooo:rsid="01e2e87d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23" style:family="text">
      <style:text-properties fo:color="#000000" style:font-name="Courier New1" fo:font-style="normal" style:text-underline-style="solid" style:text-underline-width="auto" style:text-underline-color="font-color" fo:font-weight="bold" officeooo:rsid="01c44b49" fo:background-color="transparent" loext:char-shading-value="0" style:language-asian="de" style:country-asian="DE" style:font-style-asian="normal" style:font-weight-asian="bold" style:font-style-complex="normal" style:font-weight-complex="bold"/>
    </style:style>
    <style:style style:name="T2824" style:family="text">
      <style:text-properties fo:color="#000000" style:font-name="Courier New1" fo:font-style="normal" style:text-underline-style="solid" style:text-underline-width="auto" style:text-underline-color="font-color" fo:font-weight="bold" officeooo:rsid="01e0c76b" fo:background-color="transparent" loext:char-shading-value="0" style:font-style-asian="normal" style:font-weight-asian="bold" style:font-style-complex="normal" style:font-weight-complex="bold"/>
    </style:style>
    <style:style style:name="T2825" style:family="text">
      <style:text-properties fo:color="#000000" style:font-name="Courier New1" fo:font-style="normal" style:text-underline-style="solid" style:text-underline-width="auto" style:text-underline-color="font-color" fo:font-weight="bold" officeooo:rsid="006d1efa" fo:background-color="transparent" loext:char-shading-value="0" style:font-style-asian="normal" style:font-weight-asian="bold" style:font-style-complex="normal" style:font-weight-complex="bold"/>
    </style:style>
    <style:style style:name="T2826" style:family="text">
      <style:text-properties fo:color="#000000" style:font-name="Courier New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827" style:family="text">
      <style:text-properties fo:color="#000000" style:font-name="Courier New1" fo:font-style="normal" style:text-underline-style="solid" style:text-underline-width="auto" style:text-underline-color="font-color" fo:font-weight="bold" officeooo:rsid="01ce5a48" style:font-style-asian="normal" style:font-weight-asian="bold" style:font-style-complex="normal" style:font-weight-complex="bold"/>
    </style:style>
    <style:style style:name="T2828" style:family="text">
      <style:text-properties fo:color="#000000" style:font-name="Courier New1" fo:font-style="normal" style:text-underline-style="solid" style:text-underline-width="auto" style:text-underline-color="font-color" fo:font-weight="bold" officeooo:rsid="01d1b87d" style:font-style-asian="normal" style:font-weight-asian="bold" style:font-style-complex="normal" style:font-weight-complex="bold"/>
    </style:style>
    <style:style style:name="T2829" style:family="text">
      <style:text-properties fo:color="#000000" style:font-name="Courier New1" fo:font-style="normal" style:text-underline-style="solid" style:text-underline-width="auto" style:text-underline-color="font-color" fo:font-weight="bold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0" style:family="text">
      <style:text-properties fo:color="#000000" style:font-name="Courier New1" fo:font-style="normal" style:text-underline-style="solid" style:text-underline-width="auto" style:text-underline-color="font-color" fo:font-weight="bold" officeooo:rsid="01547fc5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1" style:family="text">
      <style:text-properties fo:color="#000000" style:font-name="Courier New1" fo:font-style="normal" style:text-underline-style="solid" style:text-underline-width="auto" style:text-underline-color="font-color" fo:font-weight="bold" officeooo:rsid="01920b2a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2" style:family="text">
      <style:text-properties fo:color="#000000" style:font-name="Courier New1" fo:font-style="normal" style:text-underline-style="solid" style:text-underline-width="auto" style:text-underline-color="font-color" fo:font-weight="bold" officeooo:rsid="009e8425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3" style:family="text">
      <style:text-properties fo:color="#000000" style:font-name="Courier New1" fo:font-style="normal" style:text-underline-style="solid" style:text-underline-width="auto" style:text-underline-color="font-color" fo:font-weight="bold" officeooo:rsid="0045555a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4" style:family="text">
      <style:text-properties fo:color="#000000" style:font-name="Courier New1" fo:font-style="normal" style:text-underline-style="solid" style:text-underline-width="auto" style:text-underline-color="font-color" fo:font-weight="bold" officeooo:rsid="01d58b5f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5" style:family="text">
      <style:text-properties fo:color="#000000" style:font-name="Courier New1" fo:font-style="normal" style:text-underline-style="solid" style:text-underline-width="auto" style:text-underline-color="font-color" fo:font-weight="bold" officeooo:rsid="00a14261" fo:background-color="#ffffff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36" style:family="text">
      <style:text-properties fo:color="#000000" style:font-name="Courier New1" fo:font-style="normal" style:text-underline-style="solid" style:text-underline-width="auto" style:text-underline-color="font-color" fo:font-weight="normal" officeooo:rsid="009e8425" fo:background-color="#ffffff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37" style:family="text">
      <style:text-properties fo:color="#000000" style:font-name="Courier New1" fo:font-style="normal" style:text-underline-style="solid" style:text-underline-width="auto" style:text-underline-color="font-color" fo:font-weight="normal" officeooo:rsid="009e8425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38" style:family="text">
      <style:text-properties fo:color="#000000" style:font-name="Courier New1" fo:font-style="normal" style:text-underline-style="solid" style:text-underline-width="auto" style:text-underline-color="font-color" fo:font-weight="normal" officeooo:rsid="00a1426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39" style:family="text">
      <style:text-properties fo:color="#000000" style:font-name="Courier New1" fo:font-style="normal" style:text-underline-style="solid" style:text-underline-width="auto" style:text-underline-color="font-color" fo:font-weight="normal" officeooo:rsid="01f9a11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0" style:family="text">
      <style:text-properties fo:color="#000000" style:font-name="Courier New1" fo:font-style="normal" style:text-underline-style="solid" style:text-underline-width="auto" style:text-underline-color="font-color" fo:font-weight="normal" officeooo:rsid="00520c8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1" style:family="text">
      <style:text-properties fo:color="#000000" style:font-name="Courier New1" fo:font-style="normal" style:text-underline-style="solid" style:text-underline-width="auto" style:text-underline-color="font-color" fo:font-weight="normal" officeooo:rsid="01d700c7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2" style:family="text">
      <style:text-properties fo:color="#000000" style:font-name="Courier New1" fo:font-style="normal" style:text-underline-style="solid" style:text-underline-width="auto" style:text-underline-color="font-color" officeooo:rsid="00a14261" style:language-asian="de" style:country-asian="DE" style:font-style-asian="normal" style:font-name-complex="Courier New2" style:font-style-complex="normal"/>
    </style:style>
    <style:style style:name="T2843" style:family="text">
      <style:text-properties fo:color="#000000" style:font-name="Courier New1" fo:font-style="normal" fo:font-weight="normal" officeooo:rsid="00a1426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4" style:family="text">
      <style:text-properties fo:color="#000000" style:font-name="Courier New1" fo:font-style="normal" fo:font-weight="normal" officeooo:rsid="01d700c7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5" style:family="text">
      <style:text-properties fo:color="#000000" style:font-name="Courier New1" fo:font-style="normal" fo:font-weight="normal" officeooo:rsid="01f9a11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6" style:family="text">
      <style:text-properties fo:color="#000000" style:font-name="Courier New1" fo:font-style="normal" fo:font-weight="normal" officeooo:rsid="00520c8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7" style:family="text">
      <style:text-properties fo:color="#000000" style:font-name="Courier New1" fo:font-style="normal" fo:font-weight="normal" officeooo:rsid="0037b55f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48" style:family="text">
      <style:text-properties fo:color="#000000" style:font-name="Courier New1" fo:font-style="normal" officeooo:rsid="00a14261" fo:background-color="transparent" loext:char-shading-value="0" style:language-asian="de" style:country-asian="DE" style:font-style-asian="normal" style:font-name-complex="Courier New2" style:font-style-complex="normal"/>
    </style:style>
    <style:style style:name="T2849" style:family="text">
      <style:text-properties fo:color="#000000" style:font-name="Courier New1" fo:font-style="normal" officeooo:rsid="01d700c7" fo:background-color="transparent" loext:char-shading-value="0" style:language-asian="de" style:country-asian="DE" style:font-style-asian="normal" style:font-name-complex="Courier New2" style:font-style-complex="normal"/>
    </style:style>
    <style:style style:name="T2850" style:family="text">
      <style:text-properties fo:color="#000000" style:font-name="Courier New1" fo:font-style="normal" officeooo:rsid="00a14261" style:language-asian="de" style:country-asian="DE" style:font-style-asian="normal" style:font-name-complex="Courier New2" style:font-style-complex="normal"/>
    </style:style>
    <style:style style:name="T2851" style:family="text">
      <style:text-properties fo:color="#000000" style:font-name="Courier New1" fo:font-style="normal" fo:font-weight="bold" officeooo:rsid="00a14261" style:language-asian="de" style:country-asian="DE" style:font-style-asian="normal" style:font-weight-asian="bold" style:font-name-complex="Courier New2" style:font-style-complex="normal" style:font-weight-complex="bold"/>
    </style:style>
    <style:style style:name="T2852" style:family="text">
      <style:text-properties fo:color="#000000" style:font-name="Courier New1" fo:font-style="normal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53" style:family="text">
      <style:text-properties fo:color="#000000" style:font-name="Courier New1" fo:font-style="normal" fo:font-weight="bold" officeooo:rsid="01d700c7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54" style:family="text">
      <style:text-properties fo:color="#000000" style:font-name="Courier New1" fo:font-style="normal" style:text-underline-style="none" fo:font-weight="normal" officeooo:rsid="00c8e15b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55" style:family="text">
      <style:text-properties fo:color="#000000" style:font-name="Courier New1" fo:font-style="normal" style:text-underline-style="none" fo:font-weight="normal" officeooo:rsid="014e6e9f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56" style:family="text">
      <style:text-properties fo:color="#000000" style:font-name="Courier New1" fo:font-style="normal" style:text-underline-style="none" fo:font-weight="normal" officeooo:rsid="01b77ece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57" style:family="text">
      <style:text-properties fo:color="#000000" style:font-name="Courier New1" fo:font-style="normal" style:text-underline-style="none" fo:font-weight="normal" officeooo:rsid="01abee4d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58" style:family="text">
      <style:text-properties fo:color="#000000" style:font-name="Courier New1" fo:font-style="normal" style:text-underline-style="none" fo:font-weight="normal" officeooo:rsid="00a1426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59" style:family="text">
      <style:text-properties fo:color="#000000" style:font-name="Courier New1" fo:font-style="normal" style:text-underline-style="none" fo:font-weight="normal" officeooo:rsid="01d3a4b0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0" style:family="text">
      <style:text-properties fo:color="#000000" style:font-name="Courier New1" fo:font-style="normal" style:text-underline-style="none" fo:font-weight="normal" officeooo:rsid="01d416b7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1" style:family="text">
      <style:text-properties fo:color="#000000" style:font-name="Courier New1" fo:font-style="normal" style:text-underline-style="none" fo:font-weight="normal" officeooo:rsid="009e8425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2" style:family="text">
      <style:text-properties fo:color="#000000" style:font-name="Courier New1" fo:font-style="normal" style:text-underline-style="none" fo:font-weight="normal" officeooo:rsid="02696275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3" style:family="text">
      <style:text-properties fo:color="#000000" style:font-name="Courier New1" fo:font-style="normal" style:text-underline-style="none" fo:font-weight="normal" officeooo:rsid="01d8c4ff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4" style:family="text">
      <style:text-properties fo:color="#000000" style:font-name="Courier New1" fo:font-style="normal" style:text-underline-style="none" fo:font-weight="normal" officeooo:rsid="006d143d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5" style:family="text">
      <style:text-properties fo:color="#000000" style:font-name="Courier New1" fo:font-style="normal" style:text-underline-style="none" fo:font-weight="normal" officeooo:rsid="0032e2de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6" style:family="text">
      <style:text-properties fo:color="#000000" style:font-name="Courier New1" fo:font-style="normal" style:text-underline-style="none" fo:font-weight="normal" officeooo:rsid="0045555a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7" style:family="text">
      <style:text-properties fo:color="#000000" style:font-name="Courier New1" fo:font-style="normal" style:text-underline-style="none" fo:font-weight="normal" officeooo:rsid="018d843b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8" style:family="text">
      <style:text-properties fo:color="#000000" style:font-name="Courier New1" fo:font-style="normal" style:text-underline-style="none" fo:font-weight="normal" officeooo:rsid="00520c8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69" style:family="text">
      <style:text-properties fo:color="#000000" style:font-name="Courier New1" fo:font-style="normal" style:text-underline-style="none" fo:font-weight="normal" officeooo:rsid="0037b55f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0" style:family="text">
      <style:text-properties fo:color="#000000" style:font-name="Courier New1" fo:font-style="normal" style:text-underline-style="none" fo:font-weight="normal" officeooo:rsid="01c0ead0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1" style:family="text">
      <style:text-properties fo:color="#000000" style:font-name="Courier New1" fo:font-style="normal" style:text-underline-style="none" fo:font-weight="normal" officeooo:rsid="003a34f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2" style:family="text">
      <style:text-properties fo:color="#000000" style:font-name="Courier New1" fo:font-style="normal" style:text-underline-style="none" fo:font-weight="normal" officeooo:rsid="003e90dc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3" style:family="text">
      <style:text-properties fo:color="#000000" style:font-name="Courier New1" fo:font-style="normal" style:text-underline-style="none" fo:font-weight="normal" officeooo:rsid="0042a8b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4" style:family="text">
      <style:text-properties fo:color="#000000" style:font-name="Courier New1" fo:font-style="normal" style:text-underline-style="none" fo:font-weight="normal" officeooo:rsid="01e2e87d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5" style:family="text">
      <style:text-properties fo:color="#000000" style:font-name="Courier New1" fo:font-style="normal" style:text-underline-style="none" fo:font-weight="normal" officeooo:rsid="01c44b49" fo:background-color="transparent" loext:char-shading-value="0" style:language-asian="de" style:country-asian="DE" style:font-style-asian="normal" style:font-weight-asian="normal" style:font-style-complex="normal" style:font-weight-complex="normal"/>
    </style:style>
    <style:style style:name="T2876" style:family="text">
      <style:text-properties fo:color="#000000" style:font-name="Courier New1" fo:font-style="normal" style:text-underline-style="none" fo:font-weight="normal" officeooo:rsid="01e0c76b" fo:background-color="transparent" loext:char-shading-value="0" style:font-style-asian="normal" style:font-weight-asian="normal" style:font-style-complex="normal" style:font-weight-complex="normal"/>
    </style:style>
    <style:style style:name="T2877" style:family="text">
      <style:text-properties fo:color="#000000" style:font-name="Courier New1" fo:font-style="normal" style:text-underline-style="none" fo:font-weight="normal" officeooo:rsid="006d1efa" fo:background-color="transparent" loext:char-shading-value="0" style:font-style-asian="normal" style:font-weight-asian="normal" style:font-style-complex="normal" style:font-weight-complex="normal"/>
    </style:style>
    <style:style style:name="T2878" style:family="text">
      <style:text-properties fo:color="#000000" style:font-name="Courier New1" fo:font-style="normal" style:text-underline-style="none" fo:font-weight="normal" officeooo:rsid="009e8425" fo:background-color="#ffffff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79" style:family="text">
      <style:text-properties fo:color="#000000" style:font-name="Courier New1" fo:font-style="normal" style:text-underline-style="none" fo:font-weight="normal" officeooo:rsid="0045555a" fo:background-color="#ffffff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80" style:family="text">
      <style:text-properties fo:color="#000000"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2881" style:family="text">
      <style:text-properties fo:color="#000000" style:font-name="Courier New1" fo:font-style="normal" style:text-underline-style="none" fo:font-weight="normal" officeooo:rsid="01ce5a48" style:font-style-asian="normal" style:font-weight-asian="normal" style:font-style-complex="normal" style:font-weight-complex="normal"/>
    </style:style>
    <style:style style:name="T2882" style:family="text">
      <style:text-properties fo:color="#000000" style:font-name="Courier New1" fo:font-style="normal" style:text-underline-style="none" fo:font-weight="normal" officeooo:rsid="01d1b87d" style:font-style-asian="normal" style:font-weight-asian="normal" style:font-style-complex="normal" style:font-weight-complex="normal"/>
    </style:style>
    <style:style style:name="T2883" style:family="text">
      <style:text-properties fo:color="#000000" style:font-name="Courier New1" fo:font-style="normal" style:text-underline-style="none" fo:font-weight="normal" officeooo:rsid="01c0ead0" style:language-asian="de" style:country-asian="DE" style:font-style-asian="normal" style:font-weight-asian="normal" style:font-name-complex="Courier New2" style:font-style-complex="normal" style:font-weight-complex="normal"/>
    </style:style>
    <style:style style:name="T2884" style:family="text">
      <style:text-properties fo:color="#000000" style:font-name="Courier New1" fo:font-style="normal" style:text-underline-style="none" fo:font-weight="bold" officeooo:rsid="00c8e15b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85" style:family="text">
      <style:text-properties fo:color="#000000" style:font-name="Courier New1" fo:font-style="normal" style:text-underline-style="none" fo:font-weight="bold" officeooo:rsid="02696275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86" style:family="text">
      <style:text-properties fo:color="#000000" style:font-name="Courier New1" fo:font-style="normal" style:text-underline-style="none" fo:font-weight="bold" officeooo:rsid="01b77ece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87" style:family="text">
      <style:text-properties fo:color="#000000" style:font-name="Courier New1" fo:font-style="normal" style:text-underline-style="none" fo:font-weight="bold" officeooo:rsid="003a34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88" style:family="text">
      <style:text-properties fo:color="#000000" style:font-name="Courier New1" fo:font-style="normal" style:text-underline-style="none" fo:font-weight="bold" officeooo:rsid="003e90dc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89" style:family="text">
      <style:text-properties fo:color="#000000" style:font-name="Courier New1" fo:font-style="normal" style:text-underline-style="none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2890" style:family="text">
      <style:text-properties fo:color="#000000" style:font-name="Courier New1" fo:font-style="normal" style:text-underline-style="none" officeooo:rsid="01c0ead0" fo:background-color="transparent" loext:char-shading-value="0" style:language-asian="de" style:country-asian="DE" style:font-style-asian="normal" style:font-name-complex="Courier New2" style:font-style-complex="normal"/>
    </style:style>
    <style:style style:name="T2891" style:family="text">
      <style:text-properties fo:color="#000000" style:font-name="Courier New1" fo:font-style="normal" style:text-underline-style="none" style:language-asian="de" style:country-asian="DE" style:font-style-asian="normal" style:font-name-complex="Courier New2" style:font-style-complex="normal"/>
    </style:style>
    <style:style style:name="T2892" style:family="text">
      <style:text-properties fo:color="#000000" style:font-name="Courier New1" fo:font-style="normal" style:text-underline-style="none" officeooo:rsid="01547fc5" style:language-asian="de" style:country-asian="DE" style:font-style-asian="normal" style:font-name-complex="Courier New2" style:font-style-complex="normal"/>
    </style:style>
    <style:style style:name="T2893" style:family="text">
      <style:text-properties fo:color="#000000" style:font-name="Courier New1" fo:font-style="normal" style:text-underline-style="none" fo:background-color="#ffffff" loext:char-shading-value="0" style:language-asian="de" style:country-asian="DE" style:font-style-asian="normal" style:font-name-complex="Courier New2" style:font-style-complex="normal"/>
    </style:style>
    <style:style style:name="T2894" style:family="text">
      <style:text-properties fo:color="#000000" style:font-name="Courier New1" fo:font-style="normal" style:text-underline-style="none" officeooo:rsid="01547fc5" fo:background-color="#ffffff" loext:char-shading-value="0" style:language-asian="de" style:country-asian="DE" style:font-style-asian="normal" style:font-name-complex="Courier New2" style:font-style-complex="normal"/>
    </style:style>
    <style:style style:name="T2895" style:family="text">
      <style:text-properties fo:color="#000000" style:font-name="Courier New1" fo:font-style="normal" style:text-underline-style="none" officeooo:rsid="01920b2a" fo:background-color="#ffffff" loext:char-shading-value="0" style:language-asian="de" style:country-asian="DE" style:font-style-asian="normal" style:font-name-complex="Courier New2" style:font-style-complex="normal"/>
    </style:style>
    <style:style style:name="T2896" style:family="text">
      <style:text-properties fo:color="#000000" style:font-name="Courier New1" fo:font-style="normal" style:text-underline-style="none" officeooo:rsid="009e8425" fo:background-color="#ffffff" loext:char-shading-value="0" style:language-asian="de" style:country-asian="DE" style:font-style-asian="normal" style:font-name-complex="Courier New2" style:font-style-complex="normal"/>
    </style:style>
    <style:style style:name="T2897" style:family="text">
      <style:text-properties fo:color="#000000" style:font-name="Courier New1" fo:font-style="normal" style:text-underline-style="none" officeooo:rsid="0045555a" fo:background-color="#ffffff" loext:char-shading-value="0" style:language-asian="de" style:country-asian="DE" style:font-style-asian="normal" style:font-name-complex="Courier New2" style:font-style-complex="normal"/>
    </style:style>
    <style:style style:name="T2898" style:family="text">
      <style:text-properties fo:color="#000000" style:font-name="Courier New1" fo:font-style="normal" style:text-underline-style="none" officeooo:rsid="01d58b5f" fo:background-color="#ffffff" loext:char-shading-value="0" style:language-asian="de" style:country-asian="DE" style:font-style-asian="normal" style:font-name-complex="Courier New2" style:font-style-complex="normal"/>
    </style:style>
    <style:style style:name="T2899" style:family="text">
      <style:text-properties fo:color="#000000" style:font-name="Courier New1" fo:font-style="normal" style:text-underline-style="none" officeooo:rsid="00a14261" fo:background-color="#ffffff" loext:char-shading-value="0" style:language-asian="de" style:country-asian="DE" style:font-style-asian="normal" style:font-name-complex="Courier New2" style:font-style-complex="normal"/>
    </style:style>
    <style:style style:name="T2900" style:family="text">
      <style:text-properties fo:color="#000000" style:font-name="Courier New1" officeooo:rsid="00a14261" fo:background-color="transparent" loext:char-shading-value="0" style:language-asian="de" style:country-asian="DE" style:font-name-complex="Courier New2"/>
    </style:style>
    <style:style style:name="T2901" style:family="text">
      <style:text-properties style:text-underline-style="solid" style:text-underline-width="auto" style:text-underline-color="font-color"/>
    </style:style>
    <style:style style:name="T290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03" style:family="text">
      <style:text-properties style:text-underline-style="solid" style:text-underline-width="auto" style:text-underline-color="font-color" fo:font-weight="bold" officeooo:rsid="01289d85" style:font-weight-asian="bold" style:font-weight-complex="bold"/>
    </style:style>
    <style:style style:name="T2904" style:family="text">
      <style:text-properties style:text-underline-style="solid" style:text-underline-width="auto" style:text-underline-color="font-color" fo:font-weight="bold" officeooo:rsid="01a7ceda" style:font-weight-asian="bold" style:font-weight-complex="bold"/>
    </style:style>
    <style:style style:name="T2905" style:family="text">
      <style:text-properties style:text-underline-style="solid" style:text-underline-width="auto" style:text-underline-color="font-color" fo:font-weight="bold" officeooo:rsid="01a90700" style:font-weight-asian="bold" style:font-weight-complex="bold"/>
    </style:style>
    <style:style style:name="T2906" style:family="text">
      <style:text-properties style:text-underline-style="solid" style:text-underline-width="auto" style:text-underline-color="font-color" fo:font-weight="bold" officeooo:rsid="006d1efa" style:font-weight-asian="bold" style:font-weight-complex="bold"/>
    </style:style>
    <style:style style:name="T2907" style:family="text">
      <style:text-properties style:text-underline-style="solid" style:text-underline-width="auto" style:text-underline-color="font-color" fo:font-weight="bold" officeooo:rsid="00c09cc2" style:font-weight-asian="bold" style:font-weight-complex="bold"/>
    </style:style>
    <style:style style:name="T2908" style:family="text">
      <style:text-properties style:text-underline-style="solid" style:text-underline-width="auto" style:text-underline-color="font-color" fo:font-weight="bold" officeooo:rsid="0156753f" style:font-weight-asian="bold" style:font-name-complex="Courier New2" style:font-weight-complex="bold"/>
    </style:style>
    <style:style style:name="T290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910" style:family="text">
      <style:text-properties style:text-underline-style="solid" style:text-underline-width="auto" style:text-underline-color="font-color" fo:font-weight="bold" officeooo:rsid="00c8e15b" fo:background-color="transparent" loext:char-shading-value="0" style:font-weight-asian="bold" style:font-weight-complex="bold"/>
    </style:style>
    <style:style style:name="T2911" style:family="text">
      <style:text-properties style:text-underline-style="solid" style:text-underline-width="auto" style:text-underline-color="font-color" fo:font-weight="bold" officeooo:rsid="00a6c837" fo:background-color="transparent" loext:char-shading-value="0" style:font-weight-asian="bold" style:font-weight-complex="bold"/>
    </style:style>
    <style:style style:name="T2912" style:family="text">
      <style:text-properties style:text-underline-style="solid" style:text-underline-width="auto" style:text-underline-color="font-color" fo:font-weight="bold" officeooo:rsid="02113209" fo:background-color="transparent" loext:char-shading-value="0" style:font-weight-asian="bold" style:font-weight-complex="bold"/>
    </style:style>
    <style:style style:name="T2913" style:family="text">
      <style:text-properties style:text-underline-style="solid" style:text-underline-width="auto" style:text-underline-color="font-color" fo:font-weight="bold" officeooo:rsid="00d8d6e8" fo:background-color="transparent" loext:char-shading-value="0" style:font-weight-asian="bold" style:font-name-complex="Courier New2"/>
    </style:style>
    <style:style style:name="T2914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name-complex="Courier New2" style:font-weight-complex="bold"/>
    </style:style>
    <style:style style:name="T2915" style:family="text">
      <style:text-properties style:text-underline-style="solid" style:text-underline-width="auto" style:text-underline-color="font-color" fo:font-weight="bold" officeooo:rsid="011367e7" fo:background-color="transparent" loext:char-shading-value="0" style:font-weight-asian="bold" style:font-name-complex="Courier New2" style:font-weight-complex="bold"/>
    </style:style>
    <style:style style:name="T2916" style:family="text">
      <style:text-properties style:text-underline-style="solid" style:text-underline-width="auto" style:text-underline-color="font-color" fo:font-weight="bold" officeooo:rsid="00d8d6e8" fo:background-color="transparent" loext:char-shading-value="0" style:font-weight-asian="bold" style:font-name-complex="Courier New2" style:font-weight-complex="bold"/>
    </style:style>
    <style:style style:name="T2917" style:family="text">
      <style:text-properties style:text-underline-style="solid" style:text-underline-width="auto" style:text-underline-color="font-color" fo:font-weight="bold" officeooo:rsid="00db1ea9" fo:background-color="transparent" loext:char-shading-value="0" style:font-weight-asian="bold" style:font-name-complex="Courier New2" style:font-weight-complex="bold"/>
    </style:style>
    <style:style style:name="T2918" style:family="text">
      <style:text-properties style:text-underline-style="solid" style:text-underline-width="auto" style:text-underline-color="font-color" fo:font-weight="bold" officeooo:rsid="00a6c837" fo:background-color="transparent" loext:char-shading-value="0" style:font-weight-asian="bold" style:font-name-complex="Courier New2" style:font-weight-complex="bold"/>
    </style:style>
    <style:style style:name="T2919" style:family="text">
      <style:text-properties style:text-underline-style="solid" style:text-underline-width="auto" style:text-underline-color="font-color" fo:font-weight="bold" fo:background-color="transparent" loext:char-shading-value="0" style:language-asian="de" style:country-asian="DE" style:font-weight-asian="bold" style:font-weight-complex="bold"/>
    </style:style>
    <style:style style:name="T2920" style:family="text">
      <style:text-properties style:text-underline-style="solid" style:text-underline-width="auto" style:text-underline-color="font-color" fo:font-weight="bold" officeooo:rsid="018adc61" fo:background-color="transparent" loext:char-shading-value="0" style:language-asian="de" style:country-asian="DE" style:font-weight-asian="bold" style:font-weight-complex="bold"/>
    </style:style>
    <style:style style:name="T2921" style:family="text">
      <style:text-properties style:text-underline-style="solid" style:text-underline-width="auto" style:text-underline-color="font-color" fo:font-weight="bold" officeooo:rsid="0195d0ba" fo:background-color="transparent" loext:char-shading-value="0" style:language-asian="de" style:country-asian="DE" style:font-weight-asian="bold" style:font-weight-complex="bold"/>
    </style:style>
    <style:style style:name="T2922" style:family="text">
      <style:text-properties style:text-underline-style="solid" style:text-underline-width="auto" style:text-underline-color="font-color" fo:font-weight="bold" officeooo:rsid="018b314d" fo:background-color="transparent" loext:char-shading-value="0" style:language-asian="de" style:country-asian="DE" style:font-weight-asian="bold" style:font-weight-complex="bold"/>
    </style:style>
    <style:style style:name="T2923" style:family="text">
      <style:text-properties style:text-underline-style="solid" style:text-underline-width="auto" style:text-underline-color="font-color" fo:font-weight="bold" officeooo:rsid="021321ad" fo:background-color="transparent" loext:char-shading-value="0" style:language-asian="de" style:country-asian="DE" style:font-weight-asian="bold" style:font-weight-complex="bold"/>
    </style:style>
    <style:style style:name="T2924" style:family="text">
      <style:text-properties style:text-underline-style="solid" style:text-underline-width="auto" style:text-underline-color="font-color" fo:font-weight="bold" style:language-asian="de" style:country-asian="DE" style:font-weight-asian="bold" style:font-weight-complex="bold"/>
    </style:style>
    <style:style style:name="T2925" style:family="text">
      <style:text-properties style:text-underline-style="solid" style:text-underline-width="auto" style:text-underline-color="font-color" fo:font-weight="bold" officeooo:rsid="01a04109" style:language-asian="de" style:country-asian="DE" style:font-weight-asian="bold" style:font-weight-complex="bold"/>
    </style:style>
    <style:style style:name="T2926" style:family="text">
      <style:text-properties style:text-underline-style="solid" style:text-underline-width="auto" style:text-underline-color="font-color" fo:font-weight="bold" officeooo:rsid="02226e1f" style:language-asian="de" style:country-asian="DE" style:font-weight-asian="bold" style:font-weight-complex="bold"/>
    </style:style>
    <style:style style:name="T2927" style:family="text">
      <style:text-properties style:text-underline-style="solid" style:text-underline-width="auto" style:text-underline-color="font-color" fo:font-weight="bold" officeooo:rsid="018eab2c" style:language-asian="de" style:country-asian="DE" style:font-weight-asian="bold" style:font-weight-complex="bold"/>
    </style:style>
    <style:style style:name="T2928" style:family="text">
      <style:text-properties style:text-underline-style="solid" style:text-underline-width="auto" style:text-underline-color="font-color" fo:font-weight="bold" officeooo:rsid="022eb0f7" style:language-asian="de" style:country-asian="DE" style:font-weight-asian="bold" style:font-weight-complex="bold"/>
    </style:style>
    <style:style style:name="T2929" style:family="text">
      <style:text-properties style:text-underline-style="solid" style:text-underline-width="auto" style:text-underline-color="font-color" fo:font-weight="bold" officeooo:rsid="018fb2d3" style:language-asian="de" style:country-asian="DE" style:font-weight-asian="bold" style:font-weight-complex="bold"/>
    </style:style>
    <style:style style:name="T2930" style:family="text">
      <style:text-properties style:text-underline-style="solid" style:text-underline-width="auto" style:text-underline-color="font-color" fo:font-weight="bold" officeooo:rsid="01b77ece" style:language-asian="de" style:country-asian="DE" style:font-weight-asian="bold" style:font-weight-complex="bold"/>
    </style:style>
    <style:style style:name="T2931" style:family="text">
      <style:text-properties style:text-underline-style="solid" style:text-underline-width="auto" style:text-underline-color="font-color" fo:font-weight="bold" officeooo:rsid="01b96426" style:language-asian="de" style:country-asian="DE" style:font-weight-asian="bold" style:font-weight-complex="bold"/>
    </style:style>
    <style:style style:name="T2932" style:family="text">
      <style:text-properties style:text-underline-style="solid" style:text-underline-width="auto" style:text-underline-color="font-color" fo:font-weight="bold" officeooo:rsid="01b245ae" style:language-asian="de" style:country-asian="DE" style:font-weight-asian="bold" style:font-weight-complex="bold"/>
    </style:style>
    <style:style style:name="T2933" style:family="text">
      <style:text-properties style:text-underline-style="solid" style:text-underline-width="auto" style:text-underline-color="font-color" fo:font-weight="bold" officeooo:rsid="01b43ca9" style:language-asian="de" style:country-asian="DE" style:font-weight-asian="bold" style:font-weight-complex="bold"/>
    </style:style>
    <style:style style:name="T2934" style:family="text">
      <style:text-properties style:text-underline-style="solid" style:text-underline-width="auto" style:text-underline-color="font-color" fo:font-weight="bold" officeooo:rsid="00ebf713" style:language-asian="de" style:country-asian="DE" style:font-weight-asian="bold" style:font-name-complex="Courier New2" style:font-weight-complex="bold"/>
    </style:style>
    <style:style style:name="T2935" style:family="text">
      <style:text-properties style:text-underline-style="solid" style:text-underline-width="auto" style:text-underline-color="font-color" fo:font-weight="bold" officeooo:rsid="015ba8e9" style:language-asian="de" style:country-asian="DE" style:font-weight-asian="bold" style:font-name-complex="Courier New2" style:font-weight-complex="bold"/>
    </style:style>
    <style:style style:name="T2936" style:family="text">
      <style:text-properties style:text-underline-style="solid" style:text-underline-width="auto" style:text-underline-color="font-color" fo:background-color="transparent" loext:char-shading-value="0"/>
    </style:style>
    <style:style style:name="T2937" style:family="text">
      <style:text-properties style:text-underline-style="solid" style:text-underline-width="auto" style:text-underline-color="font-color" officeooo:rsid="00d4a340" fo:background-color="transparent" loext:char-shading-value="0"/>
    </style:style>
    <style:style style:name="T2938" style:family="text">
      <style:text-properties style:text-underline-style="solid" style:text-underline-width="auto" style:text-underline-color="font-color" officeooo:rsid="00a6c837" fo:background-color="transparent" loext:char-shading-value="0"/>
    </style:style>
    <style:style style:name="T2939" style:family="text">
      <style:text-properties style:text-underline-style="solid" style:text-underline-width="auto" style:text-underline-color="font-color" fo:background-color="transparent" loext:char-shading-value="0" style:font-name-complex="Courier New2"/>
    </style:style>
    <style:style style:name="T2940" style:family="text">
      <style:text-properties style:text-underline-style="solid" style:text-underline-width="auto" style:text-underline-color="font-color" officeooo:rsid="00d8d6e8" fo:background-color="transparent" loext:char-shading-value="0" style:font-name-complex="Courier New2"/>
    </style:style>
    <style:style style:name="T2941" style:family="text">
      <style:text-properties style:text-underline-style="solid" style:text-underline-width="auto" style:text-underline-color="font-color" officeooo:rsid="00db1ea9" fo:background-color="transparent" loext:char-shading-value="0" style:font-name-complex="Courier New2"/>
    </style:style>
    <style:style style:name="T2942" style:family="text">
      <style:text-properties style:text-underline-style="solid" style:text-underline-width="auto" style:text-underline-color="font-color" officeooo:rsid="00a6c837" fo:background-color="transparent" loext:char-shading-value="0" style:font-name-complex="Courier New2"/>
    </style:style>
    <style:style style:name="T2943" style:family="text">
      <style:text-properties style:text-underline-style="solid" style:text-underline-width="auto" style:text-underline-color="font-color" officeooo:rsid="011367e7" fo:background-color="transparent" loext:char-shading-value="0" style:font-name-complex="Courier New2"/>
    </style:style>
    <style:style style:name="T2944" style:family="text">
      <style:text-properties style:text-underline-style="solid" style:text-underline-width="auto" style:text-underline-color="font-color" officeooo:rsid="00c8e15b" fo:background-color="transparent" loext:char-shading-value="0"/>
    </style:style>
    <style:style style:name="T2945" style:family="text">
      <style:text-properties style:text-underline-style="solid" style:text-underline-width="auto" style:text-underline-color="font-color" fo:background-color="transparent" loext:char-shading-value="0" style:language-asian="de" style:country-asian="DE"/>
    </style:style>
    <style:style style:name="T2946" style:family="text">
      <style:text-properties style:text-underline-style="solid" style:text-underline-width="auto" style:text-underline-color="font-color" officeooo:rsid="018adc61" fo:background-color="transparent" loext:char-shading-value="0" style:language-asian="de" style:country-asian="DE"/>
    </style:style>
    <style:style style:name="T2947" style:family="text">
      <style:text-properties style:text-underline-style="solid" style:text-underline-width="auto" style:text-underline-color="font-color" officeooo:rsid="021321ad" fo:background-color="transparent" loext:char-shading-value="0" style:language-asian="de" style:country-asian="DE"/>
    </style:style>
    <style:style style:name="T2948" style:family="text">
      <style:text-properties style:text-underline-style="solid" style:text-underline-width="auto" style:text-underline-color="font-color" officeooo:rsid="0195d0ba" fo:background-color="transparent" loext:char-shading-value="0" style:language-asian="de" style:country-asian="DE"/>
    </style:style>
    <style:style style:name="T2949" style:family="text">
      <style:text-properties style:text-underline-style="solid" style:text-underline-width="auto" style:text-underline-color="font-color" officeooo:rsid="02113209" fo:background-color="transparent" loext:char-shading-value="0"/>
    </style:style>
    <style:style style:name="T2950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2951" style:family="text">
      <style:text-properties style:text-underline-style="solid" style:text-underline-width="auto" style:text-underline-color="font-color" officeooo:rsid="00c09cc2"/>
    </style:style>
    <style:style style:name="T2952" style:family="text">
      <style:text-properties style:text-underline-style="solid" style:text-underline-width="auto" style:text-underline-color="font-color" officeooo:rsid="01289d85"/>
    </style:style>
    <style:style style:name="T2953" style:family="text">
      <style:text-properties style:text-underline-style="solid" style:text-underline-width="auto" style:text-underline-color="font-color" officeooo:rsid="01a7ceda"/>
    </style:style>
    <style:style style:name="T2954" style:family="text">
      <style:text-properties style:text-underline-style="solid" style:text-underline-width="auto" style:text-underline-color="font-color" officeooo:rsid="01a90700"/>
    </style:style>
    <style:style style:name="T2955" style:family="text">
      <style:text-properties style:text-underline-style="solid" style:text-underline-width="auto" style:text-underline-color="font-color" style:language-asian="de" style:country-asian="DE"/>
    </style:style>
    <style:style style:name="T2956" style:family="text">
      <style:text-properties style:text-underline-style="solid" style:text-underline-width="auto" style:text-underline-color="font-color" officeooo:rsid="02226e1f" style:language-asian="de" style:country-asian="DE"/>
    </style:style>
    <style:style style:name="T2957" style:family="text">
      <style:text-properties style:text-underline-style="solid" style:text-underline-width="auto" style:text-underline-color="font-color" officeooo:rsid="01a04109" style:language-asian="de" style:country-asian="DE"/>
    </style:style>
    <style:style style:name="T2958" style:family="text">
      <style:text-properties style:text-underline-style="solid" style:text-underline-width="auto" style:text-underline-color="font-color" officeooo:rsid="006d1efa"/>
    </style:style>
    <style:style style:name="T2959" style:family="text">
      <style:text-properties fo:color="#333333" style:font-name="Courier New" style:text-underline-style="none" fo:font-weight="bold" officeooo:rsid="004978fb" fo:background-color="#d4ea6b" loext:char-shading-value="0" style:language-asian="de" style:country-asian="DE" style:font-weight-asian="bold" style:font-name-complex="Courier New2"/>
    </style:style>
    <style:style style:name="T2960" style:family="text">
      <style:text-properties fo:color="#333333" style:font-name="Courier New" style:text-underline-style="none" fo:font-weight="bold" officeooo:rsid="004978fb" fo:background-color="#d4ea6b" loext:char-shading-value="0" style:language-asian="de" style:country-asian="DE" style:font-weight-asian="bold" style:font-name-complex="Courier New2" style:font-weight-complex="bold"/>
    </style:style>
    <style:style style:name="T2961" style:family="text">
      <style:text-properties fo:color="#333333" style:font-name="Courier New" style:text-underline-style="none" fo:font-weight="bold" officeooo:rsid="011201b3" fo:background-color="#d4ea6b" loext:char-shading-value="0" style:language-asian="de" style:country-asian="DE" style:font-weight-asian="bold" style:font-name-complex="Courier New2"/>
    </style:style>
    <style:style style:name="T2962" style:family="text">
      <style:text-properties fo:color="#333333" style:font-name="Courier New1"/>
    </style:style>
    <style:style style:name="T2963" style:family="text">
      <style:text-properties fo:color="#333333" style:font-name="Courier New1" fo:font-size="10pt" fo:font-style="normal" style:text-underline-style="none" officeooo:rsid="00a1426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2964" style:family="text">
      <style:text-properties fo:font-weight="bold" style:font-weight-asian="bold" style:font-weight-complex="bold"/>
    </style:style>
    <style:style style:name="T2965" style:family="text">
      <style:text-properties fo:font-weight="bold" officeooo:rsid="006d1efa" style:font-weight-asian="bold" style:font-weight-complex="bold"/>
    </style:style>
    <style:style style:name="T2966" style:family="text">
      <style:text-properties fo:font-weight="bold" officeooo:rsid="0134ea98" style:font-weight-asian="bold" style:font-weight-complex="bold"/>
    </style:style>
    <style:style style:name="T2967" style:family="text">
      <style:text-properties fo:font-weight="bold" officeooo:rsid="00ce7d99" style:font-weight-asian="bold" style:font-weight-complex="bold"/>
    </style:style>
    <style:style style:name="T2968" style:family="text">
      <style:text-properties fo:font-weight="bold" fo:background-color="#c0c0c0" loext:char-shading-value="0" style:font-weight-asian="bold" style:font-name-complex="Courier New2"/>
    </style:style>
    <style:style style:name="T2969" style:family="text">
      <style:text-properties fo:font-weight="bold" officeooo:rsid="0023150e" fo:background-color="#c0c0c0" loext:char-shading-value="0" style:font-weight-asian="bold" style:font-name-complex="Courier New2"/>
    </style:style>
    <style:style style:name="T2970" style:family="text">
      <style:text-properties fo:font-weight="bold" fo:background-color="transparent" loext:char-shading-value="0" style:language-asian="de" style:country-asian="DE" style:font-weight-asian="bold" style:font-weight-complex="bold"/>
    </style:style>
    <style:style style:name="T2971" style:family="text">
      <style:text-properties fo:font-weight="bold" officeooo:rsid="0195d0ba" fo:background-color="transparent" loext:char-shading-value="0" style:language-asian="de" style:country-asian="DE" style:font-weight-asian="bold" style:font-weight-complex="bold"/>
    </style:style>
    <style:style style:name="T2972" style:family="text">
      <style:text-properties fo:font-weight="bold" fo:background-color="transparent" loext:char-shading-value="0" style:font-weight-asian="bold" style:font-weight-complex="bold"/>
    </style:style>
    <style:style style:name="T2973" style:family="text">
      <style:text-properties fo:font-weight="bold" style:language-asian="de" style:country-asian="DE" style:font-weight-asian="bold" style:font-weight-complex="bold"/>
    </style:style>
    <style:style style:name="T2974" style:family="text">
      <style:text-properties style:text-underline-style="none"/>
    </style:style>
    <style:style style:name="T2975" style:family="text">
      <style:text-properties style:text-underline-style="none" fo:font-weight="bold" fo:background-color="#cccccc" loext:char-shading-value="0" style:font-weight-asian="bold" style:font-weight-complex="bold"/>
    </style:style>
    <style:style style:name="T2976" style:family="text">
      <style:text-properties style:text-underline-style="none" fo:font-weight="bold" fo:background-color="#dddddd" loext:char-shading-value="0" style:font-weight-asian="bold" style:font-weight-complex="bold"/>
    </style:style>
    <style:style style:name="T2977" style:family="text">
      <style:text-properties style:text-underline-style="none" fo:font-weight="bold" style:language-asian="de" style:country-asian="DE" style:font-weight-asian="bold" style:font-weight-complex="bold"/>
    </style:style>
    <style:style style:name="T2978" style:family="text">
      <style:text-properties style:text-underline-style="none" fo:font-weight="bold" style:font-weight-asian="bold" style:font-weight-complex="bold"/>
    </style:style>
    <style:style style:name="T2979" style:family="text">
      <style:text-properties style:text-underline-style="none" fo:font-weight="bold" officeooo:rsid="0184be39" style:font-weight-asian="bold" style:font-weight-complex="bold"/>
    </style:style>
    <style:style style:name="T2980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2981" style:family="text">
      <style:text-properties style:text-underline-style="none" officeooo:rsid="011367e7" fo:background-color="transparent" loext:char-shading-value="0" style:font-name-complex="Courier New2"/>
    </style:style>
    <style:style style:name="T2982" style:family="text">
      <style:text-properties style:text-underline-style="none" officeooo:rsid="00d8d6e8" fo:background-color="transparent" loext:char-shading-value="0" style:font-name-complex="Courier New2"/>
    </style:style>
    <style:style style:name="T2983" style:family="text">
      <style:text-properties style:text-underline-style="none" officeooo:rsid="00a6c837" fo:background-color="transparent" loext:char-shading-value="0"/>
    </style:style>
    <style:style style:name="T2984" style:family="text">
      <style:text-properties style:text-underline-style="none" fo:font-weight="normal" officeooo:rsid="00d8d6e8" fo:background-color="transparent" loext:char-shading-value="0" style:font-weight-asian="normal" style:font-name-complex="Courier New2" style:font-weight-complex="normal"/>
    </style:style>
    <style:style style:name="T298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986" style:family="text">
      <style:text-properties style:text-underline-style="none" fo:font-weight="normal" officeooo:rsid="00a6c837" fo:background-color="transparent" loext:char-shading-value="0" style:font-weight-asian="normal" style:font-weight-complex="normal"/>
    </style:style>
    <style:style style:name="T2987" style:family="text">
      <style:text-properties style:text-underline-style="none" fo:font-weight="normal" style:font-weight-asian="normal" style:font-weight-complex="normal"/>
    </style:style>
    <style:style style:name="T2988" style:family="text">
      <style:text-properties style:text-underline-style="none" style:language-asian="de" style:country-asian="DE"/>
    </style:style>
    <style:style style:name="T2989" style:family="text">
      <style:text-properties style:font-name="Courier New1"/>
    </style:style>
    <style:style style:name="T2990" style:family="text">
      <style:text-properties style:font-name="Courier New1" fo:font-size="10pt" style:font-size-asian="10pt" style:font-size-complex="10pt"/>
    </style:style>
    <style:style style:name="T2991" style:family="text">
      <style:text-properties style:font-name="Courier New1" fo:font-size="10pt" officeooo:rsid="006d1efa" style:font-size-asian="10pt" style:font-size-complex="10pt"/>
    </style:style>
    <style:style style:name="T2992" style:family="text">
      <style:text-properties style:font-name="Courier New1" fo:font-size="10pt" officeooo:rsid="0022326f" style:font-size-asian="10pt" style:font-size-complex="10pt"/>
    </style:style>
    <style:style style:name="T2993" style:family="text">
      <style:text-properties style:font-name="Courier New1" fo:font-size="10pt" officeooo:rsid="005855bb" style:font-size-asian="10pt" style:font-size-complex="10pt"/>
    </style:style>
    <style:style style:name="T2994" style:family="text">
      <style:text-properties style:font-name="Courier New1" fo:font-size="10pt" style:font-size-asian="10pt" style:language-asian="de" style:country-asian="DE" style:font-size-complex="10pt"/>
    </style:style>
    <style:style style:name="T2995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996" style:family="text">
      <style:text-properties style:font-name="Courier New1" fo:font-size="10pt" fo:font-weight="bold" officeooo:rsid="02113209" style:font-size-asian="10pt" style:font-weight-asian="bold" style:font-size-complex="10pt" style:font-weight-complex="bold"/>
    </style:style>
    <style:style style:name="T2997" style:family="text">
      <style:text-properties style:font-name="Courier New1" fo:font-size="10pt" fo:font-weight="bold" style:font-size-asian="10pt" style:language-asian="de" style:country-asian="DE" style:font-weight-asian="bold" style:font-size-complex="10pt" style:font-weight-complex="bold"/>
    </style:style>
    <style:style style:name="T2998" style:family="text">
      <style:text-properties style:font-name="Courier New1" fo:font-size="10pt" fo:font-weight="bold" officeooo:rsid="01c7ab60" style:font-size-asian="10pt" style:language-asian="de" style:country-asian="DE" style:font-weight-asian="bold" style:font-size-complex="10pt" style:font-weight-complex="bold"/>
    </style:style>
    <style:style style:name="T2999" style:family="text">
      <style:text-properties style:font-name="Courier New1" fo:font-size="10pt" officeooo:rsid="005855bb" fo:background-color="#d4ea6b" loext:char-shading-value="0" style:font-size-asian="10pt" style:font-size-complex="10pt"/>
    </style:style>
    <style:style style:name="T3000" style:family="text">
      <style:text-properties style:font-name="Courier New1" fo:font-size="10pt" officeooo:rsid="0139a5df" fo:background-color="#d4ea6b" loext:char-shading-value="0" style:font-size-asian="10pt" style:font-size-complex="10pt"/>
    </style:style>
    <style:style style:name="T3001" style:family="text">
      <style:text-properties style:font-name="Courier New1" fo:font-size="10pt" style:text-underline-style="none" fo:font-weight="bold" fo:background-color="#cccccc" loext:char-shading-value="0" style:font-size-asian="10pt" style:font-weight-asian="bold" style:font-size-complex="10pt" style:font-weight-complex="bold"/>
    </style:style>
    <style:style style:name="T3002" style:family="text">
      <style:text-properties style:font-name="Courier New1" fo:font-size="10pt" style:text-underline-style="none" fo:font-weight="bold" officeooo:rsid="006d143d" fo:background-color="#cccccc" loext:char-shading-value="0" style:font-size-asian="10pt" style:font-weight-asian="bold" style:font-size-complex="10pt" style:font-weight-complex="bold"/>
    </style:style>
    <style:style style:name="T3003" style:family="text">
      <style:text-properties style:font-name="Courier New1" fo:font-size="10pt" style:text-underline-style="none" fo:font-weight="bold" officeooo:rsid="006912e2" fo:background-color="#cccccc" loext:char-shading-value="0" style:font-size-asian="10pt" style:font-weight-asian="bold" style:font-size-complex="10pt" style:font-weight-complex="bold"/>
    </style:style>
    <style:style style:name="T3004" style:family="text">
      <style:text-properties style:font-name="Courier New1" fo:font-size="10pt" style:text-underline-style="none" fo:font-weight="bold" officeooo:rsid="009e8425" fo:background-color="#cccccc" loext:char-shading-value="0" style:font-size-asian="10pt" style:font-weight-asian="bold" style:font-size-complex="10pt" style:font-weight-complex="bold"/>
    </style:style>
    <style:style style:name="T3005" style:family="text">
      <style:text-properties style:font-name="Courier New1" fo:font-size="10pt" style:text-underline-style="none" fo:font-weight="bold" officeooo:rsid="00520c83" fo:background-color="#cccccc" loext:char-shading-value="0" style:font-size-asian="10pt" style:font-weight-asian="bold" style:font-size-complex="10pt" style:font-weight-complex="bold"/>
    </style:style>
    <style:style style:name="T3006" style:family="text">
      <style:text-properties style:font-name="Courier New1" fo:font-size="10pt" style:text-underline-style="none" fo:font-weight="bold" officeooo:rsid="00a14261" fo:background-color="#cccccc" loext:char-shading-value="0" style:font-size-asian="10pt" style:font-weight-asian="bold" style:font-size-complex="10pt" style:font-weight-complex="bold"/>
    </style:style>
    <style:style style:name="T3007" style:family="text">
      <style:text-properties style:font-name="Courier New1" fo:font-size="10pt" style:text-underline-style="none" fo:font-weight="bold" officeooo:rsid="003f49d0" fo:background-color="#cccccc" loext:char-shading-value="0" style:font-size-asian="10pt" style:font-weight-asian="bold" style:font-size-complex="10pt" style:font-weight-complex="bold"/>
    </style:style>
    <style:style style:name="T3008" style:family="text">
      <style:text-properties style:font-name="Courier New1" fo:font-size="10pt" style:text-underline-style="none" fo:font-weight="bold" officeooo:rsid="004b88cf" fo:background-color="#cccccc" loext:char-shading-value="0" style:font-size-asian="10pt" style:font-weight-asian="bold" style:font-size-complex="10pt" style:font-weight-complex="bold"/>
    </style:style>
    <style:style style:name="T3009" style:family="text">
      <style:text-properties style:font-name="Courier New1" fo:font-size="10pt" style:text-underline-style="none" fo:font-weight="bold" fo:background-color="#dddddd" loext:char-shading-value="0" style:font-size-asian="10pt" style:font-weight-asian="bold" style:font-size-complex="10pt" style:font-weight-complex="bold"/>
    </style:style>
    <style:style style:name="T3010" style:family="text">
      <style:text-properties style:font-name="Courier New1" fo:font-size="10pt" style:text-underline-style="none" fo:font-weight="bold" officeooo:rsid="006d143d" fo:background-color="#dddddd" loext:char-shading-value="0" style:font-size-asian="10pt" style:font-weight-asian="bold" style:font-size-complex="10pt" style:font-weight-complex="bold"/>
    </style:style>
    <style:style style:name="T3011" style:family="text">
      <style:text-properties style:font-name="Courier New1" fo:font-size="10pt" style:text-underline-style="none" fo:font-weight="bold" officeooo:rsid="006b513f" fo:background-color="#dddddd" loext:char-shading-value="0" style:font-size-asian="10pt" style:font-weight-asian="bold" style:font-size-complex="10pt" style:font-weight-complex="bold"/>
    </style:style>
    <style:style style:name="T3012" style:family="text">
      <style:text-properties style:font-name="Courier New1" fo:font-size="10pt" style:text-underline-style="none" fo:font-weight="bold" officeooo:rsid="01aeeae9" fo:background-color="#d4ea6b" loext:char-shading-value="0" style:font-size-asian="10pt" style:font-weight-asian="bold" style:font-size-complex="10pt" style:font-weight-complex="bold"/>
    </style:style>
    <style:style style:name="T3013" style:family="text">
      <style:text-properties style:font-name="Courier New1" fo:font-size="10pt" style:text-underline-style="none" fo:font-weight="bold" officeooo:rsid="004b88cf" fo:background-color="#d4ea6b" loext:char-shading-value="0" style:font-size-asian="10pt" style:font-weight-asian="bold" style:font-size-complex="10pt" style:font-weight-complex="bold"/>
    </style:style>
    <style:style style:name="T3014" style:family="text">
      <style:text-properties style:font-name="Courier New1" fo:font-size="10pt" style:text-underline-style="none" fo:font-weight="bold" officeooo:rsid="00520c83" fo:background-color="#d4ea6b" loext:char-shading-value="0" style:font-size-asian="10pt" style:font-weight-asian="bold" style:font-size-complex="10pt" style:font-weight-complex="bold"/>
    </style:style>
    <style:style style:name="T3015" style:family="text">
      <style:text-properties style:font-name="Courier New1" fo:font-size="10pt" style:text-underline-style="none" fo:font-weight="bold" officeooo:rsid="00520c83" fo:background-color="#bbe33d" loext:char-shading-value="0" style:font-size-asian="10pt" style:font-weight-asian="bold" style:font-size-complex="10pt" style:font-weight-complex="bold"/>
    </style:style>
    <style:style style:name="T3016" style:family="text">
      <style:text-properties style:font-name="Courier New1" fo:font-size="10pt" style:text-underline-style="none" fo:font-weight="bold" officeooo:rsid="01f3140c" fo:background-color="#fe7f00" loext:char-shading-value="0" style:font-size-asian="10pt" style:font-weight-asian="bold" style:font-size-complex="10pt" style:font-weight-complex="bold"/>
    </style:style>
    <style:style style:name="T3017" style:family="text">
      <style:text-properties style:font-name="Courier New1" fo:font-size="10pt" style:text-underline-style="none" fo:font-weight="bold" fo:background-color="#d0d0d0" loext:char-shading-value="0" style:font-size-asian="10pt" style:font-weight-asian="bold" style:font-size-complex="10pt" style:font-weight-complex="bold"/>
    </style:style>
    <style:style style:name="T3018" style:family="text">
      <style:text-properties style:font-name="Courier New1" fo:font-size="10pt" style:text-underline-style="solid" style:text-underline-width="auto" style:text-underline-color="font-color" fo:font-weight="bold" officeooo:rsid="018b314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019" style:family="text">
      <style:text-properties style:font-name="Courier New1" fo:font-size="10pt" style:text-underline-style="solid" style:text-underline-width="auto" style:text-underline-color="font-color" fo:font-weight="bold" officeooo:rsid="00467ba7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020" style:family="text">
      <style:text-properties style:font-name="Courier New1" fo:font-size="10pt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021" style:family="text">
      <style:text-properties style:font-name="Courier New1" fo:font-size="10pt" style:text-underline-style="solid" style:text-underline-width="auto" style:text-underline-color="font-color" fo:font-weight="bold" officeooo:rsid="02113209" fo:background-color="transparent" loext:char-shading-value="0" style:font-size-asian="10pt" style:font-weight-asian="bold" style:font-size-complex="10pt" style:font-weight-complex="bold"/>
    </style:style>
    <style:style style:name="T3022" style:family="text">
      <style:text-properties style:font-name="Courier New1" fo:font-size="10pt" style:text-underline-style="solid" style:text-underline-width="auto" style:text-underline-color="font-color" fo:font-weight="bold" style:font-size-asian="10pt" style:language-asian="de" style:country-asian="DE" style:font-weight-asian="bold" style:font-size-complex="10pt" style:font-weight-complex="bold"/>
    </style:style>
    <style:style style:name="T302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024" style:family="text">
      <style:text-properties style:font-name="Courier New1" fo:font-weight="bold" fo:background-color="#cccccc" loext:char-shading-value="0" style:language-asian="de" style:country-asian="DE" style:font-weight-asian="bold" style:font-weight-complex="bold"/>
    </style:style>
    <style:style style:name="T3025" style:family="text">
      <style:text-properties style:font-name="Courier New1" fo:font-weight="bold" officeooo:rsid="01a90700" fo:background-color="#cccccc" loext:char-shading-value="0" style:language-asian="de" style:country-asian="DE" style:font-weight-asian="bold" style:font-weight-complex="bold"/>
    </style:style>
    <style:style style:name="T3026" style:family="text">
      <style:text-properties style:font-name="Courier New1" fo:font-weight="bold" style:language-asian="de" style:country-asian="DE" style:font-weight-asian="bold" style:font-weight-complex="bold"/>
    </style:style>
    <style:style style:name="T3027" style:family="text">
      <style:text-properties style:font-name="Courier New1" fo:font-weight="bold" officeooo:rsid="01aeb5d4" style:language-asian="de" style:country-asian="DE" style:font-weight-asian="bold" style:font-weight-complex="bold"/>
    </style:style>
    <style:style style:name="T3028" style:family="text">
      <style:text-properties style:font-name="Courier New1" fo:font-weight="bold" style:font-weight-asian="bold" style:font-weight-complex="bold"/>
    </style:style>
    <style:style style:name="T3029" style:family="text">
      <style:text-properties style:font-name="Courier New1" fo:font-weight="bold" officeooo:rsid="0134ea98" style:font-weight-asian="bold" style:font-weight-complex="bold"/>
    </style:style>
    <style:style style:name="T3030" style:family="text">
      <style:text-properties style:font-name="Courier New1" fo:font-weight="bold" officeooo:rsid="00ce7d99" style:font-weight-asian="bold" style:font-weight-complex="bold"/>
    </style:style>
    <style:style style:name="T3031" style:family="text">
      <style:text-properties style:font-name="Courier New1" fo:font-weight="bold" officeooo:rsid="02113209" style:font-weight-asian="bold" style:font-weight-complex="bold"/>
    </style:style>
    <style:style style:name="T3032" style:family="text">
      <style:text-properties style:font-name="Courier New1" fo:font-weight="bold" fo:background-color="transparent" loext:char-shading-value="0" style:font-weight-asian="bold" style:font-weight-complex="bold"/>
    </style:style>
    <style:style style:name="T3033" style:family="text">
      <style:text-properties style:font-name="Courier New1" fo:font-weight="bold" officeooo:rsid="00fbe231" fo:background-color="#fe7f00" loext:char-shading-value="0" style:font-weight-asian="bold" style:font-weight-complex="bold"/>
    </style:style>
    <style:style style:name="T3034" style:family="text">
      <style:text-properties style:font-name="Courier New1" fo:font-weight="bold" officeooo:rsid="01f1366a" fo:background-color="#fe7f00" loext:char-shading-value="0" style:font-weight-asian="bold" style:font-weight-complex="bold"/>
    </style:style>
    <style:style style:name="T3035" style:family="text">
      <style:text-properties style:font-name="Courier New1" fo:font-weight="bold" officeooo:rsid="01f3140c" fo:background-color="#fe7f00" loext:char-shading-value="0" style:font-weight-asian="bold" style:font-weight-complex="bold"/>
    </style:style>
    <style:style style:name="T3036" style:family="text">
      <style:text-properties style:font-name="Courier New1" fo:font-weight="bold" officeooo:rsid="01aeeae9" fo:background-color="#fe7f00" loext:char-shading-value="0" style:font-weight-asian="bold" style:font-weight-complex="bold"/>
    </style:style>
    <style:style style:name="T3037" style:family="text">
      <style:text-properties style:font-name="Courier New1" fo:font-weight="bold" fo:background-color="#d0d0d0" loext:char-shading-value="0" style:font-weight-asian="bold" style:font-weight-complex="bold"/>
    </style:style>
    <style:style style:name="T3038" style:family="text">
      <style:text-properties style:font-name="Courier New1" style:text-underline-style="none" fo:font-weight="bold" fo:background-color="#cccccc" loext:char-shading-value="0" style:font-weight-asian="bold" style:font-weight-complex="bold"/>
    </style:style>
    <style:style style:name="T3039" style:family="text">
      <style:text-properties style:font-name="Courier New1" style:text-underline-style="none" fo:font-weight="bold" officeooo:rsid="003a34f3" fo:background-color="#cccccc" loext:char-shading-value="0" style:font-weight-asian="bold" style:font-weight-complex="bold"/>
    </style:style>
    <style:style style:name="T3040" style:family="text">
      <style:text-properties style:font-name="Courier New1" style:text-underline-style="none" fo:font-weight="bold" fo:background-color="#d4ea6b" loext:char-shading-value="0" style:font-weight-asian="bold" style:font-weight-complex="bold"/>
    </style:style>
    <style:style style:name="T3041" style:family="text">
      <style:text-properties style:font-name="Courier New1" style:text-underline-style="none" fo:font-weight="bold" officeooo:rsid="006b513f" fo:background-color="#d4ea6b" loext:char-shading-value="0" style:font-weight-asian="bold" style:font-weight-complex="bold"/>
    </style:style>
    <style:style style:name="T3042" style:family="text">
      <style:text-properties style:font-name="Courier New1" style:text-underline-style="none" fo:font-weight="bold" officeooo:rsid="00520c83" fo:background-color="#d4ea6b" loext:char-shading-value="0" style:font-weight-asian="bold" style:font-weight-complex="bold"/>
    </style:style>
    <style:style style:name="T3043" style:family="text">
      <style:text-properties style:font-name="Courier New1" style:text-underline-style="none" fo:font-weight="bold" officeooo:rsid="01b43ca9" fo:background-color="#d4ea6b" loext:char-shading-value="0" style:font-weight-asian="bold" style:font-weight-complex="bold"/>
    </style:style>
    <style:style style:name="T3044" style:family="text">
      <style:text-properties style:font-name="Courier New1" style:text-underline-style="none" fo:font-weight="bold" officeooo:rsid="01bd47b6" fo:background-color="#d4ea6b" loext:char-shading-value="0" style:font-weight-asian="bold" style:font-weight-complex="bold"/>
    </style:style>
    <style:style style:name="T3045" style:family="text">
      <style:text-properties style:font-name="Courier New1" style:text-underline-style="none" fo:font-weight="bold" officeooo:rsid="00fbe231" fo:background-color="#d4ea6b" loext:char-shading-value="0" style:font-weight-asian="bold" style:font-weight-complex="bold"/>
    </style:style>
    <style:style style:name="T3046" style:family="text">
      <style:text-properties style:font-name="Courier New1" style:text-underline-style="none" fo:font-weight="bold" style:font-weight-asian="bold" style:font-weight-complex="bold"/>
    </style:style>
    <style:style style:name="T3047" style:family="text">
      <style:text-properties style:font-name="Courier New1" style:text-underline-style="none" fo:font-weight="bold" officeooo:rsid="0184be39" style:font-weight-asian="bold" style:font-weight-complex="bold"/>
    </style:style>
    <style:style style:name="T3048" style:family="text">
      <style:text-properties style:font-name="Courier New1" style:text-underline-style="none" fo:font-weight="bold" fo:background-color="transparent" loext:char-shading-value="0" style:font-weight-asian="bold" style:font-weight-complex="bold"/>
    </style:style>
    <style:style style:name="T3049" style:family="text">
      <style:text-properties style:font-name="Courier New1" style:text-underline-style="none" fo:font-weight="bold" officeooo:rsid="01bd47b6" fo:background-color="#fe7f00" loext:char-shading-value="0" style:font-weight-asian="bold" style:font-weight-complex="bold"/>
    </style:style>
    <style:style style:name="T3050" style:family="text">
      <style:text-properties style:font-name="Courier New1" style:text-underline-style="none" fo:font-weight="bold" officeooo:rsid="01f1366a" fo:background-color="#fe7f00" loext:char-shading-value="0" style:font-weight-asian="bold" style:font-weight-complex="bold"/>
    </style:style>
    <style:style style:name="T3051" style:family="text">
      <style:text-properties style:font-name="Courier New1" style:text-underline-style="none" fo:font-weight="bold" officeooo:rsid="01b43ca9" fo:background-color="#fe7f00" loext:char-shading-value="0" style:font-weight-asian="bold" style:font-weight-complex="bold"/>
    </style:style>
    <style:style style:name="T3052" style:family="text">
      <style:text-properties style:font-name="Courier New1" style:text-underline-style="none" fo:font-weight="bold" fo:background-color="#bababa" loext:char-shading-value="0" style:language-asian="de" style:country-asian="DE" style:font-weight-asian="bold" style:font-weight-complex="bold"/>
    </style:style>
    <style:style style:name="T3053" style:family="text">
      <style:text-properties style:font-name="Courier New1" style:text-underline-style="none" fo:font-weight="normal" style:font-weight-asian="normal" style:font-weight-complex="normal"/>
    </style:style>
    <style:style style:name="T3054" style:family="text">
      <style:text-properties style:font-name="Courier New1" style:text-underline-style="none" fo:font-weight="normal" fo:background-color="transparent" loext:char-shading-value="0" style:font-weight-asian="normal" style:font-weight-complex="normal"/>
    </style:style>
    <style:style style:name="T3055" style:family="text">
      <style:text-properties style:font-name="Courier New1" style:text-underline-style="none" fo:font-weight="normal" officeooo:rsid="00a6c837" fo:background-color="transparent" loext:char-shading-value="0" style:font-weight-asian="normal" style:font-weight-complex="normal"/>
    </style:style>
    <style:style style:name="T3056" style:family="text">
      <style:text-properties style:font-name="Courier New1" fo:font-weight="normal" style:font-weight-asian="normal" style:font-weight-complex="normal"/>
    </style:style>
    <style:style style:name="T3057" style:family="text">
      <style:text-properties style:font-name="Courier New1" fo:font-weight="normal" fo:background-color="transparent" loext:char-shading-value="0" style:font-weight-asian="normal" style:font-weight-complex="normal"/>
    </style:style>
    <style:style style:name="T3058" style:family="text">
      <style:text-properties style:font-name="Courier New1" fo:font-weight="normal" officeooo:rsid="00c8e15b" fo:background-color="transparent" loext:char-shading-value="0" style:font-weight-asian="normal" style:font-weight-complex="normal"/>
    </style:style>
    <style:style style:name="T3059" style:family="text">
      <style:text-properties style:font-name="Courier New1" fo:font-weight="normal" officeooo:rsid="018eab2c" style:language-asian="de" style:country-asian="DE" style:font-weight-asian="normal" style:font-weight-complex="normal"/>
    </style:style>
    <style:style style:name="T3060" style:family="text">
      <style:text-properties style:font-name="Courier New1" fo:font-weight="normal" officeooo:rsid="01b245ae" style:language-asian="de" style:country-asian="DE" style:font-weight-asian="normal" style:font-weight-complex="normal"/>
    </style:style>
    <style:style style:name="T3061" style:family="text"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T3062" style:family="text">
      <style:text-properties style:font-name="Courier New1" style:text-underline-style="solid" style:text-underline-width="auto" style:text-underline-color="font-color" fo:font-weight="bold" officeooo:rsid="01a7ceda" style:font-weight-asian="bold" style:font-weight-complex="bold"/>
    </style:style>
    <style:style style:name="T3063" style:family="text">
      <style:text-properties style:font-name="Courier New1" style:text-underline-style="solid" style:text-underline-width="auto" style:text-underline-color="font-color" fo:font-weight="bold" officeooo:rsid="01a90700" style:font-weight-asian="bold" style:font-weight-complex="bold"/>
    </style:style>
    <style:style style:name="T3064" style:family="text">
      <style:text-properties style:font-name="Courier New1" style:text-underline-style="solid" style:text-underline-width="auto" style:text-underline-color="font-color" fo:font-weight="bold" officeooo:rsid="0156753f" style:font-weight-asian="bold" style:font-name-complex="Courier New2" style:font-weight-complex="bold"/>
    </style:style>
    <style:style style:name="T3065" style:family="text">
      <style:text-properties style:font-name="Courier New1" style:text-underline-style="solid" style:text-underline-width="auto" style:text-underline-color="font-color" fo:font-weight="bold" style:language-asian="de" style:country-asian="DE" style:font-weight-asian="bold" style:font-name-complex="Courier New2" style:font-weight-complex="bold"/>
    </style:style>
    <style:style style:name="T3066" style:family="text">
      <style:text-properties style:font-name="Courier New1" style:text-underline-style="solid" style:text-underline-width="auto" style:text-underline-color="font-color" fo:font-weight="bold" officeooo:rsid="00ebf713" style:language-asian="de" style:country-asian="DE" style:font-weight-asian="bold" style:font-name-complex="Courier New2" style:font-weight-complex="bold"/>
    </style:style>
    <style:style style:name="T3067" style:family="text">
      <style:text-properties style:font-name="Courier New1" style:text-underline-style="solid" style:text-underline-width="auto" style:text-underline-color="font-color" fo:font-weight="bold" officeooo:rsid="0111938f" style:language-asian="de" style:country-asian="DE" style:font-weight-asian="bold" style:font-name-complex="Courier New2" style:font-weight-complex="bold"/>
    </style:style>
    <style:style style:name="T3068" style:family="text">
      <style:text-properties style:font-name="Courier New1" style:text-underline-style="solid" style:text-underline-width="auto" style:text-underline-color="font-color" fo:font-weight="bold" officeooo:rsid="011189ac" style:language-asian="de" style:country-asian="DE" style:font-weight-asian="bold" style:font-name-complex="Courier New2" style:font-weight-complex="bold"/>
    </style:style>
    <style:style style:name="T3069" style:family="text">
      <style:text-properties style:font-name="Courier New1" style:text-underline-style="solid" style:text-underline-width="auto" style:text-underline-color="font-color" fo:font-weight="bold" officeooo:rsid="015ba8e9" style:language-asian="de" style:country-asian="DE" style:font-weight-asian="bold" style:font-name-complex="Courier New2" style:font-weight-complex="bold"/>
    </style:style>
    <style:style style:name="T3070" style:family="text">
      <style:text-properties style:font-name="Courier New1" style:text-underline-style="solid" style:text-underline-width="auto" style:text-underline-color="font-color" fo:font-weight="bold" officeooo:rsid="022d00f6" style:language-asian="de" style:country-asian="DE" style:font-weight-asian="bold" style:font-name-complex="Courier New2" style:font-weight-complex="bold"/>
    </style:style>
    <style:style style:name="T3071" style:family="text">
      <style:text-properties style:font-name="Courier New1" style:text-underline-style="solid" style:text-underline-width="auto" style:text-underline-color="font-color" fo:font-weight="bold" style:language-asian="de" style:country-asian="DE" style:font-weight-asian="bold" style:font-weight-complex="bold"/>
    </style:style>
    <style:style style:name="T3072" style:family="text">
      <style:text-properties style:font-name="Courier New1" style:text-underline-style="solid" style:text-underline-width="auto" style:text-underline-color="font-color" fo:font-weight="bold" officeooo:rsid="018eab2c" style:language-asian="de" style:country-asian="DE" style:font-weight-asian="bold" style:font-weight-complex="bold"/>
    </style:style>
    <style:style style:name="T3073" style:family="text">
      <style:text-properties style:font-name="Courier New1" style:text-underline-style="solid" style:text-underline-width="auto" style:text-underline-color="font-color" fo:font-weight="bold" officeooo:rsid="018fb2d3" style:language-asian="de" style:country-asian="DE" style:font-weight-asian="bold" style:font-weight-complex="bold"/>
    </style:style>
    <style:style style:name="T3074" style:family="text">
      <style:text-properties style:font-name="Courier New1" style:text-underline-style="solid" style:text-underline-width="auto" style:text-underline-color="font-color" fo:font-weight="bold" officeooo:rsid="01b245ae" style:language-asian="de" style:country-asian="DE" style:font-weight-asian="bold" style:font-weight-complex="bold"/>
    </style:style>
    <style:style style:name="T3075" style:family="text">
      <style:text-properties style:font-name="Courier New1" style:text-underline-style="solid" style:text-underline-width="auto" style:text-underline-color="font-color" fo:font-weight="bold" officeooo:rsid="01b43ca9" style:language-asian="de" style:country-asian="DE" style:font-weight-asian="bold" style:font-weight-complex="bold"/>
    </style:style>
    <style:style style:name="T3076" style:family="text">
      <style:text-properties style:font-name="Courier New1" style:text-underline-style="solid" style:text-underline-width="auto" style:text-underline-color="font-color" fo:font-weight="bold" officeooo:rsid="01b96426" style:language-asian="de" style:country-asian="DE" style:font-weight-asian="bold" style:font-weight-complex="bold"/>
    </style:style>
    <style:style style:name="T3077" style:family="text">
      <style:text-properties style:font-name="Courier New1" style:text-underline-style="solid" style:text-underline-width="auto" style:text-underline-color="font-color" fo:font-weight="bold" officeooo:rsid="01b77ece" style:language-asian="de" style:country-asian="DE" style:font-weight-asian="bold" style:font-weight-complex="bold"/>
    </style:style>
    <style:style style:name="T3078" style:family="text">
      <style:text-properties style:font-name="Courier New1" style:text-underline-style="solid" style:text-underline-width="auto" style:text-underline-color="font-color" fo:font-weight="bold" officeooo:rsid="022eb0f7" style:language-asian="de" style:country-asian="DE" style:font-weight-asian="bold" style:font-weight-complex="bold"/>
    </style:style>
    <style:style style:name="T3079" style:family="text">
      <style:text-properties style:font-name="Courier New1" style:text-underline-style="solid" style:text-underline-width="auto" style:text-underline-color="font-color" fo:font-weight="bold" officeooo:rsid="00c8e15b" fo:background-color="transparent" loext:char-shading-value="0" style:font-weight-asian="bold" style:font-weight-complex="bold"/>
    </style:style>
    <style:style style:name="T3080" style:family="text">
      <style:text-properties style:font-name="Courier New1" style:text-underline-style="solid" style:text-underline-width="auto" style:text-underline-color="font-color" fo:font-weight="bold" officeooo:rsid="00a6c837" fo:background-color="transparent" loext:char-shading-value="0" style:font-weight-asian="bold" style:font-weight-complex="bold"/>
    </style:style>
    <style:style style:name="T3081" style:family="text">
      <style:text-properties style:font-name="Courier New1" style:text-underline-style="solid" style:text-underline-width="auto" style:text-underline-color="font-color" fo:font-weight="bold" officeooo:rsid="02113209" fo:background-color="transparent" loext:char-shading-value="0" style:font-weight-asian="bold" style:font-weight-complex="bold"/>
    </style:style>
    <style:style style:name="T3082" style:family="text">
      <style:text-properties style:font-name="Courier New1" style:text-underline-style="solid" style:text-underline-width="auto" style:text-underline-color="font-color" fo:font-weight="bold" fo:background-color="transparent" loext:char-shading-value="0" style:language-asian="de" style:country-asian="DE" style:font-weight-asian="bold" style:font-weight-complex="bold"/>
    </style:style>
    <style:style style:name="T3083" style:family="text">
      <style:text-properties style:font-name="Courier New1" style:text-underline-style="solid" style:text-underline-width="auto" style:text-underline-color="font-color" fo:font-weight="bold" officeooo:rsid="018b314d" fo:background-color="transparent" loext:char-shading-value="0" style:language-asian="de" style:country-asian="DE" style:font-weight-asian="bold" style:font-weight-complex="bold"/>
    </style:style>
    <style:style style:name="T3084" style:family="text">
      <style:text-properties style:font-name="Courier New1" style:text-underline-style="solid" style:text-underline-width="auto" style:text-underline-color="font-color" fo:font-weight="bold" officeooo:rsid="021321ad" fo:background-color="transparent" loext:char-shading-value="0" style:language-asian="de" style:country-asian="DE" style:font-weight-asian="bold" style:font-weight-complex="bold"/>
    </style:style>
    <style:style style:name="T3085" style:family="text">
      <style:text-properties style:font-name="Courier New1" style:text-underline-style="solid" style:text-underline-width="auto" style:text-underline-color="font-color" officeooo:rsid="00a14261" style:font-weight-complex="bold"/>
    </style:style>
    <style:style style:name="T3086" style:family="text">
      <style:text-properties style:font-name="Courier New1" style:text-underline-style="solid" style:text-underline-width="auto" style:text-underline-color="font-color" officeooo:rsid="01382ca0" style:font-weight-complex="bold"/>
    </style:style>
    <style:style style:name="T3087" style:family="text">
      <style:text-properties style:font-name="Courier New1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3088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3089" style:family="text">
      <style:text-properties style:font-name="Courier New1" fo:font-style="normal" style:font-style-asian="normal" style:font-style-complex="normal"/>
    </style:style>
    <style:style style:name="T3090" style:family="text">
      <style:text-properties style:font-name="Courier New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91" style:family="text">
      <style:text-properties style:font-name="Courier New1" style:language-asian="de" style:country-asian="DE"/>
    </style:style>
    <style:style style:name="T3092" style:family="text">
      <style:text-properties style:font-name="Courier New1" officeooo:rsid="01b77ece" style:language-asian="de" style:country-asian="DE"/>
    </style:style>
    <style:style style:name="T3093" style:family="text">
      <style:text-properties style:font-name="Courier New1" officeooo:rsid="01a90700"/>
    </style:style>
    <style:style style:name="T3094" style:family="text">
      <style:text-properties officeooo:rsid="001c5029"/>
    </style:style>
    <style:style style:name="T3095" style:family="text">
      <style:text-properties fo:font-size="10pt" style:font-size-asian="10pt" style:font-size-complex="10pt"/>
    </style:style>
    <style:style style:name="T3096" style:family="text">
      <style:text-properties fo:font-size="10pt" officeooo:rsid="01e2e87d" style:font-size-asian="10pt" style:font-size-complex="10pt"/>
    </style:style>
    <style:style style:name="T3097" style:family="text">
      <style:text-properties fo:font-size="10pt" style:font-size-asian="10pt" style:language-asian="de" style:country-asian="DE" style:font-size-complex="10pt"/>
    </style:style>
    <style:style style:name="T3098" style:family="text">
      <style:text-properties fo:font-size="10pt" officeooo:rsid="005855bb" fo:background-color="#d4ea6b" loext:char-shading-value="0" style:font-size-asian="10pt" style:font-size-complex="10pt"/>
    </style:style>
    <style:style style:name="T3099" style:family="text">
      <style:text-properties fo:font-size="10pt" officeooo:rsid="01382ca0" fo:background-color="#d4ea6b" loext:char-shading-value="0" style:font-size-asian="10pt" style:font-size-complex="10pt"/>
    </style:style>
    <style:style style:name="T3100" style:family="text">
      <style:text-properties fo:font-size="10pt" style:text-underline-style="solid" style:text-underline-width="auto" style:text-underline-color="font-color" fo:font-weight="bold" style:font-size-asian="10pt" style:language-asian="de" style:country-asian="DE" style:font-weight-asian="bold" style:font-size-complex="10pt" style:font-weight-complex="bold"/>
    </style:style>
    <style:style style:name="T3101" style:family="text">
      <style:text-properties fo:font-size="10pt" style:text-underline-style="solid" style:text-underline-width="auto" style:text-underline-color="font-color" fo:font-weight="bold" officeooo:rsid="01c7ab60" style:font-size-asian="10pt" style:language-asian="de" style:country-asian="DE" style:font-weight-asian="bold" style:font-size-complex="10pt" style:font-weight-complex="bold"/>
    </style:style>
    <style:style style:name="T3102" style:family="text">
      <style:text-properties fo:font-size="10pt" style:text-underline-style="solid" style:text-underline-width="auto" style:text-underline-color="font-color" fo:font-weight="bold" officeooo:rsid="018b314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103" style:family="text">
      <style:text-properties fo:font-size="10pt" style:text-underline-style="solid" style:text-underline-width="auto" style:text-underline-color="font-color" fo:font-weight="bold" officeooo:rsid="00467ba7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104" style:family="text">
      <style:text-properties fo:font-size="10pt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105" style:family="text">
      <style:text-properties fo:font-size="10pt" style:text-underline-style="solid" style:text-underline-width="auto" style:text-underline-color="font-color" fo:font-weight="bold" officeooo:rsid="02113209" fo:background-color="transparent" loext:char-shading-value="0" style:font-size-asian="10pt" style:font-weight-asian="bold" style:font-size-complex="10pt" style:font-weight-complex="bold"/>
    </style:style>
    <style:style style:name="T3106" style:family="text">
      <style:text-properties fo:font-size="10pt" fo:font-style="normal" style:text-underline-style="solid" style:text-underline-width="auto" style:text-underline-color="font-color" fo:font-weight="bold" officeooo:rsid="01c7ab6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3107" style:family="text">
      <style:text-properties fo:font-size="10pt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08" style:family="text">
      <style:text-properties fo:font-size="10pt" fo:font-style="normal" style:text-underline-style="solid" style:text-underline-width="auto" style:text-underline-color="font-color" fo:font-weight="bold" officeooo:rsid="0042a8b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0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11" style:family="text">
      <style:text-properties fo:font-size="10pt" officeooo:rsid="0217f402" fo:background-color="#00ff00" loext:char-shading-value="0" style:font-size-asian="10pt" style:font-size-complex="10pt" style:font-weight-complex="bold"/>
    </style:style>
    <style:style style:name="T3112" style:family="text">
      <style:text-properties fo:font-size="10pt" fo:font-weight="bold" style:font-size-asian="10pt" style:font-weight-asian="bold" style:font-size-complex="10pt" style:font-weight-complex="bold"/>
    </style:style>
    <style:style style:name="T3113" style:family="text">
      <style:text-properties fo:font-size="10pt" fo:font-weight="bold" style:font-size-asian="10pt" style:language-asian="de" style:country-asian="DE" style:font-weight-asian="bold" style:font-size-complex="10pt" style:font-weight-complex="bold"/>
    </style:style>
    <style:style style:name="T3114" style:family="text">
      <style:text-properties fo:font-size="10pt" fo:font-weight="bold" officeooo:rsid="01c7ab60" style:font-size-asian="10pt" style:language-asian="de" style:country-asian="DE" style:font-weight-asian="bold" style:font-size-complex="10pt" style:font-weight-complex="bold"/>
    </style:style>
    <style:style style:name="T3115" style:family="text">
      <style:text-properties fo:font-size="10pt" fo:font-weight="normal" style:font-size-asian="10pt" style:font-weight-asian="normal" style:font-size-complex="10pt" style:font-weight-complex="normal"/>
    </style:style>
    <style:style style:name="T3116" style:family="text">
      <style:text-properties officeooo:rsid="0023150e"/>
    </style:style>
    <style:style style:name="T3117" style:family="text">
      <style:text-properties fo:background-color="#d4ea6b" loext:char-shading-value="0"/>
    </style:style>
    <style:style style:name="T3118" style:family="text">
      <style:text-properties officeooo:rsid="001c5029" fo:background-color="#d4ea6b" loext:char-shading-value="0"/>
    </style:style>
    <style:style style:name="T3119" style:family="text">
      <style:text-properties officeooo:rsid="01382ca0" fo:background-color="#d4ea6b" loext:char-shading-value="0"/>
    </style:style>
    <style:style style:name="T3120" style:family="text">
      <style:text-properties officeooo:rsid="0063b461" fo:background-color="#d4ea6b" loext:char-shading-value="0"/>
    </style:style>
    <style:style style:name="T3121" style:family="text">
      <style:text-properties officeooo:rsid="00f04ac3" fo:background-color="#d4ea6b" loext:char-shading-value="0"/>
    </style:style>
    <style:style style:name="T3122" style:family="text">
      <style:text-properties officeooo:rsid="01a62a56" fo:background-color="#d4ea6b" loext:char-shading-value="0"/>
    </style:style>
    <style:style style:name="T3123" style:family="text">
      <style:text-properties fo:background-color="#cccccc" loext:char-shading-value="0"/>
    </style:style>
    <style:style style:name="T3124" style:family="text">
      <style:text-properties officeooo:rsid="01a4b4ab" fo:background-color="#cccccc" loext:char-shading-value="0"/>
    </style:style>
    <style:style style:name="T3125" style:family="text">
      <style:text-properties officeooo:rsid="01a7ceda" fo:background-color="#cccccc" loext:char-shading-value="0"/>
    </style:style>
    <style:style style:name="T3126" style:family="text">
      <style:text-properties officeooo:rsid="00a14261" style:font-weight-complex="bold"/>
    </style:style>
    <style:style style:name="T3127" style:family="text">
      <style:text-properties fo:font-variant="normal" fo:text-transform="none" fo:letter-spacing="normal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28" style:family="text">
      <style:text-properties fo:font-variant="normal" fo:text-transform="none" fo:letter-spacing="normal" officeooo:rsid="00fb32a7" fo:background-color="transparent" loext:char-shading-value="0"/>
    </style:style>
    <style:style style:name="T3129" style:family="text">
      <style:text-properties fo:font-variant="normal" fo:text-transform="none" fo:color="#333333" style:font-name="Courier New1" fo:font-size="10pt" fo:letter-spacing="normal" fo:font-style="normal" style:text-underline-style="none" fo:font-weight="bold" officeooo:rsid="009cfbf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30" style:family="text">
      <style:text-properties fo:font-variant="normal" fo:text-transform="none" fo:color="#333333" fo:font-size="10pt" fo:letter-spacing="normal" fo:font-style="normal" style:text-underline-style="none" fo:font-weight="bold" officeooo:rsid="009cfbf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31" style:family="text">
      <style:text-properties fo:font-variant="normal" fo:text-transform="none" fo:color="#333333" style:font-name="Courier New1" fo:font-size="10pt" fo:letter-spacing="normal" fo:font-style="normal" style:text-underline-style="none" fo:font-weight="bold" officeooo:rsid="009cfbfe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32" style:family="text">
      <style:text-properties fo:font-variant="normal" fo:text-transform="none" fo:color="#333333" style:font-name="Courier New1" fo:font-size="10pt" fo:letter-spacing="normal" fo:font-style="normal" style:text-underline-style="none" officeooo:rsid="009cfbfe" fo:background-color="transparent" loext:char-shading-value="0" style:font-size-asian="10pt" style:language-asian="de" style:country-asian="DE" style:font-name-complex="Courier New2" style:font-size-complex="10pt"/>
    </style:style>
    <style:style style:name="T3133" style:family="text">
      <style:text-properties fo:font-variant="normal" fo:text-transform="none" fo:color="#333333" style:font-name="Courier New1" fo:font-size="10pt" fo:letter-spacing="normal" fo:font-style="normal" style:text-underline-style="none" fo:font-weight="normal" officeooo:rsid="009cfbf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134" style:family="text">
      <style:text-properties fo:font-variant="normal" fo:text-transform="none" fo:color="#333333" style:font-name="Courier New1" fo:font-size="10pt" fo:letter-spacing="normal" fo:font-style="normal" fo:font-weight="normal" officeooo:rsid="009cfbf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135" style:family="text">
      <style:text-properties fo:font-variant="normal" fo:text-transform="none" fo:color="#333333" style:font-name="Courier New1" fo:font-size="10pt" fo:letter-spacing="normal" fo:font-style="normal" style:text-underline-style="solid" style:text-underline-width="auto" style:text-underline-color="font-color" fo:font-weight="normal" officeooo:rsid="009cfbfe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136" style:family="text">
      <style:text-properties fo:font-variant="normal" fo:text-transform="none" fo:color="#333333" style:font-name="Courier New1" fo:letter-spacing="normal" fo:font-style="normal" style:text-underline-style="none" fo:font-weight="bold" officeooo:rsid="009cfbfe" fo:background-color="transparent" loext:char-shading-value="0" style:language-asian="de" style:country-asian="DE" style:font-weight-asian="bold" style:font-name-complex="Courier New2" style:font-weight-complex="bold"/>
    </style:style>
    <style:style style:name="T3137" style:family="text">
      <style:text-properties fo:font-variant="normal" fo:text-transform="none" fo:color="#333333" style:font-name="Courier New1" fo:letter-spacing="normal" fo:font-style="normal" style:text-underline-style="none" fo:font-weight="normal" officeooo:rsid="009cfbfe" fo:background-color="transparent" loext:char-shading-value="0" style:language-asian="de" style:country-asian="DE" style:font-weight-asian="normal" style:font-name-complex="Courier New2" style:font-weight-complex="normal"/>
    </style:style>
    <style:style style:name="T3138" style:family="text">
      <style:text-properties fo:font-variant="normal" fo:text-transform="none" fo:color="#000000" style:font-name="Courier New" fo:letter-spacing="normal" fo:font-style="normal" fo:font-weight="bold" officeooo:rsid="005066ea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39" style:family="text">
      <style:text-properties fo:font-variant="normal" fo:text-transform="none" fo:color="#000000" style:font-name="Courier New" fo:letter-spacing="normal" fo:font-style="normal" fo:font-weight="bold" officeooo:rsid="0195d0ba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40" style:family="text">
      <style:text-properties fo:font-variant="normal" fo:text-transform="none" fo:color="#000000" style:font-name="Courier New" fo:letter-spacing="normal" fo:font-style="normal" fo:font-weight="bold" officeooo:rsid="01ef07d8" fo:background-color="#fff2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41" style:family="text">
      <style:text-properties fo:font-variant="normal" fo:text-transform="none" fo:color="#000000" style:font-name="Courier New" fo:letter-spacing="normal" fo:font-style="normal" fo:font-weight="bold" officeooo:rsid="00fdfb97" fo:background-color="#fff2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42" style:family="text">
      <style:text-properties fo:font-variant="normal" fo:text-transform="none" fo:color="#000000" style:font-name="Courier New" fo:letter-spacing="normal" fo:font-style="normal" fo:font-weight="bold" officeooo:rsid="023958f1" fo:background-color="#fff2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43" style:family="text">
      <style:text-properties fo:font-variant="normal" fo:text-transform="none" fo:color="#000000" style:font-name="Courier New" fo:letter-spacing="normal" fo:font-style="normal" fo:font-weight="bold" officeooo:rsid="023d281d" fo:background-color="#fff2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144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195d0ba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45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05066ea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46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0a0c27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47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03b1bc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48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1c631a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49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02a76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0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1c631a3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1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0fdfb97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2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3958f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3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01cc12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4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3d281d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5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44e674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6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58c298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7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616b59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8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0fdfb97" fo:background-color="#fff200" loext:char-shading-value="0" style:font-name-asian="Calibri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59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3958f1" fo:background-color="#fff200" loext:char-shading-value="0" style:font-name-asian="Calibri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0" style:family="text">
      <style:text-properties fo:font-variant="normal" fo:text-transform="none" fo:color="#000000" style:font-name="Courier New" fo:font-size="10pt" fo:letter-spacing="normal" fo:font-style="normal" style:text-underline-style="none" fo:font-weight="bold" officeooo:rsid="02616b59" fo:background-color="#fff200" loext:char-shading-value="0" style:font-name-asian="Calibri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1" style:family="text">
      <style:text-properties fo:font-variant="normal" fo:text-transform="none" fo:color="#000000" style:font-name="Courier New" fo:font-size="10pt" fo:letter-spacing="normal" fo:font-style="normal" officeooo:rsid="00fdfb97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62" style:family="text">
      <style:text-properties fo:font-variant="normal" fo:text-transform="none" fo:color="#000000" style:font-name="Courier New" fo:font-size="10pt" fo:letter-spacing="normal" fo:font-style="normal" officeooo:rsid="023958f1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63" style:family="text">
      <style:text-properties fo:font-variant="normal" fo:text-transform="none" fo:color="#000000" style:font-name="Courier New" fo:font-size="10pt" fo:letter-spacing="normal" fo:font-style="normal" officeooo:rsid="0257d8ec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64" style:family="text">
      <style:text-properties fo:font-variant="normal" fo:text-transform="none" fo:color="#000000" style:font-name="Courier New" fo:font-size="10pt" fo:letter-spacing="normal" fo:font-style="normal" officeooo:rsid="025ade8b" fo:background-color="#fff2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165" style:family="text">
      <style:text-properties fo:font-variant="normal" fo:text-transform="none" fo:color="#000000" style:font-name="Courier New" fo:font-size="10pt" fo:letter-spacing="normal" fo:font-style="normal" fo:font-weight="bold" officeooo:rsid="00fdfb97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6" style:family="text">
      <style:text-properties fo:font-variant="normal" fo:text-transform="none" fo:color="#000000" style:font-name="Courier New" fo:font-size="10pt" fo:letter-spacing="normal" fo:font-style="normal" fo:font-weight="bold" officeooo:rsid="023958f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7" style:family="text">
      <style:text-properties fo:font-variant="normal" fo:text-transform="none" fo:color="#000000" style:font-name="Courier New" fo:font-size="10pt" fo:letter-spacing="normal" fo:font-style="normal" fo:font-weight="bold" officeooo:rsid="025ade8b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8" style:family="text">
      <style:text-properties fo:font-variant="normal" fo:text-transform="none" fo:color="#000000" style:font-name="Courier New" fo:font-size="10pt" fo:letter-spacing="normal" fo:font-style="normal" fo:font-weight="bold" officeooo:rsid="025bae09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69" style:family="text">
      <style:text-properties fo:font-variant="normal" fo:text-transform="none" fo:color="#000000" style:font-name="Courier New" fo:font-size="10pt" fo:letter-spacing="normal" fo:font-style="normal" fo:font-weight="bold" officeooo:rsid="025de7a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70" style:family="text">
      <style:text-properties fo:font-variant="normal" fo:text-transform="none" fo:color="#000000" style:font-name="Courier New" fo:font-size="10pt" fo:letter-spacing="normal" fo:font-style="normal" fo:font-weight="bold" officeooo:rsid="02616b59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71" style:family="text">
      <style:text-properties fo:font-variant="normal" fo:text-transform="none" fo:color="#000000" style:font-name="Courier New" fo:font-size="10pt" fo:letter-spacing="normal" style:text-underline-style="none" fo:font-weight="bold" officeooo:rsid="00fdfb97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72" style:family="text">
      <style:text-properties fo:font-variant="normal" fo:text-transform="none" fo:color="#000000" style:font-name="Courier New" fo:font-size="10pt" fo:letter-spacing="normal" style:text-underline-style="none" fo:font-weight="bold" officeooo:rsid="023958f1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73" style:family="text">
      <style:text-properties fo:font-variant="normal" fo:text-transform="none" fo:color="#000000" style:font-name="Courier New" fo:font-size="10pt" fo:letter-spacing="normal" style:text-underline-style="none" fo:font-weight="bold" officeooo:rsid="0258c298" fo:background-color="#fff200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74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fb32a7" fo:background-color="transparent" loext:char-shading-value="0" style:language-asian="de" style:country-asian="DE" style:font-weight-asian="bold" style:font-name-complex="Courier New2" style:font-weight-complex="bold"/>
    </style:style>
    <style:style style:name="T3175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7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77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78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79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73a5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0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1c631a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1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2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9e842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3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45555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4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85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86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187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188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189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1cdb0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0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07ce126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1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95d0ba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2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03b1bcc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3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0520c8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4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c631a3" fo:background-color="#d4ea6b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5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032e2de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6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045555a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7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c631a3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8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1cdb01" fo:background-color="#cccccc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199" style:family="text">
      <style:text-properties fo:font-variant="normal" fo:text-transform="none" fo:color="#000000" style:font-name="Courier New1" fo:font-size="10pt" fo:letter-spacing="normal" fo:font-style="normal" style:text-underline-style="none" fo:font-weight="bold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0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95d0ba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1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ef07d8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2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c631a3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3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f3140c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4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201cc12" fo:background-color="#fe7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5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201cc12" fo:background-color="#00fe7f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6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20aed95" fo:background-color="#ff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7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20aed95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8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201cc12" fo:background-color="#00ff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09" style:family="text">
      <style:text-properties fo:font-variant="normal" fo:text-transform="none" fo:color="#000000" style:font-name="Courier New1" fo:font-size="10pt" fo:letter-spacing="normal" fo:font-style="normal" officeooo:rsid="0201cc12" fo:background-color="#00ff00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1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a34f3" fo:background-color="transparent" loext:char-shading-value="0" style:language-asian="de" style:country-asian="DE" style:font-style-asian="normal" style:font-name-complex="Courier New2" style:font-style-complex="normal"/>
    </style:style>
    <style:style style:name="T321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73a59" fo:background-color="transparent" loext:char-shading-value="0" style:language-asian="de" style:country-asian="DE" style:font-style-asian="normal" style:font-name-complex="Courier New2" style:font-style-complex="normal"/>
    </style:style>
    <style:style style:name="T321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af784" fo:background-color="transparent" loext:char-shading-value="0" style:language-asian="de" style:country-asian="DE"/>
    </style:style>
    <style:style style:name="T321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fb32a7" fo:background-color="transparent" loext:char-shading-value="0" style:language-asian="de" style:country-asian="DE" style:font-weight-asian="bold" style:font-name-complex="Courier New2" style:font-weight-complex="bold"/>
    </style:style>
    <style:style style:name="T321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7af784" fo:background-color="transparent" loext:char-shading-value="0" style:language-asian="de" style:country-asian="DE" style:font-weight-asian="bold" style:font-weight-complex="bold"/>
    </style:style>
    <style:style style:name="T321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3a34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1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373a59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17" style:family="text">
      <style:text-properties fo:font-variant="normal" fo:text-transform="none" fo:color="#000000" fo:letter-spacing="normal" fo:font-style="normal" fo:font-weight="bold" officeooo:rsid="007ce126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18" style:family="text">
      <style:text-properties fo:font-variant="normal" fo:text-transform="none" fo:color="#000000" fo:letter-spacing="normal" fo:font-style="normal" fo:font-weight="bold" officeooo:rsid="0195d0ba" fo:background-color="#d4ea6b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19" style:family="text">
      <style:text-properties fo:font-variant="normal" fo:text-transform="none" fo:color="#000000" fo:letter-spacing="normal" fo:font-style="normal" fo:font-weight="bold" officeooo:rsid="007ce126" fo:background-color="#cccccc" loext:char-shading-value="0" style:font-weight-asian="bold" style:font-weight-complex="bold"/>
    </style:style>
    <style:style style:name="T3220" style:family="text">
      <style:text-properties fo:font-variant="normal" fo:text-transform="none" fo:color="#000000" fo:letter-spacing="normal" fo:font-style="normal" fo:font-weight="bold" officeooo:rsid="007af784" fo:background-color="#cccccc" loext:char-shading-value="0" style:font-weight-asian="bold" style:font-weight-complex="bold"/>
    </style:style>
    <style:style style:name="T3221" style:family="text">
      <style:text-properties fo:font-variant="normal" fo:text-transform="none" fo:color="#000000" fo:letter-spacing="normal" fo:font-style="normal" fo:font-weight="bold" officeooo:rsid="003a34f3" fo:background-color="#cccccc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22" style:family="text">
      <style:text-properties fo:font-variant="normal" fo:text-transform="none" fo:color="#000000" fo:letter-spacing="normal" fo:font-style="normal" fo:font-weight="bold" officeooo:rsid="00373a59" fo:background-color="#cccccc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23" style:family="text">
      <style:text-properties fo:font-variant="normal" fo:text-transform="none" fo:color="#000000" fo:letter-spacing="normal" fo:font-style="normal" fo:font-weight="bold" officeooo:rsid="007ce126" fo:background-color="#cccccc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24" style:family="text">
      <style:text-properties fo:font-variant="normal" fo:text-transform="none" fo:color="#000000" fo:letter-spacing="normal" fo:font-style="normal" fo:font-weight="bold" officeooo:rsid="01ef07d8" fo:background-color="#fe7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25" style:family="text">
      <style:text-properties fo:font-variant="normal" fo:text-transform="none" fo:color="#000000" fo:letter-spacing="normal" fo:font-style="normal" fo:font-weight="bold" officeooo:rsid="0202a76c" fo:background-color="#ff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26" style:family="text">
      <style:text-properties fo:font-variant="normal" fo:text-transform="none" fo:color="#000000" fo:letter-spacing="normal" fo:font-style="normal" fo:font-weight="bold" officeooo:rsid="0201cc12" fo:background-color="#00ff00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227" style:family="text">
      <style:text-properties fo:font-variant="normal" fo:text-transform="none" fo:color="#000000" fo:letter-spacing="normal" fo:font-style="normal" officeooo:rsid="007af784" fo:background-color="#cccccc" loext:char-shading-value="0"/>
    </style:style>
    <style:style style:name="T3228" style:family="text">
      <style:text-properties fo:font-variant="normal" fo:text-transform="none" fo:color="#000000" fo:letter-spacing="normal" fo:font-style="normal" officeooo:rsid="007af784" fo:background-color="transparent" loext:char-shading-value="0" style:language-asian="de" style:country-asian="DE"/>
    </style:style>
    <style:style style:name="T3229" style:family="text">
      <style:text-properties fo:font-variant="normal" fo:text-transform="none" fo:color="#000000" fo:letter-spacing="normal" fo:font-style="normal" officeooo:rsid="003a34f3" fo:background-color="transparent" loext:char-shading-value="0" style:language-asian="de" style:country-asian="DE" style:font-style-asian="normal" style:font-name-complex="Courier New2" style:font-style-complex="normal"/>
    </style:style>
    <style:style style:name="T3230" style:family="text">
      <style:text-properties fo:font-variant="normal" fo:text-transform="none" fo:color="#000000" fo:letter-spacing="normal" fo:font-style="normal" officeooo:rsid="00373a59" fo:background-color="transparent" loext:char-shading-value="0" style:language-asian="de" style:country-asian="DE" style:font-style-asian="normal" style:font-name-complex="Courier New2" style:font-style-complex="normal"/>
    </style:style>
    <style:style style:name="T3231" style:family="text">
      <style:text-properties fo:font-variant="normal" fo:text-transform="none" fo:color="#000000" fo:font-size="10pt" fo:letter-spacing="normal" fo:font-style="normal" officeooo:rsid="007af784" style:font-size-asian="10pt" style:language-asian="de" style:country-asian="DE" style:font-size-complex="10pt"/>
    </style:style>
    <style:style style:name="T3232" style:family="text">
      <style:text-properties fo:font-variant="normal" fo:text-transform="none" fo:color="#000000" fo:font-size="10pt" fo:letter-spacing="normal" fo:font-style="normal" officeooo:rsid="003a34f3" style:font-size-asian="10pt" style:language-asian="de" style:country-asian="DE" style:font-style-asian="normal" style:font-name-complex="Courier New2" style:font-size-complex="10pt" style:font-style-complex="normal"/>
    </style:style>
    <style:style style:name="T3233" style:family="text">
      <style:text-properties fo:font-variant="normal" fo:text-transform="none" fo:color="#000000" fo:font-size="10pt" fo:letter-spacing="normal" fo:font-style="normal" officeooo:rsid="00373a59" style:font-size-asian="10pt" style:language-asian="de" style:country-asian="DE" style:font-style-asian="normal" style:font-name-complex="Courier New2" style:font-size-complex="10pt" style:font-style-complex="normal"/>
    </style:style>
    <style:style style:name="T3234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7af78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235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36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37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38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39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373a5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0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1c631a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1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2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9e842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3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45555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4" style:family="text">
      <style:text-properties fo:font-variant="normal" fo:text-transform="none" fo:color="#000000" fo:font-size="10pt" fo:letter-spacing="normal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5" style:family="text">
      <style:text-properties fo:font-variant="normal" fo:text-transform="none" fo:color="#000000" fo:font-size="10pt" fo:letter-spacing="normal" fo:font-style="normal" style:text-underline-style="none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46" style:family="text">
      <style:text-properties fo:font-variant="normal" fo:text-transform="none" fo:color="#000000" fo:font-size="10pt" fo:letter-spacing="normal" fo:font-style="normal" style:text-underline-style="none" fo:font-weight="bold" officeooo:rsid="011cdb0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47" style:family="text">
      <style:text-properties fo:font-variant="normal" fo:text-transform="none" fo:color="#000000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48" style:family="text">
      <style:text-properties fo:font-variant="normal" fo:text-transform="none" fo:color="#000000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49" style:family="text">
      <style:text-properties fo:font-variant="normal" fo:text-transform="none" fo:color="#000000" fo:font-size="10pt" fo:letter-spacing="normal" fo:font-style="normal" style:text-underline-style="none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50" style:family="text">
      <style:text-properties fo:font-variant="normal" fo:text-transform="none" fo:color="#000000" fo:font-size="10pt" fo:letter-spacing="normal" fo:font-style="normal" fo:font-weight="bold" officeooo:rsid="007af78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251" style:family="text">
      <style:text-properties fo:font-variant="normal" fo:text-transform="none" fo:color="#000000" fo:font-size="10pt" fo:letter-spacing="normal" fo:font-style="normal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52" style:family="text">
      <style:text-properties fo:font-variant="normal" fo:text-transform="none" fo:color="#000000" fo:font-size="10pt" fo:letter-spacing="normal" fo:font-style="normal" fo:font-weight="bold" officeooo:rsid="00373a5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53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54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55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fb32a7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5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1c631a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57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11cdb0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58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9e8425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59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45555a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60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61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73a59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62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a1426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63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11cdb01" fo:background-color="transparent" loext:char-shading-value="0" style:font-size-asian="10pt" style:language-asian="de" style:country-asian="DE" style:font-name-complex="Courier New2" style:font-size-complex="10pt"/>
    </style:style>
    <style:style style:name="T3264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3265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fb32a7" fo:background-color="transparent" loext:char-shading-value="0" style:font-size-asian="10pt" style:language-asian="de" style:country-asian="DE" style:font-name-complex="Courier New2" style:font-size-complex="10pt"/>
    </style:style>
    <style:style style:name="T326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1c631a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67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11cdb0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68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9e8425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69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45555a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70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3a34f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71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373a59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72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officeooo:rsid="00a1426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273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11cdb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74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75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7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1c631a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77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11cdb0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78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79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45555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0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3a34f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1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373a59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2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3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84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5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1c631a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6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7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45555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8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3a34f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89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373a59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90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291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92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11cdb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93" style:family="text">
      <style:text-properties fo:font-variant="normal" fo:text-transform="none" fo:color="#000000" style:font-name="Courier New1" fo:font-size="10pt" fo:letter-spacing="normal" fo:font-style="normal" style:text-underline-style="none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294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1cdb0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95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0a14261" fo:background-color="transparent" loext:char-shading-value="0" style:font-size-asian="10pt" style:language-asian="de" style:country-asian="DE" style:font-weight-asian="bold" style:font-name-complex="Courier New2" style:font-size-complex="10pt" style:font-weight-complex="bold"/>
    </style:style>
    <style:style style:name="T3296" style:family="text">
      <style:text-properties fo:font-variant="normal" fo:text-transform="none" fo:color="#000000" style:font-name="Courier New1" fo:font-size="10pt" fo:letter-spacing="normal" fo:font-style="normal" style:text-underline-style="none" fo:font-weight="bold" officeooo:rsid="011cdb0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297" style:family="text">
      <style:text-properties fo:font-variant="normal" fo:text-transform="none" fo:color="#000000" style:font-name="Courier New1" fo:font-size="10pt" fo:letter-spacing="normal" fo:font-style="normal" style:text-underline-style="none" officeooo:rsid="011cdb01" fo:background-color="transparent" loext:char-shading-value="0" style:font-size-asian="10pt" style:language-asian="de" style:country-asian="DE" style:font-name-complex="Courier New2" style:font-size-complex="10pt"/>
    </style:style>
    <style:style style:name="T3298" style:family="text">
      <style:text-properties fo:font-variant="normal" fo:text-transform="none" fo:color="#000000" style:font-name="Courier New1" fo:font-size="10pt" fo:letter-spacing="normal" fo:font-style="normal" style:text-underline-style="none" officeooo:rsid="00a14261" fo:background-color="transparent" loext:char-shading-value="0" style:font-size-asian="10pt" style:language-asian="de" style:country-asian="DE" style:font-name-complex="Courier New2" style:font-size-complex="10pt"/>
    </style:style>
    <style:style style:name="T3299" style:family="text">
      <style:text-properties fo:font-variant="normal" fo:text-transform="none" fo:color="#000000" style:font-name="Courier New1" fo:font-size="10pt" fo:letter-spacing="normal" fo:font-style="normal" style:text-underline-style="none" officeooo:rsid="011cdb0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300" style:family="text">
      <style:text-properties fo:font-variant="normal" fo:text-transform="none" fo:color="#000000" style:font-name="Courier New1" fo:font-size="10pt" fo:letter-spacing="normal" fo:font-style="normal" fo:font-weight="normal" officeooo:rsid="011cdb0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01" style:family="text">
      <style:text-properties fo:font-variant="normal" fo:text-transform="none" fo:color="#000000" style:font-name="Courier New1" fo:font-size="10pt" fo:letter-spacing="normal" fo:font-style="normal" fo:font-weight="normal" officeooo:rsid="00a14261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02" style:family="text">
      <style:text-properties fo:font-variant="normal" fo:text-transform="none" fo:color="#000000" style:font-name="Courier New1" fo:font-size="10pt" fo:letter-spacing="normal" fo:font-style="normal" fo:font-weight="normal" officeooo:rsid="00fb32a7" fo:background-color="transparent" loext:char-shading-value="0" style:font-size-asian="10pt" style:language-asian="de" style:country-asian="DE" style:font-weight-asian="normal" style:font-name-complex="Courier New2" style:font-size-complex="10pt" style:font-weight-complex="normal"/>
    </style:style>
    <style:style style:name="T3303" style:family="text">
      <style:text-properties fo:font-variant="normal" fo:text-transform="none" fo:color="#000000" style:font-name="Courier New1" fo:font-size="10pt" fo:letter-spacing="normal" fo:font-style="normal" fo:font-weight="normal" officeooo:rsid="01c631a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04" style:family="text">
      <style:text-properties fo:font-variant="normal" fo:text-transform="none" fo:color="#000000" style:font-name="Courier New1" fo:font-size="10pt" fo:letter-spacing="normal" fo:font-style="normal" fo:font-weight="normal" officeooo:rsid="011cdb0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05" style:family="text">
      <style:text-properties fo:font-variant="normal" fo:text-transform="none" fo:color="#000000" style:font-name="Courier New1" fo:font-size="10pt" fo:letter-spacing="normal" fo:font-style="normal" fo:font-weight="normal" officeooo:rsid="009e8425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06" style:family="text">
      <style:text-properties fo:font-variant="normal" fo:text-transform="none" fo:color="#000000" style:font-name="Courier New1" fo:font-size="10pt" fo:letter-spacing="normal" fo:font-style="normal" fo:font-weight="normal" officeooo:rsid="0045555a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07" style:family="text">
      <style:text-properties fo:font-variant="normal" fo:text-transform="none" fo:color="#000000" style:font-name="Courier New1" fo:font-size="10pt" fo:letter-spacing="normal" fo:font-style="normal" fo:font-weight="normal" officeooo:rsid="003a34f3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08" style:family="text">
      <style:text-properties fo:font-variant="normal" fo:text-transform="none" fo:color="#000000" style:font-name="Courier New1" fo:font-size="10pt" fo:letter-spacing="normal" fo:font-style="normal" fo:font-weight="normal" officeooo:rsid="00373a59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09" style:family="text">
      <style:text-properties fo:font-variant="normal" fo:text-transform="none" fo:color="#000000" style:font-name="Courier New1" fo:font-size="10pt" fo:letter-spacing="normal" fo:font-style="normal" fo:font-weight="normal" officeooo:rsid="00a14261" fo:background-color="transparent" loext:char-shading-value="0" style:font-size-asian="10pt" style:language-asian="de" style:country-asian="DE" style:font-style-asian="normal" style:font-weight-asian="normal" style:font-name-complex="Courier New2" style:font-size-complex="10pt" style:font-style-complex="normal" style:font-weight-complex="normal"/>
    </style:style>
    <style:style style:name="T3310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fb32a7" fo:background-color="transparent" loext:char-shading-value="0" style:language-asian="de" style:country-asian="DE" style:font-weight-asian="bold" style:font-name-complex="Courier New2" style:font-weight-complex="bold"/>
    </style:style>
    <style:style style:name="T3311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11cdb01" fo:background-color="transparent" loext:char-shading-value="0" style:language-asian="de" style:country-asian="DE" style:font-weight-asian="bold" style:font-name-complex="Courier New2" style:font-weight-complex="bold"/>
    </style:style>
    <style:style style:name="T3312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weight-asian="bold" style:font-name-complex="Courier New2" style:font-weight-complex="bold"/>
    </style:style>
    <style:style style:name="T3313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1c631a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14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11cdb0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15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9e8425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16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45555a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17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3a34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18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373a59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19" style:family="text">
      <style:text-properties fo:font-variant="normal" fo:text-transform="none" fo:color="#000000" style:font-name="Courier New1" fo:letter-spacing="normal" fo:font-style="normal" style:text-underline-style="solid" style:text-underline-width="auto" style:text-underline-color="font-color" fo:font-weight="bold" officeooo:rsid="00a1426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20" style:family="text">
      <style:text-properties fo:font-variant="normal" fo:text-transform="none" fo:color="#000000" style:font-name="Courier New1" fo:letter-spacing="normal" fo:font-style="normal" style:text-underline-style="none" fo:font-weight="normal" officeooo:rsid="011cdb01" fo:background-color="transparent" loext:char-shading-value="0" style:language-asian="de" style:country-asian="DE" style:font-weight-asian="bold" style:font-name-complex="Courier New2" style:font-weight-complex="bold"/>
    </style:style>
    <style:style style:name="T3321" style:family="text">
      <style:text-properties fo:font-variant="normal" fo:text-transform="none" fo:color="#000000" style:font-name="Courier New1" fo:letter-spacing="normal" fo:font-style="normal" style:text-underline-style="none" fo:font-weight="normal" officeooo:rsid="011cdb0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2" style:family="text">
      <style:text-properties fo:font-variant="normal" fo:text-transform="none" fo:color="#000000" style:font-name="Courier New1" fo:letter-spacing="normal" fo:font-style="normal" style:text-underline-style="none" fo:font-weight="normal" officeooo:rsid="01c631a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3" style:family="text">
      <style:text-properties fo:font-variant="normal" fo:text-transform="none" fo:color="#000000" style:font-name="Courier New1" fo:letter-spacing="normal" fo:font-style="normal" style:text-underline-style="none" fo:font-weight="normal" officeooo:rsid="009e8425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4" style:family="text">
      <style:text-properties fo:font-variant="normal" fo:text-transform="none" fo:color="#000000" style:font-name="Courier New1" fo:letter-spacing="normal" fo:font-style="normal" style:text-underline-style="none" fo:font-weight="normal" officeooo:rsid="0045555a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5" style:family="text">
      <style:text-properties fo:font-variant="normal" fo:text-transform="none" fo:color="#000000" style:font-name="Courier New1" fo:letter-spacing="normal" fo:font-style="normal" style:text-underline-style="none" fo:font-weight="normal" officeooo:rsid="003a34f3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6" style:family="text">
      <style:text-properties fo:font-variant="normal" fo:text-transform="none" fo:color="#000000" style:font-name="Courier New1" fo:letter-spacing="normal" fo:font-style="normal" style:text-underline-style="none" fo:font-weight="normal" officeooo:rsid="00373a59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7" style:family="text">
      <style:text-properties fo:font-variant="normal" fo:text-transform="none" fo:color="#000000" style:font-name="Courier New1" fo:letter-spacing="normal" fo:font-style="normal" style:text-underline-style="none" fo:font-weight="normal" officeooo:rsid="00a14261" fo:background-color="transparent" loext:char-shading-value="0" style:language-asian="de" style:country-asian="DE" style:font-style-asian="normal" style:font-weight-asian="normal" style:font-name-complex="Courier New2" style:font-style-complex="normal" style:font-weight-complex="normal"/>
    </style:style>
    <style:style style:name="T3328" style:family="text">
      <style:text-properties fo:font-variant="normal" fo:text-transform="none" fo:color="#000000" style:font-name="Courier New1" fo:letter-spacing="normal" fo:font-style="normal" style:text-underline-style="none" fo:font-weight="normal" officeooo:rsid="00a14261" fo:background-color="transparent" loext:char-shading-value="0" style:language-asian="de" style:country-asian="DE" style:font-weight-asian="normal" style:font-name-complex="Courier New2" style:font-weight-complex="normal"/>
    </style:style>
    <style:style style:name="T3329" style:family="text">
      <style:text-properties fo:font-variant="normal" fo:text-transform="none" fo:color="#000000" style:font-name="Courier New1" fo:letter-spacing="normal" fo:font-style="normal" style:text-underline-style="none" fo:font-weight="normal" officeooo:rsid="011cdb01" fo:background-color="transparent" loext:char-shading-value="0" style:language-asian="de" style:country-asian="DE" style:font-weight-asian="normal" style:font-name-complex="Courier New2" style:font-weight-complex="normal"/>
    </style:style>
    <style:style style:name="T3330" style:family="text">
      <style:text-properties fo:font-variant="normal" fo:text-transform="none" fo:color="#000000" style:font-name="Courier New1" fo:letter-spacing="normal" fo:font-style="normal" style:text-underline-style="none" fo:font-weight="normal" officeooo:rsid="00fb32a7" fo:background-color="transparent" loext:char-shading-value="0" style:language-asian="de" style:country-asian="DE" style:font-weight-asian="normal" style:font-name-complex="Courier New2" style:font-weight-complex="normal"/>
    </style:style>
    <style:style style:name="T3331" style:family="text">
      <style:text-properties fo:font-variant="normal" fo:text-transform="none" fo:color="#000000" style:font-name="Courier New1" fo:letter-spacing="normal" fo:font-style="normal" style:text-underline-style="none" fo:font-weight="bold" officeooo:rsid="011cdb01" fo:background-color="transparent" loext:char-shading-value="0" style:language-asian="de" style:country-asian="DE" style:font-weight-asian="bold" style:font-name-complex="Courier New2" style:font-weight-complex="bold"/>
    </style:style>
    <style:style style:name="T3332" style:family="text">
      <style:text-properties fo:font-variant="normal" fo:text-transform="none" fo:color="#000000" style:font-name="Courier New1" fo:letter-spacing="normal" fo:font-style="normal" style:text-underline-style="none" fo:font-weight="bold" officeooo:rsid="011cdb0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333" style:family="text">
      <style:text-properties fo:font-variant="normal" fo:text-transform="none" style:font-name="Courier New1" fo:letter-spacing="normal" officeooo:rsid="00a14261" fo:background-color="transparent" loext:char-shading-value="0"/>
    </style:style>
    <style:style style:name="T3334" style:family="text">
      <style:text-properties fo:font-variant="normal" fo:text-transform="none" fo:color="#ffff00" fo:font-size="10pt" fo:letter-spacing="normal" officeooo:rsid="008180ce" fo:background-color="#0000b0" loext:char-shading-value="0" style:font-size-asian="10pt" style:font-size-complex="10pt"/>
    </style:style>
    <style:style style:name="T3335" style:family="text">
      <style:text-properties fo:font-variant="normal" fo:text-transform="none" fo:color="#ffff00" fo:font-size="10pt" fo:letter-spacing="normal" officeooo:rsid="0227e06e" fo:background-color="#0000b0" loext:char-shading-value="0" style:font-size-asian="10pt" style:font-size-complex="10pt"/>
    </style:style>
    <style:style style:name="T3336" style:family="text">
      <style:text-properties fo:font-variant="normal" fo:text-transform="none" fo:color="#ffff00" fo:font-size="10pt" fo:letter-spacing="normal" officeooo:rsid="01ac8e8f" fo:background-color="#0000b0" loext:char-shading-value="0" style:font-size-asian="10pt" style:font-size-complex="10pt"/>
    </style:style>
    <style:style style:name="T3337" style:family="text">
      <style:text-properties fo:font-variant="normal" fo:text-transform="none" fo:color="#ffff00" fo:font-size="10pt" fo:letter-spacing="normal" officeooo:rsid="023958f1" fo:background-color="#0000b0" loext:char-shading-value="0" style:font-size-asian="10pt" style:font-size-complex="10pt"/>
    </style:style>
    <style:style style:name="T3338" style:family="text">
      <style:text-properties fo:font-variant="normal" fo:text-transform="none" style:font-name="Courier New" fo:font-size="10pt" fo:letter-spacing="normal" fo:font-style="normal" officeooo:rsid="00fdfb97" fo:background-color="#fff200" loext:char-shading-value="0" style:font-size-asian="10pt" style:font-style-asian="normal" style:font-size-complex="10pt" style:font-style-complex="normal"/>
    </style:style>
    <style:style style:name="T3339" style:family="text">
      <style:text-properties fo:font-variant="normal" fo:text-transform="none" style:font-name="Courier New" fo:font-size="10pt" fo:letter-spacing="normal" fo:font-style="normal" officeooo:rsid="023958f1" fo:background-color="#fff200" loext:char-shading-value="0" style:font-size-asian="10pt" style:font-style-asian="normal" style:font-size-complex="10pt" style:font-style-complex="normal"/>
    </style:style>
    <style:style style:name="T3340" style:family="text">
      <style:text-properties fo:font-variant="normal" fo:text-transform="none" style:font-name="Courier New" fo:font-size="10pt" fo:letter-spacing="normal" fo:font-style="normal" officeooo:rsid="025de7a1" fo:background-color="#fff200" loext:char-shading-value="0" style:font-size-asian="10pt" style:font-style-asian="normal" style:font-size-complex="10pt" style:font-style-complex="normal"/>
    </style:style>
    <style:style style:name="T3341" style:family="text">
      <style:text-properties fo:font-variant="normal" fo:text-transform="none" style:font-name="Courier New" fo:font-size="10pt" fo:letter-spacing="normal" fo:font-style="normal" style:text-underline-style="none" fo:font-weight="bold" officeooo:rsid="00fdfb97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42" style:family="text">
      <style:text-properties fo:font-variant="normal" fo:text-transform="none" style:font-name="Courier New" fo:font-size="10pt" fo:letter-spacing="normal" fo:font-style="normal" style:text-underline-style="none" fo:font-weight="bold" officeooo:rsid="023958f1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43" style:family="text">
      <style:text-properties fo:font-variant="normal" fo:text-transform="none" style:font-name="Courier New" fo:font-size="10pt" fo:letter-spacing="normal" fo:font-style="normal" style:text-underline-style="none" fo:font-weight="bold" officeooo:rsid="025a7e1b" fo:background-color="#fff200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344" style:family="text">
      <style:text-properties fo:font-variant="normal" fo:text-transform="none" fo:font-size="10pt" fo:letter-spacing="normal" fo:font-style="normal" officeooo:rsid="00fdfb97" fo:background-color="#fff200" loext:char-shading-value="0" style:font-size-asian="10pt" style:font-style-asian="normal" style:font-size-complex="10pt" style:font-style-complex="normal" style:font-weight-complex="bold"/>
    </style:style>
    <style:style style:name="T3345" style:family="text">
      <style:text-properties fo:font-variant="normal" fo:text-transform="none" fo:font-size="10pt" fo:letter-spacing="normal" fo:font-style="normal" officeooo:rsid="023958f1" fo:background-color="#fff200" loext:char-shading-value="0" style:font-size-asian="10pt" style:font-style-asian="normal" style:font-size-complex="10pt" style:font-style-complex="normal" style:font-weight-complex="bold"/>
    </style:style>
    <style:style style:name="T3346" style:family="text">
      <style:text-properties fo:font-variant="normal" fo:text-transform="none" fo:font-size="10pt" fo:letter-spacing="normal" fo:font-style="normal" officeooo:rsid="025aa475" fo:background-color="#fff200" loext:char-shading-value="0" style:font-size-asian="10pt" style:font-style-asian="normal" style:font-size-complex="10pt" style:font-style-complex="normal" style:font-weight-complex="bold"/>
    </style:style>
    <style:style style:name="T3347" style:family="text">
      <style:text-properties officeooo:rsid="006d1efa"/>
    </style:style>
    <style:style style:name="T3348" style:family="text">
      <style:text-properties fo:font-weight="normal" fo:background-color="transparent" loext:char-shading-value="0" style:font-weight-asian="normal" style:font-weight-complex="normal"/>
    </style:style>
    <style:style style:name="T3349" style:family="text">
      <style:text-properties fo:font-weight="normal" officeooo:rsid="00c8e15b" fo:background-color="transparent" loext:char-shading-value="0" style:font-weight-asian="normal" style:font-weight-complex="normal"/>
    </style:style>
    <style:style style:name="T3350" style:family="text">
      <style:text-properties fo:font-weight="normal" style:font-weight-asian="normal" style:font-weight-complex="normal"/>
    </style:style>
    <style:style style:name="T3351" style:family="text">
      <style:text-properties fo:font-weight="normal" officeooo:rsid="018eab2c" style:language-asian="de" style:country-asian="DE" style:font-weight-asian="normal" style:font-weight-complex="normal"/>
    </style:style>
    <style:style style:name="T3352" style:family="text">
      <style:text-properties fo:font-weight="normal" officeooo:rsid="01b245ae" style:language-asian="de" style:country-asian="DE" style:font-weight-asian="normal" style:font-weight-complex="normal"/>
    </style:style>
    <style:style style:name="T3353" style:family="text">
      <style:text-properties fo:background-color="transparent" loext:char-shading-value="0"/>
    </style:style>
    <style:style style:name="T3354" style:family="text">
      <style:text-properties fo:background-color="transparent" loext:char-shading-value="0" style:font-name-complex="Courier New2"/>
    </style:style>
    <style:style style:name="T3355" style:family="text">
      <style:text-properties officeooo:rsid="00d8d6e8" fo:background-color="transparent" loext:char-shading-value="0" style:font-name-complex="Courier New2"/>
    </style:style>
    <style:style style:name="T3356" style:family="text">
      <style:text-properties officeooo:rsid="00a6c837" fo:background-color="transparent" loext:char-shading-value="0" style:font-name-complex="Courier New2"/>
    </style:style>
    <style:style style:name="T3357" style:family="text">
      <style:text-properties officeooo:rsid="00db1ea9" fo:background-color="transparent" loext:char-shading-value="0" style:font-name-complex="Courier New2"/>
    </style:style>
    <style:style style:name="T3358" style:family="text">
      <style:text-properties officeooo:rsid="011367e7" fo:background-color="transparent" loext:char-shading-value="0" style:font-name-complex="Courier New2"/>
    </style:style>
    <style:style style:name="T3359" style:family="text">
      <style:text-properties officeooo:rsid="00c8e15b" fo:background-color="transparent" loext:char-shading-value="0"/>
    </style:style>
    <style:style style:name="T3360" style:family="text">
      <style:text-properties officeooo:rsid="00d4a340" fo:background-color="transparent" loext:char-shading-value="0"/>
    </style:style>
    <style:style style:name="T3361" style:family="text">
      <style:text-properties officeooo:rsid="00a6c837" fo:background-color="transparent" loext:char-shading-value="0"/>
    </style:style>
    <style:style style:name="T3362" style:family="text">
      <style:text-properties fo:background-color="transparent" loext:char-shading-value="0" style:language-asian="de" style:country-asian="DE"/>
    </style:style>
    <style:style style:name="T3363" style:family="text">
      <style:text-properties officeooo:rsid="018adc61" fo:background-color="transparent" loext:char-shading-value="0" style:language-asian="de" style:country-asian="DE"/>
    </style:style>
    <style:style style:name="T3364" style:family="text">
      <style:text-properties officeooo:rsid="021321ad" fo:background-color="transparent" loext:char-shading-value="0" style:language-asian="de" style:country-asian="DE"/>
    </style:style>
    <style:style style:name="T3365" style:family="text">
      <style:text-properties officeooo:rsid="0195d0ba" fo:background-color="transparent" loext:char-shading-value="0" style:language-asian="de" style:country-asian="DE"/>
    </style:style>
    <style:style style:name="T3366" style:family="text">
      <style:text-properties officeooo:rsid="02113209" fo:background-color="transparent" loext:char-shading-value="0"/>
    </style:style>
    <style:style style:name="T3367" style:family="text">
      <style:text-properties officeooo:rsid="01289d85"/>
    </style:style>
    <style:style style:name="T3368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3369" style:family="text">
      <style:text-properties style:text-line-through-style="none" style:text-line-through-type="none" style:text-underline-style="solid" style:text-underline-width="auto" style:text-underline-color="font-color" fo:font-weight="bold" officeooo:rsid="01289d85" style:font-weight-asian="bold" style:font-weight-complex="bold"/>
    </style:style>
    <style:style style:name="T3370" style:family="text">
      <style:text-properties style:text-line-through-style="none" style:text-line-through-type="none" style:text-underline-style="solid" style:text-underline-width="auto" style:text-underline-color="font-color" fo:font-weight="bold" officeooo:rsid="0129aa53" style:font-weight-asian="bold" style:font-weight-complex="bold"/>
    </style:style>
    <style:style style:name="T3371" style:family="text">
      <style:text-properties style:text-line-through-style="none" style:text-line-through-type="none" style:text-underline-style="solid" style:text-underline-width="auto" style:text-underline-color="font-color" fo:font-weight="bold" officeooo:rsid="02198a68" style:font-weight-asian="bold" style:font-weight-complex="bold"/>
    </style:style>
    <style:style style:name="T3372" style:family="text">
      <style:text-properties style:text-line-through-style="none" style:text-line-through-type="none" style:font-name="Courier New1" style:text-underline-style="solid" style:text-underline-width="auto" style:text-underline-color="font-color"/>
    </style:style>
    <style:style style:name="T3373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bold" style:font-weight-asian="bold" style:font-weight-complex="bold"/>
    </style:style>
    <style:style style:name="T3374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bold" officeooo:rsid="01289d85" style:font-weight-asian="bold" style:font-weight-complex="bold"/>
    </style:style>
    <style:style style:name="T3375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bold" officeooo:rsid="0129aa53" style:font-weight-asian="bold" style:font-weight-complex="bold"/>
    </style:style>
    <style:style style:name="T3376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bold" officeooo:rsid="02198a68" style:font-weight-asian="bold" style:font-weight-complex="bold"/>
    </style:style>
    <style:style style:name="T3377" style:family="text">
      <style:text-properties style:text-line-through-style="none" style:text-line-through-type="none" style:font-name="Courier New1" style:text-underline-style="solid" style:text-underline-width="auto" style:text-underline-color="font-color" officeooo:rsid="01289d85"/>
    </style:style>
    <style:style style:name="T3378" style:family="text">
      <style:text-properties style:text-line-through-style="none" style:text-line-through-type="none" style:font-name="Courier New1" style:text-underline-style="solid" style:text-underline-width="auto" style:text-underline-color="font-color" officeooo:rsid="0129aa53"/>
    </style:style>
    <style:style style:name="T3379" style:family="text">
      <style:text-properties style:text-line-through-style="none" style:text-line-through-type="none" style:font-name="Courier New1" style:text-underline-style="solid" style:text-underline-width="auto" style:text-underline-color="font-color" officeooo:rsid="02198a68"/>
    </style:style>
    <style:style style:name="T3380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normal" style:font-weight-asian="normal" style:font-weight-complex="normal"/>
    </style:style>
    <style:style style:name="T3381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normal" officeooo:rsid="01289d85" style:font-weight-asian="normal" style:font-weight-complex="normal"/>
    </style:style>
    <style:style style:name="T3382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normal" officeooo:rsid="0129aa53" style:font-weight-asian="normal" style:font-weight-complex="normal"/>
    </style:style>
    <style:style style:name="T3383" style:family="text">
      <style:text-properties style:text-line-through-style="none" style:text-line-through-type="none" style:font-name="Courier New1" style:text-underline-style="solid" style:text-underline-width="auto" style:text-underline-color="font-color" fo:font-weight="normal" officeooo:rsid="02198a68" style:font-weight-asian="normal" style:font-weight-complex="normal"/>
    </style:style>
    <style:style style:name="T3384" style:family="text">
      <style:text-properties style:text-line-through-style="none" style:text-line-through-type="none" style:font-name="Courier New1" fo:font-weight="normal" style:font-weight-asian="normal" style:font-weight-complex="normal"/>
    </style:style>
    <style:style style:name="T3385" style:family="text">
      <style:text-properties style:text-line-through-style="none" style:text-line-through-type="none" style:font-name="Courier New1" fo:font-weight="normal" officeooo:rsid="01289d85" style:font-weight-asian="normal" style:font-weight-complex="normal"/>
    </style:style>
    <style:style style:name="T3386" style:family="text">
      <style:text-properties style:text-line-through-style="none" style:text-line-through-type="none" style:font-name="Courier New1" fo:font-weight="normal" officeooo:rsid="0129aa53" style:font-weight-asian="normal" style:font-weight-complex="normal"/>
    </style:style>
    <style:style style:name="T3387" style:family="text">
      <style:text-properties style:text-line-through-style="none" style:text-line-through-type="none" style:font-name="Courier New1" fo:font-weight="normal" officeooo:rsid="02198a68" style:font-weight-asian="normal" style:font-weight-complex="normal"/>
    </style:style>
    <style:style style:name="T3388" style:family="text">
      <style:text-properties style:text-line-through-style="none" style:text-line-through-type="none" style:font-name="Courier New1" style:text-underline-style="none" fo:font-weight="normal" style:font-weight-asian="normal" style:font-weight-complex="normal"/>
    </style:style>
    <style:style style:name="T3389" style:family="text">
      <style:text-properties style:text-line-through-style="none" style:text-line-through-type="none" style:font-name="Courier New1" style:text-underline-style="none" fo:font-weight="normal" officeooo:rsid="01289d85" style:font-weight-asian="normal" style:font-weight-complex="normal"/>
    </style:style>
    <style:style style:name="T3390" style:family="text">
      <style:text-properties style:text-line-through-style="none" style:text-line-through-type="none" style:font-name="Courier New1" style:text-underline-style="none" fo:font-weight="normal" officeooo:rsid="0129aa53" style:font-weight-asian="normal" style:font-weight-complex="normal"/>
    </style:style>
    <style:style style:name="T3391" style:family="text">
      <style:text-properties style:text-line-through-style="none" style:text-line-through-type="none" style:font-name="Courier New1" style:text-underline-style="none" fo:font-weight="normal" officeooo:rsid="02198a68" style:font-weight-asian="normal" style:font-weight-complex="normal"/>
    </style:style>
    <style:style style:name="T3392" style:family="text">
      <style:text-properties style:language-asian="de" style:country-asian="DE"/>
    </style:style>
    <style:style style:name="T3393" style:family="text">
      <style:text-properties officeooo:rsid="0195d0ba" style:language-asian="de" style:country-asian="DE"/>
    </style:style>
    <style:style style:name="T3394" style:family="text">
      <style:text-properties officeooo:rsid="01a04109" style:language-asian="de" style:country-asian="DE"/>
    </style:style>
    <style:style style:name="T3395" style:family="text">
      <style:text-properties officeooo:rsid="01b77ece" style:language-asian="de" style:country-asian="DE"/>
    </style:style>
    <style:style style:name="T3396" style:family="text">
      <style:text-properties officeooo:rsid="02226e1f" style:language-asian="de" style:country-asian="DE"/>
    </style:style>
    <style:style style:name="T3397" style:family="text">
      <style:text-properties officeooo:rsid="01a4b4ab"/>
    </style:style>
    <style:style style:name="T3398" style:family="text">
      <style:text-properties fo:background-color="#c0c0c0" loext:char-shading-value="0"/>
    </style:style>
    <style:style style:name="T3399" style:family="text">
      <style:text-properties officeooo:rsid="01a7ceda"/>
    </style:style>
    <style:style style:name="T3400" style:family="text">
      <style:text-properties fo:color="#ffff00" fo:font-style="normal" fo:font-weight="bold" officeooo:rsid="006ea3e6" fo:background-color="#0000ff" loext:char-shading-value="0" style:language-asian="de" style:country-asian="DE" style:font-style-asian="normal" style:font-weight-asian="bold" style:font-name-complex="Courier New2" style:font-style-complex="normal"/>
    </style:style>
    <style:style style:name="T3401" style:family="text">
      <style:text-properties fo:color="#ffff00" fo:font-style="normal" fo:font-weight="bold" officeooo:rsid="0227e06e" fo:background-color="#0000ff" loext:char-shading-value="0" style:language-asian="de" style:country-asian="DE" style:font-style-asian="normal" style:font-weight-asian="bold" style:font-name-complex="Courier New2" style:font-style-complex="normal"/>
    </style:style>
    <style:style style:name="T3402" style:family="text">
      <style:text-properties fo:color="#ffff00" fo:font-style="normal" fo:font-weight="bold" officeooo:rsid="01c90cd8" fo:background-color="#0000ff" loext:char-shading-value="0" style:language-asian="de" style:country-asian="DE" style:font-style-asian="normal" style:font-weight-asian="bold" style:font-name-complex="Courier New2" style:font-style-complex="normal"/>
    </style:style>
    <style:style style:name="T3403" style:family="text">
      <style:text-properties fo:color="#ffff00" fo:font-style="normal" fo:font-weight="bold" officeooo:rsid="025db378" fo:background-color="#0000ff" loext:char-shading-value="0" style:language-asian="de" style:country-asian="DE" style:font-style-asian="normal" style:font-weight-asian="bold" style:font-name-complex="Courier New2" style:font-style-complex="normal"/>
    </style:style>
    <style:style style:name="T3404" style:family="text">
      <style:text-properties fo:color="#ffffff" style:font-name="Courier New1" fo:font-weight="bold" officeooo:rsid="01da66c4" fo:background-color="#a5a5a5" loext:char-shading-value="0" style:language-asian="de" style:country-asian="DE" style:font-weight-asian="bold" style:font-name-complex="Courier New2" style:font-weight-complex="bold"/>
    </style:style>
    <style:style style:name="T3405" style:family="text">
      <style:text-properties fo:color="#ffffff" style:font-name="Courier New1" fo:font-weight="bold" officeooo:rsid="02001e3d" fo:background-color="#a5a5a5" loext:char-shading-value="0" style:language-asian="de" style:country-asian="DE" style:font-weight-asian="bold" style:font-name-complex="Courier New2" style:font-weight-complex="bold"/>
    </style:style>
    <style:style style:name="T3406" style:family="text">
      <style:text-properties fo:color="#ffffff" style:font-name="Courier New1" fo:font-weight="bold" officeooo:rsid="01cfce33" fo:background-color="#a5a5a5" loext:char-shading-value="0" style:language-asian="de" style:country-asian="DE" style:font-weight-asian="bold" style:font-name-complex="Courier New2" style:font-weight-complex="bold"/>
    </style:style>
    <style:style style:name="T3407" style:family="text">
      <style:text-properties fo:color="#ffffff" style:font-name="Courier New1" fo:font-weight="bold" officeooo:rsid="01d8962d" fo:background-color="#a5a5a5" loext:char-shading-value="0" style:language-asian="de" style:country-asian="DE" style:font-weight-asian="bold" style:font-name-complex="Courier New2"/>
    </style:style>
    <style:style style:name="T3408" style:family="text">
      <style:text-properties fo:color="#ffffff" style:font-name="Courier New1" fo:font-weight="bold" officeooo:rsid="01d7af4a" fo:background-color="#a5a5a5" loext:char-shading-value="0" style:language-asian="de" style:country-asian="DE" style:font-weight-asian="bold" style:font-name-complex="Courier New2"/>
    </style:style>
    <style:style style:name="T3409" style:family="text">
      <style:text-properties fo:color="#ffffff" fo:font-weight="bold" officeooo:rsid="01d2b548" fo:background-color="#a5a5a5" loext:char-shading-value="0" style:language-asian="de" style:country-asian="DE" style:font-weight-asian="bold" style:font-name-complex="Courier New2"/>
    </style:style>
    <style:style style:name="T3410" style:family="text">
      <style:text-properties fo:color="#ffffff" fo:font-weight="bold" officeooo:rsid="01cf58df" fo:background-color="#a5a5a5" loext:char-shading-value="0" style:language-asian="de" style:country-asian="DE" style:font-weight-asian="bold" style:font-name-complex="Courier New2"/>
    </style:style>
    <style:style style:name="T3411" style:family="text">
      <style:text-properties fo:color="#ffffff" fo:font-weight="bold" officeooo:rsid="01d2db61" fo:background-color="#a5a5a5" loext:char-shading-value="0" style:language-asian="de" style:country-asian="DE" style:font-weight-asian="bold" style:font-name-complex="Courier New2"/>
    </style:style>
    <style:style style:name="T3412" style:family="text">
      <style:text-properties fo:color="#ffffff" fo:font-weight="bold" officeooo:rsid="01d7af4a" fo:background-color="#a5a5a5" loext:char-shading-value="0" style:language-asian="de" style:country-asian="DE" style:font-weight-asian="bold" style:font-name-complex="Courier New2"/>
    </style:style>
    <style:style style:name="T3413" style:family="text">
      <style:text-properties fo:color="#ffffff" fo:font-weight="bold" officeooo:rsid="01d74ecd" fo:background-color="#a5a5a5" loext:char-shading-value="0" style:language-asian="de" style:country-asian="DE" style:font-weight-asian="bold" style:font-name-complex="Courier New2" style:font-weight-complex="bold"/>
    </style:style>
    <style:style style:name="T3414" style:family="text">
      <style:text-properties fo:color="#ffffff" fo:font-weight="bold" officeooo:rsid="00468a9a" fo:background-color="#a5a5a5" loext:char-shading-value="0" style:language-asian="de" style:country-asian="DE" style:font-weight-asian="bold" style:font-name-complex="Courier New2" style:font-weight-complex="bold"/>
    </style:style>
    <style:style style:name="T3415" style:family="text">
      <style:text-properties fo:color="#ffffff" fo:font-style="normal" fo:font-weight="bold" officeooo:rsid="01cfce33" fo:background-color="#a5a5a5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416" style:family="text">
      <style:text-properties fo:color="#ffffff" fo:font-style="normal" fo:font-weight="bold" officeooo:rsid="00468a9a" fo:background-color="#a5a5a5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417" style:family="text">
      <style:text-properties fo:color="#ffffff" style:font-name="Courier New" officeooo:rsid="01f515df" fo:background-color="#a5a5a5" loext:char-shading-value="0" style:language-asian="de" style:country-asian="DE" style:font-name-complex="Courier New2" style:font-weight-complex="bold"/>
    </style:style>
    <style:style style:name="T3418" style:family="text">
      <style:text-properties fo:color="#ffffff" style:font-name="Courier New" officeooo:rsid="02001e3d" fo:background-color="#a5a5a5" loext:char-shading-value="0" style:language-asian="de" style:country-asian="DE" style:font-name-complex="Courier New2" style:font-weight-complex="bold"/>
    </style:style>
    <style:style style:name="T3419" style:family="text">
      <style:text-properties fo:color="#ffffff" style:font-name="Courier New" officeooo:rsid="00468a9a" fo:background-color="#a5a5a5" loext:char-shading-value="0" style:language-asian="de" style:country-asian="DE" style:font-name-complex="Courier New2" style:font-weight-complex="bold"/>
    </style:style>
    <style:style style:name="T3420" style:family="text">
      <style:text-properties fo:color="#ffffff" style:font-name="Courier New" officeooo:rsid="004a07d4" fo:background-color="#a5a5a5" loext:char-shading-value="0" style:language-asian="de" style:country-asian="DE" style:font-name-complex="Courier New2" style:font-weight-complex="bold"/>
    </style:style>
    <style:style style:name="T342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22" style:family="text">
      <style:text-properties fo:font-style="normal" style:font-style-asian="normal" style:font-style-complex="normal"/>
    </style:style>
    <style:style style:name="T34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25" style:family="text">
      <style:text-properties officeooo:rsid="01a90700"/>
    </style:style>
    <style:style style:name="T3426" style:family="text">
      <style:text-properties style:font-name="Courier New1"/>
    </style:style>
    <style:style style:name="T3427" style:family="text">
      <style:text-properties style:font-name="Courier New1" style:text-underline-style="none"/>
    </style:style>
    <style:style style:name="T3428" style:family="text">
      <style:text-properties style:font-name="Courier New1" style:text-underline-style="none" fo:font-weight="normal" style:font-weight-asian="normal" style:font-weight-complex="normal"/>
    </style:style>
    <style:style style:name="T3429" style:family="text">
      <style:text-properties style:font-name="Courier New1" style:text-underline-style="none" fo:font-weight="normal" officeooo:rsid="0134ea98" style:font-weight-asian="normal" style:font-weight-complex="normal"/>
    </style:style>
    <style:style style:name="T3430" style:family="text">
      <style:text-properties style:font-name="Courier New1" style:text-underline-style="none" fo:font-weight="normal" officeooo:rsid="00ce7d99" style:font-weight-asian="normal" style:font-weight-complex="normal"/>
    </style:style>
    <style:style style:name="T3431" style:family="text">
      <style:text-properties style:font-name="Courier New1" style:text-underline-style="none" fo:font-weight="normal" officeooo:rsid="0184be39" style:font-weight-asian="normal" style:font-weight-complex="normal"/>
    </style:style>
    <style:style style:name="T3432" style:family="text">
      <style:text-properties style:font-name="Courier New1" style:text-underline-style="none" fo:font-weight="normal" officeooo:rsid="01a90700" style:font-weight-asian="normal" style:font-weight-complex="normal"/>
    </style:style>
    <style:style style:name="T3433" style:family="text">
      <style:text-properties style:font-name="Courier New1" style:text-underline-style="none" fo:font-weight="normal" officeooo:rsid="0156753f" style:font-weight-asian="normal" style:font-name-complex="Courier New2" style:font-weight-complex="normal"/>
    </style:style>
    <style:style style:name="T3434" style:family="text">
      <style:text-properties style:font-name="Courier New1" style:text-underline-style="none" fo:font-weight="normal" fo:background-color="transparent" loext:char-shading-value="0" style:font-weight-asian="normal" style:font-weight-complex="normal"/>
    </style:style>
    <style:style style:name="T3435" style:family="text">
      <style:text-properties style:font-name="Courier New1" style:text-underline-style="none" fo:font-weight="normal" fo:background-color="transparent" loext:char-shading-value="0" style:language-asian="de" style:country-asian="DE" style:font-weight-asian="normal" style:font-weight-complex="normal"/>
    </style:style>
    <style:style style:name="T3436" style:family="text">
      <style:text-properties style:font-name="Courier New1" style:text-underline-style="none" fo:font-weight="normal" officeooo:rsid="018b314d" fo:background-color="transparent" loext:char-shading-value="0" style:language-asian="de" style:country-asian="DE" style:font-weight-asian="normal" style:font-weight-complex="normal"/>
    </style:style>
    <style:style style:name="T3437" style:family="text">
      <style:text-properties style:font-name="Courier New1" style:text-underline-style="none" fo:font-weight="normal" officeooo:rsid="00467ba7" fo:background-color="transparent" loext:char-shading-value="0" style:language-asian="de" style:country-asian="DE" style:font-weight-asian="normal" style:font-weight-complex="normal"/>
    </style:style>
    <style:style style:name="T3438" style:family="text">
      <style:text-properties style:font-name="Courier New1" style:text-underline-style="none" fo:font-weight="normal" officeooo:rsid="00322484" fo:background-color="transparent" loext:char-shading-value="0" style:language-asian="de" style:country-asian="DE" style:font-weight-asian="normal" style:font-weight-complex="normal"/>
    </style:style>
    <style:style style:name="T3439" style:family="text">
      <style:text-properties style:font-name="Courier New1" style:text-underline-style="none" fo:font-weight="normal" style:language-asian="de" style:country-asian="DE" style:font-weight-asian="normal" style:font-weight-complex="normal"/>
    </style:style>
    <style:style style:name="T3440" style:family="text">
      <style:text-properties style:font-name="Courier New1" style:text-underline-style="none" fo:font-weight="normal" officeooo:rsid="018eab2c" style:language-asian="de" style:country-asian="DE" style:font-weight-asian="normal" style:font-weight-complex="normal"/>
    </style:style>
    <style:style style:name="T3441" style:family="text">
      <style:text-properties style:font-name="Courier New1" style:text-underline-style="none" fo:font-weight="normal" officeooo:rsid="022eb0f7" style:language-asian="de" style:country-asian="DE" style:font-weight-asian="normal" style:font-weight-complex="normal"/>
    </style:style>
    <style:style style:name="T3442" style:family="text">
      <style:text-properties style:font-name="Courier New1" style:text-underline-style="none" fo:font-weight="normal" officeooo:rsid="018fb2d3" style:language-asian="de" style:country-asian="DE" style:font-weight-asian="normal" style:font-weight-complex="normal"/>
    </style:style>
    <style:style style:name="T3443" style:family="text">
      <style:text-properties style:font-name="Courier New1" style:text-underline-style="none" fo:font-weight="normal" officeooo:rsid="01b77ece" style:language-asian="de" style:country-asian="DE" style:font-weight-asian="normal" style:font-weight-complex="normal"/>
    </style:style>
    <style:style style:name="T3444" style:family="text">
      <style:text-properties style:font-name="Courier New1" style:text-underline-style="none" fo:font-weight="normal" officeooo:rsid="01b96426" style:language-asian="de" style:country-asian="DE" style:font-weight-asian="normal" style:font-weight-complex="normal"/>
    </style:style>
    <style:style style:name="T3445" style:family="text">
      <style:text-properties style:font-name="Courier New1" style:text-underline-style="none" fo:font-weight="normal" officeooo:rsid="01b245ae" style:language-asian="de" style:country-asian="DE" style:font-weight-asian="normal" style:font-weight-complex="normal"/>
    </style:style>
    <style:style style:name="T3446" style:family="text">
      <style:text-properties style:font-name="Courier New1" style:text-underline-style="none" fo:font-weight="normal" officeooo:rsid="01b43ca9" style:language-asian="de" style:country-asian="DE" style:font-weight-asian="normal" style:font-weight-complex="normal"/>
    </style:style>
    <style:style style:name="T3447" style:family="text">
      <style:text-properties style:font-name="Courier New1" style:text-underline-style="none" fo:font-weight="normal" officeooo:rsid="01c7ab60" style:language-asian="de" style:country-asian="DE" style:font-weight-asian="normal" style:font-weight-complex="normal"/>
    </style:style>
    <style:style style:name="T3448" style:family="text">
      <style:text-properties style:font-name="Courier New1" style:text-underline-style="none" fo:font-weight="normal" officeooo:rsid="00ebf713" style:language-asian="de" style:country-asian="DE" style:font-weight-asian="normal" style:font-name-complex="Courier New2" style:font-weight-complex="normal"/>
    </style:style>
    <style:style style:name="T3449" style:family="text">
      <style:text-properties style:font-name="Courier New1" style:text-underline-style="none" fo:font-weight="normal" officeooo:rsid="015ba8e9" style:language-asian="de" style:country-asian="DE" style:font-weight-asian="normal" style:font-name-complex="Courier New2" style:font-weight-complex="normal"/>
    </style:style>
    <style:style style:name="T3450" style:family="text">
      <style:text-properties style:font-name="Courier New1" style:text-underline-style="none" fo:font-weight="bold" style:font-weight-asian="bold" style:font-weight-complex="bold"/>
    </style:style>
    <style:style style:name="T3451" style:family="text">
      <style:text-properties style:font-name="Courier New1" style:text-underline-style="none" fo:font-weight="bold" officeooo:rsid="0184be39" style:font-weight-asian="bold" style:font-weight-complex="bold"/>
    </style:style>
    <style:style style:name="T3452" style:family="text">
      <style:text-properties style:font-name="Courier New1" style:text-underline-style="none" fo:font-weight="bold" fo:background-color="transparent" loext:char-shading-value="0" style:font-weight-asian="bold" style:font-weight-complex="bold"/>
    </style:style>
    <style:style style:name="T3453" style:family="text">
      <style:text-properties style:font-name="Courier New1" style:text-underline-style="none" officeooo:rsid="01c7ab60" style:language-asian="de" style:country-asian="DE"/>
    </style:style>
    <style:style style:name="T3454" style:family="text">
      <style:text-properties style:font-name="Courier New1" fo:font-weight="normal" style:font-weight-asian="normal" style:font-weight-complex="normal"/>
    </style:style>
    <style:style style:name="T3455" style:family="text">
      <style:text-properties style:font-name="Courier New1" fo:font-weight="normal" fo:background-color="transparent" loext:char-shading-value="0" style:font-weight-asian="normal" style:font-weight-complex="normal"/>
    </style:style>
    <style:style style:name="T3456" style:family="text">
      <style:text-properties style:font-name="Courier New1" fo:font-weight="normal" officeooo:rsid="018eab2c" style:language-asian="de" style:country-asian="DE" style:font-weight-asian="normal" style:font-weight-complex="normal"/>
    </style:style>
    <style:style style:name="T3457" style:family="text">
      <style:text-properties style:font-name="Courier New1" fo:font-weight="normal" officeooo:rsid="01b245ae" style:language-asian="de" style:country-asian="DE" style:font-weight-asian="normal" style:font-weight-complex="normal"/>
    </style:style>
    <style:style style:name="T3458" style:family="text">
      <style:text-properties style:font-name="Courier New1" fo:font-weight="bold" style:font-weight-asian="bold" style:font-weight-complex="bold"/>
    </style:style>
    <style:style style:name="T3459" style:family="text">
      <style:text-properties style:font-name="Courier New1" fo:font-weight="bold" officeooo:rsid="0134ea98" style:font-weight-asian="bold" style:font-weight-complex="bold"/>
    </style:style>
    <style:style style:name="T3460" style:family="text">
      <style:text-properties style:font-name="Courier New1" fo:font-weight="bold" officeooo:rsid="00ce7d99" style:font-weight-asian="bold" style:font-weight-complex="bold"/>
    </style:style>
    <style:style style:name="T3461" style:family="text">
      <style:text-properties style:font-name="Courier New1" fo:font-weight="bold" fo:background-color="transparent" loext:char-shading-value="0" style:font-weight-asian="bold" style:font-weight-complex="bold"/>
    </style:style>
    <style:style style:name="T3462" style:family="text">
      <style:text-properties style:font-name="Courier New1" fo:font-weight="bold" style:language-asian="de" style:country-asian="DE" style:font-weight-asian="bold" style:font-weight-complex="bold"/>
    </style:style>
    <style:style style:name="T3463" style:family="text">
      <style:text-properties style:font-name="Courier New1" fo:font-weight="bold" officeooo:rsid="01c7ab60" style:language-asian="de" style:country-asian="DE" style:font-weight-asian="bold" style:font-weight-complex="bold"/>
    </style:style>
    <style:style style:name="T3464" style:family="text">
      <style:text-properties style:font-name="Courier New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465" style:family="text">
      <style:text-properties style:font-name="Courier New1" fo:font-style="normal" style:text-underline-style="solid" style:text-underline-width="auto" style:text-underline-color="font-color" fo:font-weight="bold" officeooo:rsid="01c7ab60" style:language-asian="de" style:country-asian="DE" style:font-style-asian="normal" style:font-weight-asian="bold" style:font-style-complex="normal" style:font-weight-complex="bold"/>
    </style:style>
    <style:style style:name="T3466" style:family="text">
      <style:text-properties style:font-name="Courier New1" fo:font-style="normal" style:text-underline-style="solid" style:text-underline-width="auto" style:text-underline-color="font-color" fo:font-weight="bold" officeooo:rsid="003a34f3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467" style:family="text">
      <style:text-properties style:font-name="Courier New1" fo:font-style="normal" style:text-underline-style="solid" style:text-underline-width="auto" style:text-underline-color="font-color" fo:font-weight="bold" officeooo:rsid="0042a8b1" fo:background-color="transparent" loext:char-shading-value="0" style:language-asian="de" style:country-asian="DE" style:font-style-asian="normal" style:font-weight-asian="bold" style:font-name-complex="Courier New2" style:font-style-complex="normal" style:font-weight-complex="bold"/>
    </style:style>
    <style:style style:name="T3468" style:family="text">
      <style:text-properties style:font-name="Courier New1" fo:font-style="normal" style:font-style-asian="normal" style:font-style-complex="normal"/>
    </style:style>
    <style:style style:name="T3469" style:family="text">
      <style:text-properties style:font-name="Courier New1" fo:font-style="normal" fo:font-weight="bold" style:font-style-asian="normal" style:font-weight-asian="bold" style:font-style-complex="normal" style:font-weight-complex="bold"/>
    </style:style>
    <style:style style:name="T3470" style:family="text">
      <style:text-properties style:font-name="Courier New1" fo:font-style="normal" style:text-underline-style="none" fo:font-weight="normal" style:font-style-asian="normal" style:font-weight-asian="normal" style:font-style-complex="normal" style:font-weight-complex="normal"/>
    </style:style>
    <style:style style:name="T3471" style:family="text">
      <style:text-properties style:font-name="Courier New1" fo:font-style="normal" style:text-underline-style="none" officeooo:rsid="01c7ab60" style:language-asian="de" style:country-asian="DE" style:font-style-asian="normal" style:font-style-complex="normal"/>
    </style:style>
    <style:style style:name="T3472" style:family="text">
      <style:text-properties style:font-name="Courier New1" fo:font-style="normal" style:text-underline-style="none" officeooo:rsid="003a34f3" fo:background-color="transparent" loext:char-shading-value="0" style:language-asian="de" style:country-asian="DE" style:font-style-asian="normal" style:font-name-complex="Courier New2" style:font-style-complex="normal"/>
    </style:style>
    <style:style style:name="T3473" style:family="text">
      <style:text-properties style:font-name="Courier New1" fo:font-style="normal" style:text-underline-style="none" officeooo:rsid="0042a8b1" fo:background-color="transparent" loext:char-shading-value="0" style:language-asian="de" style:country-asian="DE" style:font-style-asian="normal" style:font-name-complex="Courier New2" style:font-style-complex="normal"/>
    </style:style>
    <style:style style:name="T3474" style:family="text">
      <style:text-properties style:font-name="Courier New1" style:text-underline-style="solid" style:text-underline-width="auto" style:text-underline-color="font-color" fo:font-weight="bold" style:font-weight-asian="bold" style:font-weight-complex="bold"/>
    </style:style>
    <style:style style:name="T3475" style:family="text">
      <style:text-properties style:font-name="Courier New1" style:text-underline-style="solid" style:text-underline-width="auto" style:text-underline-color="font-color" fo:font-weight="bold" officeooo:rsid="01a90700" style:font-weight-asian="bold" style:font-weight-complex="bold"/>
    </style:style>
    <style:style style:name="T3476" style:family="text">
      <style:text-properties style:font-name="Courier New1" style:text-underline-style="solid" style:text-underline-width="auto" style:text-underline-color="font-color" fo:font-weight="bold" officeooo:rsid="0156753f" style:font-weight-asian="bold" style:font-name-complex="Courier New2" style:font-weight-complex="bold"/>
    </style:style>
    <style:style style:name="T3477" style:family="text">
      <style:text-properties style:font-name="Courier New1" style:text-underline-style="solid" style:text-underline-width="auto" style:text-underline-color="font-color" fo:font-weight="bold" style:language-asian="de" style:country-asian="DE" style:font-weight-asian="bold" style:font-weight-complex="bold"/>
    </style:style>
    <style:style style:name="T3478" style:family="text">
      <style:text-properties style:font-name="Courier New1" style:text-underline-style="solid" style:text-underline-width="auto" style:text-underline-color="font-color" fo:font-weight="bold" officeooo:rsid="018eab2c" style:language-asian="de" style:country-asian="DE" style:font-weight-asian="bold" style:font-weight-complex="bold"/>
    </style:style>
    <style:style style:name="T3479" style:family="text">
      <style:text-properties style:font-name="Courier New1" style:text-underline-style="solid" style:text-underline-width="auto" style:text-underline-color="font-color" fo:font-weight="bold" officeooo:rsid="022eb0f7" style:language-asian="de" style:country-asian="DE" style:font-weight-asian="bold" style:font-weight-complex="bold"/>
    </style:style>
    <style:style style:name="T3480" style:family="text">
      <style:text-properties style:font-name="Courier New1" style:text-underline-style="solid" style:text-underline-width="auto" style:text-underline-color="font-color" fo:font-weight="bold" officeooo:rsid="018fb2d3" style:language-asian="de" style:country-asian="DE" style:font-weight-asian="bold" style:font-weight-complex="bold"/>
    </style:style>
    <style:style style:name="T3481" style:family="text">
      <style:text-properties style:font-name="Courier New1" style:text-underline-style="solid" style:text-underline-width="auto" style:text-underline-color="font-color" fo:font-weight="bold" officeooo:rsid="01b77ece" style:language-asian="de" style:country-asian="DE" style:font-weight-asian="bold" style:font-weight-complex="bold"/>
    </style:style>
    <style:style style:name="T3482" style:family="text">
      <style:text-properties style:font-name="Courier New1" style:text-underline-style="solid" style:text-underline-width="auto" style:text-underline-color="font-color" fo:font-weight="bold" officeooo:rsid="01b96426" style:language-asian="de" style:country-asian="DE" style:font-weight-asian="bold" style:font-weight-complex="bold"/>
    </style:style>
    <style:style style:name="T3483" style:family="text">
      <style:text-properties style:font-name="Courier New1" style:text-underline-style="solid" style:text-underline-width="auto" style:text-underline-color="font-color" fo:font-weight="bold" officeooo:rsid="01b245ae" style:language-asian="de" style:country-asian="DE" style:font-weight-asian="bold" style:font-weight-complex="bold"/>
    </style:style>
    <style:style style:name="T3484" style:family="text">
      <style:text-properties style:font-name="Courier New1" style:text-underline-style="solid" style:text-underline-width="auto" style:text-underline-color="font-color" fo:font-weight="bold" officeooo:rsid="01b43ca9" style:language-asian="de" style:country-asian="DE" style:font-weight-asian="bold" style:font-weight-complex="bold"/>
    </style:style>
    <style:style style:name="T3485" style:family="text">
      <style:text-properties style:font-name="Courier New1" style:text-underline-style="solid" style:text-underline-width="auto" style:text-underline-color="font-color" fo:font-weight="bold" officeooo:rsid="01c7ab60" style:language-asian="de" style:country-asian="DE" style:font-weight-asian="bold" style:font-weight-complex="bold"/>
    </style:style>
    <style:style style:name="T3486" style:family="text">
      <style:text-properties style:font-name="Courier New1" style:text-underline-style="solid" style:text-underline-width="auto" style:text-underline-color="font-color" fo:font-weight="bold" officeooo:rsid="00ebf713" style:language-asian="de" style:country-asian="DE" style:font-weight-asian="bold" style:font-name-complex="Courier New2" style:font-weight-complex="bold"/>
    </style:style>
    <style:style style:name="T3487" style:family="text">
      <style:text-properties style:font-name="Courier New1" style:text-underline-style="solid" style:text-underline-width="auto" style:text-underline-color="font-color" fo:font-weight="bold" officeooo:rsid="015ba8e9" style:language-asian="de" style:country-asian="DE" style:font-weight-asian="bold" style:font-name-complex="Courier New2" style:font-weight-complex="bold"/>
    </style:style>
    <style:style style:name="T3488" style:family="text">
      <style:text-properties style:font-name="Courier New1" style:text-underline-style="solid" style:text-underline-width="auto" style:text-underline-color="font-color" fo:font-weight="bold" fo:background-color="transparent" loext:char-shading-value="0" style:language-asian="de" style:country-asian="DE" style:font-weight-asian="bold" style:font-weight-complex="bold"/>
    </style:style>
    <style:style style:name="T3489" style:family="text">
      <style:text-properties style:font-name="Courier New1" style:text-underline-style="solid" style:text-underline-width="auto" style:text-underline-color="font-color" fo:font-weight="bold" officeooo:rsid="018b314d" fo:background-color="transparent" loext:char-shading-value="0" style:language-asian="de" style:country-asian="DE" style:font-weight-asian="bold" style:font-weight-complex="bold"/>
    </style:style>
    <style:style style:name="T3490" style:family="text">
      <style:text-properties style:font-name="Courier New1" style:text-underline-style="solid" style:text-underline-width="auto" style:text-underline-color="font-color" fo:font-weight="bold" officeooo:rsid="00467ba7" fo:background-color="transparent" loext:char-shading-value="0" style:language-asian="de" style:country-asian="DE" style:font-weight-asian="bold" style:font-weight-complex="bold"/>
    </style:style>
    <style:style style:name="T3491" style:family="text">
      <style:text-properties style:font-name="Courier New1" style:text-underline-style="solid" style:text-underline-width="auto" style:text-underline-color="font-color" fo:font-weight="bold" officeooo:rsid="00322484" fo:background-color="transparent" loext:char-shading-value="0" style:language-asian="de" style:country-asian="DE" style:font-weight-asian="bold" style:font-weight-complex="bold"/>
    </style:style>
    <style:style style:name="T3492" style:family="text">
      <style:text-properties style:font-name="Courier New1" style:language-asian="de" style:country-asian="DE"/>
    </style:style>
    <style:style style:name="T3493" style:family="text">
      <style:text-properties style:font-name="Courier New1" officeooo:rsid="01b77ece" style:language-asian="de" style:country-asian="DE"/>
    </style:style>
    <style:style style:name="T3494" style:family="text">
      <style:text-properties style:font-name="Courier New1" fo:font-size="10pt" style:font-size-asian="10pt" style:font-size-complex="10pt"/>
    </style:style>
    <style:style style:name="T3495" style:family="text">
      <style:text-properties style:font-name="Courier New1" fo:font-size="10pt" officeooo:rsid="0134ea98" style:font-size-asian="10pt" style:font-size-complex="10pt"/>
    </style:style>
    <style:style style:name="T3496" style:family="text">
      <style:text-properties style:font-name="Courier New1" fo:font-size="10pt" officeooo:rsid="00ce7d99" style:font-size-asian="10pt" style:font-size-complex="10pt"/>
    </style:style>
    <style:style style:name="T3497" style:family="text">
      <style:text-properties style:font-name="Courier New1" fo:font-size="10pt" style:font-size-asian="10pt" style:language-asian="de" style:country-asian="DE" style:font-size-complex="10pt"/>
    </style:style>
    <style:style style:name="T3498" style:family="text">
      <style:text-properties style:font-name="Courier New1" fo:font-size="10pt" officeooo:rsid="01b77ece" style:font-size-asian="10pt" style:language-asian="de" style:country-asian="DE" style:font-size-complex="10pt"/>
    </style:style>
    <style:style style:name="T3499" style:family="text">
      <style:text-properties style:font-name="Courier New1" fo:font-size="10pt" officeooo:rsid="018eab2c" style:font-size-asian="10pt" style:language-asian="de" style:country-asian="DE" style:font-size-complex="10pt"/>
    </style:style>
    <style:style style:name="T3500" style:family="text">
      <style:text-properties style:font-name="Courier New1" fo:font-size="10pt" officeooo:rsid="01b245ae" style:font-size-asian="10pt" style:language-asian="de" style:country-asian="DE" style:font-size-complex="10pt"/>
    </style:style>
    <style:style style:name="T3501" style:family="text">
      <style:text-properties style:font-name="Courier New1" fo:font-size="10pt" officeooo:rsid="01c7ab60" style:font-size-asian="10pt" style:language-asian="de" style:country-asian="DE" style:font-size-complex="10pt"/>
    </style:style>
    <style:style style:name="T3502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3503" style:family="text">
      <style:text-properties style:font-name="Courier New1" fo:font-size="10pt" fo:font-weight="bold" officeooo:rsid="0134ea98" style:font-size-asian="10pt" style:font-weight-asian="bold" style:font-size-complex="10pt" style:font-weight-complex="bold"/>
    </style:style>
    <style:style style:name="T3504" style:family="text">
      <style:text-properties style:font-name="Courier New1" fo:font-size="10pt" fo:font-weight="bold" officeooo:rsid="00ce7d99" style:font-size-asian="10pt" style:font-weight-asian="bold" style:font-size-complex="10pt" style:font-weight-complex="bold"/>
    </style:style>
    <style:style style:name="T3505" style:family="text">
      <style:text-properties style:font-name="Courier New1" fo:font-size="10pt" fo:font-weight="bold" style:font-size-asian="10pt" style:language-asian="de" style:country-asian="DE" style:font-weight-asian="bold" style:font-size-complex="10pt" style:font-weight-complex="bold"/>
    </style:style>
    <style:style style:name="T3506" style:family="text">
      <style:text-properties style:font-name="Courier New1" fo:font-size="10pt" fo:font-weight="bold" officeooo:rsid="01c7ab60" style:font-size-asian="10pt" style:language-asian="de" style:country-asian="DE" style:font-weight-asian="bold" style:font-size-complex="10pt" style:font-weight-complex="bold"/>
    </style:style>
    <style:style style:name="T3507" style:family="text">
      <style:text-properties style:font-name="Courier New1" fo:font-size="10pt" fo:font-weight="bold" officeooo:rsid="018eab2c" style:font-size-asian="10pt" style:language-asian="de" style:country-asian="DE" style:font-weight-asian="bold" style:font-size-complex="10pt" style:font-weight-complex="bold"/>
    </style:style>
    <style:style style:name="T3508" style:family="text">
      <style:text-properties style:font-name="Courier New1" fo:font-size="10pt" fo:font-weight="bold" officeooo:rsid="01b77ece" style:font-size-asian="10pt" style:language-asian="de" style:country-asian="DE" style:font-weight-asian="bold" style:font-size-complex="10pt" style:font-weight-complex="bold"/>
    </style:style>
    <style:style style:name="T3509" style:family="text">
      <style:text-properties style:font-name="Courier New1" fo:font-size="10pt" fo:font-weight="bold" officeooo:rsid="01b245ae" style:font-size-asian="10pt" style:language-asian="de" style:country-asian="DE" style:font-weight-asian="bold" style:font-size-complex="10pt" style:font-weight-complex="bold"/>
    </style:style>
    <style:style style:name="T3510" style:family="text">
      <style:text-properties style:font-name="Courier New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3511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512" style:family="text">
      <style:text-properties style:font-name="Courier New1" fo:font-size="10pt" fo:font-weight="normal" officeooo:rsid="0134ea98" style:font-size-asian="10pt" style:font-weight-asian="normal" style:font-size-complex="10pt" style:font-weight-complex="normal"/>
    </style:style>
    <style:style style:name="T3513" style:family="text">
      <style:text-properties style:font-name="Courier New1" fo:font-size="10pt" fo:font-weight="normal" officeooo:rsid="00ce7d99" style:font-size-asian="10pt" style:font-weight-asian="normal" style:font-size-complex="10pt" style:font-weight-complex="normal"/>
    </style:style>
    <style:style style:name="T3514" style:family="text">
      <style:text-properties style:font-name="Courier New1" fo:font-size="10pt" fo:font-weight="normal" officeooo:rsid="0184be39" style:font-size-asian="10pt" style:font-weight-asian="normal" style:font-size-complex="10pt" style:font-weight-complex="normal"/>
    </style:style>
    <style:style style:name="T3515" style:family="text">
      <style:text-properties style:font-name="Courier New1" fo:font-size="10pt" fo:font-weight="normal" officeooo:rsid="01a90700" style:font-size-asian="10pt" style:font-weight-asian="normal" style:font-size-complex="10pt" style:font-weight-complex="normal"/>
    </style:style>
    <style:style style:name="T3516" style:family="text">
      <style:text-properties style:font-name="Courier New1" fo:font-size="10pt" fo:font-weight="normal" officeooo:rsid="0156753f" style:font-size-asian="10pt" style:font-weight-asian="normal" style:font-name-complex="Courier New2" style:font-size-complex="10pt" style:font-weight-complex="normal"/>
    </style:style>
    <style:style style:name="T3517" style:family="text">
      <style:text-properties style:font-name="Courier New1" fo:font-size="10pt" fo:font-weight="normal" style:font-size-asian="10pt" style:language-asian="de" style:country-asian="DE" style:font-weight-asian="normal" style:font-size-complex="10pt" style:font-weight-complex="normal"/>
    </style:style>
    <style:style style:name="T3518" style:family="text">
      <style:text-properties style:font-name="Courier New1" fo:font-size="10pt" fo:font-weight="normal" officeooo:rsid="018eab2c" style:font-size-asian="10pt" style:language-asian="de" style:country-asian="DE" style:font-weight-asian="normal" style:font-size-complex="10pt" style:font-weight-complex="normal"/>
    </style:style>
    <style:style style:name="T3519" style:family="text">
      <style:text-properties style:font-name="Courier New1" fo:font-size="10pt" fo:font-weight="normal" officeooo:rsid="01b245ae" style:font-size-asian="10pt" style:language-asian="de" style:country-asian="DE" style:font-weight-asian="normal" style:font-size-complex="10pt" style:font-weight-complex="normal"/>
    </style:style>
    <style:style style:name="T3520" style:family="text">
      <style:text-properties style:font-name="Courier New1" fo:font-size="10pt" fo:font-weight="normal" officeooo:rsid="01b77ece" style:font-size-asian="10pt" style:language-asian="de" style:country-asian="DE" style:font-weight-asian="normal" style:font-size-complex="10pt" style:font-weight-complex="normal"/>
    </style:style>
    <style:style style:name="T3521" style:family="text">
      <style:text-properties style:font-name="Courier New1" fo:font-size="10pt" fo:font-weight="normal" officeooo:rsid="01c7ab60" style:font-size-asian="10pt" style:language-asian="de" style:country-asian="DE" style:font-weight-asian="normal" style:font-size-complex="10pt" style:font-weight-complex="normal"/>
    </style:style>
    <style:style style:name="T3522" style:family="text">
      <style:text-properties style:font-name="Courier New1" fo:font-size="10pt" fo:font-weight="normal" officeooo:rsid="022eb0f7" style:font-size-asian="10pt" style:language-asian="de" style:country-asian="DE" style:font-weight-asian="normal" style:font-size-complex="10pt" style:font-weight-complex="normal"/>
    </style:style>
    <style:style style:name="T3523" style:family="text">
      <style:text-properties style:font-name="Courier New1" fo:font-size="10pt" fo:font-weight="normal" officeooo:rsid="018fb2d3" style:font-size-asian="10pt" style:language-asian="de" style:country-asian="DE" style:font-weight-asian="normal" style:font-size-complex="10pt" style:font-weight-complex="normal"/>
    </style:style>
    <style:style style:name="T3524" style:family="text">
      <style:text-properties style:font-name="Courier New1" fo:font-size="10pt" fo:font-weight="normal" officeooo:rsid="01b96426" style:font-size-asian="10pt" style:language-asian="de" style:country-asian="DE" style:font-weight-asian="normal" style:font-size-complex="10pt" style:font-weight-complex="normal"/>
    </style:style>
    <style:style style:name="T3525" style:family="text">
      <style:text-properties style:font-name="Courier New1" fo:font-size="10pt" fo:font-weight="normal" officeooo:rsid="01b43ca9" style:font-size-asian="10pt" style:language-asian="de" style:country-asian="DE" style:font-weight-asian="normal" style:font-size-complex="10pt" style:font-weight-complex="normal"/>
    </style:style>
    <style:style style:name="T3526" style:family="text">
      <style:text-properties style:font-name="Courier New1" fo:font-size="10pt" fo:font-weight="normal" officeooo:rsid="00ebf713" style:font-size-asian="10pt" style:language-asian="de" style:country-asian="DE" style:font-weight-asian="normal" style:font-name-complex="Courier New2" style:font-size-complex="10pt" style:font-weight-complex="normal"/>
    </style:style>
    <style:style style:name="T3527" style:family="text">
      <style:text-properties style:font-name="Courier New1" fo:font-size="10pt" fo:font-weight="normal" officeooo:rsid="015ba8e9" style:font-size-asian="10pt" style:language-asian="de" style:country-asian="DE" style:font-weight-asian="normal" style:font-name-complex="Courier New2" style:font-size-complex="10pt" style:font-weight-complex="normal"/>
    </style:style>
    <style:style style:name="T3528" style:family="text">
      <style:text-properties style:font-name="Courier New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529" style:family="text">
      <style:text-properties style:font-name="Courier New1" fo:font-size="10pt" fo:font-weight="normal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30" style:family="text">
      <style:text-properties style:font-name="Courier New1" fo:font-size="10pt" fo:font-weight="normal" officeooo:rsid="018b314d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31" style:family="text">
      <style:text-properties style:font-name="Courier New1" fo:font-size="10pt" fo:font-weight="normal" officeooo:rsid="00467ba7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32" style:family="text">
      <style:text-properties style:font-name="Courier New1" fo:font-size="10pt" fo:font-weight="normal" officeooo:rsid="0032248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33" style:family="text">
      <style:text-properties style:font-name="Courier New1" fo:font-size="10pt" style:text-underline-style="solid" style:text-underline-width="auto" style:text-underline-color="font-color" fo:font-weight="bol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534" style:family="text">
      <style:text-properties style:font-name="Courier New1" fo:font-size="10pt" style:text-underline-style="solid" style:text-underline-width="auto" style:text-underline-color="font-color" fo:font-weight="bold" officeooo:rsid="018b314d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535" style:family="text">
      <style:text-properties style:font-name="Courier New1" fo:font-size="10pt" style:text-underline-style="solid" style:text-underline-width="auto" style:text-underline-color="font-color" fo:font-weight="bold" officeooo:rsid="00467ba7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536" style:family="text">
      <style:text-properties style:font-name="Courier New1" fo:font-size="10pt" style:text-underline-style="solid" style:text-underline-width="auto" style:text-underline-color="font-color" fo:font-weight="bold" officeooo:rsid="00322484" fo:background-color="transparent" loext:char-shading-value="0" style:font-size-asian="10pt" style:language-asian="de" style:country-asian="DE" style:font-weight-asian="bold" style:font-size-complex="10pt" style:font-weight-complex="bold"/>
    </style:style>
    <style:style style:name="T3537" style:family="text">
      <style:text-properties style:font-name="Courier New1" fo:font-size="10pt" style:text-underline-style="solid" style:text-underline-width="auto" style:text-underline-color="font-color" fo:font-weight="bold" style:font-size-asian="10pt" style:language-asian="de" style:country-asian="DE" style:font-weight-asian="bold" style:font-size-complex="10pt" style:font-weight-complex="bold"/>
    </style:style>
    <style:style style:name="T3538" style:family="text">
      <style:text-properties style:font-name="Courier New1" fo:font-size="10pt" style:text-underline-style="solid" style:text-underline-width="auto" style:text-underline-color="font-color" fo:font-weight="bold" officeooo:rsid="01c7ab60" style:font-size-asian="10pt" style:language-asian="de" style:country-asian="DE" style:font-weight-asian="bold" style:font-size-complex="10pt" style:font-weight-complex="bold"/>
    </style:style>
    <style:style style:name="T3539" style:family="text">
      <style:text-properties style:font-name="Courier New1" fo:font-size="10pt" style:text-underline-style="solid" style:text-underline-width="auto" style:text-underline-color="font-color" fo:font-weight="bold" officeooo:rsid="018eab2c" style:font-size-asian="10pt" style:language-asian="de" style:country-asian="DE" style:font-weight-asian="bold" style:font-size-complex="10pt" style:font-weight-complex="bold"/>
    </style:style>
    <style:style style:name="T3540" style:family="text">
      <style:text-properties style:font-name="Courier New1" fo:font-size="10pt" style:text-underline-style="solid" style:text-underline-width="auto" style:text-underline-color="font-color" fo:font-weight="bold" officeooo:rsid="022eb0f7" style:font-size-asian="10pt" style:language-asian="de" style:country-asian="DE" style:font-weight-asian="bold" style:font-size-complex="10pt" style:font-weight-complex="bold"/>
    </style:style>
    <style:style style:name="T3541" style:family="text">
      <style:text-properties style:font-name="Courier New1" fo:font-size="10pt" style:text-underline-style="solid" style:text-underline-width="auto" style:text-underline-color="font-color" fo:font-weight="bold" officeooo:rsid="018fb2d3" style:font-size-asian="10pt" style:language-asian="de" style:country-asian="DE" style:font-weight-asian="bold" style:font-size-complex="10pt" style:font-weight-complex="bold"/>
    </style:style>
    <style:style style:name="T3542" style:family="text">
      <style:text-properties style:font-name="Courier New1" fo:font-size="10pt" style:text-underline-style="solid" style:text-underline-width="auto" style:text-underline-color="font-color" fo:font-weight="bold" officeooo:rsid="01b77ece" style:font-size-asian="10pt" style:language-asian="de" style:country-asian="DE" style:font-weight-asian="bold" style:font-size-complex="10pt" style:font-weight-complex="bold"/>
    </style:style>
    <style:style style:name="T3543" style:family="text">
      <style:text-properties style:font-name="Courier New1" fo:font-size="10pt" style:text-underline-style="solid" style:text-underline-width="auto" style:text-underline-color="font-color" fo:font-weight="bold" officeooo:rsid="01b96426" style:font-size-asian="10pt" style:language-asian="de" style:country-asian="DE" style:font-weight-asian="bold" style:font-size-complex="10pt" style:font-weight-complex="bold"/>
    </style:style>
    <style:style style:name="T3544" style:family="text">
      <style:text-properties style:font-name="Courier New1" fo:font-size="10pt" style:text-underline-style="solid" style:text-underline-width="auto" style:text-underline-color="font-color" fo:font-weight="bold" officeooo:rsid="01b245ae" style:font-size-asian="10pt" style:language-asian="de" style:country-asian="DE" style:font-weight-asian="bold" style:font-size-complex="10pt" style:font-weight-complex="bold"/>
    </style:style>
    <style:style style:name="T3545" style:family="text">
      <style:text-properties style:font-name="Courier New1" fo:font-size="10pt" style:text-underline-style="solid" style:text-underline-width="auto" style:text-underline-color="font-color" fo:font-weight="bold" officeooo:rsid="01b43ca9" style:font-size-asian="10pt" style:language-asian="de" style:country-asian="DE" style:font-weight-asian="bold" style:font-size-complex="10pt" style:font-weight-complex="bold"/>
    </style:style>
    <style:style style:name="T3546" style:family="text">
      <style:text-properties style:font-name="Courier New1" fo:font-size="10pt" style:text-underline-style="solid" style:text-underline-width="auto" style:text-underline-color="font-color" fo:font-weight="bold" officeooo:rsid="00ebf713" style:font-size-asian="10pt" style:language-asian="de" style:country-asian="DE" style:font-weight-asian="bold" style:font-name-complex="Courier New2" style:font-size-complex="10pt" style:font-weight-complex="bold"/>
    </style:style>
    <style:style style:name="T3547" style:family="text">
      <style:text-properties style:font-name="Courier New1" fo:font-size="10pt" style:text-underline-style="solid" style:text-underline-width="auto" style:text-underline-color="font-color" fo:font-weight="bold" officeooo:rsid="015ba8e9" style:font-size-asian="10pt" style:language-asian="de" style:country-asian="DE" style:font-weight-asian="bold" style:font-name-complex="Courier New2" style:font-size-complex="10pt" style:font-weight-complex="bold"/>
    </style:style>
    <style:style style:name="T3548" style:family="text">
      <style:text-properties style:font-name="Courier Ne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549" style:family="text">
      <style:text-properties style:font-name="Courier New1" fo:font-size="10pt" style:text-underline-style="solid" style:text-underline-width="auto" style:text-underline-color="font-color" fo:font-weight="bold" officeooo:rsid="01a90700" style:font-size-asian="10pt" style:font-weight-asian="bold" style:font-size-complex="10pt" style:font-weight-complex="bold"/>
    </style:style>
    <style:style style:name="T3550" style:family="text">
      <style:text-properties style:font-name="Courier New1" fo:font-size="10pt" style:text-underline-style="solid" style:text-underline-width="auto" style:text-underline-color="font-color" fo:font-weight="bold" officeooo:rsid="0156753f" style:font-size-asian="10pt" style:font-weight-asian="bold" style:font-name-complex="Courier New2" style:font-size-complex="10pt" style:font-weight-complex="bold"/>
    </style:style>
    <style:style style:name="T3551" style:family="text">
      <style:text-properties style:font-name="Courier New1" fo:font-size="10pt" style:text-underline-style="solid" style:text-underline-width="auto" style:text-underline-color="font-color" style:font-size-asian="10pt" style:font-size-complex="10pt"/>
    </style:style>
    <style:style style:name="T3552" style:family="text">
      <style:text-properties style:font-name="Courier New1" fo:font-size="10pt" style:text-underline-style="solid" style:text-underline-width="auto" style:text-underline-color="font-color" officeooo:rsid="01a90700" style:font-size-asian="10pt" style:font-size-complex="10pt"/>
    </style:style>
    <style:style style:name="T3553" style:family="text">
      <style:text-properties style:font-name="Courier New1" fo:font-size="10pt" style:text-underline-style="solid" style:text-underline-width="auto" style:text-underline-color="font-color" style:font-size-asian="10pt" style:language-asian="de" style:country-asian="DE" style:font-size-complex="10pt"/>
    </style:style>
    <style:style style:name="T3554" style:family="text">
      <style:text-properties style:font-name="Courier New1" fo:font-size="10pt" style:text-underline-style="solid" style:text-underline-width="auto" style:text-underline-color="font-color" officeooo:rsid="018eab2c" style:font-size-asian="10pt" style:language-asian="de" style:country-asian="DE" style:font-size-complex="10pt"/>
    </style:style>
    <style:style style:name="T3555" style:family="text">
      <style:text-properties style:font-name="Courier New1" fo:font-size="10pt" style:text-underline-style="solid" style:text-underline-width="auto" style:text-underline-color="font-color" officeooo:rsid="022eb0f7" style:font-size-asian="10pt" style:language-asian="de" style:country-asian="DE" style:font-size-complex="10pt"/>
    </style:style>
    <style:style style:name="T3556" style:family="text">
      <style:text-properties style:font-name="Courier New1" fo:font-size="10pt" style:text-underline-style="solid" style:text-underline-width="auto" style:text-underline-color="font-color" officeooo:rsid="018fb2d3" style:font-size-asian="10pt" style:language-asian="de" style:country-asian="DE" style:font-size-complex="10pt"/>
    </style:style>
    <style:style style:name="T3557" style:family="text">
      <style:text-properties style:font-name="Courier New1" fo:font-size="10pt" style:text-underline-style="solid" style:text-underline-width="auto" style:text-underline-color="font-color" officeooo:rsid="01b77ece" style:font-size-asian="10pt" style:language-asian="de" style:country-asian="DE" style:font-size-complex="10pt"/>
    </style:style>
    <style:style style:name="T3558" style:family="text">
      <style:text-properties style:font-name="Courier New1" fo:font-size="10pt" style:text-underline-style="solid" style:text-underline-width="auto" style:text-underline-color="font-color" officeooo:rsid="01b96426" style:font-size-asian="10pt" style:language-asian="de" style:country-asian="DE" style:font-size-complex="10pt"/>
    </style:style>
    <style:style style:name="T3559" style:family="text">
      <style:text-properties style:font-name="Courier New1" fo:font-size="10pt" style:text-underline-style="solid" style:text-underline-width="auto" style:text-underline-color="font-color" officeooo:rsid="01b245ae" style:font-size-asian="10pt" style:language-asian="de" style:country-asian="DE" style:font-size-complex="10pt"/>
    </style:style>
    <style:style style:name="T3560" style:family="text">
      <style:text-properties style:font-name="Courier New1" fo:font-size="10pt" style:text-underline-style="solid" style:text-underline-width="auto" style:text-underline-color="font-color" officeooo:rsid="01b43ca9" style:font-size-asian="10pt" style:language-asian="de" style:country-asian="DE" style:font-size-complex="10pt"/>
    </style:style>
    <style:style style:name="T3561" style:family="text">
      <style:text-properties style:font-name="Courier New1" fo:font-size="10pt" style:text-underline-style="solid" style:text-underline-width="auto" style:text-underline-color="font-color" officeooo:rsid="01c7ab60" style:font-size-asian="10pt" style:language-asian="de" style:country-asian="DE" style:font-size-complex="10pt"/>
    </style:style>
    <style:style style:name="T3562" style:family="text">
      <style:text-properties style:font-name="Courier New1" fo:font-size="10pt" style:text-underline-style="solid" style:text-underline-width="auto" style:text-underline-color="font-color" officeooo:rsid="00ebf713" style:font-size-asian="10pt" style:language-asian="de" style:country-asian="DE" style:font-name-complex="Courier New2" style:font-size-complex="10pt"/>
    </style:style>
    <style:style style:name="T3563" style:family="text">
      <style:text-properties style:font-name="Courier New1" fo:font-size="10pt" style:text-underline-style="solid" style:text-underline-width="auto" style:text-underline-color="font-color" officeooo:rsid="015ba8e9" style:font-size-asian="10pt" style:language-asian="de" style:country-asian="DE" style:font-name-complex="Courier New2" style:font-size-complex="10pt"/>
    </style:style>
    <style:style style:name="T3564" style:family="text">
      <style:text-properties style:font-name="Courier New1" fo:font-size="10pt" style:text-underline-style="solid" style:text-underline-width="auto" style:text-underline-color="font-color" officeooo:rsid="0156753f" style:font-size-asian="10pt" style:font-name-complex="Courier New2" style:font-size-complex="10pt"/>
    </style:style>
    <style:style style:name="T3565" style:family="text">
      <style:text-properties style:font-name="Courier New1" fo:font-size="10pt" style:text-underline-style="solid" style:text-underline-width="auto" style:text-underline-color="font-color" fo:background-color="transparent" loext:char-shading-value="0" style:font-size-asian="10pt" style:language-asian="de" style:country-asian="DE" style:font-size-complex="10pt"/>
    </style:style>
    <style:style style:name="T3566" style:family="text">
      <style:text-properties style:font-name="Courier New1" fo:font-size="10pt" style:text-underline-style="solid" style:text-underline-width="auto" style:text-underline-color="font-color" officeooo:rsid="018b314d" fo:background-color="transparent" loext:char-shading-value="0" style:font-size-asian="10pt" style:language-asian="de" style:country-asian="DE" style:font-size-complex="10pt"/>
    </style:style>
    <style:style style:name="T3567" style:family="text">
      <style:text-properties style:font-name="Courier New1" fo:font-size="10pt" style:text-underline-style="solid" style:text-underline-width="auto" style:text-underline-color="font-color" officeooo:rsid="00467ba7" fo:background-color="transparent" loext:char-shading-value="0" style:font-size-asian="10pt" style:language-asian="de" style:country-asian="DE" style:font-size-complex="10pt"/>
    </style:style>
    <style:style style:name="T3568" style:family="text">
      <style:text-properties style:font-name="Courier New1" fo:font-size="10pt" style:text-underline-style="solid" style:text-underline-width="auto" style:text-underline-color="font-color" officeooo:rsid="00322484" fo:background-color="transparent" loext:char-shading-value="0" style:font-size-asian="10pt" style:language-asian="de" style:country-asian="DE" style:font-size-complex="10pt"/>
    </style:style>
    <style:style style:name="T3569" style:family="text">
      <style:text-properties style:font-name="Courier New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570" style:family="text">
      <style:text-properties style:font-name="Courier New1" fo:font-size="10pt" style:text-underline-style="solid" style:text-underline-width="auto" style:text-underline-color="font-color" fo:font-weight="normal" officeooo:rsid="01a90700" style:font-size-asian="10pt" style:font-weight-asian="normal" style:font-size-complex="10pt" style:font-weight-complex="normal"/>
    </style:style>
    <style:style style:name="T3571" style:family="text">
      <style:text-properties style:font-name="Courier New1" fo:font-size="10pt" style:text-underline-style="solid" style:text-underline-width="auto" style:text-underline-color="font-color" fo:font-weight="normal" officeooo:rsid="0134ea98" style:font-size-asian="10pt" style:font-weight-asian="normal" style:font-size-complex="10pt" style:font-weight-complex="normal"/>
    </style:style>
    <style:style style:name="T3572" style:family="text">
      <style:text-properties style:font-name="Courier New1" fo:font-size="10pt" style:text-underline-style="solid" style:text-underline-width="auto" style:text-underline-color="font-color" fo:font-weight="normal" officeooo:rsid="00ce7d99" style:font-size-asian="10pt" style:font-weight-asian="normal" style:font-size-complex="10pt" style:font-weight-complex="normal"/>
    </style:style>
    <style:style style:name="T3573" style:family="text">
      <style:text-properties style:font-name="Courier New1" fo:font-size="10pt" style:text-underline-style="solid" style:text-underline-width="auto" style:text-underline-color="font-color" fo:font-weight="normal" officeooo:rsid="0184be39" style:font-size-asian="10pt" style:font-weight-asian="normal" style:font-size-complex="10pt" style:font-weight-complex="normal"/>
    </style:style>
    <style:style style:name="T3574" style:family="text">
      <style:text-properties style:font-name="Courier New1" fo:font-size="10pt" style:text-underline-style="solid" style:text-underline-width="auto" style:text-underline-color="font-color" fo:font-weight="normal" officeooo:rsid="0156753f" style:font-size-asian="10pt" style:font-weight-asian="normal" style:font-name-complex="Courier New2" style:font-size-complex="10pt" style:font-weight-complex="normal"/>
    </style:style>
    <style:style style:name="T3575" style:family="text">
      <style:text-properties style:font-name="Courier New1" fo:font-size="10pt" style:text-underline-style="solid" style:text-underline-width="auto" style:text-underline-color="font-color" fo:font-weight="normal" style:font-size-asian="10pt" style:language-asian="de" style:country-asian="DE" style:font-weight-asian="normal" style:font-size-complex="10pt" style:font-weight-complex="normal"/>
    </style:style>
    <style:style style:name="T3576" style:family="text">
      <style:text-properties style:font-name="Courier New1" fo:font-size="10pt" style:text-underline-style="solid" style:text-underline-width="auto" style:text-underline-color="font-color" fo:font-weight="normal" officeooo:rsid="018eab2c" style:font-size-asian="10pt" style:language-asian="de" style:country-asian="DE" style:font-weight-asian="normal" style:font-size-complex="10pt" style:font-weight-complex="normal"/>
    </style:style>
    <style:style style:name="T3577" style:family="text">
      <style:text-properties style:font-name="Courier New1" fo:font-size="10pt" style:text-underline-style="solid" style:text-underline-width="auto" style:text-underline-color="font-color" fo:font-weight="normal" officeooo:rsid="022eb0f7" style:font-size-asian="10pt" style:language-asian="de" style:country-asian="DE" style:font-weight-asian="normal" style:font-size-complex="10pt" style:font-weight-complex="normal"/>
    </style:style>
    <style:style style:name="T3578" style:family="text">
      <style:text-properties style:font-name="Courier New1" fo:font-size="10pt" style:text-underline-style="solid" style:text-underline-width="auto" style:text-underline-color="font-color" fo:font-weight="normal" officeooo:rsid="018fb2d3" style:font-size-asian="10pt" style:language-asian="de" style:country-asian="DE" style:font-weight-asian="normal" style:font-size-complex="10pt" style:font-weight-complex="normal"/>
    </style:style>
    <style:style style:name="T3579" style:family="text">
      <style:text-properties style:font-name="Courier New1" fo:font-size="10pt" style:text-underline-style="solid" style:text-underline-width="auto" style:text-underline-color="font-color" fo:font-weight="normal" officeooo:rsid="01b77ece" style:font-size-asian="10pt" style:language-asian="de" style:country-asian="DE" style:font-weight-asian="normal" style:font-size-complex="10pt" style:font-weight-complex="normal"/>
    </style:style>
    <style:style style:name="T3580" style:family="text">
      <style:text-properties style:font-name="Courier New1" fo:font-size="10pt" style:text-underline-style="solid" style:text-underline-width="auto" style:text-underline-color="font-color" fo:font-weight="normal" officeooo:rsid="01b96426" style:font-size-asian="10pt" style:language-asian="de" style:country-asian="DE" style:font-weight-asian="normal" style:font-size-complex="10pt" style:font-weight-complex="normal"/>
    </style:style>
    <style:style style:name="T3581" style:family="text">
      <style:text-properties style:font-name="Courier New1" fo:font-size="10pt" style:text-underline-style="solid" style:text-underline-width="auto" style:text-underline-color="font-color" fo:font-weight="normal" officeooo:rsid="01b245ae" style:font-size-asian="10pt" style:language-asian="de" style:country-asian="DE" style:font-weight-asian="normal" style:font-size-complex="10pt" style:font-weight-complex="normal"/>
    </style:style>
    <style:style style:name="T3582" style:family="text">
      <style:text-properties style:font-name="Courier New1" fo:font-size="10pt" style:text-underline-style="solid" style:text-underline-width="auto" style:text-underline-color="font-color" fo:font-weight="normal" officeooo:rsid="01b43ca9" style:font-size-asian="10pt" style:language-asian="de" style:country-asian="DE" style:font-weight-asian="normal" style:font-size-complex="10pt" style:font-weight-complex="normal"/>
    </style:style>
    <style:style style:name="T3583" style:family="text">
      <style:text-properties style:font-name="Courier New1" fo:font-size="10pt" style:text-underline-style="solid" style:text-underline-width="auto" style:text-underline-color="font-color" fo:font-weight="normal" officeooo:rsid="01c7ab60" style:font-size-asian="10pt" style:language-asian="de" style:country-asian="DE" style:font-weight-asian="normal" style:font-size-complex="10pt" style:font-weight-complex="normal"/>
    </style:style>
    <style:style style:name="T3584" style:family="text">
      <style:text-properties style:font-name="Courier New1" fo:font-size="10pt" style:text-underline-style="solid" style:text-underline-width="auto" style:text-underline-color="font-color" fo:font-weight="normal" officeooo:rsid="00ebf713" style:font-size-asian="10pt" style:language-asian="de" style:country-asian="DE" style:font-weight-asian="normal" style:font-name-complex="Courier New2" style:font-size-complex="10pt" style:font-weight-complex="normal"/>
    </style:style>
    <style:style style:name="T3585" style:family="text">
      <style:text-properties style:font-name="Courier New1" fo:font-size="10pt" style:text-underline-style="solid" style:text-underline-width="auto" style:text-underline-color="font-color" fo:font-weight="normal" officeooo:rsid="015ba8e9" style:font-size-asian="10pt" style:language-asian="de" style:country-asian="DE" style:font-weight-asian="normal" style:font-name-complex="Courier New2" style:font-size-complex="10pt" style:font-weight-complex="normal"/>
    </style:style>
    <style:style style:name="T3586" style:family="text">
      <style:text-properties style:font-name="Courier New1" fo:font-size="10pt" style:text-underline-style="solid" style:text-underline-width="auto" style:text-underline-color="font-color" fo:font-weight="normal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87" style:family="text">
      <style:text-properties style:font-name="Courier New1" fo:font-size="10pt" style:text-underline-style="solid" style:text-underline-width="auto" style:text-underline-color="font-color" fo:font-weight="normal" officeooo:rsid="018b314d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88" style:family="text">
      <style:text-properties style:font-name="Courier New1" fo:font-size="10pt" style:text-underline-style="solid" style:text-underline-width="auto" style:text-underline-color="font-color" fo:font-weight="normal" officeooo:rsid="00467ba7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89" style:family="text">
      <style:text-properties style:font-name="Courier New1" fo:font-size="10pt" style:text-underline-style="solid" style:text-underline-width="auto" style:text-underline-color="font-color" fo:font-weight="normal" officeooo:rsid="0032248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590" style:family="text">
      <style:text-properties style:font-name="Courier New1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3591" style:family="text">
      <style:text-properties style:font-name="Courier New1" fo:font-size="10pt" fo:font-style="normal" style:text-underline-style="solid" style:text-underline-width="auto" style:text-underline-color="font-color" fo:font-weight="bold" officeooo:rsid="01c7ab60" style:font-size-asian="10pt" style:language-asian="de" style:country-asian="DE" style:font-style-asian="normal" style:font-weight-asian="bold" style:font-size-complex="10pt" style:font-style-complex="normal" style:font-weight-complex="bold"/>
    </style:style>
    <style:style style:name="T3592" style:family="text">
      <style:text-properties style:font-name="Courier New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593" style:family="text">
      <style:text-properties style:font-name="Courier New1" fo:font-size="10pt" fo:font-style="normal" style:text-underline-style="solid" style:text-underline-width="auto" style:text-underline-color="font-color" fo:font-weight="bold" officeooo:rsid="003a34f3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594" style:family="text">
      <style:text-properties style:font-name="Courier New1" fo:font-size="10pt" fo:font-style="normal" style:text-underline-style="solid" style:text-underline-width="auto" style:text-underline-color="font-color" fo:font-weight="bold" officeooo:rsid="0042a8b1" fo:background-color="transparent" loext:char-shading-value="0" style:font-size-asian="10pt" style:language-asian="de" style:country-asian="DE" style:font-style-asian="normal" style:font-weight-asian="bold" style:font-name-complex="Courier New2" style:font-size-complex="10pt" style:font-style-complex="normal" style:font-weight-complex="bold"/>
    </style:style>
    <style:style style:name="T3595" style:family="text">
      <style:text-properties style:font-name="Courier New1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596" style:family="text">
      <style:text-properties style:font-name="Courier New1" fo:font-size="10pt" fo:font-style="normal" style:text-underline-style="solid" style:text-underline-width="auto" style:text-underline-color="font-color" officeooo:rsid="01c7ab60" style:font-size-asian="10pt" style:language-asian="de" style:country-asian="DE" style:font-style-asian="normal" style:font-size-complex="10pt" style:font-style-complex="normal"/>
    </style:style>
    <style:style style:name="T3597" style:family="text">
      <style:text-properties style:font-name="Courier New1" fo:font-size="10pt" fo:font-style="normal" style:text-underline-style="solid" style:text-underline-width="auto" style:text-underline-color="font-color" officeooo:rsid="003a34f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598" style:family="text">
      <style:text-properties style:font-name="Courier New1" fo:font-size="10pt" fo:font-style="normal" style:text-underline-style="solid" style:text-underline-width="auto" style:text-underline-color="font-color" officeooo:rsid="0042a8b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599" style:family="text">
      <style:text-properties style:font-name="Courier New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3600" style:family="text">
      <style:text-properties style:font-name="Courier New1" fo:font-size="10pt" fo:font-style="normal" style:font-size-asian="10pt" style:font-style-asian="normal" style:font-size-complex="10pt" style:font-style-complex="normal"/>
    </style:style>
    <style:style style:name="T3601" style:family="text">
      <style:text-properties style:font-name="Courier New1" fo:font-size="10pt" fo:font-style="normal" officeooo:rsid="01c7ab60" style:font-size-asian="10pt" style:language-asian="de" style:country-asian="DE" style:font-style-asian="normal" style:font-size-complex="10pt" style:font-style-complex="normal"/>
    </style:style>
    <style:style style:name="T3602" style:family="text">
      <style:text-properties style:font-name="Courier Ne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603" style:family="text">
      <style:text-properties style:font-name="Courier Ne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604" style:family="text">
      <style:text-properties style:font-name="Courier New1" fo:font-size="10pt" fo:font-style="normal" officeooo:rsid="003a34f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605" style:family="text">
      <style:text-properties style:font-name="Courier New1" fo:font-size="10pt" fo:font-style="normal" officeooo:rsid="0042a8b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606" style:family="text">
      <style:text-properties style:font-name="Courier New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607" style:family="text">
      <style:text-properties style:font-name="Courier New1" fo:font-size="10pt" fo:font-style="normal" style:text-underline-style="none" officeooo:rsid="01c7ab60" style:font-size-asian="10pt" style:language-asian="de" style:country-asian="DE" style:font-style-asian="normal" style:font-size-complex="10pt" style:font-style-complex="normal"/>
    </style:style>
    <style:style style:name="T3608" style:family="text">
      <style:text-properties style:font-name="Courier New1" fo:font-size="10pt" fo:font-style="normal" style:text-underline-style="none" officeooo:rsid="003a34f3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609" style:family="text">
      <style:text-properties style:font-name="Courier New1" fo:font-size="10pt" fo:font-style="normal" style:text-underline-style="none" officeooo:rsid="0042a8b1" fo:background-color="transparent" loext:char-shading-value="0" style:font-size-asian="10pt" style:language-asian="de" style:country-asian="DE" style:font-style-asian="normal" style:font-name-complex="Courier New2" style:font-size-complex="10pt" style:font-style-complex="normal"/>
    </style:style>
    <style:style style:name="T3610" style:family="text">
      <style:text-properties style:font-name="Courier New1" fo:font-size="10pt" style:text-underline-style="none" fo:font-weight="normal" style:font-size-asian="10pt" style:font-weight-asian="normal" style:font-size-complex="10pt" style:font-weight-complex="normal"/>
    </style:style>
    <style:style style:name="T3611" style:family="text">
      <style:text-properties style:font-name="Courier New1" fo:font-size="10pt" style:text-underline-style="none" fo:font-weight="normal" officeooo:rsid="0184be39" style:font-size-asian="10pt" style:font-weight-asian="normal" style:font-size-complex="10pt" style:font-weight-complex="normal"/>
    </style:style>
    <style:style style:name="T3612" style:family="text">
      <style:text-properties style:font-name="Courier New1" fo:font-size="10pt" style:text-underline-style="none" fo:font-weight="normal" officeooo:rsid="0134ea98" style:font-size-asian="10pt" style:font-weight-asian="normal" style:font-size-complex="10pt" style:font-weight-complex="normal"/>
    </style:style>
    <style:style style:name="T3613" style:family="text">
      <style:text-properties style:font-name="Courier New1" fo:font-size="10pt" style:text-underline-style="none" fo:font-weight="normal" officeooo:rsid="00ce7d99" style:font-size-asian="10pt" style:font-weight-asian="normal" style:font-size-complex="10pt" style:font-weight-complex="normal"/>
    </style:style>
    <style:style style:name="T3614" style:family="text">
      <style:text-properties style:font-name="Courier New1" fo:font-size="10pt" style:text-underline-style="none" fo:font-weight="normal" officeooo:rsid="01a90700" style:font-size-asian="10pt" style:font-weight-asian="normal" style:font-size-complex="10pt" style:font-weight-complex="normal"/>
    </style:style>
    <style:style style:name="T3615" style:family="text">
      <style:text-properties style:font-name="Courier New1" fo:font-size="10pt" style:text-underline-style="none" fo:font-weight="normal" officeooo:rsid="0156753f" style:font-size-asian="10pt" style:font-weight-asian="normal" style:font-name-complex="Courier New2" style:font-size-complex="10pt" style:font-weight-complex="normal"/>
    </style:style>
    <style:style style:name="T3616" style:family="text">
      <style:text-properties style:font-name="Courier New1" fo:font-size="10pt" style:text-underline-style="none" fo:font-weight="normal" style:font-size-asian="10pt" style:language-asian="de" style:country-asian="DE" style:font-weight-asian="normal" style:font-size-complex="10pt" style:font-weight-complex="normal"/>
    </style:style>
    <style:style style:name="T3617" style:family="text">
      <style:text-properties style:font-name="Courier New1" fo:font-size="10pt" style:text-underline-style="none" fo:font-weight="normal" officeooo:rsid="018eab2c" style:font-size-asian="10pt" style:language-asian="de" style:country-asian="DE" style:font-weight-asian="normal" style:font-size-complex="10pt" style:font-weight-complex="normal"/>
    </style:style>
    <style:style style:name="T3618" style:family="text">
      <style:text-properties style:font-name="Courier New1" fo:font-size="10pt" style:text-underline-style="none" fo:font-weight="normal" officeooo:rsid="022eb0f7" style:font-size-asian="10pt" style:language-asian="de" style:country-asian="DE" style:font-weight-asian="normal" style:font-size-complex="10pt" style:font-weight-complex="normal"/>
    </style:style>
    <style:style style:name="T3619" style:family="text">
      <style:text-properties style:font-name="Courier New1" fo:font-size="10pt" style:text-underline-style="none" fo:font-weight="normal" officeooo:rsid="018fb2d3" style:font-size-asian="10pt" style:language-asian="de" style:country-asian="DE" style:font-weight-asian="normal" style:font-size-complex="10pt" style:font-weight-complex="normal"/>
    </style:style>
    <style:style style:name="T3620" style:family="text">
      <style:text-properties style:font-name="Courier New1" fo:font-size="10pt" style:text-underline-style="none" fo:font-weight="normal" officeooo:rsid="01b77ece" style:font-size-asian="10pt" style:language-asian="de" style:country-asian="DE" style:font-weight-asian="normal" style:font-size-complex="10pt" style:font-weight-complex="normal"/>
    </style:style>
    <style:style style:name="T3621" style:family="text">
      <style:text-properties style:font-name="Courier New1" fo:font-size="10pt" style:text-underline-style="none" fo:font-weight="normal" officeooo:rsid="01b96426" style:font-size-asian="10pt" style:language-asian="de" style:country-asian="DE" style:font-weight-asian="normal" style:font-size-complex="10pt" style:font-weight-complex="normal"/>
    </style:style>
    <style:style style:name="T3622" style:family="text">
      <style:text-properties style:font-name="Courier New1" fo:font-size="10pt" style:text-underline-style="none" fo:font-weight="normal" officeooo:rsid="01b245ae" style:font-size-asian="10pt" style:language-asian="de" style:country-asian="DE" style:font-weight-asian="normal" style:font-size-complex="10pt" style:font-weight-complex="normal"/>
    </style:style>
    <style:style style:name="T3623" style:family="text">
      <style:text-properties style:font-name="Courier New1" fo:font-size="10pt" style:text-underline-style="none" fo:font-weight="normal" officeooo:rsid="01b43ca9" style:font-size-asian="10pt" style:language-asian="de" style:country-asian="DE" style:font-weight-asian="normal" style:font-size-complex="10pt" style:font-weight-complex="normal"/>
    </style:style>
    <style:style style:name="T3624" style:family="text">
      <style:text-properties style:font-name="Courier New1" fo:font-size="10pt" style:text-underline-style="none" fo:font-weight="normal" officeooo:rsid="01c7ab60" style:font-size-asian="10pt" style:language-asian="de" style:country-asian="DE" style:font-weight-asian="normal" style:font-size-complex="10pt" style:font-weight-complex="normal"/>
    </style:style>
    <style:style style:name="T3625" style:family="text">
      <style:text-properties style:font-name="Courier New1" fo:font-size="10pt" style:text-underline-style="none" fo:font-weight="normal" officeooo:rsid="00ebf713" style:font-size-asian="10pt" style:language-asian="de" style:country-asian="DE" style:font-weight-asian="normal" style:font-name-complex="Courier New2" style:font-size-complex="10pt" style:font-weight-complex="normal"/>
    </style:style>
    <style:style style:name="T3626" style:family="text">
      <style:text-properties style:font-name="Courier New1" fo:font-size="10pt" style:text-underline-style="none" fo:font-weight="normal" officeooo:rsid="015ba8e9" style:font-size-asian="10pt" style:language-asian="de" style:country-asian="DE" style:font-weight-asian="normal" style:font-name-complex="Courier New2" style:font-size-complex="10pt" style:font-weight-complex="normal"/>
    </style:style>
    <style:style style:name="T3627" style:family="text">
      <style:text-properties style:font-name="Courier New1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3628" style:family="text">
      <style:text-properties style:font-name="Courier New1" fo:font-size="10pt" style:text-underline-style="none" fo:font-weight="normal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629" style:family="text">
      <style:text-properties style:font-name="Courier New1" fo:font-size="10pt" style:text-underline-style="none" fo:font-weight="normal" officeooo:rsid="018b314d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630" style:family="text">
      <style:text-properties style:font-name="Courier New1" fo:font-size="10pt" style:text-underline-style="none" fo:font-weight="normal" officeooo:rsid="00467ba7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631" style:family="text">
      <style:text-properties style:font-name="Courier New1" fo:font-size="10pt" style:text-underline-style="none" fo:font-weight="normal" officeooo:rsid="00322484" fo:background-color="transparent" loext:char-shading-value="0" style:font-size-asian="10pt" style:language-asian="de" style:country-asian="DE" style:font-weight-asian="normal" style:font-size-complex="10pt" style:font-weight-complex="normal"/>
    </style:style>
    <style:style style:name="T3632" style:family="text">
      <style:text-properties style:font-name="Courier New1" fo:font-size="10pt" style:text-underline-style="none" fo:font-weight="bold" style:font-size-asian="10pt" style:font-weight-asian="bold" style:font-size-complex="10pt" style:font-weight-complex="bold"/>
    </style:style>
    <style:style style:name="T3633" style:family="text">
      <style:text-properties style:font-name="Courier New1" fo:font-size="10pt" style:text-underline-style="none" fo:font-weight="bold" officeooo:rsid="0184be39" style:font-size-asian="10pt" style:font-weight-asian="bold" style:font-size-complex="10pt" style:font-weight-complex="bold"/>
    </style:style>
    <style:style style:name="T3634" style:family="text">
      <style:text-properties style:font-name="Courier New1" fo:font-size="10pt" style:text-underline-style="none" fo:font-weight="bold" fo:background-color="transparent" loext:char-shading-value="0" style:font-size-asian="10pt" style:font-weight-asian="bold" style:font-size-complex="10pt" style:font-weight-complex="bold"/>
    </style:style>
    <style:style style:name="T3635" style:family="text">
      <style:text-properties style:font-name="Courier New1" fo:font-size="10pt" style:text-underline-style="none" style:font-size-asian="10pt" style:font-size-complex="10pt"/>
    </style:style>
    <style:style style:name="T3636" style:family="text">
      <style:text-properties style:font-name="Courier New1" fo:font-size="10pt" style:text-underline-style="none" officeooo:rsid="0184be39" style:font-size-asian="10pt" style:font-size-complex="10pt"/>
    </style:style>
    <style:style style:name="T3637" style:family="text">
      <style:text-properties style:font-name="Courier New1" fo:font-size="10pt" style:text-underline-style="none" officeooo:rsid="01c7ab60" style:font-size-asian="10pt" style:language-asian="de" style:country-asian="DE" style:font-size-complex="10pt"/>
    </style:style>
    <style:style style:name="T3638" style:family="text">
      <style:text-properties style:font-name="Courier New1" fo:font-size="10pt" style:text-underline-style="none" fo:background-color="transparent" loext:char-shading-value="0" style:font-size-asian="10pt" style:font-size-complex="10pt"/>
    </style:style>
    <style:style style:name="T3639" style:family="text">
      <style:text-properties style:font-name="Courier New1" fo:font-size="10pt" fo:background-color="transparent" loext:char-shading-value="0" style:font-size-asian="10pt" style:font-size-complex="10pt"/>
    </style:style>
    <style:style style:name="T3640" style:family="text">
      <style:text-properties officeooo:rsid="00c09c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8"><text:span text:style-name="T1197">&gt;</text:span><text:span text:style-name="T1198">001-</text:span><text:span text:style-name="T1197">CR536489.1</text:span><text:span text:style-name="T1199">-</text:span><text:span text:style-name="T1197">HSPB1</text:span><text:span text:style-name="T1199">-</text:span><text:span text:style-name="T1197">Homo</text:span><text:span text:style-name="T1199">-</text:span><text:span text:style-name="T1197">sapiens</text:span><text:span text:style-name="T1199">-Primates</text:span></text:p>
      <text:p text:style-name="P219">ATGACCGAGCGCCGCGTCCCCTTCTCGCTCCTGCGGGGCCCCAGCTGGGACCCCTTCCGCGACTGGTACCCGCATAGCCGCCTCTTCGACCAGGCCTTCGGGCTGCCCCGGCTGCCGGAGGAGTGGTCGCAGTGGTTAGGCGGCAGCAGCTGGCCAGGCTACGTGCGCCCCCTGCCCCCCGCCGCCATCGAGAGCCCCGCAGTGGCCGCGCCCGCCTACAGCCGCGCGCTCAGCCGGCAACTCAGCAGCGGGGTCTCGGAGATCCGGCACACTGCGGACCGCTGGCGCGTGTCCCTGGATGTCAACCACTTCGCCCCGGACGAGCTGACGGTCAAGACCAAGGATGGCGTGGTGGAGATCACCGGCAAGCACGAGGAGCGGCAGGACGAGCATGGCTACATCTCCCGGTGCTTCACGCGGAAATACACGCTGCCCCC<text:span text:style-name="T3422">CGGTGTGGACCCCACCCAAGTTTCCTCCTCCCTGTCCCCTGAGGGCACACTGACCGTGGAGGCCCCCATGCCCAAGCTAGCCACGCAGTCCAACGAGATCACCATCCCAGTCACCTTCGAGTCGCGGGCCCAGCTTGGGGGCCCAGAAGCTGCAAAATCCGATGAGACTGCCGCCAAGTAA</text:span></text:p>
      <text:h text:style-name="P225" text:outline-level="2"><text:span text:style-name="T974">&gt;</text:span><text:span text:style-name="T975">001b-</text:span><text:span text:style-name="T974">ENSCANT00000043608.1-</text:span><text:span text:style-name="T975">HspB1-Colobus-angolensis-Primates</text:span></text:h>
      <text:p text:style-name="P242">ATGACCGAGCGCTGCGTCCTCTTCTGGCTCCTGCCGGACCCCAGCTGGGACCCCTTCCGCAACTGGTACCCGCACAGTCGCCTCTTCGACCAGGCCTTCGGGCTGGTCGCAGTGGTTTGGCACCAGCACCCCCTGCCCCCCACCGCGGTCGAGAGCCCCGCGGTGGCCGCGCCCGCCTACAGCCGCGCGCTCAGCCGGCAGCTCAGCAGCGGGGTCTCGGAGAACCGGCCCACGGCGGACCGCTGGCGCGTATCCCTGGACGTCAACCACTTCGCCCCCGACGAGCTGACAGTCAAGACCAAGGGTGGCGTGGTGGAGATCACCGGCAAGCACAAGGAGCGGCAGGACAAGCATGGCTACATCTCCCGCTGCTTCATCCGGAAATACACGCTGCCCCAGGGTGTGGACCCCACCAAGGTCTCCTCCTCCCTGTCCCCTGAGGGCACACTGACCGTGGAGGCCCCCATGCCCAAGCTAATCACCTTGGAGTCGCGGTCCCAGCTTGGGGGCCTAGAAGCTGCGAAATCCGACCAGTCTGCAGTCAAGTAA</text:p>
      <text:p text:style-name="P112"><text:span text:style-name="species"><text:span text:style-name="T2510">&gt;002-XM_002743949.4-HspB1-</text:span></text:span><text:span text:style-name="species"><text:span text:style-name="T2496">Callithrix</text:span></text:span><text:span text:style-name="species"><text:span text:style-name="T2510">-</text:span></text:span><text:span text:style-name="species"><text:span text:style-name="T2496">jacchus</text:span></text:span><text:span text:style-name="species"><text:span text:style-name="T2510">-Primates</text:span></text:span></text:p>
      <text:p text:style-name="P167"><text:span text:style-name="species"><text:span text:style-name="T2496">ATGACCGAGCGCCGCGTCCCCTTCTCGCTCCTGCGGAGC</text:span></text:span><text:bookmark text:name="XM_002743949.4_241"/><text:span text:style-name="T3610">CCCAGCTGGGACCCCTTCCGCGACTGGTACCCGCACAACCGTCTCTTCGACCAGGCATTC</text:span><text:bookmark text:name="XM_002743949.4_301"/><text:span text:style-name="T3610">GGGATGCCCCGGCTGCCCGAGGAGTGGTCGCAGTGGTTCGGCACCAGCAGCTGGCCGGGC</text:span><text:bookmark text:name="XM_002743949.4_361"/><text:span text:style-name="T3610">TACGTGCGCCCCCTGCCCCCCGCCGCGGTCGAGGGCCCCGCAGTGGCCGCGCCCGCCTAC</text:span><text:bookmark text:name="XM_002743949.4_421"/><text:span text:style-name="T3610">AGCCGCGCGCTCAGCCGGCAGCTCAGCAGCGGGGTCTCGGAGATCCGGCACACGGCGGAC</text:span><text:bookmark text:name="XM_002743949.4_481"/><text:span text:style-name="T3610">CGCTGGCGCGTGTCCCTGGACGTCAACCACTTCGCCCCCGAGGAGCTGACGGTCAAGACC</text:span><text:bookmark text:name="XM_002743949.4_541"/><text:span text:style-name="T3610">AAGGATGGCGTGGTGGAGATCACCGGCAAGCACGAGGAGCGGCAGGATGAGCACGGATTC</text:span><text:bookmark text:name="XM_002743949.4_601"/><text:span text:style-name="T3610">ATCTCCCGCTGCTTCACCCGGAAATACTCGCTGCCCCCTGGTGTGGACCCCACCCAGGTC</text:span><text:bookmark text:name="XM_002743949.4_661"/><text:span text:style-name="T3610">TCCTCCTCCCTGTCCCCTGAGGGCACACTGACCGTTGAGGCCCCCATGCCCAAGCCAGCC</text:span><text:bookmark text:name="XM_002743949.4_721"/><text:span text:style-name="T3610">ACACAGTCCAACGAGATCACCATCCCTGTCACCTTCGAGTCGCGGGCCCAGCTTGGGGGC</text:span><text:bookmark text:name="XM_002743949.4_781"/><text:span text:style-name="T3610">CCAGAAGCTGCGAAATCTGACCAGTCTGCAGCCAAGTAA</text:span></text:p>
      <text:p text:style-name="P160"><text:span text:style-name="species"><text:span text:style-name="T2511">&gt;004-XM_017533485.1-HspB1-</text:span></text:span><text:span text:style-name="species"><text:span text:style-name="T2496">Cebus</text:span></text:span><text:span text:style-name="species"><text:span text:style-name="T2511">-</text:span></text:span><text:span text:style-name="species"><text:span text:style-name="T2496">capucinus</text:span></text:span><text:span text:style-name="species"><text:span text:style-name="T2511">-Primates</text:span></text:span></text:p>
      <text:p text:style-name="Standard"><text:span text:style-name="species"><text:span text:style-name="T2496">ATGACCGAGCGCCGCGTCCCCTTCTCGTTCCTGCGGAGCCCCA</text:span></text:span><text:bookmark text:name="XM_017533485.1_241"/><text:span text:style-name="T3610">GCTGGGACCCCTTCCGCGACTGGTACCCGCACAGCCGTCTCTTCGACCAGGCCTTCGGGA</text:span><text:bookmark text:name="XM_017533485.1_301"/><text:span text:style-name="T3610">TGCCCCGGCTGCCAGAGGAGTGGTCGCAGTGGTTCGGCACCAGCAGCTGGCCAGGCTACG</text:span><text:bookmark text:name="XM_017533485.1_361"/><text:span text:style-name="T3610">TGCGCCCCCTGCCCCCCGCCGCGGTCGAGGGCCCCGCGGTGGCCGCGCCCGCCTACAGCC</text:span><text:bookmark text:name="XM_017533485.1_421"/><text:span text:style-name="T3610">GCGCGCTCAGCCGCCAGCTCAGCAGCGGGGTCTCGGAGATCCGGCACACAGCGGACCGCT</text:span><text:bookmark text:name="XM_017533485.1_481"/><text:span text:style-name="T3610">GGCGCGTGTCCCTGGACGTCAACCACTTCGCCCCCGAGGAGCTGACGGTCAAGACCAAGG</text:span><text:bookmark text:name="XM_017533485.1_541"/><text:span text:style-name="T3610">AGGGCGTGGTGGAGATCACCGGCAAGCATGAGGAGCGGCAGGATGAGCACGGATTCATCT</text:span><text:bookmark text:name="XM_017533485.1_601"/><text:span text:style-name="T3610">CCCGCTGCTTCACCCGGAAATACACGCTGCCCCCTGGTGTGGACCCCACCCAGGTCTCCT</text:span><text:bookmark text:name="XM_017533485.1_661"/><text:span text:style-name="T3610">CCTCCCTGTCCCCTGAGGGCACACTGACCGTGGAGGCCCCCATGCCCAAGCCAGCCACGC</text:span><text:bookmark text:name="XM_017533485.1_721"/><text:span text:style-name="T3610">AGTCCAACGAGATCACCATCCCCGTCACCTTCGAGTCGCGGGCCCAGCTTGGGGGCCCAG</text:span><text:bookmark text:name="XM_017533485.1_781"/><text:span text:style-name="T3610">AAGCTGCGAAATCCGACCAGTCTGCAGCCAAGTAA</text:span></text:p>
      <text:h text:style-name="P217" text:outline-level="1"><text:span text:style-name="species"><text:span text:style-name="T1736">&gt;</text:span></text:span><text:span text:style-name="species"><text:span text:style-name="T1737">004b-</text:span></text:span><text:span text:style-name="species"><text:span text:style-name="T1735">ENSCATT00000043996.1-</text:span></text:span><text:span text:style-name="species"><text:span text:style-name="T1736">HspB1-Cerocebus-atys-Primates</text:span></text:span></text:h>
      <text:p text:style-name="P87"><text:span text:style-name="species"><text:span text:style-name="T3606">ATGACCGAGCGCCGCGTCCCCTTCTCGCTCCTGCGGGGCCCCAGCTGGGACCCCTTCCGCGACTGGTACCCGCACAGCCGCCTCTTCGACCAGGCCTTCGGGCTGCCCCGGCTGCCCGAGGAGTGGTCGCAGTGGTTGGGCGGCAGTAGCTGGCCAGGCTACGTGCGCCCCCTGCCCCCCGCCGCGATCGAGAGCCCCGCGGTGGCCGCGCCCGCCTACAGCCGCGCGCTCAGCCGGCAGCTCAGCAGCGGGGTCTCGGAGATCCGGCACACGGCGGACCGCTGGCGCGTGTCCCTGGATGTCAACCACTTCGCCCCGGACGAGCTAACGGTTAAGACCAAGGATGGCGTGGTGGAGATCACCGGCAAGCACGAGGAGCGGCAGGACGAGCATGGCTACATCTCCTGGTGCTTCACGCGGAAATACAAGCTGCCCTCCGGTGTGGACCCCACCCAGGTCTCCTCCTCCCTGTCCCCTGAGGGCACACTGACCGTGGAAGCCCCCATGCCCAAGCTAGCCACACAGTCCAACGAGATCACCATCCCGGTCACCTTCGAGTCGCGGGCCCAGCTTGGGGGCCCAGAAGCTGCAAAATCTGACGAGACTGCCGCCAAGTAA</text:span></text:span></text:p>
      <text:p text:style-name="P94"><text:span text:style-name="species"><text:span text:style-name="T2512">&gt;007-</text:span></text:span><text:span text:style-name="species"><text:span text:style-name="T2496">XM_004045617.2</text:span></text:span><text:span text:style-name="species"><text:span text:style-name="T2512">-HspB1-</text:span></text:span><text:span text:style-name="species"><text:span text:style-name="T2496">Gorilla</text:span></text:span><text:span text:style-name="species"><text:span text:style-name="T2512">-</text:span></text:span><text:span text:style-name="species"><text:span text:style-name="T2496">gorilla</text:span></text:span><text:span text:style-name="species"><text:span text:style-name="T2512">-Primates</text:span></text:span></text:p>
      <text:p text:style-name="P196"><text:span text:style-name="species"><text:span text:style-name="T2496">ATGACCGAGCGCCGCGTCCCCTTCTCGCTCCTGCGG</text:span></text:span><text:bookmark text:name="XM_004045617.2_241"/><text:span text:style-name="T3610">GGCCCCAGCTGGGACCCCTTCCGCGACTGGTACCCGCATAGCCGCCTCTTCGACCAGGCC</text:span><text:bookmark text:name="XM_004045617.2_301"/><text:span text:style-name="T3610">TTCGGGCTGCCCCGGCTGCCGGAGGAGTGGTCGCAGTGGTTAGGCGGCAGCAGCTGGCCA</text:span><text:bookmark text:name="XM_004045617.2_361"/><text:span text:style-name="T3610">GGCTACGTGCGCCCCCTGCCCCCCGCCGCCATCGAGAGCCCCGCAGTGGCCGCGCCCGCC</text:span><text:bookmark text:name="XM_004045617.2_421"/><text:span text:style-name="T3610">TACAGCCGCGCGCTCAGCCGGCAACTCAGCAGCGGAGTCTCGGAGATCCGGCACACTGCG</text:span><text:bookmark text:name="XM_004045617.2_481"/><text:span text:style-name="T3610">GACCGCTGGCGCGTGTCCCTGGATGTCAACCACTTCGCCCCGGACGAGCTGACGGTCAAG</text:span><text:bookmark text:name="XM_004045617.2_541"/><text:span text:style-name="T3610">ACCAAGGATGGCGTGGTGGAGATCACCGGCAAGCACGAGGAGCGGCAGGACGAGCATGGC</text:span><text:bookmark text:name="XM_004045617.2_601"/><text:span text:style-name="T3610">TACATCTCCCGGTGCTTCACGCGGAAATACACGCTGCCCCCCGGTGTGGATCCCACCCAA</text:span><text:bookmark text:name="XM_004045617.2_661"/><text:span text:style-name="T3610">GTTTCCTCCTCCCTGTCCCCTGAGGGCACACTGACCGTGGAGGCCCCCATGCCCAAGCTA</text:span><text:bookmark text:name="XM_004045617.2_721"/><text:span text:style-name="T3610">GCCACGCAGTCCAACGAGATCACCATCCCAGTCACCTTCGAGTCGCGGGCCCAGCTTGGG</text:span><text:bookmark text:name="XM_004045617.2_781"/><text:span text:style-name="T3610">GGCCCAGAAGCTGCAAAATCCGATGAGACTGCCGCCAAGTAA</text:span></text:p>
      <text:p text:style-name="P113"><text:span text:style-name="species"><text:span text:style-name="T2513">&gt;008-</text:span></text:span><text:span text:style-name="species"><text:span text:style-name="T2496">NM_001283885.1</text:span></text:span><text:span text:style-name="species"><text:span text:style-name="T2513">-HspB1-</text:span></text:span><text:span text:style-name="species"><text:span text:style-name="T2496">Macaca</text:span></text:span><text:span text:style-name="species"><text:span text:style-name="T2513">-</text:span></text:span><text:span text:style-name="species"><text:span text:style-name="T2496">fascicularis</text:span></text:span><text:span text:style-name="species"><text:span text:style-name="T2513">-Primates</text:span></text:span></text:p>
      <text:p text:style-name="P167"><text:span text:style-name="species"><text:span text:style-name="T2496">ATGACCGAGCGCCGCGTCCCCTTCTCGCTCC</text:span></text:span><text:bookmark text:name="NM_001283885.1_121"/><text:span text:style-name="T3610">TGCGGGGCCCCAGCTGGGATCCTTTCCGCGACTGGTACCCGCACAGCCGCCTCTTCGACC</text:span><text:bookmark text:name="NM_001283885.1_181"/><text:span text:style-name="T3610">AGGCCTTCGGGCTGCCCCGGCTGCCCGAGGAGTGGTCGCAGTGGTTGGGCGGCAGCAGCT</text:span><text:bookmark text:name="NM_001283885.1_241"/><text:span text:style-name="T3610">GGCCAGGCTACGTGCGCCCCCTGCCCCCCGCCGCGATCGAGAGCCCCGCGGTGGCCGCGC</text:span><text:bookmark text:name="NM_001283885.1_301"/><text:span text:style-name="T3610">CCGCCTACAGCCGCGCGCTCAGCCGGCAGCTCAGCAGCGGGGTCTTGGAGATCCGGCACA</text:span><text:bookmark text:name="NM_001283885.1_361"/><text:span text:style-name="T3610">CGGCGGACCGCTGGCGCGTGTCCCTGGATGTCAACCACTTCGCCCCGGACGAGCTAACGG</text:span><text:bookmark text:name="NM_001283885.1_421"/><text:span text:style-name="T3610">TTAAGACCAAGGATGGCGTGGTGGAGATCACCGGCAAGCACGAGGAGCGGCAGGACGAGC</text:span><text:bookmark text:name="NM_001283885.1_481"/><text:span text:style-name="T3610">ATGGCTACATCTCCCGGTGCTTCACGCGGAAATACACGCTGCCCCCCGGTGTGGACCCCA</text:span><text:bookmark text:name="NM_001283885.1_541"/><text:span text:style-name="T3610">CCCAGGTCTCCTCCTCCCTGTCCCCTGAGGGCACACTGACCGTGGAAGCCCCCATGCCCA</text:span><text:bookmark text:name="NM_001283885.1_601"/><text:span text:style-name="T3610">AGCTAGCCACACAGTCCAACGAGATCACCATCCCGGTCACCTTCGAGTCGCGGGCCCAGC</text:span><text:bookmark text:name="NM_001283885.1_661"/><text:span text:style-name="T3610">TTGGGGGCCCAGAAGCTGCAAAATCTGACGAGACTGCCGCCAAGTAA</text:span></text:p>
      <text:p text:style-name="P235"><text:span text:style-name="T3640">&gt;009-</text:span>NM_001260949.2<text:span text:style-name="T3640">-HspB1-</text:span>Macaca<text:span text:style-name="T3640">-</text:span>mulatta<text:span text:style-name="T3640">-Primates</text:span></text:p>
      <text:p text:style-name="P167"><text:span text:style-name="species"><text:span text:style-name="T2496">ATGACCGAGCGCCGCGTCCCCTTCTCGC</text:span></text:span><text:bookmark text:name="NM_001260949.2_181"/><text:span text:style-name="T3610">TCCTGCGGGGCCCCAGCTGGGATCCCTTCCGCGACTGGTACCCGCACAGCCGCCTCTTCG</text:span><text:bookmark text:name="NM_001260949.2_241"/><text:span text:style-name="T3610">ACCAGGCCTTCGGGCTGCCCCGGCTGCCCGAGGAGTGGTCGCAGTGGTTGGGCGGCAGCA</text:span><text:bookmark text:name="NM_001260949.2_301"/><text:span text:style-name="T3610">GCTGGCCAGGCTACGTGCGCCCCCTGCCCCCCGCCGCGATCGAGAGCCCCGCGGTGGCCG</text:span><text:bookmark text:name="NM_001260949.2_361"/><text:span text:style-name="T3610">CGCCCGCCTACAGCCGCGCGCTCAGCCGGCAGCTCAGCAGCGGGGTCTCGGAGATCCGGC</text:span><text:bookmark text:name="NM_001260949.2_421"/><text:span text:style-name="T3610">ACACGGCGGACCGCTGGCGCGTGTCCCTGGATGTCAACCACTTCGCCCCGGAC</text:span><text:soft-page-break/><text:span text:style-name="T3610">GAGCTAA</text:span><text:bookmark text:name="NM_001260949.2_481"/><text:span text:style-name="T3610">CGGTTAAGACCAAGGATGGCGTGGTGGAGATCACCGGCAAGCACGAGGAGCGGCAGGACG</text:span><text:bookmark text:name="NM_001260949.2_541"/><text:span text:style-name="T3610">AGCATGGCTACATCTCCCGGTGCTTCACGCGGAAATACACGCTGCCCCCCGGTGTGGACC</text:span><text:bookmark text:name="NM_001260949.2_601"/><text:span text:style-name="T3610">CCACCCAGGTCTCCTCCTCCCTGTCCCCTGAGGGCACACTGACCGTGGAAGCCCCCATGC</text:span><text:bookmark text:name="NM_001260949.2_661"/><text:span text:style-name="T3610">CCAAGCTAGCCACACAGTCCAACGAGATCACCATCCCGGTCACCTTCGAGTCGCGGGCCC</text:span><text:bookmark text:name="NM_001260949.2_721"/><text:span text:style-name="T3610">AGCTTGGGGGCCCAGAAGCTGCAAAATCTGACGAGACTGCCGCCAAGTAA</text:span></text:p>
      <text:p text:style-name="P115"><text:span text:style-name="species"><text:span text:style-name="T2514">&gt;010-</text:span></text:span><text:span text:style-name="species"><text:span text:style-name="T2496">XM_012759201.2</text:span></text:span><text:span text:style-name="species"><text:span text:style-name="T2514">-HspB1-</text:span></text:span><text:span text:style-name="species"><text:span text:style-name="T2496">Microcebus</text:span></text:span><text:span text:style-name="species"><text:span text:style-name="T2514">-</text:span></text:span><text:span text:style-name="species"><text:span text:style-name="T2496">murinus</text:span></text:span><text:span text:style-name="species"><text:span text:style-name="T2514">-Primates</text:span></text:span></text:p>
      <text:p text:style-name="P243">ATGACCGAGCGCCGCGTGCCCTTCTCGCTCCTGCGGGGCCCCAGCTGGGACCCTTTCCGCGACTGGTACCCGGCGCACAGCCGCCTCTTCGAGCAGGCCTTCGGGGTGCCCCGGCTGGCCGAGGAGTGGTCGCAGTGGTTCGGCACCAGCGGCTGGCCGGGCTACGTGCGGCCGCTGCCCGCCGCCGCCGCCGCGCTCGAGGCGCCCCCGGCGCCCGCCTTCGGCCGCGCGCTCAGCCGGCAGCTCAGCAGCGGCGTCTCGGAGATCCGGCAGACGGCCGACCGCTGGCGCGTGTCCCTGGACGTCAACCACTTCGCCCCCGAGGAGCTGACGGTCAAGACCAAGGACGGCGTGGTGGAGATCACCGGCAAGCACGAAGAGAGACAGGATGAGCATGGCTACATCTCCCGGTGCTTCACCCGGAAATACACGCTGCCTCCCGGTGTGGACCCCACCCTTGTCTCCTCCTCCCTGTCACCTGAGGGCACACTCACCGTGGAGGCCCCCCTGCCCAAGCCAGCCACGCAGTCCTCAGAGATCACCATCCCTGTCACCTTCGAGGCACGTGCCCAGCTTGGGGGCCCAGAAGCCGGGACATCCGAGCAGTCTGGAGCCAAGTAA</text:p>
      <text:p text:style-name="P46"><text:span text:style-name="species"><text:span text:style-name="T2515">&gt;</text:span></text:span><text:bookmark text:name="feature_XP_012354156.1_CDS_0"/><text:span text:style-name="species"><text:span text:style-name="T2516">011-</text:span></text:span><text:span text:style-name="species"><text:span text:style-name="T2515">XM_012498702.1</text:span></text:span><text:span text:style-name="species"><text:span text:style-name="T2516">-HspB1-</text:span></text:span><text:span text:style-name="species"><text:span text:style-name="T2497">Nomascus</text:span></text:span><text:span text:style-name="species"><text:span text:style-name="T2516">-</text:span></text:span><text:span text:style-name="species"><text:span text:style-name="T2497">leucogenys</text:span></text:span><text:span text:style-name="species"><text:span text:style-name="T2516">-Primates</text:span></text:span></text:p>
      <text:p text:style-name="P194"><text:bookmark text:name="XM_012498702.1_1"/><text:span text:style-name="species"><text:span text:style-name="T2497">ATGACCGAGCGCCACGTCCCCTTCTCGCTCC</text:span></text:span><text:bookmark text:name="XM_012498702.1_61"/><text:span text:style-name="T3627">TGCGGGACCCCAGCTGGGACCCCTTCCGCGACTGGTACCCTCTTTCTCCCCTCTTCAACC</text:span><text:bookmark text:name="XM_012498702.1_121"/><text:span text:style-name="T3627">AGGCCTTCGGGCTGGTCGCAGTGGTTGGGCACCAGCGGCTGGCCCCGCTAGGTGCGCCCC</text:span><text:bookmark text:name="XM_012498702.1_181"/><text:span text:style-name="T3627">CTGCCCCCGCCGCGGTCGAGAGCCCCGCGGTGCCTGCGCCAGCCTACAGCCACGCGCTCA</text:span><text:bookmark text:name="XM_012498702.1_241"/><text:span text:style-name="T3627">GCCGGCAGCTCAGCAGCGGGATCTCAGAAAACCGGCCCACAGCGGACCGCTGGCGCGTGT</text:span><text:bookmark text:name="XM_012498702.1_301"/><text:span text:style-name="T3627">CCCTGGACATCAACCACTTCGCCTCCAACGAGCTGACGGTTAAGACCAAGGATGGCGTGG</text:span><text:bookmark text:name="XM_012498702.1_361"/><text:span text:style-name="T3627">TGGAGATCACCGGCAAGCACGAAGAGCGGCAGGACAAGCATGGCTACATCTCCCGATGCT</text:span><text:bookmark text:name="XM_012498702.1_421"/><text:span text:style-name="T3627">TCACCAGGAAATACACACTGCCCCCCGGTGTGGACCCCACCAAGGTCTCCTCCTCCCTGT</text:span><text:bookmark text:name="XM_012498702.1_481"/><text:span text:style-name="T3627">CCCCTGAGGCCCCCATGCCCAAGCTAGCCACGCAGTCCAACGAGATCACCTTGGAGTCAC</text:span><text:bookmark text:name="XM_012498702.1_541"/><text:span text:style-name="T3627">GGGCCCAGCTTGGGGGCCTAGAAGCTGCGAAATCCGACCAGTCTGCAGCCAAGTAA</text:span></text:p>
      <text:p text:style-name="P109"><text:span text:style-name="species"><text:span text:style-name="T2496">&gt;</text:span></text:span><text:span text:style-name="species"><text:span text:style-name="T2517">012-</text:span></text:span><text:span text:style-name="species"><text:span text:style-name="T2496">XM_003794184.3</text:span></text:span><text:span text:style-name="species"><text:span text:style-name="T2516">-</text:span></text:span><text:span text:style-name="species"><text:span text:style-name="T2517">HspB1-</text:span></text:span><text:span text:style-name="species"><text:span text:style-name="T2496">Otolemur</text:span></text:span><text:span text:style-name="species"><text:span text:style-name="T2516">-</text:span></text:span><text:span text:style-name="species"><text:span text:style-name="T2496">garnettii</text:span></text:span><text:span text:style-name="species"><text:span text:style-name="T2517">-Primates</text:span></text:span></text:p>
      <text:p text:style-name="Standard"><text:span text:style-name="species"><text:span text:style-name="T2496">AT</text:span></text:span><text:bookmark text:name="XM_003794184.3_121"/><text:span text:style-name="T3610">GACCGAGCGCCGTGTGCCCTTCTCGCTCCTGCGGAACCCCAGCTGGGAACCTTTCCGCGA</text:span><text:bookmark text:name="XM_003794184.3_181"/><text:span text:style-name="T3610">CTGGTACTTGCCACACAGCCGCCTCTTCGACCAGGCCTTCGGGATGCCCCGGCTGGCAGA</text:span><text:bookmark text:name="XM_003794184.3_241"/><text:span text:style-name="T3610">GGAGTGGTTCGGCACCAGCGGCTGGCCGGGCTACGTGCGTCCGCTGCCCCCTGCCGCGCT</text:span><text:bookmark text:name="XM_003794184.3_301"/><text:span text:style-name="T3610">CGAGGGCCCAGCGGCGCCCGCTTACAGCCGCGCGCTCAGCCGGCAGCTCAGCAGCGGCGT</text:span><text:bookmark text:name="XM_003794184.3_361"/><text:span text:style-name="T3610">CTCGGAGATCCGGCAGACGGCCGACCGCTGGCGCGTGTCCCTGGACGTCAACCATTTCGC</text:span><text:bookmark text:name="XM_003794184.3_421"/><text:span text:style-name="T3610">CCCCGAGGAGCTGACTATCAAGACCAAGGACGGTGTGGTGGAGATTACCGGCAAGCACGA</text:span><text:bookmark text:name="XM_003794184.3_481"/><text:span text:style-name="T3610">AGAGAGACAGGATGAGCACGGCTACATCTCCCGGTGCTTCACCCGGAAATACACGCTGCC</text:span><text:bookmark text:name="XM_003794184.3_541"/><text:span text:style-name="T3610">CCCCGGTGTGGACCCCACCCTCGTCTCCTCCTCTCTGTCACCTGAGGGTACACTCACCGT</text:span><text:bookmark text:name="XM_003794184.3_601"/><text:span text:style-name="T3610">GGAGGCTCCCCTGCCCAAACCAGCCATACAGTCGTCGGAGATCACCATACCTGTCACCTA</text:span><text:bookmark text:name="XM_003794184.3_661"/><text:span text:style-name="T3610">TGAGGCCCGTGCGCAGCTTGGGGGCACAGAAACCGGGCAATCTGGAGCCAAATAA</text:span></text:p>
      <text:h text:style-name="P218" text:outline-level="1"><text:span text:style-name="species"><text:span text:style-name="T2627">&gt;012b-</text:span></text:span><text:span text:style-name="species"><text:span text:style-name="T2626">ENSPPAT00000052328.1-</text:span></text:span><text:span text:style-name="species"><text:span text:style-name="T2627">HspB1-Pan-paniscus-Primates</text:span></text:span></text:h>
      <text:p text:style-name="P212"><text:span text:style-name="species"><text:span text:style-name="T2626">ATGACCGAGCGCCGCGTCCCCTTCTCGCTCCTGCGGGGCCCCAGCTGGGACCCCTTCCGCGACTGGTACCCGCATAGCCGCCTCTTCGACCAGGCCTTCGGGCTGCCCCGGCTGCCGGAGGAGTGGTCGCAGTGGTTAGGCGGCAGCAGCTGGCCAGGCTACGTGCGCCCCCTGCCCCCCGCCGCCATCGAGAGCCCCGCAGTGGCCGCGCCCGCCTACAGCCGCGCGCTCAGCCGGCAACTCAGCAGCGGGGTCTCGGAGATCCGGCACACTGCGGACCGCTGGCGCGTGTCCCTGGATGTCAACCACTTCGCCCCGGACGAGCTGACGGTCAAGACCAAGGATGGCGTGGTGGAGATCACCGGCAAGCACGAGGAGCGGCAGGACGAGCATGGCTACATCTCCCGGTGCTTCACGCGGAAATACACGCTGCCCCCCGGTGTGGACCCCACCCAAGTTTCCTCCTCCCTGTCCCCTGAGGGCACACTGACCGTGGAGGCCCCCATGCCCAAGCTAGCCACGCAGTCCAACGAGATCACCATCCCAGTCACCTTCGAGTCGCGGGCCCAGCTTGGGGGCCCAGAAGCTGCAAAATCCGATGAGACTGCCGCCAAGTAA</text:span></text:span></text:p>
      <text:p text:style-name="P50"><text:span text:style-name="species"><text:span text:style-name="T2515">&gt;013-</text:span></text:span><text:span text:style-name="species"><text:span text:style-name="T2497">GABE01006326.1</text:span></text:span><text:span text:style-name="species"><text:span text:style-name="T2515">-HspB1-</text:span></text:span><text:span text:style-name="species"><text:span text:style-name="T2497">Pan</text:span></text:span><text:span text:style-name="species"><text:span text:style-name="T2515">-</text:span></text:span><text:span text:style-name="species"><text:span text:style-name="T2497">troglodytes</text:span></text:span><text:span text:style-name="species"><text:span text:style-name="T2515">-Primates</text:span></text:span></text:p>
      <text:p text:style-name="Standard"><text:span text:style-name="species"><text:span text:style-name="T2497">ATGACCGAGCGCCGCGTCCCCTTCTCGCTCCTGC</text:span></text:span><text:bookmark text:name="GABE01006326.1_181"/><text:span text:style-name="T3627">GGGGCCCCAGCTGGGACCCCTTCCGCGACTGGTACCCGCATAGCCGCCTCTTCGACCAGG</text:span><text:bookmark text:name="GABE01006326.1_241"/><text:span text:style-name="T3627">CCTTCGGGCTGCCCCGGCTGCCGGAGGAGTGGTCGCAGTGGTTAGGCGGCAGCAGCTGGC</text:span><text:bookmark text:name="GABE01006326.1_301"/><text:span text:style-name="T3627">CAGGCTACGTGCGCCCCCTGCCCCCCGCCGCCATCGAGAGCCCTGCAGTGGCCGCGCCCG</text:span><text:bookmark text:name="GABE01006326.1_361"/><text:span text:style-name="T3627">CCTACAGCCGCGCGCTCAGCCGGCAACTCAGCAGCGGGGTCTCGGAGATCCGGCACACTG</text:span><text:bookmark text:name="GABE01006326.1_421"/><text:span text:style-name="T3627">CGGACCGCTGGCGCGTGTCCCTGGATGTCAACCACTTCGCCCCGGACGAGCTGACGGTCA</text:span><text:bookmark text:name="GABE01006326.1_481"/><text:span text:style-name="T3627">AGACCAAGGATGGCGTGGTGGAGATCACCGGCAAGCACGAGGAGCGGCAGGACGAGCATG</text:span><text:bookmark text:name="GABE01006326.1_541"/><text:span text:style-name="T3627">GCTACATCTCCCGGTGCTTCACGCGGAAATACACGCTGCCCCCCGGTGTGGACCCCACCC</text:span><text:bookmark text:name="GABE01006326.1_601"/><text:span text:style-name="T3627">AAGTTTCCTCCTCCCTGTCCCCTGAGGGCACACTGACCGTGGAGGCCCCCATGCCCAAGC</text:span><text:bookmark text:name="GABE01006326.1_661"/><text:span text:style-name="T3627">TAGCCACGCAGTCCAACGAGATCACCATCCCAGTCACCTTCGAGTCGCGGGCCCAGCTTG</text:span><text:bookmark text:name="GABE01006326.1_721"/><text:span text:style-name="T3627">GGGGCCCAGAAGCTGCAAAATCCGATGAGACTGCCGCCAAGTAA</text:span></text:p>
      <text:p text:style-name="P141"><text:span text:style-name="species"><text:span text:style-name="T2498">&gt;</text:span></text:span><text:bookmark text:name="feature_XP_003895894.1_CDS_0"/><text:span text:style-name="species"><text:span text:style-name="T2498">013a-XM_003895845.2</text:span></text:span><text:span text:style-name="species"><text:span text:style-name="T2496">-</text:span></text:span><text:span text:style-name="species"><text:span text:style-name="T2518">HspB1-</text:span></text:span><text:span text:style-name="species"><text:span text:style-name="T2496">Papio-anubis-</text:span></text:span><text:span text:style-name="species"><text:span text:style-name="T2518">Primates</text:span></text:span></text:p>
      <text:p text:style-name="P139"><text:span text:style-name="species"><text:span text:style-name="T2498">ATGACCGAGCGCCGAGTCCCCTTCTCGCTCCTGCGGGGCCCCAGCTGGGACCCCTTCCGC</text:span></text:span><text:span text:style-name="T3610">GACTGGTACCCGCACAGCCGCCTCTTCGACCAGGCCTTCGGGCTGCCCCGGCTGCCCGAGGAGTGGTCGCAGTGGTTGGGCGGCAGCAGCTGGCCAGGCTACGTGCGCCCCCTGCCCCCCGCCGCGATCGAGAGCCCCGCGGTGGCCGCGCCCGCCTACAGCCGCGCGCTCAGCCGGCAGCTCAGCAGCGGAGTCTCGGAGATCCGGCACACGGCGGACCGCTGGCGCGTGTCCCTGGATGTCAACCACTTCGCCCCGGACGAGCTAACGGTTAAGACCAAGGATGGCGTGGTGGAGATCACCGGCAAGCACGAGGAGCGGCAGGACGAGCATGGCTACATCTCCCGGTGCTTCACGCGGAAATACACGCTGCCCCCTGGTGTGGACCCCACCCAGGTCTCCTCCTCCCTGTCCCCTGAGGGCACACTGACCGTGGAAGCCCCCATGCCCAAGCTAGTCACACAGTCCAACGAGATCACCATCCCGGTCACCTTCGAGTCGCGGGCCCAGCTTGGGGGCCCAGAAGCTGCAAAATCTGACGAGACTGCCGCCAAGTAA</text:span></text:p>
      <text:p text:style-name="P121"><text:span text:style-name="species"><text:span text:style-name="T2519">&gt;</text:span></text:span><text:span text:style-name="species"><text:span text:style-name="T2517">014-</text:span></text:span><text:span text:style-name="species"><text:span text:style-name="T2519">XM_024249722.1-HspB1-</text:span></text:span><text:span text:style-name="species"><text:span text:style-name="T2496">Pongo</text:span></text:span><text:span text:style-name="species"><text:span text:style-name="T2519">-</text:span></text:span><text:span text:style-name="species"><text:span text:style-name="T2496">abelii</text:span></text:span><text:span text:style-name="species"><text:span text:style-name="T2519">-Primates</text:span></text:span></text:p>
      <text:p text:style-name="P172"><text:span text:style-name="species"><text:span text:style-name="T2496">ATGACCGAGCGCCGCGTCCCCTTCTCGCTCC</text:span></text:span><text:bookmark text:name="XM_024249722.1_241"/><text:span text:style-name="T3610">TGCGGGGCCCCAGCTGGGACCCCTTCCGCGACTGGTACCCGCATAGCCGCCTCTTCGACC</text:span><text:bookmark text:name="XM_024249722.1_301"/><text:span text:style-name="T3610">AGGCCTTCGGGCTGCCCCGGCTGCCGGAGGAGTGGTCGCAGTGGTTCGGCGGCAGCAGCT</text:span><text:bookmark text:name="XM_024249722.1_361"/><text:span text:style-name="T3610">GGCCAGGCTACGTGCGACCCCTGCCCCCCGCCGCGATCGAGAGCCCCGCAGTGGCCGCGC</text:span><text:bookmark text:name="XM_024249722.1_421"/><text:span text:style-name="T3610">CCGCCTACAGCCGCGCGCTCAGCCGGCAGCTCAGCAGCGGGGTCTCGGAGATCCGGCACA</text:span><text:bookmark text:name="XM_024249722.1_481"/><text:span text:style-name="T3610">CTGCGGACCGCTGGCGCGTGTCCCTGGATGTCAACCACTTCGCCCCGGACGAGCTGACGG</text:span><text:bookmark text:name="XM_024249722.1_541"/><text:span text:style-name="T3610">TCAAGACCAAGGATGGCGTGGTGGAGATCACCGGCAAGCACGAGGAGCGGCAGGACGAGC</text:span><text:bookmark text:name="XM_024249722.1_601"/><text:span text:style-name="T3610">ATGGCTACATCTCCCGGTGCTTCACGCGGAAATACACGCTGCCCCCCGGTGTGGACCCCG</text:span><text:bookmark text:name="XM_024249722.1_661"/><text:span text:style-name="T3610">CTCAGGTCTCCTCCTCCCTGTCCCCTGAGGGCACACTGACCGTGGAGGCCCCCATGCCCA</text:span><text:bookmark text:name="XM_024249722.1_721"/><text:span text:style-name="T3610">AGCTAGCCACGCAGTCCAACGAGATCACCATCCCAGTCACCTTCGAGTCGCGGGCCCAGC</text:span><text:bookmark text:name="XM_024249722.1_781"/><text:span text:style-name="T3610">TTGGGGGCCCAGAAGCCGCAAAATCCGAGGAGACTGCAGCCAAGTAA</text:span></text:p>
      <text:p text:style-name="P114"><text:span text:style-name="species"><text:span text:style-name="T2520">&gt;015-</text:span></text:span><text:span text:style-name="species"><text:span text:style-name="T2496">XM_012640279.1</text:span></text:span><text:span text:style-name="species"><text:span text:style-name="T2520">-HspB1-P</text:span></text:span><text:span text:style-name="species"><text:span text:style-name="T2496">ropithecus</text:span></text:span><text:span text:style-name="species"><text:span text:style-name="T2520">-</text:span></text:span><text:span text:style-name="species"><text:span text:style-name="T2496">coquereli</text:span></text:span><text:span text:style-name="species"><text:span text:style-name="T2520">-Primates</text:span></text:span></text:p>
      <text:p text:style-name="Standard"><text:soft-page-break/><text:span text:style-name="species"><text:span text:style-name="T2496">ATGACCGAGCGCCGCGTGCCCTTCTCGCTCCTG</text:span></text:span><text:bookmark text:name="XM_012640279.1_181"/><text:span text:style-name="T3610">CGGGGCCCCAGCTGGGACCCCTTCCGCGACTGGTACCCGGCGCACAGCCGCCTCTTCGAG</text:span><text:bookmark text:name="XM_012640279.1_241"/><text:span text:style-name="T3610">CAGGCCTTCGGGGTGCCCCGGCTGGCCGAGGAGTGGTCGCAGTGGTTCGGCACCAGTGGC</text:span><text:bookmark text:name="XM_012640279.1_301"/><text:span text:style-name="T3610">TGGCCGGGCTACGTGCGGCCGCTGCCCCCCGTCGTCCCCGCGCTCGAGGGCCCCGCGGCG</text:span><text:bookmark text:name="XM_012640279.1_361"/><text:span text:style-name="T3610">CCCGCCTTCAGCCGCGCGCTCAGCCGGCAGCTCAGCAGCGGCGTCTCGGAGATCCGGCAG</text:span><text:bookmark text:name="XM_012640279.1_421"/><text:span text:style-name="T3610">ACGGCCGACCGCTGGCGCGTGTCCCTGGACGTCAACCACTTCGCCCCCGAGGAGCTGACG</text:span><text:bookmark text:name="XM_012640279.1_481"/><text:span text:style-name="T3610">GTCAAGACCAAGGACGGCGTGGTGGAGATCACCGGCAAGCACGAAGAGAGACAGGACGAG</text:span><text:bookmark text:name="XM_012640279.1_541"/><text:span text:style-name="T3610">CACGGCTACATCTCCCGGTGCTTCACCCGGAAATACACGCTGCCCCCCGGTGTGGACCCC</text:span><text:bookmark text:name="XM_012640279.1_601"/><text:span text:style-name="T3610">ACCCTGGTCTCCTCCTCCCTGTCACCTGAGGGCACACTCACTGTGGAGGCCCCCCTGCCC</text:span><text:bookmark text:name="XM_012640279.1_661"/><text:span text:style-name="T3610">AAGCCAGCCACGCAGTCGTCGGAGATCACCATCCCTGTCACCTTCGAGGCGCGTGCCCAG</text:span><text:bookmark text:name="XM_012640279.1_721"/><text:span text:style-name="T3610">CTTGGGGGCCCAGAAGCTGGGACATCCGAGCAGTCCGGAGCCAAGTAA</text:span></text:p>
      <text:p text:style-name="P140"><text:span text:style-name="species"><text:span text:style-name="T2499">&gt;</text:span></text:span><text:bookmark text:name="feature_XP_010385735.1_CDS_0"/><text:span text:style-name="species"><text:span text:style-name="T2499">015a-XM_010387433.1</text:span></text:span><text:span text:style-name="species"><text:span text:style-name="T2496">-</text:span></text:span><text:span text:style-name="species"><text:span text:style-name="T2521">HspB1-</text:span></text:span><text:span text:style-name="species"><text:span text:style-name="T2496">Rhinopithecus-roxellana-</text:span></text:span><text:span text:style-name="species"><text:span text:style-name="T2521">Primates</text:span></text:span></text:p>
      <text:p text:style-name="Standard"><text:span text:style-name="species"><text:span text:style-name="T2499">ATGACCGAGCGCCGCGTCCCCTTCTCGCTCCTGCGGGGCCCCAGCTGGGACCCCTTCCGC</text:span></text:span><text:span text:style-name="T3610">GACTGGTACCCGCACAGCCGCCTCTTCGACCAGGCCTTCGGGCTGCCCCGGCTGCCCGAGGAGTGGTCGCAGTGGTTCGGCGGCAGCAGCTGGCCAGGCTACGTGCGCCCCCTGCCCCCCGCCGCGATCGAGAGCCCCGCGGTGGCCGCGCCCGCCTACAGCCGCGCACTCAGCCGGCAACTCAGCAGCGGGGTCTCGGAGATCCGGCACACGGCGGACCGCTGGCGCGTGTCCCTGGATGTCAACCACTTCGCCCCGGACGAGCTAACGGTTAAGACCAAGGATGGCGTGGTGGAGATCACGGGCAAGCACGAGGAGCGGCAGGACGAGCATGGCTACATCTCCCGGTGCTTCACGCGGAAATACACGCTGCCCCCCGGTGTGGACCCCACCCAGGTCTCCTCCTCCCTGTCCCCTGAGGGTACACTGACCGTGGAAGCCCCCATGCCCAAGCTAGCCACACAGTCCAACGAGATCACCATCCCGGTTACCTTCGAGTCGCGGGCCCAGCTTGGGGGCCCAGAAGCTGCAAAATCCGACGAGACTGCCGCCAAGTAA</text:span></text:p>
      <text:p text:style-name="P122"><text:span text:style-name="species"><text:span text:style-name="T2500">&gt;017-AY518309.1-HspB1-Saguinus-oedipus-Primates</text:span></text:span></text:p>
      <text:p text:style-name="P171"><text:span text:style-name="species"><text:span text:style-name="T2500">ATGACCGAGCGCCACGTCCCCTTCTCGCTCTTGCAGAGCCCTAGCTG</text:span></text:span><text:bookmark text:name="AY518309.1_61"/><text:span text:style-name="T3610">GGACCCCTTCCGCGACTGGTACCCGCACAGCCATCTCTTCGACCAGGCCTTCGGGATGCC</text:span><text:bookmark text:name="AY518309.1_121"/><text:span text:style-name="T3610">CCGGCTGCCCGAGGAGTGGTCGCAGTGGTTCGGCACCAGCAGCTGGCCGGGCTACGTGCG</text:span><text:bookmark text:name="AY518309.1_181"/><text:span text:style-name="T3610">CCCCCTGCCCCCCACCACGGTCGAGGGCCCCGCGGTGGCCGCTCCCGCCTACAGCCGTGC</text:span><text:bookmark text:name="AY518309.1_241"/><text:span text:style-name="T3610">GCTCAACCAGCAGCTCAGCAGCGGGGTCTCGGAGACGGCAGACCGCTGGCGCGTGTCCCT</text:span><text:bookmark text:name="AY518309.1_301"/><text:span text:style-name="T3610">GGACGTCAACCACTTCGCCCCCGAGGAGCTGACCGTCAAGACCAAGGATGGCGTGGTGGA</text:span><text:bookmark text:name="AY518309.1_361"/><text:span text:style-name="T3610">GATCACCGGCAAGCACGAGGAGCGGCAGGATGAGCACGGATTCATCTCCCGCTGCTTCAC</text:span><text:bookmark text:name="AY518309.1_421"/><text:span text:style-name="T3610">CCGGAAATACTCGCTGCCCCCTGGTGTGGACCCCACCCAGGTCTCCCCCTCCCTGTCCCC</text:span><text:bookmark text:name="AY518309.1_481"/><text:span text:style-name="T3610">CGAGGGCACACTGACCGTGGACGCCCCCATGTCCAAGCCAGCCACGCAGTCCAACGAGAT</text:span><text:bookmark text:name="AY518309.1_541"/><text:span text:style-name="T3610">CACCATCCCCGTCACCTTCGAGTCGCGGGCCCAGCTTGGGGGCCCAGAAGCTGCGAAATC</text:span><text:bookmark text:name="AY518309.1_601"/><text:span text:style-name="T3610">CGACCGGTCTGCAGCCAAGTAA</text:span></text:p>
      <text:p text:style-name="P127"><text:span text:style-name="species"><text:span text:style-name="T2501">&gt;</text:span></text:span><text:bookmark text:name="feature_XP_020011984.1_CDS_0"/><text:span text:style-name="species"><text:span text:style-name="T2501">030-XM_020156395.1-Hspb1-</text:span></text:span><text:span text:style-name="species"><text:span text:style-name="T2496">Castor</text:span></text:span><text:span text:style-name="species"><text:span text:style-name="T2501">-</text:span></text:span><text:span text:style-name="species"><text:span text:style-name="T2496">canadensis</text:span></text:span><text:span text:style-name="species"><text:span text:style-name="T2501">-GliresScandentia</text:span></text:span></text:p>
      <text:p text:style-name="P169"><text:span text:style-name="species"><text:span text:style-name="T2501">ATGACCGAGCGCCGAGTGCCGTTCTCCCTCCTGCGGAGTCCCAGCTGGGATCCTTTCCGG</text:span></text:span><text:span text:style-name="T3610">GACTGGTACCCCGCTCACAGCCGGCTTTTCGATCAGGCCTTCGGCTTGCCCCGGCTGCCCGAGGAGTGGGCGCAGTGGTTCGGGGCCAGCGGCTGGCCGGGCTACGTTCGCCCGCTGCCCGCCGCCGAGGGCCCCGCGGCCGTGACCGTGGCCGCGCCCGTCTACAGCCGCGCGCTCGGCCGCCAGCTCAGCAGCGGCGTCTCGGAGATCCGGCAGACGGCTGACCGCTGGCGCGTGTCCCTGGACGTCAACCACTTCGCTCCCGAGGAGCTGACGGTCAAGACCAAGGACGGGGTGGTGGAGATCACCGGCAAGCATGAAGAGAGACAGGACGAGCATGGCTACATCTCTCGGTGCTTCACCCGCAAATACACGTTGCCTCCTGGTGTGGACCCCACCCTGGTCTCCTCCTCTCTGTCCCCTGAGGGGACACTCACAGTGGAGGCGCCAATGCCCAAGCCAGCCACACAATCAGCAGAGATCACCATCCCTGTCACATTCGAGGCCCGCGCCCAGATTGGGGGCCCCGAAACTGGGAAGTCAGAACAATCTGCAGCTCAGTAG</text:span></text:p>
      <text:p text:style-name="P48"><text:span text:style-name="species"><text:span text:style-name="T2502">&gt;</text:span></text:span><text:bookmark text:name="feature_XP_003470158.1_CDS_0"/><text:span text:style-name="species"><text:span text:style-name="T2522">031-</text:span></text:span><text:span text:style-name="species"><text:span text:style-name="T2502">XM_003470110.4-HspB1-C</text:span></text:span><text:span text:style-name="species"><text:span text:style-name="T2497">avia</text:span></text:span><text:span text:style-name="species"><text:span text:style-name="T2502">-</text:span></text:span><text:span text:style-name="species"><text:span text:style-name="T2497">porcellus</text:span></text:span><text:span text:style-name="species"><text:span text:style-name="T2502">-GliresScadentia</text:span></text:span></text:p>
      <text:p text:style-name="Standard"><text:span text:style-name="species"><text:span text:style-name="T2502">ATGACCGAGCGCCGCGTGCCCTGCTCTCTCCTGCGGAGCCCCAGCTGGGACCCTTTCCGC</text:span></text:span><text:span text:style-name="T3627">GACTGGTATCCGGCGCACAGCCGCCTCTTCGACCAGGCCTTCGGGCTGCCGCGGCTGCCCGAGGAGTGGTCGCAGTGGTTCGGGGGCTGGCCTGGCTACGTGCGCCCGCTGCCCCCAGTCACCGCCGAAGTCGCGCCCGCCTACAGCCGCGCACTGAGCCGGCAGCTGAGCAGCGGCGTTTCCGAGATCCGGCAGACGGCCGACCGCTGGCGAGTGTCCCTGGACGTCAACCACTTCGCCCCGGAGGAGCTGACGGTGAAGACTAAGGACGGTGTGGTGGAGATCACTGGCAAGCACGAAGAGAGACAGGATGAGCACGGCTACATCTCCCGCTGCTTCACCCGGAAGTACACGCTGCCCCCGGGTGTGGACCCCACCCAGGTCTCCTCCTCCCTGTCTCCTGAGGGTACTCTCACCGTGGAGGCCCCGATTCCCAAGGCAGTCACACAGTCAGCAGAGATCACTATCCCTGTCACCTTCGAGGCTCGCGCCCAGATTGGAGGCCCAGAGGCTGGGAAGTCCGAGCAGCCTGGAGCCAAGTAG</text:span></text:p>
      <text:p text:style-name="P123"><text:span text:style-name="species"><text:span text:style-name="T2503">&gt;</text:span></text:span><text:bookmark text:name="feature_XP_005415187.2_CDS_0"/><text:span text:style-name="species"><text:span text:style-name="T2503">032-XM_005415130.2-HspB1-</text:span></text:span><text:span text:style-name="species"><text:span text:style-name="T2496">Chinchilla</text:span></text:span><text:span text:style-name="species"><text:span text:style-name="T2503">-</text:span></text:span><text:span text:style-name="species"><text:span text:style-name="T2496">lanigera</text:span></text:span><text:span text:style-name="species"><text:span text:style-name="T2503">-GliresScandentia</text:span></text:span></text:p>
      <text:p text:style-name="P170"><text:span text:style-name="species"><text:span text:style-name="T2503">ATGACTGAGCGCCGCGTGCCCTTCTCCTTCCTGCGGGGCTCCAGCTGGGACCCTTTCCGC</text:span></text:span><text:span text:style-name="T3610">GACTGGTACCCGGCGCAGAGCCGCCTCTTCGACCAGGCCTTCGGGCTGCCGCGGCTGCCCGAGGAGTGGTCGCAGTGGTTCGGGGGATGGCCGGGCTACGTGCGCCCGCTGCCCCCCGCCGCCGCCGAGGTCGCGCCCGCCTACAGCCGCGCTCTGAGCCGGCAGCTGAGCAGCGGCGTCTCCGAGATCCGGCAGTCGGCCGACCGCTGGCGAGTGTCCCTGGACGTCAACCACTTCGCCCCGGAGGAGCTGACGGTGAAGACCAAGGACGGCGTGGTGGAGATCACGGGCAAGCACGAAGAGAGACAGGACGAGCACGGCTACATCTCCCGCTGCTTCACCCGGAAGTACACGCTGCCCCCGGGTGTGGACCCCACCCTGGTCTCCTCCTCCCTGTCCCCTGAGGGAACGCTCACCGTGGAGGCCCCGCTTCCCAAGGCGGTCACGCAGTCAGCAGAGATCACCATCCCTGTCACCTTCGAGGCCCGCGCCCAGATTGGGGGCCCAGAGGCTGGGAAGTCCGAGCAGGCTGGAGCCAAGTAG</text:span></text:p>
      <text:p text:style-name="P255"><text:span text:style-name="T3360">&gt;035-</text:span><text:span text:style-name="T3361">XM_010619058.2</text:span><text:span text:style-name="T3360">-HspB1-</text:span><text:span text:style-name="T3361">Fukomys</text:span><text:span text:style-name="T3360">-</text:span><text:span text:style-name="T3361">damarensis</text:span><text:span text:style-name="T3360">GliresScandentia</text:span></text:p>
      <text:p text:style-name="P270"><text:span text:style-name="T3361">ATGACTGAGCGCCGCGTGCCCTTCTCCCTCTTGCGGAGCCCCAGCTGGGACCCTTTCCGC</text:span>GACTGGTACCCAGCGCTGAGCCGCCAGCTGAGCAGCGGGGTCTCCGAGATCCGGCACACGCCCGACCGCTGGCGAGTGTCCCTGGACGTCAACCACTTCGCCCCGGAGGAGCTGACAGTGAAGACCAAGGACGGTGTAGTGGAGATCACCGGCAAGCACGAAGAGAGACAGGACGAGCACGGCTATATCTCCCGCTGTTTCACCCGGAAGTACACGCTGCCCCCCGGTGTGGATCCCACCCTGGTCGTCTCCTCCCTGTCCCCTGAGGGTACACTCACCGTGGAGGCCCCGATTCCCAAGGTCACACAGTCAGCAGAGATCACCATCCCTGTCACCTTCGAGGCTCGTGCCCAGATTGGGGGCCCAGAGACTGGGAAGTCTGAGCAGTCTGGAGCCAAGTAG</text:p>
      <text:p text:style-name="P265"><text:span text:style-name="T3355">&gt;</text:span><text:bookmark text:name="feature_XP_004840151.1_CDS_0"/><text:span text:style-name="T3355">036-</text:span>XM_004840094.3<text:span text:style-name="T3357">-HspB1-</text:span><text:span text:style-name="T3356">Heterocephalus</text:span><text:span text:style-name="T3357">-</text:span><text:span text:style-name="T3356">glaber</text:span><text:span text:style-name="T3357">-GliresScandentia</text:span></text:p>
      <text:p text:style-name="P244"><text:span text:style-name="T3355">ATGACTGAGCGCCGCGTGCCCTTCTCCCTCCTGCGGAGCCCCAGCTGGGACCCTTTCCGC</text:span>GACTGGTACCCGTCGCACAGCCGTATCTTCGACCAGGCTTTCGGGCTGCCGCGGCTGCCCGAGGAGTGGTCTCAGTGGTTCGGGGGCTGGCCGGGCTACGTGCGCTCGCTGCCCCCCGCTGCCGCTGCCGCTGCCGCTACAGCTGCCGAACCCGCGCCCGCCTACAGCCGCGCGCTGAGCCGGCAGCTGAGCAGCGGCGTCTCCGAGATCCGGCACACGCCCGACCGCTGGCGAGTGTCCCTGGACGTCAACCATTTCGCCCCCGAGGAGCTGACGGTGAAAACCAAGGACGGCGTGGTGGAGATCACCGGCAAGCACGAAGAAAGACAGGACGAGCACGGCTACATCTCCCGCTGCTTCACCCGGAAGTACACGCTGCCCCCTGGTGTGGACCCCACCCTGGTCGTCTCCTCCCTGTCCCCTGAGGGTACGCTCACCGTGGAGGCCCCGATTCCCAAGGTCACACAGTCAGCTGAGATCACCATCCCTGTCACCTTCGAGGCTCGCGCTCAGATTGGGGGCTCAGAGGCTGGGAAGCCTGAGCAGTCTGGAGCCAAGTAG</text:p>
      <text:p text:style-name="P226"><text:soft-page-break/><text:span text:style-name="T3358">&gt;</text:span><text:bookmark text:name="feature_XP_004666331.1_CDS_0"/><text:span text:style-name="T3358">037-</text:span>XM_004666274.1<text:span text:style-name="T3354">1-</text:span><text:span text:style-name="T3358">HspB1-</text:span><text:span text:style-name="T3354">Jaculus-jaculus-</text:span><text:span text:style-name="T3358">GliresScandentia</text:span></text:p>
      <text:p text:style-name="P266"><text:span text:style-name="T3358">ATGACCGAGCGCCGCGTGCCTTTCTCGCTCCTGCGCAGCCCCAGCTGGGACCCTTTCCGG</text:span>GACTGGTACCCTGCCCACAGCCGCCTCTTCGATCAGGCCTTCGGATTGCCCCGGCTGCCCGAGGAATGGTCGCAGTGGTTTGGAGCCAGCGGCTGGCCCGGCTACGTGCGCCCGCTGCCGCCGGCCGCCGAGGCCCCCGGCGCCGTGACCGTGGCCGCGGCCGCGCCCCCCTACGGTAGCCGCGCGCTCAGCCGGCAGCTCAGCAGCGGCGTCTCGGAGATCCGGCACACCGCCGACCGCTGGCGGGTGTCCCTGGACGTCAATCACTTCGCCCCCGAGGAGCTCACGGTCAAGACCAAGGACGGCGTGGTGGAGATCACCGGTGAGACCACCCCTCCCCCCCGAAACCCACCCCCACACACCCCAACTTGCCCCTGCAGGGAACGGAGCTGGCACGCTTTGAGGGCGCTGCTGCCTCCCGGTGTAGACCCGACCCTGGTGTCCTCTTCCCTGTCCCCCGAGGGCACACTTACTGTGGAGGCTCCACTGCCCAAGCCAGCCACACAGTCAGCGGAAATCACCATTCCAGTCACCTTCGAAGCCCGTGCCCAGATTGGGGGCCCCGAAACCGGGAAGTCAGAACAAACTGAAGCCAAGTAG</text:p>
      <text:p text:style-name="P95"><text:span text:style-name="T3389">&gt;</text:span><text:bookmark text:name="feature_XP_015346175.1_CDS_0"/><text:span text:style-name="T3390">037</text:span><text:span text:style-name="T3391">a</text:span><text:span text:style-name="T3390">-</text:span><text:span text:style-name="T3388">XM_015490689.1</text:span><text:span text:style-name="species"><text:span text:style-name="T1237">-</text:span></text:span><text:span text:style-name="species"><text:span text:style-name="T1238">HspB1-</text:span></text:span><text:span text:style-name="species"><text:span text:style-name="T1237">Marmota-marmota</text:span></text:span><text:span text:style-name="species"><text:span text:style-name="T1238">GliresScandentia</text:span></text:span></text:p>
      <text:p text:style-name="P273"><text:span text:style-name="T3367">ATGACCGAGCGCCGCGTGCCCTTCACGCTCCTGCGGACCCCCAGCTGGGACCCTTTCCAC</text:span>GACTGGTACCCGAACCACAGCCGCCTCTTCGACCAGGCCTTCGGGCTGCCCCGGCTGCCGGAGGAGTGGACGCAGTGGTTCAGCTCCAGCGCCTGGCCGGGCTACGTGCGCCCGCTGCCCGCCGCCGAGGGCCCCGGGCCTCTGACCTCCTTCTACCCCACCCCAGGCAAGCACGAAGAGAGGCAGGACGAGCACGGCTACATCTCCCGCTGCTTCACTCGGAAATACACGCTGCCACCCGGTGTGGACCCCACTCAGGTCTCCTCCTCTCTGTCCCCTGAGGGCACACTCACGGTGGAGGCCCCCATGCCCAAGCCAGCCACACAGTCAGCGGAGATCACCATCCCTGTCACCTTCGAGTCACGTGCCCAGCTGGGGAGTTCAGAAGCTGGGAAGTCTGAGTAG</text:p>
      <text:p text:style-name="P129"><text:span text:style-name="species"><text:span text:style-name="T2504">&gt;</text:span></text:span><text:bookmark text:name="feature_XP_021505016.1_CDS_0"/><text:span text:style-name="species"><text:span text:style-name="T2504">038-XM_021649341.1</text:span></text:span><text:span text:style-name="species"><text:span text:style-name="T2496">-</text:span></text:span><text:span text:style-name="species"><text:span text:style-name="T2504">HspB1-</text:span></text:span><text:span text:style-name="species"><text:span text:style-name="T2496">Meriones-unguiculatus-</text:span></text:span><text:span text:style-name="species"><text:span text:style-name="T2504">GliresScandentia</text:span></text:span></text:p>
      <text:p text:style-name="P173"><text:span text:style-name="species"><text:span text:style-name="T2504">ATGACCGAGCGCCGCGTGCCCTTCTCGCTGCTGCGGAGCCCTAGCTGGGATCCATTCCGG</text:span></text:span><text:span text:style-name="T3610">GACTGGTACCCAGCCCACAGTCGCCTCTTCGATCAAGCCTTCGGGGTTCCGCGGCTGCCCGATGAGTGGGCGCAGTGGTTCGGCTCCGCGGGGTGGCCCGGCTACGTGCGCCCGCTGCCCGCCGCGGCCGCCGAGGCCCCCGCGGTGGCCCTGGCCGCGCCCGCCTTCAGCCGCGCGCTCACCCGGCAGCTCAGCAGCGGCGTCTCCGAGATCCGGCAGACGGCCGACCGCTGGCGCGTGTCCCTGGACGTCAACCACTTCGCTCCTGAGGAGCTCACGGTCAAGACCAAGGAAGGCGTGGTGGAGATCACTGGCAAGCACGAAGAAAGGCAGGACGAACATGGCTACATTTCTAGGTGCTTCACTCGGAAATACACGCTGCCTCCTGGTGTGGACCCCACCCTGGTGTCCTCTTCCCTGTCCCCTGAGGGCACACTCACCGTGGAAGCTCCTTTGCCCAAAGCTGCCACGCAATCAGCGGAAATTACCATTCCGGTCACTTTCGAGGCGCGCGCCCAAATCGGGGGCTCCGAAGCTGGGAAGGAACAGTCTGGAGCCAAGT</text:span><text:span text:style-name="T3612">AG</text:span></text:p>
      <text:p text:style-name="P133"><text:span text:style-name="species"><text:span text:style-name="T2505">&gt;</text:span></text:span><text:bookmark text:name="feature_XP_005080428.1_CDS_0"/><text:span text:style-name="species"><text:span text:style-name="T2505">039-XM_005080371.3</text:span></text:span><text:span text:style-name="species"><text:span text:style-name="T2496">-</text:span></text:span><text:span text:style-name="species"><text:span text:style-name="T2505">HspB1-</text:span></text:span><text:span text:style-name="species"><text:span text:style-name="T2496">Mesocricetus-auratus-</text:span></text:span><text:span text:style-name="species"><text:span text:style-name="T2505">GliresScandentia</text:span></text:span></text:p>
      <text:p text:style-name="P178"><text:span text:style-name="species"><text:span text:style-name="T2505">ATGACCGAGCGCCGCGTGCCCTTCTCGCTGCTGCGGAGCCCCAGCTGGGAACCATTCCGG</text:span></text:span><text:span text:style-name="T3610">GACTGGTACCCGGCCCACAGCCGCCTCTTCGATCAAGCCTTCGGGGTGCCTCGCTTGCCCGATGAGTGGTCTCAGTGGTTCAGCGCCGGCTGGCCCGGCTACGTGCGCCCGCTGCCCGCCGCGGCCGCGGAGGGACCCGCTGCAGTGGCCCTGGCCGCGCCCCTGGCTGCGCCCGCCTTCAGCCGTGCGCTCAACCGGCAGCTAAGCAGCGGCGTCTCGGAGATCCGGCAGACGGCCGATCGCTGGCGCGTGTCCCTGGATGTCAACCACTTCGCTCCGGAGGAGCTCACGGTCAAGACCAAGGAAGGCGTGGTGGAGATCACCGGCAAGCACGAAGAAAGGCAGGACGAACATGGCTACATCTCTCGGTGCTTTACCCGGAAATACACGCTGCCTCCCGGTGTGGACCCCACCCTGGTGTCCTCTTCCTTGTCCCCTGAGGGCACACTTACTGTGGAGGCTCCGCTGCCCAAAACAGCCACACAATCATCGGAGATCACCATTCCGGTCACTTTCGAGGCCCGCGCCCAAATTGGAGGCCCCGAAGCTGGGAAGTCGGAACAGTCTGGAGCCAAATAG</text:span></text:p>
      <text:p text:style-name="P134"><text:span text:style-name="species"><text:span text:style-name="T2506">&gt;</text:span></text:span><text:bookmark text:name="feature_XP_005344662.2_CDS_0"/><text:span text:style-name="species"><text:span text:style-name="T2506">040-XM_005344605.3</text:span></text:span><text:span text:style-name="species"><text:span text:style-name="T2496">-</text:span></text:span><text:span text:style-name="species"><text:span text:style-name="T2506">HspB1-</text:span></text:span><text:span text:style-name="species"><text:span text:style-name="T2496">Microtus-ochrogaster-</text:span></text:span><text:span text:style-name="species"><text:span text:style-name="T2506">GliresScandentia</text:span></text:span></text:p>
      <text:p text:style-name="P177"><text:span text:style-name="species"><text:span text:style-name="T2506">ATGACCGAGCGCCGCGTGCCCTTCTCGCTGCTGCGGAGCCCCAGCTGGGAACCATTCCGG</text:span></text:span><text:span text:style-name="T3610">GACTGGTACCCGGCCCACAGCCGCCTCTTCGATCAAGCCTTCGGGGTGCCTCGGTTGCCCGATGAGTGGTCTCAGTGGTTCAGCACCGCTGGTTGGCCCGGCTATGTCCGCCCGCTGCCCGCTGCGACCGCCGAAGGACCCGCTGCAGTGACCCTGGCCGCGCCCCTGGCTGCACCCCTGGCTGCGCCCGCCTTCAGCCGTGCGCTCAACCGGCAGCTGAGCAGCGGCATTTCGGAGATCAGGCAGACGGCTGATCGCTGGCGCGTGTCCCTGGACGTCAACCACTTCGCTCCGGAGGAGCTCACGGTCAAGACCAAAGAAGGCGTGGTGGAGATCACCGGCAAGCACGAAGAAAGACAGGACGAACATGGCTACATCTCTCGGTGCTTTACCCGGAAATACACACTGCCTCCCGGTGTGGATCCCACCCTGGTGTCCTCTTCCCTGTCCCCTGAGGGCACACTTACCGTGGAGGCTCCGCTGCCCAAAACGGCCACACAGTCAGCAGAGATCACCATTCCCGTCACTTTCGAGGCCCGCGCCCAGATTGGGGGTCCGGAAGCTGCGAAGTCGGATTAG</text:span></text:p>
      <text:p text:style-name="P110"><text:span text:style-name="species"><text:span text:style-name="T2496">&gt;</text:span></text:span><text:span text:style-name="species"><text:span text:style-name="T2523">0</text:span></text:span><text:span text:style-name="species"><text:span text:style-name="T2496">4</text:span></text:span><text:span text:style-name="species"><text:span text:style-name="T2523">1-</text:span></text:span><text:span text:style-name="species"><text:span text:style-name="T2496">NM_013560.2</text:span></text:span><text:span text:style-name="species"><text:span text:style-name="T2524">-HspB1-</text:span></text:span><text:span text:style-name="species"><text:span text:style-name="T2496">Mus</text:span></text:span><text:span text:style-name="species"><text:span text:style-name="T2524">-</text:span></text:span><text:span text:style-name="species"><text:span text:style-name="T2496">musculus</text:span></text:span><text:span text:style-name="species"><text:span text:style-name="T2524">-GliresScandentia</text:span></text:span></text:p>
      <text:p text:style-name="P167"><text:span text:style-name="species"><text:span text:style-name="T2496">ATGACCGAGCGCCGCGTGCCCTTCTCGCTGCTGCGGAGCC</text:span></text:span><text:bookmark text:name="NM_013560.2_181"/><text:span text:style-name="T3610">CGAGCTGGGAACCATTCCGGGACTGGTACCCTGCACACAGCCGCCTCTTCGATCAAGCTT</text:span><text:bookmark text:name="NM_013560.2_241"/><text:span text:style-name="T3610">TCGGGGTGCCCCGGTTGCCCGATGAGTGGTCGCAGTGGTTCAGCGCCGCTGGGTGGCCCG</text:span><text:bookmark text:name="NM_013560.2_301"/><text:span text:style-name="T3610">GATACGTGCGCCCGCTGCCCGCCGCGACCGCCGAGGGCCCCGCGGCGGTGACCCTGGCCG</text:span><text:bookmark text:name="NM_013560.2_361"/><text:span text:style-name="T3610">CACCAGCCTTCAGCCGAGCGCTCAACCGACAGCTCAGCAGCGGGGTCTCGGAGATCCGAC</text:span><text:bookmark text:name="NM_013560.2_421"/><text:span text:style-name="T3610">AGACGGCTGATCGCTGGCGCGTGTCCCTGGACGTCAACCACTTCGCTCCGGAGGAGCTCA</text:span><text:bookmark text:name="NM_013560.2_481"/><text:span text:style-name="T3610">CAGTGAAGACCAAGGAAGGCGTGGTGGAGATCACTGGCAAGCACGAAGAAAGGCAGGACG</text:span><text:bookmark text:name="NM_013560.2_541"/><text:span text:style-name="T3610">AACATGGCTACATCTCTCGGTGCTTCACCCGGAAATACACGCTCCCTCCAGGTGTGGACC</text:span><text:bookmark text:name="NM_013560.2_601"/><text:span text:style-name="T3610">CCACCCTAGTGTCCTCTTCCCTATCCCCTGAGGGCACACTTACCGTGGAGGCTCCGTTGC</text:span><text:bookmark text:name="NM_013560.2_661"/><text:span text:style-name="T3610">CCAAAGCAGTCACGCAGTCAGCGGAGATCACCATTCCGGTTACTTTCGAGGCCCGCGCCC</text:span><text:bookmark text:name="NM_013560.2_721"/><text:span text:style-name="T3610">AAATTGGGGGCCCAGAAGCTGGGAAGTCTGAACAGTCTGGAGCCAAGTAG</text:span></text:p>
      <text:p text:style-name="P111"><text:span text:style-name="species"><text:span text:style-name="T2523">&gt;041a-</text:span></text:span><text:span text:style-name="species"><text:span text:style-name="T2496">XM_021186957.1</text:span></text:span><text:span text:style-name="species"><text:span text:style-name="T2523">-HspB1-</text:span></text:span><text:span text:style-name="species"><text:span text:style-name="T2496">Mus</text:span></text:span><text:span text:style-name="species"><text:span text:style-name="T2523">-</text:span></text:span><text:span text:style-name="species"><text:span text:style-name="T2496">pahari</text:span></text:span><text:span text:style-name="species"><text:span text:style-name="T2523">-</text:span></text:span><text:span text:style-name="species"><text:span text:style-name="T2524">GliresScandentia</text:span></text:span></text:p>
      <text:p text:style-name="Standard"><text:span text:style-name="species"><text:span text:style-name="T2496">ATGACCGAGCGCCGCGTGCCCTTCTCGCTGCTGCG</text:span></text:span><text:bookmark text:name="XM_021186957.1_181"/><text:span text:style-name="T3610">GAGCCCGAGCTGGGAACCATTCCGGGACTGGTACCCTGCCCACAGCCGCCTCTTCGATCA</text:span><text:bookmark text:name="XM_021186957.1_241"/><text:span text:style-name="T3610">AGCTTTCGGGGTTCCCCGGTTGCCCGATGAGTGGTCGCAGTGGTTCAGCGCCGCTGGGTG</text:span><text:bookmark text:name="XM_021186957.1_301"/><text:span text:style-name="T3610">GCCCGGCTACGTGCGTCCGCTGCCCGCCGCGACCGCCGAGGGCCCCGCGGCGGTGACCCT</text:span><text:bookmark text:name="XM_021186957.1_361"/><text:span text:style-name="T3610">GGCCGCACCGGTCTTCAGCCGAGCGCTCAACCGGCAGCTCAGCAGCGGGGTCTCGGAGAT</text:span><text:bookmark text:name="XM_021186957.1_421"/><text:span text:style-name="T3610">CCGACAGACGGCCGATCGCTGGCGCGTGTCCCTGGACGTCAACCACTTCGCTCCGGAGGA</text:span><text:bookmark text:name="XM_021186957.1_481"/><text:span text:style-name="T3610">GCTCACAGTGAAGACCAAGGAAGGCGTGGTGGAGATTACTGGCAAGCACGAAGAAAGGCA</text:span><text:bookmark text:name="XM_021186957.1_541"/><text:span text:style-name="T3610">GGACGAACATGGGTACGTCTCTCGGTGCTTCACCCGGAAATACACGCTCCCTCCAGGTGT</text:span><text:bookmark text:name="XM_021186957.1_601"/><text:span text:style-name="T3610">GGACCCCACCCTGGTGTCCTCTTCCCTGTCCCCTGAGGGCACACTTACGGTGGAGGCTCC</text:span><text:bookmark text:name="XM_021186957.1_661"/><text:span text:style-name="T3610">GTTGCCCAAAGCAGTCACGCAGTCAGCGGAGATCACCATTCCGGTCACTTTCGAGGCCCG</text:span><text:bookmark text:name="XM_021186957.1_721"/><text:span text:style-name="T3610">CGCCCAAATTGGGGGCCCAGAAGCTGGGAAGTCAGAACAGTCTGGGGCCAAGTAG</text:span></text:p>
      <text:p text:style-name="P137"><text:span text:style-name="species"><text:span text:style-name="T2509">&gt;041b-MGP_SPRETEiJ_T0074122.1-HspB1-Mus-spretus-GliresScandentia</text:span></text:span></text:p>
      <text:p text:style-name="P167"><text:span text:style-name="species"><text:span text:style-name="T2496">ATGACCGAGCGCCGCGTGCCCTTCTCGCTGCTGCGGAGCCCGAGCTGGGAACCATTCCGGGACTGGTACCCTGCACACAGCCGCCTCTTCGATCAAGCTTTCGGGGTGCCCCGGTTGCCCGATGAGTGGTCGCAGTGGTTCAGCGCCGCTGGGTGGCCCGGCTACGTGCGCCCGCTGCCCGCCGCGACCGCCGAGGGCCCCGCGGCGGTGACCCTGGCCGCACCAGCCTTCAGCCGAGCGCTCAACCGGCAGCTCAGCAGCGGGGTCTCGGAGATCCGACAGACAGCTGATCGCTGGCGCGTGTCCCTGGATGTCAACCAC</text:span></text:span><text:soft-page-break/><text:span text:style-name="species"><text:span text:style-name="T2496">TTCGCTCCGGAGGAGCTCACAGTGAAGACCAAGGAAGGCGTGGTGGAGATCACTGGCAAGCACGAAGAAAGGCAGGACGAACATGGCTACATCTCTCGGTGCTTCACCCGGAAATACACGCTCCCTCCAGGTGTGGACCCCACCCTAGTGTCCTCTTCCCTGTCCCCTGAGGGCACACTTACCGTGGAGGCTCCGTTGCCCAAAGCAGTCACGCAATCAGCGGAGATCACCATTCCGGTCACTTTCGAGGCCCGCGCCCAAATTGGGGGCCCAGAAGCTGGGAAGTCCGAACAGTCTGGAGCCAAG</text:span></text:span><text:span text:style-name="species"><text:span text:style-name="T2509">TAG</text:span></text:span></text:p>
      <text:p text:style-name="P130"><text:span text:style-name="species"><text:span text:style-name="T2507">&gt;</text:span></text:span><text:bookmark text:name="feature_XP_008830488.1_CDS_0"/><text:span text:style-name="species"><text:span text:style-name="T2507">042-XM_008832266.2</text:span></text:span><text:span text:style-name="species"><text:span text:style-name="T2496">-</text:span></text:span><text:span text:style-name="species"><text:span text:style-name="T2507">HspB1-</text:span></text:span><text:span text:style-name="species"><text:span text:style-name="T2496">Nannospalax-galili-</text:span></text:span><text:span text:style-name="species"><text:span text:style-name="T2507">GliresScandentia</text:span></text:span></text:p>
      <text:p text:style-name="P174"><text:span text:style-name="species"><text:span text:style-name="T2507">ATGACCGAGCGCCGCGTGCCTTTCTCGCTCCTGCGCAGCCCTAGCTGGGAACCGTTCCGG</text:span></text:span><text:span text:style-name="T3610">GACTGGTACCCGGCTCACAGCCGCCTCTTCGAGCAGGCCTTCGGGGTACCGCGGATGCCCGACGAGTGGTCGCAGTGGTTCGGCGCCACCGGCTGGCCCGGCTACCTGCGCCCACTGCCGGCTGCGGCCGCCGAGGGCCCAGCGGCCGTGACTGTGGCCGCGCCCTCCTTCAGTCGAGCACTCAACCGGCAACTCAGCAGCGGCATCTCCGAGATCAGACAGACAGCCGACCGCTGGCGGGTGTCCCTGGACGTCAATCACTTTGCTCCTGAGGAGCTCACGGTGAAGACCAAGGACGGAGTGGTGGAGATCACCGGCAAACACGAAGAGAGGCAAGATGAACATGGCTACATCTCTCGGTGCTTCACCCGGAAATACACGCTGCCTCCCGGTGTGGACCCCACCCTGGTCTCCTCTTCCCTGTCCCCTGAGGGCACACTTACCGTGGAGGCCCCGCTGCCCAAGCCAGCCACACAATCAGCGGAGATCACTATTCCTGTCACCTTCGAGGCCCGTGCCCAGATTGGTGGCCCGGAAGCTGGGAAATCAGAACAGTCTGCAACCCAGTAG</text:span></text:p>
      <text:p text:style-name="P131"><text:span text:style-name="species"><text:span text:style-name="T2508">&gt;</text:span></text:span><text:bookmark text:name="feature_XP_004587250.1_CDS_0"/><text:span text:style-name="species"><text:span text:style-name="T2508">0</text:span></text:span><text:span text:style-name="species"><text:span text:style-name="T2525">4</text:span></text:span><text:span text:style-name="species"><text:span text:style-name="T2508">3-XM_004587193.1</text:span></text:span><text:span text:style-name="species"><text:span text:style-name="T2496">-</text:span></text:span><text:span text:style-name="species"><text:span text:style-name="T2508">HspB1-</text:span></text:span><text:span text:style-name="species"><text:span text:style-name="T2496">Ochotona-princeps-</text:span></text:span><text:span text:style-name="species"><text:span text:style-name="T2508">GliresScandentia</text:span></text:span></text:p>
      <text:p text:style-name="P175"><text:span text:style-name="species"><text:span text:style-name="T2508">ATGACCGAGCGCCGCGTGCCCTTCTCGCTCCTGCGCAGCCCTAGTTGGGACCCGTTCCGC</text:span></text:span><text:span text:style-name="T3610">GACTGGTACCCGGCGCCCAGCCGCCTCTTCGACCAGGCTTTTGGGCTGGCGCGGCTGCCCGAGGAGTGGGCTCAGTGGTTCGGCGGCAGCGGCTGGCCGGGCTACGTGCGCCCGCTGCCCGCCGCCGAGGTCCCCGCCGTGGCCGCGCCCGCCTACAGCCGTGCGCTCAGCCGGCAGCTCAGCAGCGGCGTCTCCGAGATCCGGCACACGGCTGACCGCTGGCGGGTCGCCCTGGACGTCAACCACTTCGCCCCCGAGGAGCTGACGGTCAAGACCAAGGACGGCGTGGTGGAGATCACCGGCAAGCACGAAGAGAGACAAGACGAGCACGGCTACATCTCCCGCTGTTTCACCCGGAAGTACACGCTGCCCGCTGGTGTGGACCCCACCCTGGTCTCATCCTCACTGTCCCCTGAGGGCACACTCACCGTGGAGGCCCCGCTGCCCAAGCCGGCCACGCAGTCAGCGGAGATCACCATTCCGGTCACCTTCGAGGCCCGCGCCCAGCTCGGCGGCCCGGAGGTACACACTGGCCTCTGCACTGCGGGACACTCCCAGGGGTCAGCATTTGGGCTATTGTTGTATTCCCGGGGGGAAGTGGTTCTCGGGAAGGTGGCCAACCCTTCTATGAAGCCCCTCTGA</text:span></text:p>
      <text:p text:style-name="P132"><text:span text:style-name="species"><text:span text:style-name="T2547">&gt;</text:span></text:span><text:bookmark text:name="feature_XP_004630507.1_CDS_0"/><text:span text:style-name="species"><text:span text:style-name="T2547">044-XM_004630450.2</text:span></text:span><text:span text:style-name="species"><text:span text:style-name="T606">-</text:span></text:span><text:span text:style-name="species"><text:span text:style-name="T2566">HspB1</text:span></text:span><text:span text:style-name="species"><text:span text:style-name="T606">-Octodon-degus-</text:span></text:span><text:span text:style-name="species"><text:span text:style-name="T2566">GliresScandentia</text:span></text:span></text:p>
      <text:p text:style-name="P176"><text:span text:style-name="species"><text:span text:style-name="T2547">ATGACTGAGCGCCGCGTGCCCTTCTCCTTCCTGCGGAGTTCCAGCTGGGACCCTTTCCGC</text:span></text:span><text:span text:style-name="T3610">GACTGGTACCCGGCTCACAGCCGCCTCTTCGACCAGGCCTTCGGGATGCCACGGCTGCCAGAGGAGTGGTCACAGTGGTTCGGGGGATGGCCGGGCTACGTGCGCCCGCTGCCCCCCGCCGCCGCCGAGGTCGCGCCAGCCTACAGCCGCGCACTGAGCCGGCAGCTGAGCAGCGGCGTCTCGGAGATCCGGCAGACGCCGGACCGCTGGAGAGTGTCCCTGGACGTTAACCACTTCGCCCCGGAGGAGCTGACAGTGAAGACCAAGGACGGCGTGGTGGAGATCACCGGCAAACACGAAGAGAGACAGGACGAGCATGGCTACATCTCCCGCTGCTTCACCCGGAAGTACACGCTGCCCCCAGGTGTGGACCCCACCCTGGTCTCTTCCTCCCTATCCCCTGAGGGCACACTCACCGTGGAGGCCCCGATTCCCAAGGCAGTGACGCAGTCGGCGGAGATCACCATCCCTGTCACCTTCGAGGCTCGTGCCCAGCTTGGAGGTCCAGAGGCTGGGAAGTCCGAGCAGGCTGGAGCCAAGTAG</text:span></text:p>
      <text:p text:style-name="P138"><text:span text:style-name="species"><text:span text:style-name="T2567">&gt;</text:span></text:span><text:bookmark text:name="feature_XP_002711951.1_CDS_0"/><text:span text:style-name="species"><text:span text:style-name="T2568">044a-</text:span></text:span><text:span text:style-name="species"><text:span text:style-name="T2567">XM_002711905.3</text:span></text:span><text:span text:style-name="species"><text:span text:style-name="T606">-</text:span></text:span><text:span text:style-name="species"><text:span text:style-name="T2568">HspB1-</text:span></text:span><text:span text:style-name="species"><text:span text:style-name="T606">Oryctolagus-cuniculus-</text:span></text:span><text:span text:style-name="species"><text:span text:style-name="T2566">GliresScandentia</text:span></text:span></text:p>
      <text:p text:style-name="Standard"><text:span text:style-name="species"><text:span text:style-name="T3616">ATGACCGAGCGCCGCGTGCCTTTCTCGCTCCTGCGCAGCCCCAGCTGGGACCCGTTCCGC</text:span></text:span><text:span text:style-name="T3610">GACTGGTACCCGGTGCACAGCCGCCTCTTCGACCAGGCCTTCGGGCTGCCGCGGCTGCCCGAGGAGTGGGCGCAGTGGTTCGGCGGCAGCAGCTGGCCAGGCTACGTGCGGCCCCTGCCCGCCGCGGAGGCCCCCGCCGTGGCCGCGCCCGCCTACAGCCGTGCGCTCAGCCGGCAGCTCAGCAGCGGCGTCTCGGAGATCCGGCACACGGCCGACCGCTGGCGCGTGTCCCTGGACGTGAACCACTTCGCCCCGGAGGAGCTGACGGTCAAGACCAAGGACGGCGTGGTGGAGATCACGGGCAAACACGAAGAGCGACAGGACGAACACGGCTACATCTCCCGCTGTTTCACCCGGAAGTACACGCTGCCCCCCGGCGTGGACCCCACGCTGGTCTCCTCCTCGCTGTCCCCTGAGGGTACGCTCACCGTGGAAGCGCCGCTGCCCAAGCCGGCCACGCAGTCGGCGGAGATCACCATCCCGGTCACCTTCGAGGCCCGCGCCCAGATCGGCGGCCCGGAAGCCGGGAAGTCCGAGCAGCCTGCGGCCAAGTAG</text:span></text:p>
      <text:p text:style-name="P162"><text:span text:style-name="species"><text:span text:style-name="T2548">&gt;</text:span></text:span><text:bookmark text:name="feature_XP_006971339.1_CDS_0"/><text:span text:style-name="species"><text:span text:style-name="T2548">045-XM_006971277.2</text:span></text:span><text:span text:style-name="species"><text:span text:style-name="T2569">-</text:span></text:span><text:span text:style-name="species"><text:span text:style-name="T2548">HspB1-</text:span></text:span><text:span text:style-name="species"><text:span text:style-name="T2569">Peromyscus-maniculatus-</text:span></text:span><text:span text:style-name="species"><text:span text:style-name="T2548">GliresScandentia</text:span></text:span></text:p>
      <text:p text:style-name="Standard"><text:span text:style-name="species"><text:span text:style-name="T2548">ATGACCGAGCGCCGCGTGCCCTTCTCGCTGCTGCGGAGCCCCAGCTGGGAACCATTCCGG</text:span></text:span><text:span text:style-name="T3610">GACTGGTACCCGGCCCACAGCCGCCTCTTCGATCAAGCCTTCGGGGTGCCTCGCTTGCCCGATGAGTGGTCGCAGTGGTTCAGCTCGGCGGCTTGGCCCGGCTACGTGCGCCCGCTGCCCGCCGCGACCGCCGAGGGCCCCGCTGCGGTGGCCCTGGCCGCGCCCCTGGCCGCTCCCCTGGCTGTGCCCCCCTTCACTCGTGCGCTCAACCGGCAGCTGAGCAGCGGCGTCTCGGAGATCCGGCAGACGGCCGATCGCTGGCGTGTGTCCCTGGACGTCAACCACTTCGCTCCGGAGGAGCTCACGGTCAAGACCAAGGAAGGCGTGGTGGAGATCACCGGCAAGCACGAAGAAAGGCAGGATGAACATGGCTACATCTCTCGGTGCTTTACCCGGAAATACACGCTGCCTCCCGGTGTGGACCCCACCCTGGTGTCCTCTTCCCTATCCCCCGAGGGCACACTGACCGTGGAGGCTCCGCTGCCCAAGGCAGCCACACAATCAGCGGAGATCACCATTCCGGTCACTTTCGAGGCCCGCGCCCAGATCGGGGGCTCCGAAGCTGGGAAGTCGGAACAGTCTGCAGCCAAGTAG</text:span></text:p>
      <text:p text:style-name="P282"><text:span text:style-name="T1195">&gt;</text:span><text:bookmark text:name="feature_NP_114176.4_CDS_0"/><text:span text:style-name="T1196">046-</text:span><text:span text:style-name="T1195">NM_031970.4-</text:span><text:span text:style-name="T1196">HspB1-</text:span><text:span text:style-name="T1195">Rattus-norvegicus-</text:span><text:span text:style-name="T1196">GliresScandentia</text:span></text:p>
      <text:p text:style-name="P219"><text:span text:style-name="T1195">ATGACCGAGCGCCGCGTGCCCTTCTCGCTACTGCGGAGCCCCAGCTGGGAGCCGTTCCGG</text:span>GACTGGTACCCTGCCCACAGCCGCCTCTTCGATCAAGCTTTCGGGGTGCCTCGGTTTCCCGATGAGTGGTCTCAGTGGTTCAGCTCCGCTGGTTGGCCCGGCTATGTGCGCCCTCTGCCCGCCGCGACCGCCGAGGGCCCCGCAGCAGTGACCCTGGCCGCGCCCGCCTTCAGCCGGGCGCTCAACCGGCAACTCAGCAGCGGTGTCTCAGAGATCCGACAGACGGCCGATCGCTGGCGCGTGTCCCTGGACGTCAACCACTTCGCTCCTGAGGAGCTCACAGTTAAGACCAAGGAAGGCGTGGTGGAGATCACTGGCAAGCACGAAGAAAGGCAGGATGAACATGGCTACATCTCTCGGTGCTTCACCCGGAAATACACGCTCCCTCCAGGTGTGGACCCCACCCTGGTGTCCTCTTCCCTGTCCCCTGAGGGCACACTCACCGTGGAGGCTCCGCTGCCCAAAGCAGTCACACAATCAGCGGAGATCACCATTCCGGTCACTTTCGAGGCCCGTGCCCAAATTGGAGGCCCAGAGTCGGAACAGTCTGGAGCCAAGTAG</text:p>
      <text:p text:style-name="P36"><text:span text:style-name="species"><text:span text:style-name="T2570">&gt;</text:span></text:span><text:bookmark text:name="feature_XP_014446096.1_CDS_0"/><text:span text:style-name="species"><text:span text:style-name="T2570">047-</text:span></text:span><text:span text:style-name="species"><text:span text:style-name="T2628">XM_014590610.1</text:span></text:span><text:span text:style-name="species"><text:span text:style-name="T610">-</text:span></text:span><text:span text:style-name="species"><text:span text:style-name="T2570">HspB1-</text:span></text:span><text:span text:style-name="species"><text:span text:style-name="T610">Tupaia-chinensis-</text:span></text:span><text:span text:style-name="species"><text:span text:style-name="T2570">GliresScandentia</text:span></text:span></text:p>
      <text:p text:style-name="Standard"><text:span text:style-name="species"><text:span text:style-name="T610">ATGACCGAGCGCCGCGTGCCCTTCTCGCTCCTGCGGAGCCCCAGCTGGGACCCTTTCCGC</text:span></text:span><text:span text:style-name="T3610">GACTGGTATCCGGCCCACAGCCGCCTCTTCGACCAGGCCTTCGGGCTGCCCCGGCTGCCCGAGGAATGGGCGCAGTGGTTCGGCACGAGCGGCTGGCCCGGCTACGTGCGGCCGCTGCCCCCCGCCGCGGTTGAGGGCCCCGCAGCCGTGGCCGCGCCCGCCTACAGCCGCGCGCTCAGCCGGCAGCTCAGCAGCGGCATCTCGGAGATCCGACACACAGCCGACCGCTGGCGCGTGTCCCTGGACGTCAACCACTTCGCCCCCGAGGAGCTGACGGTCAAGACTAAAGACGGCGTGGTGGAGATCACCGGCAAGCACGAAGAGAGACAGGACGAGCACGGCTACATCTCCCGCTGCTTCACCCGGAAGTACACGCTGCCCCCTGGTGTGGACCCCACCCTGGTCTCCTCCTCCCTGTCTCCTGAGGGGACGCTCACCGTGGAGGCCCCGCTGCCCAAGCCAGCCACACAGTCTGCAGAGATCACCATCCCTGTCACCTTTGAGGCACGGGCCCAGCTTGGTGGCCCAGAAGCTGGGAAGTCAGAGCCGTCTGGAGCCAAGTGA</text:span></text:p>
      <text:p text:style-name="P37"><text:soft-page-break/><text:span text:style-name="species"><text:span text:style-name="T2549">&gt;</text:span></text:span><text:bookmark text:name="feature_NP_001291821.1_CDS_0"/><text:span text:style-name="species"><text:span text:style-name="T2549">050-</text:span></text:span><text:span text:style-name="species"><text:span text:style-name="T2629">NM_001304892.1</text:span></text:span><text:span text:style-name="species"><text:span text:style-name="T610">-</text:span></text:span><text:span text:style-name="species"><text:span text:style-name="T2549">HspB1-</text:span></text:span><text:span text:style-name="species"><text:span text:style-name="T610">Ailuropoda-melanoleuca-</text:span></text:span><text:span text:style-name="species"><text:span text:style-name="T2549">Laurasitheria</text:span></text:span></text:p>
      <text:p text:style-name="Standard"><text:span text:style-name="species"><text:span text:style-name="T2549">ATGACCGAGCGCCGAGTGCCCTTCTCGCTCCTGCGGAGCCCCAGCTGGGACCCTTTCCGC</text:span></text:span><text:span text:style-name="T3610">GACTGGTACCCGGCCCACAGCCGCCTCTTCGACCAGGCCTTCGGGCTGCCCCGGCTGCCCGAGGAGTGGGCGCAGTGGTTCGGCCACAGCGGCTGGCCGGGCTACGTGCGCCCGCTGCCCGCGGCCGCGGTCGAGGGCCCCGCCGCGGTGGCCGCACCCGCCTACAGCCGCGCGCTCAGCCGGCAGCTCAGCAGCGGCGTCTCGGAGATCCGGCAGACGGCCGACCGCTGGCGTGTGTCCCTGGACGTCAACCACTTCGCCCCCGAGGAGCTGACGGTCAAGACGAAGGATGGCGTGGTGGAGATCACCGGCAAGCACGAAGAGAGGCAGGACGAGCATGGCTATATCTCCCGATGCTTCACTCGAAAATACACGCTGCCCCCTGGTGTGGACCCCACCCTGGTCTCCTCCTCCCTGTCCCCTGAGGGCACGCTGACCGTGGAGGCCCCGATGCCCAAGCCAGCCACCCAGTCAGCAGAAATCACTATCCCTGTCACCTTCGAGGCACGTGCCCAGATTGGGGGCCCAGAAGCTGGAAAGTCGGAGCAGACTGA</text:span></text:p>
      <text:p text:style-name="P37"><text:span text:style-name="species"><text:span text:style-name="T2549">&gt;</text:span></text:span><text:bookmark text:name="feature_XP_007186632.1_CDS_0"/><text:span text:style-name="species"><text:span text:style-name="T2571">050a-</text:span></text:span><text:span text:style-name="species"><text:span text:style-name="T2629">XM_007186570.1</text:span></text:span><text:span text:style-name="species"><text:span text:style-name="T610">-</text:span></text:span><text:span text:style-name="species"><text:span text:style-name="T2549">HspB1-</text:span></text:span><text:span text:style-name="species"><text:span text:style-name="T610">Balaenoptera-acutorostrata-</text:span></text:span><text:span text:style-name="species"><text:span text:style-name="T2549">Laurasitheria</text:span></text:span></text:p>
      <text:p text:style-name="Standard"><text:span text:style-name="species"><text:span text:style-name="T2549">ATGGCCGAGCGCCGAGTGCCCTTCTCGCTCCTGCGGGGCCCCAGCTGGGACCCTTTCCGC</text:span></text:span><text:span text:style-name="T3610">GATTGGTACCCGGCCCACAGCCGCCTCTTCGACCAGGCCTTCGGGCTGCCCCGGCTGCCCGAGGAGTGGTCGCAGTGGCTGAGCCACAGCGGATGGCCGGGCTACGTGCGCCCGCTGTCCGCCGCCGCGATCGAGGGTCCCTCCTACAGCCGCGCGCTCAGCCGGCAGCTCAGCAGCGGCTTCTCGGAGATCCAGCAGACTGCCGACCGCTGGCGCGTGTCCCTGGACGTCAACCACTTCGCCCCCGAGGAGCTGACGGTCAAGACCAAGGACGGCGTGGTGGAGATCACTGGCAAGCACGAAGAGCGACAGGACGAGCACGGCTACATTTCCCGGTGCTTCACTCGAAAATACACGCTGCCCCCCGGTGTGGACCCCACCCAGGTCTCCTCCTCCCTGTCCCCCGAGGGCACGCTCACCGTGGAGGCCCCGTTGCCCAAGCCAGCCACCCAGTCGGCAGAGATCACCATCCCTGTAACCTTCGAGGCGCGGGCCCAGCTTGGGGGCCCAGAAGCTGGGAAGTCTGAACAGCCTGGAAACAAATAA</text:span></text:p>
      <text:p text:style-name="P52"><text:span text:style-name="species"><text:span text:style-name="T2572">&gt;050b-</text:span></text:span><text:span text:style-name="species"><text:span text:style-name="T2630">KX784505.1</text:span></text:span><text:span text:style-name="species"><text:span text:style-name="T610">-</text:span></text:span><text:span text:style-name="species"><text:span text:style-name="T2572">HspB1-</text:span></text:span><text:span text:style-name="species"><text:span text:style-name="T610">variant1-Bos-indicus-</text:span></text:span><text:span text:style-name="species"><text:span text:style-name="T2572">Laurasitheria</text:span></text:span></text:p>
      <text:p text:style-name="Standard"><text:span text:style-name="species"><text:span text:style-name="T610">ATGGCCGAGCGCCGAGTGCCCTTCTCTCTCCTGCGGGGCCCCAGCTGGGACCCTTTCCGC</text:span></text:span><text:span text:style-name="T3610">GACTGGTATCCGGCCCACAGCCGCCTCTTCGACCAGGCCTTCGGGCTGCCCCGGCTGCCCGAGGAGTGGTCGCAGTGGCTGAGCCACAGCGGATGGCCGGGCTACGTGCGCGCGCTGCCCGCCGCAGCGATCGAGGGTCCCGCCTACAACCGCGCGCTCAGCCGGCAGCTCAGCAGTGGGGTCTCCGAGATCCAGCAGACCGCCGACCGCTGGCGCGTGTCCCTGGACGTCAACCACTTCGCCCCCGAGGAGCTGACGGTCAAGACCAAGAACGGCGTGGTGGAGATCACTGGCAAGCACGAGGAAAGGCAGGACGAGCACGGCTACATTTCCCGTTGCTTCACTCGCAAATACACGCTGCCCCCCGGTGTGGACCCCACCCTGGTCTCCTCCTCTCTGTCCCCTGAGGGCACGCTCACCGTGGAGGCCCCGTTGCCCAAGTCAGCCACCCAGTCGGCCGAGATCACCATTCCCGTCACCTTCCAGGCGCGTGCCCAGCTTGGCGGCCCCGAAGCCGGGAAGTCCGAACAGCCGGAAAACAAGTAA</text:span></text:p>
      <text:p text:style-name="P38"><text:span text:style-name="species"><text:span text:style-name="T2550">&gt;</text:span></text:span><text:bookmark text:name="feature_NP_001020740.1_CDS_0"/><text:span text:style-name="species"><text:span text:style-name="T2571">052-</text:span></text:span><text:span text:style-name="species"><text:span text:style-name="T2631">NM_001025569.1</text:span></text:span><text:span text:style-name="species"><text:span text:style-name="T610">-</text:span></text:span><text:span text:style-name="species"><text:span text:style-name="T2550">HspB1-</text:span></text:span><text:span text:style-name="species"><text:span text:style-name="T610">Bos-taurus-</text:span></text:span><text:span text:style-name="species"><text:span text:style-name="T2550">Laurasitheria</text:span></text:span></text:p>
      <text:p text:style-name="P195"><text:span text:style-name="species"><text:span text:style-name="T2550">ATGGCCGAGCGCCGAGTGCCCTTCTCGCTCCTGCGGGGCCCCAGCTGGGACCCTTTCCGC</text:span></text:span><text:span text:style-name="T3610">GACTGGTATCCGGCCCACAGCCGCCTCTTCGACCAGGCCTTCGGGCTGCCCCGGCTGCCCGAGGAGTGGTCGCAGTGGCTGAGCCACAGCGGATGGCCGGGCTACGTGCGCGCGCTGCCCGCCGCAGCGATCGAGGGTCCCGCCTACAACCGCGCGCTCAGCCGGCAGCTCAGCAGTGGGGTCTCCGAGATCCAGCAGACCGCCGACCGCTGGCGCGTGTCCCTGGACGTCAACCACTTCGCCCCCGAGGAGCTGACGGTCAAGACCAAGGACGGCGTGGTGGAGATCACTGGCAAGCACGAGGAAAGGCAGGACGAGCACGGCTACATTTCCCGTTGCTTCACTCGCAAATACACGCTGCCCCCCGGTGTGGACCCCACCCTGGTCTCCTCCTCTCTGTCCCCTGAGGGCACGCTCACCGTGGAGGCCCCGTTGCCCAAGTCAGCCACCCAGTCGGCCGAGATCACCATTCCCGTCACCTTCCAGGCGCGTGCCCAGCTTGGCGGCCCCGAAGCCGGGAAGTCCGAACAGCCGGAAACAAGTAAAGACCCTTAG</text:span></text:p>
      <text:p text:style-name="P53"><text:span text:style-name="species"><text:span text:style-name="T2555">&gt;053a-</text:span></text:span><text:span text:style-name="species"><text:span text:style-name="T610">XM_010980735.1</text:span></text:span><text:span text:style-name="species"><text:span text:style-name="T2573">-HspB1-</text:span></text:span><text:span text:style-name="species"><text:span text:style-name="T610">Camelus</text:span></text:span><text:span text:style-name="species"><text:span text:style-name="T2573">-</text:span></text:span><text:span text:style-name="species"><text:span text:style-name="T610">dromedarius</text:span></text:span><text:span text:style-name="species"><text:span text:style-name="T2555">-</text:span></text:span><text:span text:style-name="species"><text:span text:style-name="T2573">Laurasitheria</text:span></text:span></text:p>
      <text:p text:style-name="Standard"><text:span text:style-name="species"><text:span text:style-name="T610">ATGGCCGAGCGCCGCGTGCCCTTCTCGCTCCTGCGGAGCCCCAGCTGGGACCCTTTCCGA</text:span></text:span><text:span text:style-name="T3610">GACTGGTACCCGGCCCACAGCCGCCTCTTCGAGCAGGCCTTCGGGCTGCCCCGGCTGCCAGAGGAGTGGTCGCAGTGGCTGAGCCACAGCGGCTGGCCGGGCTACGTGCGCCCGCTGCACCCCGCCGCGATCGAGGGCCCCGCCTACAGCCGCGCGCTCAGCCGGCAGCTCAGCAGCGGCGTGTCGGAGATCCAGCAGACGGCCGACCGCTGGCGCGTGTCCCTGGACGTCAACCACTTCGCCCCCGAGGAGCTGACGGTCAAGACCAAGGACGGCGTGGTGGAGATCACTGGCAAGCACGAAGAGCGACAGGATGAGCACGGCTTCATTTCTCGGTGCTTCACTCGGAAATACACGCTGCCCCCCGGTGTGGACCCCACCCTGGTCTCCTCCTCCCTGTCCCCTGAGGGCACGCTCACCGTGGAGGCCCCGTTGCCCAAGCCAGCTACCCAGTCGGCGGAGATCACCATCCCTGTCACCTTCGAAGCCCGTGCCCAACTTGGGGGCCCAGAAGCTGGCAAGTCCGAACAGCCTGGAGCCAAGTA</text:span><text:span text:style-name="T3613">A</text:span></text:p>
      <text:p text:style-name="P35"><text:span text:style-name="species"><text:span text:style-name="T2551">&gt;</text:span></text:span><text:bookmark text:name="feature_NP_001003295.2_CDS_0"/><text:span text:style-name="species"><text:span text:style-name="T2551">054-</text:span></text:span><text:span text:style-name="species"><text:span text:style-name="T2632">NM_001003295.2</text:span></text:span><text:span text:style-name="species"><text:span text:style-name="T610">-</text:span></text:span><text:span text:style-name="species"><text:span text:style-name="T2551">HspB1-</text:span></text:span><text:span text:style-name="species"><text:span text:style-name="T610">Canis-lupus-</text:span></text:span><text:span text:style-name="species"><text:span text:style-name="T2551">Laurasitheria</text:span></text:span></text:p>
      <text:p text:style-name="Standard"><text:span text:style-name="species"><text:span text:style-name="T2551">ATGACCGAGCGCCGAGTGCCCTTCTCGCTCCTGCGGAGCCCCAGCTGGGACCCTTTCCGC</text:span></text:span><text:span text:style-name="T3610">GACTGGTACCCGGCCCACAGCCGCCTCTTCGACCAGGCCTTCGGGCTGCCCCGGCTGCCGGAGGAGTGGGCGCAGTGGTTCGGCCACAGCGGCTGGCCGGGCTACGTGCGCCCGATCCCCCCCGCGGTCGAGGGCCCCGCCGCGGCCGCCGCGCCCGCCTACAGCCGCGCGCTCAGCCGGCAGCTCAGCAGCGGCGTGTCGGAGATCCGGCAGACGGCCGACCGCTGGCGCGTGTCCCTGGACGTCAACCACTTCGCCCCCGAGGAGCTGACGGTCAAGACGAAGGACGGCGTGGTGGAGATAACTGGCAAGCACGAAGAGAGGCAGGATGAGCATGGCTACATCTCCCGCTGCTTCACTCGAAAATACACCCTGCCCCCTGGTGTGGATCCTACCCTGGTCTCCTCCTCCCTGTCCCCTGAGGGCACTCTCACGGTGGAGGCTCCCATGCCCAAGCCAGCCACCCAGTCGGCAGAAATCACTATTCCCGTCACCTTCGAGGCACGTGCCCAGATTGGGGGCCCAGAAGCTGGAAAGTCGGAGCAGTCTGGAGCCAAGTAA</text:span></text:p>
      <text:p text:style-name="P45"><text:span text:style-name="species"><text:span text:style-name="T2574">&gt;</text:span></text:span><text:bookmark text:name="feature_XP_004442190.2_CDS_0"/><text:span text:style-name="species"><text:span text:style-name="T2575">055-</text:span></text:span><text:span text:style-name="species"><text:span text:style-name="T2633">XM_004442133.2</text:span></text:span><text:span text:style-name="species"><text:span text:style-name="T610">-</text:span></text:span><text:span text:style-name="species"><text:span text:style-name="T2575">HspB1-</text:span></text:span><text:span text:style-name="species"><text:span text:style-name="T2576">NShortened-</text:span></text:span><text:span text:style-name="species"><text:span text:style-name="T610">Ceratotherium-simum-</text:span></text:span><text:span text:style-name="species"><text:span text:style-name="T2575">Laurasitheria</text:span></text:span></text:p>
      <text:p text:style-name="P219">ATGACCGAGCGCCGCGTGCCCTTCTCGCTCCTGCGGAGCCCCAGCTGGGACCCTTTCCGGGACTGGTACCCGGCCCACAGCCGCCTCTTCGACCAGGCCTTCGGGCTGCCCCGGCTGCCCGAGGAGTGGTCGCAATGGTTCAGCCACGGCGGCTGGCCGGGCTACGTGCGCCCGCTGCCCGGGGCGGCGATCGAGGGCCCCGGCGCGGTGGCCGTGCCCGCCTACAGCCGCGCGCTCAGCCGGCAGCTGAGCAGCGGCGTCTCGGAGATCCGGCAGACCGCCGACCGCTGGCGCGTGTCCCTGGACGTCAACCACTTCGCCCCCGAGGAGCTGACCGTCAAGACCAAGGACGGCGTGGTGGAGATCACCGGCAAGCACGAGGAGAGGCAGGACGAGCATGGCTACATCTCCAGGTGCTTCACTCGAAAATACACGCTGCCCCCAGGTGTGGACCCTACCCTGGTCTCCTCCTCCCTGTCCCCTGAGGGCACTCTCACCGTGGAGGCCCCAATTCCCAAGTCAGCCACCCAGTCGGCGGAGATCACCATCCCTGTCACCTTCGAGGCACGTGCCCAGCTGGGGGGCCCAGAAGCTGGGAAGTCGGAGCAGCCTGGAGCCAAGTAA</text:p>
      <text:p text:style-name="P24"><text:span text:style-name="species"><text:span text:style-name="T2552">&gt;056</text:span></text:span><text:span text:style-name="species"><text:span text:style-name="T2577">-</text:span></text:span><text:span text:style-name="species"><text:span text:style-name="T3625">XM_004688019.2</text:span></text:span><text:span text:style-name="species"><text:span text:style-name="T2577">-HspB1-</text:span></text:span><text:span text:style-name="species"><text:span text:style-name="T610">Condylura</text:span></text:span><text:span text:style-name="species"><text:span text:style-name="T2577">-</text:span></text:span><text:span text:style-name="species"><text:span text:style-name="T610">cristata</text:span></text:span><text:span text:style-name="species"><text:span text:style-name="T2577">-Laurasitheria</text:span></text:span></text:p>
      <text:p text:style-name="Standard"><text:span text:style-name="species"><text:span text:style-name="T2552">ATGACCGAGCGCCGCGTGCCCTTCACGCTCCTGCGGACCCCCAGCTGGGACCCCTTCCGC</text:span></text:span><text:span text:style-name="T3610">GACTGGCACCCGACCTACAGCCGCCTCTTCGACCAGGCCTTCGGGATGTCCCGCGTTCCCGAGGAGATGGCGCAGTGGTTCGGCCACAGCGGCTGGCCGGGCTACGTGCGGCCGCTGCCCGCGGCCACGGTCGAGGGCCCCCCGGCGCTGGCCGCGCCCGCCTACAGCCGCGCGCTCAGCCGGCAGCTCAGCAGCGGCATCTCCGAGATCCGGCACACCGCCGATCGCTGGCGCGTGTCCCTGGACGTCAACCACTTCGCCCCCGAGGAGCTGACCATCAAGACCAAGGACGGCGTGGTGGAGATCACCGGCAAGCATGAAGAGAGACAGGATGAGCACGGCTTCGTCTCTCGATGCTTCACACGAAA</text:span><text:soft-page-break/><text:span text:style-name="T3610">ATACACGCTGCCCCCAGGCGTGGACCCCACCCTGGTTTCCTCCTCCCTGTCCCCCGAGGGCATGCTCACCGTGGAGGCCCCTCTGCCCAAGCCAGCCACCCAGTCCTCAGAGATCACAATCCCCGTCACCTGTGAGGCCCGTGCCCAGATTGGGGGCCCAGAAGCTGGGAAGCCAGAACAGCGTGGAGACATGTGA</text:span></text:p>
      <text:p text:style-name="P40"><text:span text:style-name="species"><text:span text:style-name="T2553">&gt;</text:span></text:span><text:bookmark text:name="feature_XP_022443736.1_CDS_0"/><text:span text:style-name="species"><text:span text:style-name="T2553">057-</text:span></text:span><text:span text:style-name="species"><text:span text:style-name="T2634">XM_022588028.1</text:span></text:span><text:span text:style-name="species"><text:span text:style-name="T610">-</text:span></text:span><text:span text:style-name="species"><text:span text:style-name="T2553">HspB1-</text:span></text:span><text:span text:style-name="species"><text:span text:style-name="T610">Delphinapterus-leucas-</text:span></text:span><text:span text:style-name="species"><text:span text:style-name="T2553">Laurasitheria</text:span></text:span></text:p>
      <text:p text:style-name="Standard"><text:span text:style-name="species"><text:span text:style-name="T2553">ATGGCCGAGCGCCGAGTGCCCTTCTCGCTCCTGCGGGGCCCCAGCTGGGACCCTTTCCGC</text:span></text:span><text:span text:style-name="T3610">GATTGGTACCCGGCCCACAGCCGCCTCTTCGACCAGGCCTTCGGGATGCCCCGGCTGCCCGAGGAGTGGTCGCAGTGGCTGAGCCACAGCGGATGGCCGGGCTACGTGCGCCCTCTGTCCGCCGCCGCGATCGAGGGTCCCGCCTACAGCCGCGCGCTCAGCCGGCAGCTCAGCAGCGGCTTCTCGGAGATCCAGCAGACTGCCGACCGCTGGCGCGTGTCCTTGGACGTCAACCACTTCGCCCCCGAGGAGCTGACGGTCAAGACCAAGGACGGCGTGGTGGAGATCACTGGCAAGCACGAAGAGCGACAGGACGAGCACGGCTACATTTCCCGGTGCTTCACTCGAAAATACACGCTGCCCCCCGGTGTGGACCCCACCCAGGTCTCCTCCTCCCTGTCCCCCGAGGGCACGCTCACCGTGGAGGCCCCGTTGCCCAAGCCAGCCACCCAGTCGGCGGAGATCACCATCCCTGTCACCTTCGAGGCGCGTGCCCAGCTTGGGGGCCCAGAAGCTGGGAAGTCTGAACAGCCTGGAAACAAGTAA</text:span></text:p>
      <text:p text:style-name="P41"><text:span text:style-name="species"><text:span text:style-name="T2554">&gt;</text:span></text:span><text:bookmark text:name="feature_XP_022356659.1_CDS_0"/><text:span text:style-name="species"><text:span text:style-name="T2554">058-</text:span></text:span><text:span text:style-name="species"><text:span text:style-name="T3626">XM_022500951.1</text:span></text:span><text:span text:style-name="species"><text:span text:style-name="T610">-</text:span></text:span><text:span text:style-name="species"><text:span text:style-name="T2554">HspB1-</text:span></text:span><text:span text:style-name="species"><text:span text:style-name="T610">Enhydra-lutris-</text:span></text:span><text:span text:style-name="species"><text:span text:style-name="T2554">Laurasitheria</text:span></text:span></text:p>
      <text:p text:style-name="Standard"><text:span text:style-name="species"><text:span text:style-name="T2554">ATGACCGAGCGCCGAGTGCCCTTCTCGCTCCTGCGGAGCCCCAGCTGGGACCCTTTCCGC</text:span></text:span><text:span text:style-name="T3610">GACTGGTACCCGGCCCACAGCCGCCTCTTCGACCAGGCCTTCGGGCTGCCCCGGCTGCCCGAGGAGTGGGCGCAGTGGTTCGGCCACAGCGGTTGGCCGGGCTACGTGCGCCCGCTGCCCCCGGCTGCGGTCGAGGGCCCCGCCGCGGTGGCCGCGCCCGCCTACAGCCGCGCGCTCAGCCGGCAGCTCAGCAGCGGCGTCTCGGAGATCCGGCAGACGGCCGACCGCTGGCGCGTGTCCCTGGACGTCAACCACTTCGCCCCCGAAGAGCTGACGGTCAAGACGAAGGACGGCGTGGTGGAGATCACCGGCAAGCACGAAGAGAGGCAGGACGAGCATGGCTACATCTCCCGGTGTTTCACTCGAAAATACACGCTGCCCCCTGGTGTGGACCCCACGCTGGTCTCCTCCTCCCTGTCCCCTGAGGGCACGCTCACCGTGGAGGCCCCGCTGCCCAAGCCAGCCACCCAGTCTGCAGAAATCACTATTCCTGTCACCTTCGAGGCACGTGCCCAGATTGGGGGCCCAGAAGCTGGAAAGTCGGAGCAGCCTGGAGCCAAGTAA</text:span></text:p>
      <text:p text:style-name="P275"><text:span text:style-name="T1200">&gt;</text:span><text:bookmark text:name="feature_XP_008139679.1_CDS_0"/><text:span text:style-name="T1200">059-</text:span>XM_008141457.1<text:span text:style-name="T1201">-</text:span><text:span text:style-name="T1200">HspB1-</text:span><text:span text:style-name="T1201">Eptesicus-fuscus-</text:span><text:span text:style-name="T1200">Laurasitheria</text:span></text:p>
      <text:p text:style-name="P219"><text:span text:style-name="T1200">ATGACCGAGCGCCGCGTGCCCTTCTCGCTCCTGCGGAGCCCGAGCTGGGACCCTTTCCGC</text:span>GACTGGTACCCGGTCCACCACCGCCTCTTCGAGCAGGCCTTCGGCATGCCCCGGCTGCCCGAGGAATGGTCGCAGTGTTTCAGCCACAGCGGCTGGCCGGGCTATGTGCGCCCGCTCCCCGCGGCTGCTGTCGAGGGCGCCCCGGCCGTGGCCGCGCCCGCCTACAGCCGCGCGCTCAGCCGGCAACTTAGCAGCGGCGTCTCCGAGATCCAGCACACGCCCGACCGCTGGCGCGTGTCCCTGGACGTCAACCACTTCGCCCCCGAGGAGCTGACGGTCAAGACCAAGGAAGGCGTGGTGGAGATCAGTGGCAAGCACGAAGAGAGACAGGATGAACATGGCTACATTTCCCGGTGCTTCACTCGAAAATACACGCTTCCCCCTGGTGTGGACCCCACCCTGGTGTCTTCTTCCCTGTCCCCCGAGGGCACACTCACCGTGGAGGCCCCGATGCCCAAGCCAGCCAACCAGTCATCAGAGATCACCATCCCTGTCACCTATGAGGCTCGTGCCCAGATTGGGGGCCCAGAAGCTGGGAAGTCCGAGCAACCTGGAGCCAAGTAA</text:p>
      <text:p text:style-name="P21"><text:span text:style-name="ff_5f_line"><text:span text:style-name="T2494">&gt;</text:span></text:span><text:span text:style-name="ff_5f_line"><text:span text:style-name="T2495">060-</text:span></text:span><text:span text:style-name="ff_5f_line"><text:span text:style-name="T2494">XM_001504478.4-HspB1-</text:span></text:span><text:span text:style-name="ff_5f_line"><text:span text:style-name="T2493">Equus</text:span></text:span><text:span text:style-name="ff_5f_line"><text:span text:style-name="T2494">-</text:span></text:span><text:span text:style-name="ff_5f_line"><text:span text:style-name="T2493">caballus</text:span></text:span><text:span text:style-name="ff_5f_line"><text:span text:style-name="T2494">-Laurasitheria</text:span></text:span></text:p>
      <text:p text:style-name="Standard"><text:span text:style-name="ff_5f_line"><text:span text:style-name="T2493">ATGACCGAGCGCCGCGTGCCCTTCTCGCTCCTGCGGAGCCCCAGCTGGGACCCTTTTCGC</text:span></text:span><text:span text:style-name="T3610">GACTGGTACCCGGCCCAGAGCCGCCTCTTCGACCAGGCCTTCGGGCTGCCCCGGATGCCTGAAGAGTGGGCAGAGTGGTTCCGGCACGGCGGCTGGCCTGGCTACGTGCGTTCGCTGCCCGGGGTGGCGATCGAGGGCCCCGCCGCGGTGGCCGTGCCCGGGCCCGCCTACAGCCGCGCGCTCAGCCGGCAGCTGAGCAGCGGCGTCTCGGAGATCCGGCAGACGGCCGACCGCTGGCGCGTGTCCCTGGACGTCAACCACTTCGCCCCCGAGGAGCTGACCGTCAAGACCAAGGACGGCGTGGTGGAGATCACTGGCAAGCACGAAGAGAGGCAGGACGAGCACGGCTACATCTCTCGGTGCTTCACCCGAAAATACTCGCTGCCCCCAGGTGTGGACCCCACCCTGGTCTCCTCCTCCCTGTCCCCCGAGGGCACTCTGACCATCGAGGCCCCGATGCCCAAGTCAGCCACCCAGTCGGCGGAGATCACCATCCCTGTCACCTTCGAGGCGCGTGCTCAGCTGGGGGGCCCAGAAGCTGGGAAGTCGGAACAGCCTGGAGCCAAG</text:span><text:span text:style-name="T3606">TAA</text:span></text:p>
      <text:p text:style-name="P33"><text:span text:style-name="summary-subhead"><text:span text:style-name="T625">&gt;</text:span></text:span><text:bookmark text:name="feature_XP_007518007.1_CDS_0"/><text:span text:style-name="summary-subhead"><text:span text:style-name="T625">060a-XM_007517945.2</text:span></text:span><text:span text:style-name="summary-subhead"><text:span text:style-name="T2493">-</text:span></text:span><text:span text:style-name="summary-subhead"><text:span text:style-name="T625">HspB1-</text:span></text:span><text:span text:style-name="summary-subhead"><text:span text:style-name="T2493">Erinaceus-europaeus-</text:span></text:span><text:span text:style-name="summary-subhead"><text:span text:style-name="T625">Laurasitheria</text:span></text:span></text:p>
      <text:p text:style-name="Standard"><text:span text:style-name="summary-subhead"><text:span text:style-name="T625">ATGACCGAACGCCGTGTGCCCTTCTCACTGCTACGCAGCCCCCACTGGGAGCCCTTCCGT</text:span></text:span><text:span text:style-name="T3610">GACTGGTACTCAGTCCACAGCCGCCTCCTAGACCAGCCGTTCGGGATGCCCCGGCTGCCCGAGGAGCTGGCAGCCTGGCTGGGCACTGGCGCCTGGCCCGGCTACGTGCGCCCTCTGCCTGGGCCGGTGGGGGAGACTGCCCCGGTGCCCGCCCTCAGCCGTGCACTCAGCCGCCAGCTCAGCAGTGGGGTATCCGAGATCCGCCACACGTCTGACCGGTGGCGGGTGGCGCTGGATGTCAACCACTTTGCCCCCGAGGAGCTGACAGTCAAGACCAAGGATGGTGTGGTGGAAATCACGGGCAAACATGAAGAGAGGCAAGACGAACACGGCTTCATCTCTCGGTGCTTCACACGCAAGTACACGCTGCCCGCTGGTGTGGACCCCACGCTGGTGTCGTCGTCCCTGTCCCCCGAGGGCATGCTGACTGTGGAAGCGCCCCTGCCCAAGCCCGCCACTCAGTCCTCGGAGATCACCATCCCCGTTACCTTTGAGTCACGTGCCCAGCTGGGGGGCCCTGAGGCTGGCAAAACTGACTGA</text:span></text:p>
      <text:p text:style-name="P219">ATGACCGAGCGCCGAGTGCCCTTCTCGCTCCTGCGGAGCCCCAGCTGGGACCCTTTCCGCGACTGGTACCCGGCCCACAGCCGCCTCTTCGACCAGGCCTTCGGGCTGCCCCGGCTGCCCGAGGAGTGGGCGCAGTGGTTCGGCCACAGCGGCTGGCCGGGCTACGTGCGCCCGCTGCCCGCGGTCGAGGGCCCCGCCGCGGTGGCCGCGCCCGCCTACAGCCGCGCGCTCAGCCGGCAGCTCAGCAGCGGCGTCTCGGAGATCCGGCAGACGGCCGACCGCTGGCGCGTGTCCCTGGACGTCAACCACTTCGCCCCCGAGGAGCTGACGGTCAAGACCAAGGACGGCGTGGTGGAGATCACCGGCAAGCACGAAGAGCGTCAGGATGAGCACGGCTACATCTCCCGGTGCTTCACTCGCAAATACACGCTGCCCCCTGGTGTGGACCCCACTCTGGTCTCCTCCTCCCTGTCCCCTGAGGGCACGCTCACCGTGGAGGCCCCCATGCCCAAGCCAGCCACACAGTCGGCAGAAATCACTATTCCTGTCACCTTCGAGGCACGTGCCCAGCTTGGGGGCCCAGAAGCTGGGAAGTCGGAGCAGCCTGCAGCCAAGTAA</text:p>
      <text:p text:style-name="P276"><text:span text:style-name="T1180">&gt;</text:span><text:bookmark text:name="feature_XP_007468864.1_CDS_0"/><text:span text:style-name="T1180">063-</text:span>XM_007468802.1<text:span text:style-name="T1181">-</text:span><text:span text:style-name="T1180">HspB1-</text:span><text:span text:style-name="T1181">Lipotes-vexillifer-</text:span><text:span text:style-name="T1180">Laurasitheria</text:span></text:p>
      <text:p text:style-name="P219"><text:span text:style-name="T1180">ATGGCCGAGCGCCGAGTGCCCTTCTCGCTCCTGCGGGGCCCCAGCTGGGACCCTTTCCGC</text:span>GATTGGTACCCGGCCCACAGCCGCCTCTTCGACCAGGCCTTCGGGCTGCCCCGGCTGCCCGAGGAGTGGTCGCAGTGGCTGAGCCACAGCGGATGGCCGGGCTACGTGCGCCCTCTGTCCGCCGCCGCGATCGAGGGTCCCGCCTACAGCCGCGCGCTCAGCCGGCAGCTCAGCAGCGGCTTCTCGGAGATCCAGCAGACTGCCGACCGCTGGCGCGTGTCCTTGGACGTCAACCACTTTGCCCCCGAGGAGCTGACGGTCAAGACCAAGGACGGTGTGGTGGAGATCACTGGCAAGCACGAAGAGCGACAGGACGAGCACGGCTACATTTCCCGGTGCTTCACTCGAAAATACACGCTGCCCCCTGGTGTGGACCCCACCCAGGTCTCCTCTTCCCTGTCCCCCGAGGGCACGCTCACCGTGGAGGCCCCGTTGCCCAAGCCAGCCACCCAGTCGGCAGAGATCACCATCCCTGTCACCTTCGAGGCACGCGCCCAGCTTGGGGGCCCAGAAGCTGGGAAGTCTGAACAGCCTGGAAACAAGTAA</text:p>
      <text:p text:style-name="P277"><text:span text:style-name="T1169">&gt;</text:span><text:bookmark text:name="feature_XP_017509521.1_CDS_0"/><text:span text:style-name="T1169">064-</text:span>XM_017654032.1<text:span text:style-name="T1170">-</text:span><text:span text:style-name="T1169">HspB1-</text:span><text:span text:style-name="T1170">Manis-javanica-</text:span><text:span text:style-name="T1169">Laurasitheria</text:span></text:p>
      <text:p text:style-name="P219"><text:span text:style-name="T1169">ATGGCCGAGCGCCGCGTACCCTTCTCGCTCCTGCGGAGCCCCAGCTGGGACCCCTTCCGC</text:span>GACTGGTACCCGGCCCACAACCGCCTCTTCGACCAGGCCTTCGGGCTGCCCCGGCTGCCTGAGGATTGGTCGCAGTGGTTCAGCCATGGCGCCTGGCCGGGCTACGTGCGCGCGCTGCCCGGGCCTGCGATCGAGGGCCCCTCGGGGGCCGCGCCGCCTTACAGCCGTGCGCTTAGCCGGCAGCTCAGCAGCGGCATCTCGGAGATCCGGCACACAGCCGACCGCTGGCGCGTGTCTCTGGACGTCAACCACTTCGCCCCC<text:soft-page-break/>GAGGAGCTGACGGTCAAGACCAAGGACGGCGTGGTAGAGATCACAGGCAAGCACGAAGAGCGGCAGGACGAGCACGGCTTCATCTCCCGCTGCTTCACTCGAAAGTACACACTGCCCCCTGGTGTGGACTCCACTCTGGTCTCCTCCTCCCTGTCCCCTGAGGGCACACTCACTGTGGAGGCCCCCATGCCCAAGCCAGCCACCCAGTCAGCGGAGATCACTATCCCTGTCACATTCGAGGCACGGGCCCAAATTGGGGGCCCAGAAGCTGGGAAGCCAGAGCAAGCTGGAGCCAAGTAA</text:p>
      <text:p text:style-name="P22"><text:span text:style-name="species"><text:span text:style-name="T2555">&gt;</text:span></text:span><text:bookmark text:name="feature_XP_004761684.1_CDS_0"/><text:span text:style-name="species"><text:span text:style-name="T2578">066-</text:span></text:span><text:span text:style-name="species"><text:span text:style-name="T2635">XM_004761627.2</text:span></text:span><text:span text:style-name="species"><text:span text:style-name="T2578">-HspB1-</text:span></text:span><text:span text:style-name="species"><text:span text:style-name="T610">Mustela</text:span></text:span><text:span text:style-name="species"><text:span text:style-name="T2578">-</text:span></text:span><text:span text:style-name="species"><text:span text:style-name="T610">putorius</text:span></text:span><text:span text:style-name="species"><text:span text:style-name="T2578">-Laurasitheria</text:span></text:span></text:p>
      <text:p text:style-name="Standard"><text:span text:style-name="species"><text:span text:style-name="T2555">ATGACCGAGCGCCGAGTGCCCTTCTCGCTCCTGCGGAGCCCCAGCTGGGACCCTTTCCGC</text:span></text:span><text:span text:style-name="T3610">GACTGGTACCCGGCCCACAGCCGCCTGTTCGACCAGGCCTTCGGGCTGCCCCGGCTGCCCGAGGAGTGGGCGCAGTGGTTCGGCCACAGCGGTTGGCCGGGCTACGTGCGCCCGCTGCCCCCGGCTACGGTCGAGGGCCCCGCCGCGGTGGCCGCGCCCGCCTACAGCCGCGCGCTCAGCCGGCAGCTCAGCAGCGGCGTCTCGGAGATCCGGCAGACGGCCGACCGCTGGCGCGTCTCCCTGGACGTCAACCACTTCGCCCCCGAAGAGCTGACGGTCAAGACGAAGGACGGCGTGGTGGAGATCACCGGCAAGCACGAAGAGAGGCAGGACGAGCATGGCTACATCTCCCGGTGTTTCACTCGAAAATACACGCTGCCCCCTGGTGTGGACCCCACCCTGGTCTCCTCCTCCCTGTCCCCTGAGGGCACGCTCACCGTGGAGGCCCCGCTGCCCAAGCCAGCCACCCAGTCTGCAGAAATCACTATTCCTGTCACCTTCGAGGCACGTGCCCAGATTGGGGGCTCAGAAGCTGGAAAGTCGGAGCAGCCTGGAGCCAAGTAA</text:span></text:p>
      <text:p text:style-name="P32"><text:span text:style-name="species"><text:span text:style-name="T608">&gt;</text:span></text:span><text:bookmark text:name="feature_XP_005879212.1_CDS_0"/><text:span text:style-name="species"><text:span text:style-name="T608">067-</text:span></text:span><text:span text:style-name="species"><text:span text:style-name="T2636">XM_005879150.2</text:span></text:span><text:span text:style-name="species"><text:span text:style-name="T610">-</text:span></text:span><text:span text:style-name="species"><text:span text:style-name="T608">HspB1-</text:span></text:span><text:span text:style-name="species"><text:span text:style-name="T610">Myotis-brandtii-</text:span></text:span><text:span text:style-name="species"><text:span text:style-name="T608">Laurasitheria</text:span></text:span></text:p>
      <text:p text:style-name="Standard"><text:span text:style-name="species"><text:span text:style-name="T608">ATGACCGAGCGCCGCGTGCCCTTCTCGCTCCTGCGGAGCCCTAGCTGGGACCCTTTCCGC</text:span></text:span><text:span text:style-name="T3610">GACTGGTACCCGGTGCACCACCGCCTCTTCGAGCAGGCCTTCGGCATGCCGCGGCTGCCCGAGGAGTGGTCGCAGTGCTTCAGCCGCCAACTCAGCAGCGGCGTCTCCGAGATCCAGCACACGCCCGACCGCTGGCGCGTGTCCCTGGACGTCAACCACTTCGCCCCCGAGGAGCTGACGGTCAAGACCAAGGAAGGCGTGGTGGAGATCAGCGGCAAGCACGAAGAGAGACAGGATGAGCACGGCTACATTTCCCGGTGCTTCACTCGAAAATACACGCTTCCCCCTGGTGTGGACCCCACCCTGGTGTCGTCTTCCCTGTCCCCTGAGGGCACGCTCACCGTGGAGGCCCCGATGCCCAAGCCAGCCAACCAGTCATCAGAGATCACCATCCCCGTCACCTTCGAGGCTCGTGCCCAGCTTGGGGGCCCAGAAGCTGGGAAGCCCGAGCAATCCGGAGCCCAGTAA</text:span></text:p>
      <text:p text:style-name="P32"><text:span text:style-name="species"><text:span text:style-name="T608">&gt;</text:span></text:span><text:bookmark text:name="feature_XP_014310876.1_CDS_0"/><text:span text:style-name="species"><text:span text:style-name="T608">068-</text:span></text:span><text:span text:style-name="species"><text:span text:style-name="T2636">XM_014455390.2</text:span></text:span><text:span text:style-name="species"><text:span text:style-name="T610">-</text:span></text:span><text:span text:style-name="species"><text:span text:style-name="T608">HspB1-</text:span></text:span><text:span text:style-name="species"><text:span text:style-name="T610">Myotis-lucifugus-</text:span></text:span><text:span text:style-name="species"><text:span text:style-name="T608">Laurasitheria</text:span></text:span></text:p>
      <text:p text:style-name="Standard"><text:span text:style-name="species"><text:span text:style-name="T608">ATGACCGAGCGCCGCGTGCCCTTCTCGCTCCTGCGGAGCCCTAGCTGGGACCCTTTCCGC</text:span></text:span><text:span text:style-name="T3610">GACTGGTACCCGGTGCACCACCGCCTCTTCGAGCAGGCCTTCGGCATGCCGCGGCTGCCCGAGGAGTGGTCGCAGTGCTTCAGCCACAGCGGCTGGCCGGGCTACGTGCGCCCGCTCCCCGCCGCCGCGGTCGAGGGCGCCCCCGCGGTGGCCGCGCCCGCCTACAGCCGCGCGCTCAGCCGGCAACTCAGCAGCGGCGTCTCCGAGATCCAGCACACGCCCGACCGCTGGCGCGTGTCCCTGGACGTCAACCACTTCGCCCCCGAGGAGCTGACGGTCAAGACCAAGGAAGGCGTGGTGGAGATCAGCGGCAAGCACGAAGAGAGACAGGATGAGCACGGCTACATTTCCCGGTGCTTCACTCGAAAATACACGCTTCCCCCTGGTGTGGACCCCACCCTGGTGTCGTCTTCCCTGTCCCCCGAGGGCACGCTCACCGTGGAGGCCCCGATGCCCAAGCCGGCCAACCAGTCATCAGAGATCACCATCCCCGTCACCTTCGAGGCTCGTGCCCAGCTTGGGGGCCCAGAAGCTGGGAAGCCCGAGCAATCCGGAGCCCAGTGA</text:span></text:p>
      <text:p text:style-name="P44"><text:span text:style-name="species"><text:span text:style-name="T2556">&gt;</text:span></text:span><text:bookmark text:name="feature_XP_021556273.1_CDS_0"/><text:span text:style-name="species"><text:span text:style-name="T2556">069-</text:span></text:span><text:span text:style-name="species"><text:span text:style-name="T2637">XM_021700598.1</text:span></text:span><text:span text:style-name="species"><text:span text:style-name="T610">-</text:span></text:span><text:span text:style-name="species"><text:span text:style-name="T2556">HspB1-</text:span></text:span><text:span text:style-name="species"><text:span text:style-name="T610">Neomonachus-schauinslandi-</text:span></text:span><text:span text:style-name="species"><text:span text:style-name="T2556">Laurasitheria</text:span></text:span></text:p>
      <text:p text:style-name="Standard"><text:span text:style-name="species"><text:span text:style-name="T2556">ATGACCGAGCGCCGAGTGCCCTTCTCGCTCCTGCGGAGCCCCAGCTGGGACCCTTTCCGC</text:span></text:span><text:span text:style-name="T3610">GACTGGTACCCGGCCCACAGCCGCCTCTTCGACCAGGCCTTCGGGCTGCCCCGGCTGCCCGAGGAGTGGGCGCAGTGGTTCGGCCACAGCGGCTGGCCGGGCTACGTGCGCCCGCTGCCCCCGGCCGCGGTCGAGAGCCCCGCCGCGGTGGCCGCGCCCGCCTACAGCCGCGCGCTCAGCCGGCAGCTCAGCAGCGGCGTCTCAGAGATCCGGCAGACTGCCGACCGCTGGCGCGTGTCCCTGGACGTCAGCCACTTCGCCCCCGAGGAGCTGACGGTCAAGACGAAGGAAGGCGTGGTGGAGATCACCGGCAAGCATGAAGAGAGGCAGGACGAGCATGGCTACATCTCCCGCTGCTTCACCCGAAAATACACGCTGCCCCCTGGTGTGGACCCCACCCTGGTCTCCTCCTCCCTGTCCCCTGAGGGCACACTCACCGTGGAGGCCCCGATGCCCAAGCCAGCCACCCAGTCGGCAGAAATCACTATCCCTGTCACTTTCGAGGCACGTGCCCAGATTGGGGGCCCAGAAGCTGGAAAGTCGGAGCAGCCTGGAGCCAAGTAA</text:span></text:p>
      <text:p text:style-name="P31"><text:span text:style-name="species"><text:span text:style-name="T2557">&gt;</text:span></text:span><text:bookmark text:name="feature_XP_004399136.1_CDS_0"/><text:span text:style-name="species"><text:span text:style-name="T2557">070-</text:span></text:span><text:span text:style-name="species"><text:span text:style-name="T2638">XM_004399079.2</text:span></text:span><text:span text:style-name="species"><text:span text:style-name="T610">-</text:span></text:span><text:span text:style-name="species"><text:span text:style-name="T2557">HspB1-</text:span></text:span><text:span text:style-name="species"><text:span text:style-name="T610">Odobenus-rosmarus-</text:span></text:span><text:span text:style-name="species"><text:span text:style-name="T2557">Laurasitheria</text:span></text:span></text:p>
      <text:p text:style-name="Standard"><text:span text:style-name="species"><text:span text:style-name="T2557">ATGACCGAGCGCCGAGTGCCCTTCTCGCTCCTGCGGAGCCCCAGCTGGGACCCTTTCCGC</text:span></text:span><text:span text:style-name="T3610">GACTGGTACCCAGCCCACAGCCGCCTCTTCGACCAGGCCTTCGGGCTGCCACGGCTGCCCGAGGAGTGGGCGCAGTGGTTCGGCCACAGCGGCTGGCCGGGCTACGTGCGCCCGCTGCCCCCGGCCGCGGTCGAGAGCCCCGCCGCGGTGGCCGCGCCCGCCTACAGCCGCGCGCTCAGCCGGCAGCTCAGCAGCGGCGTCTCGGAGATCCGGCAGACGGCCGACCGCTGGCGTGTGTCCCTGGACGTCAACCACTTCGCCCCCGAGGAGCTGACGGTCAAGACGAAGGACGGCGTGGTGGAGATCACTGGCAAGCACGAAGAGAGGCAAGACGAGCATGGTTACATCTCCCGGTGCTTCACCCGAAAATACTCGCTGCCCCCTGGTGTGGACCCCACCCTGGTCTCCTCATCCCTGTCCCCTGAGGGCACGCTCACCGTGGAAGCCCCGATGCCCAAGCCAGCCACCCAGTCGGCAGAAATCACTATCCCTGTCACTTTCGAGGCACGTGCCCAGATTGGGGGCCCAGAAGCTGGAAAGTCGGAGCAGCCTGGAGCCAAGTAA</text:span></text:p>
      <text:p text:style-name="P43"><text:span text:style-name="species"><text:span text:style-name="T2558">&gt;</text:span></text:span><text:bookmark text:name="feature_XP_004268865.1_CDS_0"/><text:span text:style-name="species"><text:span text:style-name="T2558">071-</text:span></text:span><text:span text:style-name="species"><text:span text:style-name="T2639">XM_004268817.2</text:span></text:span><text:span text:style-name="species"><text:span text:style-name="T610">-</text:span></text:span><text:span text:style-name="species"><text:span text:style-name="T2558">HspB1-</text:span></text:span><text:span text:style-name="species"><text:span text:style-name="T610">Orcinus-orca-</text:span></text:span><text:span text:style-name="species"><text:span text:style-name="T2558">Laurasitheria</text:span></text:span></text:p>
      <text:p text:style-name="Standard"><text:span text:style-name="species"><text:span text:style-name="T2558">ATGACCGAGCGCCGAGTGCCCTTCTCGCTCCTGCGGGGCCCCAGCTGGGACCCTTTCCGC</text:span></text:span><text:span text:style-name="T3610">GATTGGTACCCGGCCCACAGCCGCCTCTTCGACCAGGCCTTCGGGATGCCCCGGCTGCCCGAGGAGTGGTCGCAGTGGCTGAGCCACAGCGGATGGCCGGGCTACGTACGCCCTCTGTCCGCCGCCGCGATCGAGGGTCCCGCCTACAGCCGCGCGCTCAGCCGGCAGCTCAGCAGCGGCTTCTCGGAGATCCAGCAGACTGCCGACCGCTGGCGCGTGTCCTTGGACGTCAACCACTTCGCCCCCGAGGAGCTGACGGTCAAGACCAAGGACGGCGTGGTGGAGATCACTGGCAAGCACGAAGAGCGACAGGACGAGCACGGCTACATTTCCCGGTGCTTCACTCGAAAATACACGCTGCCCCCCGGTGTGGACCCCACCCAGGTCTCCTCCTCCCTGTCCCCCGAGGGCACGCTCACAGTGGAGGCCCCGTTGCCCAAGCCAGCCACCCAGTCGGCAGAGATCACCATCCCTGTCACCTTCGAGGCGCGTGCCCAGCTTGGGGGCCCAGAAGCTGGGAAGTCTGAACAGCCTGGAAACAAGTAA</text:span></text:p>
      <text:p text:style-name="P20"><text:span text:style-name="species"><text:span text:style-name="T2559">&gt;</text:span></text:span><text:bookmark text:name="feature_XP_011978460.1_CDS_0"/><text:span text:style-name="species"><text:span text:style-name="T2579">072-</text:span></text:span><text:span text:style-name="species"><text:span text:style-name="T2640">XM_012123070.2</text:span></text:span><text:span text:style-name="species"><text:span text:style-name="T2559">-HspB1-</text:span></text:span><text:span text:style-name="species"><text:span text:style-name="T610">isoform</text:span></text:span><text:span text:style-name="species"><text:span text:style-name="T2559">-</text:span></text:span><text:span text:style-name="species"><text:span text:style-name="T610">X2</text:span></text:span><text:span text:style-name="species"><text:span text:style-name="T2559">-</text:span></text:span><text:span text:style-name="species"><text:span text:style-name="T610">Ovis</text:span></text:span><text:span text:style-name="species"><text:span text:style-name="T2559">-</text:span></text:span><text:span text:style-name="species"><text:span text:style-name="T610">aries</text:span></text:span><text:span text:style-name="species"><text:span text:style-name="T2559">-Laurasitheria</text:span></text:span></text:p>
      <text:p text:style-name="P190"><text:span text:style-name="species"><text:span text:style-name="T2559">ATGGCCGAGCGCCGAGTGCCCTTCTCG</text:span></text:span><text:bookmark text:name="XM_012123070.2_181"/><text:span text:style-name="T3610">CTCCTAAGGGGCCCCAGCTGGGACCCTTTCCGCGACTGGTATCCGGCCCACAGCCGCCTC</text:span><text:bookmark text:name="XM_012123070.2_241"/><text:span text:style-name="T3610">TTCGACCAGGCCTTCGGGCTGCCCCGGCTGCCCGAGGAGTGGTCGCAGTGGCTGAGCCAC</text:span><text:bookmark text:name="XM_012123070.2_301"/><text:span text:style-name="T3610">AGCGGATGGCCGGGCTACGTGCGCCCGCTGCCCGCCGCAGCGATCGAGGGTCCCGCCTAC</text:span><text:bookmark text:name="XM_012123070.2_361"/><text:span text:style-name="T3610">AGCCGCGCGCTCAGCCGACAGCTCAGCAGCGGGGTCTCCGAGATCCAGCAGACCGCCGAC</text:span><text:bookmark text:name="XM_012123070.2_421"/><text:span text:style-name="T3610">CGCTGGCGCGTGTCCCTGGACGTCAACCACTTCGCCCCCGAGGAGCTGACGGTCAAGACC</text:span><text:bookmark text:name="XM_012123070.2_481"/><text:span text:style-name="T3610">AAGGACGGCGTGGTGGAGATCACTGGCAAACACGAGGAAAGGCAGGACGAGCACGGCTAC</text:span><text:bookmark text:name="XM_012123070.2_541"/><text:span text:style-name="T3610">ATTTCCCGTTGCTTCACTCGCAAATACACGCTGCCCCCCGGTGTGGATCCCACCCTGGTC</text:span><text:bookmark text:name="XM_012123070.2_601"/><text:span text:style-name="T3610">TCCTCCTCTCTGTCCCCTGAGGGCACACTCACCGTGGAGGCCCCGTTGCCCAAGTCAGCT</text:span><text:bookmark text:name="XM_012123070.2_661"/><text:span text:style-name="T3610">ACCCAGTCTGCCGAGATCACCATTCCCGTCACCTTCCAGGCGCGTGCCCAGCTTGGCGGC</text:span><text:bookmark text:name="XM_012123070.2_721"/><text:span text:style-name="T3610">CCCGAAGCCGGAAAGTCCGAACAGCCGGCAAACAAGTAA</text:span></text:p>
      <text:p text:style-name="P39"><text:span text:style-name="species"><text:span text:style-name="T2580">&gt;</text:span></text:span><text:bookmark text:name="feature_XP_019277179.1_CDS_0"/><text:span text:style-name="species"><text:span text:style-name="T2581">073a-</text:span></text:span><text:span text:style-name="species"><text:span text:style-name="T3615">XM_019421634.1</text:span></text:span><text:span text:style-name="species"><text:span text:style-name="T610">-</text:span></text:span><text:span text:style-name="species"><text:span text:style-name="T2581">HspB1-</text:span></text:span><text:span text:style-name="species"><text:span text:style-name="T610">Panthera-pardus-</text:span></text:span><text:span text:style-name="species"><text:span text:style-name="T2581">Laurasitheria</text:span></text:span></text:p>
      <text:p text:style-name="P245">ATGACCGAGCGCCGAGTGCCCTTCTCGCTCCTGCGGAGCCCCAGCTGGGACCCTTTCCGCGACTGGTACCCGGCCCACAGCCGCCTCTTCGACCAGGCCTTCGGGCTGCCCCGGCTGCCCGAGGAGTGGGCGCAGTGGTTGGGCCACAGCGGCTGGCCGGGCTACGTGCGCCCGCTGCCCGCGGTCGAGGGCCCCGCCGCGGTGGCCGCGCCCGCCTACAGCCGCGCGCTCAGCCGGCAGCTCAGCAGCGGCGTCTCGGAGATCCGGCAGACGGCCGACCGCTGGCGCGTGTCCCTGGACGTCAACCACTTCGCCCCCGAGGAGCTGACGGTCAAGACCAAGGACGGCGTGGTGGAGATCACCGGCAAACACGAAGAGCGTCAGGATGAGCACGGCTACATCTCCCGGTGCTTCACTCGCAAATACAC<text:soft-page-break/>GCTGCCCCCTGGTGTGGACCCCACTCTGGTCTCCTCCTCCCTGTCCCCTGAGGGCACGCTCACCGTGGAGGCCCCCATGCCCAAGCCAGCCACACAGTCGGCAGAAATCACTATTCCTGTCACCTTCGAGGCACGTGCCCAGCTTGGGGGCCCAGAAGCTGGGAAGTCGGAGCAGCCTGCAGCCAAGTAA</text:p>
      <text:p text:style-name="P29"><text:span text:style-name="species"><text:span text:style-name="T2560">&gt;</text:span></text:span><text:bookmark text:name="feature_XP_006918629.1_CDS_0"/><text:span text:style-name="species"><text:span text:style-name="T2560">074-</text:span></text:span><text:span text:style-name="species"><text:span text:style-name="T2641">XM_006918567.3</text:span></text:span><text:span text:style-name="species"><text:span text:style-name="T610">-</text:span></text:span><text:span text:style-name="species"><text:span text:style-name="T2560">HspB1-</text:span></text:span><text:span text:style-name="species"><text:span text:style-name="T610">Pteropus-alecto-</text:span></text:span><text:span text:style-name="species"><text:span text:style-name="T2560">Laurasitheria</text:span></text:span></text:p>
      <text:p text:style-name="P192"><text:span text:style-name="species"><text:span text:style-name="T2560">ATGACCGAGCGCCGCGTGCCATTCTCGCTCCTGCGGAGCCCTAGCTGGGACCCTTTCCGC</text:span></text:span><text:span text:style-name="T3610">GACTGGTACCCGCCTCACAGCCGCCTCTTCGAGCAGACTTTCGGGATGCCCCGGTTGCCCGAGGAGTTGTCGCACTGGTTGGGCCAGAGCGGCTGGCCGGGCTACGTGCGCCCTGTGCCCGCGGCCGCCGTCGAGGGCCCCCAGGGCGTGGCCGCGCCAGCCTACAGCCGCGCGCTCAGCCGGCAGCTCAGCAGCGGCGTCTCGGAGATCCGGCACACGGCCGACCGCTGGCGCGTGTCTCTGGACGTCAACCACTTCGCCCCCGAGGAGCTGACGGTCAAGACCAAGGACGGCGTGGTGGAGATCACTGGCAAGCACGAAGAGAGACAGGATGAGCACGGCTTCATCTCCCGGTGCTTCACTCGAAAATACACGTTGCCCCCTGGTGTGGATCCCGCCCTGGTCTCTTCTTCCCTCTCCCCTGAGGGCACACTCACCGTGGAGGCCCCAATGCCCAAGCCAGCCACCCAGTCTGCAGAGATCACCATCCCTGTCACCTTCGAGTCTCGTGCCCAGCTTGGGGGTCCAGAAGCTGGGAAGTCCGAGCAGCCTGGAGCCAAGTGA</text:span></text:p>
      <text:p text:style-name="P26"><text:span text:style-name="species"><text:span text:style-name="T2561">&gt;</text:span></text:span><text:bookmark text:name="feature_XP_007104036.1_CDS_0"/><text:span text:style-name="species"><text:span text:style-name="T2571">075-</text:span></text:span><text:span text:style-name="species"><text:span text:style-name="T2658">XM_007103974.2</text:span></text:span><text:span text:style-name="species"><text:span text:style-name="T610">-</text:span></text:span><text:span text:style-name="species"><text:span text:style-name="T2561">HspB1-</text:span></text:span><text:span text:style-name="species"><text:span text:style-name="T610">Physeter-catodon-</text:span></text:span><text:span text:style-name="species"><text:span text:style-name="T2561">Laurasitheria</text:span></text:span></text:p>
      <text:p text:style-name="P199"><text:span text:style-name="species"><text:span text:style-name="T2561">ATGGCCGAGCGCCGAGTGCCCTTCTCGCTCCTGCGGGGCCCCAGCTGGGACCCTTTCCGC</text:span></text:span><text:span text:style-name="T3610">GATTGGTACCCGGCCCACAGCCGCCTCTTCGACCAGGCCTTCGGGCTGCCCCGGCTGCCCGAGGAGTGGTCGCAGTGGCTGAGCCACAGCGGATGGCCGGGCTACGTGCGCCCTCTGTCCGCCGCCGCGATCGAGGGTCCCGCCTACAGCCGCGCGCTCAGCCGGCAGCTCAGCAGCGGCTTCTCGGAGATCCAGCAGACTGCCGACCGCTGGCGTGTGTCCCTGGACGTCAACCACTTCGCCCCCGAGGAGCTGACGGTCAAGACCAAGGACGGCGTGGTGGAGATCACTGGCAAGCACGAAGAGCGGCAGGACGAGCACGGCTACGTTTCCCGGTGCTTCACGCGCAAATACACGCTGCCCCCCGGTGTGGACCCCACCCAGGTCTCCTCCTCCCTGTCCCCCGAGGGCACGCTCACTGTGGAGGCCCCGTTGCCCAAGCCAGCCACCCAGTCGGCAGAGATCACCATCCCTGTCACCTTCGAGGCGCGCGCCCAGCTTGGGGGCCCAGAAGCTGGGAAGTCTGAACAGCCTGGAGACAAGTAA</text:span></text:p>
      <text:p text:style-name="P34"><text:span text:style-name="species"><text:span text:style-name="T2582">&gt;</text:span></text:span><text:bookmark text:name="feature_XP_011369852.1_CDS_0"/><text:span text:style-name="species"><text:span text:style-name="T2582">076-</text:span></text:span><text:span text:style-name="species"><text:span text:style-name="T2642">XM_011371550.2</text:span></text:span><text:span text:style-name="species"><text:span text:style-name="T610">-</text:span></text:span><text:span text:style-name="species"><text:span text:style-name="T2582">HspB1-</text:span></text:span><text:span text:style-name="species"><text:span text:style-name="T610">Pteropus-vampyrus-</text:span></text:span><text:span text:style-name="species"><text:span text:style-name="T2582">Lauraasitheria</text:span></text:span></text:p>
      <text:p text:style-name="P246"><text:span text:style-name="T3359">ATGACCGAGCGCCGCGTGCCGTTCTCGCTCCTGCGGAGCCCTAGCTGGGACCCTTTCCGC</text:span>GACTGGTACCCGACTCACAGCCGCCTCTTCGAGCAGACTTTCGGGATGCCCCGGTTGCCCGAGGAGTTGTCGCACTGGTTGGGCCAGAGCGGCTGGCCGGGCTACGTGCGCCCTGTGCCCGCGGCCGCCGTCGAGGGCCCCCAGGGCGTGGCCGCGCCAGCCTACAGCCGCGCGCTCAGCCGGCAGCTCAGCAGCGGCGTCTCGGAGATCCGGCACACGGCCGACCGCTGGCGCGTGTCTCTGGACGTCAACCACTTCGCCCCCGAGGAGCTGACGGTCAAGACCAAGGACGGCGTGGTGGAGATCACTGGCAAGCACGAAGAGAGACAGGATGAGCACGGCTTCATCTCCCGGTGCTTCACTCGAAAATACACGTTGCCCCCTGGTGTGGATCCCGCCCTGGTCTCTTCTTCCCTCTCCCCTGAGGGCACACTCACCGTGGAGGCCCCAATGCCCAAGCCAGCAACCCAGTCTGCAGAGATCACCATCCCTGTGACCTTCGAGTCTCGTGCCCAGCTTGGGGGTCCAGAAGCTGGGAAGTCCGAGCAGCCTGGAGCCAAGTGA</text:p>
      <text:p text:style-name="P28"><text:span text:style-name="species"><text:span text:style-name="T2562">&gt;</text:span></text:span><text:bookmark text:name="feature_XP_016002027.1_CDS_0"/><text:span text:style-name="species"><text:span text:style-name="T2562">077-XM_016146541.1</text:span></text:span><text:span text:style-name="species"><text:span text:style-name="T610">-</text:span></text:span><text:span text:style-name="species"><text:span text:style-name="T2562">HspB1-</text:span></text:span><text:span text:style-name="species"><text:span text:style-name="T610">Rousettus-aegyptiacus-</text:span></text:span><text:span text:style-name="species"><text:span text:style-name="T2562">Laurasitheria</text:span></text:span></text:p>
      <text:p text:style-name="P191"><text:span text:style-name="species"><text:span text:style-name="T2562">ATGACCGAGCGCCGCGTGCCCTTCTCGCTCCTGCGGAGCCCTAACTGGGACCCTTTCCGC</text:span></text:span><text:span text:style-name="T3610">GACTGGTACCCGGCTCACAGCCGCCTCTTCGAGCAGACTTTCGGGATGCCCCGGTTGCCCGAGGAGTTGGCACACTGGTTGGACCAGAGCAGCTGGCCGGGCTACGTGCGCCCCGTGCCCGCGGCCGCCGTCGAGGGCCCCCAGGGAGTGGCCGCGCCAGCCTACAGCCGCGCACTCAGCCGGCAGCTCAGCAGCGGCGTCTCGGAGATCCGGCACACTGCTGACCGCTGGCGCGTGTCCCTGGACGTCAACCACTTCGCCCCCGAGGAGCTTACGGTCAAGACCAAGGACGGCGTGGTGGAGATCACTGGCAAGCACGAAGAGAGACAGGATGAGCACGGCTTCATCTCCCGGTGCTTCACTCGAAAATACACGCTGCCCCCTGGTGTGGATCCAGCCCTGGTCTCTTCTTCCCTCTCCCCTGAGGGCACACTCACCGTGGAGGCCCCGATGCCCAAGCCAGCCACCCAGTCTGCAGAGATCACCATCCCTGTCACCTTCGAGTCTCGTGCCCAGCTTGGGGGTCCAGAAGCCGGGAAGTCGGAGCAGCCTGGAGCCAAGTGA</text:span></text:p>
      <text:p text:style-name="P23"><text:span text:style-name="species"><text:span text:style-name="T2583">&gt;</text:span></text:span><text:span text:style-name="species"><text:span text:style-name="T2584">078-</text:span></text:span><text:span text:style-name="species"><text:span text:style-name="T2643">XM_019752763.1</text:span></text:span><text:span text:style-name="species"><text:span text:style-name="T2583">-HspB</text:span></text:span><text:span text:style-name="species"><text:span text:style-name="T610">1</text:span></text:span><text:span text:style-name="species"><text:span text:style-name="T2583">-</text:span></text:span><text:span text:style-name="species"><text:span text:style-name="T610">Rhinolophus</text:span></text:span><text:span text:style-name="species"><text:span text:style-name="T2583">-</text:span></text:span><text:span text:style-name="species"><text:span text:style-name="T610">sinicus</text:span></text:span><text:span text:style-name="species"><text:span text:style-name="T2583">-Laurasitheria</text:span></text:span></text:p>
      <text:p text:style-name="P189"><text:span text:style-name="species"><text:span text:style-name="T610">ATGGCAGAGCGTCGCGTGCCCTTCTCGCTCCTGCGGAGCTCAAGCTGGGACCCTTTCCGC</text:span></text:span><text:span text:style-name="T3610">GACTGGTTCCCGCCCCACAGCCGCCTTTTCGATCAGTCGTTCGGGATGCCGCGGTTGCCCGAAGAGTTGTCGCTCTGGTTGGGCCACAGCGGCTGGCCGGGCTACGTGCGCCCTGTGCTCCCGGCCGCCGCCGAGGGCTCCGCGGCAGTGGCCACGCCCGCCTACAGCCGCGCGCTCAGCCAGCAGCTCAGCAGCGGCGTCTCGGAGATCCGGCACACGGCCGACCGCTGGCGCGTGTCCCTGGACGTCAACCACTTCGCCCCCGAGGAGCTGACTGTCAAGACCAAGGACGGTGTGGTGGAAATCACCGGCAAGCACGAAGAAAGACAGGATGAGCATGGCTACATTTCGCGGTGCTTCACTCGAAAGTACACGCTGCCCCCTGGTGTGGACCCCACTCTGGTCTCCTCCTCCCTGTCCCCTGAGGGCACGCTCACCGTGGAGGCCCCGATGCCCAAGCCAGCCACCCAGTCAGCAGAGATCACCATCCCCGTCACCTTCGAGGCTCGTGCCCAGATCGGGGGCCCAGAAGCTGGAAAGCCGGAGCAGCCTGGAGCCAAATAA</text:span></text:p>
      <text:p text:style-name="P30"><text:span text:style-name="species"><text:span text:style-name="T2563">&gt;</text:span></text:span><text:bookmark text:name="feature_XP_004620910.1_CDS_0"/><text:span text:style-name="species"><text:span text:style-name="T2563">079-XM_004620853.1</text:span></text:span><text:span text:style-name="species"><text:span text:style-name="T610">-</text:span></text:span><text:span text:style-name="species"><text:span text:style-name="T2563">HspB1-</text:span></text:span><text:span text:style-name="species"><text:span text:style-name="T610">Sorex-araneus-</text:span></text:span><text:span text:style-name="species"><text:span text:style-name="T2563">Laurasitheria</text:span></text:span></text:p>
      <text:p text:style-name="P193"><text:span text:style-name="species"><text:span text:style-name="T2563">ATGACCGAGCGCCGCGTGCCCTTCTCGCTCCTGCGGAGCCCCAGCTGGGAGCCCTTCGGC</text:span></text:span><text:span text:style-name="T3610">AACTGGCCCTCGGCGCACAGCCGCCTCTTCGACACGGCCTTCGGGCTGCCGCGGCTGCCCGAGGAGTGGTCGCAGTGGCTGGGGCCCAGCGGCTGGCCCGGCTACGTGCGCCCGCTGCCCGCGGCGCCCGTGGACTGCGCCCCCACCGTGGCCGTGGCCGCGGCCACGCCCGCCTACAGCCGCGCGCTCAGCCGGCAGCTCAGCAGCGGCGTCTCGGAGCTCCGACACACGGCCGACCGCTGGCGCGTGGCCCTGGACGTCAACCACTTCGCCCCCGAGGAACTGACGGTCAAGACCAAGGACGGCGTGGTGGAGATCACAGGCAAGCACGAAGAGAGACAGGACGAACACGGCTACATCTCCCGCTGCTTCACTCGCAAATACACGCTGCCTCCCGGTGTGGATGCCACCCAGGTCTCCTCCTCCTTGTCTCCCGAGGGCATGCTCACCGTCGAGGCCCCCATGCCCAAGCCCGCCACCCAGTCGTCTGAGATCACCATCCCAGTCACCTTCGAGTCGCGAGCCCAGCTCTCAGGCCCGGAAGCTGGGAAATCTGAGCAGGCTGCTGCCAAGTAA</text:span></text:p>
      <text:p text:style-name="P27"><text:span text:style-name="species"><text:span text:style-name="T607">&gt;</text:span></text:span><text:bookmark text:name="feature_NP_001007519.1_CDS_0"/><text:span text:style-name="species"><text:span text:style-name="T2584">080-</text:span></text:span><text:span text:style-name="species"><text:span text:style-name="T2644">NM_001007518.1</text:span></text:span><text:span text:style-name="species"><text:span text:style-name="T610">-</text:span></text:span><text:span text:style-name="species"><text:span text:style-name="T607">HspB1-</text:span></text:span><text:span text:style-name="species"><text:span text:style-name="T610">Sus-scrofa-</text:span></text:span><text:span text:style-name="species"><text:span text:style-name="T607">Laurasitheria</text:span></text:span></text:p>
      <text:p text:style-name="Standard"><text:span text:style-name="species"><text:span text:style-name="T607">ATGACTGAGCGCCGTGTGCCTTTCTCGCTCCTGCGGAGCCCCAGCTGGGACCCTTTCCGC</text:span></text:span><text:span text:style-name="T3610">GACTGGTACCCGGCCCACAGCCGCCTCTTCGACCAGGCCTTCGGGCTGCCCCGGCTGCCCGAGGAGTGGTCGCAGTGGCTGAGCCACAGCGGCTGGCCGGGCTACGTGCGCCCGCTGCCCCCGCCCGCCATCGAGGGCCCCGCCGCAGTGGCCGCGCCCGCCTACAGCCGCCTGCTCAGCAGGCAGCTCAGCAGCGGCGTCTCGGAGATCCAGCAGACTGCCGACCGCTGGCGCGTCTCCCTGGACGTCAACCACTTCGCCCCCGAGGAGCTGACGGTCAAGACCAAGGACGGCGTGGTGGAGATCACGGGCAAGCACGAGGAGCGGCAGGATGAGCACGGCTTCATTTCCCGGTGTTTCACTCGAAAATACACGCTGCCCCCCGGTGTGGACCCCACCCAGGTCTCCTCCTCCCTGTCCCCTGAGGGCACGCTCAGCGTGGAGGCCCCGCTGCCCAAGCCAGCCACCCAGTCGGCAGAGATCACCATCCCTGTCACTTTCGAGGCGCGGGCCCAGCTTGGGGGCACAGAAGCTGGAAAGTCGGAAAAGCCCGGAACCAAGTAA</text:span></text:p>
      <text:p text:style-name="P42"><text:span text:style-name="species"><text:span text:style-name="T2564">&gt;</text:span></text:span><text:bookmark text:name="feature_XP_026371827.1_CDS_0"/><text:span text:style-name="species"><text:span text:style-name="T2564">081a-</text:span></text:span><text:span text:style-name="species"><text:span text:style-name="T2645">XM_026516042.1</text:span></text:span><text:span text:style-name="species"><text:span text:style-name="T610">-</text:span></text:span><text:span text:style-name="species"><text:span text:style-name="T2564">HspB1-</text:span></text:span><text:span text:style-name="species"><text:span text:style-name="T610">Ursus-arctos-</text:span></text:span><text:span text:style-name="species"><text:span text:style-name="T2564">Laurasitheria</text:span></text:span></text:p>
      <text:p text:style-name="Standard"><text:span text:style-name="species"><text:span text:style-name="T2564">ATGACCGAGCGCCGAGTGCCTTTCTCGCTCCTGCGGAGCCCCAGCTGGGACCCTTTCCGC</text:span></text:span><text:span text:style-name="T3610">GACTGGTACCCGGCCCACAGCCGCCTCTTCGACCAGGCCTTCGGGCTGCCCCGGCTGCCCGAGGAGTGGGCGCAGTGGTTCGGCCACAGCGGCTGGCCGGGCTACGTGCGCCCGCTGCCCCCGGCCGCGGTCGAGGGCCCCGCCGCGGTCGCCGCGCCCGCCTACAGCCGCGCGCTCAGCCGGCAGCTCAGCAGCGGCGTCTCGGAGATCCGGCAGACGGCCGACCGCTGGCGCGTGTCCCTGGACGTCAACCACTTCGCCCCCGAGGAGCTGACGGTCAAGACGAAGGATGGCGTGGTGGAGATCACCGGCAAGCACGAAGAGAGGCAGGACGAGCATGGCTACATCTCCCGATGCTTCACTCGAAAATACACGCTGCCCCCTGGTGTGGACCCCACCCTGGTCTCCTCCTCCCTGTCCCCTGAGGGCACGCTGACCGTGGAGGCCCCGATGCCCAAGCCAGCCACCCAGTCGGCAGAAATCACTATCCCTGTCACCTTCGAGGCACGTGCCCAGATTGGGGGCCCAGAAGCTGGAAAGTCGGAGCAGCCTGGAGCCAAGTAA</text:span></text:p>
      <text:p text:style-name="P8"><text:span text:style-name="species"><text:span text:style-name="T605">&gt;</text:span></text:span><text:span text:style-name="species"><text:span text:style-name="T2585">090-</text:span></text:span><text:span text:style-name="species"><text:span text:style-name="T605">XM_008594581.1-HspB1-Galeopterus-variegatus-Euarchontogires</text:span></text:span></text:p>
      <text:p text:style-name="Standard"><text:soft-page-break/><text:span text:style-name="species"><text:span text:style-name="T605">ATGACCGAGCGCCGCGTGCCTTTCTCGCTCCTGCGGAGCCCCAGCTGGGACCCTTTCCGC</text:span></text:span><text:span text:style-name="T3610">GACTGGTACCCGGCCCACGGCCGCCTCTTCGAGTCGGCCTTCGGGCTTCCGCGGCTGCCGGAGGAGTGGTCGCAGTGGTTCGGCACCAGCGGCTGGCCGGGCTACGTGCGGCCGCTGCCCCCAGCCGCGGTCGAGGGCCCCGGGGCGGTGGCCGTGCCCGCCTACAGCCGCGCGCTCGGCCGGCAGCTCAGCAGCGGCGTCTCGGAGATCCGGCACACGGCCGACCGCTGGCGCGTGTCCCTGGACGTCAACCACTTCGCCCCCGAGGAGCTGACGGTCAAGACCAAGGACGGCGTGGTGGAGATCACTGGCAAGCACGAAGAGAGACAGGACGAGCACGGGTACATCTCCCGATGCTTCACCCGCAAATACACGCTGCCCCCCGGTGTGGACCCCACCCTCGTCTCCTCCTCCCTGTCCCCTGAGGGCACGCTCACCGTGGAGGCCCCGATGCCCAAGCCAGCCACACAGTCGTCGGAGATCACCATCCCTGTCACTTTCGAGGCTTGTGCCCAGCTTGGGGGCCCGGAAGCTGGGAAGTCTGAGCAACCTGAAGCCAAGTAA</text:span></text:p>
      <text:p text:style-name="P163"><text:span text:style-name="species"><text:span text:style-name="T2586">&gt;</text:span></text:span><text:bookmark text:name="feature_XP_004705679.1_CDS_0"/><text:span text:style-name="species"><text:span text:style-name="T2587">100a-</text:span></text:span><text:span text:style-name="species"><text:span text:style-name="T2646">XM_004705622.1</text:span></text:span><text:span text:style-name="species"><text:span text:style-name="T610">-</text:span></text:span><text:span text:style-name="species"><text:span text:style-name="T2587">HspB1-</text:span></text:span><text:span text:style-name="species"><text:span text:style-name="T610">Echinops-telfairi-</text:span></text:span><text:span text:style-name="species"><text:span text:style-name="T2587">Afrotheria</text:span></text:span></text:p>
      <text:p text:style-name="P219"><text:span text:style-name="T3359">ATGACGGAGCGCCGCGTGCCCTTCTCGCTGCTGCGCAGCCCCAGCTGGGACCCCTTCCGC</text:span>GACTGGTACCCGGCGCACAGCCGCCTCTTCGACCAGGCCTTCGGGATGCCCCGGCTGCCCGAGGAGTGTTCGCAGTGGCTCGGCCACAGCAGCTGGCCCGGCTACGTGCGGCCGCTGCCCGCGGCCCCGCTCGAGGGCGCTGCGCCGGTGGCCGTGGCCGCGCCTGCCTACGGCCGCGCCCTCAGCCAGCAGCTCAGCAGCGGCGTCTCGGAGATCCGCCACACGGCCGACCGCTGGCGGGTGTCCCTGGACGTCAACCACTTCGCCCCCGAGGAGCTGACGGTCAAGACCAAGGACGGCGTGGTGGAGATCTCCGGCAAGCATGAAGAACGGCAAGACGAGCACGGCTTCATCTCTCGGTGCTTCACCCGGAAATACACGCTGCCCCCGGGTGTGGACCCCACCCTGGTCTCCTCCTCCCTGTCCCCTGAGGGCACCCTCACCGTGGAGGCCCCGATGCCCAAGCCAGCCATCCAGTCGGCCGAAGTCACCATCCCGGTCACCTTCGAGTCGCGCGCCCAGCTGCGGGGCCCGGAAGCAGAGAAGTCAGAGCAGCCTGGAGCCAAGTAA</text:p>
      <text:p text:style-name="P51"><text:span text:style-name="species"><text:span text:style-name="T2588">&gt;</text:span></text:span><text:span text:style-name="species"><text:span text:style-name="T2589">101-</text:span></text:span><text:span text:style-name="species"><text:span text:style-name="T2647">XM_006889696.1</text:span></text:span><text:span text:style-name="species"><text:span text:style-name="T610">-</text:span></text:span><text:span text:style-name="species"><text:span text:style-name="T2588">HspB1-</text:span></text:span><text:span text:style-name="species"><text:span text:style-name="T610">Elephantulus-edwardii-</text:span></text:span><text:span text:style-name="species"><text:span text:style-name="T2588">Afrotheria</text:span></text:span></text:p>
      <text:p text:style-name="Standard"><text:span text:style-name="species"><text:span text:style-name="T610">ATGACCGAGCGCCGCGTGCCCTTCTCTCTCCTGCGCAGCTCCAGCTGGGACCCCTTCCGC</text:span></text:span><text:span text:style-name="T3610">GACTGGTACCCCGCCCACAGCCGCCTCTTCGACCAGGCCTTCGGGATGCCCCGGCTGCCCGAGGAGTGGGCGCAGTGGTTCGGCCACAGCGGCTGGCCCGGCTACGTGCGGCCGCTGCCCGGGGCCGCGGTGGAGGGCCCCGCGTCCGTGGCCGTGGCCGCGCCCGCCTACAGCCGCGCGCTCAGCCGGCAGCTCAGCAGTGGCATCTCCGAGATCCGCCAGACCCCCGACCGCTGGCGCGTGTCCCTGGACGTCAACCACTTTGCCCCCGAGGAGCTGACCGTCAAGACCAAGGAGGGCGTGGTGGAGATCACGGGCAAGCACGAAGAGAGACAGGACGAGCATGGCTACATCTCCCGCTGCTTCACCCGGAAGTACACGCTGCCCCCTGGTGTGGACCCCACCCTGGTGTCCTCTTCCCTGTCCCCTGAGGGCACACTCACTGTGGAGGCCCCCATTCCCAAGCCGGCCACCCAGTCTGCAGAGATCACCATCCCTGTCACCTTCGAGTCCCGGGCCCAGCTCGGAGGCCCAGAAGCTGGCAAGGCCGAGCAGCCTGGAGCCAAGTGA</text:span></text:p>
      <text:p text:style-name="P25"><text:span text:style-name="species"><text:span text:style-name="T2565">&gt;</text:span></text:span><text:bookmark text:name="feature_XP_007938397.1_CDS_0"/><text:span text:style-name="species"><text:span text:style-name="T2565">103-</text:span></text:span><text:span text:style-name="species"><text:span text:style-name="T2648">XM_007940206.1</text:span></text:span><text:span text:style-name="species"><text:span text:style-name="T610">-</text:span></text:span><text:span text:style-name="species"><text:span text:style-name="T2565">HspB1-</text:span></text:span><text:span text:style-name="species"><text:span text:style-name="T610">Orycteropus-afer-</text:span></text:span><text:span text:style-name="species"><text:span text:style-name="T2565">Afrotheria</text:span></text:span></text:p>
      <text:p text:style-name="Standard"><text:span text:style-name="species"><text:span text:style-name="T2565">ATGACCGAGCGCCGCGTGCCCTTCTCGCTGCTACGCAGTCCCAGCTGGGACCCCTTCCGC</text:span></text:span><text:span text:style-name="T3610">GACTGGTACCCGATGCACAGCCGCCTCTTCGACCAGGCCTTCGGGCTGCCGCGGCTGCCCGAGGAGTGGTCGCAGTGGTTCGGCCACAGCGGCTGGCCGGGATACGTGCGGCCGCTGCCCGCACCCGCGGTCGAGGGCGCCGCGCCCGCCTACAACCGCGCTCTTAGCCGGCAACTCAGCAGCGGCGTCTCGGAGATCCGGCAGGTGGGCGACCGCTGGCGAGTGTCCCTGGACGTCAACCACTTCGCCCCCGAGGAGCTGACGGTCAAGACCAAGGACGGCGTGGTGGAGATCACCGGCAAACACGAAGAGAGACAGGATGAGCATGGCTTCATTTCCCGGTGTTTCACCCGGAAATACACGCTGCCCCCCGGTGTGGACCCCACCCTGGTCTCCTCCTCCCTGTCCCCTGAGGGCACACTCACTGTGGAAGCCCCTTTGCCCAAGCCAGTCACCCAGTCTGCCGAGATCACCATCCCTGTCACCTTTGAGGCGCGTGCCCAGATCGGGGGCCCAGAAGCTGGGAAGTCGGAGCAGGCTGGAGCCAAGTAA</text:span></text:p>
      <text:p text:style-name="P281"><text:span text:style-name="species"><text:span text:style-name="T627">&gt;</text:span></text:span><text:span text:style-name="species"><text:span text:style-name="T2766">103</text:span></text:span><text:span text:style-name="species"><text:span text:style-name="T2767">a</text:span></text:span><text:span text:style-name="species"><text:span text:style-name="T2766">-</text:span></text:span><text:span text:style-name="species"><text:span text:style-name="T627">ENSPCAT00000013780.1-HSPB1</text:span></text:span><text:span text:style-name="species"><text:span text:style-name="T2766">-</text:span></text:span><text:span text:style-name="species"><text:span text:style-name="T627">Procavia-capensis-</text:span></text:span><text:span text:style-name="species"><text:span text:style-name="T2766">Afrotheria</text:span></text:span></text:p>
      <text:p text:style-name="Standard"><text:span text:style-name="species"><text:span text:style-name="T610">ATGACTGAGCGCCGTGTGCCCTTCTCGCTGCTGCGGAGCCCCAGCTGGGACCCTTTCCGCGACTGGTACCCAATCCACAGCCGTCTCTTCGACCAGGCCTTCGGGCTGCCCCGGCTGCCTGAGGAGTGGTCGCAGTGGTTCAGCCAGAGCGGCTGGCCTGGCTACGTGCGGCCGCTTCCCGGAGCCGCGGTCGAGGGCGCTGCGCCCATGGCCCTGGCCGCGCCAGCCTACAGCCGCGCGCTTAGCCGGCAACTCAGCAGCGGCGTCTCCGAGATCCGGCAGACGTCCGACCGCTGGCGGGTGTCCCTGGACGTGAACCACTTCGCCCCCGAGGAGCTGACGGTCAAGACCAAGGACGGCGTGGTGGAGATCACCGGCAAACACGAAGAGCGACAGGATGAGCACGGCTACATCTCTCGGTGCTTCACCCGGAAATATACGCTGCCCCCCGGTGTGGACCCCACCCTGGTCTCCTCCTCCCTGTCTCCTGAGGGCACGCTCACTGTGGAGGCCCCAATGCCCAAGCCAACGACCCAGTCTGCCGAGACCATTCCTGTCACCTTTGAGGCACGTGCCCAGCTTGGGGGCCCAAAATCTGGGAAGTCAGAGCAGCCTGCAGCCAAGTAA</text:span></text:span></text:p>
      <text:p text:style-name="P254"><text:span text:style-name="species"><text:span text:style-name="T2748">&gt;</text:span></text:span><text:span text:style-name="species"><text:span text:style-name="T2768">104-</text:span></text:span><text:span text:style-name="species"><text:span text:style-name="T627">XM_004391282.2-</text:span></text:span><text:span text:style-name="species"><text:span text:style-name="T2769">HspB1-</text:span></text:span><text:span text:style-name="species"><text:span text:style-name="T627">Trichechus-manatus-</text:span></text:span><text:span text:style-name="species"><text:span text:style-name="T2769">Aftrotheria</text:span></text:span></text:p>
      <text:p text:style-name="Standard"><text:span text:style-name="species"><text:span text:style-name="T610">ATGACTGAGCGTCGCGTGCCTTTCTCGCTCCTGCGGAGCCCCAGCTGGGACCCTTTCCGC</text:span></text:span><text:span text:style-name="T3610">GACTGGTACCCGGCCCACAGCCGCCTCTTCGACCAGGCCTTCGGGCTGCCCCGGCTGCCCGAGGAGTGGTCTCAGTGGTTCGGCCACAGCAGCTGGCCGGGCTACGTGCGGCCGCTGCTTGGAACCGCTGTGGAGGCCGCCGCGCCCTTGGCCGTGGCCGCGCCTGCCTACAGCCGCGCGCTCAGCCGTCAACTCAGCAGCGGCGTCTCGGAGATCCGGCAGACGTCCGACCGCTGGCGGGTGTCCCTGGACGTCAACCACTTCGCCCCCGAGGAGCTGACGGTCAAGACCAAGGACGGCGTGGTGGAGATCACCGGCAAGCATGAAGAGCGACAGGACGAGCACGGCTACATCTCTCGGTGCTTCACCCGGAAATACACGCTGCCCCCGGGTGTGGACCCCACCCTGGTGTCCTCCTCCTTGTCCCCTGAGGGCACACTCACTGTGGAGGCCCCGATGCCCAAGCCAGCCACCCAGTCTGCTGAGATTACCATTCCTGTCACCTTTGAGGCACGTGCCCAGCTTGGGGGCTCAGAAGCTGGGAAGTTGGAGCAGCCTGAAGCCAAGTAA</text:span></text:p>
      <text:p text:style-name="P49"><text:span text:style-name="species"><text:span text:style-name="T1765">&gt;</text:span></text:span><text:span text:style-name="species"><text:span text:style-name="T1766">110-</text:span></text:span><text:span text:style-name="species"><text:span text:style-name="T1765">ENSSHAT00000014800.1</text:span></text:span><text:span text:style-name="species"><text:span text:style-name="T1758">-</text:span></text:span><text:span text:style-name="species"><text:span text:style-name="T1760">HspB1-</text:span></text:span><text:span text:style-name="summary-subhead"><text:span text:style-name="T1760">Sarcophilus-harrisii-Metatheria</text:span></text:span></text:p>
      <text:p text:style-name="Standard"><text:span text:style-name="species"><text:span text:style-name="T1709">ATGACGGAGAGACGAGTCCCCTTCACCTTTCAGAGAAGCCCCAGCTGGGACCCGTTCAGGGACTGGTACCCGGCCAGCAGCCGCCTCTTCGACCAGTCCTTCGGGCTGCCCCGCCTGCCGGAGGACTGGTACCAGTGGCCCAGCCACACCATAACCCCGAGGCCCCTCCCAACATTCTTCGCTCTCCCCCACCCCGGAGGAAGCCGGTACGCGCTGTCCCCTCTCTCAGCCCGGACTTGCAGGAGAAAACATGTTTCTCACGGCTGCTCATGGGGAGGGAAGGAACCGAGACCGGGCTTGGCTCACAAACCTTTTCCCTCACGTGCCAGGCTCGAGCCCCCAGCAGGGCTAAGCCCCGATCCCCCACAAAGCATTAGTAGGAAGCTAGTGGGCAAACATGAAGAGAGACAAGATGAGCACGGCTTCATATCCAGATGTTTTACTAGGAAATATACCCTGCCCCCTGGTGTAGACGCCACTTCAGTTGTGTCTTCTCTGTCCCCCGATGGGACGCTGTCCGTGGAAGCCCCTCTGCCCAAGCCTGCCATCCAATCTGCAGAAGTCACTATTCCAGTTACCTTTGAAACCCGTGCTGAGATTGGAGGTGCTGATGCAAAAAAGTCAGAAGGAGCAGCTTCCAAATAG</text:span></text:span></text:p>
      <text:p text:style-name="P17"><text:span text:style-name="species"><text:span text:style-name="T531">&gt;</text:span></text:span><text:bookmark text:name="feature_XP_001378972.1_CDS_0"/><text:span text:style-name="species"><text:span text:style-name="T531">111-XM_001378935.4</text:span></text:span><text:span text:style-name="species"><text:span text:style-name="T1709">-</text:span></text:span><text:span text:style-name="species"><text:span text:style-name="T531">HspB1-</text:span></text:span><text:span text:style-name="species"><text:span text:style-name="T1709">Monodelphis-domestica-</text:span></text:span><text:span text:style-name="species"><text:span text:style-name="T531">Metatheria</text:span></text:span></text:p>
      <text:p text:style-name="P197"><text:span text:style-name="species"><text:span text:style-name="T531">ATGACCGAGAGACGAGTCCCCTTCACCTTCCTGCGAAGCCCCAGCTGGGACCCCTTCAAG</text:span></text:span><text:span text:style-name="T3610">GACTGGTACCCCGTGGGCAGCCGCCTCTTCGACCAGTCCTTCGGGCTCCCCCGCCTGCCCGAAGAGTGGTGCCAGTGGCCCAGCCACACCAGCTGGCCCGGCTACGTCCGGATGCTGCCCAGCCCTCTGGCTGAGCAGCTCCCCGCTGCCGCGGCCCCCCTGGTGCCCCCACCCACCGCCGGCCAGGCCTATAGCCGGGCCCTCAGCCGCCAGCTGAGCCGAGGGATATCGGAGATCCAGCACACGGCCGACCGCTGGAAGGTGACCCTCGATGTGAACCACTTTGCCCCCGAGGAGCTGACCGTCAAGACCAAGGATGGCGTGGTGGAGATCACCGGCAAGCATGAGGAGAGACAAGATGAGCACGG</text:span><text:soft-page-break/><text:span text:style-name="T3610">ATTCATCTCCAGATGTTTCACTAGGAAATATTCCCTGCCCCCTGGTGTAGATCCCACCTTGGTGGTGTCCTCTCTGTCTCCTGATGGGACGCTGTCCGTGGAAGCCCCTCTGCCCAAGCCTGCCATCCAGTCTGCAGAAGTCACCATCCCCGTCACCTTTGAGAGCCGCGCTGAGATCGGAGGGGCCGAAACCAAGAAGCAAGGGGAGGCAGCCGCCAAGTAA</text:span></text:p>
      <text:p text:style-name="P279"><text:span text:style-name="T1171">&gt;</text:span><text:span text:style-name="T1172">112-</text:span><text:span text:style-name="T1171">ENSMEUT00000014075.1-HSPB1</text:span><text:span text:style-name="T1172">-</text:span><text:span text:style-name="T1171">Macropus-eugenii-</text:span><text:span text:style-name="T1172">Methatheria</text:span><text:span text:style-name="T1171"> </text:span></text:p>
      <text:p text:style-name="P285">ATGACTGAGAGACGAGTTCCCTTCACCTTTCTGCGAAACCCCAGCTGGGACCCCTTCAGGGATTGGTACCCAGCCGGCAGCCGCCTCTTCGACCAGTCCTTTGGACTGCCCCGCCTTCCAGAAGACTGGTATCAATGGCCCAGCCACACCAGTTGGCCAGGCTATGTCCGGCTGCTGCCCAGCCCTGTGGCCGAGCAGGTTCCCGCTGCTGCTGCTGCTGGGCCCGCCTTTAGCAGAGCACTCAGCAGGCAGCTGAGCCGAGGGATGTCAGAGATCCAGCAGACAGCTGACCGTTGGCGAGTAACCCTGGATGTCAACCACTTTGCCCCTGAGGAGCTGACTGTGAAGACCAAGGATGGCGTGGTAGAAATCACTGGCAAACATGAGGAAAGACAAGATGAGCATGGATTCATCTCCAGATGTTTTACTAGGAAATACACCCTGCCCCCTGGTGTAGATGCCACTTTGGTTGTGTCTTCCCTGTCCCCCGATGGGACACTGTCTGTGGAAGCCCCTCTTCCAAAGCCTGCCATCCAGTCTGCAGAAGTCACCATCCCGGTCACCTTTGAATCCCGTGCTGAGATCGGAGGTGCTGAGGACAAGAAGTCAGAAGGGGCAGCTGCCAAGTAG</text:p>
      <text:p text:style-name="P280"><text:span text:style-name="T1173">&gt;</text:span><text:bookmark text:name="feature_XP_004448331.2_CDS_0"/><text:span text:style-name="T1173">115-</text:span>XM_004448274.3<text:span text:style-name="T1171">-</text:span><text:span text:style-name="T1173">HspB1-D</text:span><text:span text:style-name="T1171">asypus-novemcinctus-</text:span><text:span text:style-name="T1173">Xenarthra</text:span></text:p>
      <text:p text:style-name="P258">ATGACCGAGCGCCGCGTGCCCTTCTCGTTCCTGCGCAGCCACAACTGGGACCCCTTCCGCGACTGGTACCCGCCCCACAGCCGCCTCTTCGACCAGGCCTTCGGGCTGCCGCGGCTACCCGAGGACTGGTCGCAGTGGTTCGGCCACAGCGGCTGGCCGGGCTACGTGCGGCCGCTGCCCGCAGCGGCGATCGAGGGCCCCGCGGCGGCCGCGCCCGCCTACAGCCGCGCGCTCAGCCGGCAGCTCAGCAGCGGCGTCTCGGAGATCCAGCACACGGCCGACCGCTGGCGGGTGGCCCTGGACGTCAACCACTTCGCCCCCGAGGAGCTGACGGTCAAGACCAAGGACGGCGTGGTGGAGATCACCGGCAAGCATGAAGAGAGACAGGACGAGCACGGCTACATCTCGCGGTGCTTCACCCGAAAATACACGCTGCCCCCCGGTGTGGACCCGACCCTCGTCTCCTCCTCCCTGTCCCCTGAGGGCACGCTCACCGTGGAGGCCCCGGTGCCCAAGCCGGCCACCCAGTCTGCCGAGATCACCATCCCGGTCACCTTCGAGGCCCGCGCCCAGCTCGGGTGCCCAGAAGCCGGGAAGACCGAGTAG</text:p>
      <text:p text:style-name="P231"><text:span text:style-name="T1175">&gt;</text:span><text:bookmark text:name="feature_XP_006260340.1_CDS_0"/><text:span text:style-name="T1182">120-</text:span><text:span text:style-name="T189">XM_006260278.3</text:span><text:span text:style-name="T1175">-</text:span><text:span text:style-name="T1182">HspB1-</text:span><text:span text:style-name="T1175">isoform-X1-Alligator-mississippiensis-</text:span><text:span text:style-name="T1182">SauriaTestudines</text:span></text:p>
      <text:p text:style-name="P251"><text:span text:style-name="T964">ATG</text:span><text:span text:style-name="T1175">TCGGAGCGCCGAGTGCCCTTCACCTTCCTTCGCGGCCCCAGCTGGGACCCCTTCCGG</text:span>GACTGGTACCAGGGCAGCCGCCTCTTTGACCAGTCCTTCGGGATGCCTCACATCCCCGAGGACTGGTACAAGTGGCCCAGTGGCACCAGCTGGCCAGGCTACTTCCGCTTCATGCCCAGCCAAGCTGCTGCACCCATGGTCGCCGCTGCTGCCAGCCCCATCATCACCTCGCCCACTGCCACCAGCATTGACTACAGTCAGGCCCTGAGCCGCCAGCTCAGCCGTGGCATCTCGGAGATCCGGCAGACCTCAGAGAGCTGGAAGGTCACCCTAGATGTCAACCATTTTGCCCCAGAGGAGCTGGTGGTGAAGACCAAGGATGGCATTGTAGAGATCACTGGCAAGCATGAAGAGAAGCAGGATGAGCATGGTTTCATCTCCAGGTGCTTCACCAGGAAATACACCTTGCCCCCTGGCGTTGATGCCACATCAGTCCGCTCCTCACTGTCCCCAGACGGCATGCTGACAGTGGAAGCTCCTCTGCCCAAGCCAGCCATCCAGTCTGCTGAGATCACAATTCCAGTCACCTTTGAAAGCCATGCCCAGATAGCTCCATCTGAGGCCAAGAAGTCAGAGGAGGCAGCCAAGAAATAA</text:p>
      <text:p text:style-name="P251"><text:span text:style-name="T1182">&gt;120a-</text:span><text:span text:style-name="T1175">NM_001287309.1-</text:span><text:span text:style-name="T1182">HspB1</text:span><text:span text:style-name="T1175">-Alligator-mississippiensis-</text:span><text:span text:style-name="T1182">SauriaTestudines</text:span></text:p>
      <text:p text:style-name="P252"><text:span text:style-name="T1175">ATGTCGGAGCGCCGAGTGCCCTTCACCTTCCTTCGCGGCCCCAGCTGGGACCCCTTCCGG</text:span>GACTGGTACCAGGGCAGCCGCCTCTTTGACCAGTCCTTCGGGATGCCTCACATCCCCGAGGACTGGTACAAGTGGCCCAGTGGCACCAGCTGGCCAGGCTACTTCCGCTTCATGCCCAGCCAAGCTGCTGCACCCATGGTCGCCGCTGCTGCCAGCCCCATCATCACCTCGCCCACTGCCACCAGCATTGACTACAGTCAGGCCCTGAGCCGCCAGCTCAGCCGTGGCATCTCGGAGATCCGGCAGACCTCAGAGAGCTGGAAGGTCACCCTAGATGTCAACCATTTTGCCCCAGAGGAGCTGGTGGTGAAGACCAAGGATGGCATTGTAGAGATCACTGGCAAGCATGAAGAGAAGCAGGATGAGCATGGTTTCATCTCCAGGTGCTTCACCAGGAAATACACCTTGCCCCCTGGCGTTGATGCCACATCAGTCCGCTCCTCACTGTCCCCAGACGGCATGCTGACAGTGGAAGCTCCTCTGCCCAAGCCAGCCAAGAAATAA</text:p>
      <text:p text:style-name="P257"><text:span text:style-name="T1183">&gt;121-</text:span><text:span text:style-name="T1175">XM_006033234.3</text:span><text:span text:style-name="T1183">-HspB1-</text:span><text:span text:style-name="T1175">Alligator</text:span><text:span text:style-name="T1183">-</text:span><text:span text:style-name="T1175">sinensis</text:span><text:span text:style-name="T1183">-SauriaTestudines</text:span></text:p>
      <text:p text:style-name="P219"><text:span text:style-name="T1175">ATGTCGGAGCGCCGAGTGCCCTTCACCTTCCTTCGCGGCCCCAGCTGGGACCCCTTCCGG</text:span>GACTGGTACCAGGGCAGCCGCCTCTTTGACCAGTCCTTCGGGATGCCTCACATCCCCGAGGACTGGTACAAGTGGCCCAGTGGCACCAGCTGGCCAGGCTACTTCCGCTTCATGCCCAGCCAAGCTGCTGCACCCATGGTCGCCGCTGCTGCCAGCCCTATCATCACCTCGCCCACTGCCAGCAGCATTGACTACAGTCAGGCCCTGAGCCGCCAGCTCAGCCGTGGCATCTCGGAGATCCGGCAGACCTCAGAGAGCTGGAAGGTCACCCTAGATGTCAACCATTTTGCCCCAGAGGAGCTGGTGGTGAAGACCAAGGATGGCATTGTAGAGATCACTGGCAAGCATGAAGAGAAGCAGGATGAGCATGGGTTCATCTCCAGGTGCTTCACCAGGAAATACACCTTGCCCCCTGGCATTGATGCCACATCAGTCCGCTCCTCACTGTCCCCAGACGGCATGCTGACAGTGGAAGCTCCTCTGCCCAAGCCAGCCATCCAGTCTGCTGAGATCACAATTCCAGTCACCTTTGAAAGCCATGCCCAGATAGCTCCATCTGAGGCCAAGAAGTCAGAGGAGGCAGCCAAGAAATAA</text:p>
      <text:p text:style-name="P232"><text:span text:style-name="T1175">&gt;</text:span><text:bookmark text:name="feature_XP_027327729.1_CDS_0"/><text:span text:style-name="T1184">121a-</text:span><text:span text:style-name="T189">XM_027471928.1</text:span><text:span text:style-name="T1184">-HspB1-</text:span><text:span text:style-name="T1175">Anas</text:span><text:span text:style-name="T1184">-</text:span><text:span text:style-name="T1175">platyrhynchos</text:span><text:span text:style-name="T1184">-SauriaTestudines</text:span></text:p>
      <text:p text:style-name="P253"><text:span text:style-name="T1175">ATGGCTGAGCGCCGCGTGCCCTTCACCTTCCTCAGCAGCCCCAGCTGGGAGCCCTTCCGC</text:span>GACTGGTACCATGGCAGCCGCCTCTTCGACCAGTCCTTCGGGATGCCCCACATCCCCGAGGATTGGTACAAGTGGCCGAGCGGCAGCGCCTGGCCCGGGTATTTCCGTCTGCTGCCCGGGGAAAGCGCCCTGGTGCCGGCGCCGGGCTCGCCCTACGGCCGGGCGCTGAGCCGCCAGCTCAGCAGCGGCATCTCCGAGATCCGCCAAAGCGCCGACAGCTGGAAGGTCACCCTGGACGTCAACCACTTCGCCCCCGAGGAGCTGGTGGTCAAGACCAAGGACAACATCGTGGAGATCACCGGCAAGCATGAGGAGAAACAGGATGAGCACGGCTTCATCTCCCGGTGCTTCACCCGAAAATACACCCTCCCCCCCGGCGTGGAGGCCACGGCCGTGCGCTCCTCGCTGTCCCCCGACGGGATGCTGACGGTGGAGGCGCCCCTGCCCAAGCCGGCCATCCAGTCGGCCGAAATCACCATCCCCGTCACCGTGGAGAGCCAGGGCAAGAAAGACGAGCCGGCCAAGAAGTAG</text:p>
      <text:p text:style-name="P221"><text:span text:style-name="T1175">&gt;</text:span><text:bookmark text:name="feature_XP_011579890.1_CDS_0"/><text:span text:style-name="T1179">123-</text:span><text:span text:style-name="T189">XM_011581588.1</text:span><text:span text:style-name="T1175">-</text:span><text:span text:style-name="T1179">HspB1-</text:span><text:span text:style-name="T1175">Aquila-chrysaetos-</text:span><text:span text:style-name="T1179">SauriaTestudines</text:span></text:p>
      <text:p text:style-name="P219"><text:span text:style-name="T1175">ATGGCCGAACGCCGCGTCCCCTTCACCTTCCTGCGCAGCCCCAGCTGGGACCCCTTCCGC</text:span>GACTGGTACCATGGCAGCCGCCTCTTCGATCAGTCCTTCGGGATGCCCCATATCCCTGAGGATTGGTACAAATGGCCGAGCGGCAGCGCCTGGCCAGGATATTTTCGGCTGCTGCCCCGGGAAAGCGCGTTGCTGCCGGCCCCCGGCTCGCCCTACGGGCAGGCGCTGAGCCGCCAGCTCAGCAGCGGCATCTCCGAGATCCGTCAGACCGCCGACAGCTGGAAGGTCACCTTGGACGTCAACCACTTCGCACCCGAGGAGCTGGTGGTCAAAACTAAGGATAACATCGTGGAGATTACCGGCAAACACGAGGAGAAGCAGGATGAACACGGCTTCATCTCCAGGTGCTTCACCCGAAAATACACCCTCCCCCCTGGTGTCGAAGCCACAGCCGTGCGGTCCTCACTGTCCCCCGACGGCATGCTCACGGTGGAGGCCCCCCTGCCCAAGCCGGCCATCCAGTCTGCCGAAATCACCATCCCCGTCACCGTCGAGAGCCAAGCCAAGGAGCCGGCCAAGAAGTAG</text:p>
      <text:p text:style-name="P222"><text:soft-page-break/><text:span text:style-name="T1175">&gt;</text:span><text:bookmark text:name="feature_XP_005284492.1_CDS_0"/><text:span text:style-name="T1185">126-</text:span><text:span text:style-name="T189">XM_005284435.3</text:span><text:span text:style-name="T1175">-</text:span><text:span text:style-name="T1185">HspB1-</text:span><text:span text:style-name="T1175">Chrysemys-picta-</text:span><text:span text:style-name="T1185">SauriaTestudines</text:span></text:p>
      <text:p text:style-name="P260"><text:span text:style-name="T1175">ATGGCAGAGCGCCGGGTGCCCTTCACTTTCCTCCGCAGCCCCAGCTGGGACCCCTGGCGG</text:span>GACTGGTACCTGGGCAGCCGGCTCTTCGACCAGCCCTTCGGCATGCCCCACATTCTTGAGGACTGGGGCAAGTGGCCGAGCAGCACCAACTGGCCGGGTTACCTCCGCCTGTTGCCCAGCCAGGCGGCCGAGCCGGTAGCCGTCGCCAGCCCCATCGTCACCTCGCCAACCTCCCCCAACCCGGCCTACAGCCGGGCCCTGAGCCGCCAGCTGAGCAGCGGCGTCTCGGAGATCCGGCAGACCTCGGACGGCTGGAAGGTTGCCCTGGACGTCAACTACTTTGCCCCGGAGGAGCTGCTGGTGAAGACCAAGGATGGCGTGGTGGAGATCACCGGCAAACACGAGGAGAAGCAGGACGAGCACGGCTTCATCTCCAGGTGCTTCACCAGAAAATACACCCTGCCCCCTGGCATCGACGCCACCTCAGTCCGCTCCTCGCTCTCCCCGGACGGCATGCTGACAGTGGAAGCCCCCCTGCCCAAGCCGGCCATCCAGTCCGCCGAGATCACGATCCCCGTCACCTTTGAGAGCCATGCCCAGATCACCCCGACGGATACCAAAAAGCCTGAGGAAGCTGCCAAGAAATAA</text:p>
      <text:p text:style-name="P261"><text:span text:style-name="T1186">&gt;126a-</text:span>XM_005501958.3<text:span text:style-name="T1175">-</text:span><text:span text:style-name="T1186">HspB1-</text:span><text:span text:style-name="T1175">Columba-livia-</text:span><text:span text:style-name="T1186">SauriaTestudines</text:span></text:p>
      <text:p text:style-name="P262"><text:span text:style-name="T1175">ATGGCCGAGCGCCGCGTCCCCTTCACCTTCCTGCGCAGCCCCAGCTGGGACCCCTTCCGC</text:span>GACTGGTACCATGGCAGCCGCCTCTTCGACCAGTCCTTCGGGATGCCCCACATCCCCGAGGACTGGTACAAATGGCCGAGCGGCAGCTCCTGGCCGGGGTATTTCCGACTTTTGCCTCGGGAAAGCGCGTTGATGCCCTACGGGCAGGCGCTGAGCCGCCAGCTCAGCAGCGGCATCTCCGAGATCCGCCAGACCCCCGACAGCTGGAAGGTCACCTTGGACGTCAACCACTTTGCACCTGAGGAGCTGGTGGTCAAGACCAAGGATAATATCGTGGAGATCACCGGCAAANACGAGGAGAAGCAGGATGAACACGGCTTCATCTCCAGGTGCTTCACCCGAAAATACACCCTCCCCCCCGGTGTCGAAGCCACAGCCGTGCGGTCCTCGCTGTCCCCTGACGGCATGCTGACGGTGGAGGCCCCCCTGCCCAAACCGGCCATCCAGTCTGCCGAAATCACCATCCCCGTCACCGTCGAGAGCCAAGCCAAGGAGCCGGCCAAGAAGTAG</text:p>
      <text:p text:style-name="P230"><text:span text:style-name="T189">&gt;</text:span><text:bookmark text:name="feature_XP_015736530.1_CDS_0"/><text:span text:style-name="T194">128-</text:span><text:span text:style-name="T189">XM_015881044.1</text:span><text:span text:style-name="T194">-HspB8-</text:span><text:span text:style-name="T189">Coturnix</text:span><text:span text:style-name="T194">-</text:span><text:span text:style-name="T189">japonica</text:span><text:span text:style-name="T194">-</text:span><text:span text:style-name="T195">SauriaTestudines</text:span></text:p>
      <text:p text:style-name="P247"><text:span text:style-name="T189">ATGGCCGAGCGCCGCGTGCCCTTCACCTTCCTCAGCAGCCCCAGCTGGGAGCCCTTCCGC</text:span>GACTGGTACCATGGCAGCCGCCTCTTCGACCAGTCCTTTGGGATGCCCCACATCCCCGAGGACTGGTACAAGTGGCCCAGCGGCAGCGCATGGCCTGGATACTTCCGTCTGCTGCCCAGTGAGAGCGCCTTGCTGCCAGCCCCTGGGTCGCCCTATGGCCGCGCATTGAGCCGGCAGCTGAGCAGCGGCATCTCCGAGATCAGGCAGAGCGCCGACAGCTGGAAGGTCACCCTGGATGTCAACCACTTTGCACCCGAAGAGCTGGTGGTGAAGACCAAGGATAACATCGTGGAGATCACCGGCAAGCACGAGGAGAAACAGGATGAGCACGGCTTCATCTCCAGGTGCTTCACCCGCAAATACACTCTCCCTCCTGGTGTGGAAGCCACAGCCGTGCGGTCCTCACTGTCCCCTGATGGGATGCTGACAGTGGAGGCCCCGCTGCCCAAGCCGGCCATCCAGTCATCCGAGATCACCATCCCTGTCACCGTCGAGGCCAAGAAGGAAGAACCAGCCAAGAAGTAG</text:p>
      <text:p text:style-name="P263"><text:span text:style-name="T1187">&gt;129-</text:span><text:span text:style-name="T1175">XM_019545392.1-</text:span><text:span text:style-name="T1187">HspB1-</text:span><text:span text:style-name="T1175">Crocodylus-porosus-</text:span><text:span text:style-name="T1187">SauriaTestudines</text:span></text:p>
      <text:p text:style-name="P262"><text:span text:style-name="T1175">ATGTCGGAGCGCCGAGTGCCCTTCACCTTCCTTCGCGGCCCCAGCTGGGACCCCTTCCGG</text:span>GACTGGTACCAGGGCAGCCGCCTCTTTGACCAGTCCTTCGGGATGCCTCACATCCCCGAGGACTGGTACAAGTGGCCCAGTGGCACCAGCTGGCCAGGCTACTTCCGCTTCATGCCCAGCCAGGCTGCTGCGCCCATGGTCGCCGCTGCTGCCAGCCCCATCATCACCTCGCCCACCGCCACCGGCATTGACTACAGCCAGGCCCTGAGCCGCCAGCTCAGCCGTGGCATCTCGGAGATCCGGCAGACCTCAGAGAGCTGGAAGGTCACCCTGGATGTCAACCATTTTGCCCCAGAGGAGCTGGTGGTGAAGACCAAGGACGGCATTGTGGAGATCACTGGCAAGCATGAAGAGAAGCAGGATGAGCATGGGTTCATCTCCAGGTGCTTCACCAGGAAATACACCTTGCCCCCTGGCGTTGATGCCACATCAGTCCGCTCCTCACTGTCCCCAGATGGCATGCTGACGGTGGAAGCTCCCCTGCCCAAGCCAGCCATCCAGTCTGCTGAAATCACAATTCCAGTCACCTTTGAAAGCCATGCCCAGATAGCTCCATCTGAGGCCAAGAAGTCAGAGGAGGCAGCCAAGAAATAA</text:p>
      <text:p text:style-name="P241"><text:span text:style-name="T1175">&gt;</text:span><text:bookmark text:name="feature_XP_009558532.1_CDS_0"/><text:span text:style-name="T1188">130-</text:span><text:span text:style-name="T189">XM_009560237.1</text:span><text:span text:style-name="T1175">-</text:span><text:span text:style-name="T1188">HspB1-</text:span><text:span text:style-name="T1175">Cuculus-canorus-</text:span><text:span text:style-name="T1188">SauriaTestudines</text:span></text:p>
      <text:p text:style-name="P219"><text:span text:style-name="T1175">ATGGCCGAGCGCCGCGTCCCCTTCACCTTCCTGCGCAGCCCCAGCTGGGACCCCTTCCGC</text:span>GACTGGTACCATGGCAGCCGCCTCTTCGACCAGTCCTTCGGGATGCCCCACATCCCAGAGGATTGGTACAAGTGGCCCAGCGGTAGCGCTTGGCCGGGATATTTCCGCCTCCTCCCTCGGGAAAGTGCACTGATGCCGTACGGGCAGGCGCTGAGCCGCCAGCTCAGCAGCGGCATCTCCGAGATCCGCCAGACCGCCGACAGCTGGAAGGTCACCTTGGACGTCAACCACTTTGCACCCGAAGAGCTAGTGGTCAAAACCAAGGACAACATCGTGGAGATAACGGGCAAACACGAGGAGAAGCAGGATGAGCACGGCTTCATCTCCAGGTGCTTCACCCGAAAATACACCCTCCCTCCCGGCGTTGAAGCCACGGCCGTGCGCTCCTCACTCTCTCCGGATGGGATGCTGACGGTGGAGGCACCTCTGCCCAAGCCGGCCATCCAGTCCGCCGAGATCACCATCCCCGTCACCGTCGAGAGCCAAGCCAAGAAGTAG</text:p>
      <text:p text:style-name="P227"><text:span text:style-name="T3399">&gt;</text:span><text:bookmark text:name="feature_XP_025963037.1_CDS_0"/><text:span text:style-name="T3399">130a-</text:span>XM_026107252.1-<text:span text:style-name="T3399">HspB1-</text:span>Dromaius-novaehollandiae<text:span text:style-name="T1189">-SauriaTestudines</text:span></text:p>
      <text:p text:style-name="P267"><text:span text:style-name="T3399">ATGGCCGAGCGCCGCGTGCCCTTCACCTTCCTCCGCAGCCCCAGCTGGGAGCCCTTCCGG</text:span>GACTGGTACCACGGCAGCCGCCTCTTCGACCAGTCCTTCGGGATGCCCCACATCCCCGAGGACTGGTACAAGTGGCCCAGTGGCAGCGCCTGGCCGGGCTACTACCGGCTGCTGCCCAGCGAGAGCCCGCTGGTGCCGGCGGTGGGTGCAGCCTACGGCCGGGCGCTCACCCGGCAGCTCAGCAGCGGCGTCTCCGAGATCCGCCACACCGCCGACAGCTGGAAGGTCACCCTGGAGTCAACCACTTCGCGCCCGAAGAGCTGGTGGTCAAGACCAAGGACAACATCGTGGAGATAACCGGGAAACACGAGGAGAAGCAGGATGAACACGGCTTCATCTCCCGCTGCTTCACCCGCAAATACACCCTCCCGCCCGGCGTCGATGCCACGGCCGTGCGCTCCTCGCTCTCGCCGGACGGCATGCTCACCGTGGAAGCGCCCCTGCCCAAGCCGGCCATCCAGTCTGCCGAGATCACCATCCCTGTCACCGTCGAGAGCCAAGGCAAGAAGGCAGAGGAGCCGGCCAAGAAGTAG</text:p>
      <text:p text:style-name="P223"><text:span text:style-name="T1175">&gt;</text:span><text:bookmark text:name="feature_XP_005439857.1_CDS_0"/><text:span text:style-name="T1189">131-</text:span><text:span text:style-name="T189">XM_005439800.1</text:span><text:span text:style-name="T1189">-HspB-</text:span><text:span text:style-name="T1175">Falco</text:span><text:span text:style-name="T1189">-</text:span><text:span text:style-name="T1175">cherrug</text:span><text:span text:style-name="T1189">-SauriaTestudines</text:span></text:p>
      <text:p text:style-name="P248"><text:span text:style-name="T1175">ATGGCCGAGCGCCGCGTCCCCTTCACCTTCCTGCGCAGCCCCAGCTGGGAGCCCTTCCAT</text:span>GACTGGTGCCGTGGCAGCCGCCTCTTCGACCAGTCCTTTGGGATGCCCCATATCCCCGAGGATTGGTACAAGTGGCCGAGCGGCAGCGCCTGGCCGGGATATTTCCGTCTGCTCCCCCGGGAAAGCGCGCTGCTGCCGTCCCCCGGCTCGCCCTACGGGCAGGCGCTGAGCCGCCAGCTCAGCAGCGGCATCTCCGAGATCCGCCAGACCGCCGACAGTTGGAAAGTCACCTTGGATGTCAACCACTTCGCACCCGAGGAGCTGGTGGTCAAGACCAAGGATAATATCGTGGAGATAACTGGCAAACACGAGGAGAAGCAGGATGAGCATGGCTTCATCTCCAGGTGCTTCACCCGAAAATACACCCTCCCCCCCGGCGTTAAAGCCACAGCCGTACGGTCCTCGCTGTCACCCGATGGCATGCTCACGGTGGAGGCCCCCCTGCCCAAGCCGGCCATCCAGTCTGCCGAAATCACCATCCCCGTCACTGTCGAGAGCCAAGCCAAGGAGCCGGCCAAGAAGTAG</text:p>
      <text:p text:style-name="P234"><text:span text:style-name="T1175">&gt;</text:span><text:bookmark text:name="feature_XP_005240529.1_CDS_0"/><text:span text:style-name="T1190">132-</text:span><text:span text:style-name="T1175">XM_005240472.1</text:span><text:span text:style-name="T1190">-HspB1-</text:span><text:span text:style-name="T1175">Falco</text:span><text:span text:style-name="T1190">-</text:span><text:span text:style-name="T1175">peregrinus</text:span><text:span text:style-name="T1190">-SauriaTestudines</text:span></text:p>
      <text:p text:style-name="P219"><text:soft-page-break/><text:span text:style-name="T1175">ATGGCCGAGCGCCGCGTCCCCTTCACCTTCCTGCGCAGCCCCAGCTGGGAGCCCTTCCAT</text:span><text:span text:style-name="T3353">GACTGGTGCCGTGGCAGCCGCCTCTTCGACCAGTCCTTTGGGATGCCCCATATCCCCGAGGATTGGTACAAGTGGCCGAGCGGCAGCGCCTGGCCGGGATATTTCCGTCTGCTCCCCCGGGAAAGCGCGCTGCTGCCGTCCCCCGGCTCGCCCTACGGGCAGGCGCTGAGCCGCCAGCTCAGCAGCGGCATCTCCGAGATCCGCCAGACCGCCGACAGTTGGAAAGTCACCTTGGATGTCAACCACTTCGCACCCGAGGAGCTGGTGGTCAAGACCAAGGATAATATCGTGGAGATAACTGGCAAACACGAGGAGAAGCAGGATGAGCATGGCTTCATCTCCAGGTGCTTCACCCGAAAATACACCCTCCCCCCCGGCGTTGAAGCCACAGCCGTGCGGTCCTCGCTGTCACCCGATGGCATGCTCACGGTGGAGGCCCCCCTGCCCAAGCCGGCCATCCAGTCTGCTGAAATCACGATCCCCGTCACTGTCGAGAGCCAAGCCAAGGAGCCGGCCAAGAAGTAG</text:span></text:p>
      <text:p text:style-name="P236"><text:span text:style-name="species"><text:span text:style-name="T2590">&gt;133-</text:span></text:span><text:span text:style-name="species"><text:span text:style-name="T606">XM_005056512.2-</text:span></text:span><text:span text:style-name="species"><text:span text:style-name="T2590">HspB1-</text:span></text:span><text:span text:style-name="species"><text:span text:style-name="T606">Ficedula-albicollis-</text:span></text:span><text:span text:style-name="species"><text:span text:style-name="T2590">SauriaTestudines</text:span></text:span></text:p>
      <text:p text:style-name="Standard"><text:span text:style-name="species"><text:span text:style-name="T606">ATGGCCGAGCGCCGCGTCCCCTTCACCTTCCTGCGCAGCCCCAGCTGGGACCCCTTCCGC</text:span></text:span><text:span text:style-name="T3610">GACTGGTACCATGGCAGCCGCCTCTTCGACCAGTCCTTCGGGATGCCCCACATCCCCGAGGATTGGTACAAGTGGCCCAGCGGCAGCGCCTGGCCGGGATATTTCCGCCTGCTGCCCCGGGAGAGCGCGCTGATGCCCGCGCCCGGCTCGCCCTTCGGGCAGGCGCTGAGCCGCCAGCTCAGCAGCGGCATCTCCGAGATCCGCCAGACCGCCGACAGCTGGAAGGTCACCCTGGATGTCAACCACTTCGCACCGGAGGAGCTGGTGGTCAAGACCAAGGATAATATCGTGGAGATCACCGGCAAACACGAGGAGAAGCAGGATGAACACGGCTTCATCTCCAGGTGCTTCACCCGAAAATACACCCTTCCCCCTGGTGTTGAAGCCACGGCCGTGCGGTCCTCTCTGTCTCCCGATGGAATGCTGACGGTGGAGGCCCCCCTGCCCAAACCTGCCATCCAGTCTGCCGAAATCACCATCCCCGTCACCGTGGAGAGCCAAGCCAAGGAGCCGGCCAAGAAGTAG</text:span></text:p>
      <text:p text:style-name="Standard"><text:span text:style-name="HTML_20_Code"><text:span text:style-name="T3616">&gt;</text:span></text:span><text:bookmark text:name="feature_NP_990621.1_CDS_0"/><text:span text:style-name="HTML_20_Code"><text:span text:style-name="T3616">134-NM_205290.1-HspB1-Gallus-gallus-SauriaTestudines</text:span></text:span></text:p>
      <text:p text:style-name="Standard"><text:span text:style-name="HTML_20_Code"><text:span text:style-name="T3616">ATGGCCGAGCGCCGCGTGCCCTTCACCTTCCTCACCAGCCCCAGCTGGGAGCCCTTCCGC</text:span></text:span><text:span text:style-name="T3610">GACTGGTACCATGGCAGCCGCCTCTTCGACCAGTCCTTCGGGATGCCGCACATCCCCGAGGATTGGTACAAGTGGCCCAGCGGCAGCGCCTGGCCCGGATACTTCCGTCTGCTGCCCAGCGAGAGCGCCCTGCTGCCGGCCCCTGGGTCGCCCTACGGCCGGGCGCTGAGCGAGCTGAGCAGCGGCATCTCCGAGATCCGGCAGAGCGCCGACAGCTGGAAGGTCACCCTGGACGTCAACCACTTTGCTCCTGAGGAGCTGGTGGTGAAGACTAAGGATAACATCGTGGAGATCACCGGCAAACACGAGGAGAAACAGGATGAGCACGGCTTCATCTCCAGGTGCTTCACCCGCAAATACACCCTCCCCCCAGGCGTGGAAGCCACAGCCGTGCGGTCCTCGCTGTCCCCCGATGGGATGCTGACAGTGGAGGCCCCGCTGCCCAAGCCAGCCATCCAGTCATCCGAGATCACCATCCCCGTCACCGTCGAGGCCAAGAAGGAAGAACCAGCCAAGAAGTAG</text:span></text:p>
      <text:p text:style-name="P207"><text:span text:style-name="species"><text:span text:style-name="T613">&gt;</text:span></text:span><text:bookmark text:name="feature_XP_015263506.1_CDS_0"/><text:span text:style-name="species"><text:span text:style-name="T2591">135-</text:span></text:span><text:span text:style-name="species"><text:span text:style-name="T2649">XM_015408020.1</text:span></text:span><text:span text:style-name="species"><text:span text:style-name="T606">-</text:span></text:span><text:span text:style-name="species"><text:span text:style-name="T613">HspB1-</text:span></text:span><text:span text:style-name="species"><text:span text:style-name="T606">Gekko-japonicus</text:span></text:span><text:span text:style-name="HTML_20_Code"><text:span text:style-name="T2622">-SauriaTestudines</text:span></text:span></text:p>
      <text:p text:style-name="P205"><text:span text:style-name="species"><text:span text:style-name="T613">ATGTCTGAACGCCAAGTCCCCTTCACTTTCCTCCGCAGCCCCAGCTGGGACCCCTTCCGG</text:span></text:span><text:span text:style-name="T3610">GACTGGTATCGGGGCAGCCGCCTCTTTGACCAGTCCTTTGGGATGCCCCTCATCCCCGAAGACTGGTACAAATGGCCTGTGGGGACCACCAGTTGGCCAGGCTACGTCCGTCCTCTGGCCAGTGTGAGCCCCGAACAGGGAGCTGCCGGCCCCATAGTCACCTCGCCAAGCACCAACCCGGCATACAACCGGGCCCTGAGCCGCCAACTGAGCAGCGGCATCTCCGAGATTCGGCAAACTTCAGACAGCTGGAAAGTGGCTTTGGACGTCAACCATTTTGCACCAGAGGAACTGGTGGTGAAGACCAAGGATGGGGTGGTGGAGATAACTGGTAAGCATGAAGAAAGACAAGATGAGCATGGGTTCATTTCCAGATGTTTCACCAGAAAATACACACTTCCCCCCGGCATCGAGCCTGCTGCAGTCCGCTCAACGCTTTCCCCAGATGGCACGCTGACCGTGGAAGCCCCGTTGCCCAAACCAGCCATCCAGTCTGCTGAGATCAAGATCCCCGTCACCTTTGAGGCCCATGCCCAGATCACTCCGTCGGAAGCCAGGAAGCCTGAGGATGCAACCAAGAAATG</text:span><text:span text:style-name="T3611">A</text:span></text:p>
      <text:p text:style-name="P143"><text:span text:style-name="species"><text:span text:style-name="T614">&gt;</text:span></text:span><text:bookmark text:name="feature_XP_010571842.1_CDS_0"/><text:span text:style-name="species"><text:span text:style-name="T2592">136-</text:span></text:span><text:span text:style-name="species"><text:span text:style-name="T2650">XM_010573540.1</text:span></text:span><text:span text:style-name="species"><text:span text:style-name="T606">-</text:span></text:span><text:span text:style-name="species"><text:span text:style-name="T2592">HspB1-</text:span></text:span><text:span text:style-name="species"><text:span text:style-name="T606">Haliaeetus-leucocephalus-</text:span></text:span><text:span text:style-name="species"><text:span text:style-name="T2592">SauriaTestudines</text:span></text:span></text:p>
      <text:p text:style-name="P180"><text:span text:style-name="species"><text:span text:style-name="T614">ATGGCCGAACGCCGCGTCCCCTTCACCTTCCTGCGCAGCCCCAGCTGGGACCCCTTCCGC</text:span></text:span><text:span text:style-name="T3610">GACTGGTACCATGGCAGCCGCCTCTTCGATCAGTCCTTCGGGATGCCCCATATCCCCGAGGATTGGTACAAGTGGCCGAGCGGCAGCGCCTGGCCGGGATATTTTCGGCTGCTGCCCCGGGAAAGCGCGTTGCTGCCGGCCCCCGGCTCGCCCTACGGGCAGGCGCTGAGCCGCCAGCTCAGCAGCGGCATCTCCGAGATCCGTCAGACCGCCGACAGCTGGAAGGTCACCTTGGACGTCAACCACTTCGCACCCGAGGAGCTGGTGGTCAAAACCAAGGATAATATCGTGGAGATTACTGGCAAACACGAGGAGAAGCAGGATGAACATGGCTTCATTTCCAGGTGCTTCACCCGAAAATACACCCTCCCCCCTGGTGTCGAAGCCACAGCCGTGCGGTCCTCGCTGTCCCCCGATGGCATGCTCACGGTGGAGGCCCCCCTGCCCAAGCCGGCCATCCAGTCTGCCGAAATCACCATCCCCGTCACCGTCGAGAGCCAAGCCAAGGAGCCGGCCAAGAAGTAG</text:span></text:p>
      <text:p text:style-name="P143"><text:span text:style-name="species"><text:span text:style-name="T614">&gt;</text:span></text:span><text:bookmark text:name="feature_XP_017684364.1_CDS_0"/><text:span text:style-name="species"><text:span text:style-name="T2592">137-</text:span></text:span><text:span text:style-name="species"><text:span text:style-name="T2650">XM_017828875.1</text:span></text:span><text:span text:style-name="species"><text:span text:style-name="T606">-</text:span></text:span><text:span text:style-name="species"><text:span text:style-name="T2592">HspB1-</text:span></text:span><text:span text:style-name="species"><text:span text:style-name="T606">Lepidothrix-coronata-</text:span></text:span><text:span text:style-name="species"><text:span text:style-name="T2592">SauriaTestudines</text:span></text:span></text:p>
      <text:p text:style-name="P198"><text:span text:style-name="species"><text:span text:style-name="T614">ATGGCCGAGCGCCGCGTCCCCTTCACCTTCCTGCGCAGCCCCAGCTGGGATCCCTTCCGC</text:span></text:span><text:span text:style-name="T3610">GACTGGTACCATGGCAGCCGCCTCTTCGACCAGTCCTTCGGGATGCCCCACATCCCCGAGGATTGGTACAAGTGGCCGAGCGGCAGCGCCTGGCCAGGATATTTCCGCCTGCTGCCCCGGGAGAGCGCGCTGATGCCGGCCCCGGGCTCGCCCTTCGGGACGGCGCTGAGCCGCCAGCTCAGCAGCGGCATCTCCGAGATCCGCCAGACTGCCGACAGCTGGAAGGTCACCTTGGACGTCAACCACTTTGCACCTGAGGAGCTGGTGGTCAAGACCAAGGATAACATCGTGGAGATAACCGGCAAACACGAGGAGAAGCAGGATGAACACGGCTTCATCTCCAGGTGCTTCACCCGAAAATACACCCTCCCCCCCGGTGTCGAAGCCACGGCCGTGCGATCCTCGCTGTCCCCCGATGGAATGCTCACGGTGGAGGCCCCCCTGCCCAAACCCGCCATCCAGTCCGCAGAAATCACCATCCCCGTCACCGTCGAGAGCCAAGCCAAGGAACCAGCCAAGAAGTAG</text:span></text:p>
      <text:p text:style-name="P210"><text:span text:style-name="T3614">&gt;</text:span><text:bookmark text:name="feature_XP_025905987.1_CDS_0"/><text:span text:style-name="T3614">139a-</text:span><text:span text:style-name="T3610">XM_026050202.1</text:span><text:span text:style-name="species"><text:span text:style-name="T606">-</text:span></text:span><text:span text:style-name="species"><text:span text:style-name="T2593">HspB1-</text:span></text:span><text:span text:style-name="species"><text:span text:style-name="T606">Nothoprocta-perdicaria-</text:span></text:span><text:span text:style-name="species"><text:span text:style-name="T611">SauriaTestudines</text:span></text:span></text:p>
      <text:p text:style-name="P258"><text:span text:style-name="T3425">ATGGCCGAGCGCCGCGTGCCCTTCACCTTCCTGCGCAGCCCCAGCTGGGACCCCTTCCGG</text:span>GACTGGTACCACGGCAGCCGCCTCTTCGACCAGTCCTTCGGGATGCCGCACATCCCCGAGGACTGGTACAAGTGGCCGAGCAGCAGCGCCTGGCCGGGCTACTACCGGCTGCTGCCCGGCGAGAGCGCCCTGCTGCCGGCGGCGGGGCCGGCGCTGGGCCGCGCGCTCACGCGCCAGCTCAGCAGCGGCGTCTCCGAGATCCGCCACACGGCCGACAGCTGGAAGGTCACCCTGGACGTCAACCACTTCGCCCCCGAGGAGCTCGTGGTCAAGACCAAGGACAACATTGTGGAGATAACCGGGAAGCACGAGGAGAAGCAGGATGAACACGGCTTCATCTCCAGGTGCTTCACCCGCAAATACACCCTCCCGCCCGGGGTGGAGGCCACGGCCGTGCGCTCGTCGCTCTCGCCCGACGGCATGCTCACCGTGGAGGCGCCCCTGCCCAAGCCGGCCATCCAGGCGGCCGAAATCACCATCCCCGTCACCATCGAGAGCCAAGGCAAGAAGGCGGAGGAGCCGGCCAAGAAGTAG</text:p>
      <text:p text:style-name="P144"><text:span text:style-name="species"><text:span text:style-name="T615">&gt;</text:span></text:span><text:bookmark text:name="feature_XP_015501792.1_CDS_0"/><text:span text:style-name="species"><text:span text:style-name="T615">139</text:span></text:span><text:span text:style-name="species"><text:span text:style-name="T2594">b</text:span></text:span><text:span text:style-name="species"><text:span text:style-name="T615">-</text:span></text:span><text:span text:style-name="species"><text:span text:style-name="T2651">XM_015646306.1</text:span></text:span><text:span text:style-name="species"><text:span text:style-name="T606">-</text:span></text:span><text:span text:style-name="species"><text:span text:style-name="T2593">HspB1-</text:span></text:span><text:span text:style-name="species"><text:span text:style-name="T606">Parus-major-</text:span></text:span><text:span text:style-name="species"><text:span text:style-name="T611">SauriaTestudines</text:span></text:span></text:p>
      <text:p text:style-name="P117"><text:span text:style-name="species"><text:span text:style-name="T615">ATGGCCGAGCGCCGCGTCCCCTTCACCTTCCTGCGCAGCCCCAGCTGGGACCCCTTCCGC</text:span></text:span><text:span text:style-name="T3610">GACTGGTACCATGGCAGCCGCCTCTTCGACCAGTCCTTCGGGATGCCCCACATCCCCGAGGATTGGTACAAGTGGCCCAGCGGCAGCGCCTGGCCGGGATATTTCCGCCTGCTGCCCCGGGAGAGCGCCCTGCTGCCCGCGCCCGGCTCGCCCTTCGGCCAGGCGCTGAGCCGCCAGCTCAGCAGCGGCATCTCCGAGATCCGCCAGACCGCCGACAGCTGGAAGGTCACCTTGGATGTCAACCACTTCGCACCT</text:span><text:soft-page-break/><text:span text:style-name="T3610">GAGGAGCTGGTGGTGAAAACCAAGGATAATATCGTGGAGATAACCGGCAAACACGAGGAGAAGCAGGACGAGCACGGCTTCATCTCCAGGTGCTTCACCCGAAAATACACCCTTCCCCCTGGTGTGGAAGCCACAGCCGTGCGGTCCTCGCTGTCTCCCGATGGAATGCTGACAGTGGAGGCCCCCCTGCCCAAACCTGCCATCCAATCTGCCGAAATCACCATCCCCGTCACCGTGGAGAGCCAAGCCAAGGAGCCGGCCAAGAAGTAG</text:span></text:p>
      <text:p text:style-name="P144"><text:span text:style-name="species"><text:span text:style-name="T611">&gt;</text:span></text:span><text:bookmark text:name="feature_XP_025037523.1_CDS_0"/><text:span text:style-name="species"><text:span text:style-name="T611">140-</text:span></text:span><text:span text:style-name="species"><text:span text:style-name="T2652">XM_025181738.1</text:span></text:span><text:span text:style-name="species"><text:span text:style-name="T606">-</text:span></text:span><text:span text:style-name="species"><text:span text:style-name="T611">HspB1-</text:span></text:span><text:span text:style-name="species"><text:span text:style-name="T606">Pelodiscus-sinensis-</text:span></text:span><text:span text:style-name="species"><text:span text:style-name="T611">SauriaTestudines</text:span></text:span></text:p>
      <text:p text:style-name="P179"><text:span text:style-name="species"><text:span text:style-name="T611">ATGTCAGAGCGCCGGGTGCCCTTCACTTTCCTGCGCAGCCCCAGCTGGGACCCCTGGCGG</text:span></text:span><text:span text:style-name="T3610">GACTGGTACCTGGGCAGCCGGCTCTTCGATCAGTCTTTCGGGATGCCCCAAATGCTGGAGGACTGGTACAAGTGGCCGAGCAGCACCAACTGGCCGGGCTACCTCCGCCTGCTGCCCAGCCAGGCCGCCGAGCCACTGGCCGTCCCCAGCCCCATCGTCACCTCCCCCACCTCCCCTAACCCTGCCTACAGCCGGGCCCTGAGTCGCCAGCTCAGCAGCGGCATCTCGGAGATCCGGCAGACAGCAGACGGCTGGAAGGTTGCCCTCGACGTCAACCACTTTGCCCCGGAGGAGCTGGTGGTGAAGACCAAGGAGGGTGTGGTGGAGATAACCGGTGAGTGCTTCCTTCTGCTCCTCCTGGCTCTGGAGAGGGGCAGCCGTCTCCTAGCAAGATGCAGCCTGCCTCCTGGCATCGACGCCACCACGGTGCGCTCCTCGCTGTCCCCAGATGGCACGCTGACGGTGGAAGCCCCCCTGCCCAAGCCGGCCATCCAGTCTGCCGAGATCACCATCCCCGTCACCTTTGAGAGCCACGCCCAGATCACCCCGACCGACACCAAAAAGCCTGAGGAAGCTGCCAAGAAATAA</text:span></text:p>
      <text:p text:style-name="P136"><text:span text:style-name="species"><text:span text:style-name="T612">&gt;</text:span></text:span><text:bookmark text:name="feature_XP_015679331.1_CDS_0"/><text:span text:style-name="species"><text:span text:style-name="T612">141-</text:span></text:span><text:span text:style-name="species"><text:span text:style-name="T2653">XM_015823845.1</text:span></text:span><text:span text:style-name="species"><text:span text:style-name="T606">-</text:span></text:span><text:span text:style-name="species"><text:span text:style-name="T612">HspB1-</text:span></text:span><text:span text:style-name="species"><text:span text:style-name="T606">Protobothrops-mucrosquamatus-</text:span></text:span><text:span text:style-name="species"><text:span text:style-name="T612">SauriaTestudines</text:span></text:span></text:p>
      <text:p text:style-name="Standard"><text:span text:style-name="species"><text:span text:style-name="T612">ATGTCGGAACGTCAAGTGCCCTTCACTTTTCTACGCAGCCCCAGCTGGGACTGGTACAGA</text:span></text:span><text:span text:style-name="T3610">GGCAGCAGGCTCTTGGACCAGTCTTTTGGGATGCCACTGATTCCCGAGGACTGGTACAAGTGGTCTGCAGGGACCACCACCAGCTGGCCAGGTTACGTACGACCTCTGATCAGCTCAAGTCCAGAGCCGGTGGCCGCTACTCCCGTCGTCAGCTCACCGGTTGTAGCCAACCCTGCCTACAACCGGGCTTTGAACCGCCAGTTGAGCAGCGGAATCTCTGAGATCCGGCAGACTTCAGATAGCTGGAAAGTGGCATTGGATGTCAACCACTTTGCACCGGAAGAGTTGATGGTGAAGACAAAGGATGGTGTAGTAGAAATCACTGGCAAGCATGAAGAAAGACAAGATGAACACGGATTCATTTCCAGATGTTTCACAAGGAAATACACGTTGCCTCCTGGCATTGACGCATCCGTGGTCCGATCATCGCTTTCCCCAGACGGCCTGCTGACAGTAGAGGCGCCCTTGCCCAAACCAGCCATTCAGTCTGCAGAGATCACAATCCCAGTCACTTTCGAAGCCCATGCCCAGATCCCCCCATCAGATGCCAAGAAGCCTGAAGAGGCCACCAAGAAATAA</text:span></text:p>
      <text:p text:style-name="P135"><text:span text:style-name="species"><text:span text:style-name="T2595">&gt;</text:span></text:span><text:bookmark text:name="feature_XP_005525900.1_CDS_0"/><text:span text:style-name="species"><text:span text:style-name="T2595">142-</text:span></text:span><text:span text:style-name="species"><text:span text:style-name="T2654">XM_005525843.2</text:span></text:span><text:span text:style-name="species"><text:span text:style-name="T606">-</text:span></text:span><text:span text:style-name="species"><text:span text:style-name="T2595">HspB1-</text:span></text:span><text:span text:style-name="species"><text:span text:style-name="T606">Pseudopodoces-humilis-</text:span></text:span><text:span text:style-name="species"><text:span text:style-name="T2595">SauriaTestudines</text:span></text:span></text:p>
      <text:p text:style-name="Standard"><text:span text:style-name="species"><text:span text:style-name="T606">ATGGCCGAGCGCCGCGTCCCCTTCACCTTCCTGCGCAGCCCCAGCTGGGACCCCTTCCGC</text:span></text:span><text:span text:style-name="T3610">GACTGGTACCATGGCAGCCGCCTCTTCGACCAGTCCTTCGGGATGCCCCACATCCCCGAGGATTGGTACAAGTGGCCCAGCGGCAGCGCCTGGCCGGGATATTTCCGCCTGCTGCCCCGGGAGAGTGCCCTGGTGCCCGCGCCCGGCTCGCCCTTCGGCCAGGCGCTGAGCCGCCAGCTCAGCAGCGGCATCTCCGAGATCCGCCAGACCGCCGACAGCTGGAAGGTCACCTTGGATGTCAACCACTTCGCACCTGAGGAGCTGGTGGTGAAAACCAAGGATAATATCGTGGAGATAACCGGCAAACACGAGGAGAAGCAGGACGAGCACGGCTTCATCTCCAGGTGCTTCACCCGAAAATACACCCTTCCCCCTGGCGTGGAAGCCACGGCCGTGCGGTCCTCGCTGTCTCCCGATGGAATGCTGACAGTGGAGGCCCCCCTGCCCAAACCCGCCATCCAATCTGCCGAAATCACCATCCCTGTCACCGTGGAGAGCCAAGCCAAGGAGCCGGCCAAGAAGTAG</text:span></text:p>
      <text:p text:style-name="P256"><text:span text:style-name="T1191">&gt;143-</text:span><text:span text:style-name="T1192">XM_009094688.2</text:span><text:span text:style-name="T1191">-HspB1-</text:span><text:span text:style-name="T1192">Serinus</text:span><text:span text:style-name="T1191">-</text:span><text:span text:style-name="T1192">canaria</text:span><text:span text:style-name="T1191">-SauriaTestudines</text:span></text:p>
      <text:p text:style-name="P219"><text:span text:style-name="T1192">ATGGCCGAGCGCCGCGTCCCCTTCACCTTCCTGCGCAGCCCCAGCTGGGACCCCTTCCGC</text:span>GACTGGTACCATGGCAGCCGCCTCTTCGACCAGTCCTTCGGGATGCCGCACATCCCCGAGGATTGGTACAAGTGGCCCAGCGGCAGCGCCTGGCCCGGCTATTTCCGCCTGCTGCCCCGGGAGAGCGCCCTGATGCCGGCGCCCGGCTCGCCCTTCGGGCAGGCGCTGAGCCGGCAGCTCAGCAGCGGCATCTCCGAGATCCGCCAGACCGCCGACAGCTGGAAGGTCACCTTGGACGTGAACCACTTCGCACCCGAGGAGCTGGTGGTGAAAACCAAGGATAATATCGTGGAGATAACCGGCAAACATGAGGAGAAGCAGGATGAACACGGCTTCATCTCCAGGTGCTTCACCCGAAAATACACCCTTCCCCCTGGTGTCGAAGCCACAGCCGTGCGGTCCTCGCTGTCTCCCGATGGAATGCTGACGGTGGAGGCTCCCCTGCCCAAACCTGCCATCCAGTCTGCCGAAATCACCATCCCCGTCACCGTGGAGAGCCAGGCCAAGGAGCCGGCCAAGAAGTAG</text:p>
      <text:p text:style-name="P283"><text:span text:style-name="T1175">&gt;</text:span><text:bookmark text:name="feature_XP_002194703.1_CDS_0"/><text:span text:style-name="T1178">144-</text:span><text:span text:style-name="T1175">XM_002194667.3-</text:span><text:span text:style-name="T1178">HspB1-</text:span><text:span text:style-name="T1175">Taeniopygia-guttata-</text:span><text:span text:style-name="T1178">SauriaTestudines</text:span></text:p>
      <text:p text:style-name="P271"><text:span text:style-name="T1175">ATGGCCGAGCGCCGCGTGCCCTTCACCTTCCTGCGCAGCCCCAGCTGGGACCCCTTCCGC</text:span>GACTGGTACCACGGCAGCCGCCTCTTCGACCAGTCCTTCGGGATGCCCCACATCCCCGAGGATTGGTACAAGTGGCCCAGCGGCAGCGCCTGGCCCGGGTATTTCCGCCTGCTGCCCCGGGAGAGCGCCCTGATGCCCGCGCCCCTCGGGCAGGCGCTGAGCCGACAGCTCAGCAGCGGCGTCTCCGAGATCCGCCAGACCGCCGACAGCTGGAAGGTCACCTTGGATGTCAACCACTTTGCACCTGAGGAGTTGGTGGTCAAGACCAAGGATAACGTCGTGGAGATCACCGGCAAACACGAGGAGAAGCAGGACGAGCACGGCTTCATCTCCAGGTGCTTCACCCGAAAATACACCCTTCCCCCTGGTGTCGAAGCCACTGCCGTGCGCTCCTCGCTGTCTCCCGATGGAATGCTGACCGTGGAGGCTCCCCTGCCCAAACCCGCCATCCAGTCTGCCGAAATCACCATCCCCGTCACCGTGGAGAGCCAGGCCAAGGAGCCGGCCAAGAAGTAG</text:p>
      <text:p text:style-name="P286"><text:span text:style-name="T3396">&gt;</text:span><text:span text:style-name="T3394">144a-</text:span><text:span text:style-name="T3392">XM_024207685.2-</text:span><text:span text:style-name="T3394">HspB1-</text:span><text:span text:style-name="T3392">Terrapene-mexicana</text:span><text:span text:style-name="T1175">-</text:span><text:span text:style-name="T1178">SauriaTestudines</text:span></text:p>
      <text:p text:style-name="P272"><text:span text:style-name="T3394">ATGTCAGAGCGCCGGGTGCCCTTCACTTTCCTCCGCAGCCCCAGCTGGGACCCCTGGCGG</text:span>GACTGGTACCTGGGCAGCCGGCTCTTCGACCAGCCCTTCGGCATGCCCCACATTCTCGAGGACTGGGGCAAGTGGCCGAGCAGCACCAGCTGGCCGGGTTACCTCCGCCTGATGCCCAGCCAGGCTGCCGAGCCGGTAGCCATCACCAGCCCCATCGTCACCTTGCCAACCTCCCCCAACCCGGCCTACAGCCGGGCCCTGAGCCGCCAGCTAAGCAGCGGCGTCTCGGAGATCCGGCAGACCTCGGACGGCTGGAAGGTTGCCCTGGACGTCAACTACTTTGCCCCGGAGGAACTGCTGGTGAAGACGAAGGATGGCGTGGTGGAGATCACCGGCAAACACGAGGAGAAGCAGGATGAGCACGGCTTCATCTCCAGGTGCTTCACCAGAAAATACACCCTACCCCCTGGCATTGACGCCACCTCGGTCCGCTCCTCGCTCTCCCCGGACGGCATGCTGACGGTGGAAGCCCCCCTGCCCAAGCCGGCCATCCAGTCCGCCGAGATCACGATCCCCGTCACCTTTGAGAGCCATGCCCAGATCACCCCGACGGATACCAAAAAGCCTGAGGAAGCTGGCAAGAAATAA</text:p>
      <text:p text:style-name="P220"><text:span text:style-name="T1175">&gt;</text:span><text:bookmark text:name="feature_XP_018426596.1_CDS_0"/><text:span text:style-name="T1177">160-</text:span><text:span text:style-name="T1175">XM_018571094.1</text:span><text:span text:style-name="T1177">-HspB1-</text:span><text:span text:style-name="T1175">Nanorana</text:span><text:span text:style-name="T1177">-</text:span><text:span text:style-name="T1175">parkeri</text:span><text:span text:style-name="T1177">-Anura</text:span></text:p>
      <text:p text:style-name="P259"><text:span text:style-name="T1175">ATGTCTTCAGAACGAAGAATTCCCTTCACTTTCCTCCGCACCCCCAGCTGGGATCCATTC</text:span>CGTGACTGGTGCCAAGGTAACAGCCGACTGTTTGACCAGTCTTTTGGTATGCCAAGAATTCCTGAAGATTGGTACCAGTGGCCTAGCACCAGTTGGCCAGGCTATGTCCGTCTTTTTCCAAATCAGCCAGTGGATGTCGTTCCTCCTACTACCCCAGCTGTAGCCGCTCCTGCAGGGGAAACTGTTCCTGATTTTAACAGGGCATTAAGTCGGCAACTTAGCAGTGGAATCTCAGAGATCCGACAAACATCCGACTGCTGGAAAGTCAGCTTAGACGTCAACCACTTTTCTCCTGAGGAACTGGTTGTCAAAACTAGAGATGGTATAGTGGAAATCACAGGAAAACATGAAGAGAAACAAGATGAACATGGATTTATCTCAAGATGCTTTACAAGAAAATATACTCTTCCCTCAGGTGTAAACATTGCTAGTGTGACTTCATCTCTTTCCCCGGATGGTGTTCTGACAGTAGAGG<text:soft-page-break/>CACCCCTCCCTAAGCCAGCAATCCAGTCTGCAGAGATCACTATTCCAGTAACTTTCCAAAGCAACGCTGAGATTGGCACATCAGATGCTAAGAAACCTGAAGAGGCTGCCAAAAAATAA</text:p>
      <text:p text:style-name="P224"><text:span text:style-name="T1175">&gt;</text:span><text:bookmark text:name="feature_NP_001087285.1_CDS_0"/><text:span text:style-name="T1176">161-</text:span><text:span text:style-name="T1175">NM_001093816.1</text:span><text:span text:style-name="T965">-HspB1-</text:span><text:span text:style-name="T964">L</text:span><text:span text:style-name="T965">-</text:span><text:span text:style-name="T964">homeolog</text:span><text:span text:style-name="T965">-</text:span><text:span text:style-name="T964">Xenopus</text:span><text:span text:style-name="T965">-</text:span><text:span text:style-name="T964">laevis</text:span><text:span text:style-name="T965">-Anura</text:span></text:p>
      <text:p text:style-name="P264"><text:span text:style-name="T1175">ATGTCAGAACGCAGAATTCCATTCACCTTCCTCCGCACTCCAAGCTGGGACCCATTTCGG</text:span>GACTGGTACCAAGGCAGCAGTCGCCTTTTTGATCAGTCATTCGGTATGCCACGTATTCCTGAGGACTGGCACCAATGGCCCAGCACCAGCTGGCCAGGCTATGTTCGCTTGTTTCCGAGCCAATCCATGGACGTTGTACCCCCCACTACACCTGCACCTGCTGGTGCACCTGCTCCTGACTTTAGTCGTGCCCTCAGCCGACAACTTAGCAGTGGAATCTCAGAGATCCGCCAGACTTCAGACCAATGGAAAATCAGCTTGGATGTCAACCATTTCGCCCCAGAGGAGCTGGTTGTAAAAACTAAAGATGGCATTGTGGAAATAACAGGCAAACATGAAGAGAAACAAGATGAACATGGCTTCATCTCTAGATGCTTCACTAGGAAGTACACTCTTCCTCCAGGTGTTGCAATAAATGCAGTGGCCTCATCGCTTTCTCCTGACGGTATTTTGACTGTCGAGGCCCCACTACCAAAACCTGCCATTCAGTCTGCAGAGATTAGCATCCCAATCACTTTCCAGAGTCGGGCAGAAATTGGCACATCCGAGGCTAAGAAAGGGGAGGAGGCTGCCAAGAAATGA</text:p>
      <text:p text:style-name="P220"><text:span text:style-name="T1175">&gt;</text:span><text:bookmark text:name="feature_NP_001072817.1_CDS_0"/><text:span text:style-name="T1177">162-</text:span><text:span text:style-name="T189">NM_001079349.1</text:span><text:span text:style-name="T1177">-HspB1-</text:span><text:span text:style-name="T1175">Xenopus</text:span><text:span text:style-name="T1177">-</text:span><text:span text:style-name="T1175">tropicalis</text:span><text:span text:style-name="T1177">-Anura</text:span></text:p>
      <text:p text:style-name="P259"><text:span text:style-name="T1175">ATGTCAGAACGCAGAATACCATTCTCCTTCCTCCGCACTCCAAGCTGGGACCCATTTCGG</text:span>GACTGGTACCAAGGCACCAGTCGCCTTTTCGATCAGTCATTCGGTATGCCACGTATTCCCGAGGACTGGTACCAATGGCCCAGCACCAGCTGGCCAGGCTATGTTCGCATGCTTCCAAGCCAGTCCATGGAAGTTGTCCCCCCCACCACACCTGCTGGTGCAACTGCTCCTGACTTTAATCGTGCCCTCAGCCGCCAGCTTAGCAGTGGAATCTCAGAGATCCGTCAGACTTCAGACCAATGGAAAATCAGCTTAGATGTCAACCATTTTGCCCCAGAGGAGCTGGTCATAAAAACTAAAGATGGCATCGTGGAAATTACAGGCAAACATGAAGAGAAACAAGATGAACATGGCTTTATCTCTAGGTGTTTCACTAGGAAGTACACTCTTCCTCCAGGTGTTGATATAAACAAAGTGGCCTCATCGCTTTCCCCTGATGGTATTTTGACTGTTGAGGCGCCACTACCGAAACCTGCCATTCAGTCTGCTGAGATCGCCATCCCAATAACTTTCCAGAGTCGAGCAGAAATTGGCACAACTGAGGCTAAGAAAGGGGAGGAGGCCACCAAGAAATGA</text:p>
      <text:p text:style-name="P278"><text:span text:style-name="T1202">&gt;</text:span><text:span text:style-name="T1203">170-</text:span><text:span text:style-name="T1202">XM_005992232.2</text:span><text:span text:style-name="T1203">-HspB1-</text:span><text:span text:style-name="T1202">Latimeria</text:span><text:span text:style-name="T1203">-</text:span><text:span text:style-name="T1202">chalumnae</text:span><text:span text:style-name="T1203">-Coelacanthidae</text:span></text:p>
      <text:p text:style-name="P219"><text:span text:style-name="T1202">ATGTCAGAGCGTCGTGTCCCTTTCAGCTTCCTGCGGACCCCCAGTTGGGATCCGTTCCGG</text:span><text:span text:style-name="T3353">GACTGGTA</text:span>CCAGGGCAGCCGGCTCTTTGACCAGTCCTTTGGGATGCCTGCTCTCCCAGAGGAGTGGCACCAGTGGCCCAGCACTAGCTGGCCAGGGTACATGCGCCTAATACCCACTCAGGGCGCGGAGGCCGCTCCCCCAAGGAGCCCCCTGGCCACAGCTCCCGCGACCCCACTCGTCCCTCCCCCAGCCATGTACAGCCGGGCCCTCAGTCGCCAGCTGAGTAGCGGCATGTCTGAAATCAAGCAAACTTCTGACCGCTGGAAGGTGAGTCTGGATGTCAATCACTTTGCACCCGAGGAGCTGATAGTAAAAACAAACAACGGAATCATAGAGATCACAGGGAAACATGAAGAGAGACAGGATGAACATGGTTACATTTCAAGATGCTTCACTAGAAAATATACACTTCCTGCTGGTGTCGATCCTGCTGCGGTGGCGTCTTCCCTATCTCCAGAGGGGGTGCTCACAGTGGAAGCACCCTTACCAAAGCCGGCCATCCAGTCAAACGAGATCACGATACCCGTCATGTTTGAGAGCAGGGCCCAGCTTGGGGCAAGTGACGCAAAGAAACCTGAAGACGCTACAAAGAAGCAATGA</text:p>
      <text:p text:style-name="P65"><text:span text:style-name="species"><text:span text:style-name="T2596">&gt;</text:span></text:span><text:bookmark text:name="feature_XP_007255889.2_CDS_0"/><text:span text:style-name="species"><text:span text:style-name="T2597">180a-</text:span></text:span><text:span text:style-name="species"><text:span text:style-name="T2596">XM_007255827.3</text:span></text:span><text:span text:style-name="species"><text:span text:style-name="T2597">-HspB1-</text:span></text:span><text:span text:style-name="species"><text:span text:style-name="T2598">like</text:span></text:span><text:span text:style-name="species"><text:span text:style-name="T2597">-N</text:span></text:span><text:span text:style-name="species"><text:span text:style-name="T624">S</text:span></text:span><text:span text:style-name="species"><text:span text:style-name="T2597">hortened-</text:span></text:span><text:span text:style-name="species"><text:span text:style-name="T2598">Astyanax</text:span></text:span><text:span text:style-name="species"><text:span text:style-name="T2597">-</text:span></text:span><text:span text:style-name="species"><text:span text:style-name="T2598">mexicanus</text:span></text:span><text:span text:style-name="species"><text:span text:style-name="T2597">-Otomorpha</text:span></text:span></text:p>
      <text:p text:style-name="P249">ATGGCCGAGAGACGCATCCCCTTCACCTTCCTGCGCAGCCCCTCCTGGGACCCCTTCCGGGACTGGCACCAGGGCAGCCGGCTGTTTGACCAGGCCTTCGGCATGCCAGCTTTCCCAGAGGAGCTGCCACTCTTTCCCAGCAGCCACTGGCCCGGGTACCTCCGCCCATCCATGGGAGCTGATATGGCCTCTCTGATGAGTCCCACCATGGCCAGTGGGATGACCAGTCAGGTGCCAACCTCACCTGTAGTTCCAGTTGCAACACCCATGATGCCTCACCCCGCGACCTACGCCCGCGCCCTGTCTCGCCAGCTTAGCACGGGCATGTCTGAGATCAAGCAGACCCCAGAGAGCTGGAAGGTCAGCCTGGACGTCAACCACTTCTCCCCAGAGGAGCTCACCGTCAAGACCAAGGACGGTGTGGTGGAGATCATAGGCAAACACGAGGAGAGGAGGGACGAGCACGGCTACATTTCCAGATCCTTCACCAGAAAGTACACATTGCCCCCTGGTGCTGACGTAGAGAAGGTCACCTCCTCCCTGTCCCCTGAGGGAGTCCTCACTGTGGAGGCGCCACTGCCCAAGCCTGCCATCCAGTCCTCAGAGATCAACATCCCTGTGAACACCAGCGCCATCGCCAAGAAACCCGGAGACGCCAAGTGA</text:p>
      <text:p text:style-name="P96"><text:span text:style-name="species"><text:span text:style-name="T2599">&gt;</text:span></text:span><text:bookmark text:name="feature_AMA22412.1_CDS_0"/><text:span text:style-name="species"><text:span text:style-name="T2599">180b-KT359728.1-HspB1-</text:span></text:span><text:span text:style-name="species"><text:span text:style-name="T2598">Clarias</text:span></text:span><text:span text:style-name="species"><text:span text:style-name="T2599">-</text:span></text:span><text:span text:style-name="species"><text:span text:style-name="T2598">batrachus</text:span></text:span><text:span text:style-name="species"><text:span text:style-name="T2599">-Otomorpha</text:span></text:span></text:p>
      <text:p text:style-name="P274">ATGACCGAAAGGCGCATCCCTTTCACTTTCCTCCGTACTCCATCCTGGGACCCATTCCGTGACTGGTACCAGGGCAGTAGGCTCTTTGACCAGACCTTTGGGATGCCAGCATTTCCAGAGGAGATGCATGTTTTCCCCAGCAGCCACTGGCCTGGCTATATGCGCCCTCCCATAGGTGCTGAGTTGGCCTCCCTGATGCAGAGCGCTCAGGTACCCTCACCCGCCTTGCCCACGCCCGTAGTGGCTCATCCAGCGGCATACGCACAAGCCTTGTCACGGCAGCTCAGTACAGGGGTGTCTGAGATTAAACACACACAGGACAACTGGAAGGTGAACTTGGATGTCAAGCATTTCGCTCCTGAGGAGCTCACTGTCAAGACGAAGGATGGTGTGGTGGAGATTATCGGAAACCATGAGGAGAGGAGGGACGAGCATGGATACATATCTAGATCCTTCACTAGGAAGTACACACTGCCCCCTGGTGCTGATGCAGAGAAAATCACTTCCTCACTCTCCCCTGAAGGTGTCCTGACTGTGGAGACGCCGCTCCCCAAACCTGCTATCCAGTCATCTGAGATCACCATCCCTGTCAACACGGCCAGCAGCGCCGTTCAAAAGCCGGAAGAAAAAAAGTGA</text:p>
      <text:p text:style-name="P64"><text:span text:style-name="species"><text:span text:style-name="T624">&gt;</text:span></text:span><text:bookmark text:name="feature_XP_026096402.1_CDS_0"/><text:span text:style-name="species"><text:span text:style-name="T624">180c-</text:span></text:span><text:span text:style-name="species"><text:span text:style-name="T2655">XM_026240617.1</text:span></text:span><text:span text:style-name="species"><text:span text:style-name="T624">-HspB1-</text:span></text:span><text:span text:style-name="species"><text:span text:style-name="T2598">like</text:span></text:span><text:span text:style-name="species"><text:span text:style-name="T624">-</text:span></text:span><text:span text:style-name="species"><text:span text:style-name="T2598">Carassius</text:span></text:span><text:span text:style-name="species"><text:span text:style-name="T624">-</text:span></text:span><text:span text:style-name="species"><text:span text:style-name="T2598">auratus</text:span></text:span><text:span text:style-name="species"><text:span text:style-name="T624">-Otomorpha</text:span></text:span></text:p>
      <text:p text:style-name="P188"><text:span text:style-name="species"><text:span text:style-name="T624">ATGGCCGAGAGACGCATCCCCTTCACCTTCATGCACGGCCAATCCTGGGATCCTTTCCGT</text:span></text:span><text:span text:style-name="T3610">GACTGGTCCCAGGGCAGCCGGCTCTTCGATCAGACCTTTGGGATGCCACACTTCTCCGAGGAGATGCCCACATTTCCCAGCACACACTGGCCTGGATACTTTCGGCCCTATGGATTTCCAGAGATGGCCTCTTTAATGCAGAGCCCAGTGGCTCAGATGCCCATGTCGCCGCCCGCCTCCATGATGCACCCCCCGACCTACAGCCGGGCTCTTTCCCGACAGATGAGCTCGGGAATGTCTGAGATCAAGCAGACGCCAGATTCCTGGAAGATCAGCCTGGATGTCAATCACTTCGCCCCAGAGGAGCTGATGGTGAAGACCAAAGATGGGGTGGTGGAGATCACCGGCAAACATGAGGAGCGGAAGGATGAACATGGCTTTGTGTCCAGATGTTTCACCAGGAAATACACTCTGCCCTCTGGTGTCGACTCTGAGAAGATCACCTCGTCTCTGTCTCCTGAGGGGGTCCTGACCATTGAAGCCACTCTGCCCAAACCTGCCATCCAGGGCCCTGAAGTCAACATCCCTATCAACACAGGCAGCGCAGTGACTGCCAGCAGTACAAAGAAACCCTGA</text:span></text:p>
      <text:p text:style-name="P128"><text:span text:style-name="species"><text:span text:style-name="T2600">&gt;</text:span></text:span><text:bookmark text:name="feature_NP_001008615.2_CDS_0"/><text:span text:style-name="species"><text:span text:style-name="T2600">182-</text:span></text:span><text:span text:style-name="species"><text:span text:style-name="T3292">NM_001008615.2</text:span></text:span><text:span text:style-name="species"><text:span text:style-name="T3187">-</text:span></text:span><text:span text:style-name="species"><text:span text:style-name="T3292">HspB1-</text:span></text:span><text:span text:style-name="species"><text:span text:style-name="T3187">Danio-rerio-</text:span></text:span><text:span text:style-name="species"><text:span text:style-name="T3292">Otomorpha</text:span></text:span></text:p>
      <text:p text:style-name="Standard"><text:span text:style-name="species"><text:span text:style-name="T3292">ATGGCCGAGAGACGCATCCCATTCTCCTTCATGCGCAGCCCGTCCTGGGACCCGTTTCGGGACTGGTATCAGGGCAGCAGACTGTTCGATCAGTCTTTCGGGATGCCTGCTTTATCTGAGGAGATGTTGACGTTTCCCAGCACGCACTGGCCAGGGTATATGCGACCATTCGGACACCCCGAATTTGCTTCTTTAATGCAGGGCCCACCTGTGATGCCTCCTATGATGACCCCGAGTTACGGACGAGCCCTTTCTAGACAGCTGAGCTCTGGGATGTCGGAGGTCAAGCAGACCGGAGACTCTTGGAAGATCAGCCTAGATGTCAATCACTTTTCCCCCGAGGAGCTGAACGTTAAAACCAAAGACGGGGTGCTGGAGATCACTGGCAAACATGAGGAGAGAAAGGATGAACACGGCTTCATTTCCAGATGCTTCACCAGGAAATACACTCTGCCCCCTGGTGTGGACTCTGAGAAGATCAGCTCCTGTCTTTCTCCTGAAGGAGTCCTGACTGTTGAAGCTCCGCTTCCCAAACCTGCCATCCAGGCCCCAGAAGTTAACATCCCTGTCAACAAAACCACCGTCAGCACCACAAAATAA</text:span></text:span></text:p>
      <text:p text:style-name="P208"><text:span text:style-name="species"><text:span text:style-name="T2601">&gt;182</text:span></text:span><text:span text:style-name="species"><text:span text:style-name="T2602">a</text:span></text:span><text:span text:style-name="species"><text:span text:style-name="T2601">-ENSPNAT00000009103.1-HspB1-</text:span></text:span><text:span text:style-name="species"><text:span text:style-name="T2603">NShortened</text:span></text:span><text:span text:style-name="species"><text:span text:style-name="T2601">-P</text:span></text:span><text:span text:style-name="species"><text:span text:style-name="T606">ygocentrus-nattereri</text:span></text:span><text:span text:style-name="species"><text:span text:style-name="T2604">-Otomorpha</text:span></text:span></text:p>
      <text:p text:style-name="P202"><text:soft-page-break/><text:span text:style-name="species"><text:span text:style-name="T914">ATGGCCGAGAGGCGCATCCCCTTCACCTTCCTGCGTGGACCATCCTGGGATCCGTTCCGTGACTGGCATCAGGGCAGCAGGCTGTTTGACCAGGCATTCGGCATGCCCGCCTTCCCTGAGGAGTTGCCCCTCTTCCCCAGCAGCCACTGGCCCGGCTACATCCGCCCATCCATGGCGGCTGAGATGGCCCCTCTGATGCAGAGTCCCGCCATGGCCAGCCAGCTTCCGACCTCATCCGTAGTGCCCCATCCATCAGCCTATGCCCGCGCCATGTCCCGCCAGCTCAGCACAGGCATGTCTGAGATCAAGCAGACGTCGGATGGCTGGAAGGTCAGCCTGGATGTGAACCATTTTGCCCCTGAGGAGCTCACGGTCAAGACCAAGGACGGTGTAGTGGAAATCATAGGCAAACACGAGGAGAGGAGGGACGAGCACGGCTTTGTGTCCAGATCCTTCACCAGGAAGTACACGCTGCCCCCTGGTGCTGATGCAGAGAAGATCACCTCCTCTCTGTCCCCAGAGGGCGTCCTGACCGTGGAGGCACAACTGCCCAAACCTGCCATACAGTCCTCTGAGATCACCATCCCTGTAAACACAAGCACCAGTAGCGTCGCCAAGAAACCAAGCGATGCCAAGTGA</text:span></text:span></text:p>
      <text:p text:style-name="P69"><text:span text:style-name="species"><text:span text:style-name="T621">&gt;</text:span></text:span><text:bookmark text:name="feature_XP_017316198.1_CDS_0"/><text:span text:style-name="species"><text:span text:style-name="T2605">182b-</text:span></text:span><text:span text:style-name="species"><text:span text:style-name="T2656">XM_017460709.1</text:span></text:span><text:span text:style-name="species"><text:span text:style-name="T622">-HspB1-</text:span></text:span><text:span text:style-name="species"><text:span text:style-name="T2598">Ictalurus</text:span></text:span><text:span text:style-name="species"><text:span text:style-name="T622">-</text:span></text:span><text:span text:style-name="species"><text:span text:style-name="T2598">punctatus</text:span></text:span><text:span text:style-name="species"><text:span text:style-name="T622">-Otomorpha</text:span></text:span></text:p>
      <text:p text:style-name="P186"><text:span text:style-name="species"><text:span text:style-name="T621">ATGACTGAGAGGCGCATCCCTTTCACTTTCCTCCGCACTCCATCCTGGGACCCATTCCGT</text:span></text:span><text:span text:style-name="T3610">GACTGGTACCAAGGCAGCAGGATCTTTGACCAGGCATTTGGGATGCCAGCAGTACCAGAGGAGATGCATGTCTTTCCCAGCACCCACTGGCCTGGCTATATGCGCCCTTCCATTGGTGCTGATATGGCCTCCCTGATGCACAGTGCTCAGGTACCCCCACTTACCATGCCCACTCCGATAGTGCCTCATCCAGCAGCCTATGCCCGTGCCTTGTCACGCCAACTCAGCACCGGGTTGTCTGAGATCAAGCAGACACAGGATGGCTGGAAGGTAAGCTTGGACGTCAACCATTTTGCTCCTGAGGAGCTCACAGTGAAGACCAAGGATGGTGTGGTGGAGATCACTGGAAAACACGAGGAAAGAAAGGACGAGCATGGTGTCATTTCTAGATCCTTCACTAGGAAGTACACACTGCCCCCTGGTGCCGATGCAGAAAAAATCACATCCTCACTTTCCCCTGAGGGTTTCCTGACTGTGGAGGCACCTCTCCCCAAACCCGCCATCCAGTCCTCTGAGATCACCATCCCTGTCAACACGAGCAGCAGCGTCGTGCAAAAGCAGGATGGAGCAAAGTGA</text:span></text:p>
      <text:p text:style-name="P269"><text:span text:style-name="species"><text:span text:style-name="T622">&gt;</text:span></text:span><text:bookmark text:name="feature_XP_026866060.1_CDS_0"/><text:span text:style-name="species"><text:span text:style-name="T622">182c-</text:span></text:span><text:span text:style-name="species"><text:span text:style-name="T2657">XM_027010259.1</text:span></text:span><text:span text:style-name="species"><text:span text:style-name="T622">-HspB1-</text:span></text:span><text:span text:style-name="species"><text:span text:style-name="T2598">Electrophorus</text:span></text:span><text:span text:style-name="species"><text:span text:style-name="T622">-</text:span></text:span><text:span text:style-name="species"><text:span text:style-name="T2598">electricus</text:span></text:span><text:span text:style-name="species"><text:span text:style-name="T622">-Otomorpha</text:span></text:span></text:p>
      <text:p text:style-name="P187"><text:span text:style-name="species"><text:span text:style-name="T622">ATGGCCGAGAGGCGCATCCCCTTAACCTTCCTCCGCACGCCGTCCTGGGACCCGTTCCAT</text:span></text:span><text:span text:style-name="T3610">GACTGGTACCAGGGCAGCAGGCTCTCCGACCAGGCCTTTAGCGTTCCCGCCCTCCCTGAAGAGCTGCCCAGCTTCCCCAGCAGCCACTGGCCCGGCTACATGCGCCCGTCGGCCGCCGCCGCCGCCGCCATCGAGATGGCCTCCATGATGAACTTCCCGCTGGCTGCCCAGATGCCCGTAGTGCCTCCGCAGGCCGCCTATGCTCATGCCCTGATGCGCCAGCTCAGCTCGGGCATGTCGGAGATCAAGCAGACCCAGGAGGGCTGGAAGGTCAGCCTGGATGTCAACCGCTTTGCTCCTGAGGAGCTCACAGTGAAGACCAAGGATGGTGTGGTGGAGATCACTGGCCAACACGAGGAAAGGAAGGATGAACACGGCTACATCTCCAGGTCCTTCACCAGGAAGTACACACTGCCGCCCGGTGCCGACGTGGAGAAGATCGCCTCCTCGCTGTCTCCCGAAGGCGTCCTGACTGTGGAGGCGCCGCTGCCAAAGCCCGCCATCCAGTCCTCGGAGATCACCATCCCCGTGAACACCAGCGGCGTGCCCGCCAAGAAGCCAAGCGAGACGAAGTGA</text:span></text:p>
      <text:p text:style-name="P233"><text:span text:style-name="T1193">&gt;</text:span><text:span text:style-name="T1194">182e-</text:span><text:span text:style-name="T1193">XM_026921457.1</text:span><text:span text:style-name="T1194">-HspB1-</text:span><text:span text:style-name="T1193">Pangasianodon</text:span><text:span text:style-name="T1194">-</text:span><text:span text:style-name="T1193">hypophthalmus</text:span><text:span text:style-name="T1194">-Otomorpha</text:span></text:p>
      <text:p text:style-name="P250"><text:span text:style-name="T1193">ATGGCTGAGAGGCGCATCCCTTTCACTTTTCTCCGTACTCCATCCTGGGAACCGTTCCGT</text:span>GACTGGTACCAGGGCAGCAGGATCTTTGACCAGGCATTTGGGATGCCAATATTACCAGAGGAGATGCACGTCTTTCCCAGCAGCCACTGGCCTGGCTATATGCGCCCTTCCATTGGTGCTGAGATGGCCCCCCTGATGCACAGCGCTCAGATGCCCGCACCCCTAGTGCCTCATCCATCAACCTATGCCCGCGCCTTGTCACGCCAGCTCAGCACCGGGGTGTCTGAGATCAAGCAGACACAGGATGCCTGGAAGGTGAGCTTGGACGTCAACCATTTTGCTCCTGAGGAACTCACGGTGAAGACCAAGGATGGTGTAGTGGAGATCACTGGCAAACACGAGGAAAGGAGGGACGAGCATGGCTTCATATCTAGATCCTTCACTAGGAAGTACACACTGCCCCCTGGTGCCGATGCAGAGAAAATCACCTCCTCACTCTCCCCCGAGGGCGTTCTAACTGTGGAGACGCCACTCCCCAAACCCGCCATCCAGTCCTCGGAGATCACCATCCCTGTAAACACGGCCAGCAGCGTTGTGCAAAAGCAAGATGCCACAAAGTGA</text:p>
      <text:p text:style-name="P161"><text:span text:style-name="species"><text:span text:style-name="T623">&gt;</text:span></text:span><text:bookmark text:name="feature_XP_026988643.1_CDS_0"/><text:span text:style-name="species"><text:span text:style-name="T2606">185-</text:span></text:span><text:span text:style-name="species"><text:span text:style-name="T623">XM_027132842.1-HspB1-</text:span></text:span><text:span text:style-name="species"><text:span text:style-name="T606">Tachysurus</text:span></text:span><text:span text:style-name="species"><text:span text:style-name="T623">-</text:span></text:span><text:span text:style-name="species"><text:span text:style-name="T606">fulvidraco</text:span></text:span><text:span text:style-name="species"><text:span text:style-name="T623">-Otomorpha</text:span></text:span></text:p>
      <text:p text:style-name="P165"><text:span text:style-name="species"><text:span text:style-name="T623">ATGACCGAGAGGCGAATCCCTTTCACTTTCCTCCGTACTCCATCCTGGGACCCGTTCCGT</text:span></text:span><text:span text:style-name="T3610">GACTGGTACCAGGGTAGCAGGATCTTTGACCAGGCATTTGGGATGCCAGCATTACCAGAGGAGATGCACATCTTTCCCAGCAGCCACTGGCCTGGCTATATGCGCCCTTCCATTGGTGCTGAGTTGCCCTCCTTGATGCACGGCACTCAGGTGGCTGTGCCCACTATTCCCACGCCCATGGTGTCTCATCCAGCCACCTATGCCCGTGCTTTTACACGCCAGCTCAGTAGCGGGATGTCTGAGATCAAACAGACACAAGACAGCTGGAAGGTGAGCTTGGATGTCAACCATTTTTCTCCTGAGGAGCTCACAGTGAAGACCAAGGATGGTGTGGTGGAGATCACTGGAAAACATGAGGAGCGGAGGGACGAGCATGGCTTCATATCTAGATCCTTCACTAGGAAGTACACACTGCCCCCTGGAGCCGATGCAGAGAAAATCACCTCCTCTCTCTCCCCCGAGGGCTTCCTGACTGTAGAGGCACAGCTCCCCAAACCCGCCCTCCAGTCCTCTGAGATCACCATCCCTGTGAACACAGACAGCAGCGCCGTGCAAAAGCAGGGAGGAAAAAAGTGA</text:span></text:p>
      <text:p text:style-name="P81"><text:span text:style-name="species"><text:span text:style-name="T3617">&gt;</text:span></text:span><text:bookmark text:name="feature_XP_022061691.1_CDS_0"/><text:span text:style-name="species"><text:span text:style-name="T3618">190-</text:span></text:span><text:span text:style-name="species"><text:span text:style-name="T3617">XM_022205999.1-HspB1-Acanthochromis-polyacanthus-</text:span></text:span><text:span text:style-name="species"><text:span text:style-name="T3619">E</text:span></text:span><text:span text:style-name="species"><text:span text:style-name="T3617">uteleosteomorpha</text:span></text:span></text:p>
      <text:p text:style-name="P81"><text:span text:style-name="species"><text:span text:style-name="T3617">ATGACTGAGAGACATATTCCTTTCACCCTGCACCGCACCCCTAGCTGGGACCCATTCCGT</text:span></text:span><text:span text:style-name="T3610">GACTGGCACCAAAGCAGCCGCATCTTTGACCAGTCCTTCGGTATGCCGGCTCTGCCCGAGGACTTTGCCACATTCCCCAGCACCCACTGGCCGGGGTACCTGAGGCCCTCCTTCCTGGCCCCGGAAATTGGAGCCATGATGCCCCACACACCCATGATGTACGCCAACCCCATGATGGCCCAGCAGGCTCGGGTCCTGTCCCGCCAGATGAGCAGCGGTATGTCAGAGATCAAGCAGACCCAAGACACCTGGAAAATGTGTCTGGATGTCAACCACTTCTCACCTGAGGAGTTGGTGGTGAAGACTAAGGATGGTGTGGTGGAAATCTCTGGCAAACATGAGGAGAGGAAGGACGAGCATGGCTTTGTGTCCAGATGTTTCACCAGAAAATACACCCTCCCCCCGTCAGCGGACATTGAGAAGGTGACCTCCTCCCTGTCTCCTGAGGGGCTTCTGACCGTGGAGGCTCCTTTGATCAGGCCTGCAATCGAGTCCGCAGAGACCACGATACCTGTCAACGTGGACAAAGGTGGTGTGGTTAAGAAGTAG</text:span></text:p>
      <text:p text:style-name="P146"><text:span text:style-name="species"><text:span text:style-name="T620">&gt;</text:span></text:span><text:bookmark text:name="feature_XP_023125110.1_CDS_0"/><text:span text:style-name="species"><text:span text:style-name="T620">191-XM_023269342.1</text:span></text:span><text:span text:style-name="species"><text:span text:style-name="T606">-</text:span></text:span><text:span text:style-name="species"><text:span text:style-name="T620">HspB1-</text:span></text:span><text:span text:style-name="species"><text:span text:style-name="T606">Amphiprion-ocellaris</text:span></text:span><text:span text:style-name="species"><text:span text:style-name="T2607">-</text:span></text:span><text:span text:style-name="species"><text:span text:style-name="T2608">E</text:span></text:span><text:span text:style-name="species"><text:span text:style-name="T2607">uteleosteomorpha</text:span></text:span></text:p>
      <text:p text:style-name="Standard"><text:span text:style-name="species"><text:span text:style-name="T620">ATGAGTGAGAGACATATTCCTTTCACCCTGCTCCGCACCCCCAGCTGGGACCCATTCCGT</text:span></text:span><text:span text:style-name="T3610">GACTGGCACCAGAGCAGCCGCATCTTTGACCAAGCCTTCGGTATGCCGGCTCTGCCCGAGGACTTCGCCACATTCCCCAGCACCCACTGGCCGGGGTACCTGAGGCCCTCCATCCTGGCCCCAGAAATTGGAGCCATGATGCCCCACGCTCCCATGATGTACGCCAATCCCATGATGGCCCAGCAAGCTCGGGTCCTGTCCCGCCAGATGAGCAGTGGTATGTCAGAGATCAAGCAGACCCAAGACACCTGGAAAATGTGTCTGGATGTCAACCACTTCTCACCTGAGGAGCTGGTGGTGAAGACTAAGGATGGTGTGGTGGAAATCTCTGGCAAACATGAGGAGAGGAAGGACGAGCATGGCTTTGTTTCCAGATGCTTCACCAGGAAATACACCCTCCCCCCATCAGCAGACATTGAGAAGGTGACCTCCTCCCTGTCTCCTGAGGGGCTTCTGACCGTGGAGGCTCCTTTGATCAGGCCTGCAATTGAGTCTGCAGAGACTACGATACCTGTCAACGTGGACAAAGGTGGTGTGGTTAAGAAGTAG</text:span></text:p>
      <text:p text:style-name="P155"><text:span text:style-name="species"><text:span text:style-name="T2609">&gt;192b-ENSACLT00000008013.1-HspB1-</text:span></text:span><text:span text:style-name="species"><text:span text:style-name="T606">Astatotilapia-calliptera</text:span></text:span><text:span text:style-name="species"><text:span text:style-name="T2610">-</text:span></text:span><text:span text:style-name="species"><text:span text:style-name="T606">Euteleosteomorpha</text:span></text:span></text:p>
      <text:p text:style-name="P183"><text:span text:style-name="species"><text:span text:style-name="T914">ATGGCTGAGAGACGTATTCCTTTCACCTTGCTCCGCACTCCGAGCTGGGACCCATTTCGTGACTGGCACCAGAGCAGCCGTATCTTTGACCAGACCTTCGGTATGCCCGCCCTGCCCGAGGACATCGCAGCATTTCCCAGCACCCACTGGCCAGGGTACCTGAGGCCATCCATCCTGGCTCCAGAACTAATGACACCGCATGCTCCCTTGATGTATCCAACCCACATGATGGCTCAGCAGGCTCAGGCTCGGGCCCTGTCCCGCCAGCTGAGCAGCGGCATTTCCGAGATCAAGCAGACCCAAGACAGCTGGAAGGTATCGCTGGATGTGAACCACTTCTCACCTGAGGACTTGATGGTGAAGACAAAAGATGGCGTGGTGGAAATCTCGGGTAAGCACGAGGAGAGGAAAGATGAGCATGGTTTTGT</text:span></text:span><text:soft-page-break/><text:span text:style-name="species"><text:span text:style-name="T914">GTCCAGAAGTTTCACCAGGAAGTACACCCTCCCCCCTTCAGCTGATGTTGAGAAGGTGACCTCTGCCCTTTCTCCTGAAGGCGTGCTGACCGTGGAGGCTCCTTTGATCAAACCGGCCATTGAGCACTCAGAAACCACGATACCCGTCAATGTCGAAAGCAACGGCGGTGTGGTGAAGAAGTAG</text:span></text:span></text:p>
      <text:p text:style-name="P119"><text:span text:style-name="species"><text:span text:style-name="T2434">&gt;193-</text:span></text:span><text:span text:style-name="species"><text:span text:style-name="T714">XM_014019664.1</text:span></text:span><text:span text:style-name="species"><text:span text:style-name="T2434">-HspB1-</text:span></text:span><text:span text:style-name="species"><text:span text:style-name="T714">Austrofundulus</text:span></text:span><text:span text:style-name="species"><text:span text:style-name="T2434">-</text:span></text:span><text:span text:style-name="species"><text:span text:style-name="T714">limnaeus</text:span></text:span><text:span text:style-name="species"><text:span text:style-name="T2434">-Euteleosteomorpha</text:span></text:span></text:p>
      <text:p text:style-name="Standard"><text:span text:style-name="species"><text:span text:style-name="T606">ATGGCCGAGAGAGAGATCCCCTTCACCCTGGCCCGCGCCCTGAGCTGGGACCCGTTCCGC</text:span></text:span><text:span text:style-name="T3610">GACTGCAGCCGCATCTTCGACCAGGCCTTTGGGCTGCCGGCCCTGCTGGAAGATTTCCCCACTTTCCCCAGTACCCACTGGCCGGGCTACCTGAGACCATCCCACATGAATCCAGACATCATGTACCCCAGCCAAATGCTGGCCCACCACGCCCGGGCCCTGTCCCGTCAGATGGGCAGCGGGATGTCTGAGATCAAGCAGACCGGCGACAACTGGAAAGTGTCTCTGGACGTCAACCACTTCTCCCCTGATGAGCTGGTGGTCAAGACCAAGGATGGAATCTTGGAAATTTCTGGAAAGCATGAAGAGAGGAAGGATGAGCATGGCTTCATTTCTAGAAGCTTCACTAGAAAATACAGCCTCCCACCCACAGCTAATGTGGAGAAGGTGACTTCCTCCCTCTCTCCTGAGGGGGTCCTGACTGTGGAGGCTCCCATCATCAAGCCGGCCATCGAGTCGTCCGAGAAAACTATTCCTGTGAATGTGGAAAGTGCTGTGGCCAAGAAGTAG</text:span></text:p>
      <text:p text:style-name="P120"><text:span text:style-name="species"><text:span text:style-name="T1717">&gt;</text:span></text:span><text:span text:style-name="species"><text:span text:style-name="T1718">193b-</text:span></text:span><text:span text:style-name="species"><text:span text:style-name="T1717">ENSCSET00000017302.1-</text:span></text:span><text:span text:style-name="species"><text:span text:style-name="T1718">HspB1-</text:span></text:span><text:span text:style-name="species"><text:span text:style-name="T532">Cynoglossus-semilaevis-Euteleosteomorpha</text:span></text:span></text:p>
      <text:p text:style-name="P184"><text:span text:style-name="species"><text:span text:style-name="T725">ATGGCCGAGAGAAGGATTCCTTTCTCCATGCTGCGCACACCGAGCTGGGATCCATTCCACGACTGGCACCAGAGCAGTCGCCTTTTTGATCAGTGCTTCGGCATGCCAGCACTACCGGAGGATTTTGCCACATTCCCTAGCACCCACTGGCCAGGTTACATGAGGCCCTCTATCATGGCCCCCAGCATGACTCCCATGGTCCCCCACGCCCCTATGATGCTCCCTGGACCCATGATGGACCAGCAGGCCCGTGCCCTTTCCCGCCAGATGAGCAGCGGAATGTCAGAGATCAAACAGACCCAGGACAACTGGAAGGTGACTCTGGATGTCAACCACTTTTCACCTGAGGAGCTATTGGTGAAAACAAAGGATGGTGTGGTTGAAATCTCAGGCAAACATGAGGAGAGGAAGGATGAGCACGGTTTCATATCAAGGAGCTTCACCAGGAAATACACCCTGCCCTCTGCAGCTAACATCGAGAAGGTGACCTCCTCCCTGTCTCCTGAAGGTGTGCTCACCATCGAAGCTCCTTTTATCAAACCAGCCATTCAGTCCTCAGAGATCACAATACCTGTCACCTTGTGCTTTTCTCATGGTAACACAAAGGCTGCAAAATCACAACTTCATATATTGATCTAA</text:span></text:span></text:p>
      <text:p text:style-name="P147"><text:span text:style-name="species"><text:span text:style-name="T616">&gt;</text:span></text:span><text:bookmark text:name="feature_XP_015239130.1_CDS_0"/><text:span text:style-name="species"><text:span text:style-name="T2611">194-</text:span></text:span><text:span text:style-name="species"><text:span text:style-name="T616">XM_015383644.1</text:span></text:span><text:span text:style-name="species"><text:span text:style-name="T606">-</text:span></text:span><text:span text:style-name="species"><text:span text:style-name="T616">HspB1-</text:span></text:span><text:span text:style-name="species"><text:span text:style-name="T606">Cyprinodon-variegatus</text:span></text:span><text:span text:style-name="species"><text:span text:style-name="T2612">-Euteleosteomorpha</text:span></text:span></text:p>
      <text:p text:style-name="P185"><text:span text:style-name="species"><text:span text:style-name="T616">ATGGCCGAGAGAAGAATTCCCACCACCATGCAGCGCACCCACAGCTGGGACCCCCTGAGG</text:span></text:span><text:span text:style-name="T3610">GAGCTGCACCACACCAGCCGCATCTTTGACCAGGCATTTGGCCTCCCACCTGTGTTTGAGGACTTCCCAGCATTCCCCTCCACCCATTGGCCTGGATACATGAGGCCATCTCTCATGGGCCCTGACATCATGATGCCCCAGAGCCCAATGCTGTACCACCCCAGCCATATGATGGCCCACCAAGCCAGGGCCCTGTCCCGGCAAATGAGCAGCGGGATGTCTGAGATCAAGCAGACAGACGACAACTGGAAGATCTCCCTGGATGTCCCCCATTTCTCACCTGAGGAGCTGGTAGTGAAGACCAAGGATGGTGTTTTGGAAATTTCTGGCAAGCATGAAGAGAGGAAGGATGAGCACGGTTTTGTGTCGAGGAGCTTCACCAGGAAATACACTCTGCCCACTACAGCAAATATTGAGAAGGTAACCTCCTCCCTTTCTCCTGACGGTGTCCTGACTGTGGAGGCGCCAATAAACAAGCCAGCCATCGAGTACTCTGAGACCACCATTCCTATAAATGTGGAGAACGCCGTAGCCAAGAAGTAG</text:span></text:p>
      <text:p text:style-name="P206"><text:span text:style-name="summary-subhead"><text:span text:style-name="T1761">&gt;ENSGMOT00000013588.1-HspB1-</text:span></text:span><text:span text:style-name="summary-subhead"><text:span text:style-name="T1759">Gadus-morhua-</text:span></text:span><text:span text:style-name="summary-subhead"><text:span text:style-name="T1762">Euteleosteomorpha</text:span></text:span></text:p>
      <text:p text:style-name="Standard"><text:span text:style-name="summary-subhead"><text:span text:style-name="T535">ATGTCTGAGAGACGCATTCCATTCACCCTGCTGCGGACCCCCAGCTGGGACCCCTTCCGCGAGTACCACCAGGGCAGCCGCATCTTCGACCAGGCCTTTGGCATGCCCGCCCTGTGCGAGGAGATGCCCGCCTTCCCCGCCACCAGCCACTGGCCGGGCTACATGAGGCCACAGTTCATGAGCCCCATGATGAGCGCCGACATGGGCTCCATGGGCGCCATGATGCCCCACACGCCCATGGTGAACCCCGGCGCCGTCATGGCCCAGCAGCAGGCAAGGGCCATGTCGCGGCAGATGAGCACGGGCATGTCGGAGATCAAGCAGACGGCGGACAGCTGGAAGGTGTGCCTGGACGTCAATCACTTCTCCCCCGAGGAGCTGGTGGTGAAGACCAAGGACGGTGTGGTGGAGATCTCCGGTAACCATCAGGAGAGAAAAGACGAGCATGGCTTTGTGTCAAGAAGTTTCACAAGAAAATACACGCTGCCCCCCACGGCCAACGTAGAGAAGGTGCAGTCCAGCCTGTCCCCAGAGGGCATGCTGACGGTGGAGGCCCCGCTGGCCATGCAGGCCATCCAGGCCTCTGAGATCACCATCCCCGTGAAGAACGAAGTGGCC</text:span></text:span><text:span text:style-name="summary-subhead"><text:span text:style-name="T1719">AAG</text:span></text:span><text:span text:style-name="summary-subhead"><text:span text:style-name="T1714">TAG</text:span></text:span></text:p>
      <text:p text:style-name="P10"><text:span text:style-name="species"><text:span text:style-name="T3285">&gt;195b-ENSGAFT00000022102.1-HspB1-</text:span></text:span><text:span text:style-name="species"><text:span text:style-name="T3186">Gambusia-affinis</text:span></text:span><text:span text:style-name="summary-subhead"><text:span text:style-name="T3286">-</text:span></text:span><text:span text:style-name="summary-subhead"><text:span text:style-name="T3287">Euteleosteomorpha</text:span></text:span></text:p>
      <text:p text:style-name="P10"><text:span text:style-name="species"><text:span text:style-name="T3186">ATGGCCGAGAGACGCATTCCCTTCACCATGCAGCGCACCCCAAGCTGGGACCCGTTCCGGGACCTGAACCAAACCAGCCGCATCTTCGACCAGGCGTTCGGTCTCCCGCCCGTCTTCGAGGACTTCCCTGGGTTTCCCACCACCCACTGGCCCGGGTACATGAGGCCATCGCTCATGGGCCCGGACGTCATGATGCCCCACGCCCCCATGATGTACCACCCGGGCCACATGATGGCCCACCAAGCCAGGGCCCTGTCCCGGCAGATGAGCAGCGGGATGTCCGAGATCAAGCAGACGCAGGACAACTGGAAGATCTCCCTGGACGTCCCCCATTTCTCACCTGAGGAGCTGGTGGTGAAGACCAAGGACGGCGTTGTGGAAATTTCTGGCAAGCATGAAGAAAGGAAGGACGAACATGGTTTTGTGTCAAGAAGCTTTACCAGAAAATACACTCTGCCCCCTACTGCCAACATGGAGAAGGTGACGTCCTCCCTGTCTCCTGAGGGCATCCTGACTGTGGAGGCTCCAATCAACAAGCCAGCCCTGGAGTACTCGGAGACCACCATTCCTGTAAACGTGGAGAGCTCAGGAGCCGTGGCCAAGAAGTAG</text:span></text:span></text:p>
      <text:p text:style-name="P89"><text:span text:style-name="species"><text:span text:style-name="T1720">&gt;196-</text:span></text:span><text:span text:style-name="species"><text:span text:style-name="T534">ENSGACT00000026785.1-</text:span></text:span><text:span text:style-name="species"><text:span text:style-name="T1720">HspB1</text:span></text:span><text:span text:style-name="summary-subhead"><text:span text:style-name="T1721">-</text:span></text:span><text:span text:style-name="summary-subhead"><text:span text:style-name="T1722">Gasterosteus</text:span></text:span><text:span text:style-name="summary-subhead"><text:span text:style-name="T1720">-</text:span></text:span><text:span text:style-name="summary-subhead"><text:span text:style-name="T1722">aculeatus-</text:span></text:span><text:span text:style-name="summary-subhead"><text:span text:style-name="T1723">Euteleosteomorpha</text:span></text:span></text:p>
      <text:p text:style-name="P88"><text:span text:style-name="species"><text:span text:style-name="T534">ATGGCCGAGAGACATATTCCGTTCGCCCTCCTCCGCACCCCGAGCTGGGACCCGTTCCGCGACTGGCAGCAGAGCCGCATCTTCGATCAGACCTTCGGCATGCCAGCGCTGCACGAGGATTTCCCCACATTCCCAAGCACCCACTGGCCAGGGTACCTGAGGCACTCCATGATGACGCCGGACATGGGCACCATGGGCGCCATGATGCCCCACGCCTCCATGATGTACCCGGCCCCCCTGTTGGGGGCCCATCAGGCTCGTGCCCTGACCCGCCAGATGAGCACGGGCATGTCGGAGATCAAGCAGACCCAAGACAGCTGGAAGGTGTCCCTGGATGTCAACCACTTCTCCCCTGAGGAGCTGGTGGTGAAGACCAAAAACGGCGTGGTGGAGATCACTGGCAAGCATGAAGAGAGGAAGGACGAGCACGGCTTTGTGTCCAGAACCTTTACCAGGAAATACACCCTCCCCTCATCGGCTGACGTTGAGAAGGTGTCCTCCTCCCTGTCCCCCGAGGGGGTGCTGACCGTGGAGGCTCCTTTGATCCGACCAGCCATCGAGTGCTCAGAGACCACGATACCTGTTAACGTGGAAAGCAAGAGTGGCGTGGTGAAGAAGTAG</text:span></text:span></text:p>
      <text:p text:style-name="P239"><text:span text:style-name="species"><text:span text:style-name="T1763">&gt;196b-ENSHCOT00000014698.1-HspB1-</text:span></text:span><text:span text:style-name="species"><text:span text:style-name="T1764">Hippocampus-comes-</text:span></text:span><text:span text:style-name="summary-subhead"><text:span text:style-name="T1762">Euteleosteomorpha</text:span></text:span></text:p>
      <text:p text:style-name="P204"><text:span text:style-name="species"><text:span text:style-name="T737">ATGGCAGAGAGACGTATTCCTTTCACCACGCTCCGCACCCCGAGCTGGGACCCCTTCCGCGACTGGCACAGCCGTATCTTCGACCAGACCTTTGGCATGCCCGCCTCAGCGGAAGATTTGGCTTTGTACCCCAGCACCCACTGGCCCGGCTACATGAGGCCCTCAGTGATGCCCACCGAGATGGGCGCCGTGATGCCTCACACTCCCATGATGTACCCGGGTGCCATGATGGCCCAGCAGGCTCGCGCCCTGTCGCGCCAGATGAGCACGGGCATGTCGGAGATCAAGCAGACCCAAGACAACTGGAAAGTCTCTCTGGACGTGAACCACTTCTCACCTGAAGAGCTGGTGGTCAAGACCAAGGATGGGGTGGTGGAAATCACTGGCAAGCATGAGGAGCGTAAAGACGAACATGGTTTTGTGTCCAGATCTTTCACCAGGAAATATACCCTCCCCTCCGGCGCCAACGTGGAAAAGGTCACCTCCTCATTGTCTCCTGAAGGCGTGTTGACGGTGGAGGCCCCGCTCGCCAAGCCGGCCATCGGGGCTGCAGAGACCTCAATACCCGTCACTGTGGACACCAAAAGCGATGTGGTGAAGAAATAG</text:span></text:span></text:p>
      <text:p text:style-name="P9"><text:span text:style-name="species"><text:span text:style-name="T3620">&gt;</text:span></text:span><text:bookmark text:name="feature_XP_017267981.1_CDS_0"/><text:span text:style-name="species"><text:span text:style-name="T3621">197-</text:span></text:span><text:span text:style-name="species"><text:span text:style-name="T3620">XM_017412492.2-</text:span></text:span><text:span text:style-name="species"><text:span text:style-name="T3621">HspB1-</text:span></text:span><text:span text:style-name="species"><text:span text:style-name="T3620">Kryptolebias-marmoratus</text:span></text:span><text:span text:style-name="summary-subhead"><text:span text:style-name="T535">-</text:span></text:span><text:span text:style-name="summary-subhead"><text:span text:style-name="T1734">Euteleosteomorpha</text:span></text:span></text:p>
      <text:p text:style-name="P84"><text:span text:style-name="species"><text:span text:style-name="T3620">ATGGCTGAGAGACATATTCCCTTCACCCTGGCCCGGACCCTGAGCTCGGACCCATTCCGT</text:span></text:span><text:span text:style-name="T3610">GACTGGCCCCACAGCAGCCGTATCTTCGACCAGTCCTTCGGCATGCCTGCCCTGTTCGAGGACTTCCCCACATTCCCCAGCACCCACTGGCCGGGGTACCTGAGACCATCCTTCATGGGCCCAGACATCATGATGCCCCACAGCCCAATGATGT</text:span><text:soft-page-break/><text:span text:style-name="T3610">ACCCCAGCCACATGATGGCCCACCAGGCCCGTGCCCTGTCCCGCCAGATGAGCAGCGGGATTTCAGAGATCAAGCAGACTGGGGACAACTGGAAGGTGTCTCTAGATGTAAACCACTTCTCTCCGGAGGAGCTGGTGGTGAAGACCAAGGACGGAGTCGTGGAAATATCTGGCAAGCATGAAGAGAGGAAGGACGAGCACGGTTTCATTTCCAGAAGCTTCACCAGGAAATACACCCTCCCCCCTACAGCTAACGTTGAGAAGGTGAGCTCCTCCCTCTCTCCTGAGGGGATTCTGACTGTGGAGGCTCCTATCGCCAAGCCAGCCATCGAGTCGTCTGAGACTACTATTCCCGTTAACGTGGAAGGCGCCGTGGCCAAGAAGTAG</text:span></text:p>
      <text:p text:style-name="P240"><text:span text:style-name="species"><text:span text:style-name="T1724">&gt;197a-ENSLBET00000008022.1-</text:span></text:span><text:span text:style-name="species"><text:span text:style-name="T532">Labrus-bergylta-Euteleosteomorpha</text:span></text:span></text:p>
      <text:p text:style-name="P203"><text:span text:style-name="species"><text:span text:style-name="T725">ATGACTGAGAGGCGTATTCCTTTCACCCTGCTCCGCACCCCCAGCTGGGACCCCTTCCGGGACTGGCAGCAAAACAGCCGTATCTTCGACCAGACCTTCGGCATGCCGGCTCTGCCCGAGGAGTTCACCACATTCCCCACTACCCACTGGCCCGGGTACCTGAGGCCCTCCGTGTTTACCCCTGAAATGGGCTCGATGATGCCCCACACCCCCATGATGCCTCAGACCCCCATGATGCCTCAGACCACCATGATGTATCCGGGCGCTGTCATGGCCCAGCAGGCCCGTGCTCTGACCCGCCAGATGAGCACCGGCATGTCAGAGATCAAGCAGACCCAAGACAGCTGGAAGGTGTCTCTGGATGTGAACCACTTCTCACCTGAGGAGCTCGTGGTCAAGACCAAAGACGGAGTAGTGGAGATCACAGGGAAGCATGAGGAGAGGAAGGACGAGCATGGTTTTGTGTCCAGATGCTTCACCAGGAAGTACACCCTCCCCTCTTCAGCTAACATCGAGAAGGTGACCTCCTCCCTGTCTCCTGAGGGGTTCCTGACCGTGGAGGCTCCTCTGATGGTGCCCGCCATCCAATCCTCAGAAACCACCATACCCGTCAACGTGGACAACAAAGGTGGAGTGGTGAAGAAGTAG</text:span></text:span></text:p>
      <text:p text:style-name="P126"><text:span text:style-name="species"><text:span text:style-name="T604">&gt;</text:span></text:span><text:bookmark text:name="feature_NP_001290240.1_CDS_0"/><text:span text:style-name="species"><text:span text:style-name="T2613">198-</text:span></text:span><text:span text:style-name="species"><text:span text:style-name="T604">NM_001303311.1-HspB1-</text:span></text:span><text:span text:style-name="species"><text:span text:style-name="T606">Larimichthys</text:span></text:span><text:span text:style-name="species"><text:span text:style-name="T604">-</text:span></text:span><text:span text:style-name="species"><text:span text:style-name="T606">crocea</text:span></text:span><text:span text:style-name="species"><text:span text:style-name="T604">-Euteleosteomorpha</text:span></text:span></text:p>
      <text:p text:style-name="Standard"><text:span text:style-name="species"><text:span text:style-name="T604">ATGACTGAGAGACGTATTCCTTTCACCGTGCTCCGCACCCCAAGCTGGGACCCATTCCGT</text:span></text:span><text:span text:style-name="T3610">GACTGGCAGAACAGCCGCATCTTCGACCAGGCCTTCGCCATGCCGGCTCTGCCCGAGGACTTCCCCACATTCCCCAGCACCCACTGGCCCGGGTACATGCGGCCTTCCTTCATGGTCCCAGACATGGGCGCCATGATGCCTCACACCCCCATGATGTACCCCAATCCCATGATGGCCCAGCAGCAGGCTCGCGCCTTGACCCGCCAGATGAGCAGCGGTATGTCAGAGATCAAGCAGACCCAAGACAACTGGAAGGTGTCCCTGGATGTCAACCACTTTTCACCCGAGGAGCTGGTGGTGAAGACCAAGGACGGTGTGGTGGAAATCACTGGCAAGCACGAGGAGAGGAAGGACGAGCACGGCTTTGTGTCCAGAACCTTCACCAGGAAATACACCCTTCCCCCGTCAGCTAACGTCGAGAAGGTGACCTCCTCCCTGTCTCCTGAGGGGCTGCTGACCGTGGAGGCTCCTTTGATTGTACCGGCCATTGAGTCCTCAGAAACCACGATACCTGTCAACGTGGACACACAAGGTGGCGTGGTGAAGAAGTAG</text:span></text:p>
      <text:p text:style-name="P83"><text:span text:style-name="species"><text:span text:style-name="T3622">&gt;</text:span></text:span><text:bookmark text:name="feature_XP_018547852.1_CDS_0"/><text:span text:style-name="species"><text:span text:style-name="T3623">199-</text:span></text:span><text:span text:style-name="species"><text:span text:style-name="T3622">XM_018692336.1-HspB1-Lates-calcarifer</text:span></text:span><text:span text:style-name="species"><text:span text:style-name="T604">-Euteleosteomorpha</text:span></text:span></text:p>
      <text:p text:style-name="Preformatted_20_Text"><text:span text:style-name="species"><text:span text:style-name="T3622">ATGACTGAGAGACATATCCCTTTCACCCTGCTCCGCACCCCAAGCTGGGACCCATTCCGT</text:span></text:span><text:span text:style-name="T3610">GACTGGCACCAGAGCAGCCGCATCTTCGACCAGACCTTCGGCATGCCCGCCGTGCCGGAGGACTTCACCACATTCCCCAGCACCCACTGGCCGGGATACCTGCGGCCCTCCATCCTAACCCCGGAGATGACCGGCATGATCCCCCATACCCCCATGATGTACCCCGGAGCCGTGATGGCCCAGCAGGCTCGTGCCCTGTCCCGCCAGATGAGCAGTGGCATGTCAGAGATCAAGCAGACCCAAGACAGCTGGAAGGTGTCCCTGGATGTCAACCACTTCTCGCCTGAGGAGCTGGTGGTGAAGACCAAGGACAATGTGGTGGAGATCACTGGCAAACACGAGGAGAGGAAGGACGAGCACGGTTTTGTGTCCAGATGCTTCACCAGGAAATACACCCTCCCCTCTACAGCTAACATTGAAAAGGTGACCTCCTCCCTGTCTCCTGAGGGGGTGCTCACCATCGAGGCTCCTTTGATCAGACCAGCCATTGAGGCCTCAGAGACCACAATACCAGTCACCGTGGACACCAAAGGTGGCGTGGTGAAGAAGTAG</text:span></text:p>
      <text:p text:style-name="P211"><text:span text:style-name="species"><text:span text:style-name="T2623">&gt;</text:span></text:span><text:span text:style-name="species"><text:span text:style-name="T2624">199b-</text:span></text:span><text:span text:style-name="species"><text:span text:style-name="T2623">ENSMAMT00000009140.1-</text:span></text:span><text:span text:style-name="species"><text:span text:style-name="T2624">HspB1-</text:span></text:span><text:span text:style-name="species"><text:span text:style-name="T1730">Mastacembelus-armatus</text:span></text:span><text:span text:style-name="species"><text:span text:style-name="T1725">-</text:span></text:span><text:span text:style-name="summary-subhead"><text:span text:style-name="T1726">Euteleosteomorpha</text:span></text:span></text:p>
      <text:p text:style-name="P86"><text:span text:style-name="species"><text:span text:style-name="T2625">ATGGCTGAGAGACATATTCCTTTCACCCTGCTCCGCACTCCGAGTTGGGACCCATTCCGTGACTGGCCCCAGAGCAGTCGCATCTTCGACCAGGCCTTCGGCATGCCCGTCCTGCCAGAGGACCTCGCCACATTCCCTAGCACCCATTGGCCAGGGTACATACGGCCCACCATCCTGGCCCCAGATATGGCCACCATGATGTACCCTGGTGCCGTGATGGCCCAGCAGGCTCGTGCCCTGTCCCGCCAGATGAGCAGCGGCATGTCAGAGATTAAGCAGACTCAAGACAACTGGAAAGTATCCCTTGATGTGAACCACTTCTCACCTGAGGAGCTGGTGGTGAAGACCAAGGATGGTGTGGTGGAAATCAGTGGCAAGCATGAAGAGAGGAAGGACGAGCATGGTTTTGTGTCCAGAAGCTTCACCAGGAAATACACACTGCCTCCGACAACTAACATTGAAAAGGTGACTTCCTCCCTGTCTCCTGAGGGGGTGCTGACTGTTGAGGCTCCTTTGATCAGACCGGCCATCGAGTCTTCAGCGACCACAATACCTGTCACAGTGGACAGCAAAGGTGGAGTGGTGAAGAAG</text:span></text:span><text:span text:style-name="species"><text:span text:style-name="T1242">TAG</text:span></text:span></text:p>
      <text:p text:style-name="P149"><text:span text:style-name="species"><text:span text:style-name="T618">&gt;</text:span></text:span><text:bookmark text:name="feature_XP_004557513.1_CDS_0"/><text:span text:style-name="species"><text:span text:style-name="T618">200-XM_004557456.4</text:span></text:span><text:span text:style-name="species"><text:span text:style-name="T606">-</text:span></text:span><text:span text:style-name="species"><text:span text:style-name="T618">HspB1-</text:span></text:span><text:span text:style-name="species"><text:span text:style-name="T606">Maylandia-zebra</text:span></text:span><text:span text:style-name="species"><text:span text:style-name="T2614">-</text:span></text:span><text:span text:style-name="summary-subhead"><text:span text:style-name="T1726">Euteleosteomorpha</text:span></text:span></text:p>
      <text:p text:style-name="P11"><text:span text:style-name="species"><text:span text:style-name="T618">ATGGCTGAGAGACGTATTCCTTTCACCTTGCTCCGCACTCCGAGCTGGGACCCATTTCGT</text:span></text:span><text:span text:style-name="T3610">GACTGGCACCAGAGCAGCCGTATCTTTGACCAGACCTTCGGTATGCCCGCCCTGCCCGAGGACATCGCAGCATTTCCCAGCACCCACTGGCCAGGGTACCTGAGGCCATCCATCCTGGCTCCAGAACTAATGACACCGCATGCTCCCTTGATGTATCCAACCCACATGATGGCTCAGCAGGCTCAGGCTCGGGCCCTGTCCCGCCAGCTGAGCAGCGGCATTTCCGAGATCAAGCAGACCCAAGACAGCTGGAAGGTATCGCTGGATGTGAACCACTTCTCACCTGAGGACTTGATGGTGAAGACAAAAGATGGCGTGGTGGAAATCTCGGGTAAGCACGAGGAGAGGAAAGATGAGCATGGTTTTGTGTCCAGAAGTTTCACCAGGAAGTACACCCTCCCCCCTTCAGCTGATGTTGAGAAGGTGACCTCTGCCCTTTCTCCTGAAGGCGTGCTGACCGTGGAGGCTCCTTTGATCAAACCGGCCATTGAGCACTCAGAAACCACGATACCCGTCAATGTCGAAAGCAACGGCGGTGTGGTGAAGAAGTAG</text:span></text:p>
      <text:h text:style-name="P157" text:outline-level="2"><text:span text:style-name="species"><text:span text:style-name="T2845">&gt;200c-ENSMMOT00000007488.1-HspB1-Mola-mola</text:span></text:span><text:span text:style-name="species"><text:span text:style-name="T2846">-</text:span></text:span><text:span text:style-name="summary-subhead"><text:span text:style-name="T1785">Euteleosteomorpha</text:span></text:span></text:h>
      <text:h text:style-name="P201" text:outline-level="2"><text:span text:style-name="species"><text:span text:style-name="T2844">ATGGCCGAGAGACGTATTCCTTTCACCCTGCTCCGCACCCCGAGCTGGGACCCATTCCGTGACTGGCACCAGCACAGCCGCATCTTCGACCAGTCTTTTGGCATGCCGGCCATGCCTGAGGACTTCACCACATTCCCCAGCAACCACTGGCCCGGGTACCTGCGGCCCTCCATCCTGGCCCCGGACATGGCCCTCATGACACCCCACCAGACGCGCGCCCTGACCCGCCAGATGAGCAGCGGCGTGTCAGAGATCAAGCAGACCCAGGAGAACTGGAAGGTGTCACTGGATGTCAACCACTTCTCACCTGAGGAGCTGGTGGTGAAGACCAAGGACGGCGTGGTGGAAATCACTGGCAAGCATGAGGAGAGGAAAGACGAACACGGCTTTGTGTCCAGAACCTTCACCAGGAAATACACCCTCCCTCCTACAGCTAACGTGGAGAAGGTGGTCTCCTCCCTGTCTCCTGAAGGGGTGCTCACCGTGGAGGCCCCTTTGATGGTGCCGGCCGTTGAGTCGTCAGAGACCATGATACCAGTTACCGTGGCCGACCAAGGTGGTGTGGTGAAGAAGTAG</text:span></text:span></text:h>
      <text:h text:style-name="P159" text:outline-level="1"><text:span text:style-name="species"><text:span text:style-name="T2770">&gt;</text:span></text:span><text:span text:style-name="species"><text:span text:style-name="T2771">200b-</text:span></text:span><text:span text:style-name="species"><text:span text:style-name="T2749">ENSMALT00000001108.1-</text:span></text:span><text:span text:style-name="species"><text:span text:style-name="T2770">HspB1-</text:span></text:span><text:span text:style-name="species"><text:span text:style-name="T2749">Monopterus-albus-</text:span></text:span><text:span text:style-name="summary-subhead"><text:span text:style-name="T2772">Euteleosteomorpha</text:span></text:span></text:h>
      <text:p text:style-name="P105"><text:span text:style-name="species"><text:span text:style-name="T725">ATGGCTGAGAGACGTATTCCTTTCACTCTGCTCCGCACACCGAGCTGGGACCCATTTCGTGACTGGCACCAGAGCAGCCGTATCTTTGACCAGGCCTTTGGTATGCCGGCTCTGCCAGAGGACTTTGTCACATTCCCTACTACCCACTGGCCAGGGTACTTGCGGCCCTCCATTCTGGCCCCAGACATGGGCACCATGATGCCCCACTCTCCCATGATGTACCCTGGTGCCATGTTGGCCCAGCAGGCTCGTGCCCTGTCTCGCCAGATGAGCAGTGGCATGTCAGAAGTCAAGCAGACCCAAGACAGCTGGAAAGTGTCCCTCGATGTCAATCACTTTTCGCCTGACGAGCTAGTGGTGAAGACCAAGGATGGACTGGTGGAAATCAATGGCAAACATGAGGAGAGGAAGGATGAGCAA</text:span></text:span><text:soft-page-break/><text:span text:style-name="species"><text:span text:style-name="T725">GGTTTTGTGTCCAGAAGCTTCACCAGGAAATACACCCTCCCCCCGACAGCTGACATTGAGAAGGTGACTTCCTCCCTGTCTCCTGAGGGGGTGCTAACCATTGAGGCTCCTTTGATCAGACCGGCCATCGAGTCCTCACAGACCACAATACCTGTCACCATGGACAGCAAAGGTGGCGTGGTGAAGAAGTAG</text:span></text:span></text:p>
      <text:p text:style-name="P150"><text:span text:style-name="species"><text:span text:style-name="T619">&gt;</text:span></text:span><text:bookmark text:name="feature_XP_015817266.1_CDS_0"/><text:span text:style-name="species"><text:span text:style-name="T619">201a-XM_015961780.1</text:span></text:span><text:span text:style-name="species"><text:span text:style-name="T606">-</text:span></text:span><text:span text:style-name="species"><text:span text:style-name="T619">HspB1-</text:span></text:span><text:span text:style-name="species"><text:span text:style-name="T606">Nothobranchius-furzeri</text:span></text:span><text:span text:style-name="species"><text:span text:style-name="T2615">-Euteleos</text:span></text:span><text:span text:style-name="species"><text:span text:style-name="T2616">t</text:span></text:span><text:span text:style-name="species"><text:span text:style-name="T2615">eomorpha</text:span></text:span></text:p>
      <text:p text:style-name="P182"><text:span text:style-name="species"><text:span text:style-name="T619">ATGGCTGAGAGAAATATTCCCTTCACCCTGGCCCGCACTCCCAGCTGGGATCCGCTCCGG</text:span></text:span><text:span text:style-name="T3610">GACTGGCACCACAGCAGCCGGATCTTTGACCAGATCTTCGGCATGCCGGCCCTGCTGGAGGACTTTCCCACGTTCCCCAGCTCCCGCTGGCCCGGCTACCTGAGGCCCTCCATCCTGGGCACTGACATCATGATGCCCCACAGCCACATGTACCCGGGACAGATGTTGGCCCAGCAGGCTCGTGCCCTGTCCAGGCAGATGGGCAGTGGCGTGTCAGAGATCAAGCAGACGCAGGACAGCTGGAAGGTGTCCCTTGACGTCAACCACTTCTCACCTGAGGAGCTGGTGGTGAAGATGAAGGATGGTGTTGTGGAGATCTCTGGAAAGCACGAGGAGAGGAAGGATGAACACGGCTTCATTTCTAGGAGCTTCACCAGGAAATACACCCTCCCTCCTACCGCTACTTTCGAGAAGGTGACCTCCTCTCTCTCCCCTGAGGGGATTCTGACCGTGGAGGCTCCTCTGATGGCCATCGAGTCGACCGAAACCACGATCCCCGTCACCGTGGAGAAGAAACCCGCCGTGACCCAGAAGTAG</text:span></text:p>
      <text:p text:style-name="P151"><text:span text:style-name="species"><text:span text:style-name="T1727">&gt;</text:span></text:span><text:bookmark text:name="feature_NP_001266459.1_CDS_0"/><text:span text:style-name="species"><text:span text:style-name="T1727">207a-</text:span></text:span><text:span text:style-name="species"><text:span text:style-name="T1738">NM_001279530.1</text:span></text:span><text:span text:style-name="species"><text:span text:style-name="T532">-</text:span></text:span><text:span text:style-name="species"><text:span text:style-name="T1727">HspB1-</text:span></text:span><text:span text:style-name="species"><text:span text:style-name="T532">Oreochromis-niloticus</text:span></text:span><text:span text:style-name="summary-subhead"><text:span text:style-name="T1715">-</text:span></text:span><text:span text:style-name="summary-subhead"><text:span text:style-name="T1716">Euteleosteomorpha</text:span></text:span></text:p>
      <text:p text:style-name="P118"><text:span text:style-name="species"><text:span text:style-name="T536">ATGGCTGAGAGACGTATTCCTTTCACCTTGCTCCGCACTCCGAGCTGGGACCCATTTCGT</text:span></text:span><text:span text:style-name="T3635">GACTGGCACCAGAGCAGCCGTATCTTTGACCAGACCTTCGGCATGCCCGCCCTGCCCGAGGACATCGCCGCATTCCCCAGCACCCACTGGCCAGGGTACCTGAGGCCATCCATCCTGGCCCCAGAACTAATGACACCGCATGCCCCTTTGATGTATCCAACCCACATGATGGCTCAGCAGGCTCAGGCTCGGGCCCTGTCCCGCCAGCTGAGCAGCGGAATTTCCGAGATCAAGCAGACCCAAGACAGCTGGAAAGTATCGCTGGATGTGAACCACTTCTCACCTGAGGAGCTGGTGGTGAAGACGAAAGATGGCGTGGTGGAAATCTCGGGTAAGCACGAGGAGAGGAAAGATGAGCATGGTTTTGTGTCCAGAAGTTTCACCAGGAAGTACACCCTCCCCCCTTCAGCTGATGTTGAGAAGGTGAACTCTGCCCTTTCTCCTGAAGGCGTGCTGACCGTGGAGGCTCCTTTGATCAAACCAGCCATCGAGCACTCAGAAACCACAATACCTGTCAATGTCGAAAGCAAAGGCGGTGTGGTGAAGAAGTAG</text:span></text:p>
      <text:p text:style-name="P148"><text:span text:style-name="species"><text:span text:style-name="T617">&gt;209-XM_020085355.1-HspB1-variant-X2-</text:span></text:span><text:span text:style-name="species"><text:span text:style-name="T606">Paralichthys-olivaceus</text:span></text:span><text:span text:style-name="species"><text:span text:style-name="T2617">-</text:span></text:span><text:span text:style-name="species"><text:span text:style-name="T606">Euteleosteomorpha</text:span></text:span></text:p>
      <text:p text:style-name="P181"><text:span text:style-name="species"><text:span text:style-name="T617">ATGGCCGAGAGACGGATTCCTTTCACCCTGCTCCGCACCCAGAGCTGGGACCCATTCCGT</text:span></text:span><text:span text:style-name="T3610">GACTGGTGCCAGAGCAGTCGCATGTTCGACCAGTCCTTCGGCATGCCGACCCTTGCGGAAGACTTTGGCACATTCCCAAGCACCCATTGGCCGGGGTACCTGCGGTCGTCCGTTCTGACCCCAGAAATGGGCACCATGACACCCCACACTCCCATGATGACCCACACTCCCATGATGTATCCCGGCGCCATGATGGTCCAGCAGGCCCAGCAGGCGCAGCAGGCTCGTGCTCTGTCCCGCCAGATGAGCAGCGGCCTGTCGGAGATCAAGCAGACCCAAGACAACTGGAAGGTGTCCCTGGATGTCAACCACTTCTCGCCCGAGGAGCTGGTGGTGAAAACCAAGGATGGTGTGGTGGAAATCACTGGGAAGCATGAGGAGAGGAAGGATGAGCACGGTTTTGTGTCCAGGACCTTCACCAGGAAATACACCCTGCCCTCCACAGCTGACATTGAGAAGGTGACCTCCTCCCTGTCCCCTGAGGGGGTGCTCACCATTGAGGCTCCTCTTATCAGACCCGCCATCGAGTCTTCAGAGATCACGATACCCGTCACCATGGACAACAAAAGTGGCGTGGTGAAGAAGTAG</text:span></text:p>
      <text:p text:style-name="P124"><text:span text:style-name="species"><text:span text:style-name="T2618">&gt;</text:span></text:span><text:bookmark text:name="feature_XP_014844531.1_CDS_0"/><text:span text:style-name="species"><text:span text:style-name="T2618">210-XM_014989045.1-HspB1-</text:span></text:span><text:span text:style-name="species"><text:span text:style-name="T606">Poecilia</text:span></text:span><text:span text:style-name="species"><text:span text:style-name="T2618">-</text:span></text:span><text:span text:style-name="species"><text:span text:style-name="T606">mexicana-</text:span></text:span><text:span text:style-name="species"><text:span text:style-name="T2619">Euteleosteomorpha</text:span></text:span></text:p>
      <text:p text:style-name="P166"><text:span text:style-name="species"><text:span text:style-name="T715">ATGGCCGAGAGACGCATTCCCTTCACCTTGCAGCGCACCCCGAGCTGGGACCCGTTCCGG</text:span></text:span><text:span text:style-name="T3023">GACCAAACCAGCCGCATCTTCGACCAGGCGTTCGGCCTCCCGCCCGTCTTCGAGGACTTCTCTGGGTTCCCCACCACCCACTGGCCCGGGTACATGAGACCATCGCTCATGGGCCCGGACATCATGATGCCCCATGGCCCCATGATGTACCACCCGGGCCACATGATGGCCCACCAAGCCAGGACCCTGTCCCGGCAGATGAGCAGCGGGATGTCCGAGATCAAGCAGACGCAGGACAACTGGAAGATCTCCCTGGACGTCCCCCATTTCTCACCTGAGGAGCTGGTGGTGAAGACCAAGGACGGCGTTTTGGAAATTTCTGGCAAGCATGAAGAGAGGAAGGACGAACATGGTTTTGTGTCAAGAAGCTTTACCAGAAAATACACTCTGCCCCCTACTGCCAACATCGAGAAGGTGACGTCCTCCCTGTCCCCTGAGGGCGTCCTGACTGTGGAGGCTCCGATCAACAAGCCGGCCCTGGAGTACTCCGAGACCACCATTCCTGTAAACGTGGAGAGCTCAGCAGCCGTGGCCAAGAAGTAG</text:span></text:p>
      <text:p text:style-name="P93"><text:span text:style-name="species"><text:span text:style-name="T3628">&gt;</text:span></text:span><text:span text:style-name="species"><text:span text:style-name="T3629">211-</text:span></text:span><text:span text:style-name="species"><text:span text:style-name="T3628">ENSPLAT00000000657.1-</text:span></text:span><text:span text:style-name="species"><text:span text:style-name="T3629">HspB1-Poecilia</text:span></text:span><text:span text:style-name="species"><text:span text:style-name="T3630">-</text:span></text:span><text:span text:style-name="species"><text:span text:style-name="T3629">latipinna-</text:span></text:span><text:span text:style-name="species"><text:span text:style-name="T3631">Euteleosteomorpha</text:span></text:span></text:p>
      <text:p text:style-name="Standard"><text:span text:style-name="species"><text:span text:style-name="T3616">ATGGCCGAGAGACGCATTCCCTTCACCTTGCAGCGCACCCCGAGCTGGGACCCGTTCCGGGACCAAACCAGCCGCATCTTCGACCAGGCGTTCGGCCTCCCGCCCGTCTTCGAGGACTTCTCTGGGTTCCCCACCACCCACTGGCCCGGGTACATGAGACCATCGCTCATGGGCCCGGACATCATGATGCCCCATGGCCCCATGATGTACCACCCGGGCCACATGATGGCCCACCAAGCCAGGACCCTGTCCCGGCAGATGAGCAGCGGGATGTCCGAGATCAAGCAGACGCAGGACAACTGGAAGATCTCCCTGGACGTCCCCCATTTCTCACCTGAGGAGCTGGTGGTGAAGACCAAGGACGGCGTTTTGGAAATTTCTGGCAAGCATGAAGAGAGGAAGGACGAACATGGTTTTGTGTCAAGAAGCTTTACCAGAAAATACACTCTACCCCCTACTGCCAACATCGAGAAGGTGACGTCCTCCCTGTCCCCTGAGGGCGTCCTGACTGTGGAGGCTCCGATCAACAAGCCGGCCCTGGAGTACTCCGAGACCACCATTCCTGTAAACGTGGAGAGCTCAGCAGCTGTGGCCAAGAAGTAG</text:span></text:span></text:p>
      <text:p text:style-name="P268"><text:span text:style-name="T3362">&gt;</text:span><text:span text:style-name="T3363">211a-</text:span><text:span text:style-name="T3353">ENSPFOT00000008950.1</text:span><text:span text:style-name="T966">-</text:span><text:span text:style-name="T967">HspB1-Poecilia</text:span><text:span text:style-name="T968">-</text:span><text:span text:style-name="T967">latipinna-</text:span><text:span text:style-name="T966">Euteleosteomorpha</text:span></text:p>
      <text:p text:style-name="P219"><text:span text:style-name="T3392">ATGGCCGAGAGACGCATTCCCTTCACCTTGCAGCGCACCCCGAGCTGGGACCCGTTCCGGGACCAAACCAGCCGCATCTTCGACCAGGCGTTCGGCCTCCCGCCCGTCTTCGAGGACTTCTCTGGGTTCCCCACCACCCACTGGCCCGGGTACATGAGACCATCGCTCATGGGCCCGGACATCATGATGCCCCATGGCCCCATGATGTACCACCCGGGCCACATGATGGCCCACCAAGCCAGGACCCTGTCCCGGCAGATGAGCAGCGGGATGTCCGAGATCAAGCAGACGCAGGACAACTGGAAGATCTCCCTGGACGTCCCCCATTTCTCACCTGAGGAGCTGGTGGTGAAGACCAAGGACGGCGTTTTGGAAATTTCTGGCAAGCATGAAGAGAGGAAGGACGAACATGGTTTTGTGTCAAGAAGCTTTACCAGAAAATACACTCTGCCCCCTACTGCCAACATCGAGAAGGTGACGTCCTCCCTGTCCCCTGAGGGCGTCCTGACTGTGGAGGCTCCGATCAACAAGCCGGCCCTGGAGTACTCCGAGACCACCATTCCTGTAAACGTGGAGAGCTCAGCAGCTGTGGCCAAGAAGTAG</text:span></text:p>
      <text:p text:style-name="P228"><text:span text:style-name="T3364">&gt;211c-</text:span><text:span text:style-name="T3362">ENSPRET00000012065.1-</text:span><text:span text:style-name="T3364">HspB1-</text:span><text:span text:style-name="T969">Poecilia</text:span><text:span text:style-name="T968">-</text:span><text:span text:style-name="T970">reticulata</text:span><text:span text:style-name="T969">-</text:span><text:span text:style-name="T966">Euteleosteomorpha</text:span></text:p>
      <text:p text:style-name="P219"><text:span text:style-name="T3392">ATGGCCGAGAGACGCATTCCCTTCACCTTGCAACGCACCCCGAGCTGGGACCCGTTCCGGGACCAAACCAGCCGCATCTTCGACCAGGCGTTCGGCCTCCCGCCCGTCTTCGAGGACTTCTCTGTGTTCCCCACCACCCACTGGCCCGGGTACATGAGGCCTTCGCTCATGAGCCCGGACATCATGATGCCCCACGGCCCCATGATGTACCACCCGGGCCAAGTGATGGCCCACCAAGCCAGGGCCCTGTCCCGGCAGACGAGCAGTGGGATGTCTGAGATCAAGCAGACGCAGGACAACTGGAAGATCTCCCTGGACGTCCCCCATTTCTCACCCGAGGAGCTGGTGGTGAAGACCAAGGACGGCGTTTTGGAAATTTCTGGCAAGCATGAAGAGCGGAAGGACGAACATGGTTTTGTGTCAAGAAGCTTTACCAGAAAATACACTCTGCCCCCTACTGCCAACATCGAGAAGGTGACGTCCTCCCTGTCCCCTGAGGGCGTCCTGACTGTGGAGGCTCCGATCAACAAGCCGGCCCTGGAGTACTCCGAGACCACCATTCCTGTAAACGTGGAGAGCTCAGCAGCCGTGGCCAAGAAGTAG</text:span></text:p>
      <text:h text:style-name="P73" text:outline-level="1"><text:soft-page-break/><text:span text:style-name="T1731">&gt;211b-</text:span><text:span text:style-name="T1732">ENSPNYT00000022694.1-</text:span><text:span text:style-name="T1731">HspB1-</text:span><text:span text:style-name="Strong_20_Emphasis"><text:span text:style-name="T1732">Pundamilia-nyererei-</text:span></text:span><text:span text:style-name="Strong_20_Emphasis"><text:span text:style-name="T1731">Euteleosteomorpha</text:span></text:span></text:h>
      <text:p text:style-name="P284"><text:span text:style-name="T3347">ATGGCTGAGAGACGTATTCCTTTCACCTTGCTCCGCACTCCGAGCTGGGACCCATTTCGTGACTGGCACCAGAGCAGCCGTATCTTTGACCAGACCTTCGGTATGCCCGCCCTGCCCGAGGACATCGCAGCATTTCCCAGCACCCACTGGCCAGGGTACCTGAGGCCATCCATCCTGGCTCAGGCTCGGGCCCTGTCCCGCCAGCTGAGCAGCGGCATTTCCGAGATCAAGCAGACCCAAGACAGCTGGAAGGTATCGCTGGATGTGAACCACTTCTCACCTGAGGACTTGATGGTGAAGACAAAAGATGGCGTGGTGGAAATCTCGGGTAAGCACGAGGAGAGGAAAGATGAGCATGGTTTTGTGTCCAGAAGTTTCACCAGGAAGTACACCCTCCCCCCTTCAGCTGATGTTGAGAAGGTGACCTCTGCCCTTTCTCCTGAAGGCGTGCTGACCGTGGAGGCTCCTTTGATCAAACCGGCCATTGAGCACTCAGAAACCACGATACCCGTCAATGTCGAAAGCAACGGCGGTGTGGTGAAGAAGTAG</text:span></text:p>
      <text:p text:style-name="P213"><text:span text:style-name="species"><text:span text:style-name="T3637">&gt;215b-ENSSMAT00000000761.1-HspB1-</text:span></text:span><text:span text:style-name="species"><text:span text:style-name="T3607">Scophthalmus-maximus</text:span></text:span><text:span text:style-name="species"><text:span text:style-name="T3608">-</text:span></text:span><text:span text:style-name="species"><text:span text:style-name="T3609">Euteleosteomorpha</text:span></text:span></text:p>
      <text:p text:style-name="P214"><text:span text:style-name="species"><text:span text:style-name="T3616">ATGGCCGAGAGAAGTATTCCCTTCACCCTGCTTCGCACCCCGAGCTGGGACCCATTCCGCGACTGGCACCAGAACAGCCGCTTGTTCGACCAGTCCTTCGGCTTGCCGGCCCTGCCACAAGACTTTGCCACATTCCCAAGCACCCATTGGCCGGGATACCTGCGGCCCTCCATGCTGGCCCCGGACATGAGCGGCATGATGCCCCACGCCCCCATGGTGTACCCTGGCGCCATGATGGCCCAGCAGGCCCACGCCCTGTCCCGCCAGTTGAGCACCGGCATGTCGGAGATCAAGCAGACCCAGGACAACTGGAAGGTGTCCCTGGATGTCAACCACTTCTCGCCCGAGGAGCTGGTGGTGAAAACCAAGGATGGAGTGGTGGAAATCACGGGCAAGCACGAGGAGAGGAAGGATGAGCACGGCTTTGTGTCCAGAACCTTCACCAGGAAATACACCCTCCCCTCTGCAGCTAACGTTGAGAAGGTGACCTCCTCCCTGTCTCCTGAGGGCTTTCTCACCATCGAGGCTCCTCTGATCAGGCCGGCCATCCAGTCCTCAGAGGTCACCATACCCGTCACCGCCGACAACAAAGGTGGCGTGGTGAAGAAGTA</text:span></text:span><text:span text:style-name="species"><text:span text:style-name="T3624">G</text:span></text:span></text:p>
      <text:p text:style-name="P154"><text:span text:style-name="species"><text:span text:style-name="T2620">&gt;215</text:span></text:span><text:span text:style-name="species"><text:span text:style-name="T2621">c</text:span></text:span><text:span text:style-name="species"><text:span text:style-name="T2620">-ENSSLDT00000026576.1-HspB1-</text:span></text:span><text:span text:style-name="species"><text:span text:style-name="T532">Seriola-lalandi</text:span></text:span><text:span text:style-name="species"><text:span text:style-name="T1715">-</text:span></text:span><text:span text:style-name="species"><text:span text:style-name="T1728">Euteleosteomorpha</text:span></text:span></text:p>
      <text:p text:style-name="P200"><text:span text:style-name="species"><text:span text:style-name="T714">MAERRIPFTLLRTPSWDPFRDWHQSSRIFDQTFGMPALPEDFSTFPSTHWPGYMRPSILAPDMSAMMPHTPVMPHAPMMYPSPVMAQQARALSRQMSSGMSEIKQTQDSWKVSLDVNHFSPEELVVKTKDGVVEITGKHEERKDEHGFVSRSFTRKYTLPSSTNVEKVTSSLSPEGVLTIEAPLIRPAIESSETTIPVNVDSAGGVVKK</text:span></text:span></text:p>
      <text:p text:style-name="P154"><text:span text:style-name="species"><text:span text:style-name="T2620">&gt;215</text:span></text:span><text:span text:style-name="species"><text:span text:style-name="T2621">c</text:span></text:span><text:span text:style-name="species"><text:span text:style-name="T2620">-ENSSLDT00000026576.1-HspB1-</text:span></text:span><text:span text:style-name="species"><text:span text:style-name="T532">Seriola-lalandi</text:span></text:span><text:span text:style-name="species"><text:span text:style-name="T1715">-</text:span></text:span><text:span text:style-name="species"><text:span text:style-name="T1728">Euteleosteomorpha</text:span></text:span></text:p>
      <text:p text:style-name="P200"><text:span text:style-name="species"><text:span text:style-name="T714">ATGGCCGAGAGACGTATTCCTTTCACCCTGCTCCGCACCCCGAGCTGGGACCCATTCCGTGACTGGCACCAGAGCAGCCGGATCTTCGACCAGACCTTCGGCATGCCGGCCCTGCCAGAGGACTTTTCCACATTCCCCAGCACCCACTGGCCAGGGTACATGCGGCCCTCTATCCTGGCCCCGGACATGAGCGCCATGATGCCTCACACGCCCGTGATGCCTCACGCGCCCATGATGTACCCCAGCCCCGTGATGGCCCAGCAGGCTCGTGCCCTGTCCCGTCAGATGAGCAGCGGCATGTCAGAGATCAAGCAGACCCAGGACAGCTGGAAGGTGTCCCTGGACGTCAACCACTTCTCCCCTGAGGAGCTGGTGGTGAAAACCAAGGACGGAGTGGTGGAAATCACTGGCAAACACGAGGAGAGGAAGGATGAGCACGGTTTTGTGTCCAGGAGCTTCACCAGGAAATACACCCTCCCCTCCTCAACTAACGTTGAGAAGGTGACCTCCTCCCTGTCTCCTGAGGGGGTGCTCACCATCGAGGCGCCTTTGATCAGACCGGCCATCGAGTCCTCAGAGACCACGATACCTGTCAACGTGGACAGCGCAGGTGGCGTGGTGAAGAAGTAG</text:span></text:span></text:p>
      <text:p text:style-name="P288"><text:span text:style-name="T3362">&gt;</text:span><text:span text:style-name="T3365">218a-</text:span><text:span text:style-name="T3362">ENSTNIT00000011572.1-</text:span><text:span text:style-name="T3365">HspB1-</text:span><text:span text:style-name="T3228">Tetraodon-nigroviridis</text:span><text:span text:style-name="T3229">-</text:span><text:span text:style-name="T3230">Euteleosteomorpha</text:span></text:p>
      <text:p text:style-name="P287"><text:span text:style-name="T3392">ATGGCTGAGAGACGCATCCCCTTCACCATGATCCGGACCCCCAGCTGGGACCCATTCCGCGACTGGCACCAGCACAGCCGGATCTTCGACCAGGCCTTTGGAATGCCGGCCCTGCTGGAAGATTTGAGCACATTCCCCAACGCCCACTGGCCCGGGTATGTACGGCCTTCCATCCTGGCCCCGGATATGGGTTTCATGGTGCCCCACGGGGTGTACCCAGGGGCCGCCATGGCCCAGCAGGCCCGGGCGCTGTCCCGCCAGGTGAGCAGCGGCGTGTCGGAGATCAAGCAGACCCCAGAATCCTGGAAGGTGTCCCTGGACGTGAACCACTTCTCACCTGAGGAGCTGGTGGTGAAGACCAAGGACGGAATGGTGGAAATCACCGGCAAGCATGAGGAGAGGAAGGACCAGCATGGTTTTGTGTCTAGAACCTTCACAAGGAAATATACGCTTCCTTCCACCGTTAACGTGGAGAAGGTGACTTCCTCCCTGTCCCCTGAAGGGGTCCTCACCGTGGAGGCCCCTCTGAACGTGCCCGCCATCGAGTCTTCAGAGACATCCATACCCGTCACTGTGGACAAGAAGGCTGTGGAGCAGAAGTAG</text:span></text:p>
      <text:p text:style-name="P145"><text:span text:style-name="species"><text:span text:style-name="T533">&gt;</text:span></text:span><text:bookmark text:name="feature_XP_005800843.1_CDS_0"/><text:span text:style-name="species"><text:span text:style-name="T533">219-XM_005800786.3</text:span></text:span><text:span text:style-name="species"><text:span text:style-name="T532">-</text:span></text:span><text:span text:style-name="species"><text:span text:style-name="T533">HspB1-</text:span></text:span><text:span text:style-name="species"><text:span text:style-name="T532">Xiphophorus-maculatus</text:span></text:span><text:span text:style-name="species"><text:span text:style-name="T3288">-</text:span></text:span><text:span text:style-name="species"><text:span text:style-name="T3289">Euteleosteomorpha</text:span></text:span></text:p>
      <text:p text:style-name="Standard"><text:span text:style-name="species"><text:span text:style-name="T533">ATGGCCGAGAGACGCATTCCCTTCACCATGCAGCGCACCCCGAGCTGGGACCCGTTCCGG</text:span></text:span><text:span text:style-name="T3610">GACCTGCACCAAACCAGCCGCATCTTCGACCAGGCGTTCGGCCTCCCGCCCGTGTTTGAGGACTTCCCTGGGTTCCCCACCACCCACTGGCCCGGGTACATGAGGCCGTCGCTCATGGGCCCGGACATCATGATGCCCTCCGGCCCCATGATGTACCACCCGGGCCACATGATGGCCCACCAAGCCAGGGCCCTGTCCCGGCAGATGAGCAGCGGGATGTCCGAGATCAAGCAGACGCAGGACAACTGGAAGATCTCCCTGGACGTCCCCCATTTCTCACCTGAGGAGCTGGTGGTGAAGACCAAGGACGGTGTTTTGGAAATTTCTGCCAAGCATGAAGAAAGGAAGGACGAACATGGTTTTGTGTCAAGAAGCTTTACCAGAAAATACACTCTGCCCTCTACTGCCAACATCGAGAAGGTGACGTCCTCTCTGTCTCCTGAGGGCGTCCTGACTGTGGAGGCTCCAATCAACAAGCCAGCCCTGGAGTACTCTGAGACCACCATTCCTGTAAACGTGGAGAGCTCAGGAGCCGTGGCCAAGAAGTAG</text:span></text:p>
      <text:p text:style-name="P229"><text:span text:style-name="T3353">&gt;</text:span><text:span text:style-name="T3366">219b-ENSXCOT00000007329.1-HspB1-Xiphophorus-couchianus</text:span><text:span text:style-name="T971">-</text:span><text:span text:style-name="T972">Euteleosteomorpha</text:span><text:span text:style-name="T973"> </text:span></text:p>
      <text:p text:style-name="P219">ATGGCCGAGAAACGCATTCCCTTCACCATGCAGCGCACCCCGAGCTGGGACCCGTTCCGGGACCTGCACCAAACCAGCCGCATCTTCGACCAGGCGTTCGGCCTCCCGCCCGTGTTTGAGGACTTCCCTGGGTTCCCCACCACCCACTGGCCCGGGTACATGAGGCCGTCGCTCATGGGCCCGGACATCATGATGCCCTCCGGCCCCATGATGTACCACCCGGGCCACATGATGGCCCACCAAGCCAGGGCCCTGTCCCGGCAGATGAGCAGCGGGATGTCCGAGATCAAGCAGACGCAGGACAACTGGAAGATCTCCCTGGACGTCCCCCATTTCTCACCTGAGGAGCTGGTGGTGAAGACCAAGGACGGTGTTTTGGAAATTTCTGCCAAGCATGAAGAAAGGAAGGATGAACATGGTTTTGTGTCAAGAAGCTTTACCAGAAAATACACTCTGCCCCCTACTGCCAACATCGAGAAGGTGACGTCCTCTCTGTCTCCTGAGGGCATCCTGACTGTGGAGGCTCCAATCAACAAGCCAGCCCTGGAGTACTCTGAGACCACCATTCCTGTAAACGTGGAGAGCTCAGGAGCCGTGGCCAAGAAGTAG</text:p>
      <text:p text:style-name="P237"><text:span text:style-name="species"><text:span text:style-name="T3293">&gt;230-XM_006640987.2-HspB1-</text:span></text:span><text:span text:style-name="species"><text:span text:style-name="T3187">Lepisosteus</text:span></text:span><text:span text:style-name="species"><text:span text:style-name="T3293">-</text:span></text:span><text:span text:style-name="species"><text:span text:style-name="T3187">oculatus</text:span></text:span><text:span text:style-name="species"><text:span text:style-name="T3293">-</text:span></text:span><text:span text:style-name="species"><text:span text:style-name="T3133">Holostei</text:span></text:span></text:p>
      <text:p text:style-name="Standard"><text:span text:style-name="species"><text:span text:style-name="T3187">ATGTCCGAGCGCCACATTCCCTTCACTTTCCTTCGCGGCCCAAGCTGGGATCCCTTCCGA</text:span></text:span><text:span text:style-name="T3610">GACTGGTTCCACGGCAACCGGATCTTCGACCAGTCCTTCGGCATGCCAGCCCTCACCGAGGACTGGTACCACTGGCCGAGCACTCACTGGCCCGGCTACATCCGGCCCTCAGTTGTGGGCCCAGCAGCCGAAGCAGGGGCCCCCAGCGCTGTGAGCCCGCTGCCCCCGGGGCCGGCGATGTCGCCCTACGCCCGCGCGCTCTCCCGCCAGCTGAGCAGCGGCATGTCCGAGATCAAGCAGACCCAGGACCAGTGGAAAGTCAGCCTGGATGTCAACCACTTCTCCCCCGAGGAACTGGTGGTAAAAACCAAGGACGGCGTGGTGGAAATCACAGGTAAACATGAAGAGAGACAGGATGAGCATGGCTACATTTCAAGATGCTTCACCAGAAAATACACGCTCCCTCCTGGCGTGGACGTCAACAAGGTGGTCTCCTCCCTCTCTCCAGAAGGAGTGCTGACCGTAGAGGCTCCTCTTCCCAAACCGGCAATCCAGGCTGCGGAAATTACCATCCCAGTCTCCCTGGAGAGCAAGGCCAAGCCTGCAGTCGAAACCAAGAAATAA</text:span></text:p>
      <text:p text:style-name="P153"><text:span text:style-name="species"><text:span text:style-name="T1729">&gt;231b-ENSPKIT00000014737.1-HspB1-Paramormyrops-kingsleyae-</text:span></text:span><text:span text:style-name="species"><text:span text:style-name="T3290">Osteoglossocephala</text:span></text:span></text:p>
      <text:p text:style-name="Standard"><text:soft-page-break/><text:span text:style-name="species"><text:span text:style-name="T532">ATGTCTGAGAGACACGTGCCCCTCTCGTTCCTGCGTCACCCGAGCTGGGACCCATTCCGGGACTGGCATCATGGAAGCCGCCTCTTTGACCAGTCTTTTGGTATGCCTGCCATCCCCGAGGACTGGCACCAGTGGCCCAGCACGTACTGGCCCGGCTATCTTCGTCCCCAAGTGTCCACCTCTGAGGTAGGGGCTTCTGCTGGTCCTCTCAGCCCCTTCCACCCTGCAAGTAACCCCACAACTCCGCTGCTGTCCCCCTATTCTCGTGTCCTGTCCCGTCAACTCAGCAGTGGCATCTCTGAGGTCAAGCAGTCACAGGACCAGTGGAAAGTTAGCCTGGATGTCAACCACTTTTCCCCTGAGGAATTGGTTGTGAAGACCATGGGTGGGGTGCTGGAGATCACCGGGAAGCATGAGGAGAGGAGGGATGAGCATGGATTCATTTCCAGATGCTTCACCAGGAAATACACATTACCCCCTGGCGTTGACGTTGAGAAGGTTGTGTCATCCCTGTCTCCTGAGGGCGTGCTGACTGTGGAAGTGCCTTTACCCAAGCTGGCAATCCAGGCAGCTGAGGTCAACATTCCTGTAACAGTGACCAAGCCCACCATCGAGGAGAAGAAATAG</text:span></text:span></text:p>
      <text:p text:style-name="P125"><text:span text:style-name="species"><text:span text:style-name="T603">&gt;</text:span></text:span><text:bookmark text:name="feature_XP_007894749.1_CDS_0"/><text:span text:style-name="species"><text:span text:style-name="T603">240-XM_007896558.1-Hspb1-</text:span></text:span><text:span text:style-name="species"><text:span text:style-name="T606">Callorhinchus</text:span></text:span><text:span text:style-name="species"><text:span text:style-name="T603">-</text:span></text:span><text:span text:style-name="species"><text:span text:style-name="T606">milii</text:span></text:span><text:span text:style-name="species"><text:span text:style-name="T603">-</text:span></text:span><text:span text:style-name="species"><text:span text:style-name="T606">Chondrichthyes</text:span></text:span></text:p>
      <text:p text:style-name="P168"><text:span text:style-name="species"><text:span text:style-name="T603">ATGTCTGAGCGCCGAATCCCCTTCAGTTTCCTGCGATCTCCCAGCTGGGATCCTTTCCGG</text:span></text:span><text:span text:style-name="T3610">GATTGGCACTATCCCGGCCGGCTCTTTGACCAGCATTTCGGGATGCCGGCTATGCACATGGACTGGCCGACCCTCAGCGGCTCCTGGCCGGGCTACCTCATCCCCTCGCTGGCCGCGACACAGTTAGGGGCATCCTCAGCGACCACCGGCACAACAACGGCAGCAACGACAGCGGCAGCAGCGACAGCAGCCGCTGCAGACGTCGCTCAGGCTGCGCACACCATCCCACCGTTCAGCCCTCTGACCCGCCAACAGAGCACCGGCTTGTCCGAGATCAAGGTCACGTCTGACACGTGGAAAATCAGCCTGGACGTCAGTCACTTCGCCCCGGAGGAAATCACCATCAAGACCAAAGACAACTACGTGGAGATCAACGGCAAACACGAGGAGAGGCAGGACGAGCACGGTTTCATCTCAAGGTGCTTCACTCGGAAATATCTCCTCCCCCCAAATGTGGACACCGGCCTGATCAACTCCTCGCTGTCGCCCAGCGGCGTGCTGGCAGTGGAGGCTCCGTTGCCCAAAGCAGCCATCAAGTCAGCGGAGGTCACCATCCCCATCACCTATGAGTCCAAAGCCCAGATCGGAGTCCAGGACCCCAAGAAACCAGCGTAG</text:span></text:p>
      <text:p text:style-name="P100"><text:span text:style-name="species"><text:span text:style-name="T60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1" svg:font-family="'Liberation Mono'" style:font-family-generic="modern" style:font-pitch="fixed"/>
    <style:font-face style:name="NSimSun1" svg:font-family="NSimSun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Überschrift_20_1" style:display-name="Überschrift 1" style:family="paragraph" style:parent-style-name="Standard" style:default-outline-level="1" style:list-style-name="">
      <style:paragraph-properties fo:margin-top="0.1945in" fo:margin-bottom="0.1945in" loext:contextual-spacing="false"/>
      <style:text-properties fo:font-size="24pt" fo:font-weight="bold" style:font-size-asian="24pt" style:font-weight-asian="bold" style:font-size-complex="24pt" style:font-weight-complex="bold"/>
    </style:style>
    <style:style style:name="Überschrift_20_2" style:display-name="Überschrift 2" style:family="paragraph" style:parent-style-name="Standard" style:next-style-name="Standard" style:default-outline-level="2" style:list-style-name="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Überschrift_20_3" style:display-name="Überschrift 3" style:family="paragraph" style:parent-style-name="Standard" style:next-style-name="Standard" style:default-outline-level="3" style:list-style-name="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Überschrift_20_4" style:display-name="Überschrift 4" style:family="paragraph" style:parent-style-name="Standard" style:next-style-name="Standard" style:default-outline-level="4" style:list-style-name="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Überschrift" style:family="paragraph" style:parent-style-name="Standard" style:next-style-name="Textkörper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körper" style:family="paragraph" style:parent-style-name="Standard" style:default-outline-level="">
      <style:paragraph-properties fo:margin-top="0in" fo:margin-bottom="0.0972in" loext:contextual-spacing="false" fo:line-height="120%"/>
    </style:style>
    <style:style style:name="Liste" style:family="paragraph" style:parent-style-name="Textkörper" style:default-outline-level="">
      <style:text-properties style:font-name-complex="Arial" style:font-family-complex="Arial" style:font-family-generic-complex="system" style:font-pitch-complex="variable"/>
    </style:style>
    <style:style style:name="Beschriftung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visible" style:family="paragraph" style:parent-style-name="Standard" style:default-outline-level="">
      <style:paragraph-properties fo:margin-top="0.1945in" fo:margin-bottom="0.1945in" loext:contextual-spacing="false"/>
    </style:style>
    <style:style style:name="Vorformatierter_20_Text" style:display-name="Vorformatierter Text" style:family="paragraph" style:parent-style-name="Standard" style:default-outline-level="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Internetlink" style:family="text">
      <style:text-properties fo:color="#0000ff" style:text-underline-style="solid" style:text-underline-width="auto" style:text-underline-color="font-color"/>
    </style:style>
    <style:style style:name="ff_5f_line" style:display-name="ff_line" style:family="text"/>
    <style:style style:name="Strong" style:family="text">
      <style:text-properties fo:font-weight="bold" style:font-weight-asian="bold" style:font-weight-complex="bold"/>
    </style:style>
    <style:style style:name="summary-subhead" style:family="text">
      <style:text-properties fo:font-size="12pt" style:font-size-asian="12pt" style:font-size-complex="12pt"/>
    </style:style>
    <style:style style:name="feat_5f_h" style:display-name="feat_h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24pt" fo:font-weight="bold" style:font-size-asian="24pt" style:font-weight-asian="bold" style:font-size-complex="24pt" style:font-weight-complex="bold"/>
    </style:style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eature" style:family="text" style:parent-style-name="Default_20_Paragraph_20_Font"/>
    <style:style style:name="adorn" style:family="text" style:parent-style-name="Default_20_Paragraph_20_Font"/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species" style:family="text" style:parent-style-name="Default_20_Paragraph_20_Font"/>
    <style:style style:name="coltab-tab" style:family="text" style:parent-style-name="Default_20_Paragraph_20_Font"/>
    <style:style style:name="ht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3" style:display-name="ListLabel 3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8" style:display-name="ListLabel 8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9" style:display-name="ListLabel 9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0033cc" fo:background-color="#ffffff"/>
    </style:style>
    <style:style style:name="ListLabel_20_12" style:display-name="ListLabel 12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14" style:display-name="ListLabel 14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15" style:display-name="ListLabel 15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20" style:display-name="ListLabel 20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21" style:display-name="ListLabel 21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color="#0033cc" fo:background-color="#ffffff"/>
    </style:style>
    <style:style style:name="ListLabel_20_24" style:display-name="ListLabel 24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26" style:display-name="ListLabel 26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27" style:display-name="ListLabel 27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32" style:display-name="ListLabel 32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33" style:display-name="ListLabel 33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fo:color="#0033cc" fo:background-color="#ffffff"/>
    </style:style>
    <style:style style:name="ListLabel_20_36" style:display-name="ListLabel 36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38" style:display-name="ListLabel 38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39" style:display-name="ListLabel 39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44" style:display-name="ListLabel 44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45" style:display-name="ListLabel 45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33cc" fo:background-color="#ffffff"/>
    </style:style>
    <style:style style:name="ListLabel_20_48" style:display-name="ListLabel 48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ListLabel_20_50" style:display-name="ListLabel 50" style:family="text">
      <style:text-properties fo:color="#000000" style:text-underline-style="solid" style:text-underline-width="auto" style:text-underline-color="font-color" fo:font-weight="bold" fo:background-color="#ffff00" style:font-weight-asian="bold"/>
    </style:style>
    <style:style style:name="ListLabel_20_51" style:display-name="ListLabel 51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style:font-weight-asian="bold"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font-weight-asian="bold"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56" style:display-name="ListLabel 56" style:family="text">
      <style:text-properties fo:color="#000000" style:font-name="Courier New" fo:font-family="'Courier New'" style:font-family-generic="roman" style:font-pitch="variable" style:text-underline-style="solid" style:text-underline-width="auto" style:text-underline-color="font-color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 style:font-weight-complex="bold"/>
    </style:style>
    <style:style style:name="ListLabel_20_57" style:display-name="ListLabel 57" style:family="text">
      <style:text-properties fo:color="#000000" style:font-name="Courier New" fo:font-family="'Courier New'" style:font-family-generic="roman" style:font-pitch="variable" style:text-underline-style="none" fo:font-weight="bold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fo:color="#000000" style:font-name="Courier New" fo:font-family="'Courier New'" style:font-family-generic="roman" style:font-pitch="variable" style:text-underline-style="none" fo:font-weight="bold" fo:background-color="#ffff00" style:language-asian="de" style:country-asian="DE" style:font-weight-asian="bold"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fo:color="#0033cc" fo:background-color="#ffffff"/>
    </style:style>
    <style:style style:name="ListLabel_20_60" style:display-name="ListLabel 60" style:family="text">
      <style:text-properties fo:color="#0033cc" style:font-name="Courier New" fo:font-family="'Courier New'" style:font-family-generic="roman" style:font-pitch="variable" fo:background-color="#ffffff" style:font-name-complex="Courier New2" style:font-family-complex="'Courier New'" style:font-family-generic-complex="system" style:font-pitch-complex="variable"/>
    </style:style>
    <style:style style:name="User_20_Entry" style:display-name="User Entry" style:family="text">
      <style:text-properties style:font-name="Liberation Mono1" fo:font-family="'Liberation Mono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.8in" fo:margin-right="1.2028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1:16:00</meta:creation-date>
    <meta:initial-creator>Rainer Benndorf</meta:initial-creator>
    <dc:language>de-DE</dc:language>
    <dc:date>2019-01-23T11:39:06.505000000</dc:date>
    <meta:editing-cycles>589</meta:editing-cycles>
    <meta:editing-duration>P1DT9H47M34S</meta:editing-duration>
    <meta:generator>LibreOffice/6.1.3.2$Windows_X86_64 LibreOffice_project/86daf60bf00efa86ad547e59e09d6bb77c699acb</meta:generator>
    <dc:title>Neuropathy- and myopathy-associated mutations in human small heat shock proteins: Characteristics and evolutionary history of the mutation sites</dc:title>
    <dc:subject>Mutation Research-Reviews in Mutation Research, 761 (2014) 15-30. doi:10.1016/j.mrrev.2014.02.004</dc:subject>
    <meta:document-statistic meta:table-count="0" meta:image-count="0" meta:object-count="0" meta:page-count="21" meta:paragraph-count="307" meta:word-count="307" meta:character-count="103384" meta:non-whitespace-character-count="103382"/>
    <meta:user-defined meta:name="AppVersion">15.0000</meta:user-defined>
    <meta:user-defined meta:name="Company">NCHR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